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1.663cm"/>
    </style:style>
    <style:style style:name="co16" style:family="table-column">
      <style:table-column-properties fo:break-before="auto" style:column-width="1.831cm"/>
    </style:style>
    <style:style style:name="co17" style:family="table-column">
      <style:table-column-properties fo:break-before="auto" style:column-width="4.3cm"/>
    </style:style>
    <style:style style:name="co13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886cm"/>
    </style:style>
    <style:style style:name="co23" style:family="table-column">
      <style:table-column-properties fo:break-before="auto" style:column-width="2.025cm"/>
    </style:style>
    <style:style style:name="co24" style:family="table-column">
      <style:table-column-properties fo:break-before="auto" style:column-width="3.413cm"/>
    </style:style>
    <style:style style:name="co25" style:family="table-column">
      <style:table-column-properties fo:break-before="auto" style:column-width="2.247cm"/>
    </style:style>
    <style:style style:name="co26" style:family="table-column">
      <style:table-column-properties fo:break-before="auto" style:column-width="4.249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2cm"/>
    </style:style>
    <style:style style:name="ro1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c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66cc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8" style:base-cell-address="Wehrturm_Kategorie.A1"/>
      <style:map style:condition="cell-content()=&quot;W&quot;" style:apply-style-name="ConditionalStyle_5f_487" style:base-cell-address="Wehrturm_Kategorie.A1"/>
      <style:map style:condition="cell-content()=&quot;W&quot;" style:apply-style-name="ConditionalStyle_5f_486" style:base-cell-address="Wehrturm_Kategorie.A1"/>
      <style:map style:condition="cell-content()=&quot;W&quot;" style:apply-style-name="ConditionalStyle_5f_485" style:base-cell-address="Wehrturm_Kategorie.A1"/>
      <style:map style:condition="cell-content()=&quot;W&quot;" style:apply-style-name="ConditionalStyle_5f_483" style:base-cell-address="Wehrturm_Kategorie.A1"/>
      <style:map style:condition="cell-content()=&quot;W&quot;" style:apply-style-name="ConditionalStyle_5f_482" style:base-cell-address="Wehrturm_Kategorie.A1"/>
      <style:map style:condition="cell-content()=&quot;W&quot;" style:apply-style-name="ConditionalStyle_5f_481" style:base-cell-address="Wehrturm_Kategorie.A1"/>
      <style:map style:condition="cell-content()=&quot;W&quot;" style:apply-style-name="ConditionalStyle_5f_479" style:base-cell-address="Wehrturm_Kategorie.A1"/>
      <style:map style:condition="cell-content()=&quot;W&quot;" style:apply-style-name="ConditionalStyle_5f_478" style:base-cell-address="Wehrturm_Kategorie.A1"/>
      <style:map style:condition="cell-content()=&quot;W&quot;" style:apply-style-name="ConditionalStyle_5f_476" style:base-cell-address="Wehrturm_Kategorie.A1"/>
      <style:map style:condition="cell-content()=&quot;W&quot;" style:apply-style-name="ConditionalStyle_5f_473" style:base-cell-address="Wehrturm_Kategorie.A1"/>
      <style:map style:condition="cell-content()=&quot;W&quot;" style:apply-style-name="ConditionalStyle_5f_472" style:base-cell-address="Wehrturm_Kategorie.A1"/>
      <style:map style:condition="cell-content()=&quot;W&quot;" style:apply-style-name="ConditionalStyle_5f_471" style:base-cell-address="Wehrturm_Kategorie.A1"/>
      <style:map style:condition="cell-content()=&quot;W&quot;" style:apply-style-name="ConditionalStyle_5f_470" style:base-cell-address="Wehrturm_Kategorie.A1"/>
      <style:map style:condition="cell-content()=&quot;W&quot;" style:apply-style-name="ConditionalStyle_5f_469" style:base-cell-address="Wehrturm_Kategorie.A1"/>
      <style:map style:condition="cell-content()=&quot;W&quot;" style:apply-style-name="ConditionalStyle_5f_468" style:base-cell-address="Wehrturm_Kategorie.A1"/>
    </style:style>
    <style:style style:name="ce38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rotation-align="none"/>
      <style:paragraph-properties fo:text-align="center" fo:margin-left="0cm"/>
      <style:text-properties style:use-window-font-color="true"/>
      <style:map style:condition="cell-content()=&quot;W&quot;" style:apply-style-name="ConditionalStyle_5f_461" style:base-cell-address="Wehrturm_Kategorie.A1"/>
      <style:map style:condition="cell-content()=&quot;W&quot;" style:apply-style-name="ConditionalStyle_5f_459" style:base-cell-address="Wehrturm_Kategorie.A1"/>
      <style:map style:condition="cell-content()=&quot;W&quot;" style:apply-style-name="ConditionalStyle_5f_457" style:base-cell-address="Wehrturm_Kategorie.A1"/>
      <style:map style:condition="cell-content()=&quot;W&quot;" style:apply-style-name="ConditionalStyle_5f_455" style:base-cell-address="Wehrturm_Kategorie.A1"/>
      <style:map style:condition="cell-content()=&quot;W&quot;" style:apply-style-name="ConditionalStyle_5f_453" style:base-cell-address="Wehrturm_Kategorie.A1"/>
      <style:map style:condition="cell-content()=&quot;W&quot;" style:apply-style-name="ConditionalStyle_5f_452" style:base-cell-address="Wehrturm_Kategorie.A1"/>
      <style:map style:condition="cell-content()=&quot;W&quot;" style:apply-style-name="ConditionalStyle_5f_451" style:base-cell-address="Wehrturm_Kategorie.A1"/>
      <style:map style:condition="cell-content()=&quot;W&quot;" style:apply-style-name="ConditionalStyle_5f_445" style:base-cell-address="Wehrturm_Kategorie.A1"/>
      <style:map style:condition="cell-content()=&quot;W&quot;" style:apply-style-name="ConditionalStyle_5f_443" style:base-cell-address="Wehrturm_Kategorie.A1"/>
      <style:map style:condition="cell-content()=&quot;W&quot;" style:apply-style-name="ConditionalStyle_5f_441" style:base-cell-address="Wehrturm_Kategorie.A1"/>
      <style:map style:condition="cell-content()=&quot;W&quot;" style:apply-style-name="ConditionalStyle_5f_440" style:base-cell-address="Wehrturm_Kategorie.A1"/>
      <style:map style:condition="cell-content()=&quot;W&quot;" style:apply-style-name="ConditionalStyle_5f_435" style:base-cell-address="Wehrturm_Kategorie.A1"/>
      <style:map style:condition="cell-content()=&quot;W&quot;" style:apply-style-name="ConditionalStyle_5f_434" style:base-cell-address="Wehrturm_Kategorie.A1"/>
      <style:map style:condition="cell-content()=&quot;W&quot;" style:apply-style-name="ConditionalStyle_5f_429" style:base-cell-address="Wehrturm_Kategorie.A1"/>
      <style:map style:condition="cell-content()=&quot;W&quot;" style:apply-style-name="ConditionalStyle_5f_427" style:base-cell-address="Wehrturm_Kategorie.A1"/>
      <style:map style:condition="cell-content()=&quot;W&quot;" style:apply-style-name="ConditionalStyle_5f_425" style:base-cell-address="Wehrturm_Kategorie.A1"/>
      <style:map style:condition="cell-content()=&quot;W&quot;" style:apply-style-name="ConditionalStyle_5f_424" style:base-cell-address="Wehrturm_Kategorie.A1"/>
      <style:map style:condition="cell-content()=&quot;W&quot;" style:apply-style-name="ConditionalStyle_5f_421" style:base-cell-address="Wehrturm_Kategorie.A1"/>
      <style:map style:condition="cell-content()=&quot;W&quot;" style:apply-style-name="ConditionalStyle_5f_419" style:base-cell-address="Wehrturm_Kategorie.A1"/>
      <style:map style:condition="cell-content()=&quot;W&quot;" style:apply-style-name="ConditionalStyle_5f_418" style:base-cell-address="Wehrturm_Kategorie.A1"/>
      <style:map style:condition="cell-content()=&quot;W&quot;" style:apply-style-name="ConditionalStyle_5f_415" style:base-cell-address="Wehrturm_Kategorie.A1"/>
      <style:map style:condition="cell-content()=&quot;W&quot;" style:apply-style-name="ConditionalStyle_5f_414" style:base-cell-address="Wehrturm_Kategorie.A1"/>
      <style:map style:condition="cell-content()=&quot;W&quot;" style:apply-style-name="ConditionalStyle_5f_411" style:base-cell-address="Wehrturm_Kategorie.A1"/>
      <style:map style:condition="cell-content()=&quot;W&quot;" style:apply-style-name="ConditionalStyle_5f_409" style:base-cell-address="Wehrturm_Kategorie.A1"/>
      <style:map style:condition="cell-content()=&quot;W&quot;" style:apply-style-name="ConditionalStyle_5f_407" style:base-cell-address="Wehrturm_Kategorie.A1"/>
      <style:map style:condition="cell-content()=&quot;W&quot;" style:apply-style-name="ConditionalStyle_5f_406" style:base-cell-address="Wehrturm_Kategorie.A1"/>
      <style:map style:condition="cell-content()=&quot;W&quot;" style:apply-style-name="ConditionalStyle_5f_403" style:base-cell-address="Wehrturm_Kategorie.A1"/>
      <style:map style:condition="cell-content()=&quot;W&quot;" style:apply-style-name="ConditionalStyle_5f_401" style:base-cell-address="Wehrturm_Kategorie.A1"/>
      <style:map style:condition="cell-content()=&quot;W&quot;" style:apply-style-name="ConditionalStyle_5f_399" style:base-cell-address="Wehrturm_Kategorie.A1"/>
      <style:map style:condition="cell-content()=&quot;W&quot;" style:apply-style-name="ConditionalStyle_5f_397" style:base-cell-address="Wehrturm_Kategorie.A1"/>
      <style:map style:condition="cell-content()=&quot;W&quot;" style:apply-style-name="ConditionalStyle_5f_396" style:base-cell-address="Wehrturm_Kategorie.A1"/>
      <style:map style:condition="cell-content()=&quot;W&quot;" style:apply-style-name="ConditionalStyle_5f_395" style:base-cell-address="Wehrturm_Kategorie.A1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43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44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49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50" style:family="table-cell" style:parent-style-name="Excel_20_Built-in_20_Normal">
      <style:table-cell-properties fo:background-color="#cfe7f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596" style:base-cell-address="Wehrturm_Kategorie.A1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rotation-align="none"/>
      <style:paragraph-properties fo:text-align="center" fo:margin-left="0cm"/>
      <style:text-properties style:use-window-font-color="true"/>
      <style:map style:condition="cell-content()=&quot;W&quot;" style:apply-style-name="ConditionalStyle_5f_461" style:base-cell-address="Wehrturm_Kategorie.A1"/>
      <style:map style:condition="cell-content()=&quot;W&quot;" style:apply-style-name="ConditionalStyle_5f_459" style:base-cell-address="Wehrturm_Kategorie.A1"/>
      <style:map style:condition="cell-content()=&quot;W&quot;" style:apply-style-name="ConditionalStyle_5f_457" style:base-cell-address="Wehrturm_Kategorie.A1"/>
      <style:map style:condition="cell-content()=&quot;W&quot;" style:apply-style-name="ConditionalStyle_5f_455" style:base-cell-address="Wehrturm_Kategorie.A1"/>
      <style:map style:condition="cell-content()=&quot;W&quot;" style:apply-style-name="ConditionalStyle_5f_453" style:base-cell-address="Wehrturm_Kategorie.A1"/>
      <style:map style:condition="cell-content()=&quot;W&quot;" style:apply-style-name="ConditionalStyle_5f_452" style:base-cell-address="Wehrturm_Kategorie.A1"/>
      <style:map style:condition="cell-content()=&quot;W&quot;" style:apply-style-name="ConditionalStyle_5f_451" style:base-cell-address="Wehrturm_Kategorie.A1"/>
      <style:map style:condition="cell-content()=&quot;W&quot;" style:apply-style-name="ConditionalStyle_5f_445" style:base-cell-address="Wehrturm_Kategorie.A1"/>
      <style:map style:condition="cell-content()=&quot;W&quot;" style:apply-style-name="ConditionalStyle_5f_443" style:base-cell-address="Wehrturm_Kategorie.A1"/>
      <style:map style:condition="cell-content()=&quot;W&quot;" style:apply-style-name="ConditionalStyle_5f_441" style:base-cell-address="Wehrturm_Kategorie.A1"/>
      <style:map style:condition="cell-content()=&quot;W&quot;" style:apply-style-name="ConditionalStyle_5f_440" style:base-cell-address="Wehrturm_Kategorie.A1"/>
      <style:map style:condition="cell-content()=&quot;W&quot;" style:apply-style-name="ConditionalStyle_5f_435" style:base-cell-address="Wehrturm_Kategorie.A1"/>
      <style:map style:condition="cell-content()=&quot;W&quot;" style:apply-style-name="ConditionalStyle_5f_434" style:base-cell-address="Wehrturm_Kategorie.A1"/>
      <style:map style:condition="cell-content()=&quot;W&quot;" style:apply-style-name="ConditionalStyle_5f_429" style:base-cell-address="Wehrturm_Kategorie.A1"/>
      <style:map style:condition="cell-content()=&quot;W&quot;" style:apply-style-name="ConditionalStyle_5f_427" style:base-cell-address="Wehrturm_Kategorie.A1"/>
      <style:map style:condition="cell-content()=&quot;W&quot;" style:apply-style-name="ConditionalStyle_5f_425" style:base-cell-address="Wehrturm_Kategorie.A1"/>
      <style:map style:condition="cell-content()=&quot;W&quot;" style:apply-style-name="ConditionalStyle_5f_424" style:base-cell-address="Wehrturm_Kategorie.A1"/>
      <style:map style:condition="cell-content()=&quot;W&quot;" style:apply-style-name="ConditionalStyle_5f_421" style:base-cell-address="Wehrturm_Kategorie.A1"/>
      <style:map style:condition="cell-content()=&quot;W&quot;" style:apply-style-name="ConditionalStyle_5f_419" style:base-cell-address="Wehrturm_Kategorie.A1"/>
      <style:map style:condition="cell-content()=&quot;W&quot;" style:apply-style-name="ConditionalStyle_5f_418" style:base-cell-address="Wehrturm_Kategorie.A1"/>
      <style:map style:condition="cell-content()=&quot;W&quot;" style:apply-style-name="ConditionalStyle_5f_415" style:base-cell-address="Wehrturm_Kategorie.A1"/>
      <style:map style:condition="cell-content()=&quot;W&quot;" style:apply-style-name="ConditionalStyle_5f_414" style:base-cell-address="Wehrturm_Kategorie.A1"/>
      <style:map style:condition="cell-content()=&quot;W&quot;" style:apply-style-name="ConditionalStyle_5f_411" style:base-cell-address="Wehrturm_Kategorie.A1"/>
      <style:map style:condition="cell-content()=&quot;W&quot;" style:apply-style-name="ConditionalStyle_5f_409" style:base-cell-address="Wehrturm_Kategorie.A1"/>
      <style:map style:condition="cell-content()=&quot;W&quot;" style:apply-style-name="ConditionalStyle_5f_407" style:base-cell-address="Wehrturm_Kategorie.A1"/>
      <style:map style:condition="cell-content()=&quot;W&quot;" style:apply-style-name="ConditionalStyle_5f_406" style:base-cell-address="Wehrturm_Kategorie.A1"/>
      <style:map style:condition="cell-content()=&quot;W&quot;" style:apply-style-name="ConditionalStyle_5f_403" style:base-cell-address="Wehrturm_Kategorie.A1"/>
      <style:map style:condition="cell-content()=&quot;W&quot;" style:apply-style-name="ConditionalStyle_5f_401" style:base-cell-address="Wehrturm_Kategorie.A1"/>
      <style:map style:condition="cell-content()=&quot;W&quot;" style:apply-style-name="ConditionalStyle_5f_399" style:base-cell-address="Wehrturm_Kategorie.A1"/>
      <style:map style:condition="cell-content()=&quot;W&quot;" style:apply-style-name="ConditionalStyle_5f_397" style:base-cell-address="Wehrturm_Kategorie.A1"/>
      <style:map style:condition="cell-content()=&quot;W&quot;" style:apply-style-name="ConditionalStyle_5f_396" style:base-cell-address="Wehrturm_Kategorie.A1"/>
      <style:map style:condition="cell-content()=&quot;W&quot;" style:apply-style-name="ConditionalStyle_5f_395" style:base-cell-address="Wehrturm_Kategorie.A1"/>
    </style:style>
    <style:style style:name="ce5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2" style:base-cell-address="Wehrturm_Kategorie.L7"/>
    </style:style>
    <style:style style:name="ce54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55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30" style:family="table-cell" style:parent-style-name="Default" style:data-style-name="N1">
      <style:table-cell-properties fo:background-color="#b2b2b2" style:text-align-source="fix" style:repeat-content="false" fo:border="0.002cm solid #000000"/>
      <style:paragraph-properties fo:text-align="end" fo:margin-left="0cm"/>
      <style:text-properties fo:color="#000000" fo:font-style="italic" fo:font-weight="bold" style:font-style-asian="italic" style:font-weight-asian="bold" style:font-style-complex="italic" style:font-weight-complex="bold"/>
      <style:map style:condition="cell-content()=999" style:apply-style-name="Unbenannt1" style:base-cell-address="Wehrturm_Kategorie.L5"/>
      <style:map style:condition="cell-content()=0" style:apply-style-name="Default" style:base-cell-address="Wehrturm_Kategorie.L5"/>
    </style:style>
    <style:style style:name="ce131" style:family="table-cell" style:parent-style-name="Default" style:data-style-name="N1">
      <style:table-cell-properties fo:background-color="#dddddd" style:text-align-source="fix" style:repeat-content="false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57" style:family="table-cell" style:parent-style-name="Default" style:data-style-name="N0">
      <style:table-cell-properties fo:border="0.002cm solid #000000"/>
    </style:style>
    <style:style style:name="ce59" style:family="table-cell" style:parent-style-name="Default">
      <style:text-properties fo:color="#808080"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1" style:family="table-cell" style:parent-style-name="Default" style:data-style-name="N1">
      <style:text-properties fo:color="#3399ff" fo:font-weight="bold" style:font-weight-asian="bold" style:font-weight-complex="bold"/>
    </style:style>
    <style:style style:name="ce13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133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8" style:base-cell-address="Wehrturm_Kategorie.A1"/>
      <style:map style:condition="cell-content()=&quot;W&quot;" style:apply-style-name="ConditionalStyle_5f_487" style:base-cell-address="Wehrturm_Kategorie.A1"/>
      <style:map style:condition="cell-content()=&quot;W&quot;" style:apply-style-name="ConditionalStyle_5f_486" style:base-cell-address="Wehrturm_Kategorie.A1"/>
      <style:map style:condition="cell-content()=&quot;W&quot;" style:apply-style-name="ConditionalStyle_5f_485" style:base-cell-address="Wehrturm_Kategorie.A1"/>
      <style:map style:condition="cell-content()=&quot;W&quot;" style:apply-style-name="ConditionalStyle_5f_483" style:base-cell-address="Wehrturm_Kategorie.A1"/>
      <style:map style:condition="cell-content()=&quot;W&quot;" style:apply-style-name="ConditionalStyle_5f_482" style:base-cell-address="Wehrturm_Kategorie.A1"/>
      <style:map style:condition="cell-content()=&quot;W&quot;" style:apply-style-name="ConditionalStyle_5f_481" style:base-cell-address="Wehrturm_Kategorie.A1"/>
      <style:map style:condition="cell-content()=&quot;W&quot;" style:apply-style-name="ConditionalStyle_5f_479" style:base-cell-address="Wehrturm_Kategorie.A1"/>
      <style:map style:condition="cell-content()=&quot;W&quot;" style:apply-style-name="ConditionalStyle_5f_478" style:base-cell-address="Wehrturm_Kategorie.A1"/>
      <style:map style:condition="cell-content()=&quot;W&quot;" style:apply-style-name="ConditionalStyle_5f_476" style:base-cell-address="Wehrturm_Kategorie.A1"/>
      <style:map style:condition="cell-content()=&quot;W&quot;" style:apply-style-name="ConditionalStyle_5f_473" style:base-cell-address="Wehrturm_Kategorie.A1"/>
      <style:map style:condition="cell-content()=&quot;W&quot;" style:apply-style-name="ConditionalStyle_5f_472" style:base-cell-address="Wehrturm_Kategorie.A1"/>
      <style:map style:condition="cell-content()=&quot;W&quot;" style:apply-style-name="ConditionalStyle_5f_471" style:base-cell-address="Wehrturm_Kategorie.A1"/>
      <style:map style:condition="cell-content()=&quot;W&quot;" style:apply-style-name="ConditionalStyle_5f_470" style:base-cell-address="Wehrturm_Kategorie.A1"/>
      <style:map style:condition="cell-content()=&quot;W&quot;" style:apply-style-name="ConditionalStyle_5f_469" style:base-cell-address="Wehrturm_Kategorie.A1"/>
      <style:map style:condition="cell-content()=&quot;W&quot;" style:apply-style-name="ConditionalStyle_5f_468" style:base-cell-address="Wehrturm_Kategorie.A1"/>
    </style:style>
    <style:style style:name="ce134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13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/>
      <style:map style:condition="cell-content()=&quot;W&quot;" style:apply-style-name="ConditionalStyle_5f_739" style:base-cell-address="Wehrturm_Kategorie.A1"/>
    </style:style>
    <style:style style:name="ce13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139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14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4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4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144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1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/>
      <style:map style:condition="cell-content()=&quot;W&quot;" style:apply-style-name="ConditionalStyle_5f_739" style:base-cell-address="Wehrturm_Kategorie.A1"/>
    </style:style>
    <style:style style:name="ce146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2" style:base-cell-address="Wehrturm_Kategorie.L7"/>
    </style:style>
    <style:style style:name="ce147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148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4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50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15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153" style:family="table-cell" style:parent-style-name="Excel_20_Built-in_20_Normal">
      <style:table-cell-properties fo:background-color="#ffc7ce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W&quot;" style:apply-style-name="ConditionalStyle_5f_738" style:base-cell-address="Wehrturm_Kategorie.A1"/>
    </style:style>
    <style:style style:name="ce154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5" style:base-cell-address="Wehrturm_Kategorie.A1"/>
    </style:style>
    <style:style style:name="ce155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3" style:base-cell-address="Wehrturm_Kategorie.A1"/>
    </style:style>
    <style:style style:name="ce156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2" style:base-cell-address="Wehrturm_Kategorie.A1"/>
    </style:style>
    <style:style style:name="ce157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1" style:base-cell-address="Wehrturm_Kategorie.A1"/>
      <style:map style:condition="cell-content()=&quot;W&quot;" style:apply-style-name="ConditionalStyle_5f_490" style:base-cell-address="Wehrturm_Kategorie.A1"/>
    </style:style>
    <style:style style:name="ce158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4" style:base-cell-address="Wehrturm_Kategorie.A1"/>
      <style:map style:condition="cell-content()=&quot;W&quot;" style:apply-style-name="ConditionalStyle_5f_480" style:base-cell-address="Wehrturm_Kategorie.A1"/>
      <style:map style:condition="cell-content()=&quot;W&quot;" style:apply-style-name="ConditionalStyle_5f_477" style:base-cell-address="Wehrturm_Kategorie.A1"/>
      <style:map style:condition="cell-content()=&quot;W&quot;" style:apply-style-name="ConditionalStyle_5f_475" style:base-cell-address="Wehrturm_Kategorie.A1"/>
      <style:map style:condition="cell-content()=&quot;W&quot;" style:apply-style-name="ConditionalStyle_5f_474" style:base-cell-address="Wehrturm_Kategorie.A1"/>
      <style:map style:condition="cell-content()=&quot;W&quot;" style:apply-style-name="ConditionalStyle_5f_467" style:base-cell-address="Wehrturm_Kategorie.A1"/>
    </style:style>
    <style:style style:name="ce159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8" style:base-cell-address="Wehrturm_Kategorie.A1"/>
      <style:map style:condition="cell-content()=&quot;W&quot;" style:apply-style-name="ConditionalStyle_5f_487" style:base-cell-address="Wehrturm_Kategorie.A1"/>
      <style:map style:condition="cell-content()=&quot;W&quot;" style:apply-style-name="ConditionalStyle_5f_486" style:base-cell-address="Wehrturm_Kategorie.A1"/>
      <style:map style:condition="cell-content()=&quot;W&quot;" style:apply-style-name="ConditionalStyle_5f_485" style:base-cell-address="Wehrturm_Kategorie.A1"/>
      <style:map style:condition="cell-content()=&quot;W&quot;" style:apply-style-name="ConditionalStyle_5f_483" style:base-cell-address="Wehrturm_Kategorie.A1"/>
      <style:map style:condition="cell-content()=&quot;W&quot;" style:apply-style-name="ConditionalStyle_5f_482" style:base-cell-address="Wehrturm_Kategorie.A1"/>
      <style:map style:condition="cell-content()=&quot;W&quot;" style:apply-style-name="ConditionalStyle_5f_481" style:base-cell-address="Wehrturm_Kategorie.A1"/>
      <style:map style:condition="cell-content()=&quot;W&quot;" style:apply-style-name="ConditionalStyle_5f_479" style:base-cell-address="Wehrturm_Kategorie.A1"/>
      <style:map style:condition="cell-content()=&quot;W&quot;" style:apply-style-name="ConditionalStyle_5f_478" style:base-cell-address="Wehrturm_Kategorie.A1"/>
      <style:map style:condition="cell-content()=&quot;W&quot;" style:apply-style-name="ConditionalStyle_5f_476" style:base-cell-address="Wehrturm_Kategorie.A1"/>
      <style:map style:condition="cell-content()=&quot;W&quot;" style:apply-style-name="ConditionalStyle_5f_473" style:base-cell-address="Wehrturm_Kategorie.A1"/>
      <style:map style:condition="cell-content()=&quot;W&quot;" style:apply-style-name="ConditionalStyle_5f_472" style:base-cell-address="Wehrturm_Kategorie.A1"/>
      <style:map style:condition="cell-content()=&quot;W&quot;" style:apply-style-name="ConditionalStyle_5f_471" style:base-cell-address="Wehrturm_Kategorie.A1"/>
      <style:map style:condition="cell-content()=&quot;W&quot;" style:apply-style-name="ConditionalStyle_5f_470" style:base-cell-address="Wehrturm_Kategorie.A1"/>
      <style:map style:condition="cell-content()=&quot;W&quot;" style:apply-style-name="ConditionalStyle_5f_469" style:base-cell-address="Wehrturm_Kategorie.A1"/>
      <style:map style:condition="cell-content()=&quot;W&quot;" style:apply-style-name="ConditionalStyle_5f_468" style:base-cell-address="Wehrturm_Kategorie.A1"/>
    </style:style>
    <style:style style:name="ce160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8" style:base-cell-address="Wehrturm_Kategorie.A1"/>
      <style:map style:condition="cell-content()=&quot;W&quot;" style:apply-style-name="ConditionalStyle_5f_487" style:base-cell-address="Wehrturm_Kategorie.A1"/>
      <style:map style:condition="cell-content()=&quot;W&quot;" style:apply-style-name="ConditionalStyle_5f_486" style:base-cell-address="Wehrturm_Kategorie.A1"/>
      <style:map style:condition="cell-content()=&quot;W&quot;" style:apply-style-name="ConditionalStyle_5f_485" style:base-cell-address="Wehrturm_Kategorie.A1"/>
      <style:map style:condition="cell-content()=&quot;W&quot;" style:apply-style-name="ConditionalStyle_5f_483" style:base-cell-address="Wehrturm_Kategorie.A1"/>
      <style:map style:condition="cell-content()=&quot;W&quot;" style:apply-style-name="ConditionalStyle_5f_482" style:base-cell-address="Wehrturm_Kategorie.A1"/>
      <style:map style:condition="cell-content()=&quot;W&quot;" style:apply-style-name="ConditionalStyle_5f_481" style:base-cell-address="Wehrturm_Kategorie.A1"/>
      <style:map style:condition="cell-content()=&quot;W&quot;" style:apply-style-name="ConditionalStyle_5f_479" style:base-cell-address="Wehrturm_Kategorie.A1"/>
      <style:map style:condition="cell-content()=&quot;W&quot;" style:apply-style-name="ConditionalStyle_5f_478" style:base-cell-address="Wehrturm_Kategorie.A1"/>
      <style:map style:condition="cell-content()=&quot;W&quot;" style:apply-style-name="ConditionalStyle_5f_476" style:base-cell-address="Wehrturm_Kategorie.A1"/>
      <style:map style:condition="cell-content()=&quot;W&quot;" style:apply-style-name="ConditionalStyle_5f_473" style:base-cell-address="Wehrturm_Kategorie.A1"/>
      <style:map style:condition="cell-content()=&quot;W&quot;" style:apply-style-name="ConditionalStyle_5f_472" style:base-cell-address="Wehrturm_Kategorie.A1"/>
      <style:map style:condition="cell-content()=&quot;W&quot;" style:apply-style-name="ConditionalStyle_5f_471" style:base-cell-address="Wehrturm_Kategorie.A1"/>
      <style:map style:condition="cell-content()=&quot;W&quot;" style:apply-style-name="ConditionalStyle_5f_470" style:base-cell-address="Wehrturm_Kategorie.A1"/>
      <style:map style:condition="cell-content()=&quot;W&quot;" style:apply-style-name="ConditionalStyle_5f_469" style:base-cell-address="Wehrturm_Kategorie.A1"/>
      <style:map style:condition="cell-content()=&quot;W&quot;" style:apply-style-name="ConditionalStyle_5f_468" style:base-cell-address="Wehrturm_Kategorie.A1"/>
    </style:style>
    <style:style style:name="ce161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162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  <style:map style:condition="cell-content()=&quot;W&quot;" style:apply-style-name="ConditionalStyle_5f_598" style:base-cell-address="Wehrturm_Kategorie.A1"/>
    </style:style>
    <style:style style:name="ce163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  <style:map style:condition="cell-content()=&quot;W&quot;" style:apply-style-name="ConditionalStyle_5f_599" style:base-cell-address="Wehrturm_Kategorie.A1"/>
    </style:style>
    <style:style style:name="ce164" style:family="table-cell" style:parent-style-name="Excel_20_Built-in_20_Normal">
      <style:table-cell-properties fo:background-color="#cfe7f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596" style:base-cell-address="Wehrturm_Kategorie.A1"/>
    </style:style>
    <style:style style:name="ce165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96" style:base-cell-address="Wehrturm_Kategorie.A1"/>
    </style:style>
    <style:style style:name="ce166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94" style:base-cell-address="Wehrturm_Kategorie.A1"/>
    </style:style>
    <style:style style:name="ce167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61" style:base-cell-address="Wehrturm_Kategorie.A1"/>
      <style:map style:condition="cell-content()=&quot;W&quot;" style:apply-style-name="ConditionalStyle_5f_459" style:base-cell-address="Wehrturm_Kategorie.A1"/>
      <style:map style:condition="cell-content()=&quot;W&quot;" style:apply-style-name="ConditionalStyle_5f_457" style:base-cell-address="Wehrturm_Kategorie.A1"/>
      <style:map style:condition="cell-content()=&quot;W&quot;" style:apply-style-name="ConditionalStyle_5f_455" style:base-cell-address="Wehrturm_Kategorie.A1"/>
      <style:map style:condition="cell-content()=&quot;W&quot;" style:apply-style-name="ConditionalStyle_5f_453" style:base-cell-address="Wehrturm_Kategorie.A1"/>
      <style:map style:condition="cell-content()=&quot;W&quot;" style:apply-style-name="ConditionalStyle_5f_452" style:base-cell-address="Wehrturm_Kategorie.A1"/>
      <style:map style:condition="cell-content()=&quot;W&quot;" style:apply-style-name="ConditionalStyle_5f_451" style:base-cell-address="Wehrturm_Kategorie.A1"/>
      <style:map style:condition="cell-content()=&quot;W&quot;" style:apply-style-name="ConditionalStyle_5f_445" style:base-cell-address="Wehrturm_Kategorie.A1"/>
      <style:map style:condition="cell-content()=&quot;W&quot;" style:apply-style-name="ConditionalStyle_5f_443" style:base-cell-address="Wehrturm_Kategorie.A1"/>
      <style:map style:condition="cell-content()=&quot;W&quot;" style:apply-style-name="ConditionalStyle_5f_441" style:base-cell-address="Wehrturm_Kategorie.A1"/>
      <style:map style:condition="cell-content()=&quot;W&quot;" style:apply-style-name="ConditionalStyle_5f_440" style:base-cell-address="Wehrturm_Kategorie.A1"/>
      <style:map style:condition="cell-content()=&quot;W&quot;" style:apply-style-name="ConditionalStyle_5f_435" style:base-cell-address="Wehrturm_Kategorie.A1"/>
      <style:map style:condition="cell-content()=&quot;W&quot;" style:apply-style-name="ConditionalStyle_5f_434" style:base-cell-address="Wehrturm_Kategorie.A1"/>
      <style:map style:condition="cell-content()=&quot;W&quot;" style:apply-style-name="ConditionalStyle_5f_429" style:base-cell-address="Wehrturm_Kategorie.A1"/>
      <style:map style:condition="cell-content()=&quot;W&quot;" style:apply-style-name="ConditionalStyle_5f_427" style:base-cell-address="Wehrturm_Kategorie.A1"/>
      <style:map style:condition="cell-content()=&quot;W&quot;" style:apply-style-name="ConditionalStyle_5f_425" style:base-cell-address="Wehrturm_Kategorie.A1"/>
      <style:map style:condition="cell-content()=&quot;W&quot;" style:apply-style-name="ConditionalStyle_5f_424" style:base-cell-address="Wehrturm_Kategorie.A1"/>
      <style:map style:condition="cell-content()=&quot;W&quot;" style:apply-style-name="ConditionalStyle_5f_421" style:base-cell-address="Wehrturm_Kategorie.A1"/>
      <style:map style:condition="cell-content()=&quot;W&quot;" style:apply-style-name="ConditionalStyle_5f_419" style:base-cell-address="Wehrturm_Kategorie.A1"/>
      <style:map style:condition="cell-content()=&quot;W&quot;" style:apply-style-name="ConditionalStyle_5f_418" style:base-cell-address="Wehrturm_Kategorie.A1"/>
      <style:map style:condition="cell-content()=&quot;W&quot;" style:apply-style-name="ConditionalStyle_5f_415" style:base-cell-address="Wehrturm_Kategorie.A1"/>
      <style:map style:condition="cell-content()=&quot;W&quot;" style:apply-style-name="ConditionalStyle_5f_414" style:base-cell-address="Wehrturm_Kategorie.A1"/>
      <style:map style:condition="cell-content()=&quot;W&quot;" style:apply-style-name="ConditionalStyle_5f_411" style:base-cell-address="Wehrturm_Kategorie.A1"/>
      <style:map style:condition="cell-content()=&quot;W&quot;" style:apply-style-name="ConditionalStyle_5f_409" style:base-cell-address="Wehrturm_Kategorie.A1"/>
      <style:map style:condition="cell-content()=&quot;W&quot;" style:apply-style-name="ConditionalStyle_5f_407" style:base-cell-address="Wehrturm_Kategorie.A1"/>
      <style:map style:condition="cell-content()=&quot;W&quot;" style:apply-style-name="ConditionalStyle_5f_406" style:base-cell-address="Wehrturm_Kategorie.A1"/>
      <style:map style:condition="cell-content()=&quot;W&quot;" style:apply-style-name="ConditionalStyle_5f_403" style:base-cell-address="Wehrturm_Kategorie.A1"/>
      <style:map style:condition="cell-content()=&quot;W&quot;" style:apply-style-name="ConditionalStyle_5f_401" style:base-cell-address="Wehrturm_Kategorie.A1"/>
      <style:map style:condition="cell-content()=&quot;W&quot;" style:apply-style-name="ConditionalStyle_5f_399" style:base-cell-address="Wehrturm_Kategorie.A1"/>
      <style:map style:condition="cell-content()=&quot;W&quot;" style:apply-style-name="ConditionalStyle_5f_397" style:base-cell-address="Wehrturm_Kategorie.A1"/>
      <style:map style:condition="cell-content()=&quot;W&quot;" style:apply-style-name="ConditionalStyle_5f_396" style:base-cell-address="Wehrturm_Kategorie.A1"/>
      <style:map style:condition="cell-content()=&quot;W&quot;" style:apply-style-name="ConditionalStyle_5f_395" style:base-cell-address="Wehrturm_Kategorie.A1"/>
    </style:style>
    <style:style style:name="ce168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61" style:base-cell-address="Wehrturm_Kategorie.A1"/>
      <style:map style:condition="cell-content()=&quot;W&quot;" style:apply-style-name="ConditionalStyle_5f_460" style:base-cell-address="Wehrturm_Kategorie.A1"/>
      <style:map style:condition="cell-content()=&quot;W&quot;" style:apply-style-name="ConditionalStyle_5f_458" style:base-cell-address="Wehrturm_Kategorie.A1"/>
      <style:map style:condition="cell-content()=&quot;W&quot;" style:apply-style-name="ConditionalStyle_5f_456" style:base-cell-address="Wehrturm_Kategorie.A1"/>
      <style:map style:condition="cell-content()=&quot;W&quot;" style:apply-style-name="ConditionalStyle_5f_454" style:base-cell-address="Wehrturm_Kategorie.A1"/>
      <style:map style:condition="cell-content()=&quot;W&quot;" style:apply-style-name="ConditionalStyle_5f_450" style:base-cell-address="Wehrturm_Kategorie.A1"/>
      <style:map style:condition="cell-content()=&quot;W&quot;" style:apply-style-name="ConditionalStyle_5f_449" style:base-cell-address="Wehrturm_Kategorie.A1"/>
      <style:map style:condition="cell-content()=&quot;W&quot;" style:apply-style-name="ConditionalStyle_5f_448" style:base-cell-address="Wehrturm_Kategorie.A1"/>
      <style:map style:condition="cell-content()=&quot;W&quot;" style:apply-style-name="ConditionalStyle_5f_447" style:base-cell-address="Wehrturm_Kategorie.A1"/>
      <style:map style:condition="cell-content()=&quot;W&quot;" style:apply-style-name="ConditionalStyle_5f_446" style:base-cell-address="Wehrturm_Kategorie.A1"/>
      <style:map style:condition="cell-content()=&quot;W&quot;" style:apply-style-name="ConditionalStyle_5f_444" style:base-cell-address="Wehrturm_Kategorie.A1"/>
      <style:map style:condition="cell-content()=&quot;W&quot;" style:apply-style-name="ConditionalStyle_5f_442" style:base-cell-address="Wehrturm_Kategorie.A1"/>
      <style:map style:condition="cell-content()=&quot;W&quot;" style:apply-style-name="ConditionalStyle_5f_439" style:base-cell-address="Wehrturm_Kategorie.A1"/>
      <style:map style:condition="cell-content()=&quot;W&quot;" style:apply-style-name="ConditionalStyle_5f_438" style:base-cell-address="Wehrturm_Kategorie.A1"/>
      <style:map style:condition="cell-content()=&quot;W&quot;" style:apply-style-name="ConditionalStyle_5f_437" style:base-cell-address="Wehrturm_Kategorie.A1"/>
      <style:map style:condition="cell-content()=&quot;W&quot;" style:apply-style-name="ConditionalStyle_5f_436" style:base-cell-address="Wehrturm_Kategorie.A1"/>
      <style:map style:condition="cell-content()=&quot;W&quot;" style:apply-style-name="ConditionalStyle_5f_433" style:base-cell-address="Wehrturm_Kategorie.A1"/>
      <style:map style:condition="cell-content()=&quot;W&quot;" style:apply-style-name="ConditionalStyle_5f_432" style:base-cell-address="Wehrturm_Kategorie.A1"/>
      <style:map style:condition="cell-content()=&quot;W&quot;" style:apply-style-name="ConditionalStyle_5f_431" style:base-cell-address="Wehrturm_Kategorie.A1"/>
      <style:map style:condition="cell-content()=&quot;W&quot;" style:apply-style-name="ConditionalStyle_5f_430" style:base-cell-address="Wehrturm_Kategorie.A1"/>
      <style:map style:condition="cell-content()=&quot;W&quot;" style:apply-style-name="ConditionalStyle_5f_428" style:base-cell-address="Wehrturm_Kategorie.A1"/>
      <style:map style:condition="cell-content()=&quot;W&quot;" style:apply-style-name="ConditionalStyle_5f_426" style:base-cell-address="Wehrturm_Kategorie.A1"/>
      <style:map style:condition="cell-content()=&quot;W&quot;" style:apply-style-name="ConditionalStyle_5f_423" style:base-cell-address="Wehrturm_Kategorie.A1"/>
      <style:map style:condition="cell-content()=&quot;W&quot;" style:apply-style-name="ConditionalStyle_5f_422" style:base-cell-address="Wehrturm_Kategorie.A1"/>
      <style:map style:condition="cell-content()=&quot;W&quot;" style:apply-style-name="ConditionalStyle_5f_420" style:base-cell-address="Wehrturm_Kategorie.A1"/>
      <style:map style:condition="cell-content()=&quot;W&quot;" style:apply-style-name="ConditionalStyle_5f_417" style:base-cell-address="Wehrturm_Kategorie.A1"/>
      <style:map style:condition="cell-content()=&quot;W&quot;" style:apply-style-name="ConditionalStyle_5f_416" style:base-cell-address="Wehrturm_Kategorie.A1"/>
      <style:map style:condition="cell-content()=&quot;W&quot;" style:apply-style-name="ConditionalStyle_5f_413" style:base-cell-address="Wehrturm_Kategorie.A1"/>
      <style:map style:condition="cell-content()=&quot;W&quot;" style:apply-style-name="ConditionalStyle_5f_412" style:base-cell-address="Wehrturm_Kategorie.A1"/>
      <style:map style:condition="cell-content()=&quot;W&quot;" style:apply-style-name="ConditionalStyle_5f_410" style:base-cell-address="Wehrturm_Kategorie.A1"/>
      <style:map style:condition="cell-content()=&quot;W&quot;" style:apply-style-name="ConditionalStyle_5f_408" style:base-cell-address="Wehrturm_Kategorie.A1"/>
      <style:map style:condition="cell-content()=&quot;W&quot;" style:apply-style-name="ConditionalStyle_5f_405" style:base-cell-address="Wehrturm_Kategorie.A1"/>
      <style:map style:condition="cell-content()=&quot;W&quot;" style:apply-style-name="ConditionalStyle_5f_404" style:base-cell-address="Wehrturm_Kategorie.A1"/>
      <style:map style:condition="cell-content()=&quot;W&quot;" style:apply-style-name="ConditionalStyle_5f_402" style:base-cell-address="Wehrturm_Kategorie.A1"/>
      <style:map style:condition="cell-content()=&quot;W&quot;" style:apply-style-name="ConditionalStyle_5f_400" style:base-cell-address="Wehrturm_Kategorie.A1"/>
      <style:map style:condition="cell-content()=&quot;W&quot;" style:apply-style-name="ConditionalStyle_5f_398" style:base-cell-address="Wehrturm_Kategorie.A1"/>
      <style:map style:condition="cell-content()=&quot;W&quot;" style:apply-style-name="ConditionalStyle_5f_394" style:base-cell-address="Wehrturm_Kategorie.A1"/>
      <style:map style:condition="cell-content()=&quot;W&quot;" style:apply-style-name="ConditionalStyle_5f_393" style:base-cell-address="Wehrturm_Kategorie.A1"/>
      <style:map style:condition="cell-content()=&quot;W&quot;" style:apply-style-name="ConditionalStyle_5f_392" style:base-cell-address="Wehrturm_Kategorie.A1"/>
      <style:map style:condition="cell-content()=&quot;W&quot;" style:apply-style-name="ConditionalStyle_5f_391" style:base-cell-address="Wehrturm_Kategorie.A1"/>
    </style:style>
    <style:style style:name="ce16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/>
      <style:map style:condition="cell-content()=&quot;W&quot;" style:apply-style-name="ConditionalStyle_5f_739" style:base-cell-address="Wehrturm_Kategorie.A1"/>
    </style:style>
    <style:style style:name="ce170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172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173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174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7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8" style:base-cell-address="Wehrturm_Kategorie.A1"/>
      <style:map style:condition="cell-content()=&quot;W&quot;" style:apply-style-name="ConditionalStyle_5f_487" style:base-cell-address="Wehrturm_Kategorie.A1"/>
      <style:map style:condition="cell-content()=&quot;W&quot;" style:apply-style-name="ConditionalStyle_5f_486" style:base-cell-address="Wehrturm_Kategorie.A1"/>
      <style:map style:condition="cell-content()=&quot;W&quot;" style:apply-style-name="ConditionalStyle_5f_485" style:base-cell-address="Wehrturm_Kategorie.A1"/>
      <style:map style:condition="cell-content()=&quot;W&quot;" style:apply-style-name="ConditionalStyle_5f_483" style:base-cell-address="Wehrturm_Kategorie.A1"/>
      <style:map style:condition="cell-content()=&quot;W&quot;" style:apply-style-name="ConditionalStyle_5f_482" style:base-cell-address="Wehrturm_Kategorie.A1"/>
      <style:map style:condition="cell-content()=&quot;W&quot;" style:apply-style-name="ConditionalStyle_5f_481" style:base-cell-address="Wehrturm_Kategorie.A1"/>
      <style:map style:condition="cell-content()=&quot;W&quot;" style:apply-style-name="ConditionalStyle_5f_479" style:base-cell-address="Wehrturm_Kategorie.A1"/>
      <style:map style:condition="cell-content()=&quot;W&quot;" style:apply-style-name="ConditionalStyle_5f_478" style:base-cell-address="Wehrturm_Kategorie.A1"/>
      <style:map style:condition="cell-content()=&quot;W&quot;" style:apply-style-name="ConditionalStyle_5f_476" style:base-cell-address="Wehrturm_Kategorie.A1"/>
      <style:map style:condition="cell-content()=&quot;W&quot;" style:apply-style-name="ConditionalStyle_5f_473" style:base-cell-address="Wehrturm_Kategorie.A1"/>
      <style:map style:condition="cell-content()=&quot;W&quot;" style:apply-style-name="ConditionalStyle_5f_472" style:base-cell-address="Wehrturm_Kategorie.A1"/>
      <style:map style:condition="cell-content()=&quot;W&quot;" style:apply-style-name="ConditionalStyle_5f_471" style:base-cell-address="Wehrturm_Kategorie.A1"/>
      <style:map style:condition="cell-content()=&quot;W&quot;" style:apply-style-name="ConditionalStyle_5f_470" style:base-cell-address="Wehrturm_Kategorie.A1"/>
      <style:map style:condition="cell-content()=&quot;W&quot;" style:apply-style-name="ConditionalStyle_5f_469" style:base-cell-address="Wehrturm_Kategorie.A1"/>
      <style:map style:condition="cell-content()=&quot;W&quot;" style:apply-style-name="ConditionalStyle_5f_468" style:base-cell-address="Wehrturm_Kategorie.A1"/>
    </style:style>
    <style:style style:name="ce118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1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/>
      <style:map style:condition="cell-content()=&quot;W&quot;" style:apply-style-name="ConditionalStyle_5f_739" style:base-cell-address="Wehrturm_Kategorie.A1"/>
    </style:style>
    <style:style style:name="ce120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121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122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123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Wehrturm_Kategorie.A1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">
      <style:table-cell-properties fo:background-color="#b2b2b2" style:text-align-source="fix" style:repeat-content="false" fo:border="0.002cm solid #000000"/>
      <style:paragraph-properties fo:text-align="end" fo:margin-left="0cm"/>
      <style:text-properties fo:color="#000000" fo:font-style="italic" fo:font-weight="bold" style:font-style-asian="italic" style:font-weight-asian="bold" style:font-style-complex="italic" style:font-weight-complex="bold"/>
      <style:map style:condition="cell-content()=999" style:apply-style-name="Unbenannt1" style:base-cell-address="Wehrturm_Kategorie.L5"/>
      <style:map style:condition="cell-content()=0" style:apply-style-name="Default" style:base-cell-address="Wehrturm_Kategorie.L5"/>
    </style:style>
    <style:style style:name="ce129" style:family="table-cell" style:parent-style-name="Default" style:data-style-name="N1">
      <style:table-cell-properties fo:background-color="#dddddd" style:text-align-source="fix" style:repeat-content="false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66cc"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ffffff" fo:border="0.002cm solid #000000"/>
    </style:style>
    <style:style style:name="ce178" style:family="table-cell" style:parent-style-name="Default" style:data-style-name="N0">
      <style:table-cell-properties fo:border-bottom="0.002cm solid #000000" fo:background-color="#ffffff" fo:border-left="0.002cm solid #000000" fo:border-right="0.002cm solid #000000" fo:border-top="none"/>
    </style:style>
    <style:style style:name="ce179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18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Wehrturm_Kategorie.A1"/>
    </style:style>
    <style:style style:name="ce182" style:family="table-cell" style:parent-style-name="Excel_20_Built-in_20_Normal">
      <style:table-cell-properties fo:background-color="#ffc7ce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W&quot;" style:apply-style-name="ConditionalStyle_5f_738" style:base-cell-address="Wehrturm_Kategorie.A1"/>
    </style:style>
    <style:style style:name="ce183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5" style:base-cell-address="Wehrturm_Kategorie.A1"/>
    </style:style>
    <style:style style:name="ce184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3" style:base-cell-address="Wehrturm_Kategorie.A1"/>
    </style:style>
    <style:style style:name="ce185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2" style:base-cell-address="Wehrturm_Kategorie.A1"/>
    </style:style>
    <style:style style:name="ce186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1" style:base-cell-address="Wehrturm_Kategorie.A1"/>
      <style:map style:condition="cell-content()=&quot;W&quot;" style:apply-style-name="ConditionalStyle_5f_490" style:base-cell-address="Wehrturm_Kategorie.A1"/>
    </style:style>
    <style:style style:name="ce187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4" style:base-cell-address="Wehrturm_Kategorie.A1"/>
      <style:map style:condition="cell-content()=&quot;W&quot;" style:apply-style-name="ConditionalStyle_5f_480" style:base-cell-address="Wehrturm_Kategorie.A1"/>
      <style:map style:condition="cell-content()=&quot;W&quot;" style:apply-style-name="ConditionalStyle_5f_477" style:base-cell-address="Wehrturm_Kategorie.A1"/>
      <style:map style:condition="cell-content()=&quot;W&quot;" style:apply-style-name="ConditionalStyle_5f_475" style:base-cell-address="Wehrturm_Kategorie.A1"/>
      <style:map style:condition="cell-content()=&quot;W&quot;" style:apply-style-name="ConditionalStyle_5f_474" style:base-cell-address="Wehrturm_Kategorie.A1"/>
      <style:map style:condition="cell-content()=&quot;W&quot;" style:apply-style-name="ConditionalStyle_5f_467" style:base-cell-address="Wehrturm_Kategorie.A1"/>
    </style:style>
    <style:style style:name="ce188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8" style:base-cell-address="Wehrturm_Kategorie.A1"/>
      <style:map style:condition="cell-content()=&quot;W&quot;" style:apply-style-name="ConditionalStyle_5f_487" style:base-cell-address="Wehrturm_Kategorie.A1"/>
      <style:map style:condition="cell-content()=&quot;W&quot;" style:apply-style-name="ConditionalStyle_5f_486" style:base-cell-address="Wehrturm_Kategorie.A1"/>
      <style:map style:condition="cell-content()=&quot;W&quot;" style:apply-style-name="ConditionalStyle_5f_485" style:base-cell-address="Wehrturm_Kategorie.A1"/>
      <style:map style:condition="cell-content()=&quot;W&quot;" style:apply-style-name="ConditionalStyle_5f_483" style:base-cell-address="Wehrturm_Kategorie.A1"/>
      <style:map style:condition="cell-content()=&quot;W&quot;" style:apply-style-name="ConditionalStyle_5f_482" style:base-cell-address="Wehrturm_Kategorie.A1"/>
      <style:map style:condition="cell-content()=&quot;W&quot;" style:apply-style-name="ConditionalStyle_5f_481" style:base-cell-address="Wehrturm_Kategorie.A1"/>
      <style:map style:condition="cell-content()=&quot;W&quot;" style:apply-style-name="ConditionalStyle_5f_479" style:base-cell-address="Wehrturm_Kategorie.A1"/>
      <style:map style:condition="cell-content()=&quot;W&quot;" style:apply-style-name="ConditionalStyle_5f_478" style:base-cell-address="Wehrturm_Kategorie.A1"/>
      <style:map style:condition="cell-content()=&quot;W&quot;" style:apply-style-name="ConditionalStyle_5f_476" style:base-cell-address="Wehrturm_Kategorie.A1"/>
      <style:map style:condition="cell-content()=&quot;W&quot;" style:apply-style-name="ConditionalStyle_5f_473" style:base-cell-address="Wehrturm_Kategorie.A1"/>
      <style:map style:condition="cell-content()=&quot;W&quot;" style:apply-style-name="ConditionalStyle_5f_472" style:base-cell-address="Wehrturm_Kategorie.A1"/>
      <style:map style:condition="cell-content()=&quot;W&quot;" style:apply-style-name="ConditionalStyle_5f_471" style:base-cell-address="Wehrturm_Kategorie.A1"/>
      <style:map style:condition="cell-content()=&quot;W&quot;" style:apply-style-name="ConditionalStyle_5f_470" style:base-cell-address="Wehrturm_Kategorie.A1"/>
      <style:map style:condition="cell-content()=&quot;W&quot;" style:apply-style-name="ConditionalStyle_5f_469" style:base-cell-address="Wehrturm_Kategorie.A1"/>
      <style:map style:condition="cell-content()=&quot;W&quot;" style:apply-style-name="ConditionalStyle_5f_468" style:base-cell-address="Wehrturm_Kategorie.A1"/>
    </style:style>
    <style:style style:name="ce189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Wehrturm_Kategorie.A1"/>
      <style:map style:condition="cell-content()=&quot;W&quot;" style:apply-style-name="ConditionalStyle_5f_488" style:base-cell-address="Wehrturm_Kategorie.A1"/>
      <style:map style:condition="cell-content()=&quot;W&quot;" style:apply-style-name="ConditionalStyle_5f_487" style:base-cell-address="Wehrturm_Kategorie.A1"/>
      <style:map style:condition="cell-content()=&quot;W&quot;" style:apply-style-name="ConditionalStyle_5f_486" style:base-cell-address="Wehrturm_Kategorie.A1"/>
      <style:map style:condition="cell-content()=&quot;W&quot;" style:apply-style-name="ConditionalStyle_5f_485" style:base-cell-address="Wehrturm_Kategorie.A1"/>
      <style:map style:condition="cell-content()=&quot;W&quot;" style:apply-style-name="ConditionalStyle_5f_483" style:base-cell-address="Wehrturm_Kategorie.A1"/>
      <style:map style:condition="cell-content()=&quot;W&quot;" style:apply-style-name="ConditionalStyle_5f_482" style:base-cell-address="Wehrturm_Kategorie.A1"/>
      <style:map style:condition="cell-content()=&quot;W&quot;" style:apply-style-name="ConditionalStyle_5f_481" style:base-cell-address="Wehrturm_Kategorie.A1"/>
      <style:map style:condition="cell-content()=&quot;W&quot;" style:apply-style-name="ConditionalStyle_5f_479" style:base-cell-address="Wehrturm_Kategorie.A1"/>
      <style:map style:condition="cell-content()=&quot;W&quot;" style:apply-style-name="ConditionalStyle_5f_478" style:base-cell-address="Wehrturm_Kategorie.A1"/>
      <style:map style:condition="cell-content()=&quot;W&quot;" style:apply-style-name="ConditionalStyle_5f_476" style:base-cell-address="Wehrturm_Kategorie.A1"/>
      <style:map style:condition="cell-content()=&quot;W&quot;" style:apply-style-name="ConditionalStyle_5f_473" style:base-cell-address="Wehrturm_Kategorie.A1"/>
      <style:map style:condition="cell-content()=&quot;W&quot;" style:apply-style-name="ConditionalStyle_5f_472" style:base-cell-address="Wehrturm_Kategorie.A1"/>
      <style:map style:condition="cell-content()=&quot;W&quot;" style:apply-style-name="ConditionalStyle_5f_471" style:base-cell-address="Wehrturm_Kategorie.A1"/>
      <style:map style:condition="cell-content()=&quot;W&quot;" style:apply-style-name="ConditionalStyle_5f_470" style:base-cell-address="Wehrturm_Kategorie.A1"/>
      <style:map style:condition="cell-content()=&quot;W&quot;" style:apply-style-name="ConditionalStyle_5f_469" style:base-cell-address="Wehrturm_Kategorie.A1"/>
      <style:map style:condition="cell-content()=&quot;W&quot;" style:apply-style-name="ConditionalStyle_5f_468" style:base-cell-address="Wehrturm_Kategorie.A1"/>
    </style:style>
    <style:style style:name="ce190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191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192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</style:style>
    <style:style style:name="ce193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  <style:map style:condition="cell-content()=&quot;W&quot;" style:apply-style-name="ConditionalStyle_5f_598" style:base-cell-address="Wehrturm_Kategorie.A1"/>
    </style:style>
    <style:style style:name="ce194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Wehrturm_Kategorie.A1"/>
      <style:map style:condition="cell-content()=&quot;W&quot;" style:apply-style-name="ConditionalStyle_5f_599" style:base-cell-address="Wehrturm_Kategorie.A1"/>
    </style:style>
    <style:style style:name="ce195" style:family="table-cell" style:parent-style-name="Excel_20_Built-in_20_Normal">
      <style:table-cell-properties fo:background-color="#cfe7f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596" style:base-cell-address="Wehrturm_Kategorie.A1"/>
    </style:style>
    <style:style style:name="ce196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96" style:base-cell-address="Wehrturm_Kategorie.A1"/>
    </style:style>
    <style:style style:name="ce197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94" style:base-cell-address="Wehrturm_Kategorie.A1"/>
    </style:style>
    <style:style style:name="ce198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61" style:base-cell-address="Wehrturm_Kategorie.A1"/>
      <style:map style:condition="cell-content()=&quot;W&quot;" style:apply-style-name="ConditionalStyle_5f_459" style:base-cell-address="Wehrturm_Kategorie.A1"/>
      <style:map style:condition="cell-content()=&quot;W&quot;" style:apply-style-name="ConditionalStyle_5f_457" style:base-cell-address="Wehrturm_Kategorie.A1"/>
      <style:map style:condition="cell-content()=&quot;W&quot;" style:apply-style-name="ConditionalStyle_5f_455" style:base-cell-address="Wehrturm_Kategorie.A1"/>
      <style:map style:condition="cell-content()=&quot;W&quot;" style:apply-style-name="ConditionalStyle_5f_453" style:base-cell-address="Wehrturm_Kategorie.A1"/>
      <style:map style:condition="cell-content()=&quot;W&quot;" style:apply-style-name="ConditionalStyle_5f_452" style:base-cell-address="Wehrturm_Kategorie.A1"/>
      <style:map style:condition="cell-content()=&quot;W&quot;" style:apply-style-name="ConditionalStyle_5f_451" style:base-cell-address="Wehrturm_Kategorie.A1"/>
      <style:map style:condition="cell-content()=&quot;W&quot;" style:apply-style-name="ConditionalStyle_5f_445" style:base-cell-address="Wehrturm_Kategorie.A1"/>
      <style:map style:condition="cell-content()=&quot;W&quot;" style:apply-style-name="ConditionalStyle_5f_443" style:base-cell-address="Wehrturm_Kategorie.A1"/>
      <style:map style:condition="cell-content()=&quot;W&quot;" style:apply-style-name="ConditionalStyle_5f_441" style:base-cell-address="Wehrturm_Kategorie.A1"/>
      <style:map style:condition="cell-content()=&quot;W&quot;" style:apply-style-name="ConditionalStyle_5f_440" style:base-cell-address="Wehrturm_Kategorie.A1"/>
      <style:map style:condition="cell-content()=&quot;W&quot;" style:apply-style-name="ConditionalStyle_5f_435" style:base-cell-address="Wehrturm_Kategorie.A1"/>
      <style:map style:condition="cell-content()=&quot;W&quot;" style:apply-style-name="ConditionalStyle_5f_434" style:base-cell-address="Wehrturm_Kategorie.A1"/>
      <style:map style:condition="cell-content()=&quot;W&quot;" style:apply-style-name="ConditionalStyle_5f_429" style:base-cell-address="Wehrturm_Kategorie.A1"/>
      <style:map style:condition="cell-content()=&quot;W&quot;" style:apply-style-name="ConditionalStyle_5f_427" style:base-cell-address="Wehrturm_Kategorie.A1"/>
      <style:map style:condition="cell-content()=&quot;W&quot;" style:apply-style-name="ConditionalStyle_5f_425" style:base-cell-address="Wehrturm_Kategorie.A1"/>
      <style:map style:condition="cell-content()=&quot;W&quot;" style:apply-style-name="ConditionalStyle_5f_424" style:base-cell-address="Wehrturm_Kategorie.A1"/>
      <style:map style:condition="cell-content()=&quot;W&quot;" style:apply-style-name="ConditionalStyle_5f_421" style:base-cell-address="Wehrturm_Kategorie.A1"/>
      <style:map style:condition="cell-content()=&quot;W&quot;" style:apply-style-name="ConditionalStyle_5f_419" style:base-cell-address="Wehrturm_Kategorie.A1"/>
      <style:map style:condition="cell-content()=&quot;W&quot;" style:apply-style-name="ConditionalStyle_5f_418" style:base-cell-address="Wehrturm_Kategorie.A1"/>
      <style:map style:condition="cell-content()=&quot;W&quot;" style:apply-style-name="ConditionalStyle_5f_415" style:base-cell-address="Wehrturm_Kategorie.A1"/>
      <style:map style:condition="cell-content()=&quot;W&quot;" style:apply-style-name="ConditionalStyle_5f_414" style:base-cell-address="Wehrturm_Kategorie.A1"/>
      <style:map style:condition="cell-content()=&quot;W&quot;" style:apply-style-name="ConditionalStyle_5f_411" style:base-cell-address="Wehrturm_Kategorie.A1"/>
      <style:map style:condition="cell-content()=&quot;W&quot;" style:apply-style-name="ConditionalStyle_5f_409" style:base-cell-address="Wehrturm_Kategorie.A1"/>
      <style:map style:condition="cell-content()=&quot;W&quot;" style:apply-style-name="ConditionalStyle_5f_407" style:base-cell-address="Wehrturm_Kategorie.A1"/>
      <style:map style:condition="cell-content()=&quot;W&quot;" style:apply-style-name="ConditionalStyle_5f_406" style:base-cell-address="Wehrturm_Kategorie.A1"/>
      <style:map style:condition="cell-content()=&quot;W&quot;" style:apply-style-name="ConditionalStyle_5f_403" style:base-cell-address="Wehrturm_Kategorie.A1"/>
      <style:map style:condition="cell-content()=&quot;W&quot;" style:apply-style-name="ConditionalStyle_5f_401" style:base-cell-address="Wehrturm_Kategorie.A1"/>
      <style:map style:condition="cell-content()=&quot;W&quot;" style:apply-style-name="ConditionalStyle_5f_399" style:base-cell-address="Wehrturm_Kategorie.A1"/>
      <style:map style:condition="cell-content()=&quot;W&quot;" style:apply-style-name="ConditionalStyle_5f_397" style:base-cell-address="Wehrturm_Kategorie.A1"/>
      <style:map style:condition="cell-content()=&quot;W&quot;" style:apply-style-name="ConditionalStyle_5f_396" style:base-cell-address="Wehrturm_Kategorie.A1"/>
      <style:map style:condition="cell-content()=&quot;W&quot;" style:apply-style-name="ConditionalStyle_5f_395" style:base-cell-address="Wehrturm_Kategorie.A1"/>
    </style:style>
    <style:style style:name="ce199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61" style:base-cell-address="Wehrturm_Kategorie.A1"/>
      <style:map style:condition="cell-content()=&quot;W&quot;" style:apply-style-name="ConditionalStyle_5f_460" style:base-cell-address="Wehrturm_Kategorie.A1"/>
      <style:map style:condition="cell-content()=&quot;W&quot;" style:apply-style-name="ConditionalStyle_5f_458" style:base-cell-address="Wehrturm_Kategorie.A1"/>
      <style:map style:condition="cell-content()=&quot;W&quot;" style:apply-style-name="ConditionalStyle_5f_456" style:base-cell-address="Wehrturm_Kategorie.A1"/>
      <style:map style:condition="cell-content()=&quot;W&quot;" style:apply-style-name="ConditionalStyle_5f_454" style:base-cell-address="Wehrturm_Kategorie.A1"/>
      <style:map style:condition="cell-content()=&quot;W&quot;" style:apply-style-name="ConditionalStyle_5f_450" style:base-cell-address="Wehrturm_Kategorie.A1"/>
      <style:map style:condition="cell-content()=&quot;W&quot;" style:apply-style-name="ConditionalStyle_5f_449" style:base-cell-address="Wehrturm_Kategorie.A1"/>
      <style:map style:condition="cell-content()=&quot;W&quot;" style:apply-style-name="ConditionalStyle_5f_448" style:base-cell-address="Wehrturm_Kategorie.A1"/>
      <style:map style:condition="cell-content()=&quot;W&quot;" style:apply-style-name="ConditionalStyle_5f_447" style:base-cell-address="Wehrturm_Kategorie.A1"/>
      <style:map style:condition="cell-content()=&quot;W&quot;" style:apply-style-name="ConditionalStyle_5f_446" style:base-cell-address="Wehrturm_Kategorie.A1"/>
      <style:map style:condition="cell-content()=&quot;W&quot;" style:apply-style-name="ConditionalStyle_5f_444" style:base-cell-address="Wehrturm_Kategorie.A1"/>
      <style:map style:condition="cell-content()=&quot;W&quot;" style:apply-style-name="ConditionalStyle_5f_442" style:base-cell-address="Wehrturm_Kategorie.A1"/>
      <style:map style:condition="cell-content()=&quot;W&quot;" style:apply-style-name="ConditionalStyle_5f_439" style:base-cell-address="Wehrturm_Kategorie.A1"/>
      <style:map style:condition="cell-content()=&quot;W&quot;" style:apply-style-name="ConditionalStyle_5f_438" style:base-cell-address="Wehrturm_Kategorie.A1"/>
      <style:map style:condition="cell-content()=&quot;W&quot;" style:apply-style-name="ConditionalStyle_5f_437" style:base-cell-address="Wehrturm_Kategorie.A1"/>
      <style:map style:condition="cell-content()=&quot;W&quot;" style:apply-style-name="ConditionalStyle_5f_436" style:base-cell-address="Wehrturm_Kategorie.A1"/>
      <style:map style:condition="cell-content()=&quot;W&quot;" style:apply-style-name="ConditionalStyle_5f_433" style:base-cell-address="Wehrturm_Kategorie.A1"/>
      <style:map style:condition="cell-content()=&quot;W&quot;" style:apply-style-name="ConditionalStyle_5f_432" style:base-cell-address="Wehrturm_Kategorie.A1"/>
      <style:map style:condition="cell-content()=&quot;W&quot;" style:apply-style-name="ConditionalStyle_5f_431" style:base-cell-address="Wehrturm_Kategorie.A1"/>
      <style:map style:condition="cell-content()=&quot;W&quot;" style:apply-style-name="ConditionalStyle_5f_430" style:base-cell-address="Wehrturm_Kategorie.A1"/>
      <style:map style:condition="cell-content()=&quot;W&quot;" style:apply-style-name="ConditionalStyle_5f_428" style:base-cell-address="Wehrturm_Kategorie.A1"/>
      <style:map style:condition="cell-content()=&quot;W&quot;" style:apply-style-name="ConditionalStyle_5f_426" style:base-cell-address="Wehrturm_Kategorie.A1"/>
      <style:map style:condition="cell-content()=&quot;W&quot;" style:apply-style-name="ConditionalStyle_5f_423" style:base-cell-address="Wehrturm_Kategorie.A1"/>
      <style:map style:condition="cell-content()=&quot;W&quot;" style:apply-style-name="ConditionalStyle_5f_422" style:base-cell-address="Wehrturm_Kategorie.A1"/>
      <style:map style:condition="cell-content()=&quot;W&quot;" style:apply-style-name="ConditionalStyle_5f_420" style:base-cell-address="Wehrturm_Kategorie.A1"/>
      <style:map style:condition="cell-content()=&quot;W&quot;" style:apply-style-name="ConditionalStyle_5f_417" style:base-cell-address="Wehrturm_Kategorie.A1"/>
      <style:map style:condition="cell-content()=&quot;W&quot;" style:apply-style-name="ConditionalStyle_5f_416" style:base-cell-address="Wehrturm_Kategorie.A1"/>
      <style:map style:condition="cell-content()=&quot;W&quot;" style:apply-style-name="ConditionalStyle_5f_413" style:base-cell-address="Wehrturm_Kategorie.A1"/>
      <style:map style:condition="cell-content()=&quot;W&quot;" style:apply-style-name="ConditionalStyle_5f_412" style:base-cell-address="Wehrturm_Kategorie.A1"/>
      <style:map style:condition="cell-content()=&quot;W&quot;" style:apply-style-name="ConditionalStyle_5f_410" style:base-cell-address="Wehrturm_Kategorie.A1"/>
      <style:map style:condition="cell-content()=&quot;W&quot;" style:apply-style-name="ConditionalStyle_5f_408" style:base-cell-address="Wehrturm_Kategorie.A1"/>
      <style:map style:condition="cell-content()=&quot;W&quot;" style:apply-style-name="ConditionalStyle_5f_405" style:base-cell-address="Wehrturm_Kategorie.A1"/>
      <style:map style:condition="cell-content()=&quot;W&quot;" style:apply-style-name="ConditionalStyle_5f_404" style:base-cell-address="Wehrturm_Kategorie.A1"/>
      <style:map style:condition="cell-content()=&quot;W&quot;" style:apply-style-name="ConditionalStyle_5f_402" style:base-cell-address="Wehrturm_Kategorie.A1"/>
      <style:map style:condition="cell-content()=&quot;W&quot;" style:apply-style-name="ConditionalStyle_5f_400" style:base-cell-address="Wehrturm_Kategorie.A1"/>
      <style:map style:condition="cell-content()=&quot;W&quot;" style:apply-style-name="ConditionalStyle_5f_398" style:base-cell-address="Wehrturm_Kategorie.A1"/>
      <style:map style:condition="cell-content()=&quot;W&quot;" style:apply-style-name="ConditionalStyle_5f_394" style:base-cell-address="Wehrturm_Kategorie.A1"/>
      <style:map style:condition="cell-content()=&quot;W&quot;" style:apply-style-name="ConditionalStyle_5f_393" style:base-cell-address="Wehrturm_Kategorie.A1"/>
      <style:map style:condition="cell-content()=&quot;W&quot;" style:apply-style-name="ConditionalStyle_5f_392" style:base-cell-address="Wehrturm_Kategorie.A1"/>
      <style:map style:condition="cell-content()=&quot;W&quot;" style:apply-style-name="ConditionalStyle_5f_391" style:base-cell-address="Wehrturm_Kategorie.A1"/>
    </style:style>
    <style:style style:name="ce200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rotation-align="none"/>
      <style:paragraph-properties fo:text-align="center" fo:margin-left="0cm"/>
      <style:text-properties style:use-window-font-color="true"/>
      <style:map style:condition="cell-content()=&quot;W&quot;" style:apply-style-name="ConditionalStyle_5f_461" style:base-cell-address="Wehrturm_Kategorie.A1"/>
      <style:map style:condition="cell-content()=&quot;W&quot;" style:apply-style-name="ConditionalStyle_5f_460" style:base-cell-address="Wehrturm_Kategorie.A1"/>
      <style:map style:condition="cell-content()=&quot;W&quot;" style:apply-style-name="ConditionalStyle_5f_458" style:base-cell-address="Wehrturm_Kategorie.A1"/>
      <style:map style:condition="cell-content()=&quot;W&quot;" style:apply-style-name="ConditionalStyle_5f_456" style:base-cell-address="Wehrturm_Kategorie.A1"/>
      <style:map style:condition="cell-content()=&quot;W&quot;" style:apply-style-name="ConditionalStyle_5f_454" style:base-cell-address="Wehrturm_Kategorie.A1"/>
      <style:map style:condition="cell-content()=&quot;W&quot;" style:apply-style-name="ConditionalStyle_5f_450" style:base-cell-address="Wehrturm_Kategorie.A1"/>
      <style:map style:condition="cell-content()=&quot;W&quot;" style:apply-style-name="ConditionalStyle_5f_449" style:base-cell-address="Wehrturm_Kategorie.A1"/>
      <style:map style:condition="cell-content()=&quot;W&quot;" style:apply-style-name="ConditionalStyle_5f_448" style:base-cell-address="Wehrturm_Kategorie.A1"/>
      <style:map style:condition="cell-content()=&quot;W&quot;" style:apply-style-name="ConditionalStyle_5f_447" style:base-cell-address="Wehrturm_Kategorie.A1"/>
      <style:map style:condition="cell-content()=&quot;W&quot;" style:apply-style-name="ConditionalStyle_5f_446" style:base-cell-address="Wehrturm_Kategorie.A1"/>
      <style:map style:condition="cell-content()=&quot;W&quot;" style:apply-style-name="ConditionalStyle_5f_444" style:base-cell-address="Wehrturm_Kategorie.A1"/>
      <style:map style:condition="cell-content()=&quot;W&quot;" style:apply-style-name="ConditionalStyle_5f_442" style:base-cell-address="Wehrturm_Kategorie.A1"/>
      <style:map style:condition="cell-content()=&quot;W&quot;" style:apply-style-name="ConditionalStyle_5f_439" style:base-cell-address="Wehrturm_Kategorie.A1"/>
      <style:map style:condition="cell-content()=&quot;W&quot;" style:apply-style-name="ConditionalStyle_5f_438" style:base-cell-address="Wehrturm_Kategorie.A1"/>
      <style:map style:condition="cell-content()=&quot;W&quot;" style:apply-style-name="ConditionalStyle_5f_437" style:base-cell-address="Wehrturm_Kategorie.A1"/>
      <style:map style:condition="cell-content()=&quot;W&quot;" style:apply-style-name="ConditionalStyle_5f_436" style:base-cell-address="Wehrturm_Kategorie.A1"/>
      <style:map style:condition="cell-content()=&quot;W&quot;" style:apply-style-name="ConditionalStyle_5f_433" style:base-cell-address="Wehrturm_Kategorie.A1"/>
      <style:map style:condition="cell-content()=&quot;W&quot;" style:apply-style-name="ConditionalStyle_5f_432" style:base-cell-address="Wehrturm_Kategorie.A1"/>
      <style:map style:condition="cell-content()=&quot;W&quot;" style:apply-style-name="ConditionalStyle_5f_431" style:base-cell-address="Wehrturm_Kategorie.A1"/>
      <style:map style:condition="cell-content()=&quot;W&quot;" style:apply-style-name="ConditionalStyle_5f_430" style:base-cell-address="Wehrturm_Kategorie.A1"/>
      <style:map style:condition="cell-content()=&quot;W&quot;" style:apply-style-name="ConditionalStyle_5f_428" style:base-cell-address="Wehrturm_Kategorie.A1"/>
      <style:map style:condition="cell-content()=&quot;W&quot;" style:apply-style-name="ConditionalStyle_5f_426" style:base-cell-address="Wehrturm_Kategorie.A1"/>
      <style:map style:condition="cell-content()=&quot;W&quot;" style:apply-style-name="ConditionalStyle_5f_423" style:base-cell-address="Wehrturm_Kategorie.A1"/>
      <style:map style:condition="cell-content()=&quot;W&quot;" style:apply-style-name="ConditionalStyle_5f_422" style:base-cell-address="Wehrturm_Kategorie.A1"/>
      <style:map style:condition="cell-content()=&quot;W&quot;" style:apply-style-name="ConditionalStyle_5f_420" style:base-cell-address="Wehrturm_Kategorie.A1"/>
      <style:map style:condition="cell-content()=&quot;W&quot;" style:apply-style-name="ConditionalStyle_5f_417" style:base-cell-address="Wehrturm_Kategorie.A1"/>
      <style:map style:condition="cell-content()=&quot;W&quot;" style:apply-style-name="ConditionalStyle_5f_416" style:base-cell-address="Wehrturm_Kategorie.A1"/>
      <style:map style:condition="cell-content()=&quot;W&quot;" style:apply-style-name="ConditionalStyle_5f_413" style:base-cell-address="Wehrturm_Kategorie.A1"/>
      <style:map style:condition="cell-content()=&quot;W&quot;" style:apply-style-name="ConditionalStyle_5f_412" style:base-cell-address="Wehrturm_Kategorie.A1"/>
      <style:map style:condition="cell-content()=&quot;W&quot;" style:apply-style-name="ConditionalStyle_5f_410" style:base-cell-address="Wehrturm_Kategorie.A1"/>
      <style:map style:condition="cell-content()=&quot;W&quot;" style:apply-style-name="ConditionalStyle_5f_408" style:base-cell-address="Wehrturm_Kategorie.A1"/>
      <style:map style:condition="cell-content()=&quot;W&quot;" style:apply-style-name="ConditionalStyle_5f_405" style:base-cell-address="Wehrturm_Kategorie.A1"/>
      <style:map style:condition="cell-content()=&quot;W&quot;" style:apply-style-name="ConditionalStyle_5f_404" style:base-cell-address="Wehrturm_Kategorie.A1"/>
      <style:map style:condition="cell-content()=&quot;W&quot;" style:apply-style-name="ConditionalStyle_5f_402" style:base-cell-address="Wehrturm_Kategorie.A1"/>
      <style:map style:condition="cell-content()=&quot;W&quot;" style:apply-style-name="ConditionalStyle_5f_400" style:base-cell-address="Wehrturm_Kategorie.A1"/>
      <style:map style:condition="cell-content()=&quot;W&quot;" style:apply-style-name="ConditionalStyle_5f_398" style:base-cell-address="Wehrturm_Kategorie.A1"/>
      <style:map style:condition="cell-content()=&quot;W&quot;" style:apply-style-name="ConditionalStyle_5f_394" style:base-cell-address="Wehrturm_Kategorie.A1"/>
      <style:map style:condition="cell-content()=&quot;W&quot;" style:apply-style-name="ConditionalStyle_5f_393" style:base-cell-address="Wehrturm_Kategorie.A1"/>
      <style:map style:condition="cell-content()=&quot;W&quot;" style:apply-style-name="ConditionalStyle_5f_392" style:base-cell-address="Wehrturm_Kategorie.A1"/>
      <style:map style:condition="cell-content()=&quot;W&quot;" style:apply-style-name="ConditionalStyle_5f_391" style:base-cell-address="Wehrturm_Kategorie.A1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ext-properties fo:font-style="italic" style:font-style-asian="italic" style:font-style-complex="italic"/>
    </style:style>
    <style:style style:name="ce209" style:family="table-cell" style:parent-style-name="Default">
      <style:table-cell-properties fo:border="0.002cm solid #000000"/>
    </style:style>
    <style:style style:name="ce210" style:family="table-cell" style:parent-style-name="Default">
      <style:table-cell-properties fo:border="none"/>
    </style:style>
    <style:style style:name="ce21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color="#cc0000" fo:font-style="italic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21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Wehrturm_Kategorie.H7"/>
    </style:style>
    <style:style style:name="ce2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66cc"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1">
      <style:table-cell-properties style:text-align-source="fix" style:repeat-content="false" fo:background-color="transparent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218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21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220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font-weight="bold" style:font-weight-asian="bold" style:font-weight-complex="bold"/>
      <style:map style:condition="cell-content()=&quot;W&quot;" style:apply-style-name="ConditionalStyle_5f_739" style:base-cell-address="Wehrturm_Kategorie.A1"/>
    </style:style>
    <style:style style:name="ce22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font-weight="bold" style:font-weight-asian="bold" style:font-weight-complex="bold"/>
      <style:map style:condition="cell-content()=&quot;W&quot;" style:apply-style-name="ConditionalStyle_5f_739" style:base-cell-address="Wehrturm_Kategorie.A1"/>
    </style:style>
    <style:style style:name="ce222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color="#0066cc"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cc" fo:font-weight="bold" style:font-weight-asian="bold" style:font-weight-complex="bold"/>
    </style:style>
    <style:style style:name="ce224" style:family="table-cell" style:parent-style-name="Default" style:data-style-name="N1">
      <style:table-cell-properties fo:background-color="#b2b2b2" style:text-align-source="fix" style:repeat-content="false" fo:border="0.002cm solid #000000"/>
      <style:paragraph-properties fo:text-align="end" fo:margin-left="0cm"/>
      <style:text-properties fo:color="#000000" fo:font-style="italic" fo:font-weight="bold" style:font-style-asian="italic" style:font-weight-asian="bold" style:font-style-complex="italic" style:font-weight-complex="bold"/>
      <style:map style:condition="cell-content()=999" style:apply-style-name="Unbenannt1" style:base-cell-address="Wehrturm_Kategorie.L5"/>
      <style:map style:condition="cell-content()=0" style:apply-style-name="Default" style:base-cell-address="Wehrturm_Kategorie.L5"/>
    </style:style>
    <style:style style:name="ce22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b2b2b2" fo:font-weight="bold" style:font-weight-asian="bold" style:font-weight-complex="bold"/>
    </style:style>
    <style:style style:name="ce22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00" fo:font-style="italic" fo:font-weight="bold" style:font-style-asian="italic" style:font-weight-asian="bold" style:font-style-complex="italic" style:font-weight-complex="bold"/>
      <style:map style:condition="cell-content()=999" style:apply-style-name="Unbenannt1" style:base-cell-address="Wehrturm_Kategorie.L5"/>
      <style:map style:condition="cell-content()=0" style:apply-style-name="Default" style:base-cell-address="Wehrturm_Kategorie.L5"/>
    </style:style>
    <style:style style:name="ce22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b2b2b2"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29" style:family="table-cell" style:parent-style-name="Default" style:data-style-name="N1">
      <style:table-cell-properties style:text-align-source="fix" style:repeat-content="false" fo:background-color="transparent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230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5" style:base-cell-address="Wehrturm_Kategorie.L5"/>
      <style:map style:condition="cell-content()=0" style:apply-style-name="Default" style:base-cell-address="Wehrturm_Kategorie.L5"/>
    </style:style>
    <style:style style:name="ce231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2" style:base-cell-address="Wehrturm_Kategorie.L7"/>
    </style:style>
    <style:style style:name="ce232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2" style:base-cell-address="Wehrturm_Kategorie.L7"/>
    </style:style>
    <style:style style:name="ce233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</style:style>
    <style:style style:name="ce23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66cc"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 fo:font-weight="bold" style:font-weight-asian="bold" style:font-weight-complex="bold"/>
    </style:style>
    <style:style style:name="ce236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color="#b2b2b2" fo:font-weight="bold" style:font-weight-asian="bold" style:font-weight-complex="bold"/>
    </style:style>
    <style:style style:name="ce23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b2b2b2" fo:font-weight="bold" style:font-weight-asian="bold" style:font-weight-complex="bold"/>
    </style:style>
    <style:style style:name="ce2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b2b2b2" fo:font-weight="bold" style:font-weight-asian="bold" style:font-weight-complex="bold"/>
      <style:map style:condition="cell-content()&lt;0" style:apply-style-name="Unbenannt4" style:base-cell-address="Wehrturm_Kategorie.CU12"/>
    </style:style>
  </office:automatic-styles>
  <office:body>
    <office:spreadsheet>
      <table:content-validations>
        <table:content-validation table:name="val1" table:condition="of:cell-content-text-length()='W'" table:allow-empty-cell="false" table:base-cell-address="Wehrturm_Kategorie.E31">
          <table:error-message table:message-type="stop" table:display="true"/>
        </table:content-validation>
        <table:content-validation table:name="val2" table:condition="of:cell-content-text-length()='W'" table:allow-empty-cell="false" table:base-cell-address="Wehrturm_Kategorie.F2">
          <table:help-message table:display="true"/>
          <table:error-message table:message-type="stop" table:display="true"/>
        </table:content-validation>
      </table:content-validations>
      <table:table table:name="Wehrturm_Kategorie" table:style-name="ta1" table:print="false">
        <office:forms form:automatic-focus="false" form:apply-design-mode="false"/>
        <table:table-column table:style-name="co2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7"/>
        <table:table-column table:style-name="co10" table:default-cell-style-name="ce24"/>
        <table:table-column table:style-name="co11" table:default-cell-style-name="Default"/>
        <table:table-column table:style-name="co12" table:number-columns-repeated="51" table:default-cell-style-name="Default"/>
        <table:table-row table:style-name="ro1">
          <table:table-cell table:number-columns-repeated="8"/>
          <table:table-cell table:style-name="ce16"/>
          <table:table-cell table:number-columns-repeated="53"/>
        </table:table-row>
        <table:table-row table:style-name="ro1">
          <table:table-cell/>
          <table:table-cell table:style-name="ce2" office:value-type="string">
            <text:p>Wehrturmschießen</text:p>
          </table:table-cell>
          <table:table-cell/>
          <table:table-cell table:style-name="ce2"/>
          <table:table-cell table:number-columns-repeated="4"/>
          <table:table-cell table:style-name="ce16"/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8"/>
          <table:table-cell table:style-name="ce18"/>
          <table:table-cell table:style-name="ce25"/>
          <table:table-cell table:number-columns-repeated="52"/>
        </table:table-row>
        <table:table-row table:style-name="ro1">
          <table:table-cell table:number-columns-repeated="9"/>
          <table:table-cell table:style-name="ce16" office:value-type="string">
            <text:p>Kategorie</text:p>
          </table:table-cell>
          <table:table-cell table:number-columns-repeated="52"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13" table:formula="of:=[Datenbank.H6]" office:value-type="string" office:string-value="Grad">
            <text:p>Grad</text:p>
          </table:table-cell>
          <table:table-cell table:style-name="ce13" table:formula="of:=[Datenbank.I6]" office:value-type="string" office:string-value="Kategorie">
            <text:p>Kategorie</text:p>
          </table:table-cell>
          <table:table-cell table:style-name="ce16" table:formula="of:=[Datenbank.M6]" office:value-type="string" office:string-value="Wettkampf 1">
            <text:p>Wettkampf 1</text:p>
          </table:table-cell>
          <table:table-cell table:style-name="ce16" office:value-type="string">
            <text:p>Platzierung</text:p>
          </table:table-cell>
          <table:table-cell table:style-name="ce13" office:value-type="string">
            <text:p>Kommentar</text:p>
          </table:table-cell>
          <table:table-cell table:number-columns-repeated="51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20" table:formula="of:=[Datenbank.M8]" office:value-type="string" office:string-value="Wehrturm">
            <text:p>Wehrturm</text:p>
          </table:table-cell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20" table:formula="of:=[Datenbank.M9]" office:value-type="string" office:string-value="Punkte">
            <text:p>Punkte</text:p>
          </table:table-cell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6"/>
          <table:table-cell table:number-columns-repeated="52"/>
        </table:table-row>
        <table:table-row table:style-name="ro1">
          <table:table-cell/>
          <table:table-cell table:style-name="ce3" table:number-columns-repeated="6"/>
          <table:table-cell table:style-name="ce13"/>
          <table:table-cell table:style-name="ce20"/>
          <table:table-cell table:style-name="ce13"/>
          <table:table-cell table:number-columns-repeated="52"/>
        </table:table-row>
        <table:table-row table:style-name="ro1">
          <table:table-cell/>
          <table:table-cell table:style-name="ce4" table:formula="of:=[Datenbank.B12]" office:value-type="float" office:value="1">
            <text:p>1</text:p>
          </table:table-cell>
          <table:table-cell table:style-name="ce6" table:formula="of:=[Datenbank.C12]" office:value-type="string" office:string-value="Humrich">
            <text:p>Humrich</text:p>
          </table:table-cell>
          <table:table-cell table:style-name="ce6" table:formula="of:=[Datenbank.D12]" office:value-type="string" office:string-value="Joline">
            <text:p>Joline</text:p>
          </table:table-cell>
          <table:table-cell table:style-name="ce116" table:formula="of:=[Datenbank.E12]" office:value-type="string" office:string-value="W">
            <text:p>W</text:p>
          </table:table-cell>
          <table:table-cell table:style-name="ce12" table:formula="of:=[Datenbank.F12]" office:value-type="string" office:string-value="Budo-Shin">
            <text:p>Budo-Shin</text:p>
          </table:table-cell>
          <table:table-cell table:style-name="ce14" table:formula="of:=[Datenbank.H12]" office:value-type="string" office:string-value="Kyu 6">
            <text:p>Kyu 6</text:p>
          </table:table-cell>
          <table:table-cell table:style-name="ce14" table:formula="of:=[Datenbank.I12]" office:value-type="string" office:string-value="I">
            <text:p>I</text:p>
          </table:table-cell>
          <table:table-cell table:style-name="ce121" table:formula="of:=[Datenbank.M12]" office:value-type="float" office:value="-7">
            <text:p>-7</text:p>
          </table:table-cell>
          <table:table-cell table:style-name="ce122" table:formula="of:=IF([.I12]=-999;&quot; &quot;;RANK([.I12];[.$I$12:.$I$12];0))" office:value-type="float" office:value="1">
            <text:p>1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" table:formula="of:=[Datenbank.B13]" office:value-type="float" office:value="10">
            <text:p>10</text:p>
          </table:table-cell>
          <table:table-cell table:style-name="ce6" table:formula="of:=[Datenbank.C13]" office:value-type="string" office:string-value="Franz">
            <text:p>Franz</text:p>
          </table:table-cell>
          <table:table-cell table:style-name="ce6" table:formula="of:=[Datenbank.D13]" office:value-type="string" office:string-value="Sabine">
            <text:p>Sabine</text:p>
          </table:table-cell>
          <table:table-cell table:style-name="ce116" table:formula="of:=[Datenbank.E13]" office:value-type="string" office:string-value="W">
            <text:p>W</text:p>
          </table:table-cell>
          <table:table-cell table:style-name="ce12" table:formula="of:=[Datenbank.F13]" office:value-type="string" office:string-value="Budo-Shin">
            <text:p>Budo-Shin</text:p>
          </table:table-cell>
          <table:table-cell table:style-name="ce14" table:formula="of:=[Datenbank.H13]" office:value-type="string" office:string-value="Kyu 3">
            <text:p>Kyu 3</text:p>
          </table:table-cell>
          <table:table-cell table:style-name="ce14" table:formula="of:=[Datenbank.I13]" office:value-type="string" office:string-value="II">
            <text:p>II</text:p>
          </table:table-cell>
          <table:table-cell table:style-name="ce121" table:formula="of:=[Datenbank.M13]" office:value-type="float" office:value="-16">
            <text:p>-16</text:p>
          </table:table-cell>
          <table:table-cell table:style-name="ce122" table:formula="of:=IF([.I13]=-999;&quot; &quot;;RANK([.I13];[.$I$13:.$I$14];0))" office:value-type="float" office:value="1">
            <text:p>1</text:p>
          </table:table-cell>
          <table:table-cell table:style-name="ce2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4]" office:value-type="float" office:value="11">
            <text:p>11</text:p>
          </table:table-cell>
          <table:table-cell table:style-name="ce6" table:formula="of:=[Datenbank.C14]" office:value-type="string" office:string-value="Hanskötter">
            <text:p>Hanskötter</text:p>
          </table:table-cell>
          <table:table-cell table:style-name="ce6" table:formula="of:=[Datenbank.D14]" office:value-type="string" office:string-value="Ulrike">
            <text:p>Ulrike</text:p>
          </table:table-cell>
          <table:table-cell table:style-name="ce116" table:formula="of:=[Datenbank.E14]" office:value-type="string" office:string-value="W">
            <text:p>W</text:p>
          </table:table-cell>
          <table:table-cell table:style-name="ce12" table:formula="of:=[Datenbank.F14]" office:value-type="string" office:string-value="Budo-Shin">
            <text:p>Budo-Shin</text:p>
          </table:table-cell>
          <table:table-cell table:style-name="ce14" table:formula="of:=[Datenbank.H14]" office:value-type="string" office:string-value="Kyu 3">
            <text:p>Kyu 3</text:p>
          </table:table-cell>
          <table:table-cell table:style-name="ce14" table:formula="of:=[Datenbank.I14]" office:value-type="string" office:string-value="II">
            <text:p>II</text:p>
          </table:table-cell>
          <table:table-cell table:style-name="ce121" table:formula="of:=[Datenbank.M14]" office:value-type="float" office:value="-999">
            <text:p>-999</text:p>
          </table:table-cell>
          <table:table-cell table:style-name="ce122" table:formula="of:=IF([.I14]=-999;&quot; &quot;;RANK([.I14];[.$I$13:.$I$14];0))" office:value-type="string" office:string-value=" 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5]" office:value-type="float" office:value="16">
            <text:p>16</text:p>
          </table:table-cell>
          <table:table-cell table:style-name="ce6" table:formula="of:=[Datenbank.C15]" office:value-type="string" office:string-value="Orlowski">
            <text:p>Orlowski</text:p>
          </table:table-cell>
          <table:table-cell table:style-name="ce6" table:formula="of:=[Datenbank.D15]" office:value-type="string" office:string-value="Sabrina">
            <text:p>Sabrina</text:p>
          </table:table-cell>
          <table:table-cell table:style-name="ce116" table:formula="of:=[Datenbank.E15]" office:value-type="string" office:string-value="W">
            <text:p>W</text:p>
          </table:table-cell>
          <table:table-cell table:style-name="ce12" table:formula="of:=[Datenbank.F15]" office:value-type="string" office:string-value="Bushikan">
            <text:p>Bushikan</text:p>
          </table:table-cell>
          <table:table-cell table:style-name="ce14" table:formula="of:=[Datenbank.H15]" office:value-type="string" office:string-value=" ">
            <text:p><text:s/></text:p>
          </table:table-cell>
          <table:table-cell table:style-name="ce14" table:formula="of:=[Datenbank.I15]" office:value-type="string" office:string-value="III">
            <text:p>III</text:p>
          </table:table-cell>
          <table:table-cell table:style-name="ce121" table:formula="of:=[Datenbank.M15]" office:value-type="float" office:value="-10">
            <text:p>-10</text:p>
          </table:table-cell>
          <table:table-cell table:style-name="ce122" table:formula="of:=IF([.I15]=-999;&quot; &quot;;RANK([.I15];[.$I$15:.$I$16];0))" office:value-type="float" office:value="1">
            <text:p>1</text:p>
          </table:table-cell>
          <table:table-cell table:style-name="ce2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6]" office:value-type="float" office:value="24">
            <text:p>24</text:p>
          </table:table-cell>
          <table:table-cell table:style-name="ce6" table:formula="of:=[Datenbank.C16]" office:value-type="string" office:string-value="Holmes">
            <text:p>Holmes</text:p>
          </table:table-cell>
          <table:table-cell table:style-name="ce6" table:formula="of:=[Datenbank.D16]" office:value-type="string" office:string-value="Pauline">
            <text:p>Pauline</text:p>
          </table:table-cell>
          <table:table-cell table:style-name="ce116" table:formula="of:=[Datenbank.E16]" office:value-type="string" office:string-value="W">
            <text:p>W</text:p>
          </table:table-cell>
          <table:table-cell table:style-name="ce12" table:formula="of:=[Datenbank.F16]" office:value-type="string" office:string-value="Yanagi-No-Ki">
            <text:p>Yanagi-No-Ki</text:p>
          </table:table-cell>
          <table:table-cell table:style-name="ce14" table:formula="of:=[Datenbank.H16]" office:value-type="string" office:string-value=" ">
            <text:p><text:s/></text:p>
          </table:table-cell>
          <table:table-cell table:style-name="ce14" table:formula="of:=[Datenbank.I16]" office:value-type="string" office:string-value="III">
            <text:p>III</text:p>
          </table:table-cell>
          <table:table-cell table:style-name="ce121" table:formula="of:=[Datenbank.M16]" office:value-type="float" office:value="-16">
            <text:p>-16</text:p>
          </table:table-cell>
          <table:table-cell table:style-name="ce122" table:formula="of:=IF([.I16]=-999;&quot; &quot;;RANK([.I16];[.$I$15:.$I$16];0))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7]" office:value-type="string" office:string-value=" ">
            <text:p><text:s/></text:p>
          </table:table-cell>
          <table:table-cell table:style-name="ce6" table:formula="of:=[Datenbank.C17]" office:value-type="string" office:string-value=" ">
            <text:p><text:s/></text:p>
          </table:table-cell>
          <table:table-cell table:style-name="ce6" table:formula="of:=[Datenbank.D17]" office:value-type="string" office:string-value=" ">
            <text:p><text:s/></text:p>
          </table:table-cell>
          <table:table-cell table:style-name="ce116" table:formula="of:=[Datenbank.E17]" office:value-type="string" office:string-value="W">
            <text:p>W</text:p>
          </table:table-cell>
          <table:table-cell table:style-name="ce12" table:formula="of:=[Datenbank.F17]" office:value-type="string" office:string-value=" ">
            <text:p><text:s/></text:p>
          </table:table-cell>
          <table:table-cell table:style-name="ce14" table:formula="of:=[Datenbank.H17]" office:value-type="string" office:string-value=" ">
            <text:p><text:s/></text:p>
          </table:table-cell>
          <table:table-cell table:style-name="ce14" table:formula="of:=[Datenbank.I17]" office:value-type="string" office:string-value="xxx">
            <text:p>xxx</text:p>
          </table:table-cell>
          <table:table-cell table:style-name="ce121" table:formula="of:=[Datenbank.M17]" office:value-type="float" office:value="-999">
            <text:p>-999</text:p>
          </table:table-cell>
          <table:table-cell table:style-name="ce122" table:formula="of:=IF([.I17]=-999;&quot; &quot;;RANK([.I17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8]" office:value-type="string" office:string-value=" ">
            <text:p><text:s/></text:p>
          </table:table-cell>
          <table:table-cell table:style-name="ce6" table:formula="of:=[Datenbank.C18]" office:value-type="string" office:string-value=" ">
            <text:p><text:s/></text:p>
          </table:table-cell>
          <table:table-cell table:style-name="ce6" table:formula="of:=[Datenbank.D18]" office:value-type="string" office:string-value=" ">
            <text:p><text:s/></text:p>
          </table:table-cell>
          <table:table-cell table:style-name="ce116" table:formula="of:=[Datenbank.E18]" office:value-type="string" office:string-value="W">
            <text:p>W</text:p>
          </table:table-cell>
          <table:table-cell table:style-name="ce12" table:formula="of:=[Datenbank.F18]" office:value-type="string" office:string-value=" ">
            <text:p><text:s/></text:p>
          </table:table-cell>
          <table:table-cell table:style-name="ce14" table:formula="of:=[Datenbank.H18]" office:value-type="string" office:string-value=" ">
            <text:p><text:s/></text:p>
          </table:table-cell>
          <table:table-cell table:style-name="ce14" table:formula="of:=[Datenbank.I18]" office:value-type="string" office:string-value="xxx">
            <text:p>xxx</text:p>
          </table:table-cell>
          <table:table-cell table:style-name="ce121" table:formula="of:=[Datenbank.M18]" office:value-type="float" office:value="-999">
            <text:p>-999</text:p>
          </table:table-cell>
          <table:table-cell table:style-name="ce122" table:formula="of:=IF([.I18]=-999;&quot; &quot;;RANK([.I18];[.$I$12:.$I$26];0))" office:value-type="string" office:string-value=" 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9]" office:value-type="string" office:string-value=" ">
            <text:p><text:s/></text:p>
          </table:table-cell>
          <table:table-cell table:style-name="ce6" table:formula="of:=[Datenbank.C19]" office:value-type="string" office:string-value=" ">
            <text:p><text:s/></text:p>
          </table:table-cell>
          <table:table-cell table:style-name="ce6" table:formula="of:=[Datenbank.D19]" office:value-type="string" office:string-value=" ">
            <text:p><text:s/></text:p>
          </table:table-cell>
          <table:table-cell table:style-name="ce116" table:formula="of:=[Datenbank.E19]" office:value-type="string" office:string-value="W">
            <text:p>W</text:p>
          </table:table-cell>
          <table:table-cell table:style-name="ce12" table:formula="of:=[Datenbank.F19]" office:value-type="string" office:string-value=" ">
            <text:p><text:s/></text:p>
          </table:table-cell>
          <table:table-cell table:style-name="ce14" table:formula="of:=[Datenbank.H19]" office:value-type="string" office:string-value=" ">
            <text:p><text:s/></text:p>
          </table:table-cell>
          <table:table-cell table:style-name="ce14" table:formula="of:=[Datenbank.I19]" office:value-type="string" office:string-value="xxx">
            <text:p>xxx</text:p>
          </table:table-cell>
          <table:table-cell table:style-name="ce121" table:formula="of:=[Datenbank.M19]" office:value-type="float" office:value="-999">
            <text:p>-999</text:p>
          </table:table-cell>
          <table:table-cell table:style-name="ce122" table:formula="of:=IF([.I19]=-999;&quot; &quot;;RANK([.I19];[.$I$12:.$I$26];0))" office:value-type="string" office:string-value=" 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20]" office:value-type="string" office:string-value=" ">
            <text:p><text:s/></text:p>
          </table:table-cell>
          <table:table-cell table:style-name="ce6" table:formula="of:=[Datenbank.C20]" office:value-type="string" office:string-value=" ">
            <text:p><text:s/></text:p>
          </table:table-cell>
          <table:table-cell table:style-name="ce6" table:formula="of:=[Datenbank.D20]" office:value-type="string" office:string-value=" ">
            <text:p><text:s/></text:p>
          </table:table-cell>
          <table:table-cell table:style-name="ce116" table:formula="of:=[Datenbank.E20]" office:value-type="string" office:string-value="W">
            <text:p>W</text:p>
          </table:table-cell>
          <table:table-cell table:style-name="ce12" table:formula="of:=[Datenbank.F20]" office:value-type="string" office:string-value=" ">
            <text:p><text:s/></text:p>
          </table:table-cell>
          <table:table-cell table:style-name="ce14" table:formula="of:=[Datenbank.H20]" office:value-type="string" office:string-value=" ">
            <text:p><text:s/></text:p>
          </table:table-cell>
          <table:table-cell table:style-name="ce14" table:formula="of:=[Datenbank.I20]" office:value-type="string" office:string-value="xxx">
            <text:p>xxx</text:p>
          </table:table-cell>
          <table:table-cell table:style-name="ce121" table:formula="of:=[Datenbank.M20]" office:value-type="float" office:value="-999">
            <text:p>-999</text:p>
          </table:table-cell>
          <table:table-cell table:style-name="ce122" table:formula="of:=IF([.I20]=-999;&quot; &quot;;RANK([.I20];[.$I$12:.$I$26];0))" office:value-type="string" office:string-value=" 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21]" office:value-type="string" office:string-value=" ">
            <text:p><text:s/></text:p>
          </table:table-cell>
          <table:table-cell table:style-name="ce6" table:formula="of:=[Datenbank.C21]" office:value-type="string" office:string-value=" ">
            <text:p><text:s/></text:p>
          </table:table-cell>
          <table:table-cell table:style-name="ce6" table:formula="of:=[Datenbank.D21]" office:value-type="string" office:string-value=" ">
            <text:p><text:s/></text:p>
          </table:table-cell>
          <table:table-cell table:style-name="ce116" table:formula="of:=[Datenbank.E21]" office:value-type="string" office:string-value="W">
            <text:p>W</text:p>
          </table:table-cell>
          <table:table-cell table:style-name="ce12" table:formula="of:=[Datenbank.F21]" office:value-type="string" office:string-value=" ">
            <text:p><text:s/></text:p>
          </table:table-cell>
          <table:table-cell table:style-name="ce14" table:formula="of:=[Datenbank.H21]" office:value-type="string" office:string-value=" ">
            <text:p><text:s/></text:p>
          </table:table-cell>
          <table:table-cell table:style-name="ce14" table:formula="of:=[Datenbank.I21]" office:value-type="string" office:string-value="xxx">
            <text:p>xxx</text:p>
          </table:table-cell>
          <table:table-cell table:style-name="ce121" table:formula="of:=[Datenbank.M21]" office:value-type="float" office:value="-999">
            <text:p>-999</text:p>
          </table:table-cell>
          <table:table-cell table:style-name="ce122" table:formula="of:=IF([.I21]=-999;&quot; &quot;;RANK([.I21];[.$I$12:.$I$26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22]" office:value-type="string" office:string-value=" ">
            <text:p><text:s/></text:p>
          </table:table-cell>
          <table:table-cell table:style-name="ce6" table:formula="of:=[Datenbank.C22]" office:value-type="string" office:string-value=" ">
            <text:p><text:s/></text:p>
          </table:table-cell>
          <table:table-cell table:style-name="ce6" table:formula="of:=[Datenbank.D22]" office:value-type="string" office:string-value=" ">
            <text:p><text:s/></text:p>
          </table:table-cell>
          <table:table-cell table:style-name="ce116" table:formula="of:=[Datenbank.E22]" office:value-type="string" office:string-value="W">
            <text:p>W</text:p>
          </table:table-cell>
          <table:table-cell table:style-name="ce12" table:formula="of:=[Datenbank.F22]" office:value-type="string" office:string-value=" ">
            <text:p><text:s/></text:p>
          </table:table-cell>
          <table:table-cell table:style-name="ce14" table:formula="of:=[Datenbank.H22]" office:value-type="string" office:string-value=" ">
            <text:p><text:s/></text:p>
          </table:table-cell>
          <table:table-cell table:style-name="ce14" table:formula="of:=[Datenbank.I22]" office:value-type="string" office:string-value="xxx">
            <text:p>xxx</text:p>
          </table:table-cell>
          <table:table-cell table:style-name="ce121" table:formula="of:=[Datenbank.M22]" office:value-type="float" office:value="-999">
            <text:p>-999</text:p>
          </table:table-cell>
          <table:table-cell table:style-name="ce122" table:formula="of:=IF([.I22]=-999;&quot; &quot;;RANK([.I22];[.$I$12:.$I$26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23]" office:value-type="string" office:string-value=" ">
            <text:p><text:s/></text:p>
          </table:table-cell>
          <table:table-cell table:style-name="ce6" table:formula="of:=[Datenbank.C23]" office:value-type="string" office:string-value=" ">
            <text:p><text:s/></text:p>
          </table:table-cell>
          <table:table-cell table:style-name="ce6" table:formula="of:=[Datenbank.D23]" office:value-type="string" office:string-value=" ">
            <text:p><text:s/></text:p>
          </table:table-cell>
          <table:table-cell table:style-name="ce116" table:formula="of:=[Datenbank.E23]" office:value-type="string" office:string-value="W">
            <text:p>W</text:p>
          </table:table-cell>
          <table:table-cell table:style-name="ce12" table:formula="of:=[Datenbank.F23]" office:value-type="string" office:string-value=" ">
            <text:p><text:s/></text:p>
          </table:table-cell>
          <table:table-cell table:style-name="ce14" table:formula="of:=[Datenbank.H23]" office:value-type="string" office:string-value=" ">
            <text:p><text:s/></text:p>
          </table:table-cell>
          <table:table-cell table:style-name="ce14" table:formula="of:=[Datenbank.I23]" office:value-type="string" office:string-value="xxx">
            <text:p>xxx</text:p>
          </table:table-cell>
          <table:table-cell table:style-name="ce121" table:formula="of:=[Datenbank.M23]" office:value-type="float" office:value="-999">
            <text:p>-999</text:p>
          </table:table-cell>
          <table:table-cell table:style-name="ce122" table:formula="of:=IF([.I23]=-999;&quot; &quot;;RANK([.I23];[.$I$12:.$I$26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24]" office:value-type="string" office:string-value=" ">
            <text:p><text:s/></text:p>
          </table:table-cell>
          <table:table-cell table:style-name="ce6" table:formula="of:=[Datenbank.C24]" office:value-type="string" office:string-value=" ">
            <text:p><text:s/></text:p>
          </table:table-cell>
          <table:table-cell table:style-name="ce6" table:formula="of:=[Datenbank.D24]" office:value-type="string" office:string-value=" ">
            <text:p><text:s/></text:p>
          </table:table-cell>
          <table:table-cell table:style-name="ce116" table:formula="of:=[Datenbank.E24]" office:value-type="string" office:string-value="W">
            <text:p>W</text:p>
          </table:table-cell>
          <table:table-cell table:style-name="ce12" table:formula="of:=[Datenbank.F24]" office:value-type="string" office:string-value=" ">
            <text:p><text:s/></text:p>
          </table:table-cell>
          <table:table-cell table:style-name="ce14" table:formula="of:=[Datenbank.H24]" office:value-type="string" office:string-value=" ">
            <text:p><text:s/></text:p>
          </table:table-cell>
          <table:table-cell table:style-name="ce14" table:formula="of:=[Datenbank.I24]" office:value-type="string" office:string-value="xxx">
            <text:p>xxx</text:p>
          </table:table-cell>
          <table:table-cell table:style-name="ce121" table:formula="of:=[Datenbank.M24]" office:value-type="float" office:value="-999">
            <text:p>-999</text:p>
          </table:table-cell>
          <table:table-cell table:style-name="ce122" table:formula="of:=IF([.I24]=-999;&quot; &quot;;RANK([.I24];[.$I$12:.$I$26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25]" office:value-type="string" office:string-value=" ">
            <text:p><text:s/></text:p>
          </table:table-cell>
          <table:table-cell table:style-name="ce6" table:formula="of:=[Datenbank.C25]" office:value-type="string" office:string-value=" ">
            <text:p><text:s/></text:p>
          </table:table-cell>
          <table:table-cell table:style-name="ce6" table:formula="of:=[Datenbank.D25]" office:value-type="string" office:string-value=" ">
            <text:p><text:s/></text:p>
          </table:table-cell>
          <table:table-cell table:style-name="ce116" table:formula="of:=[Datenbank.E25]" office:value-type="string" office:string-value="W">
            <text:p>W</text:p>
          </table:table-cell>
          <table:table-cell table:style-name="ce12" table:formula="of:=[Datenbank.F25]" office:value-type="string" office:string-value=" ">
            <text:p><text:s/></text:p>
          </table:table-cell>
          <table:table-cell table:style-name="ce14" table:formula="of:=[Datenbank.H25]" office:value-type="string" office:string-value=" ">
            <text:p><text:s/></text:p>
          </table:table-cell>
          <table:table-cell table:style-name="ce14" table:formula="of:=[Datenbank.I25]" office:value-type="string" office:string-value="xxx">
            <text:p>xxx</text:p>
          </table:table-cell>
          <table:table-cell table:style-name="ce121" table:formula="of:=[Datenbank.M25]" office:value-type="float" office:value="-999">
            <text:p>-999</text:p>
          </table:table-cell>
          <table:table-cell table:style-name="ce122" table:formula="of:=IF([.I25]=-999;&quot; &quot;;RANK([.I25];[.$I$12:.$I$26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26]" office:value-type="string" office:string-value=" ">
            <text:p><text:s/></text:p>
          </table:table-cell>
          <table:table-cell table:style-name="ce6" table:formula="of:=[Datenbank.C26]" office:value-type="string" office:string-value=" ">
            <text:p><text:s/></text:p>
          </table:table-cell>
          <table:table-cell table:style-name="ce6" table:formula="of:=[Datenbank.D26]" office:value-type="string" office:string-value=" ">
            <text:p><text:s/></text:p>
          </table:table-cell>
          <table:table-cell table:style-name="ce116" table:formula="of:=[Datenbank.E26]" office:value-type="string" office:string-value="W">
            <text:p>W</text:p>
          </table:table-cell>
          <table:table-cell table:style-name="ce12" table:formula="of:=[Datenbank.F26]" office:value-type="string" office:string-value=" ">
            <text:p><text:s/></text:p>
          </table:table-cell>
          <table:table-cell table:style-name="ce14" table:formula="of:=[Datenbank.H26]" office:value-type="string" office:string-value=" ">
            <text:p><text:s/></text:p>
          </table:table-cell>
          <table:table-cell table:style-name="ce14" table:formula="of:=[Datenbank.I26]" office:value-type="string" office:string-value="xxx">
            <text:p>xxx</text:p>
          </table:table-cell>
          <table:table-cell table:style-name="ce121" table:formula="of:=[Datenbank.M26]" office:value-type="float" office:value="-999">
            <text:p>-999</text:p>
          </table:table-cell>
          <table:table-cell table:style-name="ce122" table:formula="of:=IF([.I26]=-999;&quot; &quot;;RANK([.I26];[.$I$12:.$I$26];0))" office:value-type="string" office:string-value=" 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table:formula="of:=[Wehrturm.B27]" office:value-type="string" office:string-value=" ">
            <text:p><text:s/></text:p>
          </table:table-cell>
          <table:table-cell table:style-name="ce7" table:formula="of:=[Wehrturm.C27]" office:value-type="string" office:string-value=" ">
            <text:p><text:s/></text:p>
          </table:table-cell>
          <table:table-cell table:style-name="ce7" table:formula="of:=[Wehrturm.D27]" office:value-type="string" office:string-value=" ">
            <text:p><text:s/></text:p>
          </table:table-cell>
          <table:table-cell table:style-name="ce117" table:formula="of:=[Wehrturm.E27]" office:value-type="string" office:string-value=" ">
            <text:p><text:s/></text:p>
          </table:table-cell>
          <table:table-cell table:style-name="ce7" table:formula="of:=[Wehrturm.F27]" office:value-type="string" office:string-value=" ">
            <text:p><text:s/></text:p>
          </table:table-cell>
          <table:table-cell table:style-name="ce7"/>
          <table:table-cell table:style-name="ce15" table:formula="of:=[Wehrturm.I27]" office:value-type="string" office:string-value=" ">
            <text:p><text:s/></text:p>
          </table:table-cell>
          <table:table-cell table:style-name="ce22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5" table:formula="of:=[Wehrturm.B28]" office:value-type="string" office:string-value=" ">
            <text:p><text:s/></text:p>
          </table:table-cell>
          <table:table-cell table:style-name="ce7" table:formula="of:=[Wehrturm.C28]" office:value-type="string" office:string-value=" ">
            <text:p><text:s/></text:p>
          </table:table-cell>
          <table:table-cell table:style-name="ce7" table:formula="of:=[Wehrturm.D28]" office:value-type="string" office:string-value=" ">
            <text:p><text:s/></text:p>
          </table:table-cell>
          <table:table-cell table:style-name="ce117" table:formula="of:=[Wehrturm.E28]" office:value-type="string" office:string-value=" ">
            <text:p><text:s/></text:p>
          </table:table-cell>
          <table:table-cell table:style-name="ce7" table:formula="of:=[Wehrturm.F28]" office:value-type="string" office:string-value=" ">
            <text:p><text:s/></text:p>
          </table:table-cell>
          <table:table-cell table:style-name="ce7"/>
          <table:table-cell table:style-name="ce15" table:formula="of:=[Wehrturm.I28]" office:value-type="string" office:string-value=" ">
            <text:p><text:s/></text:p>
          </table:table-cell>
          <table:table-cell table:style-name="ce22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38]" office:value-type="float" office:value="13">
            <text:p>13</text:p>
          </table:table-cell>
          <table:table-cell table:style-name="ce6" table:formula="of:=[Datenbank.C38]" office:value-type="string" office:string-value="Troschkin">
            <text:p>Troschkin</text:p>
          </table:table-cell>
          <table:table-cell table:style-name="ce6" table:formula="of:=[Datenbank.D38]" office:value-type="string" office:string-value="Celvin">
            <text:p>Celvin</text:p>
          </table:table-cell>
          <table:table-cell table:style-name="ce118" table:formula="of:=[Datenbank.E38]" office:value-type="string" office:string-value="M">
            <text:p>M</text:p>
          </table:table-cell>
          <table:table-cell table:style-name="ce12" table:formula="of:=[Datenbank.F38]" office:value-type="string" office:string-value="Budo-Shin">
            <text:p>Budo-Shin</text:p>
          </table:table-cell>
          <table:table-cell table:style-name="ce14" table:formula="of:=[Datenbank.H38]" office:value-type="string" office:string-value=" ">
            <text:p><text:s/></text:p>
          </table:table-cell>
          <table:table-cell table:style-name="ce14" table:formula="of:=[Datenbank.I38]" office:value-type="string" office:string-value="I">
            <text:p>I</text:p>
          </table:table-cell>
          <table:table-cell table:style-name="ce121" table:formula="of:=[Datenbank.M38]" office:value-type="float" office:value="1">
            <text:p>1</text:p>
          </table:table-cell>
          <table:table-cell table:style-name="ce123" table:formula="of:=IF([.I29]=-999;&quot; &quot;;RANK([.I29];[.$I$29:.$I$39];0))" office:value-type="float" office:value="1">
            <text:p>1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41]" office:value-type="float" office:value="17">
            <text:p>17</text:p>
          </table:table-cell>
          <table:table-cell table:style-name="ce6" table:formula="of:=[Datenbank.C41]" office:value-type="string" office:string-value="Raßbach">
            <text:p>Raßbach</text:p>
          </table:table-cell>
          <table:table-cell table:style-name="ce6" table:formula="of:=[Datenbank.D41]" office:value-type="string" office:string-value="Luca">
            <text:p>Luca</text:p>
          </table:table-cell>
          <table:table-cell table:style-name="ce118" table:formula="of:=[Datenbank.E41]" office:value-type="string" office:string-value="M">
            <text:p>M</text:p>
          </table:table-cell>
          <table:table-cell table:style-name="ce12" table:formula="of:=[Datenbank.F41]" office:value-type="string" office:string-value="Bushikan">
            <text:p>Bushikan</text:p>
          </table:table-cell>
          <table:table-cell table:style-name="ce14" table:formula="of:=[Datenbank.H41]" office:value-type="string" office:string-value=" ">
            <text:p><text:s/></text:p>
          </table:table-cell>
          <table:table-cell table:style-name="ce14" table:formula="of:=[Datenbank.I41]" office:value-type="string" office:string-value="I">
            <text:p>I</text:p>
          </table:table-cell>
          <table:table-cell table:style-name="ce121" table:formula="of:=[Datenbank.M41]" office:value-type="float" office:value="-7">
            <text:p>-7</text:p>
          </table:table-cell>
          <table:table-cell table:style-name="ce123" office:value-type="float" office:value="2">
            <text:p>2</text:p>
          </table:table-cell>
          <table:table-cell table:style-name="ce125" office:value-type="string">
            <text:p>Stechen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34]" office:value-type="float" office:value="7">
            <text:p>7</text:p>
          </table:table-cell>
          <table:table-cell table:style-name="ce6" table:formula="of:=[Datenbank.C34]" office:value-type="string" office:string-value="Sackmeyer">
            <text:p>Sackmeyer</text:p>
          </table:table-cell>
          <table:table-cell table:style-name="ce6" table:formula="of:=[Datenbank.D34]" office:value-type="string" office:string-value="Kurt">
            <text:p>Kurt</text:p>
          </table:table-cell>
          <table:table-cell table:style-name="ce118" table:formula="of:=[Datenbank.E34]" office:value-type="string" office:string-value="M">
            <text:p>M</text:p>
          </table:table-cell>
          <table:table-cell table:style-name="ce12" table:formula="of:=[Datenbank.F34]" office:value-type="string" office:string-value="Budo-Shin">
            <text:p>Budo-Shin</text:p>
          </table:table-cell>
          <table:table-cell table:style-name="ce14" table:formula="of:=[Datenbank.H34]" office:value-type="string" office:string-value=" ">
            <text:p><text:s/></text:p>
          </table:table-cell>
          <table:table-cell table:style-name="ce14" table:formula="of:=[Datenbank.I34]" office:value-type="string" office:string-value="I">
            <text:p>I</text:p>
          </table:table-cell>
          <table:table-cell table:style-name="ce121" table:formula="of:=[Datenbank.M34]" office:value-type="float" office:value="-7">
            <text:p>-7</text:p>
          </table:table-cell>
          <table:table-cell table:style-name="ce123" office:value-type="float" office:value="3">
            <text:p>3</text:p>
          </table:table-cell>
          <table:table-cell table:style-name="ce126" office:value-type="string">
            <text:p>Stechen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39]" office:value-type="float" office:value="14">
            <text:p>14</text:p>
          </table:table-cell>
          <table:table-cell table:style-name="ce6" table:formula="of:=[Datenbank.C39]" office:value-type="string" office:string-value="Antholzer">
            <text:p>Antholzer</text:p>
          </table:table-cell>
          <table:table-cell table:style-name="ce6" table:formula="of:=[Datenbank.D39]" office:value-type="string" office:string-value="Marcel">
            <text:p>Marcel</text:p>
          </table:table-cell>
          <table:table-cell table:style-name="ce118" table:formula="of:=[Datenbank.E39]" office:value-type="string" office:string-value="M">
            <text:p>M</text:p>
          </table:table-cell>
          <table:table-cell table:style-name="ce12" table:formula="of:=[Datenbank.F39]" office:value-type="string" office:string-value="Bushikan">
            <text:p>Bushikan</text:p>
          </table:table-cell>
          <table:table-cell table:style-name="ce14" table:formula="of:=[Datenbank.H39]" office:value-type="string" office:string-value=" ">
            <text:p><text:s/></text:p>
          </table:table-cell>
          <table:table-cell table:style-name="ce14" table:formula="of:=[Datenbank.I39]" office:value-type="string" office:string-value="I">
            <text:p>I</text:p>
          </table:table-cell>
          <table:table-cell table:style-name="ce121" table:formula="of:=[Datenbank.M39]" office:value-type="float" office:value="-10">
            <text:p>-10</text:p>
          </table:table-cell>
          <table:table-cell table:style-name="ce123" table:formula="of:=IF([.I32]=-999;&quot; &quot;;RANK([.I32];[.$I$29:.$I$39];0))" office:value-type="float" office:value="4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42]" office:value-type="float" office:value="18">
            <text:p>18</text:p>
          </table:table-cell>
          <table:table-cell table:style-name="ce6" table:formula="of:=[Datenbank.C42]" office:value-type="string" office:string-value="Mengede">
            <text:p>Mengede</text:p>
          </table:table-cell>
          <table:table-cell table:style-name="ce6" table:formula="of:=[Datenbank.D42]" office:value-type="string" office:string-value="Michael">
            <text:p>Michael</text:p>
          </table:table-cell>
          <table:table-cell table:style-name="ce118" table:formula="of:=[Datenbank.E42]" office:value-type="string" office:string-value="M">
            <text:p>M</text:p>
          </table:table-cell>
          <table:table-cell table:style-name="ce12" table:formula="of:=[Datenbank.F42]" office:value-type="string" office:string-value="Bushikan">
            <text:p>Bushikan</text:p>
          </table:table-cell>
          <table:table-cell table:style-name="ce14" table:formula="of:=[Datenbank.H42]" office:value-type="string" office:string-value=" ">
            <text:p><text:s/></text:p>
          </table:table-cell>
          <table:table-cell table:style-name="ce14" table:formula="of:=[Datenbank.I42]" office:value-type="string" office:string-value="I">
            <text:p>I</text:p>
          </table:table-cell>
          <table:table-cell table:style-name="ce121" table:formula="of:=[Datenbank.M42]" office:value-type="float" office:value="-10">
            <text:p>-10</text:p>
          </table:table-cell>
          <table:table-cell table:style-name="ce123" table:formula="of:=IF([.I33]=-999;&quot; &quot;;RANK([.I33];[.$I$29:.$I$39];0))" office:value-type="float" office:value="4">
            <text:p>4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49]" office:value-type="float" office:value="26">
            <text:p>26</text:p>
          </table:table-cell>
          <table:table-cell table:style-name="ce6" table:formula="of:=[Datenbank.C49]" office:value-type="string" office:string-value="Aufenberg">
            <text:p>Aufenberg</text:p>
          </table:table-cell>
          <table:table-cell table:style-name="ce6" table:formula="of:=[Datenbank.D49]" office:value-type="string" office:string-value="Reinhold">
            <text:p>Reinhold</text:p>
          </table:table-cell>
          <table:table-cell table:style-name="ce118" table:formula="of:=[Datenbank.E49]" office:value-type="string" office:string-value="M">
            <text:p>M</text:p>
          </table:table-cell>
          <table:table-cell table:style-name="ce12" table:formula="of:=[Datenbank.F49]" office:value-type="string" office:string-value="Senkido Menden">
            <text:p>Senkido Menden</text:p>
          </table:table-cell>
          <table:table-cell table:style-name="ce14" table:formula="of:=[Datenbank.H49]" office:value-type="string" office:string-value=" ">
            <text:p><text:s/></text:p>
          </table:table-cell>
          <table:table-cell table:style-name="ce14" table:formula="of:=[Datenbank.I49]" office:value-type="string" office:string-value="I">
            <text:p>I</text:p>
          </table:table-cell>
          <table:table-cell table:style-name="ce121" table:formula="of:=[Datenbank.M49]" office:value-type="float" office:value="-11">
            <text:p>-11</text:p>
          </table:table-cell>
          <table:table-cell table:style-name="ce123" table:formula="of:=IF([.I34]=-999;&quot; &quot;;RANK([.I34];[.$I$29:.$I$39];0))" office:value-type="float" office:value="6">
            <text:p>6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29]" office:value-type="float" office:value="2">
            <text:p>2</text:p>
          </table:table-cell>
          <table:table-cell table:style-name="ce6" table:formula="of:=[Datenbank.C29]" office:value-type="string" office:string-value="Wübbeler">
            <text:p>Wübbeler</text:p>
          </table:table-cell>
          <table:table-cell table:style-name="ce6" table:formula="of:=[Datenbank.D29]" office:value-type="string" office:string-value="Martin">
            <text:p>Martin</text:p>
          </table:table-cell>
          <table:table-cell table:style-name="ce118" table:formula="of:=[Datenbank.E29]" office:value-type="string" office:string-value="M">
            <text:p>M</text:p>
          </table:table-cell>
          <table:table-cell table:style-name="ce12" table:formula="of:=[Datenbank.F29]" office:value-type="string" office:string-value="Budo-Shin">
            <text:p>Budo-Shin</text:p>
          </table:table-cell>
          <table:table-cell table:style-name="ce14" table:formula="of:=[Datenbank.H29]" office:value-type="string" office:string-value=" ">
            <text:p><text:s/></text:p>
          </table:table-cell>
          <table:table-cell table:style-name="ce14" table:formula="of:=[Datenbank.I29]" office:value-type="string" office:string-value="I">
            <text:p>I</text:p>
          </table:table-cell>
          <table:table-cell table:style-name="ce121" table:formula="of:=[Datenbank.M29]" office:value-type="float" office:value="-12">
            <text:p>-12</text:p>
          </table:table-cell>
          <table:table-cell table:style-name="ce123" table:formula="of:=IF([.I35]=-999;&quot; &quot;;RANK([.I35];[.$I$29:.$I$39];0))" office:value-type="float" office:value="7">
            <text:p>7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33]" office:value-type="float" office:value="6">
            <text:p>6</text:p>
          </table:table-cell>
          <table:table-cell table:style-name="ce6" table:formula="of:=[Datenbank.C33]" office:value-type="string" office:string-value="Ahrens">
            <text:p>Ahrens</text:p>
          </table:table-cell>
          <table:table-cell table:style-name="ce6" table:formula="of:=[Datenbank.D33]" office:value-type="string" office:string-value="Björn">
            <text:p>Björn</text:p>
          </table:table-cell>
          <table:table-cell table:style-name="ce118" table:formula="of:=[Datenbank.E33]" office:value-type="string" office:string-value="M">
            <text:p>M</text:p>
          </table:table-cell>
          <table:table-cell table:style-name="ce12" table:formula="of:=[Datenbank.F33]" office:value-type="string" office:string-value="Budo-Shin">
            <text:p>Budo-Shin</text:p>
          </table:table-cell>
          <table:table-cell table:style-name="ce14" table:formula="of:=[Datenbank.H33]" office:value-type="string" office:string-value=" ">
            <text:p><text:s/></text:p>
          </table:table-cell>
          <table:table-cell table:style-name="ce14" table:formula="of:=[Datenbank.I33]" office:value-type="string" office:string-value="I">
            <text:p>I</text:p>
          </table:table-cell>
          <table:table-cell table:style-name="ce121" table:formula="of:=[Datenbank.M33]" office:value-type="float" office:value="-15">
            <text:p>-15</text:p>
          </table:table-cell>
          <table:table-cell table:style-name="ce123" table:formula="of:=IF([.I36]=-999;&quot; &quot;;RANK([.I36];[.$I$29:.$I$39];0))" office:value-type="float" office:value="8">
            <text:p>8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37]" office:value-type="float" office:value="12">
            <text:p>12</text:p>
          </table:table-cell>
          <table:table-cell table:style-name="ce6" table:formula="of:=[Datenbank.C37]" office:value-type="string" office:string-value="Huntemann">
            <text:p>Huntemann</text:p>
          </table:table-cell>
          <table:table-cell table:style-name="ce6" table:formula="of:=[Datenbank.D37]" office:value-type="string" office:string-value="Ralf">
            <text:p>Ralf</text:p>
          </table:table-cell>
          <table:table-cell table:style-name="ce118" table:formula="of:=[Datenbank.E37]" office:value-type="string" office:string-value="M">
            <text:p>M</text:p>
          </table:table-cell>
          <table:table-cell table:style-name="ce12" table:formula="of:=[Datenbank.F37]" office:value-type="string" office:string-value="Budo-Shin">
            <text:p>Budo-Shin</text:p>
          </table:table-cell>
          <table:table-cell table:style-name="ce14" table:formula="of:=[Datenbank.H37]" office:value-type="string" office:string-value=" ">
            <text:p><text:s/></text:p>
          </table:table-cell>
          <table:table-cell table:style-name="ce14" table:formula="of:=[Datenbank.I37]" office:value-type="string" office:string-value="I">
            <text:p>I</text:p>
          </table:table-cell>
          <table:table-cell table:style-name="ce121" table:formula="of:=[Datenbank.M37]" office:value-type="float" office:value="-16">
            <text:p>-16</text:p>
          </table:table-cell>
          <table:table-cell table:style-name="ce123" table:formula="of:=IF([.I37]=-999;&quot; &quot;;RANK([.I37];[.$I$29:.$I$39];0))" office:value-type="float" office:value="9">
            <text:p>9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50]" office:value-type="float" office:value="27">
            <text:p>27</text:p>
          </table:table-cell>
          <table:table-cell table:style-name="ce6" table:formula="of:=[Datenbank.C50]" office:value-type="string" office:string-value="Boadella">
            <text:p>Boadella</text:p>
          </table:table-cell>
          <table:table-cell table:style-name="ce6" table:formula="of:=[Datenbank.D50]" office:value-type="string" office:string-value="Franz">
            <text:p>Franz</text:p>
          </table:table-cell>
          <table:table-cell table:style-name="ce118" table:formula="of:=[Datenbank.E50]" office:value-type="string" office:string-value="M">
            <text:p>M</text:p>
          </table:table-cell>
          <table:table-cell table:style-name="ce12" table:formula="of:=[Datenbank.F50]" office:value-type="string" office:string-value="SCV Kreuzlingen">
            <text:p>SCV Kreuzlingen</text:p>
          </table:table-cell>
          <table:table-cell table:style-name="ce14" table:formula="of:=[Datenbank.H50]" office:value-type="string" office:string-value=" ">
            <text:p><text:s/></text:p>
          </table:table-cell>
          <table:table-cell table:style-name="ce14" table:formula="of:=[Datenbank.I50]" office:value-type="string" office:string-value="I">
            <text:p>I</text:p>
          </table:table-cell>
          <table:table-cell table:style-name="ce121" table:formula="of:=[Datenbank.M50]" office:value-type="float" office:value="-16">
            <text:p>-16</text:p>
          </table:table-cell>
          <table:table-cell table:style-name="ce123" table:formula="of:=IF([.I38]=-999;&quot; &quot;;RANK([.I38];[.$I$29:.$I$39];0))" office:value-type="float" office:value="9">
            <text:p>9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43]" office:value-type="float" office:value="19">
            <text:p>19</text:p>
          </table:table-cell>
          <table:table-cell table:style-name="ce6" table:formula="of:=[Datenbank.C43]" office:value-type="string" office:string-value="Wiesrchen">
            <text:p>Wiesrchen</text:p>
          </table:table-cell>
          <table:table-cell table:style-name="ce6" table:formula="of:=[Datenbank.D43]" office:value-type="string" office:string-value="Markus">
            <text:p>Markus</text:p>
          </table:table-cell>
          <table:table-cell table:style-name="ce118" table:formula="of:=[Datenbank.E43]" office:value-type="string" office:string-value="M">
            <text:p>M</text:p>
          </table:table-cell>
          <table:table-cell table:style-name="ce12" table:formula="of:=[Datenbank.F43]" office:value-type="string" office:string-value="Bushikan">
            <text:p>Bushikan</text:p>
          </table:table-cell>
          <table:table-cell table:style-name="ce14" table:formula="of:=[Datenbank.H43]" office:value-type="string" office:string-value=" ">
            <text:p><text:s/></text:p>
          </table:table-cell>
          <table:table-cell table:style-name="ce14" table:formula="of:=[Datenbank.I43]" office:value-type="string" office:string-value="I">
            <text:p>I</text:p>
          </table:table-cell>
          <table:table-cell table:style-name="ce121" table:formula="of:=[Datenbank.M43]" office:value-type="float" office:value="-999">
            <text:p>-999</text:p>
          </table:table-cell>
          <table:table-cell table:style-name="ce123" table:formula="of:=IF([.I39]=-999;&quot; &quot;;RANK([.I39];[.$I$29:.$I$39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44]" office:value-type="float" office:value="20">
            <text:p>20</text:p>
          </table:table-cell>
          <table:table-cell table:style-name="ce6" table:formula="of:=[Datenbank.C44]" office:value-type="string" office:string-value="Pendergast">
            <text:p>Pendergast</text:p>
          </table:table-cell>
          <table:table-cell table:style-name="ce6" table:formula="of:=[Datenbank.D44]" office:value-type="string" office:string-value="Carolan">
            <text:p>Carolan</text:p>
          </table:table-cell>
          <table:table-cell table:style-name="ce118" table:formula="of:=[Datenbank.E44]" office:value-type="string" office:string-value="M">
            <text:p>M</text:p>
          </table:table-cell>
          <table:table-cell table:style-name="ce12" table:formula="of:=[Datenbank.F44]" office:value-type="string" office:string-value="Dragons Lair">
            <text:p>Dragons Lair</text:p>
          </table:table-cell>
          <table:table-cell table:style-name="ce14" table:formula="of:=[Datenbank.H44]" office:value-type="string" office:string-value=" ">
            <text:p><text:s/></text:p>
          </table:table-cell>
          <table:table-cell table:style-name="ce14" table:formula="of:=[Datenbank.I44]" office:value-type="string" office:string-value="II">
            <text:p>II</text:p>
          </table:table-cell>
          <table:table-cell table:style-name="ce121" table:formula="of:=[Datenbank.M44]" office:value-type="float" office:value="-3">
            <text:p>-3</text:p>
          </table:table-cell>
          <table:table-cell table:style-name="ce123" table:formula="of:=IF([.I40]=-999;&quot; &quot;;RANK([.I40];[.$I$40:.$I$44];0))" office:value-type="float" office:value="1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46]" office:value-type="float" office:value="22">
            <text:p>22</text:p>
          </table:table-cell>
          <table:table-cell table:style-name="ce6" table:formula="of:=[Datenbank.C46]" office:value-type="string" office:string-value="Carthy">
            <text:p>Carthy</text:p>
          </table:table-cell>
          <table:table-cell table:style-name="ce6" table:formula="of:=[Datenbank.D46]" office:value-type="string" office:string-value="Ger">
            <text:p>Ger</text:p>
          </table:table-cell>
          <table:table-cell table:style-name="ce118" table:formula="of:=[Datenbank.E46]" office:value-type="string" office:string-value="M">
            <text:p>M</text:p>
          </table:table-cell>
          <table:table-cell table:style-name="ce12" table:formula="of:=[Datenbank.F46]" office:value-type="string" office:string-value="Dragons Lair">
            <text:p>Dragons Lair</text:p>
          </table:table-cell>
          <table:table-cell table:style-name="ce14" table:formula="of:=[Datenbank.H46]" office:value-type="string" office:string-value=" ">
            <text:p><text:s/></text:p>
          </table:table-cell>
          <table:table-cell table:style-name="ce14" table:formula="of:=[Datenbank.I46]" office:value-type="string" office:string-value="II">
            <text:p>II</text:p>
          </table:table-cell>
          <table:table-cell table:style-name="ce121" table:formula="of:=[Datenbank.M46]" office:value-type="float" office:value="-7">
            <text:p>-7</text:p>
          </table:table-cell>
          <table:table-cell table:style-name="ce123" table:formula="of:=IF([.I41]=-999;&quot; &quot;;RANK([.I41];[.$I$40:.$I$44];0))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40]" office:value-type="float" office:value="15">
            <text:p>15</text:p>
          </table:table-cell>
          <table:table-cell table:style-name="ce6" table:formula="of:=[Datenbank.C40]" office:value-type="string" office:string-value="Cyrol">
            <text:p>Cyrol</text:p>
          </table:table-cell>
          <table:table-cell table:style-name="ce6" table:formula="of:=[Datenbank.D40]" office:value-type="string" office:string-value="Florian">
            <text:p>Florian</text:p>
          </table:table-cell>
          <table:table-cell table:style-name="ce118" table:formula="of:=[Datenbank.E40]" office:value-type="string" office:string-value="M">
            <text:p>M</text:p>
          </table:table-cell>
          <table:table-cell table:style-name="ce12" table:formula="of:=[Datenbank.F40]" office:value-type="string" office:string-value="Bushikan">
            <text:p>Bushikan</text:p>
          </table:table-cell>
          <table:table-cell table:style-name="ce14" table:formula="of:=[Datenbank.H40]" office:value-type="string" office:string-value=" ">
            <text:p><text:s/></text:p>
          </table:table-cell>
          <table:table-cell table:style-name="ce14" table:formula="of:=[Datenbank.I40]" office:value-type="string" office:string-value="II">
            <text:p>II</text:p>
          </table:table-cell>
          <table:table-cell table:style-name="ce121" table:formula="of:=[Datenbank.M40]" office:value-type="float" office:value="-11">
            <text:p>-11</text:p>
          </table:table-cell>
          <table:table-cell table:style-name="ce123" table:formula="of:=IF([.I42]=-999;&quot; &quot;;RANK([.I42];[.$I$40:.$I$44];0))" office:value-type="float" office:value="3">
            <text:p>3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30]" office:value-type="float" office:value="3">
            <text:p>3</text:p>
          </table:table-cell>
          <table:table-cell table:style-name="ce6" table:formula="of:=[Datenbank.C30]" office:value-type="string" office:string-value="Gräpel">
            <text:p>Gräpel</text:p>
          </table:table-cell>
          <table:table-cell table:style-name="ce6" table:formula="of:=[Datenbank.D30]" office:value-type="string" office:string-value="Torsten">
            <text:p>Torsten</text:p>
          </table:table-cell>
          <table:table-cell table:style-name="ce118" table:formula="of:=[Datenbank.E30]" office:value-type="string" office:string-value="M">
            <text:p>M</text:p>
          </table:table-cell>
          <table:table-cell table:style-name="ce12" table:formula="of:=[Datenbank.F30]" office:value-type="string" office:string-value="Budo-Shin">
            <text:p>Budo-Shin</text:p>
          </table:table-cell>
          <table:table-cell table:style-name="ce14" table:formula="of:=[Datenbank.H30]" office:value-type="string" office:string-value=" ">
            <text:p><text:s/></text:p>
          </table:table-cell>
          <table:table-cell table:style-name="ce14" table:formula="of:=[Datenbank.I30]" office:value-type="string" office:string-value="II">
            <text:p>II</text:p>
          </table:table-cell>
          <table:table-cell table:style-name="ce121" table:formula="of:=[Datenbank.M30]" office:value-type="float" office:value="-13">
            <text:p>-13</text:p>
          </table:table-cell>
          <table:table-cell table:style-name="ce123" table:formula="of:=IF([.I43]=-999;&quot; &quot;;RANK([.I43];[.$I$40:.$I$44];0))" office:value-type="float" office:value="4">
            <text:p>4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35]" office:value-type="float" office:value="8">
            <text:p>8</text:p>
          </table:table-cell>
          <table:table-cell table:style-name="ce6" table:formula="of:=[Datenbank.C35]" office:value-type="string" office:string-value="Knobloch">
            <text:p>Knobloch</text:p>
          </table:table-cell>
          <table:table-cell table:style-name="ce6" table:formula="of:=[Datenbank.D35]" office:value-type="string" office:string-value="Marius">
            <text:p>Marius</text:p>
          </table:table-cell>
          <table:table-cell table:style-name="ce118" table:formula="of:=[Datenbank.E35]" office:value-type="string" office:string-value="M">
            <text:p>M</text:p>
          </table:table-cell>
          <table:table-cell table:style-name="ce12" table:formula="of:=[Datenbank.F35]" office:value-type="string" office:string-value="Budo-Shin">
            <text:p>Budo-Shin</text:p>
          </table:table-cell>
          <table:table-cell table:style-name="ce14" table:formula="of:=[Datenbank.H35]" office:value-type="string" office:string-value=" ">
            <text:p><text:s/></text:p>
          </table:table-cell>
          <table:table-cell table:style-name="ce14" table:formula="of:=[Datenbank.I35]" office:value-type="string" office:string-value="II">
            <text:p>II</text:p>
          </table:table-cell>
          <table:table-cell table:style-name="ce121" table:formula="of:=[Datenbank.M35]" office:value-type="float" office:value="-16">
            <text:p>-16</text:p>
          </table:table-cell>
          <table:table-cell table:style-name="ce123" table:formula="of:=IF([.I44]=-999;&quot; &quot;;RANK([.I44];[.$I$40:.$I$44];0))" office:value-type="float" office:value="5">
            <text:p>5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32]" office:value-type="float" office:value="5">
            <text:p>5</text:p>
          </table:table-cell>
          <table:table-cell table:style-name="ce6" table:formula="of:=[Datenbank.C32]" office:value-type="string" office:string-value="Szmagara">
            <text:p>Szmagara</text:p>
          </table:table-cell>
          <table:table-cell table:style-name="ce6" table:formula="of:=[Datenbank.D32]" office:value-type="string" office:string-value="Tomasz">
            <text:p>Tomasz</text:p>
          </table:table-cell>
          <table:table-cell table:style-name="ce118" table:formula="of:=[Datenbank.E32]" office:value-type="string" office:string-value="M">
            <text:p>M</text:p>
          </table:table-cell>
          <table:table-cell table:style-name="ce12" table:formula="of:=[Datenbank.F32]" office:value-type="string" office:string-value="Budo-Shin">
            <text:p>Budo-Shin</text:p>
          </table:table-cell>
          <table:table-cell table:style-name="ce14" table:formula="of:=[Datenbank.H32]" office:value-type="string" office:string-value=" ">
            <text:p><text:s/></text:p>
          </table:table-cell>
          <table:table-cell table:style-name="ce14" table:formula="of:=[Datenbank.I32]" office:value-type="string" office:string-value="III">
            <text:p>III</text:p>
          </table:table-cell>
          <table:table-cell table:style-name="ce121" table:formula="of:=[Datenbank.M32]" office:value-type="float" office:value="-4">
            <text:p>-4</text:p>
          </table:table-cell>
          <table:table-cell table:style-name="ce123" office:value-type="float" office:value="2">
            <text:p>2</text:p>
          </table:table-cell>
          <table:table-cell table:style-name="ce127"/>
          <table:table-cell table:number-columns-repeated="51"/>
        </table:table-row>
        <table:table-row table:style-name="ro1">
          <table:table-cell/>
          <table:table-cell table:style-name="ce4" table:formula="of:=[Datenbank.B36]" office:value-type="float" office:value="9">
            <text:p>9</text:p>
          </table:table-cell>
          <table:table-cell table:style-name="ce6" table:formula="of:=[Datenbank.C36]" office:value-type="string" office:string-value="Kordes">
            <text:p>Kordes</text:p>
          </table:table-cell>
          <table:table-cell table:style-name="ce6" table:formula="of:=[Datenbank.D36]" office:value-type="string" office:string-value="Dieter">
            <text:p>Dieter</text:p>
          </table:table-cell>
          <table:table-cell table:style-name="ce118" table:formula="of:=[Datenbank.E36]" office:value-type="string" office:string-value="M">
            <text:p>M</text:p>
          </table:table-cell>
          <table:table-cell table:style-name="ce12" table:formula="of:=[Datenbank.F36]" office:value-type="string" office:string-value="Budo-Shin">
            <text:p>Budo-Shin</text:p>
          </table:table-cell>
          <table:table-cell table:style-name="ce14" table:formula="of:=[Datenbank.H36]" office:value-type="string" office:string-value=" ">
            <text:p><text:s/></text:p>
          </table:table-cell>
          <table:table-cell table:style-name="ce14" table:formula="of:=[Datenbank.I36]" office:value-type="string" office:string-value="III">
            <text:p>III</text:p>
          </table:table-cell>
          <table:table-cell table:style-name="ce121" table:formula="of:=[Datenbank.M36]" office:value-type="float" office:value="-4">
            <text:p>-4</text:p>
          </table:table-cell>
          <table:table-cell table:style-name="ce123" table:formula="of:=IF([.I46]=-999;&quot; &quot;;RANK([.I46];[.$I$45:.$I$60];0))" office:value-type="float" office:value="1">
            <text:p>1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31]" office:value-type="float" office:value="4">
            <text:p>4</text:p>
          </table:table-cell>
          <table:table-cell table:style-name="ce6" table:formula="of:=[Datenbank.C31]" office:value-type="string" office:string-value="Grytt">
            <text:p>Grytt</text:p>
          </table:table-cell>
          <table:table-cell table:style-name="ce6" table:formula="of:=[Datenbank.D31]" office:value-type="string" office:string-value="Rainer">
            <text:p>Rainer</text:p>
          </table:table-cell>
          <table:table-cell table:style-name="ce118" table:formula="of:=[Datenbank.E31]" office:value-type="string" office:string-value="M">
            <text:p>M</text:p>
          </table:table-cell>
          <table:table-cell table:style-name="ce12" table:formula="of:=[Datenbank.F31]" office:value-type="string" office:string-value="Budo-Shin">
            <text:p>Budo-Shin</text:p>
          </table:table-cell>
          <table:table-cell table:style-name="ce14" table:formula="of:=[Datenbank.H31]" office:value-type="string" office:string-value=" ">
            <text:p><text:s/></text:p>
          </table:table-cell>
          <table:table-cell table:style-name="ce14" table:formula="of:=[Datenbank.I31]" office:value-type="string" office:string-value="III">
            <text:p>III</text:p>
          </table:table-cell>
          <table:table-cell table:style-name="ce121" table:formula="of:=[Datenbank.M31]" office:value-type="float" office:value="-10">
            <text:p>-10</text:p>
          </table:table-cell>
          <table:table-cell table:style-name="ce123" table:formula="of:=IF([.I47]=-999;&quot; &quot;;RANK([.I47];[.$I$45:.$I$60];0))" office:value-type="float" office:value="3">
            <text:p>3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47]" office:value-type="float" office:value="23">
            <text:p>23</text:p>
          </table:table-cell>
          <table:table-cell table:style-name="ce6" table:formula="of:=[Datenbank.C47]" office:value-type="string" office:string-value="Waters">
            <text:p>Waters</text:p>
          </table:table-cell>
          <table:table-cell table:style-name="ce6" table:formula="of:=[Datenbank.D47]" office:value-type="string" office:string-value="Dave">
            <text:p>Dave</text:p>
          </table:table-cell>
          <table:table-cell table:style-name="ce118" table:formula="of:=[Datenbank.E47]" office:value-type="string" office:string-value="M">
            <text:p>M</text:p>
          </table:table-cell>
          <table:table-cell table:style-name="ce12" table:formula="of:=[Datenbank.F47]" office:value-type="string" office:string-value="Yanagi-No-Ki">
            <text:p>Yanagi-No-Ki</text:p>
          </table:table-cell>
          <table:table-cell table:style-name="ce14" table:formula="of:=[Datenbank.H47]" office:value-type="string" office:string-value=" ">
            <text:p><text:s/></text:p>
          </table:table-cell>
          <table:table-cell table:style-name="ce14" table:formula="of:=[Datenbank.I47]" office:value-type="string" office:string-value="III">
            <text:p>III</text:p>
          </table:table-cell>
          <table:table-cell table:style-name="ce121" table:formula="of:=[Datenbank.M47]" office:value-type="float" office:value="-14">
            <text:p>-14</text:p>
          </table:table-cell>
          <table:table-cell table:style-name="ce123" table:formula="of:=IF([.I48]=-999;&quot; &quot;;RANK([.I48];[.$I$45:.$I$60];0))" office:value-type="float" office:value="4">
            <text:p>4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45]" office:value-type="float" office:value="21">
            <text:p>21</text:p>
          </table:table-cell>
          <table:table-cell table:style-name="ce6" table:formula="of:=[Datenbank.C45]" office:value-type="string" office:string-value="McEnroe">
            <text:p>McEnroe</text:p>
          </table:table-cell>
          <table:table-cell table:style-name="ce6" table:formula="of:=[Datenbank.D45]" office:value-type="string" office:string-value="Larry">
            <text:p>Larry</text:p>
          </table:table-cell>
          <table:table-cell table:style-name="ce118" table:formula="of:=[Datenbank.E45]" office:value-type="string" office:string-value="M">
            <text:p>M</text:p>
          </table:table-cell>
          <table:table-cell table:style-name="ce12" table:formula="of:=[Datenbank.F45]" office:value-type="string" office:string-value="Dragons Lair">
            <text:p>Dragons Lair</text:p>
          </table:table-cell>
          <table:table-cell table:style-name="ce14" table:formula="of:=[Datenbank.H45]" office:value-type="string" office:string-value=" ">
            <text:p><text:s/></text:p>
          </table:table-cell>
          <table:table-cell table:style-name="ce14" table:formula="of:=[Datenbank.I45]" office:value-type="string" office:string-value="III">
            <text:p>III</text:p>
          </table:table-cell>
          <table:table-cell table:style-name="ce121" table:formula="of:=[Datenbank.M45]" office:value-type="float" office:value="-15">
            <text:p>-15</text:p>
          </table:table-cell>
          <table:table-cell table:style-name="ce123" table:formula="of:=IF([.I49]=-999;&quot; &quot;;RANK([.I49];[.$I$45:.$I$60];0))" office:value-type="float" office:value="5">
            <text:p>5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48]" office:value-type="float" office:value="25">
            <text:p>25</text:p>
          </table:table-cell>
          <table:table-cell table:style-name="ce6" table:formula="of:=[Datenbank.C48]" office:value-type="string" office:string-value="Holmes">
            <text:p>Holmes</text:p>
          </table:table-cell>
          <table:table-cell table:style-name="ce6" table:formula="of:=[Datenbank.D48]" office:value-type="string" office:string-value="Melcom">
            <text:p>Melcom</text:p>
          </table:table-cell>
          <table:table-cell table:style-name="ce118" table:formula="of:=[Datenbank.E48]" office:value-type="string" office:string-value="M">
            <text:p>M</text:p>
          </table:table-cell>
          <table:table-cell table:style-name="ce12" table:formula="of:=[Datenbank.F48]" office:value-type="string" office:string-value="Yanagi-No-Ki">
            <text:p>Yanagi-No-Ki</text:p>
          </table:table-cell>
          <table:table-cell table:style-name="ce14" table:formula="of:=[Datenbank.H48]" office:value-type="string" office:string-value=" ">
            <text:p><text:s/></text:p>
          </table:table-cell>
          <table:table-cell table:style-name="ce14" table:formula="of:=[Datenbank.I48]" office:value-type="string" office:string-value="III">
            <text:p>III</text:p>
          </table:table-cell>
          <table:table-cell table:style-name="ce121" table:formula="of:=[Datenbank.M48]" office:value-type="float" office:value="-16">
            <text:p>-16</text:p>
          </table:table-cell>
          <table:table-cell table:style-name="ce123" table:formula="of:=IF([.I50]=-999;&quot; &quot;;RANK([.I50];[.$I$45:.$I$60];0))" office:value-type="float" office:value="6">
            <text:p>6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51]" office:value-type="string" office:string-value=" ">
            <text:p><text:s/></text:p>
          </table:table-cell>
          <table:table-cell table:style-name="ce6" table:formula="of:=[Datenbank.C51]" office:value-type="string" office:string-value=" ">
            <text:p><text:s/></text:p>
          </table:table-cell>
          <table:table-cell table:style-name="ce6" table:formula="of:=[Datenbank.D51]" office:value-type="string" office:string-value=" ">
            <text:p><text:s/></text:p>
          </table:table-cell>
          <table:table-cell table:style-name="ce118" table:formula="of:=[Datenbank.E51]" office:value-type="string" office:string-value="M">
            <text:p>M</text:p>
          </table:table-cell>
          <table:table-cell table:style-name="ce12" table:formula="of:=[Datenbank.F51]" office:value-type="string" office:string-value=" ">
            <text:p><text:s/></text:p>
          </table:table-cell>
          <table:table-cell table:style-name="ce14" table:formula="of:=[Datenbank.H51]" office:value-type="string" office:string-value=" ">
            <text:p><text:s/></text:p>
          </table:table-cell>
          <table:table-cell table:style-name="ce14" table:formula="of:=[Datenbank.I51]" office:value-type="string" office:string-value="xxx">
            <text:p>xxx</text:p>
          </table:table-cell>
          <table:table-cell table:style-name="ce121" table:formula="of:=[Datenbank.M51]" office:value-type="float" office:value="-999">
            <text:p>-999</text:p>
          </table:table-cell>
          <table:table-cell table:style-name="ce123" table:formula="of:=IF([.I51]=-999;&quot; &quot;;RANK([.I51];[.$I$45:.$I$60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52]" office:value-type="string" office:string-value=" ">
            <text:p><text:s/></text:p>
          </table:table-cell>
          <table:table-cell table:style-name="ce6" table:formula="of:=[Datenbank.C52]" office:value-type="string" office:string-value=" ">
            <text:p><text:s/></text:p>
          </table:table-cell>
          <table:table-cell table:style-name="ce6" table:formula="of:=[Datenbank.D52]" office:value-type="string" office:string-value=" ">
            <text:p><text:s/></text:p>
          </table:table-cell>
          <table:table-cell table:style-name="ce118" table:formula="of:=[Datenbank.E52]" office:value-type="string" office:string-value="M">
            <text:p>M</text:p>
          </table:table-cell>
          <table:table-cell table:style-name="ce12" table:formula="of:=[Datenbank.F52]" office:value-type="string" office:string-value=" ">
            <text:p><text:s/></text:p>
          </table:table-cell>
          <table:table-cell table:style-name="ce14" table:formula="of:=[Datenbank.H52]" office:value-type="string" office:string-value=" ">
            <text:p><text:s/></text:p>
          </table:table-cell>
          <table:table-cell table:style-name="ce14" table:formula="of:=[Datenbank.I52]" office:value-type="string" office:string-value="xxx">
            <text:p>xxx</text:p>
          </table:table-cell>
          <table:table-cell table:style-name="ce121" table:formula="of:=[Datenbank.M52]" office:value-type="float" office:value="-999">
            <text:p>-999</text:p>
          </table:table-cell>
          <table:table-cell table:style-name="ce123" table:formula="of:=IF([.I52]=-999;&quot; &quot;;RANK([.I52];[.$I$45:.$I$60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53]" office:value-type="string" office:string-value=" ">
            <text:p><text:s/></text:p>
          </table:table-cell>
          <table:table-cell table:style-name="ce6" table:formula="of:=[Datenbank.C53]" office:value-type="string" office:string-value=" ">
            <text:p><text:s/></text:p>
          </table:table-cell>
          <table:table-cell table:style-name="ce6" table:formula="of:=[Datenbank.D53]" office:value-type="string" office:string-value=" ">
            <text:p><text:s/></text:p>
          </table:table-cell>
          <table:table-cell table:style-name="ce118" table:formula="of:=[Datenbank.E53]" office:value-type="string" office:string-value="M">
            <text:p>M</text:p>
          </table:table-cell>
          <table:table-cell table:style-name="ce12" table:formula="of:=[Datenbank.F53]" office:value-type="string" office:string-value=" ">
            <text:p><text:s/></text:p>
          </table:table-cell>
          <table:table-cell table:style-name="ce14" table:formula="of:=[Datenbank.H53]" office:value-type="string" office:string-value=" ">
            <text:p><text:s/></text:p>
          </table:table-cell>
          <table:table-cell table:style-name="ce14" table:formula="of:=[Datenbank.I53]" office:value-type="string" office:string-value="xxx">
            <text:p>xxx</text:p>
          </table:table-cell>
          <table:table-cell table:style-name="ce121" table:formula="of:=[Datenbank.M53]" office:value-type="float" office:value="-999">
            <text:p>-999</text:p>
          </table:table-cell>
          <table:table-cell table:style-name="ce123" table:formula="of:=IF([.I53]=-999;&quot; &quot;;RANK([.I53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54]" office:value-type="string" office:string-value=" ">
            <text:p><text:s/></text:p>
          </table:table-cell>
          <table:table-cell table:style-name="ce6" table:formula="of:=[Datenbank.C54]" office:value-type="string" office:string-value=" ">
            <text:p><text:s/></text:p>
          </table:table-cell>
          <table:table-cell table:style-name="ce6" table:formula="of:=[Datenbank.D54]" office:value-type="string" office:string-value=" ">
            <text:p><text:s/></text:p>
          </table:table-cell>
          <table:table-cell table:style-name="ce118" table:formula="of:=[Datenbank.E54]" office:value-type="string" office:string-value="M">
            <text:p>M</text:p>
          </table:table-cell>
          <table:table-cell table:style-name="ce12" table:formula="of:=[Datenbank.F54]" office:value-type="string" office:string-value=" ">
            <text:p><text:s/></text:p>
          </table:table-cell>
          <table:table-cell table:style-name="ce14" table:formula="of:=[Datenbank.H54]" office:value-type="string" office:string-value=" ">
            <text:p><text:s/></text:p>
          </table:table-cell>
          <table:table-cell table:style-name="ce14" table:formula="of:=[Datenbank.I54]" office:value-type="string" office:string-value="xxx">
            <text:p>xxx</text:p>
          </table:table-cell>
          <table:table-cell table:style-name="ce121" table:formula="of:=[Datenbank.M54]" office:value-type="float" office:value="-999">
            <text:p>-999</text:p>
          </table:table-cell>
          <table:table-cell table:style-name="ce123" table:formula="of:=IF([.I54]=-999;&quot; &quot;;RANK([.I54];[.$I$45:.$I$60];0))" office:value-type="string" office:string-value=" ">
            <text:p><text:s/></text:p>
          </table:table-cell>
          <table:table-cell table:style-name="ce127"/>
          <table:table-cell table:number-columns-repeated="51"/>
        </table:table-row>
        <table:table-row table:style-name="ro1">
          <table:table-cell/>
          <table:table-cell table:style-name="ce4" table:formula="of:=[Datenbank.B55]" office:value-type="string" office:string-value=" ">
            <text:p><text:s/></text:p>
          </table:table-cell>
          <table:table-cell table:style-name="ce6" table:formula="of:=[Datenbank.C55]" office:value-type="string" office:string-value=" ">
            <text:p><text:s/></text:p>
          </table:table-cell>
          <table:table-cell table:style-name="ce6" table:formula="of:=[Datenbank.D55]" office:value-type="string" office:string-value=" ">
            <text:p><text:s/></text:p>
          </table:table-cell>
          <table:table-cell table:style-name="ce118" table:formula="of:=[Datenbank.E55]" office:value-type="string" office:string-value="M">
            <text:p>M</text:p>
          </table:table-cell>
          <table:table-cell table:style-name="ce12" table:formula="of:=[Datenbank.F55]" office:value-type="string" office:string-value=" ">
            <text:p><text:s/></text:p>
          </table:table-cell>
          <table:table-cell table:style-name="ce14" table:formula="of:=[Datenbank.H55]" office:value-type="string" office:string-value=" ">
            <text:p><text:s/></text:p>
          </table:table-cell>
          <table:table-cell table:style-name="ce14" table:formula="of:=[Datenbank.I55]" office:value-type="string" office:string-value="xxx">
            <text:p>xxx</text:p>
          </table:table-cell>
          <table:table-cell table:style-name="ce121" table:formula="of:=[Datenbank.M55]" office:value-type="float" office:value="-999">
            <text:p>-999</text:p>
          </table:table-cell>
          <table:table-cell table:style-name="ce123" table:formula="of:=IF([.I55]=-999;&quot; &quot;;RANK([.I55];[.$I$45:.$I$60];0))" office:value-type="string" office:string-value=" ">
            <text:p><text:s/></text:p>
          </table:table-cell>
          <table:table-cell table:style-name="ce127"/>
          <table:table-cell table:number-columns-repeated="51"/>
        </table:table-row>
        <table:table-row table:style-name="ro1">
          <table:table-cell/>
          <table:table-cell table:style-name="ce4" table:formula="of:=[Datenbank.B56]" office:value-type="string" office:string-value=" ">
            <text:p><text:s/></text:p>
          </table:table-cell>
          <table:table-cell table:style-name="ce6" table:formula="of:=[Datenbank.C56]" office:value-type="string" office:string-value=" ">
            <text:p><text:s/></text:p>
          </table:table-cell>
          <table:table-cell table:style-name="ce6" table:formula="of:=[Datenbank.D56]" office:value-type="string" office:string-value=" ">
            <text:p><text:s/></text:p>
          </table:table-cell>
          <table:table-cell table:style-name="ce118" table:formula="of:=[Datenbank.E56]" office:value-type="string" office:string-value="M">
            <text:p>M</text:p>
          </table:table-cell>
          <table:table-cell table:style-name="ce12" table:formula="of:=[Datenbank.F56]" office:value-type="string" office:string-value=" ">
            <text:p><text:s/></text:p>
          </table:table-cell>
          <table:table-cell table:style-name="ce14" table:formula="of:=[Datenbank.H56]" office:value-type="string" office:string-value=" ">
            <text:p><text:s/></text:p>
          </table:table-cell>
          <table:table-cell table:style-name="ce14" table:formula="of:=[Datenbank.I56]" office:value-type="string" office:string-value="xxx">
            <text:p>xxx</text:p>
          </table:table-cell>
          <table:table-cell table:style-name="ce121" table:formula="of:=[Datenbank.M56]" office:value-type="float" office:value="-999">
            <text:p>-999</text:p>
          </table:table-cell>
          <table:table-cell table:style-name="ce123" table:formula="of:=IF([.I56]=-999;&quot; &quot;;RANK([.I56];[.$I$45:.$I$60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57]" office:value-type="string" office:string-value=" ">
            <text:p><text:s/></text:p>
          </table:table-cell>
          <table:table-cell table:style-name="ce6" table:formula="of:=[Datenbank.C57]" office:value-type="string" office:string-value=" ">
            <text:p><text:s/></text:p>
          </table:table-cell>
          <table:table-cell table:style-name="ce6" table:formula="of:=[Datenbank.D57]" office:value-type="string" office:string-value=" ">
            <text:p><text:s/></text:p>
          </table:table-cell>
          <table:table-cell table:style-name="ce118" table:formula="of:=[Datenbank.E57]" office:value-type="string" office:string-value="M">
            <text:p>M</text:p>
          </table:table-cell>
          <table:table-cell table:style-name="ce12" table:formula="of:=[Datenbank.F57]" office:value-type="string" office:string-value=" ">
            <text:p><text:s/></text:p>
          </table:table-cell>
          <table:table-cell table:style-name="ce14" table:formula="of:=[Datenbank.H57]" office:value-type="string" office:string-value=" ">
            <text:p><text:s/></text:p>
          </table:table-cell>
          <table:table-cell table:style-name="ce14" table:formula="of:=[Datenbank.I57]" office:value-type="string" office:string-value="xxx">
            <text:p>xxx</text:p>
          </table:table-cell>
          <table:table-cell table:style-name="ce121" table:formula="of:=[Datenbank.M57]" office:value-type="float" office:value="-999">
            <text:p>-999</text:p>
          </table:table-cell>
          <table:table-cell table:style-name="ce123" table:formula="of:=IF([.I57]=-999;&quot; &quot;;RANK([.I57];[.$I$45:.$I$60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" table:formula="of:=[Datenbank.B58]" office:value-type="string" office:string-value=" ">
            <text:p><text:s/></text:p>
          </table:table-cell>
          <table:table-cell table:style-name="ce6" table:formula="of:=[Datenbank.C58]" office:value-type="string" office:string-value=" ">
            <text:p><text:s/></text:p>
          </table:table-cell>
          <table:table-cell table:style-name="ce6" table:formula="of:=[Datenbank.D58]" office:value-type="string" office:string-value=" ">
            <text:p><text:s/></text:p>
          </table:table-cell>
          <table:table-cell table:style-name="ce118" table:formula="of:=[Datenbank.E58]" office:value-type="string" office:string-value="M">
            <text:p>M</text:p>
          </table:table-cell>
          <table:table-cell table:style-name="ce12" table:formula="of:=[Datenbank.F58]" office:value-type="string" office:string-value=" ">
            <text:p><text:s/></text:p>
          </table:table-cell>
          <table:table-cell table:style-name="ce14" table:formula="of:=[Datenbank.H58]" office:value-type="string" office:string-value=" ">
            <text:p><text:s/></text:p>
          </table:table-cell>
          <table:table-cell table:style-name="ce14" table:formula="of:=[Datenbank.I58]" office:value-type="string" office:string-value="xxx">
            <text:p>xxx</text:p>
          </table:table-cell>
          <table:table-cell table:style-name="ce121" table:formula="of:=[Datenbank.M58]" office:value-type="float" office:value="-999">
            <text:p>-999</text:p>
          </table:table-cell>
          <table:table-cell table:style-name="ce123" table:formula="of:=IF([.I58]=-999;&quot; &quot;;RANK([.I58];[.$I$45:.$I$60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59]" office:value-type="string" office:string-value=" ">
            <text:p><text:s/></text:p>
          </table:table-cell>
          <table:table-cell table:style-name="ce6" table:formula="of:=[Datenbank.C59]" office:value-type="string" office:string-value=" ">
            <text:p><text:s/></text:p>
          </table:table-cell>
          <table:table-cell table:style-name="ce6" table:formula="of:=[Datenbank.D59]" office:value-type="string" office:string-value=" ">
            <text:p><text:s/></text:p>
          </table:table-cell>
          <table:table-cell table:style-name="ce118" table:formula="of:=[Datenbank.E59]" office:value-type="string" office:string-value="M">
            <text:p>M</text:p>
          </table:table-cell>
          <table:table-cell table:style-name="ce12" table:formula="of:=[Datenbank.F59]" office:value-type="string" office:string-value=" ">
            <text:p><text:s/></text:p>
          </table:table-cell>
          <table:table-cell table:style-name="ce14" table:formula="of:=[Datenbank.H59]" office:value-type="string" office:string-value=" ">
            <text:p><text:s/></text:p>
          </table:table-cell>
          <table:table-cell table:style-name="ce14" table:formula="of:=[Datenbank.I59]" office:value-type="string" office:string-value="xxx">
            <text:p>xxx</text:p>
          </table:table-cell>
          <table:table-cell table:style-name="ce121" table:formula="of:=[Datenbank.M59]" office:value-type="float" office:value="-999">
            <text:p>-999</text:p>
          </table:table-cell>
          <table:table-cell table:style-name="ce123" table:formula="of:=IF([.I59]=-999;&quot; &quot;;RANK([.I59];[.$I$45:.$I$60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60]" office:value-type="string" office:string-value=" ">
            <text:p><text:s/></text:p>
          </table:table-cell>
          <table:table-cell table:style-name="ce6" table:formula="of:=[Datenbank.C60]" office:value-type="string" office:string-value=" ">
            <text:p><text:s/></text:p>
          </table:table-cell>
          <table:table-cell table:style-name="ce6" table:formula="of:=[Datenbank.D60]" office:value-type="string" office:string-value=" ">
            <text:p><text:s/></text:p>
          </table:table-cell>
          <table:table-cell table:style-name="ce118" table:formula="of:=[Datenbank.E60]" office:value-type="string" office:string-value="M">
            <text:p>M</text:p>
          </table:table-cell>
          <table:table-cell table:style-name="ce12" table:formula="of:=[Datenbank.F60]" office:value-type="string" office:string-value=" ">
            <text:p><text:s/></text:p>
          </table:table-cell>
          <table:table-cell table:style-name="ce14" table:formula="of:=[Datenbank.H60]" office:value-type="string" office:string-value=" ">
            <text:p><text:s/></text:p>
          </table:table-cell>
          <table:table-cell table:style-name="ce14" table:formula="of:=[Datenbank.I60]" office:value-type="string" office:string-value="xxx">
            <text:p>xxx</text:p>
          </table:table-cell>
          <table:table-cell table:style-name="ce121" table:formula="of:=[Datenbank.M60]" office:value-type="float" office:value="-999">
            <text:p>-999</text:p>
          </table:table-cell>
          <table:table-cell table:style-name="ce123" table:formula="of:=IF([.I60]=-999;&quot; &quot;;RANK([.I60];[.$I$45:.$I$60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formula="of:=[Wehrturm.B61]" office:value-type="string" office:string-value=" ">
            <text:p><text:s/></text:p>
          </table:table-cell>
          <table:table-cell table:style-name="ce1" table:formula="of:=[Wehrturm.C61]" office:value-type="string" office:string-value=" ">
            <text:p><text:s/></text:p>
          </table:table-cell>
          <table:table-cell table:style-name="ce1" table:formula="of:=[Wehrturm.D61]" office:value-type="string" office:string-value=" ">
            <text:p><text:s/></text:p>
          </table:table-cell>
          <table:table-cell table:formula="of:=[Wehrturm.E61]" office:value-type="string" office:string-value=" ">
            <text:p><text:s/></text:p>
          </table:table-cell>
          <table:table-cell table:style-name="ce1" table:formula="of:=[Wehrturm.F61]" office:value-type="string" office:string-value=" ">
            <text:p><text:s/></text:p>
          </table:table-cell>
          <table:table-cell table:style-name="ce1"/>
          <table:table-cell table:style-name="ce1" table:formula="of:=[Wehrturm.I61]" office:value-type="string" office:string-value=" ">
            <text:p><text:s/></text:p>
          </table:table-cell>
          <table:table-cell table:style-name="ce23" office:value-type="string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Wehrturm.B62]" office:value-type="string" office:string-value=" ">
            <text:p><text:s/></text:p>
          </table:table-cell>
          <table:table-cell table:style-name="ce1" table:formula="of:=[Wehrturm.C62]" office:value-type="string" office:string-value=" ">
            <text:p><text:s/></text:p>
          </table:table-cell>
          <table:table-cell table:style-name="ce1" table:formula="of:=[Wehrturm.D62]" office:value-type="string" office:string-value=" ">
            <text:p><text:s/></text:p>
          </table:table-cell>
          <table:table-cell table:formula="of:=[Wehrturm.E62]" office:value-type="string" office:string-value=" ">
            <text:p><text:s/></text:p>
          </table:table-cell>
          <table:table-cell table:style-name="ce1" table:formula="of:=[Wehrturm.F62]" office:value-type="string" office:string-value=" ">
            <text:p><text:s/></text:p>
          </table:table-cell>
          <table:table-cell table:style-name="ce1"/>
          <table:table-cell table:style-name="ce1" table:formula="of:=[Wehrturm.I62]" office:value-type="string" office:string-value=" ">
            <text:p><text:s/></text:p>
          </table:table-cell>
          <table:table-cell table:style-name="ce23" office:value-type="string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style-name="ce4" table:formula="of:=[Datenbank.B63]" office:value-type="float" office:value="51">
            <text:p>51</text:p>
          </table:table-cell>
          <table:table-cell table:style-name="ce6" table:formula="of:=[Datenbank.C63]" office:value-type="string" office:string-value="Nitsche">
            <text:p>Nitsche</text:p>
          </table:table-cell>
          <table:table-cell table:style-name="ce6" table:formula="of:=[Datenbank.D63]" office:value-type="string" office:string-value="Mathis">
            <text:p>Mathis</text:p>
          </table:table-cell>
          <table:table-cell table:style-name="ce119" table:formula="of:=[Datenbank.E63]" office:value-type="string" office:string-value="K">
            <text:p>K</text:p>
          </table:table-cell>
          <table:table-cell table:style-name="ce12" table:formula="of:=[Datenbank.F63]" office:value-type="string" office:string-value="Budo-Shin">
            <text:p>Budo-Shin</text:p>
          </table:table-cell>
          <table:table-cell table:style-name="ce14" table:formula="of:=[Datenbank.H63]" office:value-type="string" office:string-value="Kyu 6">
            <text:p>Kyu 6</text:p>
          </table:table-cell>
          <table:table-cell table:style-name="ce14" table:formula="of:=[Datenbank.I63]" office:value-type="string" office:string-value="K ">
            <text:p>K </text:p>
          </table:table-cell>
          <table:table-cell table:style-name="ce121" table:formula="of:=[Datenbank.M63]" office:value-type="float" office:value="-999">
            <text:p>-999</text:p>
          </table:table-cell>
          <table:table-cell table:style-name="ce124" table:formula="of:=IF([.I63]=-999;&quot; &quot;;RANK([.I63];[.$I$63:.$I$69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64]" office:value-type="float" office:value="52">
            <text:p>52</text:p>
          </table:table-cell>
          <table:table-cell table:style-name="ce6" table:formula="of:=[Datenbank.C64]" office:value-type="string" office:string-value="Nitsche">
            <text:p>Nitsche</text:p>
          </table:table-cell>
          <table:table-cell table:style-name="ce6" table:formula="of:=[Datenbank.D64]" office:value-type="string" office:string-value="Bastian">
            <text:p>Bastian</text:p>
          </table:table-cell>
          <table:table-cell table:style-name="ce119" table:formula="of:=[Datenbank.E64]" office:value-type="string" office:string-value="K">
            <text:p>K</text:p>
          </table:table-cell>
          <table:table-cell table:style-name="ce12" table:formula="of:=[Datenbank.F64]" office:value-type="string" office:string-value="Budo-Shin">
            <text:p>Budo-Shin</text:p>
          </table:table-cell>
          <table:table-cell table:style-name="ce14" table:formula="of:=[Datenbank.H64]" office:value-type="string" office:string-value="Kyu 6">
            <text:p>Kyu 6</text:p>
          </table:table-cell>
          <table:table-cell table:style-name="ce14" table:formula="of:=[Datenbank.I64]" office:value-type="string" office:string-value="K ">
            <text:p>K </text:p>
          </table:table-cell>
          <table:table-cell table:style-name="ce121" table:formula="of:=[Datenbank.M64]" office:value-type="float" office:value="-999">
            <text:p>-999</text:p>
          </table:table-cell>
          <table:table-cell table:style-name="ce124" table:formula="of:=IF([.I64]=-999;&quot; &quot;;RANK([.I64];[.$I$63:.$I$69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65]" office:value-type="float" office:value="53">
            <text:p>53</text:p>
          </table:table-cell>
          <table:table-cell table:style-name="ce6" table:formula="of:=[Datenbank.C65]" office:value-type="string" office:string-value="Kölling">
            <text:p>Kölling</text:p>
          </table:table-cell>
          <table:table-cell table:style-name="ce6" table:formula="of:=[Datenbank.D65]" office:value-type="string" office:string-value="Florian">
            <text:p>Florian</text:p>
          </table:table-cell>
          <table:table-cell table:style-name="ce119" table:formula="of:=[Datenbank.E65]" office:value-type="string" office:string-value="K">
            <text:p>K</text:p>
          </table:table-cell>
          <table:table-cell table:style-name="ce12" table:formula="of:=[Datenbank.F65]" office:value-type="string" office:string-value="Budo-Shin">
            <text:p>Budo-Shin</text:p>
          </table:table-cell>
          <table:table-cell table:style-name="ce14" table:formula="of:=[Datenbank.H65]" office:value-type="string" office:string-value="Kyu 6">
            <text:p>Kyu 6</text:p>
          </table:table-cell>
          <table:table-cell table:style-name="ce14" table:formula="of:=[Datenbank.I65]" office:value-type="string" office:string-value="K ">
            <text:p>K </text:p>
          </table:table-cell>
          <table:table-cell table:style-name="ce121" table:formula="of:=[Datenbank.M65]" office:value-type="float" office:value="-999">
            <text:p>-999</text:p>
          </table:table-cell>
          <table:table-cell table:style-name="ce124" table:formula="of:=IF([.I65]=-999;&quot; &quot;;RANK([.I65];[.$I$63:.$I$69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66]" office:value-type="float" office:value="54">
            <text:p>54</text:p>
          </table:table-cell>
          <table:table-cell table:style-name="ce6" table:formula="of:=[Datenbank.C66]" office:value-type="string" office:string-value="Kharlef">
            <text:p>Kharlef</text:p>
          </table:table-cell>
          <table:table-cell table:style-name="ce6" table:formula="of:=[Datenbank.D66]" office:value-type="string" office:string-value="Kastro">
            <text:p>Kastro</text:p>
          </table:table-cell>
          <table:table-cell table:style-name="ce119" table:formula="of:=[Datenbank.E66]" office:value-type="string" office:string-value="K">
            <text:p>K</text:p>
          </table:table-cell>
          <table:table-cell table:style-name="ce12" table:formula="of:=[Datenbank.F66]" office:value-type="string" office:string-value="Budo-Shin">
            <text:p>Budo-Shin</text:p>
          </table:table-cell>
          <table:table-cell table:style-name="ce14" table:formula="of:=[Datenbank.H66]" office:value-type="string" office:string-value="Kyu 6">
            <text:p>Kyu 6</text:p>
          </table:table-cell>
          <table:table-cell table:style-name="ce14" table:formula="of:=[Datenbank.I66]" office:value-type="string" office:string-value="K ">
            <text:p>K </text:p>
          </table:table-cell>
          <table:table-cell table:style-name="ce121" table:formula="of:=[Datenbank.M66]" office:value-type="float" office:value="-999">
            <text:p>-999</text:p>
          </table:table-cell>
          <table:table-cell table:style-name="ce124" table:formula="of:=IF([.I66]=-999;&quot; &quot;;RANK([.I66];[.$I$63:.$I$69];0))" office:value-type="string" office:string-value=" ">
            <text:p><text:s/></text:p>
          </table:table-cell>
          <table:table-cell table:style-name="ce125"/>
          <table:table-cell table:number-columns-repeated="51"/>
        </table:table-row>
        <table:table-row table:style-name="ro1">
          <table:table-cell/>
          <table:table-cell table:style-name="ce4" table:formula="of:=[Datenbank.B67]" office:value-type="string" office:string-value=" ">
            <text:p><text:s/></text:p>
          </table:table-cell>
          <table:table-cell table:style-name="ce6" table:formula="of:=[Datenbank.C67]" office:value-type="string" office:string-value=" ">
            <text:p><text:s/></text:p>
          </table:table-cell>
          <table:table-cell table:style-name="ce6" table:formula="of:=[Datenbank.D67]" office:value-type="string" office:string-value=" ">
            <text:p><text:s/></text:p>
          </table:table-cell>
          <table:table-cell table:style-name="ce119" table:formula="of:=[Datenbank.E67]" office:value-type="string" office:string-value="K">
            <text:p>K</text:p>
          </table:table-cell>
          <table:table-cell table:style-name="ce12" table:formula="of:=[Datenbank.F67]" office:value-type="string" office:string-value=" ">
            <text:p><text:s/></text:p>
          </table:table-cell>
          <table:table-cell table:style-name="ce14" table:formula="of:=[Datenbank.H67]" office:value-type="string" office:string-value=" ">
            <text:p><text:s/></text:p>
          </table:table-cell>
          <table:table-cell table:style-name="ce14" table:formula="of:=[Datenbank.I67]" office:value-type="string" office:string-value="K ">
            <text:p>K </text:p>
          </table:table-cell>
          <table:table-cell table:style-name="ce121" table:formula="of:=[Datenbank.M67]" office:value-type="float" office:value="-999">
            <text:p>-999</text:p>
          </table:table-cell>
          <table:table-cell table:style-name="ce124" table:formula="of:=IF([.I67]=-999;&quot; &quot;;RANK([.I67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68]" office:value-type="string" office:string-value=" ">
            <text:p><text:s/></text:p>
          </table:table-cell>
          <table:table-cell table:style-name="ce6" table:formula="of:=[Datenbank.C68]" office:value-type="string" office:string-value=" ">
            <text:p><text:s/></text:p>
          </table:table-cell>
          <table:table-cell table:style-name="ce6" table:formula="of:=[Datenbank.D68]" office:value-type="string" office:string-value=" ">
            <text:p><text:s/></text:p>
          </table:table-cell>
          <table:table-cell table:style-name="ce119" table:formula="of:=[Datenbank.E68]" office:value-type="string" office:string-value="K">
            <text:p>K</text:p>
          </table:table-cell>
          <table:table-cell table:style-name="ce12" table:formula="of:=[Datenbank.F68]" office:value-type="string" office:string-value=" ">
            <text:p><text:s/></text:p>
          </table:table-cell>
          <table:table-cell table:style-name="ce14" table:formula="of:=[Datenbank.H68]" office:value-type="string" office:string-value=" ">
            <text:p><text:s/></text:p>
          </table:table-cell>
          <table:table-cell table:style-name="ce14" table:formula="of:=[Datenbank.I68]" office:value-type="string" office:string-value="K ">
            <text:p>K </text:p>
          </table:table-cell>
          <table:table-cell table:style-name="ce121" table:formula="of:=[Datenbank.M68]" office:value-type="float" office:value="-999">
            <text:p>-999</text:p>
          </table:table-cell>
          <table:table-cell table:style-name="ce124" table:formula="of:=IF([.I68]=-999;&quot; &quot;;RANK([.I68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69]" office:value-type="string" office:string-value=" ">
            <text:p><text:s/></text:p>
          </table:table-cell>
          <table:table-cell table:style-name="ce6" table:formula="of:=[Datenbank.C69]" office:value-type="string" office:string-value=" ">
            <text:p><text:s/></text:p>
          </table:table-cell>
          <table:table-cell table:style-name="ce6" table:formula="of:=[Datenbank.D69]" office:value-type="string" office:string-value=" ">
            <text:p><text:s/></text:p>
          </table:table-cell>
          <table:table-cell table:style-name="ce119" table:formula="of:=[Datenbank.E69]" office:value-type="string" office:string-value="K">
            <text:p>K</text:p>
          </table:table-cell>
          <table:table-cell table:style-name="ce12" table:formula="of:=[Datenbank.F69]" office:value-type="string" office:string-value=" ">
            <text:p><text:s/></text:p>
          </table:table-cell>
          <table:table-cell table:style-name="ce14" table:formula="of:=[Datenbank.H69]" office:value-type="string" office:string-value=" ">
            <text:p><text:s/></text:p>
          </table:table-cell>
          <table:table-cell table:style-name="ce14" table:formula="of:=[Datenbank.I69]" office:value-type="string" office:string-value="K ">
            <text:p>K </text:p>
          </table:table-cell>
          <table:table-cell table:style-name="ce121" table:formula="of:=[Datenbank.M69]" office:value-type="float" office:value="-999">
            <text:p>-999</text:p>
          </table:table-cell>
          <table:table-cell table:style-name="ce124" table:formula="of:=IF([.I69]=-999;&quot; &quot;;RANK([.I69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 table:number-rows-repeated="6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ce23"/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0]" office:value-type="string" office:string-value=" ">
            <text:p><text:s/></text:p>
          </table:table-cell>
          <table:table-cell table:style-name="ce1" table:formula="of:=[Datenbank.C70]" office:value-type="string" office:string-value=" ">
            <text:p><text:s/></text:p>
          </table:table-cell>
          <table:table-cell table:style-name="ce1" table:formula="of:=[Datenbank.D70]" office:value-type="string" office:string-value=" ">
            <text:p><text:s/></text:p>
          </table:table-cell>
          <table:table-cell table:formula="of:=[Datenbank.E70]" office:value-type="string" office:string-value=" ">
            <text:p><text:s/></text:p>
          </table:table-cell>
          <table:table-cell table:style-name="ce1" table:formula="of:=[Datenbank.F70]" office:value-type="string" office:string-value=" ">
            <text:p><text:s/></text:p>
          </table:table-cell>
          <table:table-cell table:style-name="ce1"/>
          <table:table-cell table:style-name="ce1" table:formula="of:=[Datenbank.I70]" office:value-type="string" office:string-value=" ">
            <text:p><text:s/></text:p>
          </table:table-cell>
          <table:table-cell table:style-name="ce23" table:formula="of:=[Datenbank.M7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1]" office:value-type="string" office:string-value=" ">
            <text:p><text:s/></text:p>
          </table:table-cell>
          <table:table-cell table:style-name="ce1" table:formula="of:=[Datenbank.C71]" office:value-type="string" office:string-value=" ">
            <text:p><text:s/></text:p>
          </table:table-cell>
          <table:table-cell table:style-name="ce1" table:formula="of:=[Datenbank.D71]" office:value-type="string" office:string-value=" ">
            <text:p><text:s/></text:p>
          </table:table-cell>
          <table:table-cell table:formula="of:=[Datenbank.E71]" office:value-type="string" office:string-value=" ">
            <text:p><text:s/></text:p>
          </table:table-cell>
          <table:table-cell table:style-name="ce1" table:formula="of:=[Datenbank.F71]" office:value-type="string" office:string-value=" ">
            <text:p><text:s/></text:p>
          </table:table-cell>
          <table:table-cell table:style-name="ce1"/>
          <table:table-cell table:style-name="ce1" table:formula="of:=[Datenbank.I71]" office:value-type="string" office:string-value=" ">
            <text:p><text:s/></text:p>
          </table:table-cell>
          <table:table-cell table:style-name="ce23" table:formula="of:=[Datenbank.M7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2]" office:value-type="string" office:string-value=" ">
            <text:p><text:s/></text:p>
          </table:table-cell>
          <table:table-cell table:style-name="ce1" table:formula="of:=[Datenbank.C72]" office:value-type="string" office:string-value=" ">
            <text:p><text:s/></text:p>
          </table:table-cell>
          <table:table-cell table:style-name="ce1" table:formula="of:=[Datenbank.D72]" office:value-type="string" office:string-value=" ">
            <text:p><text:s/></text:p>
          </table:table-cell>
          <table:table-cell table:formula="of:=[Datenbank.E72]" office:value-type="string" office:string-value=" ">
            <text:p><text:s/></text:p>
          </table:table-cell>
          <table:table-cell table:style-name="ce1" table:formula="of:=[Datenbank.F72]" office:value-type="string" office:string-value=" ">
            <text:p><text:s/></text:p>
          </table:table-cell>
          <table:table-cell table:style-name="ce1"/>
          <table:table-cell table:style-name="ce1" table:formula="of:=[Datenbank.I72]" office:value-type="string" office:string-value=" ">
            <text:p><text:s/></text:p>
          </table:table-cell>
          <table:table-cell table:style-name="ce23" table:formula="of:=[Datenbank.M7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3]" office:value-type="string" office:string-value=" ">
            <text:p><text:s/></text:p>
          </table:table-cell>
          <table:table-cell table:style-name="ce1" table:formula="of:=[Datenbank.C73]" office:value-type="string" office:string-value=" ">
            <text:p><text:s/></text:p>
          </table:table-cell>
          <table:table-cell table:style-name="ce1" table:formula="of:=[Datenbank.D73]" office:value-type="string" office:string-value=" ">
            <text:p><text:s/></text:p>
          </table:table-cell>
          <table:table-cell table:formula="of:=[Datenbank.E73]" office:value-type="string" office:string-value=" ">
            <text:p><text:s/></text:p>
          </table:table-cell>
          <table:table-cell table:style-name="ce1" table:formula="of:=[Datenbank.F73]" office:value-type="string" office:string-value=" ">
            <text:p><text:s/></text:p>
          </table:table-cell>
          <table:table-cell table:style-name="ce1"/>
          <table:table-cell table:style-name="ce1" table:formula="of:=[Datenbank.I73]" office:value-type="string" office:string-value=" ">
            <text:p><text:s/></text:p>
          </table:table-cell>
          <table:table-cell table:style-name="ce23" table:formula="of:=[Datenbank.M7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4]" office:value-type="string" office:string-value=" ">
            <text:p><text:s/></text:p>
          </table:table-cell>
          <table:table-cell table:style-name="ce1" table:formula="of:=[Datenbank.C74]" office:value-type="string" office:string-value=" ">
            <text:p><text:s/></text:p>
          </table:table-cell>
          <table:table-cell table:style-name="ce1" table:formula="of:=[Datenbank.D74]" office:value-type="string" office:string-value=" ">
            <text:p><text:s/></text:p>
          </table:table-cell>
          <table:table-cell table:formula="of:=[Datenbank.E74]" office:value-type="string" office:string-value=" ">
            <text:p><text:s/></text:p>
          </table:table-cell>
          <table:table-cell table:style-name="ce1" table:formula="of:=[Datenbank.F74]" office:value-type="string" office:string-value=" ">
            <text:p><text:s/></text:p>
          </table:table-cell>
          <table:table-cell table:style-name="ce1"/>
          <table:table-cell table:style-name="ce1" table:formula="of:=[Datenbank.I74]" office:value-type="string" office:string-value=" ">
            <text:p><text:s/></text:p>
          </table:table-cell>
          <table:table-cell table:style-name="ce23" table:formula="of:=[Datenbank.M7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5]" office:value-type="string" office:string-value=" ">
            <text:p><text:s/></text:p>
          </table:table-cell>
          <table:table-cell table:style-name="ce1" table:formula="of:=[Datenbank.C75]" office:value-type="string" office:string-value=" ">
            <text:p><text:s/></text:p>
          </table:table-cell>
          <table:table-cell table:style-name="ce1" table:formula="of:=[Datenbank.D75]" office:value-type="string" office:string-value=" ">
            <text:p><text:s/></text:p>
          </table:table-cell>
          <table:table-cell table:formula="of:=[Datenbank.E75]" office:value-type="string" office:string-value=" ">
            <text:p><text:s/></text:p>
          </table:table-cell>
          <table:table-cell table:style-name="ce1" table:formula="of:=[Datenbank.F75]" office:value-type="string" office:string-value=" ">
            <text:p><text:s/></text:p>
          </table:table-cell>
          <table:table-cell table:style-name="ce1"/>
          <table:table-cell table:style-name="ce1" table:formula="of:=[Datenbank.I75]" office:value-type="string" office:string-value=" ">
            <text:p><text:s/></text:p>
          </table:table-cell>
          <table:table-cell table:style-name="ce23" table:formula="of:=[Datenbank.M7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6]" office:value-type="string" office:string-value=" ">
            <text:p><text:s/></text:p>
          </table:table-cell>
          <table:table-cell table:style-name="ce1" table:formula="of:=[Datenbank.C76]" office:value-type="string" office:string-value=" ">
            <text:p><text:s/></text:p>
          </table:table-cell>
          <table:table-cell table:style-name="ce1" table:formula="of:=[Datenbank.D76]" office:value-type="string" office:string-value=" ">
            <text:p><text:s/></text:p>
          </table:table-cell>
          <table:table-cell table:formula="of:=[Datenbank.E76]" office:value-type="string" office:string-value=" ">
            <text:p><text:s/></text:p>
          </table:table-cell>
          <table:table-cell table:style-name="ce1" table:formula="of:=[Datenbank.F76]" office:value-type="string" office:string-value=" ">
            <text:p><text:s/></text:p>
          </table:table-cell>
          <table:table-cell table:style-name="ce1"/>
          <table:table-cell table:style-name="ce1" table:formula="of:=[Datenbank.I76]" office:value-type="string" office:string-value=" ">
            <text:p><text:s/></text:p>
          </table:table-cell>
          <table:table-cell table:style-name="ce23" table:formula="of:=[Datenbank.M7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7]" office:value-type="string" office:string-value=" ">
            <text:p><text:s/></text:p>
          </table:table-cell>
          <table:table-cell table:style-name="ce1" table:formula="of:=[Datenbank.C77]" office:value-type="string" office:string-value=" ">
            <text:p><text:s/></text:p>
          </table:table-cell>
          <table:table-cell table:style-name="ce1" table:formula="of:=[Datenbank.D77]" office:value-type="string" office:string-value=" ">
            <text:p><text:s/></text:p>
          </table:table-cell>
          <table:table-cell table:formula="of:=[Datenbank.E77]" office:value-type="string" office:string-value=" ">
            <text:p><text:s/></text:p>
          </table:table-cell>
          <table:table-cell table:style-name="ce1" table:formula="of:=[Datenbank.F77]" office:value-type="string" office:string-value=" ">
            <text:p><text:s/></text:p>
          </table:table-cell>
          <table:table-cell table:style-name="ce1"/>
          <table:table-cell table:style-name="ce1" table:formula="of:=[Datenbank.I77]" office:value-type="string" office:string-value=" ">
            <text:p><text:s/></text:p>
          </table:table-cell>
          <table:table-cell table:style-name="ce23" table:formula="of:=[Datenbank.M7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8]" office:value-type="string" office:string-value=" ">
            <text:p><text:s/></text:p>
          </table:table-cell>
          <table:table-cell table:style-name="ce1" table:formula="of:=[Datenbank.C78]" office:value-type="string" office:string-value=" ">
            <text:p><text:s/></text:p>
          </table:table-cell>
          <table:table-cell table:style-name="ce1" table:formula="of:=[Datenbank.D78]" office:value-type="string" office:string-value=" ">
            <text:p><text:s/></text:p>
          </table:table-cell>
          <table:table-cell table:formula="of:=[Datenbank.E78]" office:value-type="string" office:string-value=" ">
            <text:p><text:s/></text:p>
          </table:table-cell>
          <table:table-cell table:style-name="ce1" table:formula="of:=[Datenbank.F78]" office:value-type="string" office:string-value=" ">
            <text:p><text:s/></text:p>
          </table:table-cell>
          <table:table-cell table:style-name="ce1"/>
          <table:table-cell table:style-name="ce1" table:formula="of:=[Datenbank.I78]" office:value-type="string" office:string-value=" ">
            <text:p><text:s/></text:p>
          </table:table-cell>
          <table:table-cell table:style-name="ce23" table:formula="of:=[Datenbank.M7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9]" office:value-type="string" office:string-value=" ">
            <text:p><text:s/></text:p>
          </table:table-cell>
          <table:table-cell table:style-name="ce1" table:formula="of:=[Datenbank.C79]" office:value-type="string" office:string-value=" ">
            <text:p><text:s/></text:p>
          </table:table-cell>
          <table:table-cell table:style-name="ce1" table:formula="of:=[Datenbank.D79]" office:value-type="string" office:string-value=" ">
            <text:p><text:s/></text:p>
          </table:table-cell>
          <table:table-cell table:formula="of:=[Datenbank.E79]" office:value-type="string" office:string-value=" ">
            <text:p><text:s/></text:p>
          </table:table-cell>
          <table:table-cell table:style-name="ce1" table:formula="of:=[Datenbank.F79]" office:value-type="string" office:string-value=" ">
            <text:p><text:s/></text:p>
          </table:table-cell>
          <table:table-cell table:style-name="ce1"/>
          <table:table-cell table:style-name="ce1" table:formula="of:=[Datenbank.I79]" office:value-type="string" office:string-value=" ">
            <text:p><text:s/></text:p>
          </table:table-cell>
          <table:table-cell table:style-name="ce23" table:formula="of:=[Datenbank.M7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0]" office:value-type="string" office:string-value=" ">
            <text:p><text:s/></text:p>
          </table:table-cell>
          <table:table-cell table:style-name="ce1" table:formula="of:=[Datenbank.C80]" office:value-type="string" office:string-value=" ">
            <text:p><text:s/></text:p>
          </table:table-cell>
          <table:table-cell table:style-name="ce1" table:formula="of:=[Datenbank.D80]" office:value-type="string" office:string-value=" ">
            <text:p><text:s/></text:p>
          </table:table-cell>
          <table:table-cell table:formula="of:=[Datenbank.E80]" office:value-type="string" office:string-value=" ">
            <text:p><text:s/></text:p>
          </table:table-cell>
          <table:table-cell table:style-name="ce1" table:formula="of:=[Datenbank.F80]" office:value-type="string" office:string-value=" ">
            <text:p><text:s/></text:p>
          </table:table-cell>
          <table:table-cell table:style-name="ce1"/>
          <table:table-cell table:style-name="ce1" table:formula="of:=[Datenbank.I80]" office:value-type="string" office:string-value=" ">
            <text:p><text:s/></text:p>
          </table:table-cell>
          <table:table-cell table:style-name="ce23" table:formula="of:=[Datenbank.M8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1]" office:value-type="string" office:string-value=" ">
            <text:p><text:s/></text:p>
          </table:table-cell>
          <table:table-cell table:style-name="ce1" table:formula="of:=[Datenbank.C81]" office:value-type="string" office:string-value=" ">
            <text:p><text:s/></text:p>
          </table:table-cell>
          <table:table-cell table:style-name="ce1" table:formula="of:=[Datenbank.D81]" office:value-type="string" office:string-value=" ">
            <text:p><text:s/></text:p>
          </table:table-cell>
          <table:table-cell table:formula="of:=[Datenbank.E81]" office:value-type="string" office:string-value=" ">
            <text:p><text:s/></text:p>
          </table:table-cell>
          <table:table-cell table:style-name="ce1" table:formula="of:=[Datenbank.F81]" office:value-type="string" office:string-value=" ">
            <text:p><text:s/></text:p>
          </table:table-cell>
          <table:table-cell table:style-name="ce1"/>
          <table:table-cell table:style-name="ce1" table:formula="of:=[Datenbank.I81]" office:value-type="string" office:string-value=" ">
            <text:p><text:s/></text:p>
          </table:table-cell>
          <table:table-cell table:style-name="ce23" table:formula="of:=[Datenbank.M8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2]" office:value-type="string" office:string-value=" ">
            <text:p><text:s/></text:p>
          </table:table-cell>
          <table:table-cell table:style-name="ce1" table:formula="of:=[Datenbank.C82]" office:value-type="string" office:string-value=" ">
            <text:p><text:s/></text:p>
          </table:table-cell>
          <table:table-cell table:style-name="ce1" table:formula="of:=[Datenbank.D82]" office:value-type="string" office:string-value=" ">
            <text:p><text:s/></text:p>
          </table:table-cell>
          <table:table-cell table:formula="of:=[Datenbank.E82]" office:value-type="string" office:string-value=" ">
            <text:p><text:s/></text:p>
          </table:table-cell>
          <table:table-cell table:style-name="ce1" table:formula="of:=[Datenbank.F82]" office:value-type="string" office:string-value=" ">
            <text:p><text:s/></text:p>
          </table:table-cell>
          <table:table-cell table:style-name="ce1"/>
          <table:table-cell table:style-name="ce1" table:formula="of:=[Datenbank.I82]" office:value-type="string" office:string-value=" ">
            <text:p><text:s/></text:p>
          </table:table-cell>
          <table:table-cell table:style-name="ce23" table:formula="of:=[Datenbank.M8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3]" office:value-type="string" office:string-value=" ">
            <text:p><text:s/></text:p>
          </table:table-cell>
          <table:table-cell table:style-name="ce1" table:formula="of:=[Datenbank.C83]" office:value-type="string" office:string-value=" ">
            <text:p><text:s/></text:p>
          </table:table-cell>
          <table:table-cell table:style-name="ce1" table:formula="of:=[Datenbank.D83]" office:value-type="string" office:string-value=" ">
            <text:p><text:s/></text:p>
          </table:table-cell>
          <table:table-cell table:formula="of:=[Datenbank.E83]" office:value-type="string" office:string-value=" ">
            <text:p><text:s/></text:p>
          </table:table-cell>
          <table:table-cell table:style-name="ce1" table:formula="of:=[Datenbank.F83]" office:value-type="string" office:string-value=" ">
            <text:p><text:s/></text:p>
          </table:table-cell>
          <table:table-cell table:style-name="ce1"/>
          <table:table-cell table:style-name="ce1" table:formula="of:=[Datenbank.I83]" office:value-type="string" office:string-value=" ">
            <text:p><text:s/></text:p>
          </table:table-cell>
          <table:table-cell table:style-name="ce23" table:formula="of:=[Datenbank.M8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4]" office:value-type="string" office:string-value=" ">
            <text:p><text:s/></text:p>
          </table:table-cell>
          <table:table-cell table:style-name="ce1" table:formula="of:=[Datenbank.C84]" office:value-type="string" office:string-value=" ">
            <text:p><text:s/></text:p>
          </table:table-cell>
          <table:table-cell table:style-name="ce1" table:formula="of:=[Datenbank.D84]" office:value-type="string" office:string-value=" ">
            <text:p><text:s/></text:p>
          </table:table-cell>
          <table:table-cell table:formula="of:=[Datenbank.E84]" office:value-type="string" office:string-value=" ">
            <text:p><text:s/></text:p>
          </table:table-cell>
          <table:table-cell table:style-name="ce1" table:formula="of:=[Datenbank.F84]" office:value-type="string" office:string-value=" ">
            <text:p><text:s/></text:p>
          </table:table-cell>
          <table:table-cell table:style-name="ce1"/>
          <table:table-cell table:style-name="ce1" table:formula="of:=[Datenbank.I84]" office:value-type="string" office:string-value=" ">
            <text:p><text:s/></text:p>
          </table:table-cell>
          <table:table-cell table:style-name="ce23" table:formula="of:=[Datenbank.M8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5]" office:value-type="string" office:string-value=" ">
            <text:p><text:s/></text:p>
          </table:table-cell>
          <table:table-cell table:style-name="ce1" table:formula="of:=[Datenbank.C85]" office:value-type="string" office:string-value=" ">
            <text:p><text:s/></text:p>
          </table:table-cell>
          <table:table-cell table:style-name="ce1" table:formula="of:=[Datenbank.D85]" office:value-type="string" office:string-value=" ">
            <text:p><text:s/></text:p>
          </table:table-cell>
          <table:table-cell table:formula="of:=[Datenbank.E85]" office:value-type="string" office:string-value=" ">
            <text:p><text:s/></text:p>
          </table:table-cell>
          <table:table-cell table:style-name="ce1" table:formula="of:=[Datenbank.F85]" office:value-type="string" office:string-value=" ">
            <text:p><text:s/></text:p>
          </table:table-cell>
          <table:table-cell table:style-name="ce1"/>
          <table:table-cell table:style-name="ce1" table:formula="of:=[Datenbank.I85]" office:value-type="string" office:string-value=" ">
            <text:p><text:s/></text:p>
          </table:table-cell>
          <table:table-cell table:style-name="ce23" table:formula="of:=[Datenbank.M8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6]" office:value-type="string" office:string-value=" ">
            <text:p><text:s/></text:p>
          </table:table-cell>
          <table:table-cell table:style-name="ce1" table:formula="of:=[Datenbank.C86]" office:value-type="string" office:string-value=" ">
            <text:p><text:s/></text:p>
          </table:table-cell>
          <table:table-cell table:style-name="ce1" table:formula="of:=[Datenbank.D86]" office:value-type="string" office:string-value=" ">
            <text:p><text:s/></text:p>
          </table:table-cell>
          <table:table-cell table:formula="of:=[Datenbank.E86]" office:value-type="string" office:string-value=" ">
            <text:p><text:s/></text:p>
          </table:table-cell>
          <table:table-cell table:style-name="ce1" table:formula="of:=[Datenbank.F86]" office:value-type="string" office:string-value=" ">
            <text:p><text:s/></text:p>
          </table:table-cell>
          <table:table-cell table:style-name="ce1"/>
          <table:table-cell table:style-name="ce1" table:formula="of:=[Datenbank.I86]" office:value-type="string" office:string-value=" ">
            <text:p><text:s/></text:p>
          </table:table-cell>
          <table:table-cell table:style-name="ce23" table:formula="of:=[Datenbank.M8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7]" office:value-type="string" office:string-value=" ">
            <text:p><text:s/></text:p>
          </table:table-cell>
          <table:table-cell table:style-name="ce1" table:formula="of:=[Datenbank.C87]" office:value-type="string" office:string-value=" ">
            <text:p><text:s/></text:p>
          </table:table-cell>
          <table:table-cell table:style-name="ce1" table:formula="of:=[Datenbank.D87]" office:value-type="string" office:string-value=" ">
            <text:p><text:s/></text:p>
          </table:table-cell>
          <table:table-cell table:formula="of:=[Datenbank.E87]" office:value-type="string" office:string-value=" ">
            <text:p><text:s/></text:p>
          </table:table-cell>
          <table:table-cell table:style-name="ce1" table:formula="of:=[Datenbank.F87]" office:value-type="string" office:string-value=" ">
            <text:p><text:s/></text:p>
          </table:table-cell>
          <table:table-cell table:style-name="ce1"/>
          <table:table-cell table:style-name="ce1" table:formula="of:=[Datenbank.I87]" office:value-type="string" office:string-value=" ">
            <text:p><text:s/></text:p>
          </table:table-cell>
          <table:table-cell table:style-name="ce23" table:formula="of:=[Datenbank.M8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8]" office:value-type="string" office:string-value=" ">
            <text:p><text:s/></text:p>
          </table:table-cell>
          <table:table-cell table:style-name="ce1" table:formula="of:=[Datenbank.C88]" office:value-type="string" office:string-value=" ">
            <text:p><text:s/></text:p>
          </table:table-cell>
          <table:table-cell table:style-name="ce1" table:formula="of:=[Datenbank.D88]" office:value-type="string" office:string-value=" ">
            <text:p><text:s/></text:p>
          </table:table-cell>
          <table:table-cell table:formula="of:=[Datenbank.E88]" office:value-type="string" office:string-value=" ">
            <text:p><text:s/></text:p>
          </table:table-cell>
          <table:table-cell table:style-name="ce1" table:formula="of:=[Datenbank.F88]" office:value-type="string" office:string-value=" ">
            <text:p><text:s/></text:p>
          </table:table-cell>
          <table:table-cell table:style-name="ce1"/>
          <table:table-cell table:style-name="ce1" table:formula="of:=[Datenbank.I88]" office:value-type="string" office:string-value=" ">
            <text:p><text:s/></text:p>
          </table:table-cell>
          <table:table-cell table:style-name="ce23" table:formula="of:=[Datenbank.M8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9]" office:value-type="string" office:string-value=" ">
            <text:p><text:s/></text:p>
          </table:table-cell>
          <table:table-cell table:style-name="ce1" table:formula="of:=[Datenbank.C89]" office:value-type="string" office:string-value=" ">
            <text:p><text:s/></text:p>
          </table:table-cell>
          <table:table-cell table:style-name="ce1" table:formula="of:=[Datenbank.D89]" office:value-type="string" office:string-value=" ">
            <text:p><text:s/></text:p>
          </table:table-cell>
          <table:table-cell table:formula="of:=[Datenbank.E89]" office:value-type="string" office:string-value=" ">
            <text:p><text:s/></text:p>
          </table:table-cell>
          <table:table-cell table:style-name="ce1" table:formula="of:=[Datenbank.F89]" office:value-type="string" office:string-value=" ">
            <text:p><text:s/></text:p>
          </table:table-cell>
          <table:table-cell table:style-name="ce1"/>
          <table:table-cell table:style-name="ce1" table:formula="of:=[Datenbank.I89]" office:value-type="string" office:string-value=" ">
            <text:p><text:s/></text:p>
          </table:table-cell>
          <table:table-cell table:style-name="ce23" table:formula="of:=[Datenbank.M8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0]" office:value-type="string" office:string-value=" ">
            <text:p><text:s/></text:p>
          </table:table-cell>
          <table:table-cell table:style-name="ce1" table:formula="of:=[Datenbank.C90]" office:value-type="string" office:string-value=" ">
            <text:p><text:s/></text:p>
          </table:table-cell>
          <table:table-cell table:style-name="ce1" table:formula="of:=[Datenbank.D90]" office:value-type="string" office:string-value=" ">
            <text:p><text:s/></text:p>
          </table:table-cell>
          <table:table-cell table:formula="of:=[Datenbank.E90]" office:value-type="string" office:string-value=" ">
            <text:p><text:s/></text:p>
          </table:table-cell>
          <table:table-cell table:style-name="ce1" table:formula="of:=[Datenbank.F90]" office:value-type="string" office:string-value=" ">
            <text:p><text:s/></text:p>
          </table:table-cell>
          <table:table-cell table:style-name="ce1"/>
          <table:table-cell table:style-name="ce1" table:formula="of:=[Datenbank.I90]" office:value-type="string" office:string-value=" ">
            <text:p><text:s/></text:p>
          </table:table-cell>
          <table:table-cell table:style-name="ce23" table:formula="of:=[Datenbank.M9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1]" office:value-type="string" office:string-value=" ">
            <text:p><text:s/></text:p>
          </table:table-cell>
          <table:table-cell table:style-name="ce1" table:formula="of:=[Datenbank.C91]" office:value-type="string" office:string-value=" ">
            <text:p><text:s/></text:p>
          </table:table-cell>
          <table:table-cell table:style-name="ce1" table:formula="of:=[Datenbank.D91]" office:value-type="string" office:string-value=" ">
            <text:p><text:s/></text:p>
          </table:table-cell>
          <table:table-cell table:formula="of:=[Datenbank.E91]" office:value-type="string" office:string-value=" ">
            <text:p><text:s/></text:p>
          </table:table-cell>
          <table:table-cell table:style-name="ce1" table:formula="of:=[Datenbank.F91]" office:value-type="string" office:string-value=" ">
            <text:p><text:s/></text:p>
          </table:table-cell>
          <table:table-cell table:style-name="ce1"/>
          <table:table-cell table:style-name="ce1" table:formula="of:=[Datenbank.I91]" office:value-type="string" office:string-value=" ">
            <text:p><text:s/></text:p>
          </table:table-cell>
          <table:table-cell table:style-name="ce23" table:formula="of:=[Datenbank.M9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2]" office:value-type="string" office:string-value=" ">
            <text:p><text:s/></text:p>
          </table:table-cell>
          <table:table-cell table:style-name="ce1" table:formula="of:=[Datenbank.C92]" office:value-type="string" office:string-value=" ">
            <text:p><text:s/></text:p>
          </table:table-cell>
          <table:table-cell table:style-name="ce1" table:formula="of:=[Datenbank.D92]" office:value-type="string" office:string-value=" ">
            <text:p><text:s/></text:p>
          </table:table-cell>
          <table:table-cell table:formula="of:=[Datenbank.E92]" office:value-type="string" office:string-value=" ">
            <text:p><text:s/></text:p>
          </table:table-cell>
          <table:table-cell table:style-name="ce1" table:formula="of:=[Datenbank.F92]" office:value-type="string" office:string-value=" ">
            <text:p><text:s/></text:p>
          </table:table-cell>
          <table:table-cell table:style-name="ce1"/>
          <table:table-cell table:style-name="ce1" table:formula="of:=[Datenbank.I92]" office:value-type="string" office:string-value=" ">
            <text:p><text:s/></text:p>
          </table:table-cell>
          <table:table-cell table:style-name="ce23" table:formula="of:=[Datenbank.M9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3]" office:value-type="string" office:string-value=" ">
            <text:p><text:s/></text:p>
          </table:table-cell>
          <table:table-cell table:style-name="ce1" table:formula="of:=[Datenbank.C93]" office:value-type="string" office:string-value=" ">
            <text:p><text:s/></text:p>
          </table:table-cell>
          <table:table-cell table:style-name="ce1" table:formula="of:=[Datenbank.D93]" office:value-type="string" office:string-value=" ">
            <text:p><text:s/></text:p>
          </table:table-cell>
          <table:table-cell table:formula="of:=[Datenbank.E93]" office:value-type="string" office:string-value=" ">
            <text:p><text:s/></text:p>
          </table:table-cell>
          <table:table-cell table:style-name="ce1" table:formula="of:=[Datenbank.F93]" office:value-type="string" office:string-value=" ">
            <text:p><text:s/></text:p>
          </table:table-cell>
          <table:table-cell table:style-name="ce1"/>
          <table:table-cell table:style-name="ce1" table:formula="of:=[Datenbank.I93]" office:value-type="string" office:string-value=" ">
            <text:p><text:s/></text:p>
          </table:table-cell>
          <table:table-cell table:style-name="ce23" table:formula="of:=[Datenbank.M9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4]" office:value-type="string" office:string-value=" ">
            <text:p><text:s/></text:p>
          </table:table-cell>
          <table:table-cell table:style-name="ce1" table:formula="of:=[Datenbank.C94]" office:value-type="string" office:string-value=" ">
            <text:p><text:s/></text:p>
          </table:table-cell>
          <table:table-cell table:style-name="ce1" table:formula="of:=[Datenbank.D94]" office:value-type="string" office:string-value=" ">
            <text:p><text:s/></text:p>
          </table:table-cell>
          <table:table-cell table:formula="of:=[Datenbank.E94]" office:value-type="string" office:string-value=" ">
            <text:p><text:s/></text:p>
          </table:table-cell>
          <table:table-cell table:style-name="ce1" table:formula="of:=[Datenbank.F94]" office:value-type="string" office:string-value=" ">
            <text:p><text:s/></text:p>
          </table:table-cell>
          <table:table-cell table:style-name="ce1"/>
          <table:table-cell table:style-name="ce1" table:formula="of:=[Datenbank.I94]" office:value-type="string" office:string-value=" ">
            <text:p><text:s/></text:p>
          </table:table-cell>
          <table:table-cell table:style-name="ce23" table:formula="of:=[Datenbank.M9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5]" office:value-type="string" office:string-value=" ">
            <text:p><text:s/></text:p>
          </table:table-cell>
          <table:table-cell table:style-name="ce1" table:formula="of:=[Datenbank.C95]" office:value-type="string" office:string-value=" ">
            <text:p><text:s/></text:p>
          </table:table-cell>
          <table:table-cell table:style-name="ce1" table:formula="of:=[Datenbank.D95]" office:value-type="string" office:string-value=" ">
            <text:p><text:s/></text:p>
          </table:table-cell>
          <table:table-cell table:formula="of:=[Datenbank.E95]" office:value-type="string" office:string-value=" ">
            <text:p><text:s/></text:p>
          </table:table-cell>
          <table:table-cell table:style-name="ce1" table:formula="of:=[Datenbank.F95]" office:value-type="string" office:string-value=" ">
            <text:p><text:s/></text:p>
          </table:table-cell>
          <table:table-cell table:style-name="ce1"/>
          <table:table-cell table:style-name="ce1" table:formula="of:=[Datenbank.I95]" office:value-type="string" office:string-value=" ">
            <text:p><text:s/></text:p>
          </table:table-cell>
          <table:table-cell table:style-name="ce23" table:formula="of:=[Datenbank.M9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6]" office:value-type="string" office:string-value=" ">
            <text:p><text:s/></text:p>
          </table:table-cell>
          <table:table-cell table:style-name="ce1" table:formula="of:=[Datenbank.C96]" office:value-type="string" office:string-value=" ">
            <text:p><text:s/></text:p>
          </table:table-cell>
          <table:table-cell table:style-name="ce1" table:formula="of:=[Datenbank.D96]" office:value-type="string" office:string-value=" ">
            <text:p><text:s/></text:p>
          </table:table-cell>
          <table:table-cell table:formula="of:=[Datenbank.E96]" office:value-type="string" office:string-value=" ">
            <text:p><text:s/></text:p>
          </table:table-cell>
          <table:table-cell table:style-name="ce1" table:formula="of:=[Datenbank.F96]" office:value-type="string" office:string-value=" ">
            <text:p><text:s/></text:p>
          </table:table-cell>
          <table:table-cell table:style-name="ce1"/>
          <table:table-cell table:style-name="ce1" table:formula="of:=[Datenbank.I96]" office:value-type="string" office:string-value=" ">
            <text:p><text:s/></text:p>
          </table:table-cell>
          <table:table-cell table:style-name="ce23" table:formula="of:=[Datenbank.M9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7]" office:value-type="string" office:string-value=" ">
            <text:p><text:s/></text:p>
          </table:table-cell>
          <table:table-cell table:style-name="ce1" table:formula="of:=[Datenbank.C97]" office:value-type="string" office:string-value=" ">
            <text:p><text:s/></text:p>
          </table:table-cell>
          <table:table-cell table:style-name="ce1" table:formula="of:=[Datenbank.D97]" office:value-type="string" office:string-value=" ">
            <text:p><text:s/></text:p>
          </table:table-cell>
          <table:table-cell table:formula="of:=[Datenbank.E97]" office:value-type="string" office:string-value=" ">
            <text:p><text:s/></text:p>
          </table:table-cell>
          <table:table-cell table:style-name="ce1" table:formula="of:=[Datenbank.F97]" office:value-type="string" office:string-value=" ">
            <text:p><text:s/></text:p>
          </table:table-cell>
          <table:table-cell table:style-name="ce1"/>
          <table:table-cell table:style-name="ce1" table:formula="of:=[Datenbank.I97]" office:value-type="string" office:string-value=" ">
            <text:p><text:s/></text:p>
          </table:table-cell>
          <table:table-cell table:style-name="ce23" table:formula="of:=[Datenbank.M9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8]" office:value-type="string" office:string-value=" ">
            <text:p><text:s/></text:p>
          </table:table-cell>
          <table:table-cell table:style-name="ce1" table:formula="of:=[Datenbank.C98]" office:value-type="string" office:string-value=" ">
            <text:p><text:s/></text:p>
          </table:table-cell>
          <table:table-cell table:style-name="ce1" table:formula="of:=[Datenbank.D98]" office:value-type="string" office:string-value=" ">
            <text:p><text:s/></text:p>
          </table:table-cell>
          <table:table-cell table:formula="of:=[Datenbank.E98]" office:value-type="string" office:string-value=" ">
            <text:p><text:s/></text:p>
          </table:table-cell>
          <table:table-cell table:style-name="ce1" table:formula="of:=[Datenbank.F98]" office:value-type="string" office:string-value=" ">
            <text:p><text:s/></text:p>
          </table:table-cell>
          <table:table-cell table:style-name="ce1"/>
          <table:table-cell table:style-name="ce1" table:formula="of:=[Datenbank.I98]" office:value-type="string" office:string-value=" ">
            <text:p><text:s/></text:p>
          </table:table-cell>
          <table:table-cell table:style-name="ce23" table:formula="of:=[Datenbank.M9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9]" office:value-type="string" office:string-value=" ">
            <text:p><text:s/></text:p>
          </table:table-cell>
          <table:table-cell table:style-name="ce1" table:formula="of:=[Datenbank.C99]" office:value-type="string" office:string-value=" ">
            <text:p><text:s/></text:p>
          </table:table-cell>
          <table:table-cell table:style-name="ce1" table:formula="of:=[Datenbank.D99]" office:value-type="string" office:string-value=" ">
            <text:p><text:s/></text:p>
          </table:table-cell>
          <table:table-cell table:formula="of:=[Datenbank.E99]" office:value-type="string" office:string-value=" ">
            <text:p><text:s/></text:p>
          </table:table-cell>
          <table:table-cell table:style-name="ce1" table:formula="of:=[Datenbank.F99]" office:value-type="string" office:string-value=" ">
            <text:p><text:s/></text:p>
          </table:table-cell>
          <table:table-cell table:style-name="ce1"/>
          <table:table-cell table:style-name="ce1" table:formula="of:=[Datenbank.I99]" office:value-type="string" office:string-value=" ">
            <text:p><text:s/></text:p>
          </table:table-cell>
          <table:table-cell table:style-name="ce23" table:formula="of:=[Datenbank.M9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0]" office:value-type="string" office:string-value=" ">
            <text:p><text:s/></text:p>
          </table:table-cell>
          <table:table-cell table:style-name="ce1" table:formula="of:=[Datenbank.C100]" office:value-type="string" office:string-value=" ">
            <text:p><text:s/></text:p>
          </table:table-cell>
          <table:table-cell table:style-name="ce1" table:formula="of:=[Datenbank.D100]" office:value-type="string" office:string-value=" ">
            <text:p><text:s/></text:p>
          </table:table-cell>
          <table:table-cell table:formula="of:=[Datenbank.E100]" office:value-type="string" office:string-value=" ">
            <text:p><text:s/></text:p>
          </table:table-cell>
          <table:table-cell table:style-name="ce1" table:formula="of:=[Datenbank.F100]" office:value-type="string" office:string-value=" ">
            <text:p><text:s/></text:p>
          </table:table-cell>
          <table:table-cell table:style-name="ce1"/>
          <table:table-cell table:style-name="ce1" table:formula="of:=[Datenbank.I100]" office:value-type="string" office:string-value=" ">
            <text:p><text:s/></text:p>
          </table:table-cell>
          <table:table-cell table:style-name="ce23" table:formula="of:=[Datenbank.M10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1]" office:value-type="string" office:string-value=" ">
            <text:p><text:s/></text:p>
          </table:table-cell>
          <table:table-cell table:style-name="ce1" table:formula="of:=[Datenbank.C101]" office:value-type="string" office:string-value=" ">
            <text:p><text:s/></text:p>
          </table:table-cell>
          <table:table-cell table:style-name="ce1" table:formula="of:=[Datenbank.D101]" office:value-type="string" office:string-value=" ">
            <text:p><text:s/></text:p>
          </table:table-cell>
          <table:table-cell table:formula="of:=[Datenbank.E101]" office:value-type="string" office:string-value=" ">
            <text:p><text:s/></text:p>
          </table:table-cell>
          <table:table-cell table:style-name="ce1" table:formula="of:=[Datenbank.F101]" office:value-type="string" office:string-value=" ">
            <text:p><text:s/></text:p>
          </table:table-cell>
          <table:table-cell table:style-name="ce1"/>
          <table:table-cell table:style-name="ce1" table:formula="of:=[Datenbank.I101]" office:value-type="string" office:string-value=" ">
            <text:p><text:s/></text:p>
          </table:table-cell>
          <table:table-cell table:style-name="ce23" table:formula="of:=[Datenbank.M10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2]" office:value-type="string" office:string-value=" ">
            <text:p><text:s/></text:p>
          </table:table-cell>
          <table:table-cell table:style-name="ce1" table:formula="of:=[Datenbank.C102]" office:value-type="string" office:string-value=" ">
            <text:p><text:s/></text:p>
          </table:table-cell>
          <table:table-cell table:style-name="ce1" table:formula="of:=[Datenbank.D102]" office:value-type="string" office:string-value=" ">
            <text:p><text:s/></text:p>
          </table:table-cell>
          <table:table-cell table:formula="of:=[Datenbank.E102]" office:value-type="string" office:string-value=" ">
            <text:p><text:s/></text:p>
          </table:table-cell>
          <table:table-cell table:style-name="ce1" table:formula="of:=[Datenbank.F102]" office:value-type="string" office:string-value=" ">
            <text:p><text:s/></text:p>
          </table:table-cell>
          <table:table-cell table:style-name="ce1"/>
          <table:table-cell table:style-name="ce1" table:formula="of:=[Datenbank.I102]" office:value-type="string" office:string-value=" ">
            <text:p><text:s/></text:p>
          </table:table-cell>
          <table:table-cell table:style-name="ce23" table:formula="of:=[Datenbank.M10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3]" office:value-type="string" office:string-value=" ">
            <text:p><text:s/></text:p>
          </table:table-cell>
          <table:table-cell table:style-name="ce1" table:formula="of:=[Datenbank.C103]" office:value-type="string" office:string-value=" ">
            <text:p><text:s/></text:p>
          </table:table-cell>
          <table:table-cell table:style-name="ce1" table:formula="of:=[Datenbank.D103]" office:value-type="string" office:string-value=" ">
            <text:p><text:s/></text:p>
          </table:table-cell>
          <table:table-cell table:formula="of:=[Datenbank.E103]" office:value-type="string" office:string-value=" ">
            <text:p><text:s/></text:p>
          </table:table-cell>
          <table:table-cell table:style-name="ce1" table:formula="of:=[Datenbank.F103]" office:value-type="string" office:string-value=" ">
            <text:p><text:s/></text:p>
          </table:table-cell>
          <table:table-cell table:style-name="ce1"/>
          <table:table-cell table:style-name="ce1" table:formula="of:=[Datenbank.I103]" office:value-type="string" office:string-value=" ">
            <text:p><text:s/></text:p>
          </table:table-cell>
          <table:table-cell table:style-name="ce23" table:formula="of:=[Datenbank.M10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4]" office:value-type="string" office:string-value=" ">
            <text:p><text:s/></text:p>
          </table:table-cell>
          <table:table-cell table:style-name="ce1" table:formula="of:=[Datenbank.C104]" office:value-type="string" office:string-value=" ">
            <text:p><text:s/></text:p>
          </table:table-cell>
          <table:table-cell table:style-name="ce1" table:formula="of:=[Datenbank.D104]" office:value-type="string" office:string-value=" ">
            <text:p><text:s/></text:p>
          </table:table-cell>
          <table:table-cell table:formula="of:=[Datenbank.E104]" office:value-type="string" office:string-value=" ">
            <text:p><text:s/></text:p>
          </table:table-cell>
          <table:table-cell table:style-name="ce1" table:formula="of:=[Datenbank.F104]" office:value-type="string" office:string-value=" ">
            <text:p><text:s/></text:p>
          </table:table-cell>
          <table:table-cell table:style-name="ce1"/>
          <table:table-cell table:style-name="ce1" table:formula="of:=[Datenbank.I104]" office:value-type="string" office:string-value=" ">
            <text:p><text:s/></text:p>
          </table:table-cell>
          <table:table-cell table:style-name="ce23" table:formula="of:=[Datenbank.M10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5]" office:value-type="string" office:string-value=" ">
            <text:p><text:s/></text:p>
          </table:table-cell>
          <table:table-cell table:style-name="ce1" table:formula="of:=[Datenbank.C105]" office:value-type="string" office:string-value=" ">
            <text:p><text:s/></text:p>
          </table:table-cell>
          <table:table-cell table:style-name="ce1" table:formula="of:=[Datenbank.D105]" office:value-type="string" office:string-value=" ">
            <text:p><text:s/></text:p>
          </table:table-cell>
          <table:table-cell table:formula="of:=[Datenbank.E105]" office:value-type="string" office:string-value=" ">
            <text:p><text:s/></text:p>
          </table:table-cell>
          <table:table-cell table:style-name="ce1" table:formula="of:=[Datenbank.F105]" office:value-type="string" office:string-value=" ">
            <text:p><text:s/></text:p>
          </table:table-cell>
          <table:table-cell table:style-name="ce1"/>
          <table:table-cell table:style-name="ce1" table:formula="of:=[Datenbank.I105]" office:value-type="string" office:string-value=" ">
            <text:p><text:s/></text:p>
          </table:table-cell>
          <table:table-cell table:style-name="ce23" table:formula="of:=[Datenbank.M10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6]" office:value-type="string" office:string-value=" ">
            <text:p><text:s/></text:p>
          </table:table-cell>
          <table:table-cell table:style-name="ce1" table:formula="of:=[Datenbank.C106]" office:value-type="string" office:string-value=" ">
            <text:p><text:s/></text:p>
          </table:table-cell>
          <table:table-cell table:style-name="ce1" table:formula="of:=[Datenbank.D106]" office:value-type="string" office:string-value=" ">
            <text:p><text:s/></text:p>
          </table:table-cell>
          <table:table-cell table:formula="of:=[Datenbank.E106]" office:value-type="string" office:string-value=" ">
            <text:p><text:s/></text:p>
          </table:table-cell>
          <table:table-cell table:style-name="ce1" table:formula="of:=[Datenbank.F106]" office:value-type="string" office:string-value=" ">
            <text:p><text:s/></text:p>
          </table:table-cell>
          <table:table-cell table:style-name="ce1"/>
          <table:table-cell table:style-name="ce1" table:formula="of:=[Datenbank.I106]" office:value-type="string" office:string-value=" ">
            <text:p><text:s/></text:p>
          </table:table-cell>
          <table:table-cell table:style-name="ce23" table:formula="of:=[Datenbank.M10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7]" office:value-type="string" office:string-value=" ">
            <text:p><text:s/></text:p>
          </table:table-cell>
          <table:table-cell table:style-name="ce1" table:formula="of:=[Datenbank.C107]" office:value-type="string" office:string-value=" ">
            <text:p><text:s/></text:p>
          </table:table-cell>
          <table:table-cell table:style-name="ce1" table:formula="of:=[Datenbank.D107]" office:value-type="string" office:string-value=" ">
            <text:p><text:s/></text:p>
          </table:table-cell>
          <table:table-cell table:formula="of:=[Datenbank.E107]" office:value-type="string" office:string-value=" ">
            <text:p><text:s/></text:p>
          </table:table-cell>
          <table:table-cell table:style-name="ce1" table:formula="of:=[Datenbank.F107]" office:value-type="string" office:string-value=" ">
            <text:p><text:s/></text:p>
          </table:table-cell>
          <table:table-cell table:style-name="ce1"/>
          <table:table-cell table:style-name="ce1" table:formula="of:=[Datenbank.I107]" office:value-type="string" office:string-value=" ">
            <text:p><text:s/></text:p>
          </table:table-cell>
          <table:table-cell table:style-name="ce23" table:formula="of:=[Datenbank.M10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8]" office:value-type="string" office:string-value=" ">
            <text:p><text:s/></text:p>
          </table:table-cell>
          <table:table-cell table:style-name="ce1" table:formula="of:=[Datenbank.C108]" office:value-type="string" office:string-value=" ">
            <text:p><text:s/></text:p>
          </table:table-cell>
          <table:table-cell table:style-name="ce1" table:formula="of:=[Datenbank.D108]" office:value-type="string" office:string-value=" ">
            <text:p><text:s/></text:p>
          </table:table-cell>
          <table:table-cell table:formula="of:=[Datenbank.E108]" office:value-type="string" office:string-value=" ">
            <text:p><text:s/></text:p>
          </table:table-cell>
          <table:table-cell table:style-name="ce1" table:formula="of:=[Datenbank.F108]" office:value-type="string" office:string-value=" ">
            <text:p><text:s/></text:p>
          </table:table-cell>
          <table:table-cell table:style-name="ce1"/>
          <table:table-cell table:style-name="ce1" table:formula="of:=[Datenbank.I108]" office:value-type="string" office:string-value=" ">
            <text:p><text:s/></text:p>
          </table:table-cell>
          <table:table-cell table:style-name="ce23" table:formula="of:=[Datenbank.M10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9]" office:value-type="string" office:string-value=" ">
            <text:p><text:s/></text:p>
          </table:table-cell>
          <table:table-cell table:style-name="ce1" table:formula="of:=[Datenbank.C109]" office:value-type="string" office:string-value=" ">
            <text:p><text:s/></text:p>
          </table:table-cell>
          <table:table-cell table:style-name="ce1" table:formula="of:=[Datenbank.D109]" office:value-type="string" office:string-value=" ">
            <text:p><text:s/></text:p>
          </table:table-cell>
          <table:table-cell table:formula="of:=[Datenbank.E109]" office:value-type="string" office:string-value=" ">
            <text:p><text:s/></text:p>
          </table:table-cell>
          <table:table-cell table:style-name="ce1" table:formula="of:=[Datenbank.F109]" office:value-type="string" office:string-value=" ">
            <text:p><text:s/></text:p>
          </table:table-cell>
          <table:table-cell table:style-name="ce1"/>
          <table:table-cell table:style-name="ce1" table:formula="of:=[Datenbank.I109]" office:value-type="string" office:string-value=" ">
            <text:p><text:s/></text:p>
          </table:table-cell>
          <table:table-cell table:style-name="ce23" table:formula="of:=[Datenbank.M10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0]" office:value-type="string" office:string-value=" ">
            <text:p><text:s/></text:p>
          </table:table-cell>
          <table:table-cell table:style-name="ce1" table:formula="of:=[Datenbank.C110]" office:value-type="string" office:string-value=" ">
            <text:p><text:s/></text:p>
          </table:table-cell>
          <table:table-cell table:style-name="ce1" table:formula="of:=[Datenbank.D110]" office:value-type="string" office:string-value=" ">
            <text:p><text:s/></text:p>
          </table:table-cell>
          <table:table-cell table:formula="of:=[Datenbank.E110]" office:value-type="string" office:string-value=" ">
            <text:p><text:s/></text:p>
          </table:table-cell>
          <table:table-cell table:style-name="ce1" table:formula="of:=[Datenbank.F110]" office:value-type="string" office:string-value=" ">
            <text:p><text:s/></text:p>
          </table:table-cell>
          <table:table-cell table:style-name="ce1"/>
          <table:table-cell table:style-name="ce1" table:formula="of:=[Datenbank.I110]" office:value-type="string" office:string-value=" ">
            <text:p><text:s/></text:p>
          </table:table-cell>
          <table:table-cell table:style-name="ce23" table:formula="of:=[Datenbank.M11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1]" office:value-type="string" office:string-value=" ">
            <text:p><text:s/></text:p>
          </table:table-cell>
          <table:table-cell table:style-name="ce1" table:formula="of:=[Datenbank.C111]" office:value-type="string" office:string-value=" ">
            <text:p><text:s/></text:p>
          </table:table-cell>
          <table:table-cell table:style-name="ce1" table:formula="of:=[Datenbank.D111]" office:value-type="string" office:string-value=" ">
            <text:p><text:s/></text:p>
          </table:table-cell>
          <table:table-cell table:formula="of:=[Datenbank.E111]" office:value-type="string" office:string-value=" ">
            <text:p><text:s/></text:p>
          </table:table-cell>
          <table:table-cell table:style-name="ce1" table:formula="of:=[Datenbank.F111]" office:value-type="string" office:string-value=" ">
            <text:p><text:s/></text:p>
          </table:table-cell>
          <table:table-cell table:style-name="ce1"/>
          <table:table-cell table:style-name="ce1" table:formula="of:=[Datenbank.I111]" office:value-type="string" office:string-value=" ">
            <text:p><text:s/></text:p>
          </table:table-cell>
          <table:table-cell table:style-name="ce23" table:formula="of:=[Datenbank.M11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2]" office:value-type="string" office:string-value=" ">
            <text:p><text:s/></text:p>
          </table:table-cell>
          <table:table-cell table:style-name="ce1" table:formula="of:=[Datenbank.C112]" office:value-type="string" office:string-value=" ">
            <text:p><text:s/></text:p>
          </table:table-cell>
          <table:table-cell table:style-name="ce1" table:formula="of:=[Datenbank.D112]" office:value-type="string" office:string-value=" ">
            <text:p><text:s/></text:p>
          </table:table-cell>
          <table:table-cell table:formula="of:=[Datenbank.E112]" office:value-type="string" office:string-value=" ">
            <text:p><text:s/></text:p>
          </table:table-cell>
          <table:table-cell table:style-name="ce1" table:formula="of:=[Datenbank.F112]" office:value-type="string" office:string-value=" ">
            <text:p><text:s/></text:p>
          </table:table-cell>
          <table:table-cell table:style-name="ce1"/>
          <table:table-cell table:style-name="ce1" table:formula="of:=[Datenbank.I112]" office:value-type="string" office:string-value=" ">
            <text:p><text:s/></text:p>
          </table:table-cell>
          <table:table-cell table:style-name="ce23" table:formula="of:=[Datenbank.M11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3]" office:value-type="string" office:string-value=" ">
            <text:p><text:s/></text:p>
          </table:table-cell>
          <table:table-cell table:style-name="ce1" table:formula="of:=[Datenbank.C113]" office:value-type="string" office:string-value=" ">
            <text:p><text:s/></text:p>
          </table:table-cell>
          <table:table-cell table:style-name="ce1" table:formula="of:=[Datenbank.D113]" office:value-type="string" office:string-value=" ">
            <text:p><text:s/></text:p>
          </table:table-cell>
          <table:table-cell table:formula="of:=[Datenbank.E113]" office:value-type="string" office:string-value=" ">
            <text:p><text:s/></text:p>
          </table:table-cell>
          <table:table-cell table:style-name="ce1" table:formula="of:=[Datenbank.F113]" office:value-type="string" office:string-value=" ">
            <text:p><text:s/></text:p>
          </table:table-cell>
          <table:table-cell table:style-name="ce1"/>
          <table:table-cell table:style-name="ce1" table:formula="of:=[Datenbank.I113]" office:value-type="string" office:string-value=" ">
            <text:p><text:s/></text:p>
          </table:table-cell>
          <table:table-cell table:style-name="ce23" table:formula="of:=[Datenbank.M11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4]" office:value-type="string" office:string-value=" ">
            <text:p><text:s/></text:p>
          </table:table-cell>
          <table:table-cell table:style-name="ce1" table:formula="of:=[Datenbank.C114]" office:value-type="string" office:string-value=" ">
            <text:p><text:s/></text:p>
          </table:table-cell>
          <table:table-cell table:style-name="ce1" table:formula="of:=[Datenbank.D114]" office:value-type="string" office:string-value=" ">
            <text:p><text:s/></text:p>
          </table:table-cell>
          <table:table-cell table:formula="of:=[Datenbank.E114]" office:value-type="string" office:string-value=" ">
            <text:p><text:s/></text:p>
          </table:table-cell>
          <table:table-cell table:style-name="ce1" table:formula="of:=[Datenbank.F114]" office:value-type="string" office:string-value=" ">
            <text:p><text:s/></text:p>
          </table:table-cell>
          <table:table-cell table:style-name="ce1"/>
          <table:table-cell table:style-name="ce1" table:formula="of:=[Datenbank.I114]" office:value-type="string" office:string-value=" ">
            <text:p><text:s/></text:p>
          </table:table-cell>
          <table:table-cell table:style-name="ce23" table:formula="of:=[Datenbank.M11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5]" office:value-type="string" office:string-value=" ">
            <text:p><text:s/></text:p>
          </table:table-cell>
          <table:table-cell table:style-name="ce1" table:formula="of:=[Datenbank.C115]" office:value-type="string" office:string-value=" ">
            <text:p><text:s/></text:p>
          </table:table-cell>
          <table:table-cell table:style-name="ce1" table:formula="of:=[Datenbank.D115]" office:value-type="string" office:string-value=" ">
            <text:p><text:s/></text:p>
          </table:table-cell>
          <table:table-cell table:formula="of:=[Datenbank.E115]" office:value-type="string" office:string-value=" ">
            <text:p><text:s/></text:p>
          </table:table-cell>
          <table:table-cell table:style-name="ce1" table:formula="of:=[Datenbank.F115]" office:value-type="string" office:string-value=" ">
            <text:p><text:s/></text:p>
          </table:table-cell>
          <table:table-cell table:style-name="ce1"/>
          <table:table-cell table:style-name="ce1" table:formula="of:=[Datenbank.I115]" office:value-type="string" office:string-value=" ">
            <text:p><text:s/></text:p>
          </table:table-cell>
          <table:table-cell table:style-name="ce23" table:formula="of:=[Datenbank.M11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6]" office:value-type="string" office:string-value=" ">
            <text:p><text:s/></text:p>
          </table:table-cell>
          <table:table-cell table:style-name="ce1" table:formula="of:=[Datenbank.C116]" office:value-type="string" office:string-value=" ">
            <text:p><text:s/></text:p>
          </table:table-cell>
          <table:table-cell table:style-name="ce1" table:formula="of:=[Datenbank.D116]" office:value-type="string" office:string-value=" ">
            <text:p><text:s/></text:p>
          </table:table-cell>
          <table:table-cell table:formula="of:=[Datenbank.E116]" office:value-type="string" office:string-value=" ">
            <text:p><text:s/></text:p>
          </table:table-cell>
          <table:table-cell table:style-name="ce1" table:formula="of:=[Datenbank.F116]" office:value-type="string" office:string-value=" ">
            <text:p><text:s/></text:p>
          </table:table-cell>
          <table:table-cell table:style-name="ce1"/>
          <table:table-cell table:style-name="ce1" table:formula="of:=[Datenbank.I116]" office:value-type="string" office:string-value=" ">
            <text:p><text:s/></text:p>
          </table:table-cell>
          <table:table-cell table:style-name="ce23" table:formula="of:=[Datenbank.M11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7]" office:value-type="string" office:string-value=" ">
            <text:p><text:s/></text:p>
          </table:table-cell>
          <table:table-cell table:style-name="ce1" table:formula="of:=[Datenbank.C117]" office:value-type="string" office:string-value=" ">
            <text:p><text:s/></text:p>
          </table:table-cell>
          <table:table-cell table:style-name="ce1" table:formula="of:=[Datenbank.D117]" office:value-type="string" office:string-value=" ">
            <text:p><text:s/></text:p>
          </table:table-cell>
          <table:table-cell table:formula="of:=[Datenbank.E117]" office:value-type="string" office:string-value=" ">
            <text:p><text:s/></text:p>
          </table:table-cell>
          <table:table-cell table:style-name="ce1" table:formula="of:=[Datenbank.F117]" office:value-type="string" office:string-value=" ">
            <text:p><text:s/></text:p>
          </table:table-cell>
          <table:table-cell table:style-name="ce1"/>
          <table:table-cell table:style-name="ce1" table:formula="of:=[Datenbank.I117]" office:value-type="string" office:string-value=" ">
            <text:p><text:s/></text:p>
          </table:table-cell>
          <table:table-cell table:style-name="ce23" table:formula="of:=[Datenbank.M11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8]" office:value-type="string" office:string-value=" ">
            <text:p><text:s/></text:p>
          </table:table-cell>
          <table:table-cell table:style-name="ce1" table:formula="of:=[Datenbank.C118]" office:value-type="string" office:string-value=" ">
            <text:p><text:s/></text:p>
          </table:table-cell>
          <table:table-cell table:style-name="ce1" table:formula="of:=[Datenbank.D118]" office:value-type="string" office:string-value=" ">
            <text:p><text:s/></text:p>
          </table:table-cell>
          <table:table-cell table:formula="of:=[Datenbank.E118]" office:value-type="string" office:string-value=" ">
            <text:p><text:s/></text:p>
          </table:table-cell>
          <table:table-cell table:style-name="ce1" table:formula="of:=[Datenbank.F118]" office:value-type="string" office:string-value=" ">
            <text:p><text:s/></text:p>
          </table:table-cell>
          <table:table-cell table:style-name="ce1"/>
          <table:table-cell table:style-name="ce1" table:formula="of:=[Datenbank.I118]" office:value-type="string" office:string-value=" ">
            <text:p><text:s/></text:p>
          </table:table-cell>
          <table:table-cell table:style-name="ce23" table:formula="of:=[Datenbank.M11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9]" office:value-type="string" office:string-value=" ">
            <text:p><text:s/></text:p>
          </table:table-cell>
          <table:table-cell table:style-name="ce1" table:formula="of:=[Datenbank.C119]" office:value-type="string" office:string-value=" ">
            <text:p><text:s/></text:p>
          </table:table-cell>
          <table:table-cell table:style-name="ce1" table:formula="of:=[Datenbank.D119]" office:value-type="string" office:string-value=" ">
            <text:p><text:s/></text:p>
          </table:table-cell>
          <table:table-cell table:formula="of:=[Datenbank.E119]" office:value-type="string" office:string-value=" ">
            <text:p><text:s/></text:p>
          </table:table-cell>
          <table:table-cell table:style-name="ce1" table:formula="of:=[Datenbank.F119]" office:value-type="string" office:string-value=" ">
            <text:p><text:s/></text:p>
          </table:table-cell>
          <table:table-cell table:style-name="ce1"/>
          <table:table-cell table:style-name="ce1" table:formula="of:=[Datenbank.I119]" office:value-type="string" office:string-value=" ">
            <text:p><text:s/></text:p>
          </table:table-cell>
          <table:table-cell table:style-name="ce23" table:formula="of:=[Datenbank.M11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20]" office:value-type="string" office:string-value=" ">
            <text:p><text:s/></text:p>
          </table:table-cell>
          <table:table-cell table:style-name="ce1" table:formula="of:=[Datenbank.C120]" office:value-type="string" office:string-value=" ">
            <text:p><text:s/></text:p>
          </table:table-cell>
          <table:table-cell table:style-name="ce1" table:formula="of:=[Datenbank.D120]" office:value-type="string" office:string-value=" ">
            <text:p><text:s/></text:p>
          </table:table-cell>
          <table:table-cell table:formula="of:=[Datenbank.E120]" office:value-type="string" office:string-value=" ">
            <text:p><text:s/></text:p>
          </table:table-cell>
          <table:table-cell table:style-name="ce1" table:formula="of:=[Datenbank.F120]" office:value-type="string" office:string-value=" ">
            <text:p><text:s/></text:p>
          </table:table-cell>
          <table:table-cell table:style-name="ce1"/>
          <table:table-cell table:style-name="ce1" table:formula="of:=[Datenbank.I120]" office:value-type="string" office:string-value=" ">
            <text:p><text:s/></text:p>
          </table:table-cell>
          <table:table-cell table:style-name="ce23" table:formula="of:=[Datenbank.M12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 table:number-rows-repeated="1048448">
          <table:table-cell table:number-columns-repeated="62"/>
        </table:table-row>
        <table:table-row table:style-name="ro2">
          <table:table-cell table:number-columns-repeated="62"/>
        </table:table-row>
        <table:table-row table:style-name="ro2">
          <table:table-cell table:number-columns-repeated="62"/>
        </table:table-row>
      </table:table>
      <table:table table:name="Präzision_Kategorie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4" table:number-columns-repeated="2" table:default-cell-style-name="Default"/>
        <table:table-column table:style-name="co9" table:default-cell-style-name="ce17"/>
        <table:table-column table:style-name="co10" table:default-cell-style-name="ce24"/>
        <table:table-column table:style-name="co11" table:default-cell-style-name="Default"/>
        <table:table-column table:style-name="co12" table:number-columns-repeated="51" table:default-cell-style-name="Default"/>
        <table:table-row table:style-name="ro1">
          <table:table-cell table:number-columns-repeated="8"/>
          <table:table-cell table:style-name="ce16"/>
          <table:table-cell table:number-columns-repeated="53"/>
        </table:table-row>
        <table:table-row table:style-name="ro1">
          <table:table-cell/>
          <table:table-cell table:style-name="ce2" office:value-type="string">
            <text:p>Präzisionsschießen</text:p>
          </table:table-cell>
          <table:table-cell/>
          <table:table-cell table:style-name="ce2"/>
          <table:table-cell table:number-columns-repeated="4"/>
          <table:table-cell table:style-name="ce16"/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8"/>
          <table:table-cell table:style-name="ce18"/>
          <table:table-cell table:style-name="ce25"/>
          <table:table-cell table:number-columns-repeated="52"/>
        </table:table-row>
        <table:table-row table:style-name="ro1">
          <table:table-cell table:number-columns-repeated="9"/>
          <table:table-cell table:style-name="ce16" office:value-type="string">
            <text:p>Kategorie</text:p>
          </table:table-cell>
          <table:table-cell table:number-columns-repeated="52"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13" table:formula="of:=[Datenbank.H6]" office:value-type="string" office:string-value="Grad">
            <text:p>Grad</text:p>
          </table:table-cell>
          <table:table-cell table:style-name="ce13" table:formula="of:=[Datenbank.I6]" office:value-type="string" office:string-value="Kategorie">
            <text:p>Kategorie</text:p>
          </table:table-cell>
          <table:table-cell table:style-name="ce16" table:formula="of:=[Datenbank.AF6]" office:value-type="string" office:string-value="Wettkampf 2">
            <text:p>Wettkampf 2</text:p>
          </table:table-cell>
          <table:table-cell table:style-name="ce16" office:value-type="string">
            <text:p>Platzierung</text:p>
          </table:table-cell>
          <table:table-cell table:style-name="ce16" office:value-type="string">
            <text:p>Kommentar</text:p>
          </table:table-cell>
          <table:table-cell table:number-columns-repeated="51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6" table:formula="of:=[Datenbank.AF8]" office:value-type="string" office:string-value="Präzision">
            <text:p>Präzision</text:p>
          </table:table-cell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6" table:formula="of:=[Datenbank.AF9]" office:value-type="string" office:string-value="Punkte">
            <text:p>Punkte</text:p>
          </table:table-cell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6" table:formula="of:=[Datenbank.AF10]" office:value-type="string" office:string-value=" ">
            <text:p><text:s/></text:p>
          </table:table-cell>
          <table:table-cell table:style-name="ce26"/>
          <table:table-cell table:number-columns-repeated="52"/>
        </table:table-row>
        <table:table-row table:style-name="ro1">
          <table:table-cell/>
          <table:table-cell table:style-name="ce3" table:number-columns-repeated="6"/>
          <table:table-cell table:style-name="ce13"/>
          <table:table-cell table:style-name="ce16" table:formula="of:=[Datenbank.AF11]" office:value-type="string" office:string-value=" ">
            <text:p><text:s/></text:p>
          </table:table-cell>
          <table:table-cell table:style-name="ce13"/>
          <table:table-cell table:number-columns-repeated="52"/>
        </table:table-row>
        <table:table-row table:style-name="ro1">
          <table:table-cell/>
          <table:table-cell table:style-name="ce4" table:formula="of:=[Datenbank.B12]" office:value-type="float" office:value="1">
            <text:p>1</text:p>
          </table:table-cell>
          <table:table-cell table:style-name="ce6" table:formula="of:=[Datenbank.C12]" office:value-type="string" office:string-value="Humrich">
            <text:p>Humrich</text:p>
          </table:table-cell>
          <table:table-cell table:style-name="ce6" table:formula="of:=[Datenbank.D12]" office:value-type="string" office:string-value="Joline">
            <text:p>Joline</text:p>
          </table:table-cell>
          <table:table-cell table:style-name="ce36" table:formula="of:=[Datenbank.E12]" office:value-type="string" office:string-value="W">
            <text:p>W</text:p>
          </table:table-cell>
          <table:table-cell table:style-name="ce12" table:formula="of:=[Datenbank.F12]" office:value-type="string" office:string-value="Budo-Shin">
            <text:p>Budo-Shin</text:p>
          </table:table-cell>
          <table:table-cell table:style-name="ce14" table:formula="of:=[Datenbank.H12]" office:value-type="string" office:string-value="Kyu 6">
            <text:p>Kyu 6</text:p>
          </table:table-cell>
          <table:table-cell table:style-name="ce14" table:formula="of:=[Datenbank.I12]" office:value-type="string" office:string-value="I">
            <text:p>I</text:p>
          </table:table-cell>
          <table:table-cell table:style-name="ce42" table:formula="of:=[Datenbank.AF12]" office:value-type="float" office:value="19">
            <text:p>19</text:p>
          </table:table-cell>
          <table:table-cell table:style-name="ce43" table:formula="of:=IF([.I12]=-999;&quot; &quot;;RANK([.I12];[.$I$12:.$I$12];0))" office:value-type="float" office:value="1">
            <text:p>1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" table:formula="of:=[Datenbank.B13]" office:value-type="float" office:value="10">
            <text:p>10</text:p>
          </table:table-cell>
          <table:table-cell table:style-name="ce6" table:formula="of:=[Datenbank.C13]" office:value-type="string" office:string-value="Franz">
            <text:p>Franz</text:p>
          </table:table-cell>
          <table:table-cell table:style-name="ce6" table:formula="of:=[Datenbank.D13]" office:value-type="string" office:string-value="Sabine">
            <text:p>Sabine</text:p>
          </table:table-cell>
          <table:table-cell table:style-name="ce36" table:formula="of:=[Datenbank.E13]" office:value-type="string" office:string-value="W">
            <text:p>W</text:p>
          </table:table-cell>
          <table:table-cell table:style-name="ce12" table:formula="of:=[Datenbank.F13]" office:value-type="string" office:string-value="Budo-Shin">
            <text:p>Budo-Shin</text:p>
          </table:table-cell>
          <table:table-cell table:style-name="ce14" table:formula="of:=[Datenbank.H13]" office:value-type="string" office:string-value="Kyu 3">
            <text:p>Kyu 3</text:p>
          </table:table-cell>
          <table:table-cell table:style-name="ce14" table:formula="of:=[Datenbank.I13]" office:value-type="string" office:string-value="II">
            <text:p>II</text:p>
          </table:table-cell>
          <table:table-cell table:style-name="ce42" table:formula="of:=[Datenbank.AF13]" office:value-type="float" office:value="-15">
            <text:p>-15</text:p>
          </table:table-cell>
          <table:table-cell table:style-name="ce43" table:formula="of:=IF([.I13]=-999;&quot; &quot;;RANK([.I13];[.$I$13:.$I$14];0))" office:value-type="float" office:value="1">
            <text:p>1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" table:formula="of:=[Datenbank.B14]" office:value-type="float" office:value="11">
            <text:p>11</text:p>
          </table:table-cell>
          <table:table-cell table:style-name="ce6" table:formula="of:=[Datenbank.C14]" office:value-type="string" office:string-value="Hanskötter">
            <text:p>Hanskötter</text:p>
          </table:table-cell>
          <table:table-cell table:style-name="ce6" table:formula="of:=[Datenbank.D14]" office:value-type="string" office:string-value="Ulrike">
            <text:p>Ulrike</text:p>
          </table:table-cell>
          <table:table-cell table:style-name="ce36" table:formula="of:=[Datenbank.E14]" office:value-type="string" office:string-value="W">
            <text:p>W</text:p>
          </table:table-cell>
          <table:table-cell table:style-name="ce12" table:formula="of:=[Datenbank.F14]" office:value-type="string" office:string-value="Budo-Shin">
            <text:p>Budo-Shin</text:p>
          </table:table-cell>
          <table:table-cell table:style-name="ce14" table:formula="of:=[Datenbank.H14]" office:value-type="string" office:string-value="Kyu 3">
            <text:p>Kyu 3</text:p>
          </table:table-cell>
          <table:table-cell table:style-name="ce14" table:formula="of:=[Datenbank.I14]" office:value-type="string" office:string-value="II">
            <text:p>II</text:p>
          </table:table-cell>
          <table:table-cell table:style-name="ce42" table:formula="of:=[Datenbank.AF14]" office:value-type="float" office:value="-999">
            <text:p>-999</text:p>
          </table:table-cell>
          <table:table-cell table:style-name="ce43" table:formula="of:=IF([.I14]=-999;&quot; &quot;;RANK([.I14];[.$I$13:.$I$14];0))" office:value-type="string" office:string-value=" ">
            <text:p><text:s/>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" table:formula="of:=[Datenbank.B15]" office:value-type="float" office:value="16">
            <text:p>16</text:p>
          </table:table-cell>
          <table:table-cell table:style-name="ce6" table:formula="of:=[Datenbank.C15]" office:value-type="string" office:string-value="Orlowski">
            <text:p>Orlowski</text:p>
          </table:table-cell>
          <table:table-cell table:style-name="ce6" table:formula="of:=[Datenbank.D15]" office:value-type="string" office:string-value="Sabrina">
            <text:p>Sabrina</text:p>
          </table:table-cell>
          <table:table-cell table:style-name="ce36" table:formula="of:=[Datenbank.E15]" office:value-type="string" office:string-value="W">
            <text:p>W</text:p>
          </table:table-cell>
          <table:table-cell table:style-name="ce12" table:formula="of:=[Datenbank.F15]" office:value-type="string" office:string-value="Bushikan">
            <text:p>Bushikan</text:p>
          </table:table-cell>
          <table:table-cell table:style-name="ce14" table:formula="of:=[Datenbank.H15]" office:value-type="string" office:string-value=" ">
            <text:p><text:s/></text:p>
          </table:table-cell>
          <table:table-cell table:style-name="ce14" table:formula="of:=[Datenbank.I15]" office:value-type="string" office:string-value="III">
            <text:p>III</text:p>
          </table:table-cell>
          <table:table-cell table:style-name="ce42" table:formula="of:=[Datenbank.AF15]" office:value-type="float" office:value="-11">
            <text:p>-11</text:p>
          </table:table-cell>
          <table:table-cell table:style-name="ce43" table:formula="of:=IF([.I15]=-999;&quot; &quot;;RANK([.I15];[.$I$15:.$I$16];0))" office:value-type="float" office:value="1">
            <text:p>1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" table:formula="of:=[Datenbank.B16]" office:value-type="float" office:value="24">
            <text:p>24</text:p>
          </table:table-cell>
          <table:table-cell table:style-name="ce6" table:formula="of:=[Datenbank.C16]" office:value-type="string" office:string-value="Holmes">
            <text:p>Holmes</text:p>
          </table:table-cell>
          <table:table-cell table:style-name="ce6" table:formula="of:=[Datenbank.D16]" office:value-type="string" office:string-value="Pauline">
            <text:p>Pauline</text:p>
          </table:table-cell>
          <table:table-cell table:style-name="ce36" table:formula="of:=[Datenbank.E16]" office:value-type="string" office:string-value="W">
            <text:p>W</text:p>
          </table:table-cell>
          <table:table-cell table:style-name="ce12" table:formula="of:=[Datenbank.F16]" office:value-type="string" office:string-value="Yanagi-No-Ki">
            <text:p>Yanagi-No-Ki</text:p>
          </table:table-cell>
          <table:table-cell table:style-name="ce14" table:formula="of:=[Datenbank.H16]" office:value-type="string" office:string-value=" ">
            <text:p><text:s/></text:p>
          </table:table-cell>
          <table:table-cell table:style-name="ce14" table:formula="of:=[Datenbank.I16]" office:value-type="string" office:string-value="III">
            <text:p>III</text:p>
          </table:table-cell>
          <table:table-cell table:style-name="ce42" table:formula="of:=[Datenbank.AF16]" office:value-type="float" office:value="-13">
            <text:p>-13</text:p>
          </table:table-cell>
          <table:table-cell table:style-name="ce43" table:formula="of:=IF([.I16]=-999;&quot; &quot;;RANK([.I16];[.$I$15:.$I$16];0))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7]" office:value-type="string" office:string-value=" ">
            <text:p><text:s/></text:p>
          </table:table-cell>
          <table:table-cell table:style-name="ce6" table:formula="of:=[Datenbank.C17]" office:value-type="string" office:string-value=" ">
            <text:p><text:s/></text:p>
          </table:table-cell>
          <table:table-cell table:style-name="ce6" table:formula="of:=[Datenbank.D17]" office:value-type="string" office:string-value=" ">
            <text:p><text:s/></text:p>
          </table:table-cell>
          <table:table-cell table:style-name="ce36" table:formula="of:=[Datenbank.E17]" office:value-type="string" office:string-value="W">
            <text:p>W</text:p>
          </table:table-cell>
          <table:table-cell table:style-name="ce12" table:formula="of:=[Datenbank.F17]" office:value-type="string" office:string-value=" ">
            <text:p><text:s/></text:p>
          </table:table-cell>
          <table:table-cell table:style-name="ce14" table:formula="of:=[Datenbank.H17]" office:value-type="string" office:string-value=" ">
            <text:p><text:s/></text:p>
          </table:table-cell>
          <table:table-cell table:style-name="ce14" table:formula="of:=[Datenbank.I17]" office:value-type="string" office:string-value="xxx">
            <text:p>xxx</text:p>
          </table:table-cell>
          <table:table-cell table:style-name="ce42" table:formula="of:=[Datenbank.AF17]" office:value-type="float" office:value="-999">
            <text:p>-999</text:p>
          </table:table-cell>
          <table:table-cell table:style-name="ce43" table:formula="of:=IF([.I17]=-999;&quot; &quot;;RANK([.I17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8]" office:value-type="string" office:string-value=" ">
            <text:p><text:s/></text:p>
          </table:table-cell>
          <table:table-cell table:style-name="ce6" table:formula="of:=[Datenbank.C18]" office:value-type="string" office:string-value=" ">
            <text:p><text:s/></text:p>
          </table:table-cell>
          <table:table-cell table:style-name="ce6" table:formula="of:=[Datenbank.D18]" office:value-type="string" office:string-value=" ">
            <text:p><text:s/></text:p>
          </table:table-cell>
          <table:table-cell table:style-name="ce36" table:formula="of:=[Datenbank.E18]" office:value-type="string" office:string-value="W">
            <text:p>W</text:p>
          </table:table-cell>
          <table:table-cell table:style-name="ce12" table:formula="of:=[Datenbank.F18]" office:value-type="string" office:string-value=" ">
            <text:p><text:s/></text:p>
          </table:table-cell>
          <table:table-cell table:style-name="ce14" table:formula="of:=[Datenbank.H18]" office:value-type="string" office:string-value=" ">
            <text:p><text:s/></text:p>
          </table:table-cell>
          <table:table-cell table:style-name="ce14" table:formula="of:=[Datenbank.I18]" office:value-type="string" office:string-value="xxx">
            <text:p>xxx</text:p>
          </table:table-cell>
          <table:table-cell table:style-name="ce42" table:formula="of:=[Datenbank.AF18]" office:value-type="float" office:value="-999">
            <text:p>-999</text:p>
          </table:table-cell>
          <table:table-cell table:style-name="ce43" table:formula="of:=IF([.I18]=-999;&quot; &quot;;RANK([.I18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9]" office:value-type="string" office:string-value=" ">
            <text:p><text:s/></text:p>
          </table:table-cell>
          <table:table-cell table:style-name="ce6" table:formula="of:=[Datenbank.C19]" office:value-type="string" office:string-value=" ">
            <text:p><text:s/></text:p>
          </table:table-cell>
          <table:table-cell table:style-name="ce6" table:formula="of:=[Datenbank.D19]" office:value-type="string" office:string-value=" ">
            <text:p><text:s/></text:p>
          </table:table-cell>
          <table:table-cell table:style-name="ce36" table:formula="of:=[Datenbank.E19]" office:value-type="string" office:string-value="W">
            <text:p>W</text:p>
          </table:table-cell>
          <table:table-cell table:style-name="ce12" table:formula="of:=[Datenbank.F19]" office:value-type="string" office:string-value=" ">
            <text:p><text:s/></text:p>
          </table:table-cell>
          <table:table-cell table:style-name="ce14" table:formula="of:=[Datenbank.H19]" office:value-type="string" office:string-value=" ">
            <text:p><text:s/></text:p>
          </table:table-cell>
          <table:table-cell table:style-name="ce14" table:formula="of:=[Datenbank.I19]" office:value-type="string" office:string-value="xxx">
            <text:p>xxx</text:p>
          </table:table-cell>
          <table:table-cell table:style-name="ce42" table:formula="of:=[Datenbank.AF19]" office:value-type="float" office:value="-999">
            <text:p>-999</text:p>
          </table:table-cell>
          <table:table-cell table:style-name="ce43" table:formula="of:=IF([.I19]=-999;&quot; &quot;;RANK([.I19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0]" office:value-type="string" office:string-value=" ">
            <text:p><text:s/></text:p>
          </table:table-cell>
          <table:table-cell table:style-name="ce6" table:formula="of:=[Datenbank.C20]" office:value-type="string" office:string-value=" ">
            <text:p><text:s/></text:p>
          </table:table-cell>
          <table:table-cell table:style-name="ce6" table:formula="of:=[Datenbank.D20]" office:value-type="string" office:string-value=" ">
            <text:p><text:s/></text:p>
          </table:table-cell>
          <table:table-cell table:style-name="ce36" table:formula="of:=[Datenbank.E20]" office:value-type="string" office:string-value="W">
            <text:p>W</text:p>
          </table:table-cell>
          <table:table-cell table:style-name="ce12" table:formula="of:=[Datenbank.F20]" office:value-type="string" office:string-value=" ">
            <text:p><text:s/></text:p>
          </table:table-cell>
          <table:table-cell table:style-name="ce14" table:formula="of:=[Datenbank.H20]" office:value-type="string" office:string-value=" ">
            <text:p><text:s/></text:p>
          </table:table-cell>
          <table:table-cell table:style-name="ce14" table:formula="of:=[Datenbank.I20]" office:value-type="string" office:string-value="xxx">
            <text:p>xxx</text:p>
          </table:table-cell>
          <table:table-cell table:style-name="ce42" table:formula="of:=[Datenbank.AF20]" office:value-type="float" office:value="-999">
            <text:p>-999</text:p>
          </table:table-cell>
          <table:table-cell table:style-name="ce43" table:formula="of:=IF([.I20]=-999;&quot; &quot;;RANK([.I20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1]" office:value-type="string" office:string-value=" ">
            <text:p><text:s/></text:p>
          </table:table-cell>
          <table:table-cell table:style-name="ce6" table:formula="of:=[Datenbank.C21]" office:value-type="string" office:string-value=" ">
            <text:p><text:s/></text:p>
          </table:table-cell>
          <table:table-cell table:style-name="ce6" table:formula="of:=[Datenbank.D21]" office:value-type="string" office:string-value=" ">
            <text:p><text:s/></text:p>
          </table:table-cell>
          <table:table-cell table:style-name="ce36" table:formula="of:=[Datenbank.E21]" office:value-type="string" office:string-value="W">
            <text:p>W</text:p>
          </table:table-cell>
          <table:table-cell table:style-name="ce12" table:formula="of:=[Datenbank.F21]" office:value-type="string" office:string-value=" ">
            <text:p><text:s/></text:p>
          </table:table-cell>
          <table:table-cell table:style-name="ce14" table:formula="of:=[Datenbank.H21]" office:value-type="string" office:string-value=" ">
            <text:p><text:s/></text:p>
          </table:table-cell>
          <table:table-cell table:style-name="ce14" table:formula="of:=[Datenbank.I21]" office:value-type="string" office:string-value="xxx">
            <text:p>xxx</text:p>
          </table:table-cell>
          <table:table-cell table:style-name="ce42" table:formula="of:=[Datenbank.AF21]" office:value-type="float" office:value="-999">
            <text:p>-999</text:p>
          </table:table-cell>
          <table:table-cell table:style-name="ce43" table:formula="of:=IF([.I21]=-999;&quot; &quot;;RANK([.I21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2]" office:value-type="string" office:string-value=" ">
            <text:p><text:s/></text:p>
          </table:table-cell>
          <table:table-cell table:style-name="ce6" table:formula="of:=[Datenbank.C22]" office:value-type="string" office:string-value=" ">
            <text:p><text:s/></text:p>
          </table:table-cell>
          <table:table-cell table:style-name="ce6" table:formula="of:=[Datenbank.D22]" office:value-type="string" office:string-value=" ">
            <text:p><text:s/></text:p>
          </table:table-cell>
          <table:table-cell table:style-name="ce36" table:formula="of:=[Datenbank.E22]" office:value-type="string" office:string-value="W">
            <text:p>W</text:p>
          </table:table-cell>
          <table:table-cell table:style-name="ce12" table:formula="of:=[Datenbank.F22]" office:value-type="string" office:string-value=" ">
            <text:p><text:s/></text:p>
          </table:table-cell>
          <table:table-cell table:style-name="ce14" table:formula="of:=[Datenbank.H22]" office:value-type="string" office:string-value=" ">
            <text:p><text:s/></text:p>
          </table:table-cell>
          <table:table-cell table:style-name="ce14" table:formula="of:=[Datenbank.I22]" office:value-type="string" office:string-value="xxx">
            <text:p>xxx</text:p>
          </table:table-cell>
          <table:table-cell table:style-name="ce42" table:formula="of:=[Datenbank.AF22]" office:value-type="float" office:value="-999">
            <text:p>-999</text:p>
          </table:table-cell>
          <table:table-cell table:style-name="ce43" table:formula="of:=IF([.I22]=-999;&quot; &quot;;RANK([.I22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3]" office:value-type="string" office:string-value=" ">
            <text:p><text:s/></text:p>
          </table:table-cell>
          <table:table-cell table:style-name="ce6" table:formula="of:=[Datenbank.C23]" office:value-type="string" office:string-value=" ">
            <text:p><text:s/></text:p>
          </table:table-cell>
          <table:table-cell table:style-name="ce6" table:formula="of:=[Datenbank.D23]" office:value-type="string" office:string-value=" ">
            <text:p><text:s/></text:p>
          </table:table-cell>
          <table:table-cell table:style-name="ce36" table:formula="of:=[Datenbank.E23]" office:value-type="string" office:string-value="W">
            <text:p>W</text:p>
          </table:table-cell>
          <table:table-cell table:style-name="ce12" table:formula="of:=[Datenbank.F23]" office:value-type="string" office:string-value=" ">
            <text:p><text:s/></text:p>
          </table:table-cell>
          <table:table-cell table:style-name="ce14" table:formula="of:=[Datenbank.H23]" office:value-type="string" office:string-value=" ">
            <text:p><text:s/></text:p>
          </table:table-cell>
          <table:table-cell table:style-name="ce14" table:formula="of:=[Datenbank.I23]" office:value-type="string" office:string-value="xxx">
            <text:p>xxx</text:p>
          </table:table-cell>
          <table:table-cell table:style-name="ce42" table:formula="of:=[Datenbank.AF23]" office:value-type="float" office:value="-999">
            <text:p>-999</text:p>
          </table:table-cell>
          <table:table-cell table:style-name="ce43" table:formula="of:=IF([.I23]=-999;&quot; &quot;;RANK([.I23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4]" office:value-type="string" office:string-value=" ">
            <text:p><text:s/></text:p>
          </table:table-cell>
          <table:table-cell table:style-name="ce6" table:formula="of:=[Datenbank.C24]" office:value-type="string" office:string-value=" ">
            <text:p><text:s/></text:p>
          </table:table-cell>
          <table:table-cell table:style-name="ce6" table:formula="of:=[Datenbank.D24]" office:value-type="string" office:string-value=" ">
            <text:p><text:s/></text:p>
          </table:table-cell>
          <table:table-cell table:style-name="ce36" table:formula="of:=[Datenbank.E24]" office:value-type="string" office:string-value="W">
            <text:p>W</text:p>
          </table:table-cell>
          <table:table-cell table:style-name="ce12" table:formula="of:=[Datenbank.F24]" office:value-type="string" office:string-value=" ">
            <text:p><text:s/></text:p>
          </table:table-cell>
          <table:table-cell table:style-name="ce14" table:formula="of:=[Datenbank.H24]" office:value-type="string" office:string-value=" ">
            <text:p><text:s/></text:p>
          </table:table-cell>
          <table:table-cell table:style-name="ce14" table:formula="of:=[Datenbank.I24]" office:value-type="string" office:string-value="xxx">
            <text:p>xxx</text:p>
          </table:table-cell>
          <table:table-cell table:style-name="ce42" table:formula="of:=[Datenbank.AF24]" office:value-type="float" office:value="-999">
            <text:p>-999</text:p>
          </table:table-cell>
          <table:table-cell table:style-name="ce43" table:formula="of:=IF([.I24]=-999;&quot; &quot;;RANK([.I24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5]" office:value-type="string" office:string-value=" ">
            <text:p><text:s/></text:p>
          </table:table-cell>
          <table:table-cell table:style-name="ce6" table:formula="of:=[Datenbank.C25]" office:value-type="string" office:string-value=" ">
            <text:p><text:s/></text:p>
          </table:table-cell>
          <table:table-cell table:style-name="ce6" table:formula="of:=[Datenbank.D25]" office:value-type="string" office:string-value=" ">
            <text:p><text:s/></text:p>
          </table:table-cell>
          <table:table-cell table:style-name="ce36" table:formula="of:=[Datenbank.E25]" office:value-type="string" office:string-value="W">
            <text:p>W</text:p>
          </table:table-cell>
          <table:table-cell table:style-name="ce12" table:formula="of:=[Datenbank.F25]" office:value-type="string" office:string-value=" ">
            <text:p><text:s/></text:p>
          </table:table-cell>
          <table:table-cell table:style-name="ce14" table:formula="of:=[Datenbank.H25]" office:value-type="string" office:string-value=" ">
            <text:p><text:s/></text:p>
          </table:table-cell>
          <table:table-cell table:style-name="ce14" table:formula="of:=[Datenbank.I25]" office:value-type="string" office:string-value="xxx">
            <text:p>xxx</text:p>
          </table:table-cell>
          <table:table-cell table:style-name="ce42" table:formula="of:=[Datenbank.AF25]" office:value-type="float" office:value="-999">
            <text:p>-999</text:p>
          </table:table-cell>
          <table:table-cell table:style-name="ce43" table:formula="of:=IF([.I25]=-999;&quot; &quot;;RANK([.I25];[.$I$12:.$I$26];0))" office:value-type="string" office:string-value=" ">
            <text:p><text:s/>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" table:formula="of:=[Datenbank.B26]" office:value-type="string" office:string-value=" ">
            <text:p><text:s/></text:p>
          </table:table-cell>
          <table:table-cell table:style-name="ce6" table:formula="of:=[Datenbank.C26]" office:value-type="string" office:string-value=" ">
            <text:p><text:s/></text:p>
          </table:table-cell>
          <table:table-cell table:style-name="ce6" table:formula="of:=[Datenbank.D26]" office:value-type="string" office:string-value=" ">
            <text:p><text:s/></text:p>
          </table:table-cell>
          <table:table-cell table:style-name="ce36" table:formula="of:=[Datenbank.E26]" office:value-type="string" office:string-value="W">
            <text:p>W</text:p>
          </table:table-cell>
          <table:table-cell table:style-name="ce12" table:formula="of:=[Datenbank.F26]" office:value-type="string" office:string-value=" ">
            <text:p><text:s/></text:p>
          </table:table-cell>
          <table:table-cell table:style-name="ce14" table:formula="of:=[Datenbank.H26]" office:value-type="string" office:string-value=" ">
            <text:p><text:s/></text:p>
          </table:table-cell>
          <table:table-cell table:style-name="ce14" table:formula="of:=[Datenbank.I26]" office:value-type="string" office:string-value="xxx">
            <text:p>xxx</text:p>
          </table:table-cell>
          <table:table-cell table:style-name="ce42" table:formula="of:=[Datenbank.AF26]" office:value-type="float" office:value="-999">
            <text:p>-999</text:p>
          </table:table-cell>
          <table:table-cell table:style-name="ce43" table:formula="of:=IF([.I26]=-999;&quot; &quot;;RANK([.I26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5" table:formula="of:=[Wehrturm.B27]" office:value-type="string" office:string-value=" ">
            <text:p><text:s/></text:p>
          </table:table-cell>
          <table:table-cell table:style-name="ce7" table:formula="of:=[Wehrturm.C27]" office:value-type="string" office:string-value=" ">
            <text:p><text:s/></text:p>
          </table:table-cell>
          <table:table-cell table:style-name="ce7" table:formula="of:=[Wehrturm.D27]" office:value-type="string" office:string-value=" ">
            <text:p><text:s/></text:p>
          </table:table-cell>
          <table:table-cell table:style-name="ce37" table:formula="of:=[Wehrturm.E27]" office:value-type="string" office:string-value=" ">
            <text:p><text:s/></text:p>
          </table:table-cell>
          <table:table-cell table:style-name="ce7" table:formula="of:=[Wehrturm.F27]" office:value-type="string" office:string-value=" ">
            <text:p><text:s/></text:p>
          </table:table-cell>
          <table:table-cell table:style-name="ce7"/>
          <table:table-cell table:style-name="ce15" table:formula="of:=[Wehrturm.I27]" office:value-type="string" office:string-value=" ">
            <text:p><text:s/></text:p>
          </table:table-cell>
          <table:table-cell table:style-name="ce23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5" table:formula="of:=[Wehrturm.B28]" office:value-type="string" office:string-value=" ">
            <text:p><text:s/></text:p>
          </table:table-cell>
          <table:table-cell table:style-name="ce7" table:formula="of:=[Wehrturm.C28]" office:value-type="string" office:string-value=" ">
            <text:p><text:s/></text:p>
          </table:table-cell>
          <table:table-cell table:style-name="ce7" table:formula="of:=[Wehrturm.D28]" office:value-type="string" office:string-value=" ">
            <text:p><text:s/></text:p>
          </table:table-cell>
          <table:table-cell table:style-name="ce37" table:formula="of:=[Wehrturm.E28]" office:value-type="string" office:string-value=" ">
            <text:p><text:s/></text:p>
          </table:table-cell>
          <table:table-cell table:style-name="ce7" table:formula="of:=[Wehrturm.F28]" office:value-type="string" office:string-value=" ">
            <text:p><text:s/></text:p>
          </table:table-cell>
          <table:table-cell table:style-name="ce7"/>
          <table:table-cell table:style-name="ce15" table:formula="of:=[Wehrturm.I28]" office:value-type="string" office:string-value=" ">
            <text:p><text:s/></text:p>
          </table:table-cell>
          <table:table-cell table:style-name="ce23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8]" office:value-type="float" office:value="13">
            <text:p>13</text:p>
          </table:table-cell>
          <table:table-cell table:style-name="ce35" table:formula="of:=[Datenbank.C38]" office:value-type="string" office:string-value="Troschkin">
            <text:p>Troschkin</text:p>
          </table:table-cell>
          <table:table-cell table:style-name="ce35" table:formula="of:=[Datenbank.D38]" office:value-type="string" office:string-value="Celvin">
            <text:p>Celvin</text:p>
          </table:table-cell>
          <table:table-cell table:style-name="ce38" table:formula="of:=[Datenbank.E38]" office:value-type="string" office:string-value="M">
            <text:p>M</text:p>
          </table:table-cell>
          <table:table-cell table:style-name="ce40" table:formula="of:=[Datenbank.F38]" office:value-type="string" office:string-value="Budo-Shin">
            <text:p>Budo-Shin</text:p>
          </table:table-cell>
          <table:table-cell table:style-name="ce41" table:formula="of:=[Datenbank.H38]" office:value-type="string" office:string-value=" ">
            <text:p><text:s/></text:p>
          </table:table-cell>
          <table:table-cell table:style-name="ce41" table:formula="of:=[Datenbank.I38]" office:value-type="string" office:string-value="I">
            <text:p>I</text:p>
          </table:table-cell>
          <table:table-cell table:style-name="ce42" table:formula="of:=[Datenbank.AF38]" office:value-type="float" office:value="48">
            <text:p>48</text:p>
          </table:table-cell>
          <table:table-cell table:style-name="ce44" table:formula="of:=IF([.I29]=-999;&quot; &quot;;RANK([.I29];[.$I$29:.$I$39];0))" office:value-type="float" office:value="1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1]" office:value-type="float" office:value="17">
            <text:p>17</text:p>
          </table:table-cell>
          <table:table-cell table:style-name="ce35" table:formula="of:=[Datenbank.C41]" office:value-type="string" office:string-value="Raßbach">
            <text:p>Raßbach</text:p>
          </table:table-cell>
          <table:table-cell table:style-name="ce35" table:formula="of:=[Datenbank.D41]" office:value-type="string" office:string-value="Luca">
            <text:p>Luca</text:p>
          </table:table-cell>
          <table:table-cell table:style-name="ce38" table:formula="of:=[Datenbank.E41]" office:value-type="string" office:string-value="M">
            <text:p>M</text:p>
          </table:table-cell>
          <table:table-cell table:style-name="ce40" table:formula="of:=[Datenbank.F41]" office:value-type="string" office:string-value="Bushikan">
            <text:p>Bushikan</text:p>
          </table:table-cell>
          <table:table-cell table:style-name="ce41" table:formula="of:=[Datenbank.H41]" office:value-type="string" office:string-value=" ">
            <text:p><text:s/></text:p>
          </table:table-cell>
          <table:table-cell table:style-name="ce41" table:formula="of:=[Datenbank.I41]" office:value-type="string" office:string-value="I">
            <text:p>I</text:p>
          </table:table-cell>
          <table:table-cell table:style-name="ce42" table:formula="of:=[Datenbank.AF41]" office:value-type="float" office:value="35">
            <text:p>35</text:p>
          </table:table-cell>
          <table:table-cell table:style-name="ce44" table:formula="of:=IF([.I30]=-999;&quot; &quot;;RANK([.I30];[.$I$29:.$I$39];0))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9]" office:value-type="float" office:value="14">
            <text:p>14</text:p>
          </table:table-cell>
          <table:table-cell table:style-name="ce35" table:formula="of:=[Datenbank.C39]" office:value-type="string" office:string-value="Antholzer">
            <text:p>Antholzer</text:p>
          </table:table-cell>
          <table:table-cell table:style-name="ce35" table:formula="of:=[Datenbank.D39]" office:value-type="string" office:string-value="Marcel">
            <text:p>Marcel</text:p>
          </table:table-cell>
          <table:table-cell table:style-name="ce38" table:formula="of:=[Datenbank.E39]" office:value-type="string" office:string-value="M">
            <text:p>M</text:p>
          </table:table-cell>
          <table:table-cell table:style-name="ce40" table:formula="of:=[Datenbank.F39]" office:value-type="string" office:string-value="Bushikan">
            <text:p>Bushikan</text:p>
          </table:table-cell>
          <table:table-cell table:style-name="ce41" table:formula="of:=[Datenbank.H39]" office:value-type="string" office:string-value=" ">
            <text:p><text:s/></text:p>
          </table:table-cell>
          <table:table-cell table:style-name="ce41" table:formula="of:=[Datenbank.I39]" office:value-type="string" office:string-value="I">
            <text:p>I</text:p>
          </table:table-cell>
          <table:table-cell table:style-name="ce42" table:formula="of:=[Datenbank.AF39]" office:value-type="float" office:value="26">
            <text:p>26</text:p>
          </table:table-cell>
          <table:table-cell table:style-name="ce44" table:formula="of:=IF([.I31]=-999;&quot; &quot;;RANK([.I31];[.$I$29:.$I$39];0))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9]" office:value-type="float" office:value="2">
            <text:p>2</text:p>
          </table:table-cell>
          <table:table-cell table:style-name="ce6" table:formula="of:=[Datenbank.C29]" office:value-type="string" office:string-value="Wübbeler">
            <text:p>Wübbeler</text:p>
          </table:table-cell>
          <table:table-cell table:style-name="ce4" table:formula="of:=[Datenbank.D29]" office:value-type="string" office:string-value="Martin">
            <text:p>Martin</text:p>
          </table:table-cell>
          <table:table-cell table:style-name="ce38" table:formula="of:=[Datenbank.E29]" office:value-type="string" office:string-value="M">
            <text:p>M</text:p>
          </table:table-cell>
          <table:table-cell table:style-name="ce40" table:formula="of:=[Datenbank.F29]" office:value-type="string" office:string-value="Budo-Shin">
            <text:p>Budo-Shin</text:p>
          </table:table-cell>
          <table:table-cell table:style-name="ce41" table:formula="of:=[Datenbank.H29]" office:value-type="string" office:string-value=" ">
            <text:p><text:s/></text:p>
          </table:table-cell>
          <table:table-cell table:style-name="ce41" table:formula="of:=[Datenbank.I29]" office:value-type="string" office:string-value="I">
            <text:p>I</text:p>
          </table:table-cell>
          <table:table-cell table:style-name="ce42" table:formula="of:=[Datenbank.AF29]" office:value-type="float" office:value="17">
            <text:p>17</text:p>
          </table:table-cell>
          <table:table-cell table:style-name="ce44" table:formula="of:=IF([.I32]=-999;&quot; &quot;;RANK([.I32];[.$I$29:.$I$39];0))" office:value-type="float" office:value="4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4]" office:value-type="float" office:value="7">
            <text:p>7</text:p>
          </table:table-cell>
          <table:table-cell table:style-name="ce35" table:formula="of:=[Datenbank.C34]" office:value-type="string" office:string-value="Sackmeyer">
            <text:p>Sackmeyer</text:p>
          </table:table-cell>
          <table:table-cell table:style-name="ce35" table:formula="of:=[Datenbank.D34]" office:value-type="string" office:string-value="Kurt">
            <text:p>Kurt</text:p>
          </table:table-cell>
          <table:table-cell table:style-name="ce38" table:formula="of:=[Datenbank.E34]" office:value-type="string" office:string-value="M">
            <text:p>M</text:p>
          </table:table-cell>
          <table:table-cell table:style-name="ce40" table:formula="of:=[Datenbank.F34]" office:value-type="string" office:string-value="Budo-Shin">
            <text:p>Budo-Shin</text:p>
          </table:table-cell>
          <table:table-cell table:style-name="ce41" table:formula="of:=[Datenbank.H34]" office:value-type="string" office:string-value=" ">
            <text:p><text:s/></text:p>
          </table:table-cell>
          <table:table-cell table:style-name="ce41" table:formula="of:=[Datenbank.I34]" office:value-type="string" office:string-value="I">
            <text:p>I</text:p>
          </table:table-cell>
          <table:table-cell table:style-name="ce42" table:formula="of:=[Datenbank.AF34]" office:value-type="float" office:value="11">
            <text:p>11</text:p>
          </table:table-cell>
          <table:table-cell table:style-name="ce44" table:formula="of:=IF([.I33]=-999;&quot; &quot;;RANK([.I33];[.$I$29:.$I$39];0))" office:value-type="float" office:value="5">
            <text:p>5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2]" office:value-type="float" office:value="18">
            <text:p>18</text:p>
          </table:table-cell>
          <table:table-cell table:style-name="ce35" table:formula="of:=[Datenbank.C42]" office:value-type="string" office:string-value="Mengede">
            <text:p>Mengede</text:p>
          </table:table-cell>
          <table:table-cell table:style-name="ce35" table:formula="of:=[Datenbank.D42]" office:value-type="string" office:string-value="Michael">
            <text:p>Michael</text:p>
          </table:table-cell>
          <table:table-cell table:style-name="ce38" table:formula="of:=[Datenbank.E42]" office:value-type="string" office:string-value="M">
            <text:p>M</text:p>
          </table:table-cell>
          <table:table-cell table:style-name="ce40" table:formula="of:=[Datenbank.F42]" office:value-type="string" office:string-value="Bushikan">
            <text:p>Bushikan</text:p>
          </table:table-cell>
          <table:table-cell table:style-name="ce41" table:formula="of:=[Datenbank.H42]" office:value-type="string" office:string-value=" ">
            <text:p><text:s/></text:p>
          </table:table-cell>
          <table:table-cell table:style-name="ce41" table:formula="of:=[Datenbank.I42]" office:value-type="string" office:string-value="I">
            <text:p>I</text:p>
          </table:table-cell>
          <table:table-cell table:style-name="ce42" table:formula="of:=[Datenbank.AF42]" office:value-type="float" office:value="5">
            <text:p>5</text:p>
          </table:table-cell>
          <table:table-cell table:style-name="ce44" table:formula="of:=IF([.I34]=-999;&quot; &quot;;RANK([.I34];[.$I$29:.$I$39];0))" office:value-type="float" office:value="6">
            <text:p>6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3]" office:value-type="float" office:value="6">
            <text:p>6</text:p>
          </table:table-cell>
          <table:table-cell table:style-name="ce35" table:formula="of:=[Datenbank.C33]" office:value-type="string" office:string-value="Ahrens">
            <text:p>Ahrens</text:p>
          </table:table-cell>
          <table:table-cell table:style-name="ce35" table:formula="of:=[Datenbank.D33]" office:value-type="string" office:string-value="Björn">
            <text:p>Björn</text:p>
          </table:table-cell>
          <table:table-cell table:style-name="ce38" table:formula="of:=[Datenbank.E33]" office:value-type="string" office:string-value="M">
            <text:p>M</text:p>
          </table:table-cell>
          <table:table-cell table:style-name="ce40" table:formula="of:=[Datenbank.F33]" office:value-type="string" office:string-value="Budo-Shin">
            <text:p>Budo-Shin</text:p>
          </table:table-cell>
          <table:table-cell table:style-name="ce41" table:formula="of:=[Datenbank.H33]" office:value-type="string" office:string-value=" ">
            <text:p><text:s/></text:p>
          </table:table-cell>
          <table:table-cell table:style-name="ce41" table:formula="of:=[Datenbank.I33]" office:value-type="string" office:string-value="I">
            <text:p>I</text:p>
          </table:table-cell>
          <table:table-cell table:style-name="ce42" table:formula="of:=[Datenbank.AF33]" office:value-type="float" office:value="-5">
            <text:p>-5</text:p>
          </table:table-cell>
          <table:table-cell table:style-name="ce44" table:formula="of:=IF([.I35]=-999;&quot; &quot;;RANK([.I35];[.$I$29:.$I$39];0))" office:value-type="float" office:value="7">
            <text:p>7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7]" office:value-type="float" office:value="12">
            <text:p>12</text:p>
          </table:table-cell>
          <table:table-cell table:style-name="ce35" table:formula="of:=[Datenbank.C37]" office:value-type="string" office:string-value="Huntemann">
            <text:p>Huntemann</text:p>
          </table:table-cell>
          <table:table-cell table:style-name="ce35" table:formula="of:=[Datenbank.D37]" office:value-type="string" office:string-value="Ralf">
            <text:p>Ralf</text:p>
          </table:table-cell>
          <table:table-cell table:style-name="ce38" table:formula="of:=[Datenbank.E37]" office:value-type="string" office:string-value="M">
            <text:p>M</text:p>
          </table:table-cell>
          <table:table-cell table:style-name="ce40" table:formula="of:=[Datenbank.F37]" office:value-type="string" office:string-value="Budo-Shin">
            <text:p>Budo-Shin</text:p>
          </table:table-cell>
          <table:table-cell table:style-name="ce41" table:formula="of:=[Datenbank.H37]" office:value-type="string" office:string-value=" ">
            <text:p><text:s/></text:p>
          </table:table-cell>
          <table:table-cell table:style-name="ce41" table:formula="of:=[Datenbank.I37]" office:value-type="string" office:string-value="I">
            <text:p>I</text:p>
          </table:table-cell>
          <table:table-cell table:style-name="ce42" table:formula="of:=[Datenbank.AF37]" office:value-type="float" office:value="-9">
            <text:p>-9</text:p>
          </table:table-cell>
          <table:table-cell table:style-name="ce44" table:formula="of:=IF([.I36]=-999;&quot; &quot;;RANK([.I36];[.$I$29:.$I$39];0))" office:value-type="float" office:value="8">
            <text:p>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50]" office:value-type="float" office:value="27">
            <text:p>27</text:p>
          </table:table-cell>
          <table:table-cell table:style-name="ce35" table:formula="of:=[Datenbank.C50]" office:value-type="string" office:string-value="Boadella">
            <text:p>Boadella</text:p>
          </table:table-cell>
          <table:table-cell table:style-name="ce35" table:formula="of:=[Datenbank.D50]" office:value-type="string" office:string-value="Franz">
            <text:p>Franz</text:p>
          </table:table-cell>
          <table:table-cell table:style-name="ce38" table:formula="of:=[Datenbank.E50]" office:value-type="string" office:string-value="M">
            <text:p>M</text:p>
          </table:table-cell>
          <table:table-cell table:style-name="ce40" table:formula="of:=[Datenbank.F50]" office:value-type="string" office:string-value="SCV Kreuzlingen">
            <text:p>SCV Kreuzlingen</text:p>
          </table:table-cell>
          <table:table-cell table:style-name="ce41" table:formula="of:=[Datenbank.H50]" office:value-type="string" office:string-value=" ">
            <text:p><text:s/></text:p>
          </table:table-cell>
          <table:table-cell table:style-name="ce41" table:formula="of:=[Datenbank.I50]" office:value-type="string" office:string-value="I">
            <text:p>I</text:p>
          </table:table-cell>
          <table:table-cell table:style-name="ce42" table:formula="of:=[Datenbank.AF50]" office:value-type="float" office:value="-30">
            <text:p>-30</text:p>
          </table:table-cell>
          <table:table-cell table:style-name="ce44" table:formula="of:=IF([.I37]=-999;&quot; &quot;;RANK([.I37];[.$I$29:.$I$39];0))" office:value-type="float" office:value="9">
            <text:p>9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9]" office:value-type="float" office:value="26">
            <text:p>26</text:p>
          </table:table-cell>
          <table:table-cell table:style-name="ce35" table:formula="of:=[Datenbank.C49]" office:value-type="string" office:string-value="Aufenberg">
            <text:p>Aufenberg</text:p>
          </table:table-cell>
          <table:table-cell table:style-name="ce35" table:formula="of:=[Datenbank.D49]" office:value-type="string" office:string-value="Reinhold">
            <text:p>Reinhold</text:p>
          </table:table-cell>
          <table:table-cell table:style-name="ce38" table:formula="of:=[Datenbank.E49]" office:value-type="string" office:string-value="M">
            <text:p>M</text:p>
          </table:table-cell>
          <table:table-cell table:style-name="ce40" table:formula="of:=[Datenbank.F49]" office:value-type="string" office:string-value="Senkido Menden">
            <text:p>Senkido Menden</text:p>
          </table:table-cell>
          <table:table-cell table:style-name="ce41" table:formula="of:=[Datenbank.H49]" office:value-type="string" office:string-value=" ">
            <text:p><text:s/></text:p>
          </table:table-cell>
          <table:table-cell table:style-name="ce41" table:formula="of:=[Datenbank.I49]" office:value-type="string" office:string-value="I">
            <text:p>I</text:p>
          </table:table-cell>
          <table:table-cell table:style-name="ce42" table:formula="of:=[Datenbank.AF49]" office:value-type="float" office:value="-33">
            <text:p>-33</text:p>
          </table:table-cell>
          <table:table-cell table:style-name="ce44" table:formula="of:=IF([.I38]=-999;&quot; &quot;;RANK([.I38];[.$I$29:.$I$39];0))" office:value-type="float" office:value="10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3]" office:value-type="float" office:value="19">
            <text:p>19</text:p>
          </table:table-cell>
          <table:table-cell table:style-name="ce35" table:formula="of:=[Datenbank.C43]" office:value-type="string" office:string-value="Wiesrchen">
            <text:p>Wiesrchen</text:p>
          </table:table-cell>
          <table:table-cell table:style-name="ce35" table:formula="of:=[Datenbank.D43]" office:value-type="string" office:string-value="Markus">
            <text:p>Markus</text:p>
          </table:table-cell>
          <table:table-cell table:style-name="ce38" table:formula="of:=[Datenbank.E43]" office:value-type="string" office:string-value="M">
            <text:p>M</text:p>
          </table:table-cell>
          <table:table-cell table:style-name="ce40" table:formula="of:=[Datenbank.F43]" office:value-type="string" office:string-value="Bushikan">
            <text:p>Bushikan</text:p>
          </table:table-cell>
          <table:table-cell table:style-name="ce41" table:formula="of:=[Datenbank.H43]" office:value-type="string" office:string-value=" ">
            <text:p><text:s/></text:p>
          </table:table-cell>
          <table:table-cell table:style-name="ce41" table:formula="of:=[Datenbank.I43]" office:value-type="string" office:string-value="I">
            <text:p>I</text:p>
          </table:table-cell>
          <table:table-cell table:style-name="ce42" table:formula="of:=[Datenbank.AF43]" office:value-type="float" office:value="-999">
            <text:p>-999</text:p>
          </table:table-cell>
          <table:table-cell table:style-name="ce44" table:formula="of:=IF([.I39]=-999;&quot; &quot;;RANK([.I39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4]" office:value-type="float" office:value="20">
            <text:p>20</text:p>
          </table:table-cell>
          <table:table-cell table:style-name="ce35" table:formula="of:=[Datenbank.C44]" office:value-type="string" office:string-value="Pendergast">
            <text:p>Pendergast</text:p>
          </table:table-cell>
          <table:table-cell table:style-name="ce35" table:formula="of:=[Datenbank.D44]" office:value-type="string" office:string-value="Carolan">
            <text:p>Carolan</text:p>
          </table:table-cell>
          <table:table-cell table:style-name="ce38" table:formula="of:=[Datenbank.E44]" office:value-type="string" office:string-value="M">
            <text:p>M</text:p>
          </table:table-cell>
          <table:table-cell table:style-name="ce40" table:formula="of:=[Datenbank.F44]" office:value-type="string" office:string-value="Dragons Lair">
            <text:p>Dragons Lair</text:p>
          </table:table-cell>
          <table:table-cell table:style-name="ce41" table:formula="of:=[Datenbank.H44]" office:value-type="string" office:string-value=" ">
            <text:p><text:s/></text:p>
          </table:table-cell>
          <table:table-cell table:style-name="ce41" table:formula="of:=[Datenbank.I44]" office:value-type="string" office:string-value="II">
            <text:p>II</text:p>
          </table:table-cell>
          <table:table-cell table:style-name="ce42" table:formula="of:=[Datenbank.AF44]" office:value-type="float" office:value="38">
            <text:p>38</text:p>
          </table:table-cell>
          <table:table-cell table:style-name="ce44" table:formula="of:=IF([.I40]=-999;&quot; &quot;;RANK([.I40];[.$I$40:.$I$44];0))" office:value-type="float" office:value="1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0]" office:value-type="float" office:value="15">
            <text:p>15</text:p>
          </table:table-cell>
          <table:table-cell table:style-name="ce35" table:formula="of:=[Datenbank.C40]" office:value-type="string" office:string-value="Cyrol">
            <text:p>Cyrol</text:p>
          </table:table-cell>
          <table:table-cell table:style-name="ce35" table:formula="of:=[Datenbank.D40]" office:value-type="string" office:string-value="Florian">
            <text:p>Florian</text:p>
          </table:table-cell>
          <table:table-cell table:style-name="ce38" table:formula="of:=[Datenbank.E40]" office:value-type="string" office:string-value="M">
            <text:p>M</text:p>
          </table:table-cell>
          <table:table-cell table:style-name="ce40" table:formula="of:=[Datenbank.F40]" office:value-type="string" office:string-value="Bushikan">
            <text:p>Bushikan</text:p>
          </table:table-cell>
          <table:table-cell table:style-name="ce41" table:formula="of:=[Datenbank.H40]" office:value-type="string" office:string-value=" ">
            <text:p><text:s/></text:p>
          </table:table-cell>
          <table:table-cell table:style-name="ce41" table:formula="of:=[Datenbank.I40]" office:value-type="string" office:string-value="II">
            <text:p>II</text:p>
          </table:table-cell>
          <table:table-cell table:style-name="ce42" table:formula="of:=[Datenbank.AF40]" office:value-type="float" office:value="21">
            <text:p>21</text:p>
          </table:table-cell>
          <table:table-cell table:style-name="ce44" table:formula="of:=IF([.I41]=-999;&quot; &quot;;RANK([.I41];[.$I$40:.$I$44];0))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5]" office:value-type="float" office:value="8">
            <text:p>8</text:p>
          </table:table-cell>
          <table:table-cell table:style-name="ce35" table:formula="of:=[Datenbank.C35]" office:value-type="string" office:string-value="Knobloch">
            <text:p>Knobloch</text:p>
          </table:table-cell>
          <table:table-cell table:style-name="ce35" table:formula="of:=[Datenbank.D35]" office:value-type="string" office:string-value="Marius">
            <text:p>Marius</text:p>
          </table:table-cell>
          <table:table-cell table:style-name="ce38" table:formula="of:=[Datenbank.E35]" office:value-type="string" office:string-value="M">
            <text:p>M</text:p>
          </table:table-cell>
          <table:table-cell table:style-name="ce40" table:formula="of:=[Datenbank.F35]" office:value-type="string" office:string-value="Budo-Shin">
            <text:p>Budo-Shin</text:p>
          </table:table-cell>
          <table:table-cell table:style-name="ce41" table:formula="of:=[Datenbank.H35]" office:value-type="string" office:string-value=" ">
            <text:p><text:s/></text:p>
          </table:table-cell>
          <table:table-cell table:style-name="ce41" table:formula="of:=[Datenbank.I35]" office:value-type="string" office:string-value="II">
            <text:p>II</text:p>
          </table:table-cell>
          <table:table-cell table:style-name="ce42" table:formula="of:=[Datenbank.AF35]" office:value-type="float" office:value="1">
            <text:p>1</text:p>
          </table:table-cell>
          <table:table-cell table:style-name="ce44" table:formula="of:=IF([.I42]=-999;&quot; &quot;;RANK([.I42];[.$I$40:.$I$44];0))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6]" office:value-type="float" office:value="22">
            <text:p>22</text:p>
          </table:table-cell>
          <table:table-cell table:style-name="ce35" table:formula="of:=[Datenbank.C46]" office:value-type="string" office:string-value="Carthy">
            <text:p>Carthy</text:p>
          </table:table-cell>
          <table:table-cell table:style-name="ce35" table:formula="of:=[Datenbank.D46]" office:value-type="string" office:string-value="Ger">
            <text:p>Ger</text:p>
          </table:table-cell>
          <table:table-cell table:style-name="ce38" table:formula="of:=[Datenbank.E46]" office:value-type="string" office:string-value="M">
            <text:p>M</text:p>
          </table:table-cell>
          <table:table-cell table:style-name="ce40" table:formula="of:=[Datenbank.F46]" office:value-type="string" office:string-value="Dragons Lair">
            <text:p>Dragons Lair</text:p>
          </table:table-cell>
          <table:table-cell table:style-name="ce41" table:formula="of:=[Datenbank.H46]" office:value-type="string" office:string-value=" ">
            <text:p><text:s/></text:p>
          </table:table-cell>
          <table:table-cell table:style-name="ce41" table:formula="of:=[Datenbank.I46]" office:value-type="string" office:string-value="II">
            <text:p>II</text:p>
          </table:table-cell>
          <table:table-cell table:style-name="ce42" table:formula="of:=[Datenbank.AF46]" office:value-type="float" office:value="0">
            <text:p>0</text:p>
          </table:table-cell>
          <table:table-cell table:style-name="ce44" table:formula="of:=IF([.I43]=-999;&quot; &quot;;RANK([.I43];[.$I$40:.$I$44];0))" office:value-type="float" office:value="4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0]" office:value-type="float" office:value="3">
            <text:p>3</text:p>
          </table:table-cell>
          <table:table-cell table:style-name="ce35" table:formula="of:=[Datenbank.C30]" office:value-type="string" office:string-value="Gräpel">
            <text:p>Gräpel</text:p>
          </table:table-cell>
          <table:table-cell table:style-name="ce35" table:formula="of:=[Datenbank.D30]" office:value-type="string" office:string-value="Torsten">
            <text:p>Torsten</text:p>
          </table:table-cell>
          <table:table-cell table:style-name="ce38" table:formula="of:=[Datenbank.E30]" office:value-type="string" office:string-value="M">
            <text:p>M</text:p>
          </table:table-cell>
          <table:table-cell table:style-name="ce40" table:formula="of:=[Datenbank.F30]" office:value-type="string" office:string-value="Budo-Shin">
            <text:p>Budo-Shin</text:p>
          </table:table-cell>
          <table:table-cell table:style-name="ce41" table:formula="of:=[Datenbank.H30]" office:value-type="string" office:string-value=" ">
            <text:p><text:s/></text:p>
          </table:table-cell>
          <table:table-cell table:style-name="ce41" table:formula="of:=[Datenbank.I30]" office:value-type="string" office:string-value="II">
            <text:p>II</text:p>
          </table:table-cell>
          <table:table-cell table:style-name="ce42" table:formula="of:=[Datenbank.AF30]" office:value-type="float" office:value="-3">
            <text:p>-3</text:p>
          </table:table-cell>
          <table:table-cell table:style-name="ce44" table:formula="of:=IF([.I44]=-999;&quot; &quot;;RANK([.I44];[.$I$40:.$I$44];0))" office:value-type="float" office:value="5">
            <text:p>5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2]" office:value-type="float" office:value="5">
            <text:p>5</text:p>
          </table:table-cell>
          <table:table-cell table:style-name="ce35" table:formula="of:=[Datenbank.C32]" office:value-type="string" office:string-value="Szmagara">
            <text:p>Szmagara</text:p>
          </table:table-cell>
          <table:table-cell table:style-name="ce35" table:formula="of:=[Datenbank.D32]" office:value-type="string" office:string-value="Tomasz">
            <text:p>Tomasz</text:p>
          </table:table-cell>
          <table:table-cell table:style-name="ce38" table:formula="of:=[Datenbank.E32]" office:value-type="string" office:string-value="M">
            <text:p>M</text:p>
          </table:table-cell>
          <table:table-cell table:style-name="ce40" table:formula="of:=[Datenbank.F32]" office:value-type="string" office:string-value="Budo-Shin">
            <text:p>Budo-Shin</text:p>
          </table:table-cell>
          <table:table-cell table:style-name="ce41" table:formula="of:=[Datenbank.H32]" office:value-type="string" office:string-value=" ">
            <text:p><text:s/></text:p>
          </table:table-cell>
          <table:table-cell table:style-name="ce41" table:formula="of:=[Datenbank.I32]" office:value-type="string" office:string-value="III">
            <text:p>III</text:p>
          </table:table-cell>
          <table:table-cell table:style-name="ce42" table:formula="of:=[Datenbank.AF32]" office:value-type="float" office:value="68">
            <text:p>68</text:p>
          </table:table-cell>
          <table:table-cell table:style-name="ce44" table:formula="of:=IF([.I45]=-999;&quot; &quot;;RANK([.I45];[.$I$45:.$I$60];0))" office:value-type="float" office:value="1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7]" office:value-type="float" office:value="23">
            <text:p>23</text:p>
          </table:table-cell>
          <table:table-cell table:style-name="ce35" table:formula="of:=[Datenbank.C47]" office:value-type="string" office:string-value="Waters">
            <text:p>Waters</text:p>
          </table:table-cell>
          <table:table-cell table:style-name="ce35" table:formula="of:=[Datenbank.D47]" office:value-type="string" office:string-value="Dave">
            <text:p>Dave</text:p>
          </table:table-cell>
          <table:table-cell table:style-name="ce38" table:formula="of:=[Datenbank.E47]" office:value-type="string" office:string-value="M">
            <text:p>M</text:p>
          </table:table-cell>
          <table:table-cell table:style-name="ce40" table:formula="of:=[Datenbank.F47]" office:value-type="string" office:string-value="Yanagi-No-Ki">
            <text:p>Yanagi-No-Ki</text:p>
          </table:table-cell>
          <table:table-cell table:style-name="ce41" table:formula="of:=[Datenbank.H47]" office:value-type="string" office:string-value=" ">
            <text:p><text:s/></text:p>
          </table:table-cell>
          <table:table-cell table:style-name="ce41" table:formula="of:=[Datenbank.I47]" office:value-type="string" office:string-value="III">
            <text:p>III</text:p>
          </table:table-cell>
          <table:table-cell table:style-name="ce42" table:formula="of:=[Datenbank.AF47]" office:value-type="float" office:value="32">
            <text:p>32</text:p>
          </table:table-cell>
          <table:table-cell table:style-name="ce44" table:formula="of:=IF([.I46]=-999;&quot; &quot;;RANK([.I46];[.$I$45:.$I$60];0))" office:value-type="float" office:value="2">
            <text:p>2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35" table:formula="of:=[Datenbank.B36]" office:value-type="float" office:value="9">
            <text:p>9</text:p>
          </table:table-cell>
          <table:table-cell table:style-name="ce35" table:formula="of:=[Datenbank.C36]" office:value-type="string" office:string-value="Kordes">
            <text:p>Kordes</text:p>
          </table:table-cell>
          <table:table-cell table:style-name="ce35" table:formula="of:=[Datenbank.D36]" office:value-type="string" office:string-value="Dieter">
            <text:p>Dieter</text:p>
          </table:table-cell>
          <table:table-cell table:style-name="ce38" table:formula="of:=[Datenbank.E36]" office:value-type="string" office:string-value="M">
            <text:p>M</text:p>
          </table:table-cell>
          <table:table-cell table:style-name="ce40" table:formula="of:=[Datenbank.F36]" office:value-type="string" office:string-value="Budo-Shin">
            <text:p>Budo-Shin</text:p>
          </table:table-cell>
          <table:table-cell table:style-name="ce41" table:formula="of:=[Datenbank.H36]" office:value-type="string" office:string-value=" ">
            <text:p><text:s/></text:p>
          </table:table-cell>
          <table:table-cell table:style-name="ce41" table:formula="of:=[Datenbank.I36]" office:value-type="string" office:string-value="III">
            <text:p>III</text:p>
          </table:table-cell>
          <table:table-cell table:style-name="ce42" table:formula="of:=[Datenbank.AF36]" office:value-type="float" office:value="25">
            <text:p>25</text:p>
          </table:table-cell>
          <table:table-cell table:style-name="ce44" table:formula="of:=IF([.I47]=-999;&quot; &quot;;RANK([.I47];[.$I$45:.$I$60];0))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5]" office:value-type="float" office:value="21">
            <text:p>21</text:p>
          </table:table-cell>
          <table:table-cell table:style-name="ce35" table:formula="of:=[Datenbank.C45]" office:value-type="string" office:string-value="McEnroe">
            <text:p>McEnroe</text:p>
          </table:table-cell>
          <table:table-cell table:style-name="ce35" table:formula="of:=[Datenbank.D45]" office:value-type="string" office:string-value="Larry">
            <text:p>Larry</text:p>
          </table:table-cell>
          <table:table-cell table:style-name="ce38" table:formula="of:=[Datenbank.E45]" office:value-type="string" office:string-value="M">
            <text:p>M</text:p>
          </table:table-cell>
          <table:table-cell table:style-name="ce40" table:formula="of:=[Datenbank.F45]" office:value-type="string" office:string-value="Dragons Lair">
            <text:p>Dragons Lair</text:p>
          </table:table-cell>
          <table:table-cell table:style-name="ce41" table:formula="of:=[Datenbank.H45]" office:value-type="string" office:string-value=" ">
            <text:p><text:s/></text:p>
          </table:table-cell>
          <table:table-cell table:style-name="ce41" table:formula="of:=[Datenbank.I45]" office:value-type="string" office:string-value="III">
            <text:p>III</text:p>
          </table:table-cell>
          <table:table-cell table:style-name="ce42" table:formula="of:=[Datenbank.AF45]" office:value-type="float" office:value="13">
            <text:p>13</text:p>
          </table:table-cell>
          <table:table-cell table:style-name="ce44" table:formula="of:=IF([.I48]=-999;&quot; &quot;;RANK([.I48];[.$I$45:.$I$60];0))" office:value-type="float" office:value="4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31]" office:value-type="float" office:value="4">
            <text:p>4</text:p>
          </table:table-cell>
          <table:table-cell table:style-name="ce35" table:formula="of:=[Datenbank.C31]" office:value-type="string" office:string-value="Grytt">
            <text:p>Grytt</text:p>
          </table:table-cell>
          <table:table-cell table:style-name="ce35" table:formula="of:=[Datenbank.D31]" office:value-type="string" office:string-value="Rainer">
            <text:p>Rainer</text:p>
          </table:table-cell>
          <table:table-cell table:style-name="ce38" table:formula="of:=[Datenbank.E31]" office:value-type="string" office:string-value="M">
            <text:p>M</text:p>
          </table:table-cell>
          <table:table-cell table:style-name="ce40" table:formula="of:=[Datenbank.F31]" office:value-type="string" office:string-value="Budo-Shin">
            <text:p>Budo-Shin</text:p>
          </table:table-cell>
          <table:table-cell table:style-name="ce41" table:formula="of:=[Datenbank.H31]" office:value-type="string" office:string-value=" ">
            <text:p><text:s/></text:p>
          </table:table-cell>
          <table:table-cell table:style-name="ce41" table:formula="of:=[Datenbank.I31]" office:value-type="string" office:string-value="III">
            <text:p>III</text:p>
          </table:table-cell>
          <table:table-cell table:style-name="ce42" table:formula="of:=[Datenbank.AF31]" office:value-type="float" office:value="9">
            <text:p>9</text:p>
          </table:table-cell>
          <table:table-cell table:style-name="ce44" table:formula="of:=IF([.I49]=-999;&quot; &quot;;RANK([.I49];[.$I$45:.$I$60];0))" office:value-type="float" office:value="5">
            <text:p>5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48]" office:value-type="float" office:value="25">
            <text:p>25</text:p>
          </table:table-cell>
          <table:table-cell table:style-name="ce35" table:formula="of:=[Datenbank.C48]" office:value-type="string" office:string-value="Holmes">
            <text:p>Holmes</text:p>
          </table:table-cell>
          <table:table-cell table:style-name="ce35" table:formula="of:=[Datenbank.D48]" office:value-type="string" office:string-value="Melcom">
            <text:p>Melcom</text:p>
          </table:table-cell>
          <table:table-cell table:style-name="ce38" table:formula="of:=[Datenbank.E48]" office:value-type="string" office:string-value="M">
            <text:p>M</text:p>
          </table:table-cell>
          <table:table-cell table:style-name="ce40" table:formula="of:=[Datenbank.F48]" office:value-type="string" office:string-value="Yanagi-No-Ki">
            <text:p>Yanagi-No-Ki</text:p>
          </table:table-cell>
          <table:table-cell table:style-name="ce41" table:formula="of:=[Datenbank.H48]" office:value-type="string" office:string-value=" ">
            <text:p><text:s/></text:p>
          </table:table-cell>
          <table:table-cell table:style-name="ce41" table:formula="of:=[Datenbank.I48]" office:value-type="string" office:string-value="III">
            <text:p>III</text:p>
          </table:table-cell>
          <table:table-cell table:style-name="ce42" table:formula="of:=[Datenbank.AF48]" office:value-type="float" office:value="3">
            <text:p>3</text:p>
          </table:table-cell>
          <table:table-cell table:style-name="ce44" table:formula="of:=IF([.I50]=-999;&quot; &quot;;RANK([.I50];[.$I$45:.$I$60];0))" office:value-type="float" office:value="6">
            <text:p>6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51]" office:value-type="string" office:string-value=" ">
            <text:p><text:s/></text:p>
          </table:table-cell>
          <table:table-cell table:style-name="ce35" table:formula="of:=[Datenbank.C51]" office:value-type="string" office:string-value=" ">
            <text:p><text:s/></text:p>
          </table:table-cell>
          <table:table-cell table:style-name="ce35" table:formula="of:=[Datenbank.D51]" office:value-type="string" office:string-value=" ">
            <text:p><text:s/></text:p>
          </table:table-cell>
          <table:table-cell table:style-name="ce38" table:formula="of:=[Datenbank.E51]" office:value-type="string" office:string-value="M">
            <text:p>M</text:p>
          </table:table-cell>
          <table:table-cell table:style-name="ce40" table:formula="of:=[Datenbank.F51]" office:value-type="string" office:string-value=" ">
            <text:p><text:s/></text:p>
          </table:table-cell>
          <table:table-cell table:style-name="ce41" table:formula="of:=[Datenbank.H51]" office:value-type="string" office:string-value=" ">
            <text:p><text:s/></text:p>
          </table:table-cell>
          <table:table-cell table:style-name="ce41" table:formula="of:=[Datenbank.I51]" office:value-type="string" office:string-value="xxx">
            <text:p>xxx</text:p>
          </table:table-cell>
          <table:table-cell table:style-name="ce42" table:formula="of:=[Datenbank.AF51]" office:value-type="float" office:value="-999">
            <text:p>-999</text:p>
          </table:table-cell>
          <table:table-cell table:style-name="ce44" table:formula="of:=IF([.I51]=-999;&quot; &quot;;RANK([.I51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52]" office:value-type="string" office:string-value=" ">
            <text:p><text:s/></text:p>
          </table:table-cell>
          <table:table-cell table:style-name="ce35" table:formula="of:=[Datenbank.C52]" office:value-type="string" office:string-value=" ">
            <text:p><text:s/></text:p>
          </table:table-cell>
          <table:table-cell table:style-name="ce35" table:formula="of:=[Datenbank.D52]" office:value-type="string" office:string-value=" ">
            <text:p><text:s/></text:p>
          </table:table-cell>
          <table:table-cell table:style-name="ce38" table:formula="of:=[Datenbank.E52]" office:value-type="string" office:string-value="M">
            <text:p>M</text:p>
          </table:table-cell>
          <table:table-cell table:style-name="ce40" table:formula="of:=[Datenbank.F52]" office:value-type="string" office:string-value=" ">
            <text:p><text:s/></text:p>
          </table:table-cell>
          <table:table-cell table:style-name="ce41" table:formula="of:=[Datenbank.H52]" office:value-type="string" office:string-value=" ">
            <text:p><text:s/></text:p>
          </table:table-cell>
          <table:table-cell table:style-name="ce41" table:formula="of:=[Datenbank.I52]" office:value-type="string" office:string-value="xxx">
            <text:p>xxx</text:p>
          </table:table-cell>
          <table:table-cell table:style-name="ce42" table:formula="of:=[Datenbank.AF52]" office:value-type="float" office:value="-999">
            <text:p>-999</text:p>
          </table:table-cell>
          <table:table-cell table:style-name="ce44" table:formula="of:=IF([.I52]=-999;&quot; &quot;;RANK([.I52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53]" office:value-type="string" office:string-value=" ">
            <text:p><text:s/></text:p>
          </table:table-cell>
          <table:table-cell table:style-name="ce35" table:formula="of:=[Datenbank.C53]" office:value-type="string" office:string-value=" ">
            <text:p><text:s/></text:p>
          </table:table-cell>
          <table:table-cell table:style-name="ce35" table:formula="of:=[Datenbank.D53]" office:value-type="string" office:string-value=" ">
            <text:p><text:s/></text:p>
          </table:table-cell>
          <table:table-cell table:style-name="ce38" table:formula="of:=[Datenbank.E53]" office:value-type="string" office:string-value="M">
            <text:p>M</text:p>
          </table:table-cell>
          <table:table-cell table:style-name="ce40" table:formula="of:=[Datenbank.F53]" office:value-type="string" office:string-value=" ">
            <text:p><text:s/></text:p>
          </table:table-cell>
          <table:table-cell table:style-name="ce41" table:formula="of:=[Datenbank.H53]" office:value-type="string" office:string-value=" ">
            <text:p><text:s/></text:p>
          </table:table-cell>
          <table:table-cell table:style-name="ce41" table:formula="of:=[Datenbank.I53]" office:value-type="string" office:string-value="xxx">
            <text:p>xxx</text:p>
          </table:table-cell>
          <table:table-cell table:style-name="ce42" table:formula="of:=[Datenbank.AF53]" office:value-type="float" office:value="-999">
            <text:p>-999</text:p>
          </table:table-cell>
          <table:table-cell table:style-name="ce44" table:formula="of:=IF([.I53]=-999;&quot; &quot;;RANK([.I53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54]" office:value-type="string" office:string-value=" ">
            <text:p><text:s/></text:p>
          </table:table-cell>
          <table:table-cell table:style-name="ce35" table:formula="of:=[Datenbank.C54]" office:value-type="string" office:string-value=" ">
            <text:p><text:s/></text:p>
          </table:table-cell>
          <table:table-cell table:style-name="ce35" table:formula="of:=[Datenbank.D54]" office:value-type="string" office:string-value=" ">
            <text:p><text:s/></text:p>
          </table:table-cell>
          <table:table-cell table:style-name="ce38" table:formula="of:=[Datenbank.E54]" office:value-type="string" office:string-value="M">
            <text:p>M</text:p>
          </table:table-cell>
          <table:table-cell table:style-name="ce40" table:formula="of:=[Datenbank.F54]" office:value-type="string" office:string-value=" ">
            <text:p><text:s/></text:p>
          </table:table-cell>
          <table:table-cell table:style-name="ce41" table:formula="of:=[Datenbank.H54]" office:value-type="string" office:string-value=" ">
            <text:p><text:s/></text:p>
          </table:table-cell>
          <table:table-cell table:style-name="ce41" table:formula="of:=[Datenbank.I54]" office:value-type="string" office:string-value="xxx">
            <text:p>xxx</text:p>
          </table:table-cell>
          <table:table-cell table:style-name="ce42" table:formula="of:=[Datenbank.AF54]" office:value-type="float" office:value="-999">
            <text:p>-999</text:p>
          </table:table-cell>
          <table:table-cell table:style-name="ce44" table:formula="of:=IF([.I54]=-999;&quot; &quot;;RANK([.I54];[.$I$45:.$I$60];0))" office:value-type="string" office:string-value=" ">
            <text:p><text:s/>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35" table:formula="of:=[Datenbank.B55]" office:value-type="string" office:string-value=" ">
            <text:p><text:s/></text:p>
          </table:table-cell>
          <table:table-cell table:style-name="ce35" table:formula="of:=[Datenbank.C55]" office:value-type="string" office:string-value=" ">
            <text:p><text:s/></text:p>
          </table:table-cell>
          <table:table-cell table:style-name="ce35" table:formula="of:=[Datenbank.D55]" office:value-type="string" office:string-value=" ">
            <text:p><text:s/></text:p>
          </table:table-cell>
          <table:table-cell table:style-name="ce38" table:formula="of:=[Datenbank.E55]" office:value-type="string" office:string-value="M">
            <text:p>M</text:p>
          </table:table-cell>
          <table:table-cell table:style-name="ce40" table:formula="of:=[Datenbank.F55]" office:value-type="string" office:string-value=" ">
            <text:p><text:s/></text:p>
          </table:table-cell>
          <table:table-cell table:style-name="ce41" table:formula="of:=[Datenbank.H55]" office:value-type="string" office:string-value=" ">
            <text:p><text:s/></text:p>
          </table:table-cell>
          <table:table-cell table:style-name="ce41" table:formula="of:=[Datenbank.I55]" office:value-type="string" office:string-value="xxx">
            <text:p>xxx</text:p>
          </table:table-cell>
          <table:table-cell table:style-name="ce42" table:formula="of:=[Datenbank.AF55]" office:value-type="float" office:value="-999">
            <text:p>-999</text:p>
          </table:table-cell>
          <table:table-cell table:style-name="ce44" table:formula="of:=IF([.I55]=-999;&quot; &quot;;RANK([.I55];[.$I$45:.$I$60];0))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35" table:formula="of:=[Datenbank.B56]" office:value-type="string" office:string-value=" ">
            <text:p><text:s/></text:p>
          </table:table-cell>
          <table:table-cell table:style-name="ce35" table:formula="of:=[Datenbank.C56]" office:value-type="string" office:string-value=" ">
            <text:p><text:s/></text:p>
          </table:table-cell>
          <table:table-cell table:style-name="ce35" table:formula="of:=[Datenbank.D56]" office:value-type="string" office:string-value=" ">
            <text:p><text:s/></text:p>
          </table:table-cell>
          <table:table-cell table:style-name="ce38" table:formula="of:=[Datenbank.E56]" office:value-type="string" office:string-value="M">
            <text:p>M</text:p>
          </table:table-cell>
          <table:table-cell table:style-name="ce40" table:formula="of:=[Datenbank.F56]" office:value-type="string" office:string-value=" ">
            <text:p><text:s/></text:p>
          </table:table-cell>
          <table:table-cell table:style-name="ce41" table:formula="of:=[Datenbank.H56]" office:value-type="string" office:string-value=" ">
            <text:p><text:s/></text:p>
          </table:table-cell>
          <table:table-cell table:style-name="ce41" table:formula="of:=[Datenbank.I56]" office:value-type="string" office:string-value="xxx">
            <text:p>xxx</text:p>
          </table:table-cell>
          <table:table-cell table:style-name="ce42" table:formula="of:=[Datenbank.AF56]" office:value-type="float" office:value="-999">
            <text:p>-999</text:p>
          </table:table-cell>
          <table:table-cell table:style-name="ce44" table:formula="of:=IF([.I56]=-999;&quot; &quot;;RANK([.I56];[.$I$45:.$I$60];0))" office:value-type="string" office:string-value=" ">
            <text:p><text:s/>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35" table:formula="of:=[Datenbank.B57]" office:value-type="string" office:string-value=" ">
            <text:p><text:s/></text:p>
          </table:table-cell>
          <table:table-cell table:style-name="ce35" table:formula="of:=[Datenbank.C57]" office:value-type="string" office:string-value=" ">
            <text:p><text:s/></text:p>
          </table:table-cell>
          <table:table-cell table:style-name="ce35" table:formula="of:=[Datenbank.D57]" office:value-type="string" office:string-value=" ">
            <text:p><text:s/></text:p>
          </table:table-cell>
          <table:table-cell table:style-name="ce38" table:formula="of:=[Datenbank.E57]" office:value-type="string" office:string-value="M">
            <text:p>M</text:p>
          </table:table-cell>
          <table:table-cell table:style-name="ce40" table:formula="of:=[Datenbank.F57]" office:value-type="string" office:string-value=" ">
            <text:p><text:s/></text:p>
          </table:table-cell>
          <table:table-cell table:style-name="ce41" table:formula="of:=[Datenbank.H57]" office:value-type="string" office:string-value=" ">
            <text:p><text:s/></text:p>
          </table:table-cell>
          <table:table-cell table:style-name="ce41" table:formula="of:=[Datenbank.I57]" office:value-type="string" office:string-value="xxx">
            <text:p>xxx</text:p>
          </table:table-cell>
          <table:table-cell table:style-name="ce42" table:formula="of:=[Datenbank.AF57]" office:value-type="float" office:value="-999">
            <text:p>-999</text:p>
          </table:table-cell>
          <table:table-cell table:style-name="ce44" table:formula="of:=IF([.I57]=-999;&quot; &quot;;RANK([.I57];[.$I$45:.$I$60];0))" office:value-type="string" office:string-value=" ">
            <text:p><text:s/>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35" table:formula="of:=[Datenbank.B58]" office:value-type="string" office:string-value=" ">
            <text:p><text:s/></text:p>
          </table:table-cell>
          <table:table-cell table:style-name="ce35" table:formula="of:=[Datenbank.C58]" office:value-type="string" office:string-value=" ">
            <text:p><text:s/></text:p>
          </table:table-cell>
          <table:table-cell table:style-name="ce35" table:formula="of:=[Datenbank.D58]" office:value-type="string" office:string-value=" ">
            <text:p><text:s/></text:p>
          </table:table-cell>
          <table:table-cell table:style-name="ce38" table:formula="of:=[Datenbank.E58]" office:value-type="string" office:string-value="M">
            <text:p>M</text:p>
          </table:table-cell>
          <table:table-cell table:style-name="ce40" table:formula="of:=[Datenbank.F58]" office:value-type="string" office:string-value=" ">
            <text:p><text:s/></text:p>
          </table:table-cell>
          <table:table-cell table:style-name="ce41" table:formula="of:=[Datenbank.H58]" office:value-type="string" office:string-value=" ">
            <text:p><text:s/></text:p>
          </table:table-cell>
          <table:table-cell table:style-name="ce41" table:formula="of:=[Datenbank.I58]" office:value-type="string" office:string-value="xxx">
            <text:p>xxx</text:p>
          </table:table-cell>
          <table:table-cell table:style-name="ce42" table:formula="of:=[Datenbank.AF58]" office:value-type="float" office:value="-999">
            <text:p>-999</text:p>
          </table:table-cell>
          <table:table-cell table:style-name="ce44" table:formula="of:=IF([.I58]=-999;&quot; &quot;;RANK([.I58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59]" office:value-type="string" office:string-value=" ">
            <text:p><text:s/></text:p>
          </table:table-cell>
          <table:table-cell table:style-name="ce35" table:formula="of:=[Datenbank.C59]" office:value-type="string" office:string-value=" ">
            <text:p><text:s/></text:p>
          </table:table-cell>
          <table:table-cell table:style-name="ce35" table:formula="of:=[Datenbank.D59]" office:value-type="string" office:string-value=" ">
            <text:p><text:s/></text:p>
          </table:table-cell>
          <table:table-cell table:style-name="ce38" table:formula="of:=[Datenbank.E59]" office:value-type="string" office:string-value="M">
            <text:p>M</text:p>
          </table:table-cell>
          <table:table-cell table:style-name="ce40" table:formula="of:=[Datenbank.F59]" office:value-type="string" office:string-value=" ">
            <text:p><text:s/></text:p>
          </table:table-cell>
          <table:table-cell table:style-name="ce41" table:formula="of:=[Datenbank.H59]" office:value-type="string" office:string-value=" ">
            <text:p><text:s/></text:p>
          </table:table-cell>
          <table:table-cell table:style-name="ce41" table:formula="of:=[Datenbank.I59]" office:value-type="string" office:string-value="xxx">
            <text:p>xxx</text:p>
          </table:table-cell>
          <table:table-cell table:style-name="ce42" table:formula="of:=[Datenbank.AF59]" office:value-type="float" office:value="-999">
            <text:p>-999</text:p>
          </table:table-cell>
          <table:table-cell table:style-name="ce44" table:formula="of:=IF([.I59]=-999;&quot; &quot;;RANK([.I59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60]" office:value-type="string" office:string-value=" ">
            <text:p><text:s/></text:p>
          </table:table-cell>
          <table:table-cell table:style-name="ce35" table:formula="of:=[Datenbank.C60]" office:value-type="string" office:string-value=" ">
            <text:p><text:s/></text:p>
          </table:table-cell>
          <table:table-cell table:style-name="ce35" table:formula="of:=[Datenbank.D60]" office:value-type="string" office:string-value=" ">
            <text:p><text:s/></text:p>
          </table:table-cell>
          <table:table-cell table:style-name="ce38" table:formula="of:=[Datenbank.E60]" office:value-type="string" office:string-value="M">
            <text:p>M</text:p>
          </table:table-cell>
          <table:table-cell table:style-name="ce40" table:formula="of:=[Datenbank.F60]" office:value-type="string" office:string-value=" ">
            <text:p><text:s/></text:p>
          </table:table-cell>
          <table:table-cell table:style-name="ce41" table:formula="of:=[Datenbank.H60]" office:value-type="string" office:string-value=" ">
            <text:p><text:s/></text:p>
          </table:table-cell>
          <table:table-cell table:style-name="ce41" table:formula="of:=[Datenbank.I60]" office:value-type="string" office:string-value="xxx">
            <text:p>xxx</text:p>
          </table:table-cell>
          <table:table-cell table:style-name="ce42" table:formula="of:=[Datenbank.AF60]" office:value-type="float" office:value="-999">
            <text:p>-999</text:p>
          </table:table-cell>
          <table:table-cell table:style-name="ce44" table:formula="of:=IF([.I60]=-999;&quot; &quot;;RANK([.I60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formula="of:=[Wehrturm.B61]" office:value-type="string" office:string-value=" ">
            <text:p><text:s/></text:p>
          </table:table-cell>
          <table:table-cell table:style-name="ce1" table:formula="of:=[Wehrturm.C61]" office:value-type="string" office:string-value=" ">
            <text:p><text:s/></text:p>
          </table:table-cell>
          <table:table-cell table:style-name="ce1" table:formula="of:=[Wehrturm.D61]" office:value-type="string" office:string-value=" ">
            <text:p><text:s/></text:p>
          </table:table-cell>
          <table:table-cell table:formula="of:=[Wehrturm.E61]" office:value-type="string" office:string-value=" ">
            <text:p><text:s/></text:p>
          </table:table-cell>
          <table:table-cell table:style-name="ce1" table:formula="of:=[Wehrturm.F61]" office:value-type="string" office:string-value=" ">
            <text:p><text:s/></text:p>
          </table:table-cell>
          <table:table-cell table:style-name="ce1"/>
          <table:table-cell table:style-name="ce1" table:formula="of:=[Wehrturm.I61]" office:value-type="string" office:string-value=" ">
            <text:p><text:s/></text:p>
          </table:table-cell>
          <table:table-cell table:style-name="ce23" office:value-type="string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Wehrturm.B62]" office:value-type="string" office:string-value=" ">
            <text:p><text:s/></text:p>
          </table:table-cell>
          <table:table-cell table:style-name="ce1" table:formula="of:=[Wehrturm.C62]" office:value-type="string" office:string-value=" ">
            <text:p><text:s/></text:p>
          </table:table-cell>
          <table:table-cell table:style-name="ce1" table:formula="of:=[Wehrturm.D62]" office:value-type="string" office:string-value=" ">
            <text:p><text:s/></text:p>
          </table:table-cell>
          <table:table-cell table:formula="of:=[Wehrturm.E62]" office:value-type="string" office:string-value=" ">
            <text:p><text:s/></text:p>
          </table:table-cell>
          <table:table-cell table:style-name="ce1" table:formula="of:=[Wehrturm.F62]" office:value-type="string" office:string-value=" ">
            <text:p><text:s/></text:p>
          </table:table-cell>
          <table:table-cell table:style-name="ce1"/>
          <table:table-cell table:style-name="ce1" table:formula="of:=[Wehrturm.I62]" office:value-type="string" office:string-value=" ">
            <text:p><text:s/></text:p>
          </table:table-cell>
          <table:table-cell table:style-name="ce23" office:value-type="string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style-name="ce12" table:formula="of:=[Datenbank.B63]" office:value-type="float" office:value="51">
            <text:p>51</text:p>
          </table:table-cell>
          <table:table-cell table:style-name="ce12" table:formula="of:=[Datenbank.C63]" office:value-type="string" office:string-value="Nitsche">
            <text:p>Nitsche</text:p>
          </table:table-cell>
          <table:table-cell table:style-name="ce12" table:formula="of:=[Datenbank.D63]" office:value-type="string" office:string-value="Mathis">
            <text:p>Mathis</text:p>
          </table:table-cell>
          <table:table-cell table:style-name="ce39" table:formula="of:=[Datenbank.E63]" office:value-type="string" office:string-value="K">
            <text:p>K</text:p>
          </table:table-cell>
          <table:table-cell table:style-name="ce12" table:formula="of:=[Datenbank.F63]" office:value-type="string" office:string-value="Budo-Shin">
            <text:p>Budo-Shin</text:p>
          </table:table-cell>
          <table:table-cell table:style-name="ce14" table:formula="of:=[Datenbank.H63]" office:value-type="string" office:string-value="Kyu 6">
            <text:p>Kyu 6</text:p>
          </table:table-cell>
          <table:table-cell table:style-name="ce14" table:formula="of:=[Datenbank.I63]" office:value-type="string" office:string-value="K ">
            <text:p>K </text:p>
          </table:table-cell>
          <table:table-cell table:style-name="ce42" table:formula="of:=[Datenbank.AF63]" office:value-type="float" office:value="3">
            <text:p>3</text:p>
          </table:table-cell>
          <table:table-cell table:style-name="ce45" table:formula="of:=IF([.I63]=-999;&quot; &quot;;RANK([.I63];[.$I$63:.$I$69];0))" office:value-type="float" office:value="1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4]" office:value-type="float" office:value="52">
            <text:p>52</text:p>
          </table:table-cell>
          <table:table-cell table:style-name="ce12" table:formula="of:=[Datenbank.C64]" office:value-type="string" office:string-value="Nitsche">
            <text:p>Nitsche</text:p>
          </table:table-cell>
          <table:table-cell table:style-name="ce12" table:formula="of:=[Datenbank.D64]" office:value-type="string" office:string-value="Bastian">
            <text:p>Bastian</text:p>
          </table:table-cell>
          <table:table-cell table:style-name="ce39" table:formula="of:=[Datenbank.E64]" office:value-type="string" office:string-value="K">
            <text:p>K</text:p>
          </table:table-cell>
          <table:table-cell table:style-name="ce12" table:formula="of:=[Datenbank.F64]" office:value-type="string" office:string-value="Budo-Shin">
            <text:p>Budo-Shin</text:p>
          </table:table-cell>
          <table:table-cell table:style-name="ce14" table:formula="of:=[Datenbank.H64]" office:value-type="string" office:string-value="Kyu 6">
            <text:p>Kyu 6</text:p>
          </table:table-cell>
          <table:table-cell table:style-name="ce14" table:formula="of:=[Datenbank.I64]" office:value-type="string" office:string-value="K ">
            <text:p>K </text:p>
          </table:table-cell>
          <table:table-cell table:style-name="ce42" table:formula="of:=[Datenbank.AF64]" office:value-type="float" office:value="1">
            <text:p>1</text:p>
          </table:table-cell>
          <table:table-cell table:style-name="ce45" table:formula="of:=IF([.I64]=-999;&quot; &quot;;RANK([.I64];[.$I$63:.$I$69];0))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5]" office:value-type="float" office:value="53">
            <text:p>53</text:p>
          </table:table-cell>
          <table:table-cell table:style-name="ce12" table:formula="of:=[Datenbank.C65]" office:value-type="string" office:string-value="Kölling">
            <text:p>Kölling</text:p>
          </table:table-cell>
          <table:table-cell table:style-name="ce12" table:formula="of:=[Datenbank.D65]" office:value-type="string" office:string-value="Florian">
            <text:p>Florian</text:p>
          </table:table-cell>
          <table:table-cell table:style-name="ce39" table:formula="of:=[Datenbank.E65]" office:value-type="string" office:string-value="K">
            <text:p>K</text:p>
          </table:table-cell>
          <table:table-cell table:style-name="ce12" table:formula="of:=[Datenbank.F65]" office:value-type="string" office:string-value="Budo-Shin">
            <text:p>Budo-Shin</text:p>
          </table:table-cell>
          <table:table-cell table:style-name="ce14" table:formula="of:=[Datenbank.H65]" office:value-type="string" office:string-value="Kyu 6">
            <text:p>Kyu 6</text:p>
          </table:table-cell>
          <table:table-cell table:style-name="ce14" table:formula="of:=[Datenbank.I65]" office:value-type="string" office:string-value="K ">
            <text:p>K </text:p>
          </table:table-cell>
          <table:table-cell table:style-name="ce42" table:formula="of:=[Datenbank.AF65]" office:value-type="float" office:value="-8">
            <text:p>-8</text:p>
          </table:table-cell>
          <table:table-cell table:style-name="ce45" table:formula="of:=IF([.I65]=-999;&quot; &quot;;RANK([.I65];[.$I$63:.$I$69];0))" office:value-type="float" office:value="4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6]" office:value-type="float" office:value="54">
            <text:p>54</text:p>
          </table:table-cell>
          <table:table-cell table:style-name="ce12" table:formula="of:=[Datenbank.C66]" office:value-type="string" office:string-value="Kharlef">
            <text:p>Kharlef</text:p>
          </table:table-cell>
          <table:table-cell table:style-name="ce12" table:formula="of:=[Datenbank.D66]" office:value-type="string" office:string-value="Kastro">
            <text:p>Kastro</text:p>
          </table:table-cell>
          <table:table-cell table:style-name="ce39" table:formula="of:=[Datenbank.E66]" office:value-type="string" office:string-value="K">
            <text:p>K</text:p>
          </table:table-cell>
          <table:table-cell table:style-name="ce12" table:formula="of:=[Datenbank.F66]" office:value-type="string" office:string-value="Budo-Shin">
            <text:p>Budo-Shin</text:p>
          </table:table-cell>
          <table:table-cell table:style-name="ce14" table:formula="of:=[Datenbank.H66]" office:value-type="string" office:string-value="Kyu 6">
            <text:p>Kyu 6</text:p>
          </table:table-cell>
          <table:table-cell table:style-name="ce14" table:formula="of:=[Datenbank.I66]" office:value-type="string" office:string-value="K ">
            <text:p>K </text:p>
          </table:table-cell>
          <table:table-cell table:style-name="ce42" table:formula="of:=[Datenbank.AF66]" office:value-type="float" office:value="-2">
            <text:p>-2</text:p>
          </table:table-cell>
          <table:table-cell table:style-name="ce45" table:formula="of:=IF([.I66]=-999;&quot; &quot;;RANK([.I66];[.$I$63:.$I$69];0))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7]" office:value-type="string" office:string-value=" ">
            <text:p><text:s/></text:p>
          </table:table-cell>
          <table:table-cell table:style-name="ce12" table:formula="of:=[Datenbank.C67]" office:value-type="string" office:string-value=" ">
            <text:p><text:s/></text:p>
          </table:table-cell>
          <table:table-cell table:style-name="ce12" table:formula="of:=[Datenbank.D67]" office:value-type="string" office:string-value=" ">
            <text:p><text:s/></text:p>
          </table:table-cell>
          <table:table-cell table:style-name="ce39" table:formula="of:=[Datenbank.E67]" office:value-type="string" office:string-value="K">
            <text:p>K</text:p>
          </table:table-cell>
          <table:table-cell table:style-name="ce12" table:formula="of:=[Datenbank.F67]" office:value-type="string" office:string-value=" ">
            <text:p><text:s/></text:p>
          </table:table-cell>
          <table:table-cell table:style-name="ce14" table:formula="of:=[Datenbank.H67]" office:value-type="string" office:string-value=" ">
            <text:p><text:s/></text:p>
          </table:table-cell>
          <table:table-cell table:style-name="ce14" table:formula="of:=[Datenbank.I67]" office:value-type="string" office:string-value="K ">
            <text:p>K </text:p>
          </table:table-cell>
          <table:table-cell table:style-name="ce42" table:formula="of:=[Datenbank.AF67]" office:value-type="float" office:value="-999">
            <text:p>-999</text:p>
          </table:table-cell>
          <table:table-cell table:style-name="ce45" table:formula="of:=IF([.I67]=-999;&quot; &quot;;RANK([.I67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8]" office:value-type="string" office:string-value=" ">
            <text:p><text:s/></text:p>
          </table:table-cell>
          <table:table-cell table:style-name="ce12" table:formula="of:=[Datenbank.C68]" office:value-type="string" office:string-value=" ">
            <text:p><text:s/></text:p>
          </table:table-cell>
          <table:table-cell table:style-name="ce12" table:formula="of:=[Datenbank.D68]" office:value-type="string" office:string-value=" ">
            <text:p><text:s/></text:p>
          </table:table-cell>
          <table:table-cell table:style-name="ce39" table:formula="of:=[Datenbank.E68]" office:value-type="string" office:string-value="K">
            <text:p>K</text:p>
          </table:table-cell>
          <table:table-cell table:style-name="ce12" table:formula="of:=[Datenbank.F68]" office:value-type="string" office:string-value=" ">
            <text:p><text:s/></text:p>
          </table:table-cell>
          <table:table-cell table:style-name="ce14" table:formula="of:=[Datenbank.H68]" office:value-type="string" office:string-value=" ">
            <text:p><text:s/></text:p>
          </table:table-cell>
          <table:table-cell table:style-name="ce14" table:formula="of:=[Datenbank.I68]" office:value-type="string" office:string-value="K ">
            <text:p>K </text:p>
          </table:table-cell>
          <table:table-cell table:style-name="ce42" table:formula="of:=[Datenbank.AF68]" office:value-type="float" office:value="-999">
            <text:p>-999</text:p>
          </table:table-cell>
          <table:table-cell table:style-name="ce45" table:formula="of:=IF([.I68]=-999;&quot; &quot;;RANK([.I68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9]" office:value-type="string" office:string-value=" ">
            <text:p><text:s/></text:p>
          </table:table-cell>
          <table:table-cell table:style-name="ce12" table:formula="of:=[Datenbank.C69]" office:value-type="string" office:string-value=" ">
            <text:p><text:s/></text:p>
          </table:table-cell>
          <table:table-cell table:style-name="ce12" table:formula="of:=[Datenbank.D69]" office:value-type="string" office:string-value=" ">
            <text:p><text:s/></text:p>
          </table:table-cell>
          <table:table-cell table:style-name="ce39" table:formula="of:=[Datenbank.E69]" office:value-type="string" office:string-value="K">
            <text:p>K</text:p>
          </table:table-cell>
          <table:table-cell table:style-name="ce12" table:formula="of:=[Datenbank.F69]" office:value-type="string" office:string-value=" ">
            <text:p><text:s/></text:p>
          </table:table-cell>
          <table:table-cell table:style-name="ce14" table:formula="of:=[Datenbank.H69]" office:value-type="string" office:string-value=" ">
            <text:p><text:s/></text:p>
          </table:table-cell>
          <table:table-cell table:style-name="ce14" table:formula="of:=[Datenbank.I69]" office:value-type="string" office:string-value="K ">
            <text:p>K </text:p>
          </table:table-cell>
          <table:table-cell table:style-name="ce42" table:formula="of:=[Datenbank.AF69]" office:value-type="float" office:value="-999">
            <text:p>-999</text:p>
          </table:table-cell>
          <table:table-cell table:style-name="ce45" table:formula="of:=IF([.I69]=-999;&quot; &quot;;RANK([.I69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 table:number-rows-repeated="6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ce23"/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0]" office:value-type="string" office:string-value=" ">
            <text:p><text:s/></text:p>
          </table:table-cell>
          <table:table-cell table:style-name="ce1" table:formula="of:=[Datenbank.C70]" office:value-type="string" office:string-value=" ">
            <text:p><text:s/></text:p>
          </table:table-cell>
          <table:table-cell table:style-name="ce1" table:formula="of:=[Datenbank.D70]" office:value-type="string" office:string-value=" ">
            <text:p><text:s/></text:p>
          </table:table-cell>
          <table:table-cell table:formula="of:=[Datenbank.E70]" office:value-type="string" office:string-value=" ">
            <text:p><text:s/></text:p>
          </table:table-cell>
          <table:table-cell table:style-name="ce1" table:formula="of:=[Datenbank.F70]" office:value-type="string" office:string-value=" ">
            <text:p><text:s/></text:p>
          </table:table-cell>
          <table:table-cell table:style-name="ce1"/>
          <table:table-cell table:style-name="ce1" table:formula="of:=[Datenbank.I70]" office:value-type="string" office:string-value=" ">
            <text:p><text:s/></text:p>
          </table:table-cell>
          <table:table-cell table:style-name="ce23" table:formula="of:=[Datenbank.M7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1]" office:value-type="string" office:string-value=" ">
            <text:p><text:s/></text:p>
          </table:table-cell>
          <table:table-cell table:style-name="ce1" table:formula="of:=[Datenbank.C71]" office:value-type="string" office:string-value=" ">
            <text:p><text:s/></text:p>
          </table:table-cell>
          <table:table-cell table:style-name="ce1" table:formula="of:=[Datenbank.D71]" office:value-type="string" office:string-value=" ">
            <text:p><text:s/></text:p>
          </table:table-cell>
          <table:table-cell table:formula="of:=[Datenbank.E71]" office:value-type="string" office:string-value=" ">
            <text:p><text:s/></text:p>
          </table:table-cell>
          <table:table-cell table:style-name="ce1" table:formula="of:=[Datenbank.F71]" office:value-type="string" office:string-value=" ">
            <text:p><text:s/></text:p>
          </table:table-cell>
          <table:table-cell table:style-name="ce1"/>
          <table:table-cell table:style-name="ce1" table:formula="of:=[Datenbank.I71]" office:value-type="string" office:string-value=" ">
            <text:p><text:s/></text:p>
          </table:table-cell>
          <table:table-cell table:style-name="ce23" table:formula="of:=[Datenbank.M7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2]" office:value-type="string" office:string-value=" ">
            <text:p><text:s/></text:p>
          </table:table-cell>
          <table:table-cell table:style-name="ce1" table:formula="of:=[Datenbank.C72]" office:value-type="string" office:string-value=" ">
            <text:p><text:s/></text:p>
          </table:table-cell>
          <table:table-cell table:style-name="ce1" table:formula="of:=[Datenbank.D72]" office:value-type="string" office:string-value=" ">
            <text:p><text:s/></text:p>
          </table:table-cell>
          <table:table-cell table:formula="of:=[Datenbank.E72]" office:value-type="string" office:string-value=" ">
            <text:p><text:s/></text:p>
          </table:table-cell>
          <table:table-cell table:style-name="ce1" table:formula="of:=[Datenbank.F72]" office:value-type="string" office:string-value=" ">
            <text:p><text:s/></text:p>
          </table:table-cell>
          <table:table-cell table:style-name="ce1"/>
          <table:table-cell table:style-name="ce1" table:formula="of:=[Datenbank.I72]" office:value-type="string" office:string-value=" ">
            <text:p><text:s/></text:p>
          </table:table-cell>
          <table:table-cell table:style-name="ce23" table:formula="of:=[Datenbank.M7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3]" office:value-type="string" office:string-value=" ">
            <text:p><text:s/></text:p>
          </table:table-cell>
          <table:table-cell table:style-name="ce1" table:formula="of:=[Datenbank.C73]" office:value-type="string" office:string-value=" ">
            <text:p><text:s/></text:p>
          </table:table-cell>
          <table:table-cell table:style-name="ce1" table:formula="of:=[Datenbank.D73]" office:value-type="string" office:string-value=" ">
            <text:p><text:s/></text:p>
          </table:table-cell>
          <table:table-cell table:formula="of:=[Datenbank.E73]" office:value-type="string" office:string-value=" ">
            <text:p><text:s/></text:p>
          </table:table-cell>
          <table:table-cell table:style-name="ce1" table:formula="of:=[Datenbank.F73]" office:value-type="string" office:string-value=" ">
            <text:p><text:s/></text:p>
          </table:table-cell>
          <table:table-cell table:style-name="ce1"/>
          <table:table-cell table:style-name="ce1" table:formula="of:=[Datenbank.I73]" office:value-type="string" office:string-value=" ">
            <text:p><text:s/></text:p>
          </table:table-cell>
          <table:table-cell table:style-name="ce23" table:formula="of:=[Datenbank.M7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4]" office:value-type="string" office:string-value=" ">
            <text:p><text:s/></text:p>
          </table:table-cell>
          <table:table-cell table:style-name="ce1" table:formula="of:=[Datenbank.C74]" office:value-type="string" office:string-value=" ">
            <text:p><text:s/></text:p>
          </table:table-cell>
          <table:table-cell table:style-name="ce1" table:formula="of:=[Datenbank.D74]" office:value-type="string" office:string-value=" ">
            <text:p><text:s/></text:p>
          </table:table-cell>
          <table:table-cell table:formula="of:=[Datenbank.E74]" office:value-type="string" office:string-value=" ">
            <text:p><text:s/></text:p>
          </table:table-cell>
          <table:table-cell table:style-name="ce1" table:formula="of:=[Datenbank.F74]" office:value-type="string" office:string-value=" ">
            <text:p><text:s/></text:p>
          </table:table-cell>
          <table:table-cell table:style-name="ce1"/>
          <table:table-cell table:style-name="ce1" table:formula="of:=[Datenbank.I74]" office:value-type="string" office:string-value=" ">
            <text:p><text:s/></text:p>
          </table:table-cell>
          <table:table-cell table:style-name="ce23" table:formula="of:=[Datenbank.M7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5]" office:value-type="string" office:string-value=" ">
            <text:p><text:s/></text:p>
          </table:table-cell>
          <table:table-cell table:style-name="ce1" table:formula="of:=[Datenbank.C75]" office:value-type="string" office:string-value=" ">
            <text:p><text:s/></text:p>
          </table:table-cell>
          <table:table-cell table:style-name="ce1" table:formula="of:=[Datenbank.D75]" office:value-type="string" office:string-value=" ">
            <text:p><text:s/></text:p>
          </table:table-cell>
          <table:table-cell table:formula="of:=[Datenbank.E75]" office:value-type="string" office:string-value=" ">
            <text:p><text:s/></text:p>
          </table:table-cell>
          <table:table-cell table:style-name="ce1" table:formula="of:=[Datenbank.F75]" office:value-type="string" office:string-value=" ">
            <text:p><text:s/></text:p>
          </table:table-cell>
          <table:table-cell table:style-name="ce1"/>
          <table:table-cell table:style-name="ce1" table:formula="of:=[Datenbank.I75]" office:value-type="string" office:string-value=" ">
            <text:p><text:s/></text:p>
          </table:table-cell>
          <table:table-cell table:style-name="ce23" table:formula="of:=[Datenbank.M7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6]" office:value-type="string" office:string-value=" ">
            <text:p><text:s/></text:p>
          </table:table-cell>
          <table:table-cell table:style-name="ce1" table:formula="of:=[Datenbank.C76]" office:value-type="string" office:string-value=" ">
            <text:p><text:s/></text:p>
          </table:table-cell>
          <table:table-cell table:style-name="ce1" table:formula="of:=[Datenbank.D76]" office:value-type="string" office:string-value=" ">
            <text:p><text:s/></text:p>
          </table:table-cell>
          <table:table-cell table:formula="of:=[Datenbank.E76]" office:value-type="string" office:string-value=" ">
            <text:p><text:s/></text:p>
          </table:table-cell>
          <table:table-cell table:style-name="ce1" table:formula="of:=[Datenbank.F76]" office:value-type="string" office:string-value=" ">
            <text:p><text:s/></text:p>
          </table:table-cell>
          <table:table-cell table:style-name="ce1"/>
          <table:table-cell table:style-name="ce1" table:formula="of:=[Datenbank.I76]" office:value-type="string" office:string-value=" ">
            <text:p><text:s/></text:p>
          </table:table-cell>
          <table:table-cell table:style-name="ce23" table:formula="of:=[Datenbank.M7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7]" office:value-type="string" office:string-value=" ">
            <text:p><text:s/></text:p>
          </table:table-cell>
          <table:table-cell table:style-name="ce1" table:formula="of:=[Datenbank.C77]" office:value-type="string" office:string-value=" ">
            <text:p><text:s/></text:p>
          </table:table-cell>
          <table:table-cell table:style-name="ce1" table:formula="of:=[Datenbank.D77]" office:value-type="string" office:string-value=" ">
            <text:p><text:s/></text:p>
          </table:table-cell>
          <table:table-cell table:formula="of:=[Datenbank.E77]" office:value-type="string" office:string-value=" ">
            <text:p><text:s/></text:p>
          </table:table-cell>
          <table:table-cell table:style-name="ce1" table:formula="of:=[Datenbank.F77]" office:value-type="string" office:string-value=" ">
            <text:p><text:s/></text:p>
          </table:table-cell>
          <table:table-cell table:style-name="ce1"/>
          <table:table-cell table:style-name="ce1" table:formula="of:=[Datenbank.I77]" office:value-type="string" office:string-value=" ">
            <text:p><text:s/></text:p>
          </table:table-cell>
          <table:table-cell table:style-name="ce23" table:formula="of:=[Datenbank.M7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8]" office:value-type="string" office:string-value=" ">
            <text:p><text:s/></text:p>
          </table:table-cell>
          <table:table-cell table:style-name="ce1" table:formula="of:=[Datenbank.C78]" office:value-type="string" office:string-value=" ">
            <text:p><text:s/></text:p>
          </table:table-cell>
          <table:table-cell table:style-name="ce1" table:formula="of:=[Datenbank.D78]" office:value-type="string" office:string-value=" ">
            <text:p><text:s/></text:p>
          </table:table-cell>
          <table:table-cell table:formula="of:=[Datenbank.E78]" office:value-type="string" office:string-value=" ">
            <text:p><text:s/></text:p>
          </table:table-cell>
          <table:table-cell table:style-name="ce1" table:formula="of:=[Datenbank.F78]" office:value-type="string" office:string-value=" ">
            <text:p><text:s/></text:p>
          </table:table-cell>
          <table:table-cell table:style-name="ce1"/>
          <table:table-cell table:style-name="ce1" table:formula="of:=[Datenbank.I78]" office:value-type="string" office:string-value=" ">
            <text:p><text:s/></text:p>
          </table:table-cell>
          <table:table-cell table:style-name="ce23" table:formula="of:=[Datenbank.M7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9]" office:value-type="string" office:string-value=" ">
            <text:p><text:s/></text:p>
          </table:table-cell>
          <table:table-cell table:style-name="ce1" table:formula="of:=[Datenbank.C79]" office:value-type="string" office:string-value=" ">
            <text:p><text:s/></text:p>
          </table:table-cell>
          <table:table-cell table:style-name="ce1" table:formula="of:=[Datenbank.D79]" office:value-type="string" office:string-value=" ">
            <text:p><text:s/></text:p>
          </table:table-cell>
          <table:table-cell table:formula="of:=[Datenbank.E79]" office:value-type="string" office:string-value=" ">
            <text:p><text:s/></text:p>
          </table:table-cell>
          <table:table-cell table:style-name="ce1" table:formula="of:=[Datenbank.F79]" office:value-type="string" office:string-value=" ">
            <text:p><text:s/></text:p>
          </table:table-cell>
          <table:table-cell table:style-name="ce1"/>
          <table:table-cell table:style-name="ce1" table:formula="of:=[Datenbank.I79]" office:value-type="string" office:string-value=" ">
            <text:p><text:s/></text:p>
          </table:table-cell>
          <table:table-cell table:style-name="ce23" table:formula="of:=[Datenbank.M7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0]" office:value-type="string" office:string-value=" ">
            <text:p><text:s/></text:p>
          </table:table-cell>
          <table:table-cell table:style-name="ce1" table:formula="of:=[Datenbank.C80]" office:value-type="string" office:string-value=" ">
            <text:p><text:s/></text:p>
          </table:table-cell>
          <table:table-cell table:style-name="ce1" table:formula="of:=[Datenbank.D80]" office:value-type="string" office:string-value=" ">
            <text:p><text:s/></text:p>
          </table:table-cell>
          <table:table-cell table:formula="of:=[Datenbank.E80]" office:value-type="string" office:string-value=" ">
            <text:p><text:s/></text:p>
          </table:table-cell>
          <table:table-cell table:style-name="ce1" table:formula="of:=[Datenbank.F80]" office:value-type="string" office:string-value=" ">
            <text:p><text:s/></text:p>
          </table:table-cell>
          <table:table-cell table:style-name="ce1"/>
          <table:table-cell table:style-name="ce1" table:formula="of:=[Datenbank.I80]" office:value-type="string" office:string-value=" ">
            <text:p><text:s/></text:p>
          </table:table-cell>
          <table:table-cell table:style-name="ce23" table:formula="of:=[Datenbank.M8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1]" office:value-type="string" office:string-value=" ">
            <text:p><text:s/></text:p>
          </table:table-cell>
          <table:table-cell table:style-name="ce1" table:formula="of:=[Datenbank.C81]" office:value-type="string" office:string-value=" ">
            <text:p><text:s/></text:p>
          </table:table-cell>
          <table:table-cell table:style-name="ce1" table:formula="of:=[Datenbank.D81]" office:value-type="string" office:string-value=" ">
            <text:p><text:s/></text:p>
          </table:table-cell>
          <table:table-cell table:formula="of:=[Datenbank.E81]" office:value-type="string" office:string-value=" ">
            <text:p><text:s/></text:p>
          </table:table-cell>
          <table:table-cell table:style-name="ce1" table:formula="of:=[Datenbank.F81]" office:value-type="string" office:string-value=" ">
            <text:p><text:s/></text:p>
          </table:table-cell>
          <table:table-cell table:style-name="ce1"/>
          <table:table-cell table:style-name="ce1" table:formula="of:=[Datenbank.I81]" office:value-type="string" office:string-value=" ">
            <text:p><text:s/></text:p>
          </table:table-cell>
          <table:table-cell table:style-name="ce23" table:formula="of:=[Datenbank.M8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2]" office:value-type="string" office:string-value=" ">
            <text:p><text:s/></text:p>
          </table:table-cell>
          <table:table-cell table:style-name="ce1" table:formula="of:=[Datenbank.C82]" office:value-type="string" office:string-value=" ">
            <text:p><text:s/></text:p>
          </table:table-cell>
          <table:table-cell table:style-name="ce1" table:formula="of:=[Datenbank.D82]" office:value-type="string" office:string-value=" ">
            <text:p><text:s/></text:p>
          </table:table-cell>
          <table:table-cell table:formula="of:=[Datenbank.E82]" office:value-type="string" office:string-value=" ">
            <text:p><text:s/></text:p>
          </table:table-cell>
          <table:table-cell table:style-name="ce1" table:formula="of:=[Datenbank.F82]" office:value-type="string" office:string-value=" ">
            <text:p><text:s/></text:p>
          </table:table-cell>
          <table:table-cell table:style-name="ce1"/>
          <table:table-cell table:style-name="ce1" table:formula="of:=[Datenbank.I82]" office:value-type="string" office:string-value=" ">
            <text:p><text:s/></text:p>
          </table:table-cell>
          <table:table-cell table:style-name="ce23" table:formula="of:=[Datenbank.M8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3]" office:value-type="string" office:string-value=" ">
            <text:p><text:s/></text:p>
          </table:table-cell>
          <table:table-cell table:style-name="ce1" table:formula="of:=[Datenbank.C83]" office:value-type="string" office:string-value=" ">
            <text:p><text:s/></text:p>
          </table:table-cell>
          <table:table-cell table:style-name="ce1" table:formula="of:=[Datenbank.D83]" office:value-type="string" office:string-value=" ">
            <text:p><text:s/></text:p>
          </table:table-cell>
          <table:table-cell table:formula="of:=[Datenbank.E83]" office:value-type="string" office:string-value=" ">
            <text:p><text:s/></text:p>
          </table:table-cell>
          <table:table-cell table:style-name="ce1" table:formula="of:=[Datenbank.F83]" office:value-type="string" office:string-value=" ">
            <text:p><text:s/></text:p>
          </table:table-cell>
          <table:table-cell table:style-name="ce1"/>
          <table:table-cell table:style-name="ce1" table:formula="of:=[Datenbank.I83]" office:value-type="string" office:string-value=" ">
            <text:p><text:s/></text:p>
          </table:table-cell>
          <table:table-cell table:style-name="ce23" table:formula="of:=[Datenbank.M8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4]" office:value-type="string" office:string-value=" ">
            <text:p><text:s/></text:p>
          </table:table-cell>
          <table:table-cell table:style-name="ce1" table:formula="of:=[Datenbank.C84]" office:value-type="string" office:string-value=" ">
            <text:p><text:s/></text:p>
          </table:table-cell>
          <table:table-cell table:style-name="ce1" table:formula="of:=[Datenbank.D84]" office:value-type="string" office:string-value=" ">
            <text:p><text:s/></text:p>
          </table:table-cell>
          <table:table-cell table:formula="of:=[Datenbank.E84]" office:value-type="string" office:string-value=" ">
            <text:p><text:s/></text:p>
          </table:table-cell>
          <table:table-cell table:style-name="ce1" table:formula="of:=[Datenbank.F84]" office:value-type="string" office:string-value=" ">
            <text:p><text:s/></text:p>
          </table:table-cell>
          <table:table-cell table:style-name="ce1"/>
          <table:table-cell table:style-name="ce1" table:formula="of:=[Datenbank.I84]" office:value-type="string" office:string-value=" ">
            <text:p><text:s/></text:p>
          </table:table-cell>
          <table:table-cell table:style-name="ce23" table:formula="of:=[Datenbank.M8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5]" office:value-type="string" office:string-value=" ">
            <text:p><text:s/></text:p>
          </table:table-cell>
          <table:table-cell table:style-name="ce1" table:formula="of:=[Datenbank.C85]" office:value-type="string" office:string-value=" ">
            <text:p><text:s/></text:p>
          </table:table-cell>
          <table:table-cell table:style-name="ce1" table:formula="of:=[Datenbank.D85]" office:value-type="string" office:string-value=" ">
            <text:p><text:s/></text:p>
          </table:table-cell>
          <table:table-cell table:formula="of:=[Datenbank.E85]" office:value-type="string" office:string-value=" ">
            <text:p><text:s/></text:p>
          </table:table-cell>
          <table:table-cell table:style-name="ce1" table:formula="of:=[Datenbank.F85]" office:value-type="string" office:string-value=" ">
            <text:p><text:s/></text:p>
          </table:table-cell>
          <table:table-cell table:style-name="ce1"/>
          <table:table-cell table:style-name="ce1" table:formula="of:=[Datenbank.I85]" office:value-type="string" office:string-value=" ">
            <text:p><text:s/></text:p>
          </table:table-cell>
          <table:table-cell table:style-name="ce23" table:formula="of:=[Datenbank.M8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6]" office:value-type="string" office:string-value=" ">
            <text:p><text:s/></text:p>
          </table:table-cell>
          <table:table-cell table:style-name="ce1" table:formula="of:=[Datenbank.C86]" office:value-type="string" office:string-value=" ">
            <text:p><text:s/></text:p>
          </table:table-cell>
          <table:table-cell table:style-name="ce1" table:formula="of:=[Datenbank.D86]" office:value-type="string" office:string-value=" ">
            <text:p><text:s/></text:p>
          </table:table-cell>
          <table:table-cell table:formula="of:=[Datenbank.E86]" office:value-type="string" office:string-value=" ">
            <text:p><text:s/></text:p>
          </table:table-cell>
          <table:table-cell table:style-name="ce1" table:formula="of:=[Datenbank.F86]" office:value-type="string" office:string-value=" ">
            <text:p><text:s/></text:p>
          </table:table-cell>
          <table:table-cell table:style-name="ce1"/>
          <table:table-cell table:style-name="ce1" table:formula="of:=[Datenbank.I86]" office:value-type="string" office:string-value=" ">
            <text:p><text:s/></text:p>
          </table:table-cell>
          <table:table-cell table:style-name="ce23" table:formula="of:=[Datenbank.M8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7]" office:value-type="string" office:string-value=" ">
            <text:p><text:s/></text:p>
          </table:table-cell>
          <table:table-cell table:style-name="ce1" table:formula="of:=[Datenbank.C87]" office:value-type="string" office:string-value=" ">
            <text:p><text:s/></text:p>
          </table:table-cell>
          <table:table-cell table:style-name="ce1" table:formula="of:=[Datenbank.D87]" office:value-type="string" office:string-value=" ">
            <text:p><text:s/></text:p>
          </table:table-cell>
          <table:table-cell table:formula="of:=[Datenbank.E87]" office:value-type="string" office:string-value=" ">
            <text:p><text:s/></text:p>
          </table:table-cell>
          <table:table-cell table:style-name="ce1" table:formula="of:=[Datenbank.F87]" office:value-type="string" office:string-value=" ">
            <text:p><text:s/></text:p>
          </table:table-cell>
          <table:table-cell table:style-name="ce1"/>
          <table:table-cell table:style-name="ce1" table:formula="of:=[Datenbank.I87]" office:value-type="string" office:string-value=" ">
            <text:p><text:s/></text:p>
          </table:table-cell>
          <table:table-cell table:style-name="ce23" table:formula="of:=[Datenbank.M8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8]" office:value-type="string" office:string-value=" ">
            <text:p><text:s/></text:p>
          </table:table-cell>
          <table:table-cell table:style-name="ce1" table:formula="of:=[Datenbank.C88]" office:value-type="string" office:string-value=" ">
            <text:p><text:s/></text:p>
          </table:table-cell>
          <table:table-cell table:style-name="ce1" table:formula="of:=[Datenbank.D88]" office:value-type="string" office:string-value=" ">
            <text:p><text:s/></text:p>
          </table:table-cell>
          <table:table-cell table:formula="of:=[Datenbank.E88]" office:value-type="string" office:string-value=" ">
            <text:p><text:s/></text:p>
          </table:table-cell>
          <table:table-cell table:style-name="ce1" table:formula="of:=[Datenbank.F88]" office:value-type="string" office:string-value=" ">
            <text:p><text:s/></text:p>
          </table:table-cell>
          <table:table-cell table:style-name="ce1"/>
          <table:table-cell table:style-name="ce1" table:formula="of:=[Datenbank.I88]" office:value-type="string" office:string-value=" ">
            <text:p><text:s/></text:p>
          </table:table-cell>
          <table:table-cell table:style-name="ce23" table:formula="of:=[Datenbank.M8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9]" office:value-type="string" office:string-value=" ">
            <text:p><text:s/></text:p>
          </table:table-cell>
          <table:table-cell table:style-name="ce1" table:formula="of:=[Datenbank.C89]" office:value-type="string" office:string-value=" ">
            <text:p><text:s/></text:p>
          </table:table-cell>
          <table:table-cell table:style-name="ce1" table:formula="of:=[Datenbank.D89]" office:value-type="string" office:string-value=" ">
            <text:p><text:s/></text:p>
          </table:table-cell>
          <table:table-cell table:formula="of:=[Datenbank.E89]" office:value-type="string" office:string-value=" ">
            <text:p><text:s/></text:p>
          </table:table-cell>
          <table:table-cell table:style-name="ce1" table:formula="of:=[Datenbank.F89]" office:value-type="string" office:string-value=" ">
            <text:p><text:s/></text:p>
          </table:table-cell>
          <table:table-cell table:style-name="ce1"/>
          <table:table-cell table:style-name="ce1" table:formula="of:=[Datenbank.I89]" office:value-type="string" office:string-value=" ">
            <text:p><text:s/></text:p>
          </table:table-cell>
          <table:table-cell table:style-name="ce23" table:formula="of:=[Datenbank.M8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0]" office:value-type="string" office:string-value=" ">
            <text:p><text:s/></text:p>
          </table:table-cell>
          <table:table-cell table:style-name="ce1" table:formula="of:=[Datenbank.C90]" office:value-type="string" office:string-value=" ">
            <text:p><text:s/></text:p>
          </table:table-cell>
          <table:table-cell table:style-name="ce1" table:formula="of:=[Datenbank.D90]" office:value-type="string" office:string-value=" ">
            <text:p><text:s/></text:p>
          </table:table-cell>
          <table:table-cell table:formula="of:=[Datenbank.E90]" office:value-type="string" office:string-value=" ">
            <text:p><text:s/></text:p>
          </table:table-cell>
          <table:table-cell table:style-name="ce1" table:formula="of:=[Datenbank.F90]" office:value-type="string" office:string-value=" ">
            <text:p><text:s/></text:p>
          </table:table-cell>
          <table:table-cell table:style-name="ce1"/>
          <table:table-cell table:style-name="ce1" table:formula="of:=[Datenbank.I90]" office:value-type="string" office:string-value=" ">
            <text:p><text:s/></text:p>
          </table:table-cell>
          <table:table-cell table:style-name="ce23" table:formula="of:=[Datenbank.M9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1]" office:value-type="string" office:string-value=" ">
            <text:p><text:s/></text:p>
          </table:table-cell>
          <table:table-cell table:style-name="ce1" table:formula="of:=[Datenbank.C91]" office:value-type="string" office:string-value=" ">
            <text:p><text:s/></text:p>
          </table:table-cell>
          <table:table-cell table:style-name="ce1" table:formula="of:=[Datenbank.D91]" office:value-type="string" office:string-value=" ">
            <text:p><text:s/></text:p>
          </table:table-cell>
          <table:table-cell table:formula="of:=[Datenbank.E91]" office:value-type="string" office:string-value=" ">
            <text:p><text:s/></text:p>
          </table:table-cell>
          <table:table-cell table:style-name="ce1" table:formula="of:=[Datenbank.F91]" office:value-type="string" office:string-value=" ">
            <text:p><text:s/></text:p>
          </table:table-cell>
          <table:table-cell table:style-name="ce1"/>
          <table:table-cell table:style-name="ce1" table:formula="of:=[Datenbank.I91]" office:value-type="string" office:string-value=" ">
            <text:p><text:s/></text:p>
          </table:table-cell>
          <table:table-cell table:style-name="ce23" table:formula="of:=[Datenbank.M9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2]" office:value-type="string" office:string-value=" ">
            <text:p><text:s/></text:p>
          </table:table-cell>
          <table:table-cell table:style-name="ce1" table:formula="of:=[Datenbank.C92]" office:value-type="string" office:string-value=" ">
            <text:p><text:s/></text:p>
          </table:table-cell>
          <table:table-cell table:style-name="ce1" table:formula="of:=[Datenbank.D92]" office:value-type="string" office:string-value=" ">
            <text:p><text:s/></text:p>
          </table:table-cell>
          <table:table-cell table:formula="of:=[Datenbank.E92]" office:value-type="string" office:string-value=" ">
            <text:p><text:s/></text:p>
          </table:table-cell>
          <table:table-cell table:style-name="ce1" table:formula="of:=[Datenbank.F92]" office:value-type="string" office:string-value=" ">
            <text:p><text:s/></text:p>
          </table:table-cell>
          <table:table-cell table:style-name="ce1"/>
          <table:table-cell table:style-name="ce1" table:formula="of:=[Datenbank.I92]" office:value-type="string" office:string-value=" ">
            <text:p><text:s/></text:p>
          </table:table-cell>
          <table:table-cell table:style-name="ce23" table:formula="of:=[Datenbank.M9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3]" office:value-type="string" office:string-value=" ">
            <text:p><text:s/></text:p>
          </table:table-cell>
          <table:table-cell table:style-name="ce1" table:formula="of:=[Datenbank.C93]" office:value-type="string" office:string-value=" ">
            <text:p><text:s/></text:p>
          </table:table-cell>
          <table:table-cell table:style-name="ce1" table:formula="of:=[Datenbank.D93]" office:value-type="string" office:string-value=" ">
            <text:p><text:s/></text:p>
          </table:table-cell>
          <table:table-cell table:formula="of:=[Datenbank.E93]" office:value-type="string" office:string-value=" ">
            <text:p><text:s/></text:p>
          </table:table-cell>
          <table:table-cell table:style-name="ce1" table:formula="of:=[Datenbank.F93]" office:value-type="string" office:string-value=" ">
            <text:p><text:s/></text:p>
          </table:table-cell>
          <table:table-cell table:style-name="ce1"/>
          <table:table-cell table:style-name="ce1" table:formula="of:=[Datenbank.I93]" office:value-type="string" office:string-value=" ">
            <text:p><text:s/></text:p>
          </table:table-cell>
          <table:table-cell table:style-name="ce23" table:formula="of:=[Datenbank.M9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4]" office:value-type="string" office:string-value=" ">
            <text:p><text:s/></text:p>
          </table:table-cell>
          <table:table-cell table:style-name="ce1" table:formula="of:=[Datenbank.C94]" office:value-type="string" office:string-value=" ">
            <text:p><text:s/></text:p>
          </table:table-cell>
          <table:table-cell table:style-name="ce1" table:formula="of:=[Datenbank.D94]" office:value-type="string" office:string-value=" ">
            <text:p><text:s/></text:p>
          </table:table-cell>
          <table:table-cell table:formula="of:=[Datenbank.E94]" office:value-type="string" office:string-value=" ">
            <text:p><text:s/></text:p>
          </table:table-cell>
          <table:table-cell table:style-name="ce1" table:formula="of:=[Datenbank.F94]" office:value-type="string" office:string-value=" ">
            <text:p><text:s/></text:p>
          </table:table-cell>
          <table:table-cell table:style-name="ce1"/>
          <table:table-cell table:style-name="ce1" table:formula="of:=[Datenbank.I94]" office:value-type="string" office:string-value=" ">
            <text:p><text:s/></text:p>
          </table:table-cell>
          <table:table-cell table:style-name="ce23" table:formula="of:=[Datenbank.M9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5]" office:value-type="string" office:string-value=" ">
            <text:p><text:s/></text:p>
          </table:table-cell>
          <table:table-cell table:style-name="ce1" table:formula="of:=[Datenbank.C95]" office:value-type="string" office:string-value=" ">
            <text:p><text:s/></text:p>
          </table:table-cell>
          <table:table-cell table:style-name="ce1" table:formula="of:=[Datenbank.D95]" office:value-type="string" office:string-value=" ">
            <text:p><text:s/></text:p>
          </table:table-cell>
          <table:table-cell table:formula="of:=[Datenbank.E95]" office:value-type="string" office:string-value=" ">
            <text:p><text:s/></text:p>
          </table:table-cell>
          <table:table-cell table:style-name="ce1" table:formula="of:=[Datenbank.F95]" office:value-type="string" office:string-value=" ">
            <text:p><text:s/></text:p>
          </table:table-cell>
          <table:table-cell table:style-name="ce1"/>
          <table:table-cell table:style-name="ce1" table:formula="of:=[Datenbank.I95]" office:value-type="string" office:string-value=" ">
            <text:p><text:s/></text:p>
          </table:table-cell>
          <table:table-cell table:style-name="ce23" table:formula="of:=[Datenbank.M9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6]" office:value-type="string" office:string-value=" ">
            <text:p><text:s/></text:p>
          </table:table-cell>
          <table:table-cell table:style-name="ce1" table:formula="of:=[Datenbank.C96]" office:value-type="string" office:string-value=" ">
            <text:p><text:s/></text:p>
          </table:table-cell>
          <table:table-cell table:style-name="ce1" table:formula="of:=[Datenbank.D96]" office:value-type="string" office:string-value=" ">
            <text:p><text:s/></text:p>
          </table:table-cell>
          <table:table-cell table:formula="of:=[Datenbank.E96]" office:value-type="string" office:string-value=" ">
            <text:p><text:s/></text:p>
          </table:table-cell>
          <table:table-cell table:style-name="ce1" table:formula="of:=[Datenbank.F96]" office:value-type="string" office:string-value=" ">
            <text:p><text:s/></text:p>
          </table:table-cell>
          <table:table-cell table:style-name="ce1"/>
          <table:table-cell table:style-name="ce1" table:formula="of:=[Datenbank.I96]" office:value-type="string" office:string-value=" ">
            <text:p><text:s/></text:p>
          </table:table-cell>
          <table:table-cell table:style-name="ce23" table:formula="of:=[Datenbank.M9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7]" office:value-type="string" office:string-value=" ">
            <text:p><text:s/></text:p>
          </table:table-cell>
          <table:table-cell table:style-name="ce1" table:formula="of:=[Datenbank.C97]" office:value-type="string" office:string-value=" ">
            <text:p><text:s/></text:p>
          </table:table-cell>
          <table:table-cell table:style-name="ce1" table:formula="of:=[Datenbank.D97]" office:value-type="string" office:string-value=" ">
            <text:p><text:s/></text:p>
          </table:table-cell>
          <table:table-cell table:formula="of:=[Datenbank.E97]" office:value-type="string" office:string-value=" ">
            <text:p><text:s/></text:p>
          </table:table-cell>
          <table:table-cell table:style-name="ce1" table:formula="of:=[Datenbank.F97]" office:value-type="string" office:string-value=" ">
            <text:p><text:s/></text:p>
          </table:table-cell>
          <table:table-cell table:style-name="ce1"/>
          <table:table-cell table:style-name="ce1" table:formula="of:=[Datenbank.I97]" office:value-type="string" office:string-value=" ">
            <text:p><text:s/></text:p>
          </table:table-cell>
          <table:table-cell table:style-name="ce23" table:formula="of:=[Datenbank.M9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8]" office:value-type="string" office:string-value=" ">
            <text:p><text:s/></text:p>
          </table:table-cell>
          <table:table-cell table:style-name="ce1" table:formula="of:=[Datenbank.C98]" office:value-type="string" office:string-value=" ">
            <text:p><text:s/></text:p>
          </table:table-cell>
          <table:table-cell table:style-name="ce1" table:formula="of:=[Datenbank.D98]" office:value-type="string" office:string-value=" ">
            <text:p><text:s/></text:p>
          </table:table-cell>
          <table:table-cell table:formula="of:=[Datenbank.E98]" office:value-type="string" office:string-value=" ">
            <text:p><text:s/></text:p>
          </table:table-cell>
          <table:table-cell table:style-name="ce1" table:formula="of:=[Datenbank.F98]" office:value-type="string" office:string-value=" ">
            <text:p><text:s/></text:p>
          </table:table-cell>
          <table:table-cell table:style-name="ce1"/>
          <table:table-cell table:style-name="ce1" table:formula="of:=[Datenbank.I98]" office:value-type="string" office:string-value=" ">
            <text:p><text:s/></text:p>
          </table:table-cell>
          <table:table-cell table:style-name="ce23" table:formula="of:=[Datenbank.M9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9]" office:value-type="string" office:string-value=" ">
            <text:p><text:s/></text:p>
          </table:table-cell>
          <table:table-cell table:style-name="ce1" table:formula="of:=[Datenbank.C99]" office:value-type="string" office:string-value=" ">
            <text:p><text:s/></text:p>
          </table:table-cell>
          <table:table-cell table:style-name="ce1" table:formula="of:=[Datenbank.D99]" office:value-type="string" office:string-value=" ">
            <text:p><text:s/></text:p>
          </table:table-cell>
          <table:table-cell table:formula="of:=[Datenbank.E99]" office:value-type="string" office:string-value=" ">
            <text:p><text:s/></text:p>
          </table:table-cell>
          <table:table-cell table:style-name="ce1" table:formula="of:=[Datenbank.F99]" office:value-type="string" office:string-value=" ">
            <text:p><text:s/></text:p>
          </table:table-cell>
          <table:table-cell table:style-name="ce1"/>
          <table:table-cell table:style-name="ce1" table:formula="of:=[Datenbank.I99]" office:value-type="string" office:string-value=" ">
            <text:p><text:s/></text:p>
          </table:table-cell>
          <table:table-cell table:style-name="ce23" table:formula="of:=[Datenbank.M9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0]" office:value-type="string" office:string-value=" ">
            <text:p><text:s/></text:p>
          </table:table-cell>
          <table:table-cell table:style-name="ce1" table:formula="of:=[Datenbank.C100]" office:value-type="string" office:string-value=" ">
            <text:p><text:s/></text:p>
          </table:table-cell>
          <table:table-cell table:style-name="ce1" table:formula="of:=[Datenbank.D100]" office:value-type="string" office:string-value=" ">
            <text:p><text:s/></text:p>
          </table:table-cell>
          <table:table-cell table:formula="of:=[Datenbank.E100]" office:value-type="string" office:string-value=" ">
            <text:p><text:s/></text:p>
          </table:table-cell>
          <table:table-cell table:style-name="ce1" table:formula="of:=[Datenbank.F100]" office:value-type="string" office:string-value=" ">
            <text:p><text:s/></text:p>
          </table:table-cell>
          <table:table-cell table:style-name="ce1"/>
          <table:table-cell table:style-name="ce1" table:formula="of:=[Datenbank.I100]" office:value-type="string" office:string-value=" ">
            <text:p><text:s/></text:p>
          </table:table-cell>
          <table:table-cell table:style-name="ce23" table:formula="of:=[Datenbank.M10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1]" office:value-type="string" office:string-value=" ">
            <text:p><text:s/></text:p>
          </table:table-cell>
          <table:table-cell table:style-name="ce1" table:formula="of:=[Datenbank.C101]" office:value-type="string" office:string-value=" ">
            <text:p><text:s/></text:p>
          </table:table-cell>
          <table:table-cell table:style-name="ce1" table:formula="of:=[Datenbank.D101]" office:value-type="string" office:string-value=" ">
            <text:p><text:s/></text:p>
          </table:table-cell>
          <table:table-cell table:formula="of:=[Datenbank.E101]" office:value-type="string" office:string-value=" ">
            <text:p><text:s/></text:p>
          </table:table-cell>
          <table:table-cell table:style-name="ce1" table:formula="of:=[Datenbank.F101]" office:value-type="string" office:string-value=" ">
            <text:p><text:s/></text:p>
          </table:table-cell>
          <table:table-cell table:style-name="ce1"/>
          <table:table-cell table:style-name="ce1" table:formula="of:=[Datenbank.I101]" office:value-type="string" office:string-value=" ">
            <text:p><text:s/></text:p>
          </table:table-cell>
          <table:table-cell table:style-name="ce23" table:formula="of:=[Datenbank.M10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2]" office:value-type="string" office:string-value=" ">
            <text:p><text:s/></text:p>
          </table:table-cell>
          <table:table-cell table:style-name="ce1" table:formula="of:=[Datenbank.C102]" office:value-type="string" office:string-value=" ">
            <text:p><text:s/></text:p>
          </table:table-cell>
          <table:table-cell table:style-name="ce1" table:formula="of:=[Datenbank.D102]" office:value-type="string" office:string-value=" ">
            <text:p><text:s/></text:p>
          </table:table-cell>
          <table:table-cell table:formula="of:=[Datenbank.E102]" office:value-type="string" office:string-value=" ">
            <text:p><text:s/></text:p>
          </table:table-cell>
          <table:table-cell table:style-name="ce1" table:formula="of:=[Datenbank.F102]" office:value-type="string" office:string-value=" ">
            <text:p><text:s/></text:p>
          </table:table-cell>
          <table:table-cell table:style-name="ce1"/>
          <table:table-cell table:style-name="ce1" table:formula="of:=[Datenbank.I102]" office:value-type="string" office:string-value=" ">
            <text:p><text:s/></text:p>
          </table:table-cell>
          <table:table-cell table:style-name="ce23" table:formula="of:=[Datenbank.M10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3]" office:value-type="string" office:string-value=" ">
            <text:p><text:s/></text:p>
          </table:table-cell>
          <table:table-cell table:style-name="ce1" table:formula="of:=[Datenbank.C103]" office:value-type="string" office:string-value=" ">
            <text:p><text:s/></text:p>
          </table:table-cell>
          <table:table-cell table:style-name="ce1" table:formula="of:=[Datenbank.D103]" office:value-type="string" office:string-value=" ">
            <text:p><text:s/></text:p>
          </table:table-cell>
          <table:table-cell table:formula="of:=[Datenbank.E103]" office:value-type="string" office:string-value=" ">
            <text:p><text:s/></text:p>
          </table:table-cell>
          <table:table-cell table:style-name="ce1" table:formula="of:=[Datenbank.F103]" office:value-type="string" office:string-value=" ">
            <text:p><text:s/></text:p>
          </table:table-cell>
          <table:table-cell table:style-name="ce1"/>
          <table:table-cell table:style-name="ce1" table:formula="of:=[Datenbank.I103]" office:value-type="string" office:string-value=" ">
            <text:p><text:s/></text:p>
          </table:table-cell>
          <table:table-cell table:style-name="ce23" table:formula="of:=[Datenbank.M10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4]" office:value-type="string" office:string-value=" ">
            <text:p><text:s/></text:p>
          </table:table-cell>
          <table:table-cell table:style-name="ce1" table:formula="of:=[Datenbank.C104]" office:value-type="string" office:string-value=" ">
            <text:p><text:s/></text:p>
          </table:table-cell>
          <table:table-cell table:style-name="ce1" table:formula="of:=[Datenbank.D104]" office:value-type="string" office:string-value=" ">
            <text:p><text:s/></text:p>
          </table:table-cell>
          <table:table-cell table:formula="of:=[Datenbank.E104]" office:value-type="string" office:string-value=" ">
            <text:p><text:s/></text:p>
          </table:table-cell>
          <table:table-cell table:style-name="ce1" table:formula="of:=[Datenbank.F104]" office:value-type="string" office:string-value=" ">
            <text:p><text:s/></text:p>
          </table:table-cell>
          <table:table-cell table:style-name="ce1"/>
          <table:table-cell table:style-name="ce1" table:formula="of:=[Datenbank.I104]" office:value-type="string" office:string-value=" ">
            <text:p><text:s/></text:p>
          </table:table-cell>
          <table:table-cell table:style-name="ce23" table:formula="of:=[Datenbank.M10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5]" office:value-type="string" office:string-value=" ">
            <text:p><text:s/></text:p>
          </table:table-cell>
          <table:table-cell table:style-name="ce1" table:formula="of:=[Datenbank.C105]" office:value-type="string" office:string-value=" ">
            <text:p><text:s/></text:p>
          </table:table-cell>
          <table:table-cell table:style-name="ce1" table:formula="of:=[Datenbank.D105]" office:value-type="string" office:string-value=" ">
            <text:p><text:s/></text:p>
          </table:table-cell>
          <table:table-cell table:formula="of:=[Datenbank.E105]" office:value-type="string" office:string-value=" ">
            <text:p><text:s/></text:p>
          </table:table-cell>
          <table:table-cell table:style-name="ce1" table:formula="of:=[Datenbank.F105]" office:value-type="string" office:string-value=" ">
            <text:p><text:s/></text:p>
          </table:table-cell>
          <table:table-cell table:style-name="ce1"/>
          <table:table-cell table:style-name="ce1" table:formula="of:=[Datenbank.I105]" office:value-type="string" office:string-value=" ">
            <text:p><text:s/></text:p>
          </table:table-cell>
          <table:table-cell table:style-name="ce23" table:formula="of:=[Datenbank.M10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6]" office:value-type="string" office:string-value=" ">
            <text:p><text:s/></text:p>
          </table:table-cell>
          <table:table-cell table:style-name="ce1" table:formula="of:=[Datenbank.C106]" office:value-type="string" office:string-value=" ">
            <text:p><text:s/></text:p>
          </table:table-cell>
          <table:table-cell table:style-name="ce1" table:formula="of:=[Datenbank.D106]" office:value-type="string" office:string-value=" ">
            <text:p><text:s/></text:p>
          </table:table-cell>
          <table:table-cell table:formula="of:=[Datenbank.E106]" office:value-type="string" office:string-value=" ">
            <text:p><text:s/></text:p>
          </table:table-cell>
          <table:table-cell table:style-name="ce1" table:formula="of:=[Datenbank.F106]" office:value-type="string" office:string-value=" ">
            <text:p><text:s/></text:p>
          </table:table-cell>
          <table:table-cell table:style-name="ce1"/>
          <table:table-cell table:style-name="ce1" table:formula="of:=[Datenbank.I106]" office:value-type="string" office:string-value=" ">
            <text:p><text:s/></text:p>
          </table:table-cell>
          <table:table-cell table:style-name="ce23" table:formula="of:=[Datenbank.M10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7]" office:value-type="string" office:string-value=" ">
            <text:p><text:s/></text:p>
          </table:table-cell>
          <table:table-cell table:style-name="ce1" table:formula="of:=[Datenbank.C107]" office:value-type="string" office:string-value=" ">
            <text:p><text:s/></text:p>
          </table:table-cell>
          <table:table-cell table:style-name="ce1" table:formula="of:=[Datenbank.D107]" office:value-type="string" office:string-value=" ">
            <text:p><text:s/></text:p>
          </table:table-cell>
          <table:table-cell table:formula="of:=[Datenbank.E107]" office:value-type="string" office:string-value=" ">
            <text:p><text:s/></text:p>
          </table:table-cell>
          <table:table-cell table:style-name="ce1" table:formula="of:=[Datenbank.F107]" office:value-type="string" office:string-value=" ">
            <text:p><text:s/></text:p>
          </table:table-cell>
          <table:table-cell table:style-name="ce1"/>
          <table:table-cell table:style-name="ce1" table:formula="of:=[Datenbank.I107]" office:value-type="string" office:string-value=" ">
            <text:p><text:s/></text:p>
          </table:table-cell>
          <table:table-cell table:style-name="ce23" table:formula="of:=[Datenbank.M10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8]" office:value-type="string" office:string-value=" ">
            <text:p><text:s/></text:p>
          </table:table-cell>
          <table:table-cell table:style-name="ce1" table:formula="of:=[Datenbank.C108]" office:value-type="string" office:string-value=" ">
            <text:p><text:s/></text:p>
          </table:table-cell>
          <table:table-cell table:style-name="ce1" table:formula="of:=[Datenbank.D108]" office:value-type="string" office:string-value=" ">
            <text:p><text:s/></text:p>
          </table:table-cell>
          <table:table-cell table:formula="of:=[Datenbank.E108]" office:value-type="string" office:string-value=" ">
            <text:p><text:s/></text:p>
          </table:table-cell>
          <table:table-cell table:style-name="ce1" table:formula="of:=[Datenbank.F108]" office:value-type="string" office:string-value=" ">
            <text:p><text:s/></text:p>
          </table:table-cell>
          <table:table-cell table:style-name="ce1"/>
          <table:table-cell table:style-name="ce1" table:formula="of:=[Datenbank.I108]" office:value-type="string" office:string-value=" ">
            <text:p><text:s/></text:p>
          </table:table-cell>
          <table:table-cell table:style-name="ce23" table:formula="of:=[Datenbank.M10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9]" office:value-type="string" office:string-value=" ">
            <text:p><text:s/></text:p>
          </table:table-cell>
          <table:table-cell table:style-name="ce1" table:formula="of:=[Datenbank.C109]" office:value-type="string" office:string-value=" ">
            <text:p><text:s/></text:p>
          </table:table-cell>
          <table:table-cell table:style-name="ce1" table:formula="of:=[Datenbank.D109]" office:value-type="string" office:string-value=" ">
            <text:p><text:s/></text:p>
          </table:table-cell>
          <table:table-cell table:formula="of:=[Datenbank.E109]" office:value-type="string" office:string-value=" ">
            <text:p><text:s/></text:p>
          </table:table-cell>
          <table:table-cell table:style-name="ce1" table:formula="of:=[Datenbank.F109]" office:value-type="string" office:string-value=" ">
            <text:p><text:s/></text:p>
          </table:table-cell>
          <table:table-cell table:style-name="ce1"/>
          <table:table-cell table:style-name="ce1" table:formula="of:=[Datenbank.I109]" office:value-type="string" office:string-value=" ">
            <text:p><text:s/></text:p>
          </table:table-cell>
          <table:table-cell table:style-name="ce23" table:formula="of:=[Datenbank.M10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0]" office:value-type="string" office:string-value=" ">
            <text:p><text:s/></text:p>
          </table:table-cell>
          <table:table-cell table:style-name="ce1" table:formula="of:=[Datenbank.C110]" office:value-type="string" office:string-value=" ">
            <text:p><text:s/></text:p>
          </table:table-cell>
          <table:table-cell table:style-name="ce1" table:formula="of:=[Datenbank.D110]" office:value-type="string" office:string-value=" ">
            <text:p><text:s/></text:p>
          </table:table-cell>
          <table:table-cell table:formula="of:=[Datenbank.E110]" office:value-type="string" office:string-value=" ">
            <text:p><text:s/></text:p>
          </table:table-cell>
          <table:table-cell table:style-name="ce1" table:formula="of:=[Datenbank.F110]" office:value-type="string" office:string-value=" ">
            <text:p><text:s/></text:p>
          </table:table-cell>
          <table:table-cell table:style-name="ce1"/>
          <table:table-cell table:style-name="ce1" table:formula="of:=[Datenbank.I110]" office:value-type="string" office:string-value=" ">
            <text:p><text:s/></text:p>
          </table:table-cell>
          <table:table-cell table:style-name="ce23" table:formula="of:=[Datenbank.M11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1]" office:value-type="string" office:string-value=" ">
            <text:p><text:s/></text:p>
          </table:table-cell>
          <table:table-cell table:style-name="ce1" table:formula="of:=[Datenbank.C111]" office:value-type="string" office:string-value=" ">
            <text:p><text:s/></text:p>
          </table:table-cell>
          <table:table-cell table:style-name="ce1" table:formula="of:=[Datenbank.D111]" office:value-type="string" office:string-value=" ">
            <text:p><text:s/></text:p>
          </table:table-cell>
          <table:table-cell table:formula="of:=[Datenbank.E111]" office:value-type="string" office:string-value=" ">
            <text:p><text:s/></text:p>
          </table:table-cell>
          <table:table-cell table:style-name="ce1" table:formula="of:=[Datenbank.F111]" office:value-type="string" office:string-value=" ">
            <text:p><text:s/></text:p>
          </table:table-cell>
          <table:table-cell table:style-name="ce1"/>
          <table:table-cell table:style-name="ce1" table:formula="of:=[Datenbank.I111]" office:value-type="string" office:string-value=" ">
            <text:p><text:s/></text:p>
          </table:table-cell>
          <table:table-cell table:style-name="ce23" table:formula="of:=[Datenbank.M11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2]" office:value-type="string" office:string-value=" ">
            <text:p><text:s/></text:p>
          </table:table-cell>
          <table:table-cell table:style-name="ce1" table:formula="of:=[Datenbank.C112]" office:value-type="string" office:string-value=" ">
            <text:p><text:s/></text:p>
          </table:table-cell>
          <table:table-cell table:style-name="ce1" table:formula="of:=[Datenbank.D112]" office:value-type="string" office:string-value=" ">
            <text:p><text:s/></text:p>
          </table:table-cell>
          <table:table-cell table:formula="of:=[Datenbank.E112]" office:value-type="string" office:string-value=" ">
            <text:p><text:s/></text:p>
          </table:table-cell>
          <table:table-cell table:style-name="ce1" table:formula="of:=[Datenbank.F112]" office:value-type="string" office:string-value=" ">
            <text:p><text:s/></text:p>
          </table:table-cell>
          <table:table-cell table:style-name="ce1"/>
          <table:table-cell table:style-name="ce1" table:formula="of:=[Datenbank.I112]" office:value-type="string" office:string-value=" ">
            <text:p><text:s/></text:p>
          </table:table-cell>
          <table:table-cell table:style-name="ce23" table:formula="of:=[Datenbank.M11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3]" office:value-type="string" office:string-value=" ">
            <text:p><text:s/></text:p>
          </table:table-cell>
          <table:table-cell table:style-name="ce1" table:formula="of:=[Datenbank.C113]" office:value-type="string" office:string-value=" ">
            <text:p><text:s/></text:p>
          </table:table-cell>
          <table:table-cell table:style-name="ce1" table:formula="of:=[Datenbank.D113]" office:value-type="string" office:string-value=" ">
            <text:p><text:s/></text:p>
          </table:table-cell>
          <table:table-cell table:formula="of:=[Datenbank.E113]" office:value-type="string" office:string-value=" ">
            <text:p><text:s/></text:p>
          </table:table-cell>
          <table:table-cell table:style-name="ce1" table:formula="of:=[Datenbank.F113]" office:value-type="string" office:string-value=" ">
            <text:p><text:s/></text:p>
          </table:table-cell>
          <table:table-cell table:style-name="ce1"/>
          <table:table-cell table:style-name="ce1" table:formula="of:=[Datenbank.I113]" office:value-type="string" office:string-value=" ">
            <text:p><text:s/></text:p>
          </table:table-cell>
          <table:table-cell table:style-name="ce23" table:formula="of:=[Datenbank.M11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4]" office:value-type="string" office:string-value=" ">
            <text:p><text:s/></text:p>
          </table:table-cell>
          <table:table-cell table:style-name="ce1" table:formula="of:=[Datenbank.C114]" office:value-type="string" office:string-value=" ">
            <text:p><text:s/></text:p>
          </table:table-cell>
          <table:table-cell table:style-name="ce1" table:formula="of:=[Datenbank.D114]" office:value-type="string" office:string-value=" ">
            <text:p><text:s/></text:p>
          </table:table-cell>
          <table:table-cell table:formula="of:=[Datenbank.E114]" office:value-type="string" office:string-value=" ">
            <text:p><text:s/></text:p>
          </table:table-cell>
          <table:table-cell table:style-name="ce1" table:formula="of:=[Datenbank.F114]" office:value-type="string" office:string-value=" ">
            <text:p><text:s/></text:p>
          </table:table-cell>
          <table:table-cell table:style-name="ce1"/>
          <table:table-cell table:style-name="ce1" table:formula="of:=[Datenbank.I114]" office:value-type="string" office:string-value=" ">
            <text:p><text:s/></text:p>
          </table:table-cell>
          <table:table-cell table:style-name="ce23" table:formula="of:=[Datenbank.M11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5]" office:value-type="string" office:string-value=" ">
            <text:p><text:s/></text:p>
          </table:table-cell>
          <table:table-cell table:style-name="ce1" table:formula="of:=[Datenbank.C115]" office:value-type="string" office:string-value=" ">
            <text:p><text:s/></text:p>
          </table:table-cell>
          <table:table-cell table:style-name="ce1" table:formula="of:=[Datenbank.D115]" office:value-type="string" office:string-value=" ">
            <text:p><text:s/></text:p>
          </table:table-cell>
          <table:table-cell table:formula="of:=[Datenbank.E115]" office:value-type="string" office:string-value=" ">
            <text:p><text:s/></text:p>
          </table:table-cell>
          <table:table-cell table:style-name="ce1" table:formula="of:=[Datenbank.F115]" office:value-type="string" office:string-value=" ">
            <text:p><text:s/></text:p>
          </table:table-cell>
          <table:table-cell table:style-name="ce1"/>
          <table:table-cell table:style-name="ce1" table:formula="of:=[Datenbank.I115]" office:value-type="string" office:string-value=" ">
            <text:p><text:s/></text:p>
          </table:table-cell>
          <table:table-cell table:style-name="ce23" table:formula="of:=[Datenbank.M11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6]" office:value-type="string" office:string-value=" ">
            <text:p><text:s/></text:p>
          </table:table-cell>
          <table:table-cell table:style-name="ce1" table:formula="of:=[Datenbank.C116]" office:value-type="string" office:string-value=" ">
            <text:p><text:s/></text:p>
          </table:table-cell>
          <table:table-cell table:style-name="ce1" table:formula="of:=[Datenbank.D116]" office:value-type="string" office:string-value=" ">
            <text:p><text:s/></text:p>
          </table:table-cell>
          <table:table-cell table:formula="of:=[Datenbank.E116]" office:value-type="string" office:string-value=" ">
            <text:p><text:s/></text:p>
          </table:table-cell>
          <table:table-cell table:style-name="ce1" table:formula="of:=[Datenbank.F116]" office:value-type="string" office:string-value=" ">
            <text:p><text:s/></text:p>
          </table:table-cell>
          <table:table-cell table:style-name="ce1"/>
          <table:table-cell table:style-name="ce1" table:formula="of:=[Datenbank.I116]" office:value-type="string" office:string-value=" ">
            <text:p><text:s/></text:p>
          </table:table-cell>
          <table:table-cell table:style-name="ce23" table:formula="of:=[Datenbank.M11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7]" office:value-type="string" office:string-value=" ">
            <text:p><text:s/></text:p>
          </table:table-cell>
          <table:table-cell table:style-name="ce1" table:formula="of:=[Datenbank.C117]" office:value-type="string" office:string-value=" ">
            <text:p><text:s/></text:p>
          </table:table-cell>
          <table:table-cell table:style-name="ce1" table:formula="of:=[Datenbank.D117]" office:value-type="string" office:string-value=" ">
            <text:p><text:s/></text:p>
          </table:table-cell>
          <table:table-cell table:formula="of:=[Datenbank.E117]" office:value-type="string" office:string-value=" ">
            <text:p><text:s/></text:p>
          </table:table-cell>
          <table:table-cell table:style-name="ce1" table:formula="of:=[Datenbank.F117]" office:value-type="string" office:string-value=" ">
            <text:p><text:s/></text:p>
          </table:table-cell>
          <table:table-cell table:style-name="ce1"/>
          <table:table-cell table:style-name="ce1" table:formula="of:=[Datenbank.I117]" office:value-type="string" office:string-value=" ">
            <text:p><text:s/></text:p>
          </table:table-cell>
          <table:table-cell table:style-name="ce23" table:formula="of:=[Datenbank.M11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8]" office:value-type="string" office:string-value=" ">
            <text:p><text:s/></text:p>
          </table:table-cell>
          <table:table-cell table:style-name="ce1" table:formula="of:=[Datenbank.C118]" office:value-type="string" office:string-value=" ">
            <text:p><text:s/></text:p>
          </table:table-cell>
          <table:table-cell table:style-name="ce1" table:formula="of:=[Datenbank.D118]" office:value-type="string" office:string-value=" ">
            <text:p><text:s/></text:p>
          </table:table-cell>
          <table:table-cell table:formula="of:=[Datenbank.E118]" office:value-type="string" office:string-value=" ">
            <text:p><text:s/></text:p>
          </table:table-cell>
          <table:table-cell table:style-name="ce1" table:formula="of:=[Datenbank.F118]" office:value-type="string" office:string-value=" ">
            <text:p><text:s/></text:p>
          </table:table-cell>
          <table:table-cell table:style-name="ce1"/>
          <table:table-cell table:style-name="ce1" table:formula="of:=[Datenbank.I118]" office:value-type="string" office:string-value=" ">
            <text:p><text:s/></text:p>
          </table:table-cell>
          <table:table-cell table:style-name="ce23" table:formula="of:=[Datenbank.M11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9]" office:value-type="string" office:string-value=" ">
            <text:p><text:s/></text:p>
          </table:table-cell>
          <table:table-cell table:style-name="ce1" table:formula="of:=[Datenbank.C119]" office:value-type="string" office:string-value=" ">
            <text:p><text:s/></text:p>
          </table:table-cell>
          <table:table-cell table:style-name="ce1" table:formula="of:=[Datenbank.D119]" office:value-type="string" office:string-value=" ">
            <text:p><text:s/></text:p>
          </table:table-cell>
          <table:table-cell table:formula="of:=[Datenbank.E119]" office:value-type="string" office:string-value=" ">
            <text:p><text:s/></text:p>
          </table:table-cell>
          <table:table-cell table:style-name="ce1" table:formula="of:=[Datenbank.F119]" office:value-type="string" office:string-value=" ">
            <text:p><text:s/></text:p>
          </table:table-cell>
          <table:table-cell table:style-name="ce1"/>
          <table:table-cell table:style-name="ce1" table:formula="of:=[Datenbank.I119]" office:value-type="string" office:string-value=" ">
            <text:p><text:s/></text:p>
          </table:table-cell>
          <table:table-cell table:style-name="ce23" table:formula="of:=[Datenbank.M11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20]" office:value-type="string" office:string-value=" ">
            <text:p><text:s/></text:p>
          </table:table-cell>
          <table:table-cell table:style-name="ce1" table:formula="of:=[Datenbank.C120]" office:value-type="string" office:string-value=" ">
            <text:p><text:s/></text:p>
          </table:table-cell>
          <table:table-cell table:style-name="ce1" table:formula="of:=[Datenbank.D120]" office:value-type="string" office:string-value=" ">
            <text:p><text:s/></text:p>
          </table:table-cell>
          <table:table-cell table:formula="of:=[Datenbank.E120]" office:value-type="string" office:string-value=" ">
            <text:p><text:s/></text:p>
          </table:table-cell>
          <table:table-cell table:style-name="ce1" table:formula="of:=[Datenbank.F120]" office:value-type="string" office:string-value=" ">
            <text:p><text:s/></text:p>
          </table:table-cell>
          <table:table-cell table:style-name="ce1"/>
          <table:table-cell table:style-name="ce1" table:formula="of:=[Datenbank.I120]" office:value-type="string" office:string-value=" ">
            <text:p><text:s/></text:p>
          </table:table-cell>
          <table:table-cell table:style-name="ce23" table:formula="of:=[Datenbank.M12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 table:number-rows-repeated="1048449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chnellschießen_Kategorie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ce17"/>
        <table:table-column table:style-name="co10" table:default-cell-style-name="ce24"/>
        <table:table-column table:style-name="co11" table:default-cell-style-name="Default"/>
        <table:table-row table:style-name="ro1">
          <table:table-cell table:number-columns-repeated="8"/>
          <table:table-cell table:style-name="ce16"/>
          <table:table-cell table:number-columns-repeated="2"/>
        </table:table-row>
        <table:table-row table:style-name="ro1">
          <table:table-cell/>
          <table:table-cell table:style-name="ce2" office:value-type="string">
            <text:p>Schnellschießen</text:p>
          </table:table-cell>
          <table:table-cell/>
          <table:table-cell table:style-name="ce2"/>
          <table:table-cell table:number-columns-repeated="4"/>
          <table:table-cell table:style-name="ce1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8"/>
          <table:table-cell table:style-name="ce25"/>
          <table:table-cell/>
        </table:table-row>
        <table:table-row table:style-name="ro1">
          <table:table-cell table:number-columns-repeated="9"/>
          <table:table-cell table:style-name="ce16" office:value-type="string">
            <text:p>Kategorie</text:p>
          </table:table-cell>
          <table:table-cell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13" office:value-type="string">
            <text:p>Grad</text:p>
          </table:table-cell>
          <table:table-cell table:style-name="ce13" table:formula="of:=[Datenbank.I6]" office:value-type="string" office:string-value="Kategorie">
            <text:p>Kategorie</text:p>
          </table:table-cell>
          <table:table-cell table:style-name="ce16" table:formula="of:=[Datenbank.BO6]" office:value-type="string" office:string-value="Wettkampf 3">
            <text:p>Wettkampf 3</text:p>
          </table:table-cell>
          <table:table-cell table:style-name="ce16" office:value-type="string">
            <text:p>Platzierung</text:p>
          </table:table-cell>
          <table:table-cell table:style-name="ce16" office:value-type="string">
            <text:p>Kommentar</text:p>
          </table:table-cell>
        </table:table-row>
        <table:table-row table:style-name="ro1">
          <table:table-cell office:value-type="string">
            <text:p><text:s/></text:p>
          </table:table-cell>
          <table:table-cell table:style-name="ce3" table:formula="of:=[Datenbank.B7]" office:value-type="string" office:string-value=" ">
            <text:p><text:s/></text:p>
          </table:table-cell>
          <table:table-cell table:style-name="ce3" table:formula="of:=[Datenbank.C7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6"/>
          <table:table-cell/>
        </table:table-row>
        <table:table-row table:style-name="ro1">
          <table:table-cell/>
          <table:table-cell table:style-name="ce3" table:formula="of:=[Datenbank.B8]" office:value-type="string" office:string-value=" ">
            <text:p><text:s/></text:p>
          </table:table-cell>
          <table:table-cell table:style-name="ce3" table:formula="of:=[Datenbank.C8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16" table:formula="of:=[Datenbank.BO8]" office:value-type="string" office:string-value="Schnellschießen">
            <text:p>Schnellschießen</text:p>
          </table:table-cell>
          <table:table-cell table:style-name="ce26"/>
          <table:table-cell/>
        </table:table-row>
        <table:table-row table:style-name="ro1">
          <table:table-cell/>
          <table:table-cell table:style-name="ce3" table:formula="of:=[Datenbank.B9]" office:value-type="string" office:string-value=" ">
            <text:p><text:s/></text:p>
          </table:table-cell>
          <table:table-cell table:style-name="ce3" table:formula="of:=[Datenbank.C9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16" table:formula="of:=[Datenbank.BO9]" office:value-type="string" office:string-value="Sekunden">
            <text:p>Sekunden</text:p>
          </table:table-cell>
          <table:table-cell table:style-name="ce26"/>
          <table:table-cell/>
        </table:table-row>
        <table:table-row table:style-name="ro1">
          <table:table-cell/>
          <table:table-cell table:style-name="ce3" table:formula="of:=[Datenbank.B10]" office:value-type="string" office:string-value=" ">
            <text:p><text:s/></text:p>
          </table:table-cell>
          <table:table-cell table:style-name="ce3" table:formula="of:=[Datenbank.C10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3" table:formula="of:=[Datenbank.BO10]" office:value-type="string" office:string-value=" ">
            <text:p><text:s/></text:p>
          </table:table-cell>
          <table:table-cell table:style-name="ce26"/>
          <table:table-cell/>
        </table:table-row>
        <table:table-row table:style-name="ro1">
          <table:table-cell/>
          <table:table-cell table:style-name="ce3" table:formula="of:=[Datenbank.B11]" office:value-type="string" office:string-value=" ">
            <text:p><text:s/></text:p>
          </table:table-cell>
          <table:table-cell table:style-name="ce3" table:formula="of:=[Datenbank.C11]" office:value-type="string" office:string-value=" ">
            <text:p><text:s/></text:p>
          </table:table-cell>
          <table:table-cell table:style-name="ce3" table:number-columns-repeated="4"/>
          <table:table-cell table:style-name="ce3" table:formula="of:=[Datenbank.I11]" office:value-type="string" office:string-value=" ">
            <text:p><text:s/></text:p>
          </table:table-cell>
          <table:table-cell table:style-name="ce3" table:formula="of:=[Datenbank.BO11]" office:value-type="string" office:string-value=" ">
            <text:p><text:s/></text:p>
          </table:table-cell>
          <table:table-cell table:style-name="ce13"/>
          <table:table-cell/>
        </table:table-row>
        <table:table-row table:style-name="ro1">
          <table:table-cell/>
          <table:table-cell table:style-name="ce46" table:formula="of:=[Datenbank.B12]" office:value-type="float" office:value="1">
            <text:p>1</text:p>
          </table:table-cell>
          <table:table-cell table:style-name="ce47" table:formula="of:=[Datenbank.C12]" office:value-type="string" office:string-value="Humrich">
            <text:p>Humrich</text:p>
          </table:table-cell>
          <table:table-cell table:style-name="ce47" table:formula="of:=[Datenbank.D12]" office:value-type="string" office:string-value="Joline">
            <text:p>Joline</text:p>
          </table:table-cell>
          <table:table-cell table:style-name="ce48" table:formula="of:=[Präzision.E12]" office:value-type="string" office:string-value="W">
            <text:p>W</text:p>
          </table:table-cell>
          <table:table-cell table:style-name="ce47" table:formula="of:=[Datenbank.F12]" office:value-type="string" office:string-value="Budo-Shin">
            <text:p>Budo-Shin</text:p>
          </table:table-cell>
          <table:table-cell table:style-name="ce52" table:formula="of:=[Datenbank.H12]" office:value-type="string" office:string-value="Kyu 6">
            <text:p>Kyu 6</text:p>
          </table:table-cell>
          <table:table-cell table:style-name="ce52" table:formula="of:=[Datenbank.I12]" office:value-type="string" office:string-value="I">
            <text:p>I</text:p>
          </table:table-cell>
          <table:table-cell table:style-name="ce53" table:formula="of:=[Datenbank.BO12]" office:value-type="float" office:value="325">
            <text:p>325</text:p>
          </table:table-cell>
          <table:table-cell table:style-name="ce54" table:formula="of:=IF([.I12]=999;&quot; &quot;;RANK([.I12];[.$I$12:.$I$12];1))" office:value-type="float" office:value="1">
            <text:p>1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3]" office:value-type="float" office:value="10">
            <text:p>10</text:p>
          </table:table-cell>
          <table:table-cell table:style-name="ce47" table:formula="of:=[Datenbank.C13]" office:value-type="string" office:string-value="Franz">
            <text:p>Franz</text:p>
          </table:table-cell>
          <table:table-cell table:style-name="ce47" table:formula="of:=[Datenbank.D13]" office:value-type="string" office:string-value="Sabine">
            <text:p>Sabine</text:p>
          </table:table-cell>
          <table:table-cell table:style-name="ce48" table:formula="of:=[Präzision.E13]" office:value-type="string" office:string-value="W">
            <text:p>W</text:p>
          </table:table-cell>
          <table:table-cell table:style-name="ce47" table:formula="of:=[Datenbank.F13]" office:value-type="string" office:string-value="Budo-Shin">
            <text:p>Budo-Shin</text:p>
          </table:table-cell>
          <table:table-cell table:style-name="ce52" table:formula="of:=[Datenbank.H13]" office:value-type="string" office:string-value="Kyu 3">
            <text:p>Kyu 3</text:p>
          </table:table-cell>
          <table:table-cell table:style-name="ce52" table:formula="of:=[Datenbank.I13]" office:value-type="string" office:string-value="II">
            <text:p>II</text:p>
          </table:table-cell>
          <table:table-cell table:style-name="ce53" table:formula="of:=[Datenbank.BO13]" office:value-type="float" office:value="306">
            <text:p>306</text:p>
          </table:table-cell>
          <table:table-cell table:style-name="ce54" table:formula="of:=IF([.I13]=999;&quot; &quot;;RANK([.I13];[.$I$13:.$I$14];1))" office:value-type="float" office:value="1">
            <text:p>1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4]" office:value-type="float" office:value="11">
            <text:p>11</text:p>
          </table:table-cell>
          <table:table-cell table:style-name="ce47" table:formula="of:=[Datenbank.C14]" office:value-type="string" office:string-value="Hanskötter">
            <text:p>Hanskötter</text:p>
          </table:table-cell>
          <table:table-cell table:style-name="ce47" table:formula="of:=[Datenbank.D14]" office:value-type="string" office:string-value="Ulrike">
            <text:p>Ulrike</text:p>
          </table:table-cell>
          <table:table-cell table:style-name="ce48" table:formula="of:=[Präzision.E14]" office:value-type="string" office:string-value="W">
            <text:p>W</text:p>
          </table:table-cell>
          <table:table-cell table:style-name="ce47" table:formula="of:=[Datenbank.F14]" office:value-type="string" office:string-value="Budo-Shin">
            <text:p>Budo-Shin</text:p>
          </table:table-cell>
          <table:table-cell table:style-name="ce52" table:formula="of:=[Datenbank.H14]" office:value-type="string" office:string-value="Kyu 3">
            <text:p>Kyu 3</text:p>
          </table:table-cell>
          <table:table-cell table:style-name="ce52" table:formula="of:=[Datenbank.I14]" office:value-type="string" office:string-value="II">
            <text:p>II</text:p>
          </table:table-cell>
          <table:table-cell table:style-name="ce53" table:formula="of:=[Datenbank.BO14]" office:value-type="float" office:value="999">
            <text:p>999</text:p>
          </table:table-cell>
          <table:table-cell table:style-name="ce54" table:formula="of:=IF([.I14]=999;&quot; &quot;;RANK([.I14];[.$I$13:.$I$14];1))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5]" office:value-type="float" office:value="16">
            <text:p>16</text:p>
          </table:table-cell>
          <table:table-cell table:style-name="ce47" table:formula="of:=[Datenbank.C15]" office:value-type="string" office:string-value="Orlowski">
            <text:p>Orlowski</text:p>
          </table:table-cell>
          <table:table-cell table:style-name="ce47" table:formula="of:=[Datenbank.D15]" office:value-type="string" office:string-value="Sabrina">
            <text:p>Sabrina</text:p>
          </table:table-cell>
          <table:table-cell table:style-name="ce48" table:formula="of:=[Präzision.E15]" office:value-type="string" office:string-value="W">
            <text:p>W</text:p>
          </table:table-cell>
          <table:table-cell table:style-name="ce47" table:formula="of:=[Datenbank.F15]" office:value-type="string" office:string-value="Bushikan">
            <text:p>Bushikan</text:p>
          </table:table-cell>
          <table:table-cell table:style-name="ce52" table:formula="of:=[Datenbank.H15]" office:value-type="string" office:string-value=" ">
            <text:p><text:s/></text:p>
          </table:table-cell>
          <table:table-cell table:style-name="ce52" table:formula="of:=[Datenbank.I15]" office:value-type="string" office:string-value="III">
            <text:p>III</text:p>
          </table:table-cell>
          <table:table-cell table:style-name="ce53" table:formula="of:=[Datenbank.BO15]" office:value-type="float" office:value="242">
            <text:p>242</text:p>
          </table:table-cell>
          <table:table-cell table:style-name="ce54" table:formula="of:=IF([.I15]=999;&quot; &quot;;RANK([.I15];[.$I$15:.$I$16];1))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46" table:formula="of:=[Datenbank.B16]" office:value-type="float" office:value="24">
            <text:p>24</text:p>
          </table:table-cell>
          <table:table-cell table:style-name="ce47" table:formula="of:=[Datenbank.C16]" office:value-type="string" office:string-value="Holmes">
            <text:p>Holmes</text:p>
          </table:table-cell>
          <table:table-cell table:style-name="ce47" table:formula="of:=[Datenbank.D16]" office:value-type="string" office:string-value="Pauline">
            <text:p>Pauline</text:p>
          </table:table-cell>
          <table:table-cell table:style-name="ce48" table:formula="of:=[Präzision.E16]" office:value-type="string" office:string-value="W">
            <text:p>W</text:p>
          </table:table-cell>
          <table:table-cell table:style-name="ce47" table:formula="of:=[Datenbank.F16]" office:value-type="string" office:string-value="Yanagi-No-Ki">
            <text:p>Yanagi-No-Ki</text:p>
          </table:table-cell>
          <table:table-cell table:style-name="ce52" table:formula="of:=[Datenbank.H16]" office:value-type="string" office:string-value=" ">
            <text:p><text:s/></text:p>
          </table:table-cell>
          <table:table-cell table:style-name="ce52" table:formula="of:=[Datenbank.I16]" office:value-type="string" office:string-value="III">
            <text:p>III</text:p>
          </table:table-cell>
          <table:table-cell table:style-name="ce53" table:formula="of:=[Datenbank.BO16]" office:value-type="float" office:value="327">
            <text:p>327</text:p>
          </table:table-cell>
          <table:table-cell table:style-name="ce54" table:formula="of:=IF([.I16]=999;&quot; &quot;;RANK([.I16];[.$I$15:.$I$16];1)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6" table:formula="of:=[Datenbank.B17]" office:value-type="string" office:string-value=" ">
            <text:p><text:s/></text:p>
          </table:table-cell>
          <table:table-cell table:style-name="ce47" table:formula="of:=[Datenbank.C17]" office:value-type="string" office:string-value=" ">
            <text:p><text:s/></text:p>
          </table:table-cell>
          <table:table-cell table:style-name="ce47" table:formula="of:=[Datenbank.D17]" office:value-type="string" office:string-value=" ">
            <text:p><text:s/></text:p>
          </table:table-cell>
          <table:table-cell table:style-name="ce48" table:formula="of:=[Präzision.E17]" office:value-type="string" office:string-value="W">
            <text:p>W</text:p>
          </table:table-cell>
          <table:table-cell table:style-name="ce47" table:formula="of:=[Datenbank.F17]" office:value-type="string" office:string-value=" ">
            <text:p><text:s/></text:p>
          </table:table-cell>
          <table:table-cell table:style-name="ce52" table:formula="of:=[Datenbank.H17]" office:value-type="string" office:string-value=" ">
            <text:p><text:s/></text:p>
          </table:table-cell>
          <table:table-cell table:style-name="ce52" table:formula="of:=[Datenbank.I17]" office:value-type="string" office:string-value="xxx">
            <text:p>xxx</text:p>
          </table:table-cell>
          <table:table-cell table:style-name="ce53" table:formula="of:=[Datenbank.BO17]" office:value-type="float" office:value="999">
            <text:p>999</text:p>
          </table:table-cell>
          <table:table-cell table:style-name="ce54" table:formula="of:=IF([.I17]=999;&quot; &quot;;RANK([.I17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18]" office:value-type="string" office:string-value=" ">
            <text:p><text:s/></text:p>
          </table:table-cell>
          <table:table-cell table:style-name="ce47" table:formula="of:=[Datenbank.C18]" office:value-type="string" office:string-value=" ">
            <text:p><text:s/></text:p>
          </table:table-cell>
          <table:table-cell table:style-name="ce47" table:formula="of:=[Datenbank.D18]" office:value-type="string" office:string-value=" ">
            <text:p><text:s/></text:p>
          </table:table-cell>
          <table:table-cell table:style-name="ce48" table:formula="of:=[Präzision.E18]" office:value-type="string" office:string-value="W">
            <text:p>W</text:p>
          </table:table-cell>
          <table:table-cell table:style-name="ce47" table:formula="of:=[Datenbank.F18]" office:value-type="string" office:string-value=" ">
            <text:p><text:s/></text:p>
          </table:table-cell>
          <table:table-cell table:style-name="ce52" table:formula="of:=[Datenbank.H18]" office:value-type="string" office:string-value=" ">
            <text:p><text:s/></text:p>
          </table:table-cell>
          <table:table-cell table:style-name="ce52" table:formula="of:=[Datenbank.I18]" office:value-type="string" office:string-value="xxx">
            <text:p>xxx</text:p>
          </table:table-cell>
          <table:table-cell table:style-name="ce53" table:formula="of:=[Datenbank.BO18]" office:value-type="float" office:value="999">
            <text:p>999</text:p>
          </table:table-cell>
          <table:table-cell table:style-name="ce54" table:formula="of:=IF([.I18]=999;&quot; &quot;;RANK([.I18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19]" office:value-type="string" office:string-value=" ">
            <text:p><text:s/></text:p>
          </table:table-cell>
          <table:table-cell table:style-name="ce47" table:formula="of:=[Datenbank.C19]" office:value-type="string" office:string-value=" ">
            <text:p><text:s/></text:p>
          </table:table-cell>
          <table:table-cell table:style-name="ce47" table:formula="of:=[Datenbank.D19]" office:value-type="string" office:string-value=" ">
            <text:p><text:s/></text:p>
          </table:table-cell>
          <table:table-cell table:style-name="ce48" table:formula="of:=[Präzision.E19]" office:value-type="string" office:string-value="W">
            <text:p>W</text:p>
          </table:table-cell>
          <table:table-cell table:style-name="ce47" table:formula="of:=[Datenbank.F19]" office:value-type="string" office:string-value=" ">
            <text:p><text:s/></text:p>
          </table:table-cell>
          <table:table-cell table:style-name="ce52" table:formula="of:=[Datenbank.H19]" office:value-type="string" office:string-value=" ">
            <text:p><text:s/></text:p>
          </table:table-cell>
          <table:table-cell table:style-name="ce52" table:formula="of:=[Datenbank.I19]" office:value-type="string" office:string-value="xxx">
            <text:p>xxx</text:p>
          </table:table-cell>
          <table:table-cell table:style-name="ce53" table:formula="of:=[Datenbank.BO19]" office:value-type="float" office:value="999">
            <text:p>999</text:p>
          </table:table-cell>
          <table:table-cell table:style-name="ce54" table:formula="of:=IF([.I19]=999;&quot; &quot;;RANK([.I19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0]" office:value-type="string" office:string-value=" ">
            <text:p><text:s/></text:p>
          </table:table-cell>
          <table:table-cell table:style-name="ce47" table:formula="of:=[Datenbank.C20]" office:value-type="string" office:string-value=" ">
            <text:p><text:s/></text:p>
          </table:table-cell>
          <table:table-cell table:style-name="ce47" table:formula="of:=[Datenbank.D20]" office:value-type="string" office:string-value=" ">
            <text:p><text:s/></text:p>
          </table:table-cell>
          <table:table-cell table:style-name="ce48" table:formula="of:=[Präzision.E20]" office:value-type="string" office:string-value="W">
            <text:p>W</text:p>
          </table:table-cell>
          <table:table-cell table:style-name="ce47" table:formula="of:=[Datenbank.F20]" office:value-type="string" office:string-value=" ">
            <text:p><text:s/></text:p>
          </table:table-cell>
          <table:table-cell table:style-name="ce52" table:formula="of:=[Datenbank.H20]" office:value-type="string" office:string-value=" ">
            <text:p><text:s/></text:p>
          </table:table-cell>
          <table:table-cell table:style-name="ce52" table:formula="of:=[Datenbank.I20]" office:value-type="string" office:string-value="xxx">
            <text:p>xxx</text:p>
          </table:table-cell>
          <table:table-cell table:style-name="ce53" table:formula="of:=[Datenbank.BO20]" office:value-type="float" office:value="999">
            <text:p>999</text:p>
          </table:table-cell>
          <table:table-cell table:style-name="ce54" table:formula="of:=IF([.I20]=999;&quot; &quot;;RANK([.I20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1]" office:value-type="string" office:string-value=" ">
            <text:p><text:s/></text:p>
          </table:table-cell>
          <table:table-cell table:style-name="ce47" table:formula="of:=[Datenbank.C21]" office:value-type="string" office:string-value=" ">
            <text:p><text:s/></text:p>
          </table:table-cell>
          <table:table-cell table:style-name="ce47" table:formula="of:=[Datenbank.D21]" office:value-type="string" office:string-value=" ">
            <text:p><text:s/></text:p>
          </table:table-cell>
          <table:table-cell table:style-name="ce48" table:formula="of:=[Präzision.E21]" office:value-type="string" office:string-value="W">
            <text:p>W</text:p>
          </table:table-cell>
          <table:table-cell table:style-name="ce47" table:formula="of:=[Datenbank.F21]" office:value-type="string" office:string-value=" ">
            <text:p><text:s/></text:p>
          </table:table-cell>
          <table:table-cell table:style-name="ce52" table:formula="of:=[Datenbank.H21]" office:value-type="string" office:string-value=" ">
            <text:p><text:s/></text:p>
          </table:table-cell>
          <table:table-cell table:style-name="ce52" table:formula="of:=[Datenbank.I21]" office:value-type="string" office:string-value="xxx">
            <text:p>xxx</text:p>
          </table:table-cell>
          <table:table-cell table:style-name="ce53" table:formula="of:=[Datenbank.BO21]" office:value-type="float" office:value="999">
            <text:p>999</text:p>
          </table:table-cell>
          <table:table-cell table:style-name="ce54" table:formula="of:=IF([.I21]=999;&quot; &quot;;RANK([.I21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2]" office:value-type="string" office:string-value=" ">
            <text:p><text:s/></text:p>
          </table:table-cell>
          <table:table-cell table:style-name="ce47" table:formula="of:=[Datenbank.C22]" office:value-type="string" office:string-value=" ">
            <text:p><text:s/></text:p>
          </table:table-cell>
          <table:table-cell table:style-name="ce47" table:formula="of:=[Datenbank.D22]" office:value-type="string" office:string-value=" ">
            <text:p><text:s/></text:p>
          </table:table-cell>
          <table:table-cell table:style-name="ce48" table:formula="of:=[Präzision.E22]" office:value-type="string" office:string-value="W">
            <text:p>W</text:p>
          </table:table-cell>
          <table:table-cell table:style-name="ce47" table:formula="of:=[Datenbank.F22]" office:value-type="string" office:string-value=" ">
            <text:p><text:s/></text:p>
          </table:table-cell>
          <table:table-cell table:style-name="ce52" table:formula="of:=[Datenbank.H22]" office:value-type="string" office:string-value=" ">
            <text:p><text:s/></text:p>
          </table:table-cell>
          <table:table-cell table:style-name="ce52" table:formula="of:=[Datenbank.I22]" office:value-type="string" office:string-value="xxx">
            <text:p>xxx</text:p>
          </table:table-cell>
          <table:table-cell table:style-name="ce53" table:formula="of:=[Datenbank.BO22]" office:value-type="float" office:value="999">
            <text:p>999</text:p>
          </table:table-cell>
          <table:table-cell table:style-name="ce54" table:formula="of:=IF([.I22]=999;&quot; &quot;;RANK([.I22];[.$I$12:.$I$12];0))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23]" office:value-type="string" office:string-value=" ">
            <text:p><text:s/></text:p>
          </table:table-cell>
          <table:table-cell table:style-name="ce47" table:formula="of:=[Datenbank.C23]" office:value-type="string" office:string-value=" ">
            <text:p><text:s/></text:p>
          </table:table-cell>
          <table:table-cell table:style-name="ce47" table:formula="of:=[Datenbank.D23]" office:value-type="string" office:string-value=" ">
            <text:p><text:s/></text:p>
          </table:table-cell>
          <table:table-cell table:style-name="ce48" table:formula="of:=[Präzision.E23]" office:value-type="string" office:string-value="W">
            <text:p>W</text:p>
          </table:table-cell>
          <table:table-cell table:style-name="ce47" table:formula="of:=[Datenbank.F23]" office:value-type="string" office:string-value=" ">
            <text:p><text:s/></text:p>
          </table:table-cell>
          <table:table-cell table:style-name="ce52" table:formula="of:=[Datenbank.H23]" office:value-type="string" office:string-value=" ">
            <text:p><text:s/></text:p>
          </table:table-cell>
          <table:table-cell table:style-name="ce52" table:formula="of:=[Datenbank.I23]" office:value-type="string" office:string-value="xxx">
            <text:p>xxx</text:p>
          </table:table-cell>
          <table:table-cell table:style-name="ce53" table:formula="of:=[Datenbank.BO23]" office:value-type="float" office:value="999">
            <text:p>999</text:p>
          </table:table-cell>
          <table:table-cell table:style-name="ce54" table:formula="of:=IF([.I23]=999;&quot; &quot;;RANK([.I23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4]" office:value-type="string" office:string-value=" ">
            <text:p><text:s/></text:p>
          </table:table-cell>
          <table:table-cell table:style-name="ce47" table:formula="of:=[Datenbank.C24]" office:value-type="string" office:string-value=" ">
            <text:p><text:s/></text:p>
          </table:table-cell>
          <table:table-cell table:style-name="ce47" table:formula="of:=[Datenbank.D24]" office:value-type="string" office:string-value=" ">
            <text:p><text:s/></text:p>
          </table:table-cell>
          <table:table-cell table:style-name="ce48" table:formula="of:=[Präzision.E24]" office:value-type="string" office:string-value="W">
            <text:p>W</text:p>
          </table:table-cell>
          <table:table-cell table:style-name="ce47" table:formula="of:=[Datenbank.F24]" office:value-type="string" office:string-value=" ">
            <text:p><text:s/></text:p>
          </table:table-cell>
          <table:table-cell table:style-name="ce52" table:formula="of:=[Datenbank.H24]" office:value-type="string" office:string-value=" ">
            <text:p><text:s/></text:p>
          </table:table-cell>
          <table:table-cell table:style-name="ce52" table:formula="of:=[Datenbank.I24]" office:value-type="string" office:string-value="xxx">
            <text:p>xxx</text:p>
          </table:table-cell>
          <table:table-cell table:style-name="ce53" table:formula="of:=[Datenbank.BO24]" office:value-type="float" office:value="999">
            <text:p>999</text:p>
          </table:table-cell>
          <table:table-cell table:style-name="ce54" table:formula="of:=IF([.I24]=999;&quot; &quot;;RANK([.I24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5]" office:value-type="string" office:string-value=" ">
            <text:p><text:s/></text:p>
          </table:table-cell>
          <table:table-cell table:style-name="ce47" table:formula="of:=[Datenbank.C25]" office:value-type="string" office:string-value=" ">
            <text:p><text:s/></text:p>
          </table:table-cell>
          <table:table-cell table:style-name="ce47" table:formula="of:=[Datenbank.D25]" office:value-type="string" office:string-value=" ">
            <text:p><text:s/></text:p>
          </table:table-cell>
          <table:table-cell table:style-name="ce48" table:formula="of:=[Präzision.E25]" office:value-type="string" office:string-value="W">
            <text:p>W</text:p>
          </table:table-cell>
          <table:table-cell table:style-name="ce47" table:formula="of:=[Datenbank.F25]" office:value-type="string" office:string-value=" ">
            <text:p><text:s/></text:p>
          </table:table-cell>
          <table:table-cell table:style-name="ce52" table:formula="of:=[Datenbank.H25]" office:value-type="string" office:string-value=" ">
            <text:p><text:s/></text:p>
          </table:table-cell>
          <table:table-cell table:style-name="ce52" table:formula="of:=[Datenbank.I25]" office:value-type="string" office:string-value="xxx">
            <text:p>xxx</text:p>
          </table:table-cell>
          <table:table-cell table:style-name="ce53" table:formula="of:=[Datenbank.BO25]" office:value-type="float" office:value="999">
            <text:p>999</text:p>
          </table:table-cell>
          <table:table-cell table:style-name="ce54" table:formula="of:=IF([.I25]=999;&quot; &quot;;RANK([.I25];[.$I$12:.$I$12];0))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26]" office:value-type="string" office:string-value=" ">
            <text:p><text:s/></text:p>
          </table:table-cell>
          <table:table-cell table:style-name="ce47" table:formula="of:=[Datenbank.C26]" office:value-type="string" office:string-value=" ">
            <text:p><text:s/></text:p>
          </table:table-cell>
          <table:table-cell table:style-name="ce47" table:formula="of:=[Datenbank.D26]" office:value-type="string" office:string-value=" ">
            <text:p><text:s/></text:p>
          </table:table-cell>
          <table:table-cell table:style-name="ce48" table:formula="of:=[Präzision.E26]" office:value-type="string" office:string-value="W">
            <text:p>W</text:p>
          </table:table-cell>
          <table:table-cell table:style-name="ce47" table:formula="of:=[Datenbank.F26]" office:value-type="string" office:string-value=" ">
            <text:p><text:s/></text:p>
          </table:table-cell>
          <table:table-cell table:style-name="ce52" table:formula="of:=[Datenbank.H26]" office:value-type="string" office:string-value=" ">
            <text:p><text:s/></text:p>
          </table:table-cell>
          <table:table-cell table:style-name="ce52" table:formula="of:=[Datenbank.I26]" office:value-type="string" office:string-value="xxx">
            <text:p>xxx</text:p>
          </table:table-cell>
          <table:table-cell table:style-name="ce53" table:formula="of:=[Datenbank.BO26]" office:value-type="float" office:value="999">
            <text:p>999</text:p>
          </table:table-cell>
          <table:table-cell table:style-name="ce54" table:formula="of:=IF([.I26]=999;&quot; &quot;;RANK([.I26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8" office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8" office:value-type="string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9]" office:value-type="float" office:value="2">
            <text:p>2</text:p>
          </table:table-cell>
          <table:table-cell table:style-name="ce47" table:formula="of:=[Datenbank.C29]" office:value-type="string" office:string-value="Wübbeler">
            <text:p>Wübbeler</text:p>
          </table:table-cell>
          <table:table-cell table:style-name="ce47" table:formula="of:=[Datenbank.D29]" office:value-type="string" office:string-value="Martin">
            <text:p>Martin</text:p>
          </table:table-cell>
          <table:table-cell table:style-name="ce49" table:formula="of:=[Präzision.E29]" office:value-type="string" office:string-value="M">
            <text:p>M</text:p>
          </table:table-cell>
          <table:table-cell table:style-name="ce47" table:formula="of:=[Datenbank.F29]" office:value-type="string" office:string-value="Budo-Shin">
            <text:p>Budo-Shin</text:p>
          </table:table-cell>
          <table:table-cell table:style-name="ce52" table:formula="of:=[Datenbank.H29]" office:value-type="string" office:string-value=" ">
            <text:p><text:s/></text:p>
          </table:table-cell>
          <table:table-cell table:style-name="ce52" table:formula="of:=[Datenbank.I29]" office:value-type="string" office:string-value="I">
            <text:p>I</text:p>
          </table:table-cell>
          <table:table-cell table:style-name="ce53" table:formula="of:=[Datenbank.BO29]" office:value-type="float" office:value="213">
            <text:p>213</text:p>
          </table:table-cell>
          <table:table-cell table:style-name="ce55" table:formula="of:=IF([.I29]=999;&quot; &quot;;RANK([.I29];[.$I$29:.$I$39];1))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46" table:formula="of:=[Datenbank.B37]" office:value-type="float" office:value="12">
            <text:p>12</text:p>
          </table:table-cell>
          <table:table-cell table:style-name="ce47" table:formula="of:=[Datenbank.C37]" office:value-type="string" office:string-value="Huntemann">
            <text:p>Huntemann</text:p>
          </table:table-cell>
          <table:table-cell table:style-name="ce47" table:formula="of:=[Datenbank.D37]" office:value-type="string" office:string-value="Ralf">
            <text:p>Ralf</text:p>
          </table:table-cell>
          <table:table-cell table:style-name="ce49" table:formula="of:=[Präzision.E37]" office:value-type="string" office:string-value="M">
            <text:p>M</text:p>
          </table:table-cell>
          <table:table-cell table:style-name="ce47" table:formula="of:=[Datenbank.F37]" office:value-type="string" office:string-value="Budo-Shin">
            <text:p>Budo-Shin</text:p>
          </table:table-cell>
          <table:table-cell table:style-name="ce52" table:formula="of:=[Datenbank.H37]" office:value-type="string" office:string-value=" ">
            <text:p><text:s/></text:p>
          </table:table-cell>
          <table:table-cell table:style-name="ce52" table:formula="of:=[Datenbank.I37]" office:value-type="string" office:string-value="I">
            <text:p>I</text:p>
          </table:table-cell>
          <table:table-cell table:style-name="ce53" table:formula="of:=[Datenbank.BO37]" office:value-type="float" office:value="225">
            <text:p>225</text:p>
          </table:table-cell>
          <table:table-cell table:style-name="ce55" table:formula="of:=IF([.I30]=999;&quot; &quot;;RANK([.I30];[.$I$29:.$I$39];1)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6" table:formula="of:=[Datenbank.B39]" office:value-type="float" office:value="14">
            <text:p>14</text:p>
          </table:table-cell>
          <table:table-cell table:style-name="ce47" table:formula="of:=[Datenbank.C39]" office:value-type="string" office:string-value="Antholzer">
            <text:p>Antholzer</text:p>
          </table:table-cell>
          <table:table-cell table:style-name="ce47" table:formula="of:=[Datenbank.D39]" office:value-type="string" office:string-value="Marcel">
            <text:p>Marcel</text:p>
          </table:table-cell>
          <table:table-cell table:style-name="ce49" table:formula="of:=[Präzision.E39]" office:value-type="string" office:string-value="M">
            <text:p>M</text:p>
          </table:table-cell>
          <table:table-cell table:style-name="ce47" table:formula="of:=[Datenbank.F39]" office:value-type="string" office:string-value="Bushikan">
            <text:p>Bushikan</text:p>
          </table:table-cell>
          <table:table-cell table:style-name="ce52" table:formula="of:=[Datenbank.H39]" office:value-type="string" office:string-value=" ">
            <text:p><text:s/></text:p>
          </table:table-cell>
          <table:table-cell table:style-name="ce52" table:formula="of:=[Datenbank.I39]" office:value-type="string" office:string-value="I">
            <text:p>I</text:p>
          </table:table-cell>
          <table:table-cell table:style-name="ce53" table:formula="of:=[Datenbank.BO39]" office:value-type="float" office:value="274">
            <text:p>274</text:p>
          </table:table-cell>
          <table:table-cell table:style-name="ce55" table:formula="of:=IF([.I31]=999;&quot; &quot;;RANK([.I31];[.$I$29:.$I$39];1))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46" table:formula="of:=[Datenbank.B38]" office:value-type="float" office:value="13">
            <text:p>13</text:p>
          </table:table-cell>
          <table:table-cell table:style-name="ce47" table:formula="of:=[Datenbank.C38]" office:value-type="string" office:string-value="Troschkin">
            <text:p>Troschkin</text:p>
          </table:table-cell>
          <table:table-cell table:style-name="ce47" table:formula="of:=[Datenbank.D38]" office:value-type="string" office:string-value="Celvin">
            <text:p>Celvin</text:p>
          </table:table-cell>
          <table:table-cell table:style-name="ce49" table:formula="of:=[Präzision.E38]" office:value-type="string" office:string-value="M">
            <text:p>M</text:p>
          </table:table-cell>
          <table:table-cell table:style-name="ce47" table:formula="of:=[Datenbank.F38]" office:value-type="string" office:string-value="Budo-Shin">
            <text:p>Budo-Shin</text:p>
          </table:table-cell>
          <table:table-cell table:style-name="ce52" table:formula="of:=[Datenbank.H38]" office:value-type="string" office:string-value=" ">
            <text:p><text:s/></text:p>
          </table:table-cell>
          <table:table-cell table:style-name="ce52" table:formula="of:=[Datenbank.I38]" office:value-type="string" office:string-value="I">
            <text:p>I</text:p>
          </table:table-cell>
          <table:table-cell table:style-name="ce53" table:formula="of:=[Datenbank.BO38]" office:value-type="float" office:value="279">
            <text:p>279</text:p>
          </table:table-cell>
          <table:table-cell table:style-name="ce55" table:formula="of:=IF([.I32]=999;&quot; &quot;;RANK([.I32];[.$I$29:.$I$39];1))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46" table:formula="of:=[Datenbank.B34]" office:value-type="float" office:value="7">
            <text:p>7</text:p>
          </table:table-cell>
          <table:table-cell table:style-name="ce47" table:formula="of:=[Datenbank.C34]" office:value-type="string" office:string-value="Sackmeyer">
            <text:p>Sackmeyer</text:p>
          </table:table-cell>
          <table:table-cell table:style-name="ce47" table:formula="of:=[Datenbank.D34]" office:value-type="string" office:string-value="Kurt">
            <text:p>Kurt</text:p>
          </table:table-cell>
          <table:table-cell table:style-name="ce49" table:formula="of:=[Präzision.E34]" office:value-type="string" office:string-value="M">
            <text:p>M</text:p>
          </table:table-cell>
          <table:table-cell table:style-name="ce47" table:formula="of:=[Datenbank.F34]" office:value-type="string" office:string-value="Budo-Shin">
            <text:p>Budo-Shin</text:p>
          </table:table-cell>
          <table:table-cell table:style-name="ce52" table:formula="of:=[Datenbank.H34]" office:value-type="string" office:string-value=" ">
            <text:p><text:s/></text:p>
          </table:table-cell>
          <table:table-cell table:style-name="ce52" table:formula="of:=[Datenbank.I34]" office:value-type="string" office:string-value="I">
            <text:p>I</text:p>
          </table:table-cell>
          <table:table-cell table:style-name="ce53" table:formula="of:=[Datenbank.BO34]" office:value-type="float" office:value="293">
            <text:p>293</text:p>
          </table:table-cell>
          <table:table-cell table:style-name="ce55" table:formula="of:=IF([.I33]=999;&quot; &quot;;RANK([.I33];[.$I$29:.$I$39];1))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46" table:formula="of:=[Datenbank.B41]" office:value-type="float" office:value="17">
            <text:p>17</text:p>
          </table:table-cell>
          <table:table-cell table:style-name="ce47" table:formula="of:=[Datenbank.C41]" office:value-type="string" office:string-value="Raßbach">
            <text:p>Raßbach</text:p>
          </table:table-cell>
          <table:table-cell table:style-name="ce47" table:formula="of:=[Datenbank.D41]" office:value-type="string" office:string-value="Luca">
            <text:p>Luca</text:p>
          </table:table-cell>
          <table:table-cell table:style-name="ce49" table:formula="of:=[Präzision.E41]" office:value-type="string" office:string-value="M">
            <text:p>M</text:p>
          </table:table-cell>
          <table:table-cell table:style-name="ce47" table:formula="of:=[Datenbank.F41]" office:value-type="string" office:string-value="Bushikan">
            <text:p>Bushikan</text:p>
          </table:table-cell>
          <table:table-cell table:style-name="ce52" table:formula="of:=[Datenbank.H41]" office:value-type="string" office:string-value=" ">
            <text:p><text:s/></text:p>
          </table:table-cell>
          <table:table-cell table:style-name="ce52" table:formula="of:=[Datenbank.I41]" office:value-type="string" office:string-value="I">
            <text:p>I</text:p>
          </table:table-cell>
          <table:table-cell table:style-name="ce53" table:formula="of:=[Datenbank.BO41]" office:value-type="float" office:value="328">
            <text:p>328</text:p>
          </table:table-cell>
          <table:table-cell table:style-name="ce55" table:formula="of:=IF([.I34]=999;&quot; &quot;;RANK([.I34];[.$I$29:.$I$39];1))"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46" table:formula="of:=[Datenbank.B33]" office:value-type="float" office:value="6">
            <text:p>6</text:p>
          </table:table-cell>
          <table:table-cell table:style-name="ce47" table:formula="of:=[Datenbank.C33]" office:value-type="string" office:string-value="Ahrens">
            <text:p>Ahrens</text:p>
          </table:table-cell>
          <table:table-cell table:style-name="ce47" table:formula="of:=[Datenbank.D33]" office:value-type="string" office:string-value="Björn">
            <text:p>Björn</text:p>
          </table:table-cell>
          <table:table-cell table:style-name="ce49" table:formula="of:=[Präzision.E33]" office:value-type="string" office:string-value="M">
            <text:p>M</text:p>
          </table:table-cell>
          <table:table-cell table:style-name="ce47" table:formula="of:=[Datenbank.F33]" office:value-type="string" office:string-value="Budo-Shin">
            <text:p>Budo-Shin</text:p>
          </table:table-cell>
          <table:table-cell table:style-name="ce52" table:formula="of:=[Datenbank.H33]" office:value-type="string" office:string-value=" ">
            <text:p><text:s/></text:p>
          </table:table-cell>
          <table:table-cell table:style-name="ce52" table:formula="of:=[Datenbank.I33]" office:value-type="string" office:string-value="I">
            <text:p>I</text:p>
          </table:table-cell>
          <table:table-cell table:style-name="ce53" table:formula="of:=[Datenbank.BO33]" office:value-type="float" office:value="350">
            <text:p>350</text:p>
          </table:table-cell>
          <table:table-cell table:style-name="ce55" table:formula="of:=IF([.I35]=999;&quot; &quot;;RANK([.I35];[.$I$29:.$I$39];1)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46" table:formula="of:=[Datenbank.B50]" office:value-type="float" office:value="27">
            <text:p>27</text:p>
          </table:table-cell>
          <table:table-cell table:style-name="ce47" table:formula="of:=[Datenbank.C50]" office:value-type="string" office:string-value="Boadella">
            <text:p>Boadella</text:p>
          </table:table-cell>
          <table:table-cell table:style-name="ce47" table:formula="of:=[Datenbank.D50]" office:value-type="string" office:string-value="Franz">
            <text:p>Franz</text:p>
          </table:table-cell>
          <table:table-cell table:style-name="ce49" table:formula="of:=[Präzision.E50]" office:value-type="string" office:string-value="M">
            <text:p>M</text:p>
          </table:table-cell>
          <table:table-cell table:style-name="ce47" table:formula="of:=[Datenbank.F50]" office:value-type="string" office:string-value="SCV Kreuzlingen">
            <text:p>SCV Kreuzlingen</text:p>
          </table:table-cell>
          <table:table-cell table:style-name="ce52" table:formula="of:=[Datenbank.H50]" office:value-type="string" office:string-value=" ">
            <text:p><text:s/></text:p>
          </table:table-cell>
          <table:table-cell table:style-name="ce52" table:formula="of:=[Datenbank.I50]" office:value-type="string" office:string-value="I">
            <text:p>I</text:p>
          </table:table-cell>
          <table:table-cell table:style-name="ce53" table:formula="of:=[Datenbank.BO50]" office:value-type="float" office:value="412">
            <text:p>412</text:p>
          </table:table-cell>
          <table:table-cell table:style-name="ce55" table:formula="of:=IF([.I36]=999;&quot; &quot;;RANK([.I36];[.$I$29:.$I$39];1))"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ce46" table:formula="of:=[Datenbank.B42]" office:value-type="float" office:value="18">
            <text:p>18</text:p>
          </table:table-cell>
          <table:table-cell table:style-name="ce47" table:formula="of:=[Datenbank.C42]" office:value-type="string" office:string-value="Mengede">
            <text:p>Mengede</text:p>
          </table:table-cell>
          <table:table-cell table:style-name="ce47" table:formula="of:=[Datenbank.D42]" office:value-type="string" office:string-value="Michael">
            <text:p>Michael</text:p>
          </table:table-cell>
          <table:table-cell table:style-name="ce49" table:formula="of:=[Präzision.E42]" office:value-type="string" office:string-value="M">
            <text:p>M</text:p>
          </table:table-cell>
          <table:table-cell table:style-name="ce47" table:formula="of:=[Datenbank.F42]" office:value-type="string" office:string-value="Bushikan">
            <text:p>Bushikan</text:p>
          </table:table-cell>
          <table:table-cell table:style-name="ce52" table:formula="of:=[Datenbank.H42]" office:value-type="string" office:string-value=" ">
            <text:p><text:s/></text:p>
          </table:table-cell>
          <table:table-cell table:style-name="ce52" table:formula="of:=[Datenbank.I42]" office:value-type="string" office:string-value="I">
            <text:p>I</text:p>
          </table:table-cell>
          <table:table-cell table:style-name="ce53" table:formula="of:=[Datenbank.BO42]" office:value-type="float" office:value="455">
            <text:p>455</text:p>
          </table:table-cell>
          <table:table-cell table:style-name="ce55" table:formula="of:=IF([.I37]=999;&quot; &quot;;RANK([.I37];[.$I$29:.$I$39];1))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46" table:formula="of:=[Datenbank.B49]" office:value-type="float" office:value="26">
            <text:p>26</text:p>
          </table:table-cell>
          <table:table-cell table:style-name="ce47" table:formula="of:=[Datenbank.C49]" office:value-type="string" office:string-value="Aufenberg">
            <text:p>Aufenberg</text:p>
          </table:table-cell>
          <table:table-cell table:style-name="ce47" table:formula="of:=[Datenbank.D49]" office:value-type="string" office:string-value="Reinhold">
            <text:p>Reinhold</text:p>
          </table:table-cell>
          <table:table-cell table:style-name="ce49" table:formula="of:=[Präzision.E49]" office:value-type="string" office:string-value="M">
            <text:p>M</text:p>
          </table:table-cell>
          <table:table-cell table:style-name="ce47" table:formula="of:=[Datenbank.F49]" office:value-type="string" office:string-value="Senkido Menden">
            <text:p>Senkido Menden</text:p>
          </table:table-cell>
          <table:table-cell table:style-name="ce52" table:formula="of:=[Datenbank.H49]" office:value-type="string" office:string-value=" ">
            <text:p><text:s/></text:p>
          </table:table-cell>
          <table:table-cell table:style-name="ce52" table:formula="of:=[Datenbank.I49]" office:value-type="string" office:string-value="I">
            <text:p>I</text:p>
          </table:table-cell>
          <table:table-cell table:style-name="ce53" table:formula="of:=[Datenbank.BO49]" office:value-type="float" office:value="551.01">
            <text:p>551</text:p>
          </table:table-cell>
          <table:table-cell table:style-name="ce55" table:formula="of:=IF([.I38]=999;&quot; &quot;;RANK([.I38];[.$I$29:.$I$39];1))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46" table:formula="of:=[Datenbank.B43]" office:value-type="float" office:value="19">
            <text:p>19</text:p>
          </table:table-cell>
          <table:table-cell table:style-name="ce47" table:formula="of:=[Datenbank.C43]" office:value-type="string" office:string-value="Wiesrchen">
            <text:p>Wiesrchen</text:p>
          </table:table-cell>
          <table:table-cell table:style-name="ce47" table:formula="of:=[Datenbank.D43]" office:value-type="string" office:string-value="Markus">
            <text:p>Markus</text:p>
          </table:table-cell>
          <table:table-cell table:style-name="ce49" table:formula="of:=[Präzision.E43]" office:value-type="string" office:string-value="M">
            <text:p>M</text:p>
          </table:table-cell>
          <table:table-cell table:style-name="ce47" table:formula="of:=[Datenbank.F43]" office:value-type="string" office:string-value="Bushikan">
            <text:p>Bushikan</text:p>
          </table:table-cell>
          <table:table-cell table:style-name="ce52" table:formula="of:=[Datenbank.H43]" office:value-type="string" office:string-value=" ">
            <text:p><text:s/></text:p>
          </table:table-cell>
          <table:table-cell table:style-name="ce52" table:formula="of:=[Datenbank.I43]" office:value-type="string" office:string-value="I">
            <text:p>I</text:p>
          </table:table-cell>
          <table:table-cell table:style-name="ce53" table:formula="of:=[Datenbank.BO43]" office:value-type="float" office:value="999">
            <text:p>999</text:p>
          </table:table-cell>
          <table:table-cell table:style-name="ce55" table:formula="of:=IF([.I39]=999;&quot; &quot;;RANK([.I39];[.$I$29:.$I$39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44]" office:value-type="float" office:value="20">
            <text:p>20</text:p>
          </table:table-cell>
          <table:table-cell table:style-name="ce47" table:formula="of:=[Datenbank.C44]" office:value-type="string" office:string-value="Pendergast">
            <text:p>Pendergast</text:p>
          </table:table-cell>
          <table:table-cell table:style-name="ce47" table:formula="of:=[Datenbank.D44]" office:value-type="string" office:string-value="Carolan">
            <text:p>Carolan</text:p>
          </table:table-cell>
          <table:table-cell table:style-name="ce49" table:formula="of:=[Präzision.E44]" office:value-type="string" office:string-value="M">
            <text:p>M</text:p>
          </table:table-cell>
          <table:table-cell table:style-name="ce47" table:formula="of:=[Datenbank.F44]" office:value-type="string" office:string-value="Dragons Lair">
            <text:p>Dragons Lair</text:p>
          </table:table-cell>
          <table:table-cell table:style-name="ce52" table:formula="of:=[Datenbank.H44]" office:value-type="string" office:string-value=" ">
            <text:p><text:s/></text:p>
          </table:table-cell>
          <table:table-cell table:style-name="ce52" table:formula="of:=[Datenbank.I44]" office:value-type="string" office:string-value="II">
            <text:p>II</text:p>
          </table:table-cell>
          <table:table-cell table:style-name="ce53" table:formula="of:=[Datenbank.BO44]" office:value-type="float" office:value="126">
            <text:p>126</text:p>
          </table:table-cell>
          <table:table-cell table:style-name="ce55" table:formula="of:=IF([.I40]=999;&quot; &quot;;RANK([.I40];[.$I$40:.$I$44];1))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46" table:formula="of:=[Datenbank.B40]" office:value-type="float" office:value="15">
            <text:p>15</text:p>
          </table:table-cell>
          <table:table-cell table:style-name="ce47" table:formula="of:=[Datenbank.C40]" office:value-type="string" office:string-value="Cyrol">
            <text:p>Cyrol</text:p>
          </table:table-cell>
          <table:table-cell table:style-name="ce47" table:formula="of:=[Datenbank.D40]" office:value-type="string" office:string-value="Florian">
            <text:p>Florian</text:p>
          </table:table-cell>
          <table:table-cell table:style-name="ce49" table:formula="of:=[Präzision.E40]" office:value-type="string" office:string-value="M">
            <text:p>M</text:p>
          </table:table-cell>
          <table:table-cell table:style-name="ce47" table:formula="of:=[Datenbank.F40]" office:value-type="string" office:string-value="Bushikan">
            <text:p>Bushikan</text:p>
          </table:table-cell>
          <table:table-cell table:style-name="ce52" table:formula="of:=[Datenbank.H40]" office:value-type="string" office:string-value=" ">
            <text:p><text:s/></text:p>
          </table:table-cell>
          <table:table-cell table:style-name="ce52" table:formula="of:=[Datenbank.I40]" office:value-type="string" office:string-value="II">
            <text:p>II</text:p>
          </table:table-cell>
          <table:table-cell table:style-name="ce53" table:formula="of:=[Datenbank.BO40]" office:value-type="float" office:value="275">
            <text:p>275</text:p>
          </table:table-cell>
          <table:table-cell table:style-name="ce55" table:formula="of:=IF([.I41]=999;&quot; &quot;;RANK([.I41];[.$I$40:.$I$44];1)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6" table:formula="of:=[Datenbank.B46]" office:value-type="float" office:value="22">
            <text:p>22</text:p>
          </table:table-cell>
          <table:table-cell table:style-name="ce47" table:formula="of:=[Datenbank.C46]" office:value-type="string" office:string-value="Carthy">
            <text:p>Carthy</text:p>
          </table:table-cell>
          <table:table-cell table:style-name="ce47" table:formula="of:=[Datenbank.D46]" office:value-type="string" office:string-value="Ger">
            <text:p>Ger</text:p>
          </table:table-cell>
          <table:table-cell table:style-name="ce49" table:formula="of:=[Präzision.E46]" office:value-type="string" office:string-value="M">
            <text:p>M</text:p>
          </table:table-cell>
          <table:table-cell table:style-name="ce47" table:formula="of:=[Datenbank.F46]" office:value-type="string" office:string-value="Dragons Lair">
            <text:p>Dragons Lair</text:p>
          </table:table-cell>
          <table:table-cell table:style-name="ce52" table:formula="of:=[Datenbank.H46]" office:value-type="string" office:string-value=" ">
            <text:p><text:s/></text:p>
          </table:table-cell>
          <table:table-cell table:style-name="ce52" table:formula="of:=[Datenbank.I46]" office:value-type="string" office:string-value="II">
            <text:p>II</text:p>
          </table:table-cell>
          <table:table-cell table:style-name="ce53" table:formula="of:=[Datenbank.BO46]" office:value-type="float" office:value="299">
            <text:p>299</text:p>
          </table:table-cell>
          <table:table-cell table:style-name="ce55" table:formula="of:=IF([.I42]=999;&quot; &quot;;RANK([.I42];[.$I$40:.$I$44];1))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46" table:formula="of:=[Datenbank.B35]" office:value-type="float" office:value="8">
            <text:p>8</text:p>
          </table:table-cell>
          <table:table-cell table:style-name="ce47" table:formula="of:=[Datenbank.C35]" office:value-type="string" office:string-value="Knobloch">
            <text:p>Knobloch</text:p>
          </table:table-cell>
          <table:table-cell table:style-name="ce47" table:formula="of:=[Datenbank.D35]" office:value-type="string" office:string-value="Marius">
            <text:p>Marius</text:p>
          </table:table-cell>
          <table:table-cell table:style-name="ce49" table:formula="of:=[Präzision.E35]" office:value-type="string" office:string-value="M">
            <text:p>M</text:p>
          </table:table-cell>
          <table:table-cell table:style-name="ce47" table:formula="of:=[Datenbank.F35]" office:value-type="string" office:string-value="Budo-Shin">
            <text:p>Budo-Shin</text:p>
          </table:table-cell>
          <table:table-cell table:style-name="ce52" table:formula="of:=[Datenbank.H35]" office:value-type="string" office:string-value=" ">
            <text:p><text:s/></text:p>
          </table:table-cell>
          <table:table-cell table:style-name="ce52" table:formula="of:=[Datenbank.I35]" office:value-type="string" office:string-value="II">
            <text:p>II</text:p>
          </table:table-cell>
          <table:table-cell table:style-name="ce53" table:formula="of:=[Datenbank.BO35]" office:value-type="float" office:value="350">
            <text:p>350</text:p>
          </table:table-cell>
          <table:table-cell table:style-name="ce55" table:formula="of:=IF([.I43]=999;&quot; &quot;;RANK([.I43];[.$I$40:.$I$44];1))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46" table:formula="of:=[Datenbank.B30]" office:value-type="float" office:value="3">
            <text:p>3</text:p>
          </table:table-cell>
          <table:table-cell table:style-name="ce47" table:formula="of:=[Datenbank.C30]" office:value-type="string" office:string-value="Gräpel">
            <text:p>Gräpel</text:p>
          </table:table-cell>
          <table:table-cell table:style-name="ce47" table:formula="of:=[Datenbank.D30]" office:value-type="string" office:string-value="Torsten">
            <text:p>Torsten</text:p>
          </table:table-cell>
          <table:table-cell table:style-name="ce49" table:formula="of:=[Präzision.E30]" office:value-type="string" office:string-value="M">
            <text:p>M</text:p>
          </table:table-cell>
          <table:table-cell table:style-name="ce47" table:formula="of:=[Datenbank.F30]" office:value-type="string" office:string-value="Budo-Shin">
            <text:p>Budo-Shin</text:p>
          </table:table-cell>
          <table:table-cell table:style-name="ce52" table:formula="of:=[Datenbank.H30]" office:value-type="string" office:string-value=" ">
            <text:p><text:s/></text:p>
          </table:table-cell>
          <table:table-cell table:style-name="ce52" table:formula="of:=[Datenbank.I30]" office:value-type="string" office:string-value="II">
            <text:p>II</text:p>
          </table:table-cell>
          <table:table-cell table:style-name="ce53" table:formula="of:=[Datenbank.BO30]" office:value-type="float" office:value="999">
            <text:p>999</text:p>
          </table:table-cell>
          <table:table-cell table:style-name="ce55" table:formula="of:=IF([.I44]=999;&quot; &quot;;RANK([.I44];[.$I$40:.$I$44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32]" office:value-type="float" office:value="5">
            <text:p>5</text:p>
          </table:table-cell>
          <table:table-cell table:style-name="ce47" table:formula="of:=[Datenbank.C32]" office:value-type="string" office:string-value="Szmagara">
            <text:p>Szmagara</text:p>
          </table:table-cell>
          <table:table-cell table:style-name="ce47" table:formula="of:=[Datenbank.D32]" office:value-type="string" office:string-value="Tomasz">
            <text:p>Tomasz</text:p>
          </table:table-cell>
          <table:table-cell table:style-name="ce49" table:formula="of:=[Präzision.E32]" office:value-type="string" office:string-value="M">
            <text:p>M</text:p>
          </table:table-cell>
          <table:table-cell table:style-name="ce47" table:formula="of:=[Datenbank.F32]" office:value-type="string" office:string-value="Budo-Shin">
            <text:p>Budo-Shin</text:p>
          </table:table-cell>
          <table:table-cell table:style-name="ce52" table:formula="of:=[Datenbank.H32]" office:value-type="string" office:string-value=" ">
            <text:p><text:s/></text:p>
          </table:table-cell>
          <table:table-cell table:style-name="ce52" table:formula="of:=[Datenbank.I32]" office:value-type="string" office:string-value="III">
            <text:p>III</text:p>
          </table:table-cell>
          <table:table-cell table:style-name="ce53" table:formula="of:=[Datenbank.BO32]" office:value-type="float" office:value="159">
            <text:p>159</text:p>
          </table:table-cell>
          <table:table-cell table:style-name="ce55" table:formula="of:=IF([.I45]=999;&quot; &quot;;RANK([.I45];[.$I$45:.$I$60];1))" office:value-type="float" office:value="1">
            <text:p>1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36]" office:value-type="float" office:value="9">
            <text:p>9</text:p>
          </table:table-cell>
          <table:table-cell table:style-name="ce47" table:formula="of:=[Datenbank.C36]" office:value-type="string" office:string-value="Kordes">
            <text:p>Kordes</text:p>
          </table:table-cell>
          <table:table-cell table:style-name="ce47" table:formula="of:=[Datenbank.D36]" office:value-type="string" office:string-value="Dieter">
            <text:p>Dieter</text:p>
          </table:table-cell>
          <table:table-cell table:style-name="ce49" table:formula="of:=[Präzision.E36]" office:value-type="string" office:string-value="M">
            <text:p>M</text:p>
          </table:table-cell>
          <table:table-cell table:style-name="ce47" table:formula="of:=[Datenbank.F36]" office:value-type="string" office:string-value="Budo-Shin">
            <text:p>Budo-Shin</text:p>
          </table:table-cell>
          <table:table-cell table:style-name="ce52" table:formula="of:=[Datenbank.H36]" office:value-type="string" office:string-value=" ">
            <text:p><text:s/></text:p>
          </table:table-cell>
          <table:table-cell table:style-name="ce52" table:formula="of:=[Datenbank.I36]" office:value-type="string" office:string-value="III">
            <text:p>III</text:p>
          </table:table-cell>
          <table:table-cell table:style-name="ce53" table:formula="of:=[Datenbank.BO36]" office:value-type="float" office:value="181">
            <text:p>181</text:p>
          </table:table-cell>
          <table:table-cell table:style-name="ce55" table:formula="of:=IF([.I46]=999;&quot; &quot;;RANK([.I46];[.$I$45:.$I$60];1)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6" table:formula="of:=[Datenbank.B47]" office:value-type="float" office:value="23">
            <text:p>23</text:p>
          </table:table-cell>
          <table:table-cell table:style-name="ce47" table:formula="of:=[Datenbank.C47]" office:value-type="string" office:string-value="Waters">
            <text:p>Waters</text:p>
          </table:table-cell>
          <table:table-cell table:style-name="ce47" table:formula="of:=[Datenbank.D47]" office:value-type="string" office:string-value="Dave">
            <text:p>Dave</text:p>
          </table:table-cell>
          <table:table-cell table:style-name="ce49" table:formula="of:=[Präzision.E47]" office:value-type="string" office:string-value="M">
            <text:p>M</text:p>
          </table:table-cell>
          <table:table-cell table:style-name="ce47" table:formula="of:=[Datenbank.F47]" office:value-type="string" office:string-value="Yanagi-No-Ki">
            <text:p>Yanagi-No-Ki</text:p>
          </table:table-cell>
          <table:table-cell table:style-name="ce52" table:formula="of:=[Datenbank.H47]" office:value-type="string" office:string-value=" ">
            <text:p><text:s/></text:p>
          </table:table-cell>
          <table:table-cell table:style-name="ce52" table:formula="of:=[Datenbank.I47]" office:value-type="string" office:string-value="III">
            <text:p>III</text:p>
          </table:table-cell>
          <table:table-cell table:style-name="ce53" table:formula="of:=[Datenbank.BO47]" office:value-type="float" office:value="263">
            <text:p>263</text:p>
          </table:table-cell>
          <table:table-cell table:style-name="ce55" table:formula="of:=IF([.I47]=999;&quot; &quot;;RANK([.I47];[.$I$45:.$I$60];1))" office:value-type="float" office:value="3">
            <text:p>3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31]" office:value-type="float" office:value="4">
            <text:p>4</text:p>
          </table:table-cell>
          <table:table-cell table:style-name="ce47" table:formula="of:=[Datenbank.C31]" office:value-type="string" office:string-value="Grytt">
            <text:p>Grytt</text:p>
          </table:table-cell>
          <table:table-cell table:style-name="ce47" table:formula="of:=[Datenbank.D31]" office:value-type="string" office:string-value="Rainer">
            <text:p>Rainer</text:p>
          </table:table-cell>
          <table:table-cell table:style-name="ce49" table:formula="of:=[Präzision.E31]" office:value-type="string" office:string-value="M">
            <text:p>M</text:p>
          </table:table-cell>
          <table:table-cell table:style-name="ce47" table:formula="of:=[Datenbank.F31]" office:value-type="string" office:string-value="Budo-Shin">
            <text:p>Budo-Shin</text:p>
          </table:table-cell>
          <table:table-cell table:style-name="ce52" table:formula="of:=[Datenbank.H31]" office:value-type="string" office:string-value=" ">
            <text:p><text:s/></text:p>
          </table:table-cell>
          <table:table-cell table:style-name="ce52" table:formula="of:=[Datenbank.I31]" office:value-type="string" office:string-value="III">
            <text:p>III</text:p>
          </table:table-cell>
          <table:table-cell table:style-name="ce53" table:formula="of:=[Datenbank.BO31]" office:value-type="float" office:value="293">
            <text:p>293</text:p>
          </table:table-cell>
          <table:table-cell table:style-name="ce55" table:formula="of:=IF([.I48]=999;&quot; &quot;;RANK([.I48];[.$I$45:.$I$60];1))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46" table:formula="of:=[Datenbank.B45]" office:value-type="float" office:value="21">
            <text:p>21</text:p>
          </table:table-cell>
          <table:table-cell table:style-name="ce47" table:formula="of:=[Datenbank.C45]" office:value-type="string" office:string-value="McEnroe">
            <text:p>McEnroe</text:p>
          </table:table-cell>
          <table:table-cell table:style-name="ce47" table:formula="of:=[Datenbank.D45]" office:value-type="string" office:string-value="Larry">
            <text:p>Larry</text:p>
          </table:table-cell>
          <table:table-cell table:style-name="ce49" table:formula="of:=[Präzision.E45]" office:value-type="string" office:string-value="M">
            <text:p>M</text:p>
          </table:table-cell>
          <table:table-cell table:style-name="ce47" table:formula="of:=[Datenbank.F45]" office:value-type="string" office:string-value="Dragons Lair">
            <text:p>Dragons Lair</text:p>
          </table:table-cell>
          <table:table-cell table:style-name="ce52" table:formula="of:=[Datenbank.H45]" office:value-type="string" office:string-value=" ">
            <text:p><text:s/></text:p>
          </table:table-cell>
          <table:table-cell table:style-name="ce52" table:formula="of:=[Datenbank.I45]" office:value-type="string" office:string-value="III">
            <text:p>III</text:p>
          </table:table-cell>
          <table:table-cell table:style-name="ce53" table:formula="of:=[Datenbank.BO45]" office:value-type="float" office:value="374">
            <text:p>374</text:p>
          </table:table-cell>
          <table:table-cell table:style-name="ce55" table:formula="of:=IF([.I49]=999;&quot; &quot;;RANK([.I49];[.$I$45:.$I$60];1))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46" table:formula="of:=[Datenbank.B48]" office:value-type="float" office:value="25">
            <text:p>25</text:p>
          </table:table-cell>
          <table:table-cell table:style-name="ce47" table:formula="of:=[Datenbank.C48]" office:value-type="string" office:string-value="Holmes">
            <text:p>Holmes</text:p>
          </table:table-cell>
          <table:table-cell table:style-name="ce47" table:formula="of:=[Datenbank.D48]" office:value-type="string" office:string-value="Melcom">
            <text:p>Melcom</text:p>
          </table:table-cell>
          <table:table-cell table:style-name="ce49" table:formula="of:=[Präzision.E48]" office:value-type="string" office:string-value="M">
            <text:p>M</text:p>
          </table:table-cell>
          <table:table-cell table:style-name="ce47" table:formula="of:=[Datenbank.F48]" office:value-type="string" office:string-value="Yanagi-No-Ki">
            <text:p>Yanagi-No-Ki</text:p>
          </table:table-cell>
          <table:table-cell table:style-name="ce52" table:formula="of:=[Datenbank.H48]" office:value-type="string" office:string-value=" ">
            <text:p><text:s/></text:p>
          </table:table-cell>
          <table:table-cell table:style-name="ce52" table:formula="of:=[Datenbank.I48]" office:value-type="string" office:string-value="III">
            <text:p>III</text:p>
          </table:table-cell>
          <table:table-cell table:style-name="ce53" table:formula="of:=[Datenbank.BO48]" office:value-type="float" office:value="433.01">
            <text:p>433</text:p>
          </table:table-cell>
          <table:table-cell table:style-name="ce55" table:formula="of:=IF([.I50]=999;&quot; &quot;;RANK([.I50];[.$I$45:.$I$60];1))"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46" table:formula="of:=[Datenbank.B51]" office:value-type="string" office:string-value=" ">
            <text:p><text:s/></text:p>
          </table:table-cell>
          <table:table-cell table:style-name="ce47" table:formula="of:=[Datenbank.C51]" office:value-type="string" office:string-value=" ">
            <text:p><text:s/></text:p>
          </table:table-cell>
          <table:table-cell table:style-name="ce47" table:formula="of:=[Datenbank.D51]" office:value-type="string" office:string-value=" ">
            <text:p><text:s/></text:p>
          </table:table-cell>
          <table:table-cell table:style-name="ce49" table:formula="of:=[Präzision.E51]" office:value-type="string" office:string-value="M">
            <text:p>M</text:p>
          </table:table-cell>
          <table:table-cell table:style-name="ce47" table:formula="of:=[Datenbank.F51]" office:value-type="string" office:string-value=" ">
            <text:p><text:s/></text:p>
          </table:table-cell>
          <table:table-cell table:style-name="ce52" table:formula="of:=[Datenbank.H51]" office:value-type="string" office:string-value=" ">
            <text:p><text:s/></text:p>
          </table:table-cell>
          <table:table-cell table:style-name="ce52" table:formula="of:=[Datenbank.I51]" office:value-type="string" office:string-value="xxx">
            <text:p>xxx</text:p>
          </table:table-cell>
          <table:table-cell table:style-name="ce53" table:formula="of:=[Datenbank.BO51]" office:value-type="float" office:value="999">
            <text:p>999</text:p>
          </table:table-cell>
          <table:table-cell table:style-name="ce55" table:formula="of:=IF([.I51]=999;&quot; &quot;;RANK([.I51];[.$I$45:.$I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2]" office:value-type="string" office:string-value=" ">
            <text:p><text:s/></text:p>
          </table:table-cell>
          <table:table-cell table:style-name="ce47" table:formula="of:=[Datenbank.C52]" office:value-type="string" office:string-value=" ">
            <text:p><text:s/></text:p>
          </table:table-cell>
          <table:table-cell table:style-name="ce47" table:formula="of:=[Datenbank.D52]" office:value-type="string" office:string-value=" ">
            <text:p><text:s/></text:p>
          </table:table-cell>
          <table:table-cell table:style-name="ce49" table:formula="of:=[Präzision.E52]" office:value-type="string" office:string-value="M">
            <text:p>M</text:p>
          </table:table-cell>
          <table:table-cell table:style-name="ce47" table:formula="of:=[Datenbank.F52]" office:value-type="string" office:string-value=" ">
            <text:p><text:s/></text:p>
          </table:table-cell>
          <table:table-cell table:style-name="ce52" table:formula="of:=[Datenbank.H52]" office:value-type="string" office:string-value=" ">
            <text:p><text:s/></text:p>
          </table:table-cell>
          <table:table-cell table:style-name="ce52" table:formula="of:=[Datenbank.I52]" office:value-type="string" office:string-value="xxx">
            <text:p>xxx</text:p>
          </table:table-cell>
          <table:table-cell table:style-name="ce53" table:formula="of:=[Datenbank.BO52]" office:value-type="float" office:value="999">
            <text:p>999</text:p>
          </table:table-cell>
          <table:table-cell table:style-name="ce55" table:formula="of:=IF([.I52]=999;&quot; &quot;;RANK([.I52];[.$I$45:.$I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3]" office:value-type="string" office:string-value=" ">
            <text:p><text:s/></text:p>
          </table:table-cell>
          <table:table-cell table:style-name="ce47" table:formula="of:=[Datenbank.C53]" office:value-type="string" office:string-value=" ">
            <text:p><text:s/></text:p>
          </table:table-cell>
          <table:table-cell table:style-name="ce47" table:formula="of:=[Datenbank.D53]" office:value-type="string" office:string-value=" ">
            <text:p><text:s/></text:p>
          </table:table-cell>
          <table:table-cell table:style-name="ce49" table:formula="of:=[Präzision.E53]" office:value-type="string" office:string-value="M">
            <text:p>M</text:p>
          </table:table-cell>
          <table:table-cell table:style-name="ce47" table:formula="of:=[Datenbank.F53]" office:value-type="string" office:string-value=" ">
            <text:p><text:s/></text:p>
          </table:table-cell>
          <table:table-cell table:style-name="ce52" table:formula="of:=[Datenbank.H53]" office:value-type="string" office:string-value=" ">
            <text:p><text:s/></text:p>
          </table:table-cell>
          <table:table-cell table:style-name="ce52" table:formula="of:=[Datenbank.I53]" office:value-type="string" office:string-value="xxx">
            <text:p>xxx</text:p>
          </table:table-cell>
          <table:table-cell table:style-name="ce53" table:formula="of:=[Datenbank.BO53]" office:value-type="float" office:value="999">
            <text:p>999</text:p>
          </table:table-cell>
          <table:table-cell table:style-name="ce55" table:formula="of:=IF([.I53]=999;&quot; &quot;;RANK([.I53];[.$I$45:.$I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4]" office:value-type="string" office:string-value=" ">
            <text:p><text:s/></text:p>
          </table:table-cell>
          <table:table-cell table:style-name="ce47" table:formula="of:=[Datenbank.C54]" office:value-type="string" office:string-value=" ">
            <text:p><text:s/></text:p>
          </table:table-cell>
          <table:table-cell table:style-name="ce47" table:formula="of:=[Datenbank.D54]" office:value-type="string" office:string-value=" ">
            <text:p><text:s/></text:p>
          </table:table-cell>
          <table:table-cell table:style-name="ce49" table:formula="of:=[Präzision.E54]" office:value-type="string" office:string-value="M">
            <text:p>M</text:p>
          </table:table-cell>
          <table:table-cell table:style-name="ce47" table:formula="of:=[Datenbank.F54]" office:value-type="string" office:string-value=" ">
            <text:p><text:s/></text:p>
          </table:table-cell>
          <table:table-cell table:style-name="ce52" table:formula="of:=[Datenbank.H54]" office:value-type="string" office:string-value=" ">
            <text:p><text:s/></text:p>
          </table:table-cell>
          <table:table-cell table:style-name="ce52" table:formula="of:=[Datenbank.I54]" office:value-type="string" office:string-value="xxx">
            <text:p>xxx</text:p>
          </table:table-cell>
          <table:table-cell table:style-name="ce53" table:formula="of:=[Datenbank.BO54]" office:value-type="float" office:value="999">
            <text:p>999</text:p>
          </table:table-cell>
          <table:table-cell table:style-name="ce55" table:formula="of:=IF([.I54]=999;&quot; &quot;;RANK([.I54];[.$I$45:.$I$60];1))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55]" office:value-type="string" office:string-value=" ">
            <text:p><text:s/></text:p>
          </table:table-cell>
          <table:table-cell table:style-name="ce47" table:formula="of:=[Datenbank.C55]" office:value-type="string" office:string-value=" ">
            <text:p><text:s/></text:p>
          </table:table-cell>
          <table:table-cell table:style-name="ce47" table:formula="of:=[Datenbank.D55]" office:value-type="string" office:string-value=" ">
            <text:p><text:s/></text:p>
          </table:table-cell>
          <table:table-cell table:style-name="ce49" table:formula="of:=[Präzision.E55]" office:value-type="string" office:string-value="M">
            <text:p>M</text:p>
          </table:table-cell>
          <table:table-cell table:style-name="ce47" table:formula="of:=[Datenbank.F55]" office:value-type="string" office:string-value=" ">
            <text:p><text:s/></text:p>
          </table:table-cell>
          <table:table-cell table:style-name="ce52" table:formula="of:=[Datenbank.H55]" office:value-type="string" office:string-value=" ">
            <text:p><text:s/></text:p>
          </table:table-cell>
          <table:table-cell table:style-name="ce52" table:formula="of:=[Datenbank.I55]" office:value-type="string" office:string-value="xxx">
            <text:p>xxx</text:p>
          </table:table-cell>
          <table:table-cell table:style-name="ce53" table:formula="of:=[Datenbank.BO55]" office:value-type="float" office:value="999">
            <text:p>999</text:p>
          </table:table-cell>
          <table:table-cell table:style-name="ce55" table:formula="of:=IF([.I55]=999;&quot; &quot;;RANK([.I55];[.$I$45:.$I$60];1))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56]" office:value-type="string" office:string-value=" ">
            <text:p><text:s/></text:p>
          </table:table-cell>
          <table:table-cell table:style-name="ce47" table:formula="of:=[Datenbank.C56]" office:value-type="string" office:string-value=" ">
            <text:p><text:s/></text:p>
          </table:table-cell>
          <table:table-cell table:style-name="ce47" table:formula="of:=[Datenbank.D56]" office:value-type="string" office:string-value=" ">
            <text:p><text:s/></text:p>
          </table:table-cell>
          <table:table-cell table:style-name="ce49" table:formula="of:=[Präzision.E56]" office:value-type="string" office:string-value="M">
            <text:p>M</text:p>
          </table:table-cell>
          <table:table-cell table:style-name="ce47" table:formula="of:=[Datenbank.F56]" office:value-type="string" office:string-value=" ">
            <text:p><text:s/></text:p>
          </table:table-cell>
          <table:table-cell table:style-name="ce52" table:formula="of:=[Datenbank.H56]" office:value-type="string" office:string-value=" ">
            <text:p><text:s/></text:p>
          </table:table-cell>
          <table:table-cell table:style-name="ce52" table:formula="of:=[Datenbank.I56]" office:value-type="string" office:string-value="xxx">
            <text:p>xxx</text:p>
          </table:table-cell>
          <table:table-cell table:style-name="ce53" table:formula="of:=[Datenbank.BO56]" office:value-type="float" office:value="999">
            <text:p>999</text:p>
          </table:table-cell>
          <table:table-cell table:style-name="ce55" table:formula="of:=IF([.I56]=999;&quot; &quot;;RANK([.I56];[.$I$45:.$I$60];1))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57]" office:value-type="string" office:string-value=" ">
            <text:p><text:s/></text:p>
          </table:table-cell>
          <table:table-cell table:style-name="ce47" table:formula="of:=[Datenbank.C57]" office:value-type="string" office:string-value=" ">
            <text:p><text:s/></text:p>
          </table:table-cell>
          <table:table-cell table:style-name="ce47" table:formula="of:=[Datenbank.D57]" office:value-type="string" office:string-value=" ">
            <text:p><text:s/></text:p>
          </table:table-cell>
          <table:table-cell table:style-name="ce49" table:formula="of:=[Präzision.E57]" office:value-type="string" office:string-value="M">
            <text:p>M</text:p>
          </table:table-cell>
          <table:table-cell table:style-name="ce47" table:formula="of:=[Datenbank.F57]" office:value-type="string" office:string-value=" ">
            <text:p><text:s/></text:p>
          </table:table-cell>
          <table:table-cell table:style-name="ce52" table:formula="of:=[Datenbank.H57]" office:value-type="string" office:string-value=" ">
            <text:p><text:s/></text:p>
          </table:table-cell>
          <table:table-cell table:style-name="ce52" table:formula="of:=[Datenbank.I57]" office:value-type="string" office:string-value="xxx">
            <text:p>xxx</text:p>
          </table:table-cell>
          <table:table-cell table:style-name="ce53" table:formula="of:=[Datenbank.BO57]" office:value-type="float" office:value="999">
            <text:p>999</text:p>
          </table:table-cell>
          <table:table-cell table:style-name="ce55" table:formula="of:=IF([.I57]=999;&quot; &quot;;RANK([.I57];[.$I$45:.$I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8]" office:value-type="string" office:string-value=" ">
            <text:p><text:s/></text:p>
          </table:table-cell>
          <table:table-cell table:style-name="ce47" table:formula="of:=[Datenbank.C58]" office:value-type="string" office:string-value=" ">
            <text:p><text:s/></text:p>
          </table:table-cell>
          <table:table-cell table:style-name="ce47" table:formula="of:=[Datenbank.D58]" office:value-type="string" office:string-value=" ">
            <text:p><text:s/></text:p>
          </table:table-cell>
          <table:table-cell table:style-name="ce49" table:formula="of:=[Präzision.E58]" office:value-type="string" office:string-value="M">
            <text:p>M</text:p>
          </table:table-cell>
          <table:table-cell table:style-name="ce47" table:formula="of:=[Datenbank.F58]" office:value-type="string" office:string-value=" ">
            <text:p><text:s/></text:p>
          </table:table-cell>
          <table:table-cell table:style-name="ce52" table:formula="of:=[Datenbank.H58]" office:value-type="string" office:string-value=" ">
            <text:p><text:s/></text:p>
          </table:table-cell>
          <table:table-cell table:style-name="ce52" table:formula="of:=[Datenbank.I58]" office:value-type="string" office:string-value="xxx">
            <text:p>xxx</text:p>
          </table:table-cell>
          <table:table-cell table:style-name="ce53" table:formula="of:=[Datenbank.BO58]" office:value-type="float" office:value="999">
            <text:p>999</text:p>
          </table:table-cell>
          <table:table-cell table:style-name="ce55" table:formula="of:=IF([.I58]=999;&quot; &quot;;RANK([.I58];[.$I$45:.$I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9]" office:value-type="string" office:string-value=" ">
            <text:p><text:s/></text:p>
          </table:table-cell>
          <table:table-cell table:style-name="ce47" table:formula="of:=[Datenbank.C59]" office:value-type="string" office:string-value=" ">
            <text:p><text:s/></text:p>
          </table:table-cell>
          <table:table-cell table:style-name="ce47" table:formula="of:=[Datenbank.D59]" office:value-type="string" office:string-value=" ">
            <text:p><text:s/></text:p>
          </table:table-cell>
          <table:table-cell table:style-name="ce49" table:formula="of:=[Präzision.E59]" office:value-type="string" office:string-value="M">
            <text:p>M</text:p>
          </table:table-cell>
          <table:table-cell table:style-name="ce47" table:formula="of:=[Datenbank.F59]" office:value-type="string" office:string-value=" ">
            <text:p><text:s/></text:p>
          </table:table-cell>
          <table:table-cell table:style-name="ce52" table:formula="of:=[Datenbank.H59]" office:value-type="string" office:string-value=" ">
            <text:p><text:s/></text:p>
          </table:table-cell>
          <table:table-cell table:style-name="ce52" table:formula="of:=[Datenbank.I59]" office:value-type="string" office:string-value="xxx">
            <text:p>xxx</text:p>
          </table:table-cell>
          <table:table-cell table:style-name="ce53" table:formula="of:=[Datenbank.BO59]" office:value-type="float" office:value="999">
            <text:p>999</text:p>
          </table:table-cell>
          <table:table-cell table:style-name="ce55" table:formula="of:=IF([.I59]=999;&quot; &quot;;RANK([.I59];[.$I$45:.$I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4]" office:value-type="string" office:string-value=" ">
            <text:p><text:s/></text:p>
          </table:table-cell>
          <table:table-cell table:style-name="ce47" table:formula="of:=[Datenbank.C54]" office:value-type="string" office:string-value=" ">
            <text:p><text:s/></text:p>
          </table:table-cell>
          <table:table-cell table:style-name="ce47" table:formula="of:=[Datenbank.D54]" office:value-type="string" office:string-value=" ">
            <text:p><text:s/></text:p>
          </table:table-cell>
          <table:table-cell table:style-name="ce50" table:formula="of:=[Präzision.E54]" office:value-type="string" office:string-value="M">
            <text:p>M</text:p>
          </table:table-cell>
          <table:table-cell table:style-name="ce47" table:formula="of:=[Datenbank.F54]" office:value-type="string" office:string-value=" ">
            <text:p><text:s/></text:p>
          </table:table-cell>
          <table:table-cell table:style-name="ce52" table:formula="of:=[Datenbank.H54]" office:value-type="string" office:string-value=" ">
            <text:p><text:s/></text:p>
          </table:table-cell>
          <table:table-cell table:style-name="ce52" table:formula="of:=[Datenbank.I54]" office:value-type="string" office:string-value="xxx">
            <text:p>xxx</text:p>
          </table:table-cell>
          <table:table-cell table:style-name="ce53" table:formula="of:=[Datenbank.BO54]" office:value-type="float" office:value="999">
            <text:p>999</text:p>
          </table:table-cell>
          <table:table-cell table:style-name="ce55" table:formula="of:=IF([.I60]=999;&quot; &quot;;RANK([.I60];[.$I$45:.$I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formula="of:=[Präzision_Kategorie.B61]" office:value-type="string" office:string-value=" ">
            <text:p><text:s/></text:p>
          </table:table-cell>
          <table:table-cell table:style-name="ce1" table:formula="of:=[Präzision_Kategorie.C61]" office:value-type="string" office:string-value=" ">
            <text:p><text:s/></text:p>
          </table:table-cell>
          <table:table-cell table:style-name="ce1" table:formula="of:=[Präzision_Kategorie.D61]" office:value-type="string" office:string-value=" ">
            <text:p><text:s/></text:p>
          </table:table-cell>
          <table:table-cell table:formula="of:=[Präzision_Kategorie.E61]" office:value-type="string" office:string-value=" ">
            <text:p><text:s/></text:p>
          </table:table-cell>
          <table:table-cell table:style-name="ce1" table:formula="of:=[Präzision_Kategorie.F61]" office:value-type="string" office:string-value=" ">
            <text:p><text:s/></text:p>
          </table:table-cell>
          <table:table-cell table:style-name="ce1"/>
          <table:table-cell table:style-name="ce1" table:formula="of:=[Präzision_Kategorie.H61]" office:value-type="string" office:string-value=" ">
            <text:p><text:s/></text:p>
          </table:table-cell>
          <table:table-cell table:style-name="ce3" office:value-type="string">
            <text:p><text:s/></text:p>
          </table:table-cell>
          <table:table-cell table:style-name="ce30"/>
          <table:table-cell/>
        </table:table-row>
        <table:table-row table:style-name="ro1">
          <table:table-cell/>
          <table:table-cell table:formula="of:=[Präzision_Kategorie.B62]" office:value-type="string" office:string-value=" ">
            <text:p><text:s/></text:p>
          </table:table-cell>
          <table:table-cell table:style-name="ce1" table:formula="of:=[Präzision_Kategorie.C62]" office:value-type="string" office:string-value=" ">
            <text:p><text:s/></text:p>
          </table:table-cell>
          <table:table-cell table:style-name="ce1" table:formula="of:=[Präzision_Kategorie.D62]" office:value-type="string" office:string-value=" ">
            <text:p><text:s/></text:p>
          </table:table-cell>
          <table:table-cell table:formula="of:=[Präzision_Kategorie.E62]" office:value-type="string" office:string-value=" ">
            <text:p><text:s/></text:p>
          </table:table-cell>
          <table:table-cell table:style-name="ce1" table:formula="of:=[Präzision_Kategorie.F62]" office:value-type="string" office:string-value=" ">
            <text:p><text:s/></text:p>
          </table:table-cell>
          <table:table-cell table:style-name="ce1"/>
          <table:table-cell table:style-name="ce1" table:formula="of:=[Präzision_Kategorie.H6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style-name="ce46" table:formula="of:=[Datenbank.B63]" office:value-type="float" office:value="51">
            <text:p>51</text:p>
          </table:table-cell>
          <table:table-cell table:style-name="ce46" table:formula="of:=[Datenbank.C63]" office:value-type="string" office:string-value="Nitsche">
            <text:p>Nitsche</text:p>
          </table:table-cell>
          <table:table-cell table:style-name="ce46" table:formula="of:=[Datenbank.D63]" office:value-type="string" office:string-value="Mathis">
            <text:p>Mathis</text:p>
          </table:table-cell>
          <table:table-cell table:style-name="ce51" table:formula="of:=[Präzision.E63]" office:value-type="string" office:string-value="K">
            <text:p>K</text:p>
          </table:table-cell>
          <table:table-cell table:style-name="ce47" table:formula="of:=[Datenbank.F63]" office:value-type="string" office:string-value="Budo-Shin">
            <text:p>Budo-Shin</text:p>
          </table:table-cell>
          <table:table-cell table:style-name="ce52" table:formula="of:=[Datenbank.H63]" office:value-type="string" office:string-value="Kyu 6">
            <text:p>Kyu 6</text:p>
          </table:table-cell>
          <table:table-cell table:style-name="ce52" table:formula="of:=[Datenbank.I63]" office:value-type="string" office:string-value="K ">
            <text:p>K </text:p>
          </table:table-cell>
          <table:table-cell table:style-name="ce53" table:formula="of:=[Datenbank.BO63]" office:value-type="float" office:value="157">
            <text:p>157</text:p>
          </table:table-cell>
          <table:table-cell table:style-name="ce56" table:formula="of:=IF([.I63]=999;&quot; &quot;;RANK([.I63];[.$I$63:.$I$66];1))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46" table:formula="of:=[Datenbank.B64]" office:value-type="float" office:value="52">
            <text:p>52</text:p>
          </table:table-cell>
          <table:table-cell table:style-name="ce46" table:formula="of:=[Datenbank.C64]" office:value-type="string" office:string-value="Nitsche">
            <text:p>Nitsche</text:p>
          </table:table-cell>
          <table:table-cell table:style-name="ce46" table:formula="of:=[Datenbank.D64]" office:value-type="string" office:string-value="Bastian">
            <text:p>Bastian</text:p>
          </table:table-cell>
          <table:table-cell table:style-name="ce51" table:formula="of:=[Präzision.E64]" office:value-type="string" office:string-value="K">
            <text:p>K</text:p>
          </table:table-cell>
          <table:table-cell table:style-name="ce47" table:formula="of:=[Datenbank.F64]" office:value-type="string" office:string-value="Budo-Shin">
            <text:p>Budo-Shin</text:p>
          </table:table-cell>
          <table:table-cell table:style-name="ce52" table:formula="of:=[Datenbank.H64]" office:value-type="string" office:string-value="Kyu 6">
            <text:p>Kyu 6</text:p>
          </table:table-cell>
          <table:table-cell table:style-name="ce52" table:formula="of:=[Datenbank.I64]" office:value-type="string" office:string-value="K ">
            <text:p>K </text:p>
          </table:table-cell>
          <table:table-cell table:style-name="ce53" table:formula="of:=[Datenbank.BO64]" office:value-type="float" office:value="178">
            <text:p>178</text:p>
          </table:table-cell>
          <table:table-cell table:style-name="ce56" table:formula="of:=IF([.I64]=999;&quot; &quot;;RANK([.I64];[.$I$63:.$I$66];1)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6" table:formula="of:=[Datenbank.B65]" office:value-type="float" office:value="53">
            <text:p>53</text:p>
          </table:table-cell>
          <table:table-cell table:style-name="ce46" table:formula="of:=[Datenbank.C65]" office:value-type="string" office:string-value="Kölling">
            <text:p>Kölling</text:p>
          </table:table-cell>
          <table:table-cell table:style-name="ce46" table:formula="of:=[Datenbank.D65]" office:value-type="string" office:string-value="Florian">
            <text:p>Florian</text:p>
          </table:table-cell>
          <table:table-cell table:style-name="ce51" table:formula="of:=[Präzision.E65]" office:value-type="string" office:string-value="K">
            <text:p>K</text:p>
          </table:table-cell>
          <table:table-cell table:style-name="ce47" table:formula="of:=[Datenbank.F65]" office:value-type="string" office:string-value="Budo-Shin">
            <text:p>Budo-Shin</text:p>
          </table:table-cell>
          <table:table-cell table:style-name="ce52" table:formula="of:=[Datenbank.H65]" office:value-type="string" office:string-value="Kyu 6">
            <text:p>Kyu 6</text:p>
          </table:table-cell>
          <table:table-cell table:style-name="ce52" table:formula="of:=[Datenbank.I65]" office:value-type="string" office:string-value="K ">
            <text:p>K </text:p>
          </table:table-cell>
          <table:table-cell table:style-name="ce53" table:formula="of:=[Datenbank.BO65]" office:value-type="float" office:value="203">
            <text:p>203</text:p>
          </table:table-cell>
          <table:table-cell table:style-name="ce56" table:formula="of:=IF([.I65]=999;&quot; &quot;;RANK([.I65];[.$I$63:.$I$66];1))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46" table:formula="of:=[Datenbank.B66]" office:value-type="float" office:value="54">
            <text:p>54</text:p>
          </table:table-cell>
          <table:table-cell table:style-name="ce46" table:formula="of:=[Datenbank.C66]" office:value-type="string" office:string-value="Kharlef">
            <text:p>Kharlef</text:p>
          </table:table-cell>
          <table:table-cell table:style-name="ce46" table:formula="of:=[Datenbank.D66]" office:value-type="string" office:string-value="Kastro">
            <text:p>Kastro</text:p>
          </table:table-cell>
          <table:table-cell table:style-name="ce51" table:formula="of:=[Präzision.E66]" office:value-type="string" office:string-value="K">
            <text:p>K</text:p>
          </table:table-cell>
          <table:table-cell table:style-name="ce47" table:formula="of:=[Datenbank.F66]" office:value-type="string" office:string-value="Budo-Shin">
            <text:p>Budo-Shin</text:p>
          </table:table-cell>
          <table:table-cell table:style-name="ce52" table:formula="of:=[Datenbank.H66]" office:value-type="string" office:string-value="Kyu 6">
            <text:p>Kyu 6</text:p>
          </table:table-cell>
          <table:table-cell table:style-name="ce52" table:formula="of:=[Datenbank.I66]" office:value-type="string" office:string-value="K ">
            <text:p>K </text:p>
          </table:table-cell>
          <table:table-cell table:style-name="ce53" table:formula="of:=[Datenbank.BO66]" office:value-type="float" office:value="201">
            <text:p>201</text:p>
          </table:table-cell>
          <table:table-cell table:style-name="ce56" table:formula="of:=IF([.I66]=999;&quot; &quot;;RANK([.I66];[.$I$63:.$I$66];1))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46" table:formula="of:=[Datenbank.B67]" office:value-type="string" office:string-value=" ">
            <text:p><text:s/></text:p>
          </table:table-cell>
          <table:table-cell table:style-name="ce46" table:formula="of:=[Datenbank.C67]" office:value-type="string" office:string-value=" ">
            <text:p><text:s/></text:p>
          </table:table-cell>
          <table:table-cell table:style-name="ce46" table:formula="of:=[Datenbank.D67]" office:value-type="string" office:string-value=" ">
            <text:p><text:s/></text:p>
          </table:table-cell>
          <table:table-cell table:style-name="ce51" table:formula="of:=[Präzision.E67]" office:value-type="string" office:string-value="K">
            <text:p>K</text:p>
          </table:table-cell>
          <table:table-cell table:style-name="ce47" table:formula="of:=[Datenbank.F67]" office:value-type="string" office:string-value=" ">
            <text:p><text:s/></text:p>
          </table:table-cell>
          <table:table-cell table:style-name="ce52" table:formula="of:=[Datenbank.H67]" office:value-type="string" office:string-value=" ">
            <text:p><text:s/></text:p>
          </table:table-cell>
          <table:table-cell table:style-name="ce52" table:formula="of:=[Datenbank.I67]" office:value-type="string" office:string-value="K ">
            <text:p>K </text:p>
          </table:table-cell>
          <table:table-cell table:style-name="ce53" table:formula="of:=[Datenbank.BO67]" office:value-type="float" office:value="999">
            <text:p>999</text:p>
          </table:table-cell>
          <table:table-cell table:style-name="ce56" table:formula="of:=IF([.I67]=999;&quot; &quot;;RANK([.I67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68]" office:value-type="string" office:string-value=" ">
            <text:p><text:s/></text:p>
          </table:table-cell>
          <table:table-cell table:style-name="ce46" table:formula="of:=[Datenbank.C68]" office:value-type="string" office:string-value=" ">
            <text:p><text:s/></text:p>
          </table:table-cell>
          <table:table-cell table:style-name="ce46" table:formula="of:=[Datenbank.D68]" office:value-type="string" office:string-value=" ">
            <text:p><text:s/></text:p>
          </table:table-cell>
          <table:table-cell table:style-name="ce51" table:formula="of:=[Präzision.E68]" office:value-type="string" office:string-value="K">
            <text:p>K</text:p>
          </table:table-cell>
          <table:table-cell table:style-name="ce47" table:formula="of:=[Datenbank.F68]" office:value-type="string" office:string-value=" ">
            <text:p><text:s/></text:p>
          </table:table-cell>
          <table:table-cell table:style-name="ce52" table:formula="of:=[Datenbank.H68]" office:value-type="string" office:string-value=" ">
            <text:p><text:s/></text:p>
          </table:table-cell>
          <table:table-cell table:style-name="ce52" table:formula="of:=[Datenbank.I68]" office:value-type="string" office:string-value="K ">
            <text:p>K </text:p>
          </table:table-cell>
          <table:table-cell table:style-name="ce53" table:formula="of:=[Datenbank.BO68]" office:value-type="float" office:value="999">
            <text:p>999</text:p>
          </table:table-cell>
          <table:table-cell table:style-name="ce56" table:formula="of:=IF([.I68]=999;&quot; &quot;;RANK([.I68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69]" office:value-type="string" office:string-value=" ">
            <text:p><text:s/></text:p>
          </table:table-cell>
          <table:table-cell table:style-name="ce46" table:formula="of:=[Datenbank.C69]" office:value-type="string" office:string-value=" ">
            <text:p><text:s/></text:p>
          </table:table-cell>
          <table:table-cell table:style-name="ce46" table:formula="of:=[Datenbank.D69]" office:value-type="string" office:string-value=" ">
            <text:p><text:s/></text:p>
          </table:table-cell>
          <table:table-cell table:style-name="ce51" table:formula="of:=[Präzision.E69]" office:value-type="string" office:string-value="K">
            <text:p>K</text:p>
          </table:table-cell>
          <table:table-cell table:style-name="ce47" table:formula="of:=[Datenbank.F69]" office:value-type="string" office:string-value=" ">
            <text:p><text:s/></text:p>
          </table:table-cell>
          <table:table-cell table:style-name="ce52" table:formula="of:=[Datenbank.H69]" office:value-type="string" office:string-value=" ">
            <text:p><text:s/></text:p>
          </table:table-cell>
          <table:table-cell table:style-name="ce52" table:formula="of:=[Datenbank.I69]" office:value-type="string" office:string-value="K ">
            <text:p>K </text:p>
          </table:table-cell>
          <table:table-cell table:style-name="ce53" table:formula="of:=[Datenbank.BO69]" office:value-type="float" office:value="999">
            <text:p>999</text:p>
          </table:table-cell>
          <table:table-cell table:style-name="ce56" table:formula="of:=IF([.I69]=999;&quot; &quot;;RANK([.I69];[.$I$12:.$I$12];0))" office:value-type="string" office:string-value=" ">
            <text:p><text:s/>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1]" office:value-type="string" office:string-value=" ">
            <text:p><text:s/></text:p>
          </table:table-cell>
          <table:table-cell table:style-name="ce1" table:formula="of:=[Präzision.C71]" office:value-type="string" office:string-value=" ">
            <text:p><text:s/></text:p>
          </table:table-cell>
          <table:table-cell table:style-name="ce1" table:formula="of:=[Präzision.D71]" office:value-type="string" office:string-value=" ">
            <text:p><text:s/></text:p>
          </table:table-cell>
          <table:table-cell table:formula="of:=[Präzision.E71]" office:value-type="string" office:string-value=" ">
            <text:p><text:s/></text:p>
          </table:table-cell>
          <table:table-cell table:style-name="ce1" table:formula="of:=[Präzision.F71]" office:value-type="string" office:string-value=" ">
            <text:p><text:s/></text:p>
          </table:table-cell>
          <table:table-cell table:style-name="ce1"/>
          <table:table-cell table:style-name="ce1" table:formula="of:=[Präzision.H7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2]" office:value-type="string" office:string-value=" ">
            <text:p><text:s/></text:p>
          </table:table-cell>
          <table:table-cell table:style-name="ce1" table:formula="of:=[Präzision.C72]" office:value-type="string" office:string-value=" ">
            <text:p><text:s/></text:p>
          </table:table-cell>
          <table:table-cell table:style-name="ce1" table:formula="of:=[Präzision.D72]" office:value-type="string" office:string-value=" ">
            <text:p><text:s/></text:p>
          </table:table-cell>
          <table:table-cell table:formula="of:=[Präzision.E72]" office:value-type="string" office:string-value=" ">
            <text:p><text:s/></text:p>
          </table:table-cell>
          <table:table-cell table:style-name="ce1" table:formula="of:=[Präzision.F72]" office:value-type="string" office:string-value=" ">
            <text:p><text:s/></text:p>
          </table:table-cell>
          <table:table-cell table:style-name="ce1"/>
          <table:table-cell table:style-name="ce1" table:formula="of:=[Präzision.H7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3]" office:value-type="string" office:string-value=" ">
            <text:p><text:s/></text:p>
          </table:table-cell>
          <table:table-cell table:style-name="ce1" table:formula="of:=[Präzision.C73]" office:value-type="string" office:string-value=" ">
            <text:p><text:s/></text:p>
          </table:table-cell>
          <table:table-cell table:style-name="ce1" table:formula="of:=[Präzision.D73]" office:value-type="string" office:string-value=" ">
            <text:p><text:s/></text:p>
          </table:table-cell>
          <table:table-cell table:formula="of:=[Präzision.E73]" office:value-type="string" office:string-value=" ">
            <text:p><text:s/></text:p>
          </table:table-cell>
          <table:table-cell table:style-name="ce1" table:formula="of:=[Präzision.F73]" office:value-type="string" office:string-value=" ">
            <text:p><text:s/></text:p>
          </table:table-cell>
          <table:table-cell table:style-name="ce1"/>
          <table:table-cell table:style-name="ce1" table:formula="of:=[Präzision.H7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4]" office:value-type="string" office:string-value=" ">
            <text:p><text:s/></text:p>
          </table:table-cell>
          <table:table-cell table:style-name="ce1" table:formula="of:=[Präzision.C74]" office:value-type="string" office:string-value=" ">
            <text:p><text:s/></text:p>
          </table:table-cell>
          <table:table-cell table:style-name="ce1" table:formula="of:=[Präzision.D74]" office:value-type="string" office:string-value=" ">
            <text:p><text:s/></text:p>
          </table:table-cell>
          <table:table-cell table:formula="of:=[Präzision.E74]" office:value-type="string" office:string-value=" ">
            <text:p><text:s/></text:p>
          </table:table-cell>
          <table:table-cell table:style-name="ce1" table:formula="of:=[Präzision.F74]" office:value-type="string" office:string-value=" ">
            <text:p><text:s/></text:p>
          </table:table-cell>
          <table:table-cell table:style-name="ce1"/>
          <table:table-cell table:style-name="ce1" table:formula="of:=[Präzision.H7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5]" office:value-type="string" office:string-value=" ">
            <text:p><text:s/></text:p>
          </table:table-cell>
          <table:table-cell table:style-name="ce1" table:formula="of:=[Präzision.C75]" office:value-type="string" office:string-value=" ">
            <text:p><text:s/></text:p>
          </table:table-cell>
          <table:table-cell table:style-name="ce1" table:formula="of:=[Präzision.D75]" office:value-type="string" office:string-value=" ">
            <text:p><text:s/></text:p>
          </table:table-cell>
          <table:table-cell table:formula="of:=[Präzision.E75]" office:value-type="string" office:string-value=" ">
            <text:p><text:s/></text:p>
          </table:table-cell>
          <table:table-cell table:style-name="ce1" table:formula="of:=[Präzision.F75]" office:value-type="string" office:string-value=" ">
            <text:p><text:s/></text:p>
          </table:table-cell>
          <table:table-cell table:style-name="ce1"/>
          <table:table-cell table:style-name="ce1" table:formula="of:=[Präzision.H7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6]" office:value-type="string" office:string-value=" ">
            <text:p><text:s/></text:p>
          </table:table-cell>
          <table:table-cell table:style-name="ce1" table:formula="of:=[Präzision.C76]" office:value-type="string" office:string-value=" ">
            <text:p><text:s/></text:p>
          </table:table-cell>
          <table:table-cell table:style-name="ce1" table:formula="of:=[Präzision.D76]" office:value-type="string" office:string-value=" ">
            <text:p><text:s/></text:p>
          </table:table-cell>
          <table:table-cell table:formula="of:=[Präzision.E76]" office:value-type="string" office:string-value=" ">
            <text:p><text:s/></text:p>
          </table:table-cell>
          <table:table-cell table:style-name="ce1" table:formula="of:=[Präzision.F76]" office:value-type="string" office:string-value=" ">
            <text:p><text:s/></text:p>
          </table:table-cell>
          <table:table-cell table:style-name="ce1"/>
          <table:table-cell table:style-name="ce1" table:formula="of:=[Präzision.H7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7]" office:value-type="string" office:string-value=" ">
            <text:p><text:s/></text:p>
          </table:table-cell>
          <table:table-cell table:style-name="ce1" table:formula="of:=[Präzision.C77]" office:value-type="string" office:string-value=" ">
            <text:p><text:s/></text:p>
          </table:table-cell>
          <table:table-cell table:style-name="ce1" table:formula="of:=[Präzision.D77]" office:value-type="string" office:string-value=" ">
            <text:p><text:s/></text:p>
          </table:table-cell>
          <table:table-cell table:formula="of:=[Präzision.E77]" office:value-type="string" office:string-value=" ">
            <text:p><text:s/></text:p>
          </table:table-cell>
          <table:table-cell table:style-name="ce1" table:formula="of:=[Präzision.F77]" office:value-type="string" office:string-value=" ">
            <text:p><text:s/></text:p>
          </table:table-cell>
          <table:table-cell table:style-name="ce1"/>
          <table:table-cell table:style-name="ce1" table:formula="of:=[Präzision.H7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8]" office:value-type="string" office:string-value=" ">
            <text:p><text:s/></text:p>
          </table:table-cell>
          <table:table-cell table:style-name="ce1" table:formula="of:=[Präzision.C78]" office:value-type="string" office:string-value=" ">
            <text:p><text:s/></text:p>
          </table:table-cell>
          <table:table-cell table:style-name="ce1" table:formula="of:=[Präzision.D78]" office:value-type="string" office:string-value=" ">
            <text:p><text:s/></text:p>
          </table:table-cell>
          <table:table-cell table:formula="of:=[Präzision.E78]" office:value-type="string" office:string-value=" ">
            <text:p><text:s/></text:p>
          </table:table-cell>
          <table:table-cell table:style-name="ce1" table:formula="of:=[Präzision.F78]" office:value-type="string" office:string-value=" ">
            <text:p><text:s/></text:p>
          </table:table-cell>
          <table:table-cell table:style-name="ce1"/>
          <table:table-cell table:style-name="ce1" table:formula="of:=[Präzision.H7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9]" office:value-type="string" office:string-value=" ">
            <text:p><text:s/></text:p>
          </table:table-cell>
          <table:table-cell table:style-name="ce1" table:formula="of:=[Präzision.C79]" office:value-type="string" office:string-value=" ">
            <text:p><text:s/></text:p>
          </table:table-cell>
          <table:table-cell table:style-name="ce1" table:formula="of:=[Präzision.D79]" office:value-type="string" office:string-value=" ">
            <text:p><text:s/></text:p>
          </table:table-cell>
          <table:table-cell table:formula="of:=[Präzision.E79]" office:value-type="string" office:string-value=" ">
            <text:p><text:s/></text:p>
          </table:table-cell>
          <table:table-cell table:style-name="ce1" table:formula="of:=[Präzision.F79]" office:value-type="string" office:string-value=" ">
            <text:p><text:s/></text:p>
          </table:table-cell>
          <table:table-cell table:style-name="ce1"/>
          <table:table-cell table:style-name="ce1" table:formula="of:=[Präzision.H7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0]" office:value-type="string" office:string-value=" ">
            <text:p><text:s/></text:p>
          </table:table-cell>
          <table:table-cell table:style-name="ce1" table:formula="of:=[Präzision.C80]" office:value-type="string" office:string-value=" ">
            <text:p><text:s/></text:p>
          </table:table-cell>
          <table:table-cell table:style-name="ce1" table:formula="of:=[Präzision.D80]" office:value-type="string" office:string-value=" ">
            <text:p><text:s/></text:p>
          </table:table-cell>
          <table:table-cell table:formula="of:=[Präzision.E80]" office:value-type="string" office:string-value=" ">
            <text:p><text:s/></text:p>
          </table:table-cell>
          <table:table-cell table:style-name="ce1" table:formula="of:=[Präzision.F80]" office:value-type="string" office:string-value=" ">
            <text:p><text:s/></text:p>
          </table:table-cell>
          <table:table-cell table:style-name="ce1"/>
          <table:table-cell table:style-name="ce1" table:formula="of:=[Präzision.H8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1]" office:value-type="string" office:string-value=" ">
            <text:p><text:s/></text:p>
          </table:table-cell>
          <table:table-cell table:style-name="ce1" table:formula="of:=[Präzision.C81]" office:value-type="string" office:string-value=" ">
            <text:p><text:s/></text:p>
          </table:table-cell>
          <table:table-cell table:style-name="ce1" table:formula="of:=[Präzision.D81]" office:value-type="string" office:string-value=" ">
            <text:p><text:s/></text:p>
          </table:table-cell>
          <table:table-cell table:formula="of:=[Präzision.E81]" office:value-type="string" office:string-value=" ">
            <text:p><text:s/></text:p>
          </table:table-cell>
          <table:table-cell table:style-name="ce1" table:formula="of:=[Präzision.F81]" office:value-type="string" office:string-value=" ">
            <text:p><text:s/></text:p>
          </table:table-cell>
          <table:table-cell table:style-name="ce1"/>
          <table:table-cell table:style-name="ce1" table:formula="of:=[Präzision.H8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2]" office:value-type="string" office:string-value=" ">
            <text:p><text:s/></text:p>
          </table:table-cell>
          <table:table-cell table:style-name="ce1" table:formula="of:=[Präzision.C82]" office:value-type="string" office:string-value=" ">
            <text:p><text:s/></text:p>
          </table:table-cell>
          <table:table-cell table:style-name="ce1" table:formula="of:=[Präzision.D82]" office:value-type="string" office:string-value=" ">
            <text:p><text:s/></text:p>
          </table:table-cell>
          <table:table-cell table:formula="of:=[Präzision.E82]" office:value-type="string" office:string-value=" ">
            <text:p><text:s/></text:p>
          </table:table-cell>
          <table:table-cell table:style-name="ce1" table:formula="of:=[Präzision.F82]" office:value-type="string" office:string-value=" ">
            <text:p><text:s/></text:p>
          </table:table-cell>
          <table:table-cell table:style-name="ce1"/>
          <table:table-cell table:style-name="ce1" table:formula="of:=[Präzision.H8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3]" office:value-type="string" office:string-value=" ">
            <text:p><text:s/></text:p>
          </table:table-cell>
          <table:table-cell table:style-name="ce1" table:formula="of:=[Präzision.C83]" office:value-type="string" office:string-value=" ">
            <text:p><text:s/></text:p>
          </table:table-cell>
          <table:table-cell table:style-name="ce1" table:formula="of:=[Präzision.D83]" office:value-type="string" office:string-value=" ">
            <text:p><text:s/></text:p>
          </table:table-cell>
          <table:table-cell table:formula="of:=[Präzision.E83]" office:value-type="string" office:string-value=" ">
            <text:p><text:s/></text:p>
          </table:table-cell>
          <table:table-cell table:style-name="ce1" table:formula="of:=[Präzision.F83]" office:value-type="string" office:string-value=" ">
            <text:p><text:s/></text:p>
          </table:table-cell>
          <table:table-cell table:style-name="ce1"/>
          <table:table-cell table:style-name="ce1" table:formula="of:=[Präzision.H8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4]" office:value-type="string" office:string-value=" ">
            <text:p><text:s/></text:p>
          </table:table-cell>
          <table:table-cell table:style-name="ce1" table:formula="of:=[Präzision.C84]" office:value-type="string" office:string-value=" ">
            <text:p><text:s/></text:p>
          </table:table-cell>
          <table:table-cell table:style-name="ce1" table:formula="of:=[Präzision.D84]" office:value-type="string" office:string-value=" ">
            <text:p><text:s/></text:p>
          </table:table-cell>
          <table:table-cell table:formula="of:=[Präzision.E84]" office:value-type="string" office:string-value=" ">
            <text:p><text:s/></text:p>
          </table:table-cell>
          <table:table-cell table:style-name="ce1" table:formula="of:=[Präzision.F84]" office:value-type="string" office:string-value=" ">
            <text:p><text:s/></text:p>
          </table:table-cell>
          <table:table-cell table:style-name="ce1"/>
          <table:table-cell table:style-name="ce1" table:formula="of:=[Präzision.H8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5]" office:value-type="string" office:string-value=" ">
            <text:p><text:s/></text:p>
          </table:table-cell>
          <table:table-cell table:style-name="ce1" table:formula="of:=[Präzision.C85]" office:value-type="string" office:string-value=" ">
            <text:p><text:s/></text:p>
          </table:table-cell>
          <table:table-cell table:style-name="ce1" table:formula="of:=[Präzision.D85]" office:value-type="string" office:string-value=" ">
            <text:p><text:s/></text:p>
          </table:table-cell>
          <table:table-cell table:formula="of:=[Präzision.E85]" office:value-type="string" office:string-value=" ">
            <text:p><text:s/></text:p>
          </table:table-cell>
          <table:table-cell table:style-name="ce1" table:formula="of:=[Präzision.F85]" office:value-type="string" office:string-value=" ">
            <text:p><text:s/></text:p>
          </table:table-cell>
          <table:table-cell table:style-name="ce1"/>
          <table:table-cell table:style-name="ce1" table:formula="of:=[Präzision.H8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6]" office:value-type="string" office:string-value=" ">
            <text:p><text:s/></text:p>
          </table:table-cell>
          <table:table-cell table:style-name="ce1" table:formula="of:=[Präzision.C86]" office:value-type="string" office:string-value=" ">
            <text:p><text:s/></text:p>
          </table:table-cell>
          <table:table-cell table:style-name="ce1" table:formula="of:=[Präzision.D86]" office:value-type="string" office:string-value=" ">
            <text:p><text:s/></text:p>
          </table:table-cell>
          <table:table-cell table:formula="of:=[Präzision.E86]" office:value-type="string" office:string-value=" ">
            <text:p><text:s/></text:p>
          </table:table-cell>
          <table:table-cell table:style-name="ce1" table:formula="of:=[Präzision.F86]" office:value-type="string" office:string-value=" ">
            <text:p><text:s/></text:p>
          </table:table-cell>
          <table:table-cell table:style-name="ce1"/>
          <table:table-cell table:style-name="ce1" table:formula="of:=[Präzision.H8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7]" office:value-type="string" office:string-value=" ">
            <text:p><text:s/></text:p>
          </table:table-cell>
          <table:table-cell table:style-name="ce1" table:formula="of:=[Präzision.C87]" office:value-type="string" office:string-value=" ">
            <text:p><text:s/></text:p>
          </table:table-cell>
          <table:table-cell table:style-name="ce1" table:formula="of:=[Präzision.D87]" office:value-type="string" office:string-value=" ">
            <text:p><text:s/></text:p>
          </table:table-cell>
          <table:table-cell table:formula="of:=[Präzision.E87]" office:value-type="string" office:string-value=" ">
            <text:p><text:s/></text:p>
          </table:table-cell>
          <table:table-cell table:style-name="ce1" table:formula="of:=[Präzision.F87]" office:value-type="string" office:string-value=" ">
            <text:p><text:s/></text:p>
          </table:table-cell>
          <table:table-cell table:style-name="ce1"/>
          <table:table-cell table:style-name="ce1" table:formula="of:=[Präzision.H8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8]" office:value-type="string" office:string-value=" ">
            <text:p><text:s/></text:p>
          </table:table-cell>
          <table:table-cell table:style-name="ce1" table:formula="of:=[Präzision.C88]" office:value-type="string" office:string-value=" ">
            <text:p><text:s/></text:p>
          </table:table-cell>
          <table:table-cell table:style-name="ce1" table:formula="of:=[Präzision.D88]" office:value-type="string" office:string-value=" ">
            <text:p><text:s/></text:p>
          </table:table-cell>
          <table:table-cell table:formula="of:=[Präzision.E88]" office:value-type="string" office:string-value=" ">
            <text:p><text:s/></text:p>
          </table:table-cell>
          <table:table-cell table:style-name="ce1" table:formula="of:=[Präzision.F88]" office:value-type="string" office:string-value=" ">
            <text:p><text:s/></text:p>
          </table:table-cell>
          <table:table-cell table:style-name="ce1"/>
          <table:table-cell table:style-name="ce1" table:formula="of:=[Präzision.H8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9]" office:value-type="string" office:string-value=" ">
            <text:p><text:s/></text:p>
          </table:table-cell>
          <table:table-cell table:style-name="ce1" table:formula="of:=[Präzision.C89]" office:value-type="string" office:string-value=" ">
            <text:p><text:s/></text:p>
          </table:table-cell>
          <table:table-cell table:style-name="ce1" table:formula="of:=[Präzision.D89]" office:value-type="string" office:string-value=" ">
            <text:p><text:s/></text:p>
          </table:table-cell>
          <table:table-cell table:formula="of:=[Präzision.E89]" office:value-type="string" office:string-value=" ">
            <text:p><text:s/></text:p>
          </table:table-cell>
          <table:table-cell table:style-name="ce1" table:formula="of:=[Präzision.F89]" office:value-type="string" office:string-value=" ">
            <text:p><text:s/></text:p>
          </table:table-cell>
          <table:table-cell table:style-name="ce1"/>
          <table:table-cell table:style-name="ce1" table:formula="of:=[Präzision.H8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0]" office:value-type="string" office:string-value=" ">
            <text:p><text:s/></text:p>
          </table:table-cell>
          <table:table-cell table:style-name="ce1" table:formula="of:=[Präzision.C90]" office:value-type="string" office:string-value=" ">
            <text:p><text:s/></text:p>
          </table:table-cell>
          <table:table-cell table:style-name="ce1" table:formula="of:=[Präzision.D90]" office:value-type="string" office:string-value=" ">
            <text:p><text:s/></text:p>
          </table:table-cell>
          <table:table-cell table:formula="of:=[Präzision.E90]" office:value-type="string" office:string-value=" ">
            <text:p><text:s/></text:p>
          </table:table-cell>
          <table:table-cell table:style-name="ce1" table:formula="of:=[Präzision.F90]" office:value-type="string" office:string-value=" ">
            <text:p><text:s/></text:p>
          </table:table-cell>
          <table:table-cell table:style-name="ce1"/>
          <table:table-cell table:style-name="ce1" table:formula="of:=[Präzision.H9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1]" office:value-type="string" office:string-value=" ">
            <text:p><text:s/></text:p>
          </table:table-cell>
          <table:table-cell table:style-name="ce1" table:formula="of:=[Präzision.C91]" office:value-type="string" office:string-value=" ">
            <text:p><text:s/></text:p>
          </table:table-cell>
          <table:table-cell table:style-name="ce1" table:formula="of:=[Präzision.D91]" office:value-type="string" office:string-value=" ">
            <text:p><text:s/></text:p>
          </table:table-cell>
          <table:table-cell table:formula="of:=[Präzision.E91]" office:value-type="string" office:string-value=" ">
            <text:p><text:s/></text:p>
          </table:table-cell>
          <table:table-cell table:style-name="ce1" table:formula="of:=[Präzision.F91]" office:value-type="string" office:string-value=" ">
            <text:p><text:s/></text:p>
          </table:table-cell>
          <table:table-cell table:style-name="ce1"/>
          <table:table-cell table:style-name="ce1" table:formula="of:=[Präzision.H9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2]" office:value-type="string" office:string-value=" ">
            <text:p><text:s/></text:p>
          </table:table-cell>
          <table:table-cell table:style-name="ce1" table:formula="of:=[Präzision.C92]" office:value-type="string" office:string-value=" ">
            <text:p><text:s/></text:p>
          </table:table-cell>
          <table:table-cell table:style-name="ce1" table:formula="of:=[Präzision.D92]" office:value-type="string" office:string-value=" ">
            <text:p><text:s/></text:p>
          </table:table-cell>
          <table:table-cell table:formula="of:=[Präzision.E92]" office:value-type="string" office:string-value=" ">
            <text:p><text:s/></text:p>
          </table:table-cell>
          <table:table-cell table:style-name="ce1" table:formula="of:=[Präzision.F92]" office:value-type="string" office:string-value=" ">
            <text:p><text:s/></text:p>
          </table:table-cell>
          <table:table-cell table:style-name="ce1"/>
          <table:table-cell table:style-name="ce1" table:formula="of:=[Präzision.H9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3]" office:value-type="string" office:string-value=" ">
            <text:p><text:s/></text:p>
          </table:table-cell>
          <table:table-cell table:style-name="ce1" table:formula="of:=[Präzision.C93]" office:value-type="string" office:string-value=" ">
            <text:p><text:s/></text:p>
          </table:table-cell>
          <table:table-cell table:style-name="ce1" table:formula="of:=[Präzision.D93]" office:value-type="string" office:string-value=" ">
            <text:p><text:s/></text:p>
          </table:table-cell>
          <table:table-cell table:formula="of:=[Präzision.E93]" office:value-type="string" office:string-value=" ">
            <text:p><text:s/></text:p>
          </table:table-cell>
          <table:table-cell table:style-name="ce1" table:formula="of:=[Präzision.F93]" office:value-type="string" office:string-value=" ">
            <text:p><text:s/></text:p>
          </table:table-cell>
          <table:table-cell table:style-name="ce1"/>
          <table:table-cell table:style-name="ce1" table:formula="of:=[Präzision.H9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4]" office:value-type="string" office:string-value=" ">
            <text:p><text:s/></text:p>
          </table:table-cell>
          <table:table-cell table:style-name="ce1" table:formula="of:=[Präzision.C94]" office:value-type="string" office:string-value=" ">
            <text:p><text:s/></text:p>
          </table:table-cell>
          <table:table-cell table:style-name="ce1" table:formula="of:=[Präzision.D94]" office:value-type="string" office:string-value=" ">
            <text:p><text:s/></text:p>
          </table:table-cell>
          <table:table-cell table:formula="of:=[Präzision.E94]" office:value-type="string" office:string-value=" ">
            <text:p><text:s/></text:p>
          </table:table-cell>
          <table:table-cell table:style-name="ce1" table:formula="of:=[Präzision.F94]" office:value-type="string" office:string-value=" ">
            <text:p><text:s/></text:p>
          </table:table-cell>
          <table:table-cell table:style-name="ce1"/>
          <table:table-cell table:style-name="ce1" table:formula="of:=[Präzision.H9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5]" office:value-type="string" office:string-value=" ">
            <text:p><text:s/></text:p>
          </table:table-cell>
          <table:table-cell table:style-name="ce1" table:formula="of:=[Präzision.C95]" office:value-type="string" office:string-value=" ">
            <text:p><text:s/></text:p>
          </table:table-cell>
          <table:table-cell table:style-name="ce1" table:formula="of:=[Präzision.D95]" office:value-type="string" office:string-value=" ">
            <text:p><text:s/></text:p>
          </table:table-cell>
          <table:table-cell table:formula="of:=[Präzision.E95]" office:value-type="string" office:string-value=" ">
            <text:p><text:s/></text:p>
          </table:table-cell>
          <table:table-cell table:style-name="ce1" table:formula="of:=[Präzision.F95]" office:value-type="string" office:string-value=" ">
            <text:p><text:s/></text:p>
          </table:table-cell>
          <table:table-cell table:style-name="ce1"/>
          <table:table-cell table:style-name="ce1" table:formula="of:=[Präzision.H9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6]" office:value-type="string" office:string-value=" ">
            <text:p><text:s/></text:p>
          </table:table-cell>
          <table:table-cell table:style-name="ce1" table:formula="of:=[Präzision.C96]" office:value-type="string" office:string-value=" ">
            <text:p><text:s/></text:p>
          </table:table-cell>
          <table:table-cell table:style-name="ce1" table:formula="of:=[Präzision.D96]" office:value-type="string" office:string-value=" ">
            <text:p><text:s/></text:p>
          </table:table-cell>
          <table:table-cell table:formula="of:=[Präzision.E96]" office:value-type="string" office:string-value=" ">
            <text:p><text:s/></text:p>
          </table:table-cell>
          <table:table-cell table:style-name="ce1" table:formula="of:=[Präzision.F96]" office:value-type="string" office:string-value=" ">
            <text:p><text:s/></text:p>
          </table:table-cell>
          <table:table-cell table:style-name="ce1"/>
          <table:table-cell table:style-name="ce1" table:formula="of:=[Präzision.H9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7]" office:value-type="string" office:string-value=" ">
            <text:p><text:s/></text:p>
          </table:table-cell>
          <table:table-cell table:style-name="ce1" table:formula="of:=[Präzision.C97]" office:value-type="string" office:string-value=" ">
            <text:p><text:s/></text:p>
          </table:table-cell>
          <table:table-cell table:style-name="ce1" table:formula="of:=[Präzision.D97]" office:value-type="string" office:string-value=" ">
            <text:p><text:s/></text:p>
          </table:table-cell>
          <table:table-cell table:formula="of:=[Präzision.E97]" office:value-type="string" office:string-value=" ">
            <text:p><text:s/></text:p>
          </table:table-cell>
          <table:table-cell table:style-name="ce1" table:formula="of:=[Präzision.F97]" office:value-type="string" office:string-value=" ">
            <text:p><text:s/></text:p>
          </table:table-cell>
          <table:table-cell table:style-name="ce1"/>
          <table:table-cell table:style-name="ce1" table:formula="of:=[Präzision.H9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8]" office:value-type="string" office:string-value=" ">
            <text:p><text:s/></text:p>
          </table:table-cell>
          <table:table-cell table:style-name="ce1" table:formula="of:=[Präzision.C98]" office:value-type="string" office:string-value=" ">
            <text:p><text:s/></text:p>
          </table:table-cell>
          <table:table-cell table:style-name="ce1" table:formula="of:=[Präzision.D98]" office:value-type="string" office:string-value=" ">
            <text:p><text:s/></text:p>
          </table:table-cell>
          <table:table-cell table:formula="of:=[Präzision.E98]" office:value-type="string" office:string-value=" ">
            <text:p><text:s/></text:p>
          </table:table-cell>
          <table:table-cell table:style-name="ce1" table:formula="of:=[Präzision.F98]" office:value-type="string" office:string-value=" ">
            <text:p><text:s/></text:p>
          </table:table-cell>
          <table:table-cell table:style-name="ce1"/>
          <table:table-cell table:style-name="ce1" table:formula="of:=[Präzision.H9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9]" office:value-type="string" office:string-value=" ">
            <text:p><text:s/></text:p>
          </table:table-cell>
          <table:table-cell table:style-name="ce1" table:formula="of:=[Präzision.C99]" office:value-type="string" office:string-value=" ">
            <text:p><text:s/></text:p>
          </table:table-cell>
          <table:table-cell table:style-name="ce1" table:formula="of:=[Präzision.D99]" office:value-type="string" office:string-value=" ">
            <text:p><text:s/></text:p>
          </table:table-cell>
          <table:table-cell table:formula="of:=[Präzision.E99]" office:value-type="string" office:string-value=" ">
            <text:p><text:s/></text:p>
          </table:table-cell>
          <table:table-cell table:style-name="ce1" table:formula="of:=[Präzision.F99]" office:value-type="string" office:string-value=" ">
            <text:p><text:s/></text:p>
          </table:table-cell>
          <table:table-cell table:style-name="ce1"/>
          <table:table-cell table:style-name="ce1" table:formula="of:=[Präzision.H9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0]" office:value-type="string" office:string-value=" ">
            <text:p><text:s/></text:p>
          </table:table-cell>
          <table:table-cell table:style-name="ce1" table:formula="of:=[Präzision.C100]" office:value-type="string" office:string-value=" ">
            <text:p><text:s/></text:p>
          </table:table-cell>
          <table:table-cell table:style-name="ce1" table:formula="of:=[Präzision.D100]" office:value-type="string" office:string-value=" ">
            <text:p><text:s/></text:p>
          </table:table-cell>
          <table:table-cell table:formula="of:=[Präzision.E100]" office:value-type="string" office:string-value=" ">
            <text:p><text:s/></text:p>
          </table:table-cell>
          <table:table-cell table:style-name="ce1" table:formula="of:=[Präzision.F100]" office:value-type="string" office:string-value=" ">
            <text:p><text:s/></text:p>
          </table:table-cell>
          <table:table-cell table:style-name="ce1"/>
          <table:table-cell table:style-name="ce1" table:formula="of:=[Präzision.H10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1]" office:value-type="string" office:string-value=" ">
            <text:p><text:s/></text:p>
          </table:table-cell>
          <table:table-cell table:style-name="ce1" table:formula="of:=[Präzision.C101]" office:value-type="string" office:string-value=" ">
            <text:p><text:s/></text:p>
          </table:table-cell>
          <table:table-cell table:style-name="ce1" table:formula="of:=[Präzision.D101]" office:value-type="string" office:string-value=" ">
            <text:p><text:s/></text:p>
          </table:table-cell>
          <table:table-cell table:formula="of:=[Präzision.E101]" office:value-type="string" office:string-value=" ">
            <text:p><text:s/></text:p>
          </table:table-cell>
          <table:table-cell table:style-name="ce1" table:formula="of:=[Präzision.F101]" office:value-type="string" office:string-value=" ">
            <text:p><text:s/></text:p>
          </table:table-cell>
          <table:table-cell table:style-name="ce1"/>
          <table:table-cell table:style-name="ce1" table:formula="of:=[Präzision.H10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2]" office:value-type="string" office:string-value=" ">
            <text:p><text:s/></text:p>
          </table:table-cell>
          <table:table-cell table:style-name="ce1" table:formula="of:=[Präzision.C102]" office:value-type="string" office:string-value=" ">
            <text:p><text:s/></text:p>
          </table:table-cell>
          <table:table-cell table:style-name="ce1" table:formula="of:=[Präzision.D102]" office:value-type="string" office:string-value=" ">
            <text:p><text:s/></text:p>
          </table:table-cell>
          <table:table-cell table:formula="of:=[Präzision.E102]" office:value-type="string" office:string-value=" ">
            <text:p><text:s/></text:p>
          </table:table-cell>
          <table:table-cell table:style-name="ce1" table:formula="of:=[Präzision.F102]" office:value-type="string" office:string-value=" ">
            <text:p><text:s/></text:p>
          </table:table-cell>
          <table:table-cell table:style-name="ce1"/>
          <table:table-cell table:style-name="ce1" table:formula="of:=[Präzision.H10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3]" office:value-type="string" office:string-value=" ">
            <text:p><text:s/></text:p>
          </table:table-cell>
          <table:table-cell table:style-name="ce1" table:formula="of:=[Präzision.C103]" office:value-type="string" office:string-value=" ">
            <text:p><text:s/></text:p>
          </table:table-cell>
          <table:table-cell table:style-name="ce1" table:formula="of:=[Präzision.D103]" office:value-type="string" office:string-value=" ">
            <text:p><text:s/></text:p>
          </table:table-cell>
          <table:table-cell table:formula="of:=[Präzision.E103]" office:value-type="string" office:string-value=" ">
            <text:p><text:s/></text:p>
          </table:table-cell>
          <table:table-cell table:style-name="ce1" table:formula="of:=[Präzision.F103]" office:value-type="string" office:string-value=" ">
            <text:p><text:s/></text:p>
          </table:table-cell>
          <table:table-cell table:style-name="ce1"/>
          <table:table-cell table:style-name="ce1" table:formula="of:=[Präzision.H10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4]" office:value-type="string" office:string-value=" ">
            <text:p><text:s/></text:p>
          </table:table-cell>
          <table:table-cell table:style-name="ce1" table:formula="of:=[Präzision.C104]" office:value-type="string" office:string-value=" ">
            <text:p><text:s/></text:p>
          </table:table-cell>
          <table:table-cell table:style-name="ce1" table:formula="of:=[Präzision.D104]" office:value-type="string" office:string-value=" ">
            <text:p><text:s/></text:p>
          </table:table-cell>
          <table:table-cell table:formula="of:=[Präzision.E104]" office:value-type="string" office:string-value=" ">
            <text:p><text:s/></text:p>
          </table:table-cell>
          <table:table-cell table:style-name="ce1" table:formula="of:=[Präzision.F104]" office:value-type="string" office:string-value=" ">
            <text:p><text:s/></text:p>
          </table:table-cell>
          <table:table-cell table:style-name="ce1"/>
          <table:table-cell table:style-name="ce1" table:formula="of:=[Präzision.H10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5]" office:value-type="string" office:string-value=" ">
            <text:p><text:s/></text:p>
          </table:table-cell>
          <table:table-cell table:style-name="ce1" table:formula="of:=[Präzision.C105]" office:value-type="string" office:string-value=" ">
            <text:p><text:s/></text:p>
          </table:table-cell>
          <table:table-cell table:style-name="ce1" table:formula="of:=[Präzision.D105]" office:value-type="string" office:string-value=" ">
            <text:p><text:s/></text:p>
          </table:table-cell>
          <table:table-cell table:formula="of:=[Präzision.E105]" office:value-type="string" office:string-value=" ">
            <text:p><text:s/></text:p>
          </table:table-cell>
          <table:table-cell table:style-name="ce1" table:formula="of:=[Präzision.F105]" office:value-type="string" office:string-value=" ">
            <text:p><text:s/></text:p>
          </table:table-cell>
          <table:table-cell table:style-name="ce1"/>
          <table:table-cell table:style-name="ce1" table:formula="of:=[Präzision.H10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6]" office:value-type="string" office:string-value=" ">
            <text:p><text:s/></text:p>
          </table:table-cell>
          <table:table-cell table:style-name="ce1" table:formula="of:=[Präzision.C106]" office:value-type="string" office:string-value=" ">
            <text:p><text:s/></text:p>
          </table:table-cell>
          <table:table-cell table:style-name="ce1" table:formula="of:=[Präzision.D106]" office:value-type="string" office:string-value=" ">
            <text:p><text:s/></text:p>
          </table:table-cell>
          <table:table-cell table:formula="of:=[Präzision.E106]" office:value-type="string" office:string-value=" ">
            <text:p><text:s/></text:p>
          </table:table-cell>
          <table:table-cell table:style-name="ce1" table:formula="of:=[Präzision.F106]" office:value-type="string" office:string-value=" ">
            <text:p><text:s/></text:p>
          </table:table-cell>
          <table:table-cell table:style-name="ce1"/>
          <table:table-cell table:style-name="ce1" table:formula="of:=[Präzision.H10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7]" office:value-type="string" office:string-value=" ">
            <text:p><text:s/></text:p>
          </table:table-cell>
          <table:table-cell table:style-name="ce1" table:formula="of:=[Präzision.C107]" office:value-type="string" office:string-value=" ">
            <text:p><text:s/></text:p>
          </table:table-cell>
          <table:table-cell table:style-name="ce1" table:formula="of:=[Präzision.D107]" office:value-type="string" office:string-value=" ">
            <text:p><text:s/></text:p>
          </table:table-cell>
          <table:table-cell table:formula="of:=[Präzision.E107]" office:value-type="string" office:string-value=" ">
            <text:p><text:s/></text:p>
          </table:table-cell>
          <table:table-cell table:style-name="ce1" table:formula="of:=[Präzision.F107]" office:value-type="string" office:string-value=" ">
            <text:p><text:s/></text:p>
          </table:table-cell>
          <table:table-cell table:style-name="ce1"/>
          <table:table-cell table:style-name="ce1" table:formula="of:=[Präzision.H10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8]" office:value-type="string" office:string-value=" ">
            <text:p><text:s/></text:p>
          </table:table-cell>
          <table:table-cell table:style-name="ce1" table:formula="of:=[Präzision.C108]" office:value-type="string" office:string-value=" ">
            <text:p><text:s/></text:p>
          </table:table-cell>
          <table:table-cell table:style-name="ce1" table:formula="of:=[Präzision.D108]" office:value-type="string" office:string-value=" ">
            <text:p><text:s/></text:p>
          </table:table-cell>
          <table:table-cell table:formula="of:=[Präzision.E108]" office:value-type="string" office:string-value=" ">
            <text:p><text:s/></text:p>
          </table:table-cell>
          <table:table-cell table:style-name="ce1" table:formula="of:=[Präzision.F108]" office:value-type="string" office:string-value=" ">
            <text:p><text:s/></text:p>
          </table:table-cell>
          <table:table-cell table:style-name="ce1"/>
          <table:table-cell table:style-name="ce1" table:formula="of:=[Präzision.H10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9]" office:value-type="string" office:string-value=" ">
            <text:p><text:s/></text:p>
          </table:table-cell>
          <table:table-cell table:style-name="ce1" table:formula="of:=[Präzision.C109]" office:value-type="string" office:string-value=" ">
            <text:p><text:s/></text:p>
          </table:table-cell>
          <table:table-cell table:style-name="ce1" table:formula="of:=[Präzision.D109]" office:value-type="string" office:string-value=" ">
            <text:p><text:s/></text:p>
          </table:table-cell>
          <table:table-cell table:formula="of:=[Präzision.E109]" office:value-type="string" office:string-value=" ">
            <text:p><text:s/></text:p>
          </table:table-cell>
          <table:table-cell table:style-name="ce1" table:formula="of:=[Präzision.F109]" office:value-type="string" office:string-value=" ">
            <text:p><text:s/></text:p>
          </table:table-cell>
          <table:table-cell table:style-name="ce1"/>
          <table:table-cell table:style-name="ce1" table:formula="of:=[Präzision.H10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0]" office:value-type="string" office:string-value=" ">
            <text:p><text:s/></text:p>
          </table:table-cell>
          <table:table-cell table:style-name="ce1" table:formula="of:=[Präzision.C110]" office:value-type="string" office:string-value=" ">
            <text:p><text:s/></text:p>
          </table:table-cell>
          <table:table-cell table:style-name="ce1" table:formula="of:=[Präzision.D110]" office:value-type="string" office:string-value=" ">
            <text:p><text:s/></text:p>
          </table:table-cell>
          <table:table-cell table:formula="of:=[Präzision.E110]" office:value-type="string" office:string-value=" ">
            <text:p><text:s/></text:p>
          </table:table-cell>
          <table:table-cell table:style-name="ce1" table:formula="of:=[Präzision.F110]" office:value-type="string" office:string-value=" ">
            <text:p><text:s/></text:p>
          </table:table-cell>
          <table:table-cell table:style-name="ce1"/>
          <table:table-cell table:style-name="ce1" table:formula="of:=[Präzision.H11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1]" office:value-type="string" office:string-value=" ">
            <text:p><text:s/></text:p>
          </table:table-cell>
          <table:table-cell table:style-name="ce1" table:formula="of:=[Präzision.C111]" office:value-type="string" office:string-value=" ">
            <text:p><text:s/></text:p>
          </table:table-cell>
          <table:table-cell table:style-name="ce1" table:formula="of:=[Präzision.D111]" office:value-type="string" office:string-value=" ">
            <text:p><text:s/></text:p>
          </table:table-cell>
          <table:table-cell table:formula="of:=[Präzision.E111]" office:value-type="string" office:string-value=" ">
            <text:p><text:s/></text:p>
          </table:table-cell>
          <table:table-cell table:style-name="ce1" table:formula="of:=[Präzision.F111]" office:value-type="string" office:string-value=" ">
            <text:p><text:s/></text:p>
          </table:table-cell>
          <table:table-cell table:style-name="ce1"/>
          <table:table-cell table:style-name="ce1" table:formula="of:=[Präzision.H11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2]" office:value-type="string" office:string-value=" ">
            <text:p><text:s/></text:p>
          </table:table-cell>
          <table:table-cell table:style-name="ce1" table:formula="of:=[Präzision.C112]" office:value-type="string" office:string-value=" ">
            <text:p><text:s/></text:p>
          </table:table-cell>
          <table:table-cell table:style-name="ce1" table:formula="of:=[Präzision.D112]" office:value-type="string" office:string-value=" ">
            <text:p><text:s/></text:p>
          </table:table-cell>
          <table:table-cell table:formula="of:=[Präzision.E112]" office:value-type="string" office:string-value=" ">
            <text:p><text:s/></text:p>
          </table:table-cell>
          <table:table-cell table:style-name="ce1" table:formula="of:=[Präzision.F112]" office:value-type="string" office:string-value=" ">
            <text:p><text:s/></text:p>
          </table:table-cell>
          <table:table-cell table:style-name="ce1"/>
          <table:table-cell table:style-name="ce1" table:formula="of:=[Präzision.H11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3]" office:value-type="string" office:string-value=" ">
            <text:p><text:s/></text:p>
          </table:table-cell>
          <table:table-cell table:style-name="ce1" table:formula="of:=[Präzision.C113]" office:value-type="string" office:string-value=" ">
            <text:p><text:s/></text:p>
          </table:table-cell>
          <table:table-cell table:style-name="ce1" table:formula="of:=[Präzision.D113]" office:value-type="string" office:string-value=" ">
            <text:p><text:s/></text:p>
          </table:table-cell>
          <table:table-cell table:formula="of:=[Präzision.E113]" office:value-type="string" office:string-value=" ">
            <text:p><text:s/></text:p>
          </table:table-cell>
          <table:table-cell table:style-name="ce1" table:formula="of:=[Präzision.F113]" office:value-type="string" office:string-value=" ">
            <text:p><text:s/></text:p>
          </table:table-cell>
          <table:table-cell table:style-name="ce1"/>
          <table:table-cell table:style-name="ce1" table:formula="of:=[Präzision.H11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4]" office:value-type="string" office:string-value=" ">
            <text:p><text:s/></text:p>
          </table:table-cell>
          <table:table-cell table:style-name="ce1" table:formula="of:=[Präzision.C114]" office:value-type="string" office:string-value=" ">
            <text:p><text:s/></text:p>
          </table:table-cell>
          <table:table-cell table:style-name="ce1" table:formula="of:=[Präzision.D114]" office:value-type="string" office:string-value=" ">
            <text:p><text:s/></text:p>
          </table:table-cell>
          <table:table-cell table:formula="of:=[Präzision.E114]" office:value-type="string" office:string-value=" ">
            <text:p><text:s/></text:p>
          </table:table-cell>
          <table:table-cell table:style-name="ce1" table:formula="of:=[Präzision.F114]" office:value-type="string" office:string-value=" ">
            <text:p><text:s/></text:p>
          </table:table-cell>
          <table:table-cell table:style-name="ce1"/>
          <table:table-cell table:style-name="ce1" table:formula="of:=[Präzision.H11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5]" office:value-type="string" office:string-value=" ">
            <text:p><text:s/></text:p>
          </table:table-cell>
          <table:table-cell table:style-name="ce1" table:formula="of:=[Präzision.C115]" office:value-type="string" office:string-value=" ">
            <text:p><text:s/></text:p>
          </table:table-cell>
          <table:table-cell table:style-name="ce1" table:formula="of:=[Präzision.D115]" office:value-type="string" office:string-value=" ">
            <text:p><text:s/></text:p>
          </table:table-cell>
          <table:table-cell table:formula="of:=[Präzision.E115]" office:value-type="string" office:string-value=" ">
            <text:p><text:s/></text:p>
          </table:table-cell>
          <table:table-cell table:style-name="ce1" table:formula="of:=[Präzision.F115]" office:value-type="string" office:string-value=" ">
            <text:p><text:s/></text:p>
          </table:table-cell>
          <table:table-cell table:style-name="ce1"/>
          <table:table-cell table:style-name="ce1" table:formula="of:=[Präzision.H11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6]" office:value-type="string" office:string-value=" ">
            <text:p><text:s/></text:p>
          </table:table-cell>
          <table:table-cell table:style-name="ce1" table:formula="of:=[Präzision.C116]" office:value-type="string" office:string-value=" ">
            <text:p><text:s/></text:p>
          </table:table-cell>
          <table:table-cell table:style-name="ce1" table:formula="of:=[Präzision.D116]" office:value-type="string" office:string-value=" ">
            <text:p><text:s/></text:p>
          </table:table-cell>
          <table:table-cell table:formula="of:=[Präzision.E116]" office:value-type="string" office:string-value=" ">
            <text:p><text:s/></text:p>
          </table:table-cell>
          <table:table-cell table:style-name="ce1" table:formula="of:=[Präzision.F116]" office:value-type="string" office:string-value=" ">
            <text:p><text:s/></text:p>
          </table:table-cell>
          <table:table-cell table:style-name="ce1"/>
          <table:table-cell table:style-name="ce1" table:formula="of:=[Präzision.H11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7]" office:value-type="string" office:string-value=" ">
            <text:p><text:s/></text:p>
          </table:table-cell>
          <table:table-cell table:style-name="ce1" table:formula="of:=[Präzision.C117]" office:value-type="string" office:string-value=" ">
            <text:p><text:s/></text:p>
          </table:table-cell>
          <table:table-cell table:style-name="ce1" table:formula="of:=[Präzision.D117]" office:value-type="string" office:string-value=" ">
            <text:p><text:s/></text:p>
          </table:table-cell>
          <table:table-cell table:formula="of:=[Präzision.E117]" office:value-type="string" office:string-value=" ">
            <text:p><text:s/></text:p>
          </table:table-cell>
          <table:table-cell table:style-name="ce1" table:formula="of:=[Präzision.F117]" office:value-type="string" office:string-value=" ">
            <text:p><text:s/></text:p>
          </table:table-cell>
          <table:table-cell table:style-name="ce1"/>
          <table:table-cell table:style-name="ce1" table:formula="of:=[Präzision.H11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8]" office:value-type="string" office:string-value=" ">
            <text:p><text:s/></text:p>
          </table:table-cell>
          <table:table-cell table:style-name="ce1" table:formula="of:=[Präzision.C118]" office:value-type="string" office:string-value=" ">
            <text:p><text:s/></text:p>
          </table:table-cell>
          <table:table-cell table:style-name="ce1" table:formula="of:=[Präzision.D118]" office:value-type="string" office:string-value=" ">
            <text:p><text:s/></text:p>
          </table:table-cell>
          <table:table-cell table:formula="of:=[Präzision.E118]" office:value-type="string" office:string-value=" ">
            <text:p><text:s/></text:p>
          </table:table-cell>
          <table:table-cell table:style-name="ce1" table:formula="of:=[Präzision.F118]" office:value-type="string" office:string-value=" ">
            <text:p><text:s/></text:p>
          </table:table-cell>
          <table:table-cell table:style-name="ce1"/>
          <table:table-cell table:style-name="ce1" table:formula="of:=[Präzision.H11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9]" office:value-type="string" office:string-value=" ">
            <text:p><text:s/></text:p>
          </table:table-cell>
          <table:table-cell table:style-name="ce1" table:formula="of:=[Präzision.C119]" office:value-type="string" office:string-value=" ">
            <text:p><text:s/></text:p>
          </table:table-cell>
          <table:table-cell table:style-name="ce1" table:formula="of:=[Präzision.D119]" office:value-type="string" office:string-value=" ">
            <text:p><text:s/></text:p>
          </table:table-cell>
          <table:table-cell table:formula="of:=[Präzision.E119]" office:value-type="string" office:string-value=" ">
            <text:p><text:s/></text:p>
          </table:table-cell>
          <table:table-cell table:style-name="ce1" table:formula="of:=[Präzision.F119]" office:value-type="string" office:string-value=" ">
            <text:p><text:s/></text:p>
          </table:table-cell>
          <table:table-cell table:style-name="ce1"/>
          <table:table-cell table:style-name="ce1" table:formula="of:=[Präzision.H11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20]" office:value-type="string" office:string-value=" ">
            <text:p><text:s/></text:p>
          </table:table-cell>
          <table:table-cell table:style-name="ce1" table:formula="of:=[Präzision.C120]" office:value-type="string" office:string-value=" ">
            <text:p><text:s/></text:p>
          </table:table-cell>
          <table:table-cell table:style-name="ce1" table:formula="of:=[Präzision.D120]" office:value-type="string" office:string-value=" ">
            <text:p><text:s/></text:p>
          </table:table-cell>
          <table:table-cell table:formula="of:=[Präzision.E120]" office:value-type="string" office:string-value=" ">
            <text:p><text:s/></text:p>
          </table:table-cell>
          <table:table-cell table:style-name="ce1" table:formula="of:=[Präzision.F120]" office:value-type="string" office:string-value=" ">
            <text:p><text:s/></text:p>
          </table:table-cell>
          <table:table-cell table:style-name="ce1"/>
          <table:table-cell table:style-name="ce1" table:formula="of:=[Präzision.H12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 table:number-rows-repeated="19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nnschaftswertung_Kategorie" table:style-name="ta1" table:print="false">
        <office:forms form:automatic-focus="false" form:apply-design-mode="false"/>
        <table:table-column table:style-name="co2" table:default-cell-style-name="Default"/>
        <table:table-column table:style-name="co17" table:default-cell-style-name="Default"/>
        <table:table-column table:style-name="co13" table:number-columns-repeated="6" table:default-cell-style-name="Default"/>
        <table:table-column table:style-name="co2" table:default-cell-style-name="Default"/>
        <table:table-column table:style-name="co13" table:default-cell-style-name="Default"/>
        <table:table-row table:style-name="ro3">
          <table:table-cell table:number-columns-repeated="10"/>
        </table:table-row>
        <table:table-row table:style-name="ro4">
          <table:table-cell/>
          <table:table-cell table:style-name="ce2" office:value-type="string">
            <text:p>Mannschaftswertung</text:p>
          </table:table-cell>
          <table:table-cell table:number-columns-repeated="8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3" office:value-type="string">
            <text:p>Clan</text:p>
          </table:table-cell>
          <table:table-cell table:style-name="ce16" office:value-type="string">
            <text:p>1. Plätze</text:p>
          </table:table-cell>
          <table:table-cell table:style-name="ce16" office:value-type="string">
            <text:p>2. Plätze</text:p>
          </table:table-cell>
          <table:table-cell table:style-name="ce16" office:value-type="string">
            <text:p>3. Plätze</text:p>
          </table:table-cell>
          <table:table-cell table:style-name="ce16" office:value-type="string">
            <text:p>4. Plätze</text:p>
          </table:table-cell>
          <table:table-cell table:style-name="ce16" office:value-type="string">
            <text:p>5. Plätze</text:p>
          </table:table-cell>
          <table:table-cell table:style-name="ce16" office:value-type="string">
            <text:p>Summe</text:p>
          </table:table-cell>
          <table:table-cell/>
          <table:table-cell table:style-name="ce16" office:value-type="string">
            <text:p>Platzierung</text:p>
          </table:table-cell>
        </table:table-row>
        <table:table-row table:style-name="ro5">
          <table:table-cell office:value-type="string">
            <text:p><text:s/></text:p>
          </table:table-cell>
          <table:table-cell/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1">
            <text:p>1</text:p>
          </table:table-cell>
          <table:table-cell table:style-name="ce60" office:value-type="string">
            <text:p>Punkte</text:p>
          </table:table-cell>
          <table:table-cell table:number-columns-repeated="2"/>
        </table:table-row>
        <table:table-row table:style-name="ro3" table:number-rows-repeated="2">
          <table:table-cell table:number-columns-repeated="10"/>
        </table:table-row>
        <table:table-row table:style-name="ro6">
          <table:table-cell/>
          <table:table-cell table:style-name="ce12" office:value-type="string">
            <text:p>Budo-Shin</text:p>
          </table:table-cell>
          <table:table-cell table:formula="of:=SUMPRODUCT(([Wehrturm_Kategorie.$F$12:Wehrturm_Kategorie.$F$60]=[.$B10])*([Wehrturm_Kategorie.$J$12:Wehrturm_Kategorie.$J$60]=1))+SUMPRODUCT(([Präzision_Kategorie.$F$12:Präzision_Kategorie.$F$60]=[.$B10])*([Präzision_Kategorie.$J$12:Präzision_Kategorie.$J$60]=1))+SUMPRODUCT(([Schnellschießen_Kategorie.$F$12:Schnellschießen_Kategorie.$F$60]=[.$B10])*([Schnellschießen_Kategorie.$J$12:Schnellschießen_Kategorie.$J$60]=1))" office:value-type="float" office:value="12">
            <text:p>12</text:p>
          </table:table-cell>
          <table:table-cell table:formula="of:=SUMPRODUCT(([Wehrturm_Kategorie.$F$12:Wehrturm_Kategorie.$F$60]=[.$B10])*([Wehrturm_Kategorie.$J$12:Wehrturm_Kategorie.$J$60]=2))+SUMPRODUCT(([Präzision_Kategorie.$F$12:Präzision_Kategorie.$F$60]=[.$B10])*([Präzision_Kategorie.$J$12:Präzision_Kategorie.$J$60]=2))+SUMPRODUCT(([Schnellschießen_Kategorie.$F$12:Schnellschießen_Kategorie.$F$60]=[.$B10])*([Schnellschießen_Kategorie.$J$12:Schnellschießen_Kategorie.$J$60]=2))" office:value-type="float" office:value="3">
            <text:p>3</text:p>
          </table:table-cell>
          <table:table-cell table:formula="of:=SUMPRODUCT(([Wehrturm_Kategorie.$F$12:Wehrturm_Kategorie.$F$60]=[.$B10])*([Wehrturm_Kategorie.$J$12:Wehrturm_Kategorie.$J$60]=3))+SUMPRODUCT(([Präzision_Kategorie.$F$12:Präzision_Kategorie.$F$60]=[.$B10])*([Präzision_Kategorie.$J$12:Präzision_Kategorie.$J$60]=3))+SUMPRODUCT(([Schnellschießen_Kategorie.$F$12:Schnellschießen_Kategorie.$F$60]=[.$B10])*([Schnellschießen_Kategorie.$J$12:Schnellschießen_Kategorie.$J$60]=3))" office:value-type="float" office:value="4">
            <text:p>4</text:p>
          </table:table-cell>
          <table:table-cell table:formula="of:=SUMPRODUCT(([Wehrturm_Kategorie.$F$12:Wehrturm_Kategorie.$F$60]=[.$B10])*([Wehrturm_Kategorie.$J$12:Wehrturm_Kategorie.$J$60]=4))+SUMPRODUCT(([Präzision_Kategorie.$F$12:Präzision_Kategorie.$F$60]=[.$B10])*([Präzision_Kategorie.$J$12:Präzision_Kategorie.$J$60]=4))+SUMPRODUCT(([Schnellschießen_Kategorie.$F$12:Schnellschießen_Kategorie.$F$60]=[.$B10])*([Schnellschießen_Kategorie.$J$12:Schnellschießen_Kategorie.$J$60]=4))" office:value-type="float" office:value="5">
            <text:p>5</text:p>
          </table:table-cell>
          <table:table-cell table:formula="of:=SUMPRODUCT(([Wehrturm_Kategorie.$F$12:Wehrturm_Kategorie.$F$60]=[.$B10])*([Wehrturm_Kategorie.$J$12:Wehrturm_Kategorie.$J$60]=5))+SUMPRODUCT(([Präzision_Kategorie.$F$12:Präzision_Kategorie.$F$60]=[.$B10])*([Präzision_Kategorie.$J$12:Präzision_Kategorie.$J$60]=5))+SUMPRODUCT(([Schnellschießen_Kategorie.$F$12:Schnellschießen_Kategorie.$F$60]=[.$B10])*([Schnellschießen_Kategorie.$J$12:Schnellschießen_Kategorie.$J$60]=5))" office:value-type="float" office:value="5">
            <text:p>5</text:p>
          </table:table-cell>
          <table:table-cell table:style-name="ce61" table:formula="of:=[.C10]*[.$C$7]+[.D10]*[.$D$7]+[.E10]*[.$E$7]+[.F10]*[.$F$7]+[.G10]*[.$G$7]" office:value-type="float" office:value="99">
            <text:p>99</text:p>
          </table:table-cell>
          <table:table-cell/>
          <table:table-cell table:style-name="ce129" table:formula="of:=IF([.H10]=0;&quot; &quot;;RANK([.H10];[.$H$10:.$H$16];0))" office:value-type="float" office:value="1">
            <text:p>1</text:p>
          </table:table-cell>
        </table:table-row>
        <table:table-row table:style-name="ro6">
          <table:table-cell/>
          <table:table-cell table:style-name="ce40" office:value-type="string">
            <text:p>Bushikan</text:p>
          </table:table-cell>
          <table:table-cell table:formula="of:=SUMPRODUCT(([Wehrturm_Kategorie.$F$12:Wehrturm_Kategorie.$F$60]=[.$B11])*([Wehrturm_Kategorie.$J$12:Wehrturm_Kategorie.$J$60]=1))+SUMPRODUCT(([Präzision_Kategorie.$F$12:Präzision_Kategorie.$F$60]=[.$B11])*([Präzision_Kategorie.$J$12:Präzision_Kategorie.$J$60]=1))+SUMPRODUCT(([Schnellschießen_Kategorie.$F$12:Schnellschießen_Kategorie.$F$60]=[.$B11])*([Schnellschießen_Kategorie.$J$12:Schnellschießen_Kategorie.$J$60]=1))" office:value-type="float" office:value="3">
            <text:p>3</text:p>
          </table:table-cell>
          <table:table-cell table:formula="of:=SUMPRODUCT(([Wehrturm_Kategorie.$F$12:Wehrturm_Kategorie.$F$60]=[.$B11])*([Wehrturm_Kategorie.$J$12:Wehrturm_Kategorie.$J$60]=2))+SUMPRODUCT(([Präzision_Kategorie.$F$12:Präzision_Kategorie.$F$60]=[.$B11])*([Präzision_Kategorie.$J$12:Präzision_Kategorie.$J$60]=2))+SUMPRODUCT(([Schnellschießen_Kategorie.$F$12:Schnellschießen_Kategorie.$F$60]=[.$B11])*([Schnellschießen_Kategorie.$J$12:Schnellschießen_Kategorie.$J$60]=2))" office:value-type="float" office:value="4">
            <text:p>4</text:p>
          </table:table-cell>
          <table:table-cell table:formula="of:=SUMPRODUCT(([Wehrturm_Kategorie.$F$12:Wehrturm_Kategorie.$F$60]=[.$B11])*([Wehrturm_Kategorie.$J$12:Wehrturm_Kategorie.$J$60]=3))+SUMPRODUCT(([Präzision_Kategorie.$F$12:Präzision_Kategorie.$F$60]=[.$B11])*([Präzision_Kategorie.$J$12:Präzision_Kategorie.$J$60]=3))+SUMPRODUCT(([Schnellschießen_Kategorie.$F$12:Schnellschießen_Kategorie.$F$60]=[.$B11])*([Schnellschießen_Kategorie.$J$12:Schnellschießen_Kategorie.$J$60]=3))" office:value-type="float" office:value="3">
            <text:p>3</text:p>
          </table:table-cell>
          <table:table-cell table:formula="of:=SUMPRODUCT(([Wehrturm_Kategorie.$F$12:Wehrturm_Kategorie.$F$60]=[.$B11])*([Wehrturm_Kategorie.$J$12:Wehrturm_Kategorie.$J$60]=4))+SUMPRODUCT(([Präzision_Kategorie.$F$12:Präzision_Kategorie.$F$60]=[.$B11])*([Präzision_Kategorie.$J$12:Präzision_Kategorie.$J$60]=4))+SUMPRODUCT(([Schnellschießen_Kategorie.$F$12:Schnellschießen_Kategorie.$F$60]=[.$B11])*([Schnellschießen_Kategorie.$J$12:Schnellschießen_Kategorie.$J$60]=4))" office:value-type="float" office:value="2">
            <text:p>2</text:p>
          </table:table-cell>
          <table:table-cell table:formula="of:=SUMPRODUCT(([Wehrturm_Kategorie.$F$12:Wehrturm_Kategorie.$F$60]=[.$B11])*([Wehrturm_Kategorie.$J$12:Wehrturm_Kategorie.$J$60]=5))+SUMPRODUCT(([Präzision_Kategorie.$F$12:Präzision_Kategorie.$F$60]=[.$B11])*([Präzision_Kategorie.$J$12:Präzision_Kategorie.$J$60]=5))+SUMPRODUCT(([Schnellschießen_Kategorie.$F$12:Schnellschießen_Kategorie.$F$60]=[.$B11])*([Schnellschießen_Kategorie.$J$12:Schnellschießen_Kategorie.$J$60]=5))" office:value-type="float" office:value="0">
            <text:p>0</text:p>
          </table:table-cell>
          <table:table-cell table:style-name="ce61" table:formula="of:=[.C11]*[.$C$7]+[.D11]*[.$D$7]+[.E11]*[.$E$7]+[.F11]*[.$F$7]+[.G11]*[.$G$7]" office:value-type="float" office:value="44">
            <text:p>44</text:p>
          </table:table-cell>
          <table:table-cell/>
          <table:table-cell table:style-name="ce129" table:formula="of:=IF([.H11]=0;&quot; &quot;;RANK([.H11];[.$H$10:.$H$16];0))" office:value-type="float" office:value="2">
            <text:p>2</text:p>
          </table:table-cell>
        </table:table-row>
        <table:table-row table:style-name="ro6">
          <table:table-cell/>
          <table:table-cell table:style-name="ce40" office:value-type="string">
            <text:p>Dragons Lair</text:p>
          </table:table-cell>
          <table:table-cell table:formula="of:=SUMPRODUCT(([Wehrturm_Kategorie.$F$12:Wehrturm_Kategorie.$F$60]=[.$B12])*([Wehrturm_Kategorie.$J$12:Wehrturm_Kategorie.$J$60]=1))+SUMPRODUCT(([Präzision_Kategorie.$F$12:Präzision_Kategorie.$F$60]=[.$B12])*([Präzision_Kategorie.$J$12:Präzision_Kategorie.$J$60]=1))+SUMPRODUCT(([Schnellschießen_Kategorie.$F$12:Schnellschießen_Kategorie.$F$60]=[.$B12])*([Schnellschießen_Kategorie.$J$12:Schnellschießen_Kategorie.$J$60]=1))" office:value-type="float" office:value="3">
            <text:p>3</text:p>
          </table:table-cell>
          <table:table-cell table:formula="of:=SUMPRODUCT(([Wehrturm_Kategorie.$F$12:Wehrturm_Kategorie.$F$60]=[.$B12])*([Wehrturm_Kategorie.$J$12:Wehrturm_Kategorie.$J$60]=2))+SUMPRODUCT(([Präzision_Kategorie.$F$12:Präzision_Kategorie.$F$60]=[.$B12])*([Präzision_Kategorie.$J$12:Präzision_Kategorie.$J$60]=2))+SUMPRODUCT(([Schnellschießen_Kategorie.$F$12:Schnellschießen_Kategorie.$F$60]=[.$B12])*([Schnellschießen_Kategorie.$J$12:Schnellschießen_Kategorie.$J$60]=2))" office:value-type="float" office:value="1">
            <text:p>1</text:p>
          </table:table-cell>
          <table:table-cell table:formula="of:=SUMPRODUCT(([Wehrturm_Kategorie.$F$12:Wehrturm_Kategorie.$F$60]=[.$B12])*([Wehrturm_Kategorie.$J$12:Wehrturm_Kategorie.$J$60]=3))+SUMPRODUCT(([Präzision_Kategorie.$F$12:Präzision_Kategorie.$F$60]=[.$B12])*([Präzision_Kategorie.$J$12:Präzision_Kategorie.$J$60]=3))+SUMPRODUCT(([Schnellschießen_Kategorie.$F$12:Schnellschießen_Kategorie.$F$60]=[.$B12])*([Schnellschießen_Kategorie.$J$12:Schnellschießen_Kategorie.$J$60]=3))" office:value-type="float" office:value="1">
            <text:p>1</text:p>
          </table:table-cell>
          <table:table-cell table:formula="of:=SUMPRODUCT(([Wehrturm_Kategorie.$F$12:Wehrturm_Kategorie.$F$60]=[.$B12])*([Wehrturm_Kategorie.$J$12:Wehrturm_Kategorie.$J$60]=4))+SUMPRODUCT(([Präzision_Kategorie.$F$12:Präzision_Kategorie.$F$60]=[.$B12])*([Präzision_Kategorie.$J$12:Präzision_Kategorie.$J$60]=4))+SUMPRODUCT(([Schnellschießen_Kategorie.$F$12:Schnellschießen_Kategorie.$F$60]=[.$B12])*([Schnellschießen_Kategorie.$J$12:Schnellschießen_Kategorie.$J$60]=4))" office:value-type="float" office:value="2">
            <text:p>2</text:p>
          </table:table-cell>
          <table:table-cell table:formula="of:=SUMPRODUCT(([Wehrturm_Kategorie.$F$12:Wehrturm_Kategorie.$F$60]=[.$B12])*([Wehrturm_Kategorie.$J$12:Wehrturm_Kategorie.$J$60]=5))+SUMPRODUCT(([Präzision_Kategorie.$F$12:Präzision_Kategorie.$F$60]=[.$B12])*([Präzision_Kategorie.$J$12:Präzision_Kategorie.$J$60]=5))+SUMPRODUCT(([Schnellschießen_Kategorie.$F$12:Schnellschießen_Kategorie.$F$60]=[.$B12])*([Schnellschießen_Kategorie.$J$12:Schnellschießen_Kategorie.$J$60]=5))" office:value-type="float" office:value="2">
            <text:p>2</text:p>
          </table:table-cell>
          <table:table-cell table:style-name="ce61" table:formula="of:=[.C12]*[.$C$7]+[.D12]*[.$D$7]+[.E12]*[.$E$7]+[.F12]*[.$F$7]+[.G12]*[.$G$7]" office:value-type="float" office:value="28">
            <text:p>28</text:p>
          </table:table-cell>
          <table:table-cell/>
          <table:table-cell table:style-name="ce129" table:formula="of:=IF([.H12]=0;&quot; &quot;;RANK([.H12];[.$H$10:.$H$16];0))" office:value-type="float" office:value="3">
            <text:p>3</text:p>
          </table:table-cell>
        </table:table-row>
        <table:table-row table:style-name="ro6">
          <table:table-cell/>
          <table:table-cell table:style-name="ce40" office:value-type="string">
            <text:p>Yanagi-No-Ki</text:p>
          </table:table-cell>
          <table:table-cell table:formula="of:=SUMPRODUCT(([Wehrturm_Kategorie.$F$12:Wehrturm_Kategorie.$F$60]=[.$B13])*([Wehrturm_Kategorie.$J$12:Wehrturm_Kategorie.$J$60]=1))+SUMPRODUCT(([Präzision_Kategorie.$F$12:Präzision_Kategorie.$F$60]=[.$B13])*([Präzision_Kategorie.$J$12:Präzision_Kategorie.$J$60]=1))+SUMPRODUCT(([Schnellschießen_Kategorie.$F$12:Schnellschießen_Kategorie.$F$60]=[.$B13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3])*([Wehrturm_Kategorie.$J$12:Wehrturm_Kategorie.$J$60]=2))+SUMPRODUCT(([Präzision_Kategorie.$F$12:Präzision_Kategorie.$F$60]=[.$B13])*([Präzision_Kategorie.$J$12:Präzision_Kategorie.$J$60]=2))+SUMPRODUCT(([Schnellschießen_Kategorie.$F$12:Schnellschießen_Kategorie.$F$60]=[.$B13])*([Schnellschießen_Kategorie.$J$12:Schnellschießen_Kategorie.$J$60]=2))" office:value-type="float" office:value="4">
            <text:p>4</text:p>
          </table:table-cell>
          <table:table-cell table:formula="of:=SUMPRODUCT(([Wehrturm_Kategorie.$F$12:Wehrturm_Kategorie.$F$60]=[.$B13])*([Wehrturm_Kategorie.$J$12:Wehrturm_Kategorie.$J$60]=3))+SUMPRODUCT(([Präzision_Kategorie.$F$12:Präzision_Kategorie.$F$60]=[.$B13])*([Präzision_Kategorie.$J$12:Präzision_Kategorie.$J$60]=3))+SUMPRODUCT(([Schnellschießen_Kategorie.$F$12:Schnellschießen_Kategorie.$F$60]=[.$B13])*([Schnellschießen_Kategorie.$J$12:Schnellschießen_Kategorie.$J$60]=3))" office:value-type="float" office:value="1">
            <text:p>1</text:p>
          </table:table-cell>
          <table:table-cell table:formula="of:=SUMPRODUCT(([Wehrturm_Kategorie.$F$12:Wehrturm_Kategorie.$F$60]=[.$B13])*([Wehrturm_Kategorie.$J$12:Wehrturm_Kategorie.$J$60]=4))+SUMPRODUCT(([Präzision_Kategorie.$F$12:Präzision_Kategorie.$F$60]=[.$B13])*([Präzision_Kategorie.$J$12:Präzision_Kategorie.$J$60]=4))+SUMPRODUCT(([Schnellschießen_Kategorie.$F$12:Schnellschießen_Kategorie.$F$60]=[.$B13])*([Schnellschießen_Kategorie.$J$12:Schnellschießen_Kategorie.$J$60]=4))" office:value-type="float" office:value="1">
            <text:p>1</text:p>
          </table:table-cell>
          <table:table-cell table:formula="of:=SUMPRODUCT(([Wehrturm_Kategorie.$F$12:Wehrturm_Kategorie.$F$60]=[.$B13])*([Wehrturm_Kategorie.$J$12:Wehrturm_Kategorie.$J$60]=5))+SUMPRODUCT(([Präzision_Kategorie.$F$12:Präzision_Kategorie.$F$60]=[.$B13])*([Präzision_Kategorie.$J$12:Präzision_Kategorie.$J$60]=5))+SUMPRODUCT(([Schnellschießen_Kategorie.$F$12:Schnellschießen_Kategorie.$F$60]=[.$B13])*([Schnellschießen_Kategorie.$J$12:Schnellschießen_Kategorie.$J$60]=5))" office:value-type="float" office:value="0">
            <text:p>0</text:p>
          </table:table-cell>
          <table:table-cell table:style-name="ce61" table:formula="of:=[.C13]*[.$C$7]+[.D13]*[.$D$7]+[.E13]*[.$E$7]+[.F13]*[.$F$7]+[.G13]*[.$G$7]" office:value-type="float" office:value="21">
            <text:p>21</text:p>
          </table:table-cell>
          <table:table-cell/>
          <table:table-cell table:style-name="ce129" table:formula="of:=IF([.H13]=0;&quot; &quot;;RANK([.H13];[.$H$10:.$H$16];0))" office:value-type="float" office:value="4">
            <text:p>4</text:p>
          </table:table-cell>
        </table:table-row>
        <table:table-row table:style-name="ro6">
          <table:table-cell/>
          <table:table-cell table:style-name="ce40" office:value-type="string">
            <text:p>Martial Arts Centre</text:p>
          </table:table-cell>
          <table:table-cell table:formula="of:=SUMPRODUCT(([Wehrturm_Kategorie.$F$12:Wehrturm_Kategorie.$F$60]=[.$B14])*([Wehrturm_Kategorie.$J$12:Wehrturm_Kategorie.$J$60]=1))+SUMPRODUCT(([Präzision_Kategorie.$F$12:Präzision_Kategorie.$F$60]=[.$B14])*([Präzision_Kategorie.$J$12:Präzision_Kategorie.$J$60]=1))+SUMPRODUCT(([Schnellschießen_Kategorie.$F$12:Schnellschießen_Kategorie.$F$60]=[.$B14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2))+SUMPRODUCT(([Präzision_Kategorie.$F$12:Präzision_Kategorie.$F$60]=[.$B14])*([Präzision_Kategorie.$J$12:Präzision_Kategorie.$J$60]=2))+SUMPRODUCT(([Schnellschießen_Kategorie.$F$12:Schnellschießen_Kategorie.$F$60]=[.$B14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3))+SUMPRODUCT(([Präzision_Kategorie.$F$12:Präzision_Kategorie.$F$60]=[.$B14])*([Präzision_Kategorie.$J$12:Präzision_Kategorie.$J$60]=3))+SUMPRODUCT(([Schnellschießen_Kategorie.$F$12:Schnellschießen_Kategorie.$F$60]=[.$B14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4))+SUMPRODUCT(([Präzision_Kategorie.$F$12:Präzision_Kategorie.$F$60]=[.$B14])*([Präzision_Kategorie.$J$12:Präzision_Kategorie.$J$60]=4))+SUMPRODUCT(([Schnellschießen_Kategorie.$F$12:Schnellschießen_Kategorie.$F$60]=[.$B14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5))+SUMPRODUCT(([Präzision_Kategorie.$F$12:Präzision_Kategorie.$F$60]=[.$B14])*([Präzision_Kategorie.$J$12:Präzision_Kategorie.$J$60]=5))+SUMPRODUCT(([Schnellschießen_Kategorie.$F$12:Schnellschießen_Kategorie.$F$60]=[.$B14])*([Schnellschießen_Kategorie.$J$12:Schnellschießen_Kategorie.$J$60]=5))" office:value-type="float" office:value="0">
            <text:p>0</text:p>
          </table:table-cell>
          <table:table-cell table:style-name="ce61" table:formula="of:=[.C14]*[.$C$7]+[.D14]*[.$D$7]+[.E14]*[.$E$7]+[.F14]*[.$F$7]+[.G14]*[.$G$7]" office:value-type="float" office:value="0">
            <text:p>0</text:p>
          </table:table-cell>
          <table:table-cell/>
          <table:table-cell table:style-name="ce129" table:formula="of:=IF([.H14]=0;&quot; &quot;;RANK([.H14];[.$H$10:.$H$16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6" office:value-type="string">
            <text:p>Senkido Menden</text:p>
          </table:table-cell>
          <table:table-cell table:formula="of:=SUMPRODUCT(([Wehrturm_Kategorie.$F$12:Wehrturm_Kategorie.$F$60]=[.$B15])*([Wehrturm_Kategorie.$J$12:Wehrturm_Kategorie.$J$60]=1))+SUMPRODUCT(([Präzision_Kategorie.$F$12:Präzision_Kategorie.$F$60]=[.$B15])*([Präzision_Kategorie.$J$12:Präzision_Kategorie.$J$60]=1))+SUMPRODUCT(([Schnellschießen_Kategorie.$F$12:Schnellschießen_Kategorie.$F$60]=[.$B15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2))+SUMPRODUCT(([Präzision_Kategorie.$F$12:Präzision_Kategorie.$F$60]=[.$B15])*([Präzision_Kategorie.$J$12:Präzision_Kategorie.$J$60]=2))+SUMPRODUCT(([Schnellschießen_Kategorie.$F$12:Schnellschießen_Kategorie.$F$60]=[.$B15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3))+SUMPRODUCT(([Präzision_Kategorie.$F$12:Präzision_Kategorie.$F$60]=[.$B15])*([Präzision_Kategorie.$J$12:Präzision_Kategorie.$J$60]=3))+SUMPRODUCT(([Schnellschießen_Kategorie.$F$12:Schnellschießen_Kategorie.$F$60]=[.$B15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4))+SUMPRODUCT(([Präzision_Kategorie.$F$12:Präzision_Kategorie.$F$60]=[.$B15])*([Präzision_Kategorie.$J$12:Präzision_Kategorie.$J$60]=4))+SUMPRODUCT(([Schnellschießen_Kategorie.$F$12:Schnellschießen_Kategorie.$F$60]=[.$B15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5))+SUMPRODUCT(([Präzision_Kategorie.$F$12:Präzision_Kategorie.$F$60]=[.$B15])*([Präzision_Kategorie.$J$12:Präzision_Kategorie.$J$60]=5))+SUMPRODUCT(([Schnellschießen_Kategorie.$F$12:Schnellschießen_Kategorie.$F$60]=[.$B15])*([Schnellschießen_Kategorie.$J$12:Schnellschießen_Kategorie.$J$60]=5))" office:value-type="float" office:value="0">
            <text:p>0</text:p>
          </table:table-cell>
          <table:table-cell table:style-name="ce61" table:formula="of:=[.C15]*[.$C$7]+[.D15]*[.$D$7]+[.E15]*[.$E$7]+[.F15]*[.$F$7]+[.G15]*[.$G$7]" office:value-type="float" office:value="0">
            <text:p>0</text:p>
          </table:table-cell>
          <table:table-cell/>
          <table:table-cell table:style-name="ce129" table:formula="of:=IF([.H15]=0;&quot; &quot;;RANK([.H15];[.$H$10:.$H$16];0))" office:value-type="string" office:string-value=" ">
            <text:p><text:s/></text:p>
          </table:table-cell>
        </table:table-row>
        <table:table-row table:style-name="ro5">
          <table:table-cell/>
          <table:table-cell table:style-name="ce57" office:value-type="string">
            <text:p>SCV Kreuzlingen</text:p>
          </table:table-cell>
          <table:table-cell table:formula="of:=SUMPRODUCT(([Wehrturm_Kategorie.$F$12:Wehrturm_Kategorie.$F$60]=[.$B16])*([Wehrturm_Kategorie.$J$12:Wehrturm_Kategorie.$J$60]=1))+SUMPRODUCT(([Präzision_Kategorie.$F$12:Präzision_Kategorie.$F$60]=[.$B16])*([Präzision_Kategorie.$J$12:Präzision_Kategorie.$J$60]=1))+SUMPRODUCT(([Schnellschießen_Kategorie.$F$12:Schnellschießen_Kategorie.$F$60]=[.$B16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2))+SUMPRODUCT(([Präzision_Kategorie.$F$12:Präzision_Kategorie.$F$60]=[.$B16])*([Präzision_Kategorie.$J$12:Präzision_Kategorie.$J$60]=2))+SUMPRODUCT(([Schnellschießen_Kategorie.$F$12:Schnellschießen_Kategorie.$F$60]=[.$B16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3))+SUMPRODUCT(([Präzision_Kategorie.$F$12:Präzision_Kategorie.$F$60]=[.$B16])*([Präzision_Kategorie.$J$12:Präzision_Kategorie.$J$60]=3))+SUMPRODUCT(([Schnellschießen_Kategorie.$F$12:Schnellschießen_Kategorie.$F$60]=[.$B16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4))+SUMPRODUCT(([Präzision_Kategorie.$F$12:Präzision_Kategorie.$F$60]=[.$B16])*([Präzision_Kategorie.$J$12:Präzision_Kategorie.$J$60]=4))+SUMPRODUCT(([Schnellschießen_Kategorie.$F$12:Schnellschießen_Kategorie.$F$60]=[.$B16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5))+SUMPRODUCT(([Präzision_Kategorie.$F$12:Präzision_Kategorie.$F$60]=[.$B16])*([Präzision_Kategorie.$J$12:Präzision_Kategorie.$J$60]=5))+SUMPRODUCT(([Schnellschießen_Kategorie.$F$12:Schnellschießen_Kategorie.$F$60]=[.$B16])*([Schnellschießen_Kategorie.$J$12:Schnellschießen_Kategorie.$J$60]=5))" office:value-type="float" office:value="0">
            <text:p>0</text:p>
          </table:table-cell>
          <table:table-cell table:style-name="ce61" table:formula="of:=[.C16]*[.$C$7]+[.D16]*[.$D$7]+[.E16]*[.$E$7]+[.F16]*[.$F$7]+[.G16]*[.$G$7]" office:value-type="float" office:value="0">
            <text:p>0</text:p>
          </table:table-cell>
          <table:table-cell/>
          <table:table-cell table:style-name="ce129" table:formula="of:=IF([.H16]=0;&quot; &quot;;RANK([.H16];[.$H$10:.$H$16];0))" office:value-type="string" office:string-value=" ">
            <text:p><text:s/>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59" table:formula="of:=SUM([.C10:.C16])" office:value-type="float" office:value="18">
            <text:p>18</text:p>
          </table:table-cell>
          <table:table-cell table:style-name="ce59" table:formula="of:=SUM([.D10:.D16])" office:value-type="float" office:value="12">
            <text:p>12</text:p>
          </table:table-cell>
          <table:table-cell table:style-name="ce59" table:formula="of:=SUM([.E10:.E16])" office:value-type="float" office:value="9">
            <text:p>9</text:p>
          </table:table-cell>
          <table:table-cell table:style-name="ce59" table:formula="of:=SUM([.F10:.F16])" office:value-type="float" office:value="10">
            <text:p>10</text:p>
          </table:table-cell>
          <table:table-cell table:style-name="ce59" table:formula="of:=SUM([.G10:.G16])" office:value-type="float" office:value="7">
            <text:p>7</text:p>
          </table:table-cell>
          <table:table-cell table:number-columns-repeated="3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Bereich markier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Dat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Sortier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Spalte H absteigend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Ok</text:p>
          </table:table-cell>
          <table:table-cell table:number-columns-repeated="7"/>
        </table:table-row>
      </table:table>
      <table:table table:name="Datenbank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4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ce17"/>
        <table:table-column table:style-name="co22" table:default-cell-style-name="Default"/>
        <table:table-column table:style-name="co22" table:default-cell-style-name="ce17"/>
        <table:table-column table:style-name="co27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2" table:default-cell-style-name="ce17"/>
        <table:table-column table:style-name="co27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2" table:default-cell-style-name="ce17"/>
        <table:table-column table:style-name="co27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number-columns-repeated="3" table:default-cell-style-name="Default"/>
        <table:table-column table:style-name="co5" table:number-columns-repeated="6" table:default-cell-style-name="Default"/>
        <table:table-column table:style-name="co4" table:number-columns-repeated="3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13" table:number-columns-repeated="7" table:default-cell-style-name="Default"/>
        <table:table-row table:style-name="ro1">
          <table:table-cell table:number-columns-repeated="12"/>
          <table:table-cell table:style-name="ce3"/>
          <table:table-cell table:number-columns-repeated="89"/>
        </table:table-row>
        <table:table-row table:style-name="ro1">
          <table:table-cell/>
          <table:table-cell table:style-name="ce2" office:value-type="string">
            <text:p>Datenbank</text:p>
          </table:table-cell>
          <table:table-cell/>
          <table:table-cell table:style-name="ce2"/>
          <table:table-cell/>
          <table:table-cell table:content-validation-name="val2"/>
          <table:table-cell table:number-columns-repeated="6"/>
          <table:table-cell table:style-name="ce3" office:value-type="string">
            <text:p>Die Ergebnisse sind schwarz.</text:p>
          </table:table-cell>
          <table:table-cell table:number-columns-repeated="89"/>
        </table:table-row>
        <table:table-row table:style-name="ro1">
          <table:table-cell table:number-columns-repeated="98"/>
          <table:table-cell table:style-name="ce17" office:value-type="string">
            <text:p>Zeitlimit</text:p>
          </table:table-cell>
          <table:table-cell table:style-name="ce17" office:value-type="string">
            <text:p>Kategori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13" office:value-type="string">
            <text:p>Die roten Felder werden berechnet.</text:p>
          </table:table-cell>
          <table:table-cell table:style-name="ce216"/>
          <table:table-cell/>
          <table:table-cell table:style-name="ce222" office:value-type="string">
            <text:p>Die blauen Werte sind aus den Schießlisten einzugeben.</text:p>
          </table:table-cell>
          <table:table-cell table:number-columns-repeated="15"/>
          <table:table-cell table:style-name="ce213" office:value-type="string">
            <text:p>Die roten Felder werden berechnet.</text:p>
          </table:table-cell>
          <table:table-cell table:number-columns-repeated="2"/>
          <table:table-cell table:style-name="ce222" office:value-type="string">
            <text:p>Die blauen Werte sind aus den Schießlisten einzugeben.</text:p>
          </table:table-cell>
          <table:table-cell table:number-columns-repeated="31"/>
          <table:table-cell table:style-name="ce213" office:value-type="string">
            <text:p>Die roten Felder werden berechnet.</text:p>
          </table:table-cell>
          <table:table-cell table:number-columns-repeated="2"/>
          <table:table-cell table:style-name="ce222" office:value-type="string">
            <text:p>Die blauen Werte sind aus den Schießlisten einzugeben.</text:p>
          </table:table-cell>
          <table:table-cell table:number-columns-repeated="8"/>
          <table:table-cell table:style-name="ce222" office:value-type="string">
            <text:p>Die blauen Werte sind aus der Liste einzugeben.</text:p>
          </table:table-cell>
          <table:table-cell table:number-columns-repeated="8"/>
          <table:table-cell table:style-name="ce222" office:value-type="string">
            <text:p>Die blauen Werte sind aus der Liste einzugeben.</text:p>
          </table:table-cell>
          <table:table-cell table:number-columns-repeated="10"/>
          <table:table-cell table:style-name="ce17" office:value-type="float" office:value="150">
            <text:p>150</text:p>
          </table:table-cell>
          <table:table-cell table:style-name="ce17" office:value-type="string">
            <text:p>I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6" office:value-type="string">
            <text:p>vorläufige</text:p>
          </table:table-cell>
          <table:table-cell table:number-columns-repeated="18"/>
          <table:table-cell table:style-name="ce16" office:value-type="string">
            <text:p>vorläufige</text:p>
          </table:table-cell>
          <table:table-cell table:number-columns-repeated="34"/>
          <table:table-cell table:style-name="ce16" office:value-type="string">
            <text:p>vorläufige</text:p>
          </table:table-cell>
          <table:table-cell table:number-columns-repeated="30"/>
          <table:table-cell table:style-name="ce17" office:value-type="float" office:value="150">
            <text:p>150</text:p>
          </table:table-cell>
          <table:table-cell table:style-name="ce17" office:value-type="string">
            <text:p>II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Start Nr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Vorname</text:p>
          </table:table-cell>
          <table:table-cell table:style-name="ce3" office:value-type="string">
            <text:p>m/w</text:p>
          </table:table-cell>
          <table:table-cell table:style-name="ce3" office:value-type="string">
            <text:p>Clan</text:p>
          </table:table-cell>
          <table:table-cell table:style-name="ce3" office:value-type="string">
            <text:p>Verband</text:p>
          </table:table-cell>
          <table:table-cell table:style-name="ce3" office:value-type="string">
            <text:p>Grad</text:p>
          </table:table-cell>
          <table:table-cell table:style-name="ce3" office:value-type="string">
            <text:p>Kategorie</text:p>
          </table:table-cell>
          <table:table-cell table:style-name="ce3" office:value-type="string">
            <text:p>Kommentar</text:p>
          </table:table-cell>
          <table:table-cell table:style-name="ce3"/>
          <table:table-cell table:style-name="ce16" office:value-type="string">
            <text:p>Start Nr.</text:p>
          </table:table-cell>
          <table:table-cell table:style-name="ce16" office:value-type="string">
            <text:p>Wettkampf 1</text:p>
          </table:table-cell>
          <table:table-cell table:style-name="ce16" office:value-type="string">
            <text:p><text:s text:c="3"/>Platzierung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<text:s text:c="2"/>Voreinstellung</text:p>
          </table:table-cell>
          <table:table-cell table:number-columns-repeated="14"/>
          <table:table-cell table:style-name="ce16" office:value-type="string">
            <text:p>Start Nr.</text:p>
          </table:table-cell>
          <table:table-cell table:style-name="ce16" office:value-type="string">
            <text:p>Wettkampf 2</text:p>
          </table:table-cell>
          <table:table-cell table:style-name="ce16" office:value-type="string">
            <text:p><text:s text:c="3"/>Platzierung</text:p>
          </table:table-cell>
          <table:table-cell/>
          <table:table-cell table:style-name="ce3" office:value-type="string">
            <text:p><text:s text:c="2"/>Voreinstellung</text:p>
          </table:table-cell>
          <table:table-cell table:number-columns-repeated="30"/>
          <table:table-cell table:style-name="ce16" office:value-type="string">
            <text:p>Start Nr.</text:p>
          </table:table-cell>
          <table:table-cell table:style-name="ce16" office:value-type="string">
            <text:p>Wettkampf 3</text:p>
          </table:table-cell>
          <table:table-cell table:style-name="ce16" office:value-type="string">
            <text:p><text:s text:c="3"/>Platzierung</text:p>
          </table:table-cell>
          <table:table-cell/>
          <table:table-cell table:style-name="ce3" office:value-type="string">
            <text:p><text:s text:c="2"/>Voreinstellung</text:p>
          </table:table-cell>
          <table:table-cell table:number-columns-repeated="5"/>
          <table:table-cell table:style-name="ce222"/>
          <table:table-cell table:number-columns-repeated="8"/>
          <table:table-cell table:style-name="ce222"/>
          <table:table-cell table:number-columns-repeated="8"/>
          <table:table-cell table:style-name="ce222"/>
          <table:table-cell table:number-columns-repeated="4"/>
          <table:table-cell table:style-name="ce17" office:value-type="float" office:value="180">
            <text:p>180</text:p>
          </table:table-cell>
          <table:table-cell table:style-name="ce17" office:value-type="string">
            <text:p>III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<text:s/></text:p>
          </table:table-cell>
          <table:table-cell table:number-columns-repeated="2" table:style-name="ce176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/>
          <table:table-cell table:style-name="ce201" office:value-type="string">
            <text:p>Kyu 6, 5, 4</text:p>
          </table:table-cell>
          <table:table-cell table:style-name="ce202" office:value-type="string">
            <text:p>I</text:p>
          </table:table-cell>
          <table:table-cell table:style-name="ce208" office:value-type="string">
            <text:p>weiß, gelb, orange</text:p>
          </table:table-cell>
          <table:table-cell/>
          <table:table-cell table:style-name="ce211"/>
          <table:table-cell table:style-name="ce214" table:formula="of:=[.S7]+[.X7]+[.AC7]" office:value-type="float" office:value="-999">
            <text:p>-999</text:p>
          </table:table-cell>
          <table:table-cell table:style-name="ce217" office:value-type="string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7]+[.Q7]*[.$Q$11]+[.R7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7]+[.V7]*[.$Q$11]+[.W7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7]+[.AA7]*[.$Q$11]+[.AB7]*[.$R$11]" office:value-type="float" office:value="0">
            <text:p>0</text:p>
          </table:table-cell>
          <table:table-cell/>
          <table:table-cell table:style-name="ce209"/>
          <table:table-cell table:style-name="ce214" table:formula="of:=[.AL7]+[.AQ7]+[.AV7]+[.BA7]+[.BF7]+[.BK7]" office:value-type="float" office:value="-999">
            <text:p>-999</text:p>
          </table:table-cell>
          <table:table-cell table:style-name="ce229" office:value-type="string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7]+[.AJ7]*[.$AJ$11]+[.AK7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7]+[.AO7]*[.$AJ$11]+[.AP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7]+[.AT7]*[.$AJ$11]+[.AU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7]+[.AY7]*[.$AJ$11]+[.AZ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7]+[.BD7]*[.$AJ$11]+[.BE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7]+[.BI7]*[.$AJ$11]+[.BJ7]*[.$AK$11]" office:value-type="float" office:value="0">
            <text:p>0</text:p>
          </table:table-cell>
          <table:table-cell table:number-columns-repeated="2"/>
          <table:table-cell table:style-name="ce209"/>
          <table:table-cell table:style-name="ce231" table:formula="of:=IF([.BR7]=0;999;[.BY7]+[.CH7]+[.CQ7])" office:value-type="float" office:value="999">
            <text:p>999</text:p>
          </table:table-cell>
          <table:table-cell table:style-name="ce229" office:value-type="string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7]-[.BT7]-[.BV7]-[.BW7]-[.BX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7]+[.$BS$11]*[.BS7]+[.$BT$11]*[.BT7]+[.$BU$11]*[.BU7]+[.$BV$11]*[.BV7]+[.$BW$11]*[.BW7]+[.$BX$11]*[.BX7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7]-[.CC7]-[.CE7]-[.CF7]-[.CG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7]+[.$BS$11]*[.CB7]+[.$BT$11]*[.CC7]+[.$BU$11]*[.CD7]+[.$BV$11]*[.CE7]+[.$BW$11]*[.CF7]+[.$BX$11]*[.CG7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7]-[.CL7]-[.CN7]-[.CO7]-[.CP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7]+[.$BS$11]*[.CK7]+[.$BT$11]*[.CL7]+[.$BU$11]*[.CM7]+[.$BV$11]*[.CN7]+[.$BW$11]*[.CO7]+[.$BX$11]*[.CP7]" office:value-type="float" office:value="0">
            <text:p>0,0</text:p>
          </table:table-cell>
          <table:table-cell table:number-columns-repeated="2"/>
          <table:table-cell table:style-name="ce237"/>
          <table:table-cell office:value-type="float" office:value="900">
            <text:p>900</text:p>
          </table:table-cell>
          <table:table-cell table:style-name="ce17" office:value-type="string">
            <text:p>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176" office:value-type="string">
            <text:p><text:s/></text:p>
          </table:table-cell>
          <table:table-cell table:number-columns-repeated="2" table:style-name="ce3" office:value-type="string">
            <text:p><text:s/></text:p>
          </table:table-cell>
          <table:table-cell table:style-name="ce201" office:value-type="string">
            <text:p><text:s/></text:p>
          </table:table-cell>
          <table:table-cell table:style-name="ce201"/>
          <table:table-cell table:style-name="ce201" office:value-type="string">
            <text:p>Kyu 3, 2, 1</text:p>
          </table:table-cell>
          <table:table-cell table:style-name="ce202" office:value-type="string">
            <text:p>II</text:p>
          </table:table-cell>
          <table:table-cell table:style-name="ce208" office:value-type="string">
            <text:p>grün, blau, braun</text:p>
          </table:table-cell>
          <table:table-cell table:style-name="ce201"/>
          <table:table-cell/>
          <table:table-cell table:style-name="ce20" office:value-type="string">
            <text:p>Wehrturm</text:p>
          </table:table-cell>
          <table:table-cell table:style-name="ce20" office:value-type="string">
            <text:p><text:s/></text:p>
          </table:table-cell>
          <table:table-cell/>
          <table:table-cell table:style-name="ce17" office:value-type="string">
            <text:p>links</text:p>
          </table:table-cell>
          <table:table-cell table:style-name="ce17" table:number-columns-repeated="4"/>
          <table:table-cell table:style-name="ce17" office:value-type="string">
            <text:p>rechts</text:p>
          </table:table-cell>
          <table:table-cell table:style-name="ce17" table:number-columns-repeated="4"/>
          <table:table-cell table:style-name="ce17" office:value-type="string">
            <text:p>mitte</text:p>
          </table:table-cell>
          <table:table-cell table:style-name="ce17" table:number-columns-repeated="3"/>
          <table:table-cell table:number-columns-repeated="2"/>
          <table:table-cell table:style-name="ce20" office:value-type="string">
            <text:p>Präzision</text:p>
          </table:table-cell>
          <table:table-cell table:style-name="ce20" office:value-type="string">
            <text:p><text:s/></text:p>
          </table:table-cell>
          <table:table-cell/>
          <table:table-cell table:style-name="ce17" office:value-type="string">
            <text:p>Stand</text:p>
          </table:table-cell>
          <table:table-cell table:style-name="ce17" table:number-columns-repeated="4"/>
          <table:table-cell table:style-name="ce17" office:value-type="string">
            <text:p>Sonkyo</text:p>
          </table:table-cell>
          <table:table-cell table:style-name="ce17" table:number-columns-repeated="4"/>
          <table:table-cell table:style-name="ce17" office:value-type="string">
            <text:p>Stand</text:p>
          </table:table-cell>
          <table:table-cell table:style-name="ce17" table:number-columns-repeated="4"/>
          <table:table-cell table:style-name="ce17" office:value-type="string">
            <text:p>Sonkyo</text:p>
          </table:table-cell>
          <table:table-cell table:style-name="ce17" table:number-columns-repeated="4"/>
          <table:table-cell table:style-name="ce17" office:value-type="string">
            <text:p>Stand</text:p>
          </table:table-cell>
          <table:table-cell table:style-name="ce17" table:number-columns-repeated="4"/>
          <table:table-cell table:style-name="ce17" office:value-type="string">
            <text:p>Sonkyo</text:p>
          </table:table-cell>
          <table:table-cell table:style-name="ce17" table:number-columns-repeated="4"/>
          <table:table-cell table:number-columns-repeated="2"/>
          <table:table-cell table:style-name="ce20" office:value-type="string">
            <text:p>Schnellschießen</text:p>
          </table:table-cell>
          <table:table-cell table:style-name="ce20" office:value-type="string">
            <text:p><text:s/></text:p>
          </table:table-cell>
          <table:table-cell/>
          <table:table-cell table:style-name="ce1" office:value-type="string">
            <text:p>Zwischenergebnisse</text:p>
          </table:table-cell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7" table:number-columns-repeated="2"/>
          <table:table-cell table:number-columns-repeated="6"/>
          <table:table-cell table:style-name="ce1"/>
          <table:table-cell table:number-columns-repeated="3"/>
          <table:table-cell table:style-name="ce17"/>
          <table:table-cell table:number-columns-repeated="4"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176" office:value-type="string">
            <text:p><text:s/></text:p>
          </table:table-cell>
          <table:table-cell table:number-columns-repeated="3" table:style-name="ce3" office:value-type="string">
            <text:p><text:s/></text:p>
          </table:table-cell>
          <table:table-cell table:style-name="ce3"/>
          <table:table-cell table:style-name="ce20" office:value-type="string">
            <text:p>Dan 1, 2, 3, 4, 5</text:p>
          </table:table-cell>
          <table:table-cell table:style-name="ce202" office:value-type="string">
            <text:p>III</text:p>
          </table:table-cell>
          <table:table-cell table:style-name="ce208" office:value-type="string">
            <text:p>schwarz</text:p>
          </table:table-cell>
          <table:table-cell table:style-name="ce201"/>
          <table:table-cell/>
          <table:table-cell table:style-name="ce20" office:value-type="string">
            <text:p>Punkte</text:p>
          </table:table-cell>
          <table:table-cell table:style-name="ce20" office:value-type="string">
            <text:p><text:s/></text:p>
          </table:table-cell>
          <table:table-cell/>
          <table:table-cell table:style-name="ce17" office:value-type="string">
            <text:p>30m</text:p>
          </table:table-cell>
          <table:table-cell table:style-name="ce17" table:number-columns-repeated="4"/>
          <table:table-cell table:style-name="ce17" office:value-type="string">
            <text:p>30m</text:p>
          </table:table-cell>
          <table:table-cell table:style-name="ce17" table:number-columns-repeated="4"/>
          <table:table-cell table:style-name="ce17" office:value-type="string">
            <text:p>60m</text:p>
          </table:table-cell>
          <table:table-cell table:style-name="ce17" table:number-columns-repeated="3"/>
          <table:table-cell table:number-columns-repeated="2"/>
          <table:table-cell table:style-name="ce20" office:value-type="string">
            <text:p>Punkte</text:p>
          </table:table-cell>
          <table:table-cell table:style-name="ce20" office:value-type="string">
            <text:p><text:s/></text:p>
          </table:table-cell>
          <table:table-cell/>
          <table:table-cell table:style-name="ce17" office:value-type="string">
            <text:p>10m</text:p>
          </table:table-cell>
          <table:table-cell table:style-name="ce17" table:number-columns-repeated="4"/>
          <table:table-cell table:style-name="ce17" office:value-type="string">
            <text:p>10m</text:p>
          </table:table-cell>
          <table:table-cell table:style-name="ce17" table:number-columns-repeated="4"/>
          <table:table-cell table:style-name="ce17" office:value-type="string">
            <text:p>15m</text:p>
          </table:table-cell>
          <table:table-cell table:style-name="ce17" table:number-columns-repeated="4"/>
          <table:table-cell table:style-name="ce17" office:value-type="string">
            <text:p>15m</text:p>
          </table:table-cell>
          <table:table-cell table:style-name="ce17" table:number-columns-repeated="4"/>
          <table:table-cell table:style-name="ce17" office:value-type="string">
            <text:p>20m</text:p>
          </table:table-cell>
          <table:table-cell table:style-name="ce17" table:number-columns-repeated="4"/>
          <table:table-cell table:style-name="ce17" office:value-type="string">
            <text:p>20m</text:p>
          </table:table-cell>
          <table:table-cell table:style-name="ce17" table:number-columns-repeated="4"/>
          <table:table-cell table:number-columns-repeated="2"/>
          <table:table-cell table:style-name="ce20" office:value-type="string">
            <text:p>Sekunden</text:p>
          </table:table-cell>
          <table:table-cell table:style-name="ce20" office:value-type="string">
            <text:p><text:s/></text:p>
          </table:table-cell>
          <table:table-cell/>
          <table:table-cell table:style-name="ce1" office:value-type="string">
            <text:p>10m</text:p>
          </table:table-cell>
          <table:table-cell office:value-type="string">
            <text:p>Extrasekunden</text:p>
          </table:table-cell>
          <table:table-cell table:number-columns-repeated="5"/>
          <table:table-cell table:style-name="ce17" office:value-type="string">
            <text:p>korrigierte</text:p>
          </table:table-cell>
          <table:table-cell/>
          <table:table-cell table:style-name="ce1" office:value-type="string">
            <text:p>15m</text:p>
          </table:table-cell>
          <table:table-cell office:value-type="string">
            <text:p>Extrasekunden</text:p>
          </table:table-cell>
          <table:table-cell table:number-columns-repeated="5"/>
          <table:table-cell table:style-name="ce17" office:value-type="string">
            <text:p>korrigierte</text:p>
          </table:table-cell>
          <table:table-cell table:style-name="ce17"/>
          <table:table-cell table:style-name="ce1" office:value-type="string">
            <text:p>20m</text:p>
          </table:table-cell>
          <table:table-cell office:value-type="string">
            <text:p>Extrasekunden</text:p>
          </table:table-cell>
          <table:table-cell table:number-columns-repeated="5"/>
          <table:table-cell table:style-name="ce17" office:value-type="string">
            <text:p>korrigierte</text:p>
          </table:table-cell>
          <table:table-cell table:number-columns-repeated="2"/>
          <table:table-cell table:style-name="ce17" office:value-type="string">
            <text:p>Schießzeit</text:p>
          </table:table-cell>
          <table:table-cell table:style-name="ce17"/>
          <table:table-cell table:number-columns-repeated="2"/>
          <table:table-cell table:style-name="ce17" office:value-type="string">
            <text:p>Anzahl 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176" office:value-type="string">
            <text:p><text:s/></text:p>
          </table:table-cell>
          <table:table-cell table:style-name="ce3" table:number-columns-repeated="4"/>
          <table:table-cell table:style-name="ce20" office:value-type="string">
            <text:p>Kyu 6</text:p>
          </table:table-cell>
          <table:table-cell table:style-name="ce203" office:value-type="string">
            <text:p>K </text:p>
          </table:table-cell>
          <table:table-cell table:style-name="ce201" office:value-type="string">
            <text:p>Kinder</text:p>
          </table:table-cell>
          <table:table-cell table:style-name="ce201"/>
          <table:table-cell/>
          <table:table-cell table:style-name="ce20" table:number-columns-repeated="2"/>
          <table:table-cell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style-name="ce20"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number-columns-repeated="2"/>
          <table:table-cell table:number-columns-repeated="2" table:style-name="ce20" office:value-type="string">
            <text:p><text:s/></text:p>
          </table:table-cell>
          <table:table-cell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style-name="ce20"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style-name="ce20"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style-name="ce20"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style-name="ce20"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style-name="ce20"/>
          <table:table-cell table:style-name="ce17" office:value-type="string">
            <text:p>Zielpunkte</text:p>
          </table:table-cell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Summe</text:p>
          </table:table-cell>
          <table:table-cell table:style-name="ce20"/>
          <table:table-cell/>
          <table:table-cell office:value-type="string">
            <text:p><text:s/></text:p>
          </table:table-cell>
          <table:table-cell table:number-columns-repeated="2" table:style-name="ce20" office:value-type="string">
            <text:p><text:s/></text:p>
          </table:table-cell>
          <table:table-cell/>
          <table:table-cell office:value-type="string">
            <text:p>Runde</text:p>
          </table:table-cell>
          <table:table-cell table:style-name="ce17" office:value-type="string">
            <text:p>Black</text:p>
          </table:table-cell>
          <table:table-cell table:style-name="ce17" office:value-type="string">
            <text:p>Bright</text:p>
          </table:table-cell>
          <table:table-cell table:style-name="ce17"/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undenzeit</text:p>
          </table:table-cell>
          <table:table-cell table:style-name="ce17"/>
          <table:table-cell office:value-type="string">
            <text:p>Runde</text:p>
          </table:table-cell>
          <table:table-cell table:style-name="ce17" office:value-type="string">
            <text:p>Black</text:p>
          </table:table-cell>
          <table:table-cell table:style-name="ce17" office:value-type="string">
            <text:p>Bright</text:p>
          </table:table-cell>
          <table:table-cell table:style-name="ce17"/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undenzeit</text:p>
          </table:table-cell>
          <table:table-cell table:style-name="ce17"/>
          <table:table-cell office:value-type="string">
            <text:p>Runde</text:p>
          </table:table-cell>
          <table:table-cell table:style-name="ce17" office:value-type="string">
            <text:p>Black</text:p>
          </table:table-cell>
          <table:table-cell office:value-type="string">
            <text:p>Bright</text:p>
          </table:table-cell>
          <table:table-cell/>
          <table:table-cell table:style-name="ce17" office:value-type="string">
            <text:p>Fault</text:p>
          </table:table-cell>
          <table:table-cell table:style-name="ce17" office:value-type="string">
            <text:p>P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undenzeit</text:p>
          </table:table-cell>
          <table:table-cell table:number-columns-repeated="2"/>
          <table:table-cell table:style-name="ce17" office:value-type="string">
            <text:p>total</text:p>
          </table:table-cell>
          <table:table-cell table:style-name="ce17" office:value-type="string">
            <text:p>Zeitlimit</text:p>
          </table:table-cell>
          <table:table-cell/>
          <table:table-cell table:style-name="ce17" office:value-type="string">
            <text:p>Durchschnitt</text:p>
          </table:table-cell>
          <table:table-cell table:style-name="ce17" office:value-type="string">
            <text:p>der Pfeile</text:p>
          </table:table-cell>
        </table:table-row>
        <table:table-row table:style-name="ro1">
          <table:table-cell/>
          <table:table-cell table:number-columns-repeated="2" table:style-name="ce3" office:value-type="string">
            <text:p><text:s/></text:p>
          </table:table-cell>
          <table:table-cell table:style-name="ce3" table:number-columns-repeated="5"/>
          <table:table-cell table:style-name="ce13" office:value-type="string">
            <text:p><text:s/></text:p>
          </table:table-cell>
          <table:table-cell table:style-name="ce201" table:number-columns-repeated="2"/>
          <table:table-cell/>
          <table:table-cell table:style-name="ce20" table:number-columns-repeated="2"/>
          <table:table-cell table:number-columns-repeated="2"/>
          <table:table-cell table:style-name="ce224" office:value-type="float" office:value="-1">
            <text:p>-1</text:p>
          </table:table-cell>
          <table:table-cell table:style-name="ce224" office:value-type="float" office:value="-2">
            <text:p>-2</text:p>
          </table:table-cell>
          <table:table-cell table:style-name="ce226"/>
          <table:table-cell table:number-columns-repeated="2"/>
          <table:table-cell table:style-name="ce227" table:formula="of:=[.Q11]" office:value-type="float" office:value="-1">
            <text:p>-1</text:p>
          </table:table-cell>
          <table:table-cell table:style-name="ce227" table:formula="of:=[.R11]" office:value-type="float" office:value="-2">
            <text:p>-2</text:p>
          </table:table-cell>
          <table:table-cell table:style-name="ce226"/>
          <table:table-cell table:style-name="ce208" table:number-columns-repeated="2"/>
          <table:table-cell table:style-name="ce227" table:formula="of:=[.Q11]" office:value-type="float" office:value="-1">
            <text:p>-1</text:p>
          </table:table-cell>
          <table:table-cell table:style-name="ce227" table:formula="of:=[.R11]" office:value-type="float" office:value="-2">
            <text:p>-2</text:p>
          </table:table-cell>
          <table:table-cell table:style-name="ce226"/>
          <table:table-cell table:number-columns-repeated="2"/>
          <table:table-cell table:number-columns-repeated="2" table:style-name="ce20" office:value-type="string">
            <text:p><text:s/></text:p>
          </table:table-cell>
          <table:table-cell table:number-columns-repeated="2"/>
          <table:table-cell table:style-name="ce224" office:value-type="float" office:value="-1">
            <text:p>-1</text:p>
          </table:table-cell>
          <table:table-cell table:style-name="ce224" office:value-type="float" office:value="-2">
            <text:p>-2</text:p>
          </table:table-cell>
          <table:table-cell table:style-name="ce226"/>
          <table:table-cell table:number-columns-repeated="2"/>
          <table:table-cell table:style-name="ce227" office:value-type="float" office:value="-1">
            <text:p>-1</text:p>
          </table:table-cell>
          <table:table-cell table:style-name="ce227" office:value-type="float" office:value="-2">
            <text:p>-2</text:p>
          </table:table-cell>
          <table:table-cell table:style-name="ce226"/>
          <table:table-cell table:style-name="ce208" table:number-columns-repeated="2"/>
          <table:table-cell table:style-name="ce227" office:value-type="float" office:value="-1">
            <text:p>-1</text:p>
          </table:table-cell>
          <table:table-cell table:style-name="ce227" office:value-type="float" office:value="-2">
            <text:p>-2</text:p>
          </table:table-cell>
          <table:table-cell table:style-name="ce226"/>
          <table:table-cell table:style-name="ce208" table:number-columns-repeated="2"/>
          <table:table-cell table:style-name="ce227" office:value-type="float" office:value="-1">
            <text:p>-1</text:p>
          </table:table-cell>
          <table:table-cell table:style-name="ce227" office:value-type="float" office:value="-2">
            <text:p>-2</text:p>
          </table:table-cell>
          <table:table-cell table:style-name="ce226"/>
          <table:table-cell table:style-name="ce208" table:number-columns-repeated="2"/>
          <table:table-cell table:style-name="ce227" office:value-type="float" office:value="-1">
            <text:p>-1</text:p>
          </table:table-cell>
          <table:table-cell table:style-name="ce227" office:value-type="float" office:value="-2">
            <text:p>-2</text:p>
          </table:table-cell>
          <table:table-cell table:style-name="ce226"/>
          <table:table-cell/>
          <table:table-cell table:style-name="ce208"/>
          <table:table-cell table:style-name="ce227" office:value-type="float" office:value="-1">
            <text:p>-1</text:p>
          </table:table-cell>
          <table:table-cell table:style-name="ce227" office:value-type="float" office:value="-2">
            <text:p>-2</text:p>
          </table:table-cell>
          <table:table-cell table:style-name="ce226"/>
          <table:table-cell table:number-columns-repeated="2"/>
          <table:table-cell office:value-type="string">
            <text:p><text:s/></text:p>
          </table:table-cell>
          <table:table-cell table:number-columns-repeated="2" table:style-name="ce20" office:value-type="string">
            <text:p><text:s/></text:p>
          </table:table-cell>
          <table:table-cell/>
          <table:table-cell office:value-type="string">
            <text:p>in Sekunden</text:p>
          </table:table-cell>
          <table:table-cell table:style-name="ce224" office:value-type="float" office:value="-3">
            <text:p>-3</text:p>
          </table:table-cell>
          <table:table-cell table:style-name="ce224" office:value-type="float" office:value="-1">
            <text:p>-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10">
            <text:p>10</text:p>
          </table:table-cell>
          <table:table-cell table:style-name="ce224" office:value-type="float" office:value="20">
            <text:p>20</text:p>
          </table:table-cell>
          <table:table-cell table:style-name="ce17" office:value-type="string">
            <text:p>in Sekunden</text:p>
          </table:table-cell>
          <table:table-cell table:style-name="ce17"/>
          <table:table-cell office:value-type="string">
            <text:p>in Sekunden</text:p>
          </table:table-cell>
          <table:table-cell table:style-name="ce225" table:formula="of:=[.BS11]" office:value-type="float" office:value="-3">
            <text:p>-3</text:p>
          </table:table-cell>
          <table:table-cell table:style-name="ce225" table:formula="of:=[.BT11]" office:value-type="float" office:value="-1">
            <text:p>-1</text:p>
          </table:table-cell>
          <table:table-cell table:style-name="ce225" table:formula="of:=[.BU11]" office:value-type="float" office:value="0">
            <text:p>0</text:p>
          </table:table-cell>
          <table:table-cell table:style-name="ce225" table:formula="of:=[.BV11]" office:value-type="float" office:value="5">
            <text:p>5</text:p>
          </table:table-cell>
          <table:table-cell table:style-name="ce225" table:formula="of:=[.BW11]" office:value-type="float" office:value="10">
            <text:p>10</text:p>
          </table:table-cell>
          <table:table-cell table:style-name="ce225" table:formula="of:=[.BX11]" office:value-type="float" office:value="20">
            <text:p>20</text:p>
          </table:table-cell>
          <table:table-cell table:style-name="ce17" office:value-type="string">
            <text:p>in Sekunden</text:p>
          </table:table-cell>
          <table:table-cell table:style-name="ce17"/>
          <table:table-cell office:value-type="string">
            <text:p>in Sekunden</text:p>
          </table:table-cell>
          <table:table-cell table:style-name="ce225" table:formula="of:=[.CB11]" office:value-type="float" office:value="-3">
            <text:p>-3</text:p>
          </table:table-cell>
          <table:table-cell table:style-name="ce225" table:formula="of:=[.CC11]" office:value-type="float" office:value="-1">
            <text:p>-1</text:p>
          </table:table-cell>
          <table:table-cell table:style-name="ce225" table:formula="of:=[.CD11]" office:value-type="float" office:value="0">
            <text:p>0</text:p>
          </table:table-cell>
          <table:table-cell table:style-name="ce225" table:formula="of:=[.CE11]" office:value-type="float" office:value="5">
            <text:p>5</text:p>
          </table:table-cell>
          <table:table-cell table:style-name="ce225" table:formula="of:=[.CF11]" office:value-type="float" office:value="10">
            <text:p>10</text:p>
          </table:table-cell>
          <table:table-cell table:style-name="ce225" table:formula="of:=[.CG11]" office:value-type="float" office:value="20">
            <text:p>20</text:p>
          </table:table-cell>
          <table:table-cell table:style-name="ce17" office:value-type="string">
            <text:p>in Sekunden</text:p>
          </table:table-cell>
          <table:table-cell table:number-columns-repeated="2"/>
          <table:table-cell table:number-columns-repeated="2" table:style-name="ce17" office:value-type="string">
            <text:p>in Sekunden</text:p>
          </table:table-cell>
          <table:table-cell table:style-name="ce17" office:value-type="string">
            <text:p>Differenz</text:p>
          </table:table-cell>
          <table:table-cell table:style-name="ce17" office:value-type="string">
            <text:p>pro Pfeil</text:p>
          </table:table-cell>
          <table:table-cell table:style-name="ce17" office:value-type="string">
            <text:p>im Ständer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6" office:value-type="string">
            <text:p>Humrich</text:p>
          </table:table-cell>
          <table:table-cell table:style-name="ce6" office:value-type="string">
            <text:p>Joline</text:p>
          </table:table-cell>
          <table:table-cell table:style-name="ce180" office:value-type="string">
            <text:p>W</text:p>
          </table:table-cell>
          <table:table-cell table:style-name="ce12" office:value-type="string">
            <text:p>Budo-Shin</text:p>
          </table:table-cell>
          <table:table-cell table:style-name="ce12"/>
          <table:table-cell table:style-name="ce14" office:value-type="string">
            <text:p>Kyu 6</text:p>
          </table:table-cell>
          <table:table-cell table:style-name="ce204" table:formula="of:=IF(OR([.H12]=&quot;Kyu 6&quot;;[.H12]=&quot;Kyu 5&quot;;[.H12]=&quot;Kyu 4&quot;);&quot;I&quot;;IF(OR([.H12]=&quot;Kyu 3&quot;;[.H12]=&quot;Kyu 2&quot;;[.H12]=&quot;Kyu 1&quot;);&quot;II&quot;;IF(OR([.H12]=&quot;Dan 1&quot;;[.H12]=&quot;Dan 2&quot;;[.H12]=&quot;Dan 3&quot;;[.H12]=&quot;Dan 4&quot;;[.H12]=&quot;Dan 5&quot;);&quot;III&quot;;&quot;xxx&quot;)))" office:value-type="string" office:string-value="I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2]" office:value-type="float" office:value="1">
            <text:p>1</text:p>
          </table:table-cell>
          <table:table-cell table:style-name="ce214" table:formula="of:=[.S12]+[.X12]+[.AC12]" office:value-type="float" office:value="-7">
            <text:p>-7</text:p>
          </table:table-cell>
          <table:table-cell table:style-name="ce218" table:formula="of:=IF([.M12]=-999;&quot; &quot;;RANK([.M12];[.$M$12:.$M$26];0))" office:value-type="float" office:value="1">
            <text:p>1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P12]+[.Q12]*[.$Q$11]+[.R12]*[.$R$11]" office:value-type="float" office:value="1">
            <text:p>1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12]+[.V12]*[.$Q$11]+[.W12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2]+[.AA12]*[.$Q$11]+[.AB12]*[.$R$11]" office:value-type="float" office:value="0">
            <text:p>0</text:p>
          </table:table-cell>
          <table:table-cell/>
          <table:table-cell table:style-name="ce228" table:formula="of:=[.B12]" office:value-type="float" office:value="1">
            <text:p>1</text:p>
          </table:table-cell>
          <table:table-cell table:style-name="ce214" table:formula="of:=[.AL12]+[.AQ12]+[.AV12]+[.BA12]+[.BF12]+[.BK12]" office:value-type="float" office:value="19">
            <text:p>19</text:p>
          </table:table-cell>
          <table:table-cell table:style-name="ce230" table:formula="of:=IF([.AF12]=-999;&quot; &quot;;RANK([.AF12];[.$AF$12:.$AF$26];0))" office:value-type="float" office:value="1">
            <text:p>1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I12]+[.AJ12]*[.$AJ$11]+[.AK12]*[.$AK$11]" office:value-type="float" office:value="0">
            <text:p>0</text:p>
          </table:table-cell>
          <table:table-cell/>
          <table:table-cell table:style-name="ce223" office:value-type="float" office:value="9">
            <text:p>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12]+[.AO12]*[.$AJ$11]+[.AP12]*[.$AK$11]" office:value-type="float" office:value="9">
            <text:p>9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S12]+[.AT12]*[.$AJ$11]+[.AU12]*[.$AK$11]" office:value-type="float" office:value="1">
            <text:p>1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25" table:formula="of:=[.AX12]+[.AY12]*[.$AJ$11]+[.AZ12]*[.$AK$11]" office:value-type="float" office:value="1">
            <text:p>1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BC12]+[.BD12]*[.$AJ$11]+[.BE12]*[.$AK$11]" office:value-type="float" office:value="5">
            <text:p>5</text:p>
          </table:table-cell>
          <table:table-cell/>
          <table:table-cell table:style-name="ce223" office:value-type="float" office:value="5">
            <text:p>5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BH12]+[.BI12]*[.$AJ$11]+[.BJ12]*[.$AK$11]" office:value-type="float" office:value="3">
            <text:p>3</text:p>
          </table:table-cell>
          <table:table-cell table:number-columns-repeated="2"/>
          <table:table-cell table:style-name="ce228" table:formula="of:=[.B12]" office:value-type="float" office:value="1">
            <text:p>1</text:p>
          </table:table-cell>
          <table:table-cell table:style-name="ce231" table:formula="of:=IF([.BR12]=0;999;[.BY12]+[.CH12]+[.CQ12])" office:value-type="float" office:value="325">
            <text:p>325</text:p>
          </table:table-cell>
          <table:table-cell table:style-name="ce230" table:formula="of:=IF([.BO12]=999;&quot; &quot;;RANK([.BO12];[.$BO$12:.$BO$26];1))" office:value-type="float" office:value="3">
            <text:p>3</text:p>
          </table:table-cell>
          <table:table-cell/>
          <table:table-cell table:style-name="ce234" office:value-type="float" office:value="56">
            <text:p>56,00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35" table:formula="of:=10-[.BS12]-[.BT12]-[.BV12]-[.BW12]-[.BX12]" office:value-type="float" office:value="0">
            <text:p>0</text:p>
          </table:table-cell>
          <table:table-cell table:style-name="ce223" office:value-type="float" office:value="6">
            <text:p>6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BR12]+[.$BS$11]*[.BS12]+[.$BT$11]*[.BT12]+[.$BU$11]*[.BU12]+[.$BV$11]*[.BV12]+[.$BW$11]*[.BW12]+[.$BX$11]*[.BX12]" office:value-type="float" office:value="102">
            <text:p>102,0</text:p>
          </table:table-cell>
          <table:table-cell table:style-name="ce236"/>
          <table:table-cell table:style-name="ce234" office:value-type="float" office:value="53">
            <text:p>53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35" table:formula="of:=10-[.CB12]-[.CC12]-[.CE12]-[.CF12]-[.CG12]" office:value-type="float" office:value="0">
            <text:p>0</text:p>
          </table:table-cell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12]+[.$BS$11]*[.CB12]+[.$BT$11]*[.CC12]+[.$BU$11]*[.CD12]+[.$BV$11]*[.CE12]+[.$BW$11]*[.CF12]+[.$BX$11]*[.CG12]" office:value-type="float" office:value="96">
            <text:p>96,0</text:p>
          </table:table-cell>
          <table:table-cell table:style-name="ce236"/>
          <table:table-cell table:style-name="ce234" office:value-type="float" office:value="54">
            <text:p>54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35" table:formula="of:=10-[.CK12]-[.CL12]-[.CN12]-[.CO12]-[.CP12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36" table:formula="of:=[.CJ12]+[.$BS$11]*[.CK12]+[.$BT$11]*[.CL12]+[.$BU$11]*[.CM12]+[.$BV$11]*[.CN12]+[.$BW$11]*[.CO12]+[.$BX$11]*[.CP12]" office:value-type="float" office:value="127">
            <text:p>127,0</text:p>
          </table:table-cell>
          <table:table-cell table:number-columns-repeated="2"/>
          <table:table-cell table:style-name="ce237" table:formula="of:=[.BR12]+[.CA12]+[.CJ12]" office:value-type="float" office:value="163">
            <text:p>163</text:p>
          </table:table-cell>
          <table:table-cell table:style-name="ce238" table:formula="of:=IF([.I12]=&quot;I&quot;;180;IF([.I12]=&quot;II&quot;;150;IF([.I12]=&quot;III&quot;;150;&quot;0&quot;)))" office:value-type="float" office:value="180">
            <text:p>180</text:p>
          </table:table-cell>
          <table:table-cell table:style-name="ce239" table:formula="of:=[.CU12]-[.CT12]" office:value-type="float" office:value="17">
            <text:p>17</text:p>
          </table:table-cell>
          <table:table-cell table:style-name="ce236" table:formula="of:=[.CT12]/30" office:value-type="float" office:value="5.43333333333333">
            <text:p>5,4</text:p>
          </table:table-cell>
          <table:table-cell table:style-name="ce239" table:formula="of:=IF([.CV12]&lt;0;[.CV12]/[.CW12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0">
            <text:p>10</text:p>
          </table:table-cell>
          <table:table-cell table:style-name="ce57" office:value-type="string">
            <text:p>Franz</text:p>
          </table:table-cell>
          <table:table-cell table:style-name="ce57" office:value-type="string">
            <text:p>Sabine</text:p>
          </table:table-cell>
          <table:table-cell table:style-name="ce180" office:value-type="string">
            <text:p>W</text:p>
          </table:table-cell>
          <table:table-cell table:style-name="ce12" office:value-type="string">
            <text:p>Budo-Shin</text:p>
          </table:table-cell>
          <table:table-cell table:style-name="ce12"/>
          <table:table-cell table:style-name="ce14" office:value-type="string">
            <text:p>Kyu 3</text:p>
          </table:table-cell>
          <table:table-cell table:style-name="ce204" table:formula="of:=IF(OR([.H13]=&quot;Kyu 6&quot;;[.H13]=&quot;Kyu 5&quot;;[.H13]=&quot;Kyu 4&quot;);&quot;I&quot;;IF(OR([.H13]=&quot;Kyu 3&quot;;[.H13]=&quot;Kyu 2&quot;;[.H13]=&quot;Kyu 1&quot;);&quot;II&quot;;IF(OR([.H13]=&quot;Dan 1&quot;;[.H13]=&quot;Dan 2&quot;;[.H13]=&quot;Dan 3&quot;;[.H13]=&quot;Dan 4&quot;;[.H13]=&quot;Dan 5&quot;);&quot;III&quot;;&quot;xxx&quot;)))" office:value-type="string" office:string-value="II">
            <text:p>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3]" office:value-type="float" office:value="10">
            <text:p>10</text:p>
          </table:table-cell>
          <table:table-cell table:style-name="ce214" table:formula="of:=[.S13]+[.X13]+[.AC13]" office:value-type="float" office:value="-16">
            <text:p>-16</text:p>
          </table:table-cell>
          <table:table-cell table:style-name="ce218" table:formula="of:=IF([.M13]=-999;&quot; &quot;;RANK([.M13];[.$M$12:.$M$26];0))" office:value-type="float" office:value="3">
            <text:p>3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13]+[.Q13]*[.$Q$11]+[.R13]*[.$R$11]" office:value-type="float" office:value="-8">
            <text:p>-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13]+[.V13]*[.$Q$11]+[.W13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3]+[.AA13]*[.$Q$11]+[.AB13]*[.$R$11]" office:value-type="float" office:value="0">
            <text:p>0</text:p>
          </table:table-cell>
          <table:table-cell/>
          <table:table-cell table:style-name="ce228" table:formula="of:=[.B13]" office:value-type="float" office:value="10">
            <text:p>10</text:p>
          </table:table-cell>
          <table:table-cell table:style-name="ce214" table:formula="of:=[.AL13]+[.AQ13]+[.AV13]+[.BA13]+[.BF13]+[.BK13]" office:value-type="float" office:value="-15">
            <text:p>-15</text:p>
          </table:table-cell>
          <table:table-cell table:style-name="ce230" table:formula="of:=IF([.AF13]=-999;&quot; &quot;;RANK([.AF13];[.$AF$12:.$AF$26];0))"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I13]+[.AJ13]*[.$AJ$11]+[.AK13]*[.$AK$11]" office:value-type="float" office:value="0">
            <text:p>0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13]+[.AO13]*[.$AJ$11]+[.AP13]*[.$AK$11]" office:value-type="float" office:value="4">
            <text:p>4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S13]+[.AT13]*[.$AJ$11]+[.AU13]*[.$AK$11]" office:value-type="float" office:value="-2">
            <text:p>-2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AX13]+[.AY13]*[.$AJ$11]+[.AZ13]*[.$AK$11]" office:value-type="float" office:value="-7">
            <text:p>-7</text:p>
          </table:table-cell>
          <table:table-cell/>
          <table:table-cell table:style-name="ce223" office:value-type="float" office:value="0">
            <text:p>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5" table:formula="of:=[.BC13]+[.BD13]*[.$AJ$11]+[.BE13]*[.$AK$11]" office:value-type="float" office:value="-6">
            <text:p>-6</text:p>
          </table:table-cell>
          <table:table-cell/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BH13]+[.BI13]*[.$AJ$11]+[.BJ13]*[.$AK$11]" office:value-type="float" office:value="-4">
            <text:p>-4</text:p>
          </table:table-cell>
          <table:table-cell table:number-columns-repeated="2"/>
          <table:table-cell table:style-name="ce228" table:formula="of:=[.B13]" office:value-type="float" office:value="10">
            <text:p>10</text:p>
          </table:table-cell>
          <table:table-cell table:style-name="ce231" table:formula="of:=IF([.BR13]=0;999;[.BY13]+[.CH13]+[.CQ13])" office:value-type="float" office:value="306">
            <text:p>306</text:p>
          </table:table-cell>
          <table:table-cell table:style-name="ce230" table:formula="of:=IF([.BO13]=999;&quot; &quot;;RANK([.BO13];[.$BO$12:.$BO$26];1))" office:value-type="float" office:value="2">
            <text:p>2</text:p>
          </table:table-cell>
          <table:table-cell/>
          <table:table-cell table:style-name="ce234" office:value-type="float" office:value="36">
            <text:p>36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4">
            <text:p>4</text:p>
          </table:table-cell>
          <table:table-cell table:style-name="ce235" table:formula="of:=10-[.BS13]-[.BT13]-[.BV13]-[.BW13]-[.BX13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6" table:formula="of:=[.BR13]+[.$BS$11]*[.BS13]+[.$BT$11]*[.BT13]+[.$BU$11]*[.BU13]+[.$BV$11]*[.BV13]+[.$BW$11]*[.BW13]+[.$BX$11]*[.BX13]" office:value-type="float" office:value="99">
            <text:p>99,0</text:p>
          </table:table-cell>
          <table:table-cell table:style-name="ce236"/>
          <table:table-cell table:style-name="ce234" office:value-type="float" office:value="58">
            <text:p>58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6">
            <text:p>6</text:p>
          </table:table-cell>
          <table:table-cell table:style-name="ce235" table:formula="of:=10-[.CB13]-[.CC13]-[.CE13]-[.CF13]-[.CG13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13]+[.$BS$11]*[.CB13]+[.$BT$11]*[.CC13]+[.$BU$11]*[.CD13]+[.$BV$11]*[.CE13]+[.$BW$11]*[.CF13]+[.$BX$11]*[.CG13]" office:value-type="float" office:value="77">
            <text:p>77,0</text:p>
          </table:table-cell>
          <table:table-cell table:style-name="ce236"/>
          <table:table-cell table:style-name="ce234" office:value-type="float" office:value="56">
            <text:p>56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CK13]-[.CL13]-[.CN13]-[.CO13]-[.CP13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6">
            <text:p>6</text:p>
          </table:table-cell>
          <table:table-cell table:style-name="ce223" office:value-type="float" office:value="0">
            <text:p>0</text:p>
          </table:table-cell>
          <table:table-cell table:style-name="ce236" table:formula="of:=[.CJ13]+[.$BS$11]*[.CK13]+[.$BT$11]*[.CL13]+[.$BU$11]*[.CM13]+[.$BV$11]*[.CN13]+[.$BW$11]*[.CO13]+[.$BX$11]*[.CP13]" office:value-type="float" office:value="130">
            <text:p>130,0</text:p>
          </table:table-cell>
          <table:table-cell table:number-columns-repeated="2"/>
          <table:table-cell table:style-name="ce237" table:formula="of:=[.BR13]+[.CA13]+[.CJ13]" office:value-type="float" office:value="150">
            <text:p>150</text:p>
          </table:table-cell>
          <table:table-cell table:style-name="ce238" table:formula="of:=IF([.I13]=&quot;I&quot;;180;IF([.I13]=&quot;II&quot;;150;IF([.I13]=&quot;III&quot;;150;&quot;0&quot;)))" office:value-type="float" office:value="150">
            <text:p>150</text:p>
          </table:table-cell>
          <table:table-cell table:style-name="ce239" table:formula="of:=[.CU13]-[.CT13]" office:value-type="float" office:value="0">
            <text:p>0</text:p>
          </table:table-cell>
          <table:table-cell table:style-name="ce236" table:formula="of:=[.CT13]/30" office:value-type="float" office:value="5">
            <text:p>5,0</text:p>
          </table:table-cell>
          <table:table-cell table:style-name="ce239" table:formula="of:=IF([.CV13]&lt;0;[.CV13]/[.CW13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1">
            <text:p>11</text:p>
          </table:table-cell>
          <table:table-cell table:style-name="ce57" office:value-type="string">
            <text:p>Hanskötter</text:p>
          </table:table-cell>
          <table:table-cell table:style-name="ce57" office:value-type="string">
            <text:p>Ulrike</text:p>
          </table:table-cell>
          <table:table-cell table:style-name="ce180" office:value-type="string">
            <text:p>W</text:p>
          </table:table-cell>
          <table:table-cell table:style-name="ce12" office:value-type="string">
            <text:p>Budo-Shin</text:p>
          </table:table-cell>
          <table:table-cell table:style-name="ce40"/>
          <table:table-cell table:style-name="ce14" office:value-type="string">
            <text:p>Kyu 3</text:p>
          </table:table-cell>
          <table:table-cell table:style-name="ce204" table:formula="of:=IF(OR([.H14]=&quot;Kyu 6&quot;;[.H14]=&quot;Kyu 5&quot;;[.H14]=&quot;Kyu 4&quot;);&quot;I&quot;;IF(OR([.H14]=&quot;Kyu 3&quot;;[.H14]=&quot;Kyu 2&quot;;[.H14]=&quot;Kyu 1&quot;);&quot;II&quot;;IF(OR([.H14]=&quot;Dan 1&quot;;[.H14]=&quot;Dan 2&quot;;[.H14]=&quot;Dan 3&quot;;[.H14]=&quot;Dan 4&quot;;[.H14]=&quot;Dan 5&quot;);&quot;III&quot;;&quot;xxx&quot;)))" office:value-type="string" office:string-value="II">
            <text:p>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4]" office:value-type="float" office:value="11">
            <text:p>11</text:p>
          </table:table-cell>
          <table:table-cell table:style-name="ce214" table:formula="of:=[.S14]+[.X14]+[.AC14]" office:value-type="float" office:value="-999">
            <text:p>-999</text:p>
          </table:table-cell>
          <table:table-cell table:style-name="ce218" table:formula="of:=IF([.M14]=-999;&quot; &quot;;RANK([.M14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14]+[.Q14]*[.$Q$11]+[.R14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14]+[.V14]*[.$Q$11]+[.W14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4]+[.AA14]*[.$Q$11]+[.AB14]*[.$R$11]" office:value-type="float" office:value="0">
            <text:p>0</text:p>
          </table:table-cell>
          <table:table-cell/>
          <table:table-cell table:style-name="ce228" table:formula="of:=[.B14]" office:value-type="float" office:value="11">
            <text:p>11</text:p>
          </table:table-cell>
          <table:table-cell table:style-name="ce214" table:formula="of:=[.AL14]+[.AQ14]+[.AV14]+[.BA14]+[.BF14]+[.BK14]" office:value-type="float" office:value="-999">
            <text:p>-999</text:p>
          </table:table-cell>
          <table:table-cell table:style-name="ce230" table:formula="of:=IF([.AF14]=-999;&quot; &quot;;RANK([.AF14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14]+[.AJ14]*[.$AJ$11]+[.AK14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14]+[.AO14]*[.$AJ$11]+[.AP1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14]+[.AT14]*[.$AJ$11]+[.AU1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14]+[.AY14]*[.$AJ$11]+[.AZ1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14]+[.BD14]*[.$AJ$11]+[.BE1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14]+[.BI14]*[.$AJ$11]+[.BJ14]*[.$AK$11]" office:value-type="float" office:value="0">
            <text:p>0</text:p>
          </table:table-cell>
          <table:table-cell table:number-columns-repeated="2"/>
          <table:table-cell table:style-name="ce228" table:formula="of:=[.B14]" office:value-type="float" office:value="11">
            <text:p>11</text:p>
          </table:table-cell>
          <table:table-cell table:style-name="ce231" table:formula="of:=IF([.BR14]=0;999;[.BY14]+[.CH14]+[.CQ14])" office:value-type="float" office:value="999">
            <text:p>999</text:p>
          </table:table-cell>
          <table:table-cell table:style-name="ce230" table:formula="of:=IF([.BO14]=999;&quot; &quot;;RANK([.BO14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14]-[.BT14]-[.BV14]-[.BW14]-[.BX1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14]+[.$BS$11]*[.BS14]+[.$BT$11]*[.BT14]+[.$BU$11]*[.BU14]+[.$BV$11]*[.BV14]+[.$BW$11]*[.BW14]+[.$BX$11]*[.BX14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14]-[.CC14]-[.CE14]-[.CF14]-[.CG1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14]+[.$BS$11]*[.CB14]+[.$BT$11]*[.CC14]+[.$BU$11]*[.CD14]+[.$BV$11]*[.CE14]+[.$BW$11]*[.CF14]+[.$BX$11]*[.CG14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14]-[.CL14]-[.CN14]-[.CO14]-[.CP1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14]+[.$BS$11]*[.CK14]+[.$BT$11]*[.CL14]+[.$BU$11]*[.CM14]+[.$BV$11]*[.CN14]+[.$BW$11]*[.CO14]+[.$BX$11]*[.CP14]" office:value-type="float" office:value="0">
            <text:p>0,0</text:p>
          </table:table-cell>
          <table:table-cell table:number-columns-repeated="2"/>
          <table:table-cell table:style-name="ce237" table:formula="of:=[.BR14]+[.CA14]+[.CJ14]" office:value-type="float" office:value="0">
            <text:p>0</text:p>
          </table:table-cell>
          <table:table-cell table:style-name="ce238" table:formula="of:=IF([.I14]=&quot;I&quot;;180;IF([.I14]=&quot;II&quot;;150;IF([.I14]=&quot;III&quot;;150;&quot;0&quot;)))" office:value-type="float" office:value="150">
            <text:p>150</text:p>
          </table:table-cell>
          <table:table-cell table:style-name="ce239" table:formula="of:=[.CU14]-[.CT14]" office:value-type="float" office:value="150">
            <text:p>150</text:p>
          </table:table-cell>
          <table:table-cell table:style-name="ce236" table:formula="of:=[.CT14]/30" office:value-type="float" office:value="0">
            <text:p>0,0</text:p>
          </table:table-cell>
          <table:table-cell table:style-name="ce239" table:formula="of:=IF([.CV14]&lt;0;[.CV14]/[.CW14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6">
            <text:p>16</text:p>
          </table:table-cell>
          <table:table-cell table:style-name="ce177" office:value-type="string">
            <text:p>Orlowski</text:p>
          </table:table-cell>
          <table:table-cell table:style-name="ce57" office:value-type="string">
            <text:p>Sabrina</text:p>
          </table:table-cell>
          <table:table-cell table:style-name="ce180" office:value-type="string">
            <text:p>W</text:p>
          </table:table-cell>
          <table:table-cell table:style-name="ce40" office:value-type="string">
            <text:p>Bushikan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4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5]" office:value-type="float" office:value="16">
            <text:p>16</text:p>
          </table:table-cell>
          <table:table-cell table:style-name="ce214" table:formula="of:=[.S15]+[.X15]+[.AC15]" office:value-type="float" office:value="-10">
            <text:p>-10</text:p>
          </table:table-cell>
          <table:table-cell table:style-name="ce218" table:formula="of:=IF([.M15]=-999;&quot; &quot;;RANK([.M15];[.$M$12:.$M$26];0))" office:value-type="float" office:value="2">
            <text:p>2</text:p>
          </table:table-cell>
          <table:table-cell office:value-type="string">
            <text:p><text:s/></text:p>
          </table:table-cell>
          <table:table-cell table:style-name="ce223" office:value-type="float" office:value="0">
            <text:p>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5" table:formula="of:=[.P15]+[.Q15]*[.$Q$11]+[.R15]*[.$R$11]" office:value-type="float" office:value="-6">
            <text:p>-6</text:p>
          </table:table-cell>
          <table:table-cell/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U15]+[.V15]*[.$Q$11]+[.W15]*[.$R$11]" office:value-type="float" office:value="-4">
            <text:p>-4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5]+[.AA15]*[.$Q$11]+[.AB15]*[.$R$11]" office:value-type="float" office:value="0">
            <text:p>0</text:p>
          </table:table-cell>
          <table:table-cell/>
          <table:table-cell table:style-name="ce228" table:formula="of:=[.B15]" office:value-type="float" office:value="16">
            <text:p>16</text:p>
          </table:table-cell>
          <table:table-cell table:style-name="ce214" table:formula="of:=[.AL15]+[.AQ15]+[.AV15]+[.BA15]+[.BF15]+[.BK15]" office:value-type="float" office:value="-11">
            <text:p>-11</text:p>
          </table:table-cell>
          <table:table-cell table:style-name="ce230" table:formula="of:=IF([.AF15]=-999;&quot; &quot;;RANK([.AF15];[.$AF$12:.$AF$26];0))" office:value-type="float" office:value="2">
            <text:p>2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I15]+[.AJ15]*[.$AJ$11]+[.AK15]*[.$AK$11]" office:value-type="float" office:value="0">
            <text:p>0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AN15]+[.AO15]*[.$AJ$11]+[.AP15]*[.$AK$11]" office:value-type="float" office:value="-1">
            <text:p>-1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5" table:formula="of:=[.AS15]+[.AT15]*[.$AJ$11]+[.AU15]*[.$AK$11]" office:value-type="float" office:value="-5">
            <text:p>-5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X15]+[.AY15]*[.$AJ$11]+[.AZ15]*[.$AK$11]" office:value-type="float" office:value="-1">
            <text:p>-1</text:p>
          </table:table-cell>
          <table:table-cell/>
          <table:table-cell table:style-name="ce223" office:value-type="float" office:value="5">
            <text:p>5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BC15]+[.BD15]*[.$AJ$11]+[.BE15]*[.$AK$11]" office:value-type="float" office:value="2">
            <text:p>2</text:p>
          </table:table-cell>
          <table:table-cell/>
          <table:table-cell table:style-name="ce223" office:value-type="float" office:value="0">
            <text:p>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5" table:formula="of:=[.BH15]+[.BI15]*[.$AJ$11]+[.BJ15]*[.$AK$11]" office:value-type="float" office:value="-6">
            <text:p>-6</text:p>
          </table:table-cell>
          <table:table-cell table:number-columns-repeated="2"/>
          <table:table-cell table:style-name="ce228" table:formula="of:=[.B15]" office:value-type="float" office:value="16">
            <text:p>16</text:p>
          </table:table-cell>
          <table:table-cell table:style-name="ce231" table:formula="of:=IF([.BR15]=0;999;[.BY15]+[.CH15]+[.CQ15])" office:value-type="float" office:value="242">
            <text:p>242</text:p>
          </table:table-cell>
          <table:table-cell table:style-name="ce230" table:formula="of:=IF([.BO15]=999;&quot; &quot;;RANK([.BO15];[.$BO$12:.$BO$26];1))" office:value-type="float" office:value="1">
            <text:p>1</text:p>
          </table:table-cell>
          <table:table-cell/>
          <table:table-cell table:style-name="ce234" office:value-type="float" office:value="40">
            <text:p>40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4">
            <text:p>4</text:p>
          </table:table-cell>
          <table:table-cell table:style-name="ce235" table:formula="of:=10-[.BS15]-[.BT15]-[.BV15]-[.BW15]-[.BX15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BR15]+[.$BS$11]*[.BS15]+[.$BT$11]*[.BT15]+[.$BU$11]*[.BU15]+[.$BV$11]*[.BV15]+[.$BW$11]*[.BW15]+[.$BX$11]*[.BX15]" office:value-type="float" office:value="68">
            <text:p>68,0</text:p>
          </table:table-cell>
          <table:table-cell table:style-name="ce236"/>
          <table:table-cell table:style-name="ce234" office:value-type="float" office:value="46">
            <text:p>46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5" table:formula="of:=10-[.CB15]-[.CC15]-[.CE15]-[.CF15]-[.CG15]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CA15]+[.$BS$11]*[.CB15]+[.$BT$11]*[.CC15]+[.$BU$11]*[.CD15]+[.$BV$11]*[.CE15]+[.$BW$11]*[.CF15]+[.$BX$11]*[.CG15]" office:value-type="float" office:value="82">
            <text:p>82,0</text:p>
          </table:table-cell>
          <table:table-cell table:style-name="ce236"/>
          <table:table-cell table:style-name="ce234" office:value-type="float" office:value="47">
            <text:p>47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35" table:formula="of:=10-[.CK15]-[.CL15]-[.CN15]-[.CO15]-[.CP15]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0">
            <text:p>0</text:p>
          </table:table-cell>
          <table:table-cell table:style-name="ce236" table:formula="of:=[.CJ15]+[.$BS$11]*[.CK15]+[.$BT$11]*[.CL15]+[.$BU$11]*[.CM15]+[.$BV$11]*[.CN15]+[.$BW$11]*[.CO15]+[.$BX$11]*[.CP15]" office:value-type="float" office:value="92">
            <text:p>92,0</text:p>
          </table:table-cell>
          <table:table-cell table:number-columns-repeated="2"/>
          <table:table-cell table:style-name="ce237" table:formula="of:=[.BR15]+[.CA15]+[.CJ15]" office:value-type="float" office:value="133">
            <text:p>133</text:p>
          </table:table-cell>
          <table:table-cell table:style-name="ce238" table:formula="of:=IF([.I15]=&quot;I&quot;;180;IF([.I15]=&quot;II&quot;;150;IF([.I15]=&quot;III&quot;;150;&quot;0&quot;)))" office:value-type="float" office:value="150">
            <text:p>150</text:p>
          </table:table-cell>
          <table:table-cell table:style-name="ce239" table:formula="of:=[.CU15]-[.CT15]" office:value-type="float" office:value="17">
            <text:p>17</text:p>
          </table:table-cell>
          <table:table-cell table:style-name="ce236" table:formula="of:=[.CT15]/30" office:value-type="float" office:value="4.43333333333333">
            <text:p>4,4</text:p>
          </table:table-cell>
          <table:table-cell table:style-name="ce239" table:formula="of:=IF([.CV15]&lt;0;[.CV15]/[.CW15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24">
            <text:p>24</text:p>
          </table:table-cell>
          <table:table-cell table:style-name="ce177" office:value-type="string">
            <text:p>Holmes</text:p>
          </table:table-cell>
          <table:table-cell table:style-name="ce57" office:value-type="string">
            <text:p>Pauline</text:p>
          </table:table-cell>
          <table:table-cell table:style-name="ce181" office:value-type="string">
            <text:p>W</text:p>
          </table:table-cell>
          <table:table-cell table:style-name="ce40" office:value-type="string">
            <text:p>Yanagi-No-Ki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4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6]" office:value-type="float" office:value="24">
            <text:p>24</text:p>
          </table:table-cell>
          <table:table-cell table:style-name="ce214" table:formula="of:=[.S16]+[.X16]+[.AC16]" office:value-type="float" office:value="-16">
            <text:p>-16</text:p>
          </table:table-cell>
          <table:table-cell table:style-name="ce218" table:formula="of:=IF([.M16]=-999;&quot; &quot;;RANK([.M16];[.$M$12:.$M$26];0))"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16]+[.Q16]*[.$Q$11]+[.R16]*[.$R$11]" office:value-type="float" office:value="-8">
            <text:p>-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16]+[.V16]*[.$Q$11]+[.W16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6]+[.AA16]*[.$Q$11]+[.AB16]*[.$R$11]" office:value-type="float" office:value="0">
            <text:p>0</text:p>
          </table:table-cell>
          <table:table-cell/>
          <table:table-cell table:style-name="ce228" table:formula="of:=[.B16]" office:value-type="float" office:value="24">
            <text:p>24</text:p>
          </table:table-cell>
          <table:table-cell table:style-name="ce214" table:formula="of:=[.AL16]+[.AQ16]+[.AV16]+[.BA16]+[.BF16]+[.BK16]" office:value-type="float" office:value="-13">
            <text:p>-13</text:p>
          </table:table-cell>
          <table:table-cell table:style-name="ce230" table:formula="of:=IF([.AF16]=-999;&quot; &quot;;RANK([.AF16];[.$AF$12:.$AF$26];0))" office:value-type="float" office:value="3">
            <text:p>3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5" table:formula="of:=[.AI16]+[.AJ16]*[.$AJ$11]+[.AK16]*[.$AK$11]" office:value-type="float" office:value="-4">
            <text:p>-4</text:p>
          </table:table-cell>
          <table:table-cell/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N16]+[.AO16]*[.$AJ$11]+[.AP16]*[.$AK$11]" office:value-type="float" office:value="0">
            <text:p>0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AS16]+[.AT16]*[.$AJ$11]+[.AU16]*[.$AK$11]" office:value-type="float" office:value="-4">
            <text:p>-4</text:p>
          </table:table-cell>
          <table:table-cell/>
          <table:table-cell table:style-name="ce223" office:value-type="float" office:value="8">
            <text:p>8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16]+[.AY16]*[.$AJ$11]+[.AZ16]*[.$AK$11]" office:value-type="float" office:value="6">
            <text:p>6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BC16]+[.BD16]*[.$AJ$11]+[.BE16]*[.$AK$11]" office:value-type="float" office:value="-7">
            <text:p>-7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BH16]+[.BI16]*[.$AJ$11]+[.BJ16]*[.$AK$11]" office:value-type="float" office:value="-4">
            <text:p>-4</text:p>
          </table:table-cell>
          <table:table-cell table:number-columns-repeated="2"/>
          <table:table-cell table:style-name="ce228" table:formula="of:=[.B16]" office:value-type="float" office:value="24">
            <text:p>24</text:p>
          </table:table-cell>
          <table:table-cell table:style-name="ce231" table:formula="of:=IF([.BR16]=0;999;[.BY16]+[.CH16]+[.CQ16])" office:value-type="float" office:value="327">
            <text:p>327</text:p>
          </table:table-cell>
          <table:table-cell table:style-name="ce230" table:formula="of:=IF([.BO16]=999;&quot; &quot;;RANK([.BO16];[.$BO$12:.$BO$26];1))" office:value-type="float" office:value="4">
            <text:p>4</text:p>
          </table:table-cell>
          <table:table-cell/>
          <table:table-cell table:style-name="ce234" office:value-type="float" office:value="36">
            <text:p>36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5" table:formula="of:=10-[.BS16]-[.BT16]-[.BV16]-[.BW16]-[.BX16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6" table:formula="of:=[.BR16]+[.$BS$11]*[.BS16]+[.$BT$11]*[.BT16]+[.$BU$11]*[.BU16]+[.$BV$11]*[.BV16]+[.$BW$11]*[.BW16]+[.$BX$11]*[.BX16]" office:value-type="float" office:value="110">
            <text:p>110,0</text:p>
          </table:table-cell>
          <table:table-cell table:style-name="ce236"/>
          <table:table-cell table:style-name="ce234" office:value-type="float" office:value="59">
            <text:p>59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5" table:formula="of:=10-[.CB16]-[.CC16]-[.CE16]-[.CF16]-[.CG16]" office:value-type="float" office:value="0">
            <text:p>0</text:p>
          </table:table-cell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36" table:formula="of:=[.CA16]+[.$BS$11]*[.CB16]+[.$BT$11]*[.CC16]+[.$BU$11]*[.CD16]+[.$BV$11]*[.CE16]+[.$BW$11]*[.CF16]+[.$BX$11]*[.CG16]" office:value-type="float" office:value="100">
            <text:p>100,0</text:p>
          </table:table-cell>
          <table:table-cell table:style-name="ce236"/>
          <table:table-cell table:style-name="ce234" office:value-type="float" office:value="55">
            <text:p>55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5" table:formula="of:=10-[.CK16]-[.CL16]-[.CN16]-[.CO16]-[.CP16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6">
            <text:p>6</text:p>
          </table:table-cell>
          <table:table-cell table:style-name="ce223" office:value-type="float" office:value="0">
            <text:p>0</text:p>
          </table:table-cell>
          <table:table-cell table:style-name="ce236" table:formula="of:=[.CJ16]+[.$BS$11]*[.CK16]+[.$BT$11]*[.CL16]+[.$BU$11]*[.CM16]+[.$BV$11]*[.CN16]+[.$BW$11]*[.CO16]+[.$BX$11]*[.CP16]" office:value-type="float" office:value="117">
            <text:p>117,0</text:p>
          </table:table-cell>
          <table:table-cell table:number-columns-repeated="2"/>
          <table:table-cell table:style-name="ce237" table:formula="of:=[.BR16]+[.CA16]+[.CJ16]" office:value-type="float" office:value="150">
            <text:p>150</text:p>
          </table:table-cell>
          <table:table-cell table:style-name="ce238" table:formula="of:=IF([.I16]=&quot;I&quot;;180;IF([.I16]=&quot;II&quot;;150;IF([.I16]=&quot;III&quot;;150;&quot;0&quot;)))" office:value-type="float" office:value="150">
            <text:p>150</text:p>
          </table:table-cell>
          <table:table-cell table:style-name="ce239" table:formula="of:=[.CU16]-[.CT16]" office:value-type="float" office:value="0">
            <text:p>0</text:p>
          </table:table-cell>
          <table:table-cell table:style-name="ce236" table:formula="of:=[.CT16]/30" office:value-type="float" office:value="5">
            <text:p>5,0</text:p>
          </table:table-cell>
          <table:table-cell table:style-name="ce239" table:formula="of:=IF([.CV16]&lt;0;[.CV16]/[.CW16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style-name="ce177" office:value-type="string">
            <text:p><text:s/></text:p>
          </table:table-cell>
          <table:table-cell table:style-name="ce57" office:value-type="string">
            <text:p><text:s/></text:p>
          </table:table-cell>
          <table:table-cell table:style-name="ce180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4" table:formula="of:=IF(OR([.H17]=&quot;Kyu 6&quot;;[.H17]=&quot;Kyu 5&quot;;[.H17]=&quot;Kyu 4&quot;);&quot;I&quot;;IF(OR([.H17]=&quot;Kyu 3&quot;;[.H17]=&quot;Kyu 2&quot;;[.H17]=&quot;Kyu 1&quot;);&quot;II&quot;;IF(OR([.H17]=&quot;Dan 1&quot;;[.H17]=&quot;Dan 2&quot;;[.H17]=&quot;Dan 3&quot;;[.H17]=&quot;Dan 4&quot;;[.H17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7]" office:value-type="string" office:string-value=" ">
            <text:p><text:s/></text:p>
          </table:table-cell>
          <table:table-cell table:style-name="ce214" table:formula="of:=[.S17]+[.X17]+[.AC17]" office:value-type="float" office:value="-999">
            <text:p>-999</text:p>
          </table:table-cell>
          <table:table-cell table:style-name="ce218" table:formula="of:=IF([.M17]=-999;&quot; &quot;;RANK([.M17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17]+[.Q17]*[.$Q$11]+[.R17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17]+[.V17]*[.$Q$11]+[.W17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7]+[.AA17]*[.$Q$11]+[.AB17]*[.$R$11]" office:value-type="float" office:value="0">
            <text:p>0</text:p>
          </table:table-cell>
          <table:table-cell/>
          <table:table-cell table:style-name="ce228" table:formula="of:=[.B17]" office:value-type="string" office:string-value=" ">
            <text:p><text:s/></text:p>
          </table:table-cell>
          <table:table-cell table:style-name="ce214" table:formula="of:=[.AL17]+[.AQ17]+[.AV17]+[.BA17]+[.BF17]+[.BK17]" office:value-type="float" office:value="-999">
            <text:p>-999</text:p>
          </table:table-cell>
          <table:table-cell table:style-name="ce230" table:formula="of:=IF([.AF17]=-999;&quot; &quot;;RANK([.AF17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17]+[.AJ17]*[.$AJ$11]+[.AK17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17]+[.AO17]*[.$AJ$11]+[.AP1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17]+[.AT17]*[.$AJ$11]+[.AU1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17]+[.AY17]*[.$AJ$11]+[.AZ1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17]+[.BD17]*[.$AJ$11]+[.BE1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17]+[.BI17]*[.$AJ$11]+[.BJ17]*[.$AK$11]" office:value-type="float" office:value="0">
            <text:p>0</text:p>
          </table:table-cell>
          <table:table-cell table:number-columns-repeated="2"/>
          <table:table-cell table:style-name="ce228" table:formula="of:=[.B17]" office:value-type="string" office:string-value=" ">
            <text:p><text:s/></text:p>
          </table:table-cell>
          <table:table-cell table:style-name="ce231" table:formula="of:=IF([.BR17]=0;999;[.BY17]+[.CH17]+[.CQ17])" office:value-type="float" office:value="999">
            <text:p>999</text:p>
          </table:table-cell>
          <table:table-cell table:style-name="ce230" table:formula="of:=IF([.BO17]=999;&quot; &quot;;RANK([.BO17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17]-[.BT17]-[.BV17]-[.BW17]-[.BX1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17]+[.$BS$11]*[.BS17]+[.$BT$11]*[.BT17]+[.$BU$11]*[.BU17]+[.$BV$11]*[.BV17]+[.$BW$11]*[.BW17]+[.$BX$11]*[.BX17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17]-[.CC17]-[.CE17]-[.CF17]-[.CG1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17]+[.$BS$11]*[.CB17]+[.$BT$11]*[.CC17]+[.$BU$11]*[.CD17]+[.$BV$11]*[.CE17]+[.$BW$11]*[.CF17]+[.$BX$11]*[.CG17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17]-[.CL17]-[.CN17]-[.CO17]-[.CP1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17]+[.$BS$11]*[.CK17]+[.$BT$11]*[.CL17]+[.$BU$11]*[.CM17]+[.$BV$11]*[.CN17]+[.$BW$11]*[.CO17]+[.$BX$11]*[.CP17]" office:value-type="float" office:value="0">
            <text:p>0,0</text:p>
          </table:table-cell>
          <table:table-cell table:number-columns-repeated="2"/>
          <table:table-cell table:style-name="ce237" table:formula="of:=[.BR17]+[.CA17]+[.CJ17]" office:value-type="float" office:value="0">
            <text:p>0</text:p>
          </table:table-cell>
          <table:table-cell table:style-name="ce238" table:formula="of:=IF([.I17]=&quot;I&quot;;180;IF([.I17]=&quot;II&quot;;150;IF([.I17]=&quot;III&quot;;150;&quot;0&quot;)))" office:value-type="string" office:string-value="0">
            <text:p>0</text:p>
          </table:table-cell>
          <table:table-cell table:style-name="ce239" table:formula="of:=[.CU17]-[.CT17]" office:value-type="float" office:value="0">
            <text:p>0</text:p>
          </table:table-cell>
          <table:table-cell table:style-name="ce236" table:formula="of:=[.CT17]/30" office:value-type="float" office:value="0">
            <text:p>0,0</text:p>
          </table:table-cell>
          <table:table-cell table:style-name="ce239" table:formula="of:=IF([.CV17]&lt;0;[.CV17]/[.CW17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style-name="ce65" office:value-type="string">
            <text:p><text:s/></text:p>
          </table:table-cell>
          <table:table-cell table:style-name="ce40" office:value-type="string">
            <text:p><text:s/></text:p>
          </table:table-cell>
          <table:table-cell table:style-name="ce180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18]=&quot;Kyu 6&quot;;[.H18]=&quot;Kyu 5&quot;;[.H18]=&quot;Kyu 4&quot;);&quot;I&quot;;IF(OR([.H18]=&quot;Kyu 3&quot;;[.H18]=&quot;Kyu 2&quot;;[.H18]=&quot;Kyu 1&quot;);&quot;II&quot;;IF(OR([.H18]=&quot;Dan 1&quot;;[.H18]=&quot;Dan 2&quot;;[.H18]=&quot;Dan 3&quot;;[.H18]=&quot;Dan 4&quot;;[.H18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8]" office:value-type="string" office:string-value=" ">
            <text:p><text:s/></text:p>
          </table:table-cell>
          <table:table-cell table:style-name="ce214" table:formula="of:=[.S18]+[.X18]+[.AC18]" office:value-type="float" office:value="-999">
            <text:p>-999</text:p>
          </table:table-cell>
          <table:table-cell table:style-name="ce218" table:formula="of:=IF([.M18]=-999;&quot; &quot;;RANK([.M18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18]+[.Q18]*[.$Q$11]+[.R18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18]+[.V18]*[.$Q$11]+[.W18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8]+[.AA18]*[.$Q$11]+[.AB18]*[.$R$11]" office:value-type="float" office:value="0">
            <text:p>0</text:p>
          </table:table-cell>
          <table:table-cell/>
          <table:table-cell table:style-name="ce228" table:formula="of:=[.B18]" office:value-type="string" office:string-value=" ">
            <text:p><text:s/></text:p>
          </table:table-cell>
          <table:table-cell table:style-name="ce214" table:formula="of:=[.AL18]+[.AQ18]+[.AV18]+[.BA18]+[.BF18]+[.BK18]" office:value-type="float" office:value="-999">
            <text:p>-999</text:p>
          </table:table-cell>
          <table:table-cell table:style-name="ce230" table:formula="of:=IF([.AF18]=-999;&quot; &quot;;RANK([.AF18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18]+[.AJ18]*[.$AJ$11]+[.AK18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18]+[.AO18]*[.$AJ$11]+[.AP1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18]+[.AT18]*[.$AJ$11]+[.AU1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18]+[.AY18]*[.$AJ$11]+[.AZ1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18]+[.BD18]*[.$AJ$11]+[.BE1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18]+[.BI18]*[.$AJ$11]+[.BJ18]*[.$AK$11]" office:value-type="float" office:value="0">
            <text:p>0</text:p>
          </table:table-cell>
          <table:table-cell table:number-columns-repeated="2"/>
          <table:table-cell table:style-name="ce228" table:formula="of:=[.B18]" office:value-type="string" office:string-value=" ">
            <text:p><text:s/></text:p>
          </table:table-cell>
          <table:table-cell table:style-name="ce231" table:formula="of:=IF([.BR18]=0;999;[.BY18]+[.CH18]+[.CQ18])" office:value-type="float" office:value="999">
            <text:p>999</text:p>
          </table:table-cell>
          <table:table-cell table:style-name="ce230" table:formula="of:=IF([.BO18]=999;&quot; &quot;;RANK([.BO18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18]-[.BT18]-[.BV18]-[.BW18]-[.BX1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18]+[.$BS$11]*[.BS18]+[.$BT$11]*[.BT18]+[.$BU$11]*[.BU18]+[.$BV$11]*[.BV18]+[.$BW$11]*[.BW18]+[.$BX$11]*[.BX18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18]-[.CC18]-[.CE18]-[.CF18]-[.CG1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18]+[.$BS$11]*[.CB18]+[.$BT$11]*[.CC18]+[.$BU$11]*[.CD18]+[.$BV$11]*[.CE18]+[.$BW$11]*[.CF18]+[.$BX$11]*[.CG18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18]-[.CL18]-[.CN18]-[.CO18]-[.CP1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18]+[.$BS$11]*[.CK18]+[.$BT$11]*[.CL18]+[.$BU$11]*[.CM18]+[.$BV$11]*[.CN18]+[.$BW$11]*[.CO18]+[.$BX$11]*[.CP18]" office:value-type="float" office:value="0">
            <text:p>0,0</text:p>
          </table:table-cell>
          <table:table-cell table:number-columns-repeated="2"/>
          <table:table-cell table:style-name="ce237" table:formula="of:=[.BR18]+[.CA18]+[.CJ18]" office:value-type="float" office:value="0">
            <text:p>0</text:p>
          </table:table-cell>
          <table:table-cell table:style-name="ce238" table:formula="of:=IF([.I18]=&quot;I&quot;;180;IF([.I18]=&quot;II&quot;;150;IF([.I18]=&quot;III&quot;;150;&quot;0&quot;)))" office:value-type="string" office:string-value="0">
            <text:p>0</text:p>
          </table:table-cell>
          <table:table-cell table:style-name="ce239" table:formula="of:=[.CU18]-[.CT18]" office:value-type="float" office:value="0">
            <text:p>0</text:p>
          </table:table-cell>
          <table:table-cell table:style-name="ce236" table:formula="of:=[.CT18]/30" office:value-type="float" office:value="0">
            <text:p>0,0</text:p>
          </table:table-cell>
          <table:table-cell table:style-name="ce239" table:formula="of:=IF([.CV18]&lt;0;[.CV18]/[.CW18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style-name="ce65" office:value-type="string">
            <text:p><text:s/></text:p>
          </table:table-cell>
          <table:table-cell table:style-name="ce40" office:value-type="string">
            <text:p><text:s/></text:p>
          </table:table-cell>
          <table:table-cell table:style-name="ce180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19]=&quot;Kyu 6&quot;;[.H19]=&quot;Kyu 5&quot;;[.H19]=&quot;Kyu 4&quot;);&quot;I&quot;;IF(OR([.H19]=&quot;Kyu 3&quot;;[.H19]=&quot;Kyu 2&quot;;[.H19]=&quot;Kyu 1&quot;);&quot;II&quot;;IF(OR([.H19]=&quot;Dan 1&quot;;[.H19]=&quot;Dan 2&quot;;[.H19]=&quot;Dan 3&quot;;[.H19]=&quot;Dan 4&quot;;[.H19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19]" office:value-type="string" office:string-value=" ">
            <text:p><text:s/></text:p>
          </table:table-cell>
          <table:table-cell table:style-name="ce214" table:formula="of:=[.S19]+[.X19]+[.AC19]" office:value-type="float" office:value="-999">
            <text:p>-999</text:p>
          </table:table-cell>
          <table:table-cell table:style-name="ce218" table:formula="of:=IF([.M19]=-999;&quot; &quot;;RANK([.M19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19]+[.Q19]*[.$Q$11]+[.R19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19]+[.V19]*[.$Q$11]+[.W19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19]+[.AA19]*[.$Q$11]+[.AB19]*[.$R$11]" office:value-type="float" office:value="0">
            <text:p>0</text:p>
          </table:table-cell>
          <table:table-cell/>
          <table:table-cell table:style-name="ce228" table:formula="of:=[.B19]" office:value-type="string" office:string-value=" ">
            <text:p><text:s/></text:p>
          </table:table-cell>
          <table:table-cell table:style-name="ce214" table:formula="of:=[.AL19]+[.AQ19]+[.AV19]+[.BA19]+[.BF19]+[.BK19]" office:value-type="float" office:value="-999">
            <text:p>-999</text:p>
          </table:table-cell>
          <table:table-cell table:style-name="ce230" table:formula="of:=IF([.AF19]=-999;&quot; &quot;;RANK([.AF19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19]+[.AJ19]*[.$AJ$11]+[.AK19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19]+[.AO19]*[.$AJ$11]+[.AP1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19]+[.AT19]*[.$AJ$11]+[.AU1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19]+[.AY19]*[.$AJ$11]+[.AZ1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19]+[.BD19]*[.$AJ$11]+[.BE1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19]+[.BI19]*[.$AJ$11]+[.BJ19]*[.$AK$11]" office:value-type="float" office:value="0">
            <text:p>0</text:p>
          </table:table-cell>
          <table:table-cell table:number-columns-repeated="2"/>
          <table:table-cell table:style-name="ce228" table:formula="of:=[.B19]" office:value-type="string" office:string-value=" ">
            <text:p><text:s/></text:p>
          </table:table-cell>
          <table:table-cell table:style-name="ce231" table:formula="of:=IF([.BR19]=0;999;[.BY19]+[.CH19]+[.CQ19])" office:value-type="float" office:value="999">
            <text:p>999</text:p>
          </table:table-cell>
          <table:table-cell table:style-name="ce230" table:formula="of:=IF([.BO19]=999;&quot; &quot;;RANK([.BO19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19]-[.BT19]-[.BV19]-[.BW19]-[.BX1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19]+[.$BS$11]*[.BS19]+[.$BT$11]*[.BT19]+[.$BU$11]*[.BU19]+[.$BV$11]*[.BV19]+[.$BW$11]*[.BW19]+[.$BX$11]*[.BX19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19]-[.CC19]-[.CE19]-[.CF19]-[.CG1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19]+[.$BS$11]*[.CB19]+[.$BT$11]*[.CC19]+[.$BU$11]*[.CD19]+[.$BV$11]*[.CE19]+[.$BW$11]*[.CF19]+[.$BX$11]*[.CG19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19]-[.CL19]-[.CN19]-[.CO19]-[.CP1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19]+[.$BS$11]*[.CK19]+[.$BT$11]*[.CL19]+[.$BU$11]*[.CM19]+[.$BV$11]*[.CN19]+[.$BW$11]*[.CO19]+[.$BX$11]*[.CP19]" office:value-type="float" office:value="0">
            <text:p>0,0</text:p>
          </table:table-cell>
          <table:table-cell table:number-columns-repeated="2"/>
          <table:table-cell table:style-name="ce237" table:formula="of:=[.BR19]+[.CA19]+[.CJ19]" office:value-type="float" office:value="0">
            <text:p>0</text:p>
          </table:table-cell>
          <table:table-cell table:style-name="ce238" table:formula="of:=IF([.I19]=&quot;I&quot;;180;IF([.I19]=&quot;II&quot;;150;IF([.I19]=&quot;III&quot;;150;&quot;0&quot;)))" office:value-type="string" office:string-value="0">
            <text:p>0</text:p>
          </table:table-cell>
          <table:table-cell table:style-name="ce239" table:formula="of:=[.CU19]-[.CT19]" office:value-type="float" office:value="0">
            <text:p>0</text:p>
          </table:table-cell>
          <table:table-cell table:style-name="ce236" table:formula="of:=[.CT19]/30" office:value-type="float" office:value="0">
            <text:p>0,0</text:p>
          </table:table-cell>
          <table:table-cell table:style-name="ce239" table:formula="of:=IF([.CV19]&lt;0;[.CV19]/[.CW19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82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20]=&quot;Kyu 6&quot;;[.H20]=&quot;Kyu 5&quot;;[.H20]=&quot;Kyu 4&quot;);&quot;I&quot;;IF(OR([.H20]=&quot;Kyu 3&quot;;[.H20]=&quot;Kyu 2&quot;;[.H20]=&quot;Kyu 1&quot;);&quot;II&quot;;IF(OR([.H20]=&quot;Dan 1&quot;;[.H20]=&quot;Dan 2&quot;;[.H20]=&quot;Dan 3&quot;;[.H20]=&quot;Dan 4&quot;;[.H20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20]" office:value-type="string" office:string-value=" ">
            <text:p><text:s/></text:p>
          </table:table-cell>
          <table:table-cell table:style-name="ce214" table:formula="of:=[.S20]+[.X20]+[.AC20]" office:value-type="float" office:value="-999">
            <text:p>-999</text:p>
          </table:table-cell>
          <table:table-cell table:style-name="ce218" table:formula="of:=IF([.M20]=-999;&quot; &quot;;RANK([.M20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20]+[.Q20]*[.$Q$11]+[.R20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20]+[.V20]*[.$Q$11]+[.W20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0]+[.AA20]*[.$Q$11]+[.AB20]*[.$R$11]" office:value-type="float" office:value="0">
            <text:p>0</text:p>
          </table:table-cell>
          <table:table-cell/>
          <table:table-cell table:style-name="ce228" table:formula="of:=[.B20]" office:value-type="string" office:string-value=" ">
            <text:p><text:s/></text:p>
          </table:table-cell>
          <table:table-cell table:style-name="ce214" table:formula="of:=[.AL20]+[.AQ20]+[.AV20]+[.BA20]+[.BF20]+[.BK20]" office:value-type="float" office:value="-999">
            <text:p>-999</text:p>
          </table:table-cell>
          <table:table-cell table:style-name="ce230" table:formula="of:=IF([.AF20]=-999;&quot; &quot;;RANK([.AF20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0]+[.AJ20]*[.$AJ$11]+[.AK20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20]+[.AO20]*[.$AJ$11]+[.AP2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20]+[.AT20]*[.$AJ$11]+[.AU2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20]+[.AY20]*[.$AJ$11]+[.AZ2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20]+[.BD20]*[.$AJ$11]+[.BE2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20]+[.BI20]*[.$AJ$11]+[.BJ20]*[.$AK$11]" office:value-type="float" office:value="0">
            <text:p>0</text:p>
          </table:table-cell>
          <table:table-cell table:number-columns-repeated="2"/>
          <table:table-cell table:style-name="ce228" table:formula="of:=[.B20]" office:value-type="string" office:string-value=" ">
            <text:p><text:s/></text:p>
          </table:table-cell>
          <table:table-cell table:style-name="ce231" table:formula="of:=IF([.BR20]=0;999;[.BY20]+[.CH20]+[.CQ20])" office:value-type="float" office:value="999">
            <text:p>999</text:p>
          </table:table-cell>
          <table:table-cell table:style-name="ce230" table:formula="of:=IF([.BO20]=999;&quot; &quot;;RANK([.BO20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20]-[.BT20]-[.BV20]-[.BW20]-[.BX2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20]+[.$BS$11]*[.BS20]+[.$BT$11]*[.BT20]+[.$BU$11]*[.BU20]+[.$BV$11]*[.BV20]+[.$BW$11]*[.BW20]+[.$BX$11]*[.BX20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20]-[.CC20]-[.CE20]-[.CF20]-[.CG2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20]+[.$BS$11]*[.CB20]+[.$BT$11]*[.CC20]+[.$BU$11]*[.CD20]+[.$BV$11]*[.CE20]+[.$BW$11]*[.CF20]+[.$BX$11]*[.CG20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20]-[.CL20]-[.CN20]-[.CO20]-[.CP2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20]+[.$BS$11]*[.CK20]+[.$BT$11]*[.CL20]+[.$BU$11]*[.CM20]+[.$BV$11]*[.CN20]+[.$BW$11]*[.CO20]+[.$BX$11]*[.CP20]" office:value-type="float" office:value="0">
            <text:p>0,0</text:p>
          </table:table-cell>
          <table:table-cell table:number-columns-repeated="2"/>
          <table:table-cell table:style-name="ce237" table:formula="of:=[.BR20]+[.CA20]+[.CJ20]" office:value-type="float" office:value="0">
            <text:p>0</text:p>
          </table:table-cell>
          <table:table-cell table:style-name="ce238" table:formula="of:=IF([.I20]=&quot;I&quot;;180;IF([.I20]=&quot;II&quot;;150;IF([.I20]=&quot;III&quot;;150;&quot;0&quot;)))" office:value-type="string" office:string-value="0">
            <text:p>0</text:p>
          </table:table-cell>
          <table:table-cell table:style-name="ce239" table:formula="of:=[.CU20]-[.CT20]" office:value-type="float" office:value="0">
            <text:p>0</text:p>
          </table:table-cell>
          <table:table-cell table:style-name="ce236" table:formula="of:=[.CT20]/30" office:value-type="float" office:value="0">
            <text:p>0,0</text:p>
          </table:table-cell>
          <table:table-cell table:style-name="ce239" table:formula="of:=IF([.CV20]&lt;0;[.CV20]/[.CW20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83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21]=&quot;Kyu 6&quot;;[.H21]=&quot;Kyu 5&quot;;[.H21]=&quot;Kyu 4&quot;);&quot;I&quot;;IF(OR([.H21]=&quot;Kyu 3&quot;;[.H21]=&quot;Kyu 2&quot;;[.H21]=&quot;Kyu 1&quot;);&quot;II&quot;;IF(OR([.H21]=&quot;Dan 1&quot;;[.H21]=&quot;Dan 2&quot;;[.H21]=&quot;Dan 3&quot;;[.H21]=&quot;Dan 4&quot;;[.H21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21]" office:value-type="string" office:string-value=" ">
            <text:p><text:s/></text:p>
          </table:table-cell>
          <table:table-cell table:style-name="ce214" table:formula="of:=[.S21]+[.X21]+[.AC21]" office:value-type="float" office:value="-999">
            <text:p>-999</text:p>
          </table:table-cell>
          <table:table-cell table:style-name="ce218" table:formula="of:=IF([.M21]=-999;&quot; &quot;;RANK([.M21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21]+[.Q21]*[.$Q$11]+[.R21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21]+[.V21]*[.$Q$11]+[.W21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1]+[.AA21]*[.$Q$11]+[.AB21]*[.$R$11]" office:value-type="float" office:value="0">
            <text:p>0</text:p>
          </table:table-cell>
          <table:table-cell/>
          <table:table-cell table:style-name="ce228" table:formula="of:=[.B21]" office:value-type="string" office:string-value=" ">
            <text:p><text:s/></text:p>
          </table:table-cell>
          <table:table-cell table:style-name="ce214" table:formula="of:=[.AL21]+[.AQ21]+[.AV21]+[.BA21]+[.BF21]+[.BK21]" office:value-type="float" office:value="-999">
            <text:p>-999</text:p>
          </table:table-cell>
          <table:table-cell table:style-name="ce230" table:formula="of:=IF([.AF21]=-999;&quot; &quot;;RANK([.AF21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1]+[.AJ21]*[.$AJ$11]+[.AK21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21]+[.AO21]*[.$AJ$11]+[.AP2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21]+[.AT21]*[.$AJ$11]+[.AU2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21]+[.AY21]*[.$AJ$11]+[.AZ2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21]+[.BD21]*[.$AJ$11]+[.BE2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21]+[.BI21]*[.$AJ$11]+[.BJ21]*[.$AK$11]" office:value-type="float" office:value="0">
            <text:p>0</text:p>
          </table:table-cell>
          <table:table-cell table:number-columns-repeated="2"/>
          <table:table-cell table:style-name="ce228" table:formula="of:=[.B21]" office:value-type="string" office:string-value=" ">
            <text:p><text:s/></text:p>
          </table:table-cell>
          <table:table-cell table:style-name="ce231" table:formula="of:=IF([.BR21]=0;999;[.BY21]+[.CH21]+[.CQ21])" office:value-type="float" office:value="999">
            <text:p>999</text:p>
          </table:table-cell>
          <table:table-cell table:style-name="ce230" table:formula="of:=IF([.BO21]=999;&quot; &quot;;RANK([.BO21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21]-[.BT21]-[.BV21]-[.BW21]-[.BX21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21]+[.$BS$11]*[.BS21]+[.$BT$11]*[.BT21]+[.$BU$11]*[.BU21]+[.$BV$11]*[.BV21]+[.$BW$11]*[.BW21]+[.$BX$11]*[.BX21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21]-[.CC21]-[.CE21]-[.CF21]-[.CG21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21]+[.$BS$11]*[.CB21]+[.$BT$11]*[.CC21]+[.$BU$11]*[.CD21]+[.$BV$11]*[.CE21]+[.$BW$11]*[.CF21]+[.$BX$11]*[.CG21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21]-[.CL21]-[.CN21]-[.CO21]-[.CP21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21]+[.$BS$11]*[.CK21]+[.$BT$11]*[.CL21]+[.$BU$11]*[.CM21]+[.$BV$11]*[.CN21]+[.$BW$11]*[.CO21]+[.$BX$11]*[.CP21]" office:value-type="float" office:value="0">
            <text:p>0,0</text:p>
          </table:table-cell>
          <table:table-cell table:number-columns-repeated="2"/>
          <table:table-cell table:style-name="ce237" table:formula="of:=[.BR21]+[.CA21]+[.CJ21]" office:value-type="float" office:value="0">
            <text:p>0</text:p>
          </table:table-cell>
          <table:table-cell table:style-name="ce238" table:formula="of:=IF([.I21]=&quot;I&quot;;180;IF([.I21]=&quot;II&quot;;150;IF([.I21]=&quot;III&quot;;150;&quot;0&quot;)))" office:value-type="string" office:string-value="0">
            <text:p>0</text:p>
          </table:table-cell>
          <table:table-cell table:style-name="ce239" table:formula="of:=[.CU21]-[.CT21]" office:value-type="float" office:value="0">
            <text:p>0</text:p>
          </table:table-cell>
          <table:table-cell table:style-name="ce236" table:formula="of:=[.CT21]/30" office:value-type="float" office:value="0">
            <text:p>0,0</text:p>
          </table:table-cell>
          <table:table-cell table:style-name="ce239" table:formula="of:=IF([.CV21]&lt;0;[.CV21]/[.CW21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84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22]=&quot;Kyu 6&quot;;[.H22]=&quot;Kyu 5&quot;;[.H22]=&quot;Kyu 4&quot;);&quot;I&quot;;IF(OR([.H22]=&quot;Kyu 3&quot;;[.H22]=&quot;Kyu 2&quot;;[.H22]=&quot;Kyu 1&quot;);&quot;II&quot;;IF(OR([.H22]=&quot;Dan 1&quot;;[.H22]=&quot;Dan 2&quot;;[.H22]=&quot;Dan 3&quot;;[.H22]=&quot;Dan 4&quot;;[.H22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22]" office:value-type="string" office:string-value=" ">
            <text:p><text:s/></text:p>
          </table:table-cell>
          <table:table-cell table:style-name="ce214" table:formula="of:=[.S22]+[.X22]+[.AC22]" office:value-type="float" office:value="-999">
            <text:p>-999</text:p>
          </table:table-cell>
          <table:table-cell table:style-name="ce218" table:formula="of:=IF([.M22]=-999;&quot; &quot;;RANK([.M22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22]+[.Q22]*[.$Q$11]+[.R22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22]+[.V22]*[.$Q$11]+[.W22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2]+[.AA22]*[.$Q$11]+[.AB22]*[.$R$11]" office:value-type="float" office:value="0">
            <text:p>0</text:p>
          </table:table-cell>
          <table:table-cell/>
          <table:table-cell table:style-name="ce228" table:formula="of:=[.B22]" office:value-type="string" office:string-value=" ">
            <text:p><text:s/></text:p>
          </table:table-cell>
          <table:table-cell table:style-name="ce214" table:formula="of:=[.AL22]+[.AQ22]+[.AV22]+[.BA22]+[.BF22]+[.BK22]" office:value-type="float" office:value="-999">
            <text:p>-999</text:p>
          </table:table-cell>
          <table:table-cell table:style-name="ce230" table:formula="of:=IF([.AF22]=-999;&quot; &quot;;RANK([.AF22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2]+[.AJ22]*[.$AJ$11]+[.AK22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22]+[.AO22]*[.$AJ$11]+[.AP2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22]+[.AT22]*[.$AJ$11]+[.AU2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22]+[.AY22]*[.$AJ$11]+[.AZ2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22]+[.BD22]*[.$AJ$11]+[.BE2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22]+[.BI22]*[.$AJ$11]+[.BJ22]*[.$AK$11]" office:value-type="float" office:value="0">
            <text:p>0</text:p>
          </table:table-cell>
          <table:table-cell table:number-columns-repeated="2"/>
          <table:table-cell table:style-name="ce228" table:formula="of:=[.B22]" office:value-type="string" office:string-value=" ">
            <text:p><text:s/></text:p>
          </table:table-cell>
          <table:table-cell table:style-name="ce231" table:formula="of:=IF([.BR22]=0;999;[.BY22]+[.CH22]+[.CQ22])" office:value-type="float" office:value="999">
            <text:p>999</text:p>
          </table:table-cell>
          <table:table-cell table:style-name="ce230" table:formula="of:=IF([.BO22]=999;&quot; &quot;;RANK([.BO22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22]-[.BT22]-[.BV22]-[.BW22]-[.BX22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22]+[.$BS$11]*[.BS22]+[.$BT$11]*[.BT22]+[.$BU$11]*[.BU22]+[.$BV$11]*[.BV22]+[.$BW$11]*[.BW22]+[.$BX$11]*[.BX22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22]-[.CC22]-[.CE22]-[.CF22]-[.CG22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22]+[.$BS$11]*[.CB22]+[.$BT$11]*[.CC22]+[.$BU$11]*[.CD22]+[.$BV$11]*[.CE22]+[.$BW$11]*[.CF22]+[.$BX$11]*[.CG22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22]-[.CL22]-[.CN22]-[.CO22]-[.CP22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22]+[.$BS$11]*[.CK22]+[.$BT$11]*[.CL22]+[.$BU$11]*[.CM22]+[.$BV$11]*[.CN22]+[.$BW$11]*[.CO22]+[.$BX$11]*[.CP22]" office:value-type="float" office:value="0">
            <text:p>0,0</text:p>
          </table:table-cell>
          <table:table-cell table:number-columns-repeated="2"/>
          <table:table-cell table:style-name="ce237" table:formula="of:=[.BR22]+[.CA22]+[.CJ22]" office:value-type="float" office:value="0">
            <text:p>0</text:p>
          </table:table-cell>
          <table:table-cell table:style-name="ce238" table:formula="of:=IF([.I22]=&quot;I&quot;;180;IF([.I22]=&quot;II&quot;;150;IF([.I22]=&quot;III&quot;;150;&quot;0&quot;)))" office:value-type="string" office:string-value="0">
            <text:p>0</text:p>
          </table:table-cell>
          <table:table-cell table:style-name="ce239" table:formula="of:=[.CU22]-[.CT22]" office:value-type="float" office:value="0">
            <text:p>0</text:p>
          </table:table-cell>
          <table:table-cell table:style-name="ce236" table:formula="of:=[.CT22]/30" office:value-type="float" office:value="0">
            <text:p>0,0</text:p>
          </table:table-cell>
          <table:table-cell table:style-name="ce239" table:formula="of:=IF([.CV22]&lt;0;[.CV22]/[.CW22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85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5" table:formula="of:=IF(OR([.H23]=&quot;Kyu 6&quot;;[.H23]=&quot;Kyu 5&quot;;[.H23]=&quot;Kyu 4&quot;);&quot;I&quot;;IF(OR([.H23]=&quot;Kyu 3&quot;;[.H23]=&quot;Kyu 2&quot;;[.H23]=&quot;Kyu 1&quot;);&quot;II&quot;;IF(OR([.H23]=&quot;Dan 1&quot;;[.H23]=&quot;Dan 2&quot;;[.H23]=&quot;Dan 3&quot;;[.H23]=&quot;Dan 4&quot;;[.H23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23]" office:value-type="string" office:string-value=" ">
            <text:p><text:s/></text:p>
          </table:table-cell>
          <table:table-cell table:style-name="ce214" table:formula="of:=[.S23]+[.X23]+[.AC23]" office:value-type="float" office:value="-999">
            <text:p>-999</text:p>
          </table:table-cell>
          <table:table-cell table:style-name="ce218" table:formula="of:=IF([.M23]=-999;&quot; &quot;;RANK([.M23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23]+[.Q23]*[.$Q$11]+[.R23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23]+[.V23]*[.$Q$11]+[.W23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3]+[.AA23]*[.$Q$11]+[.AB23]*[.$R$11]" office:value-type="float" office:value="0">
            <text:p>0</text:p>
          </table:table-cell>
          <table:table-cell/>
          <table:table-cell table:style-name="ce228" table:formula="of:=[.B23]" office:value-type="string" office:string-value=" ">
            <text:p><text:s/></text:p>
          </table:table-cell>
          <table:table-cell table:style-name="ce214" table:formula="of:=[.AL23]+[.AQ23]+[.AV23]+[.BA23]+[.BF23]+[.BK23]" office:value-type="float" office:value="-999">
            <text:p>-999</text:p>
          </table:table-cell>
          <table:table-cell table:style-name="ce230" table:formula="of:=IF([.AF23]=-999;&quot; &quot;;RANK([.AF23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3]+[.AJ23]*[.$AJ$11]+[.AK23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23]+[.AO23]*[.$AJ$11]+[.AP2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23]+[.AT23]*[.$AJ$11]+[.AU2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23]+[.AY23]*[.$AJ$11]+[.AZ2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23]+[.BD23]*[.$AJ$11]+[.BE2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23]+[.BI23]*[.$AJ$11]+[.BJ23]*[.$AK$11]" office:value-type="float" office:value="0">
            <text:p>0</text:p>
          </table:table-cell>
          <table:table-cell table:number-columns-repeated="2"/>
          <table:table-cell table:style-name="ce228" table:formula="of:=[.B23]" office:value-type="string" office:string-value=" ">
            <text:p><text:s/></text:p>
          </table:table-cell>
          <table:table-cell table:style-name="ce231" table:formula="of:=IF([.BR23]=0;999;[.BY23]+[.CH23]+[.CQ23])" office:value-type="float" office:value="999">
            <text:p>999</text:p>
          </table:table-cell>
          <table:table-cell table:style-name="ce230" table:formula="of:=IF([.BO23]=999;&quot; &quot;;RANK([.BO23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23]-[.BT23]-[.BV23]-[.BW23]-[.BX2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23]+[.$BS$11]*[.BS23]+[.$BT$11]*[.BT23]+[.$BU$11]*[.BU23]+[.$BV$11]*[.BV23]+[.$BW$11]*[.BW23]+[.$BX$11]*[.BX23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23]-[.CC23]-[.CE23]-[.CF23]-[.CG2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23]+[.$BS$11]*[.CB23]+[.$BT$11]*[.CC23]+[.$BU$11]*[.CD23]+[.$BV$11]*[.CE23]+[.$BW$11]*[.CF23]+[.$BX$11]*[.CG23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23]-[.CL23]-[.CN23]-[.CO23]-[.CP2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23]+[.$BS$11]*[.CK23]+[.$BT$11]*[.CL23]+[.$BU$11]*[.CM23]+[.$BV$11]*[.CN23]+[.$BW$11]*[.CO23]+[.$BX$11]*[.CP23]" office:value-type="float" office:value="0">
            <text:p>0,0</text:p>
          </table:table-cell>
          <table:table-cell table:number-columns-repeated="2"/>
          <table:table-cell table:style-name="ce237" table:formula="of:=[.BR23]+[.CA23]+[.CJ23]" office:value-type="float" office:value="0">
            <text:p>0</text:p>
          </table:table-cell>
          <table:table-cell table:style-name="ce238" table:formula="of:=IF([.I23]=&quot;I&quot;;180;IF([.I23]=&quot;II&quot;;150;IF([.I23]=&quot;III&quot;;150;&quot;0&quot;)))" office:value-type="string" office:string-value="0">
            <text:p>0</text:p>
          </table:table-cell>
          <table:table-cell table:style-name="ce239" table:formula="of:=[.CU23]-[.CT23]" office:value-type="float" office:value="0">
            <text:p>0</text:p>
          </table:table-cell>
          <table:table-cell table:style-name="ce236" table:formula="of:=[.CT23]/30" office:value-type="float" office:value="0">
            <text:p>0,0</text:p>
          </table:table-cell>
          <table:table-cell table:style-name="ce239" table:formula="of:=IF([.CV23]&lt;0;[.CV23]/[.CW23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86" table:content-validation-name="val1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5" table:formula="of:=IF(OR([.H24]=&quot;Kyu 6&quot;;[.H24]=&quot;Kyu 5&quot;;[.H24]=&quot;Kyu 4&quot;);&quot;I&quot;;IF(OR([.H24]=&quot;Kyu 3&quot;;[.H24]=&quot;Kyu 2&quot;;[.H24]=&quot;Kyu 1&quot;);&quot;II&quot;;IF(OR([.H24]=&quot;Dan 1&quot;;[.H24]=&quot;Dan 2&quot;;[.H24]=&quot;Dan 3&quot;;[.H24]=&quot;Dan 4&quot;;[.H24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24]" office:value-type="string" office:string-value=" ">
            <text:p><text:s/></text:p>
          </table:table-cell>
          <table:table-cell table:style-name="ce214" table:formula="of:=[.S24]+[.X24]+[.AC24]" office:value-type="float" office:value="-999">
            <text:p>-999</text:p>
          </table:table-cell>
          <table:table-cell table:style-name="ce218" table:formula="of:=IF([.M24]=-999;&quot; &quot;;RANK([.M24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24]+[.Q24]*[.$Q$11]+[.R24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24]+[.V24]*[.$Q$11]+[.W24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4]+[.AA24]*[.$Q$11]+[.AB24]*[.$R$11]" office:value-type="float" office:value="0">
            <text:p>0</text:p>
          </table:table-cell>
          <table:table-cell/>
          <table:table-cell table:style-name="ce228" table:formula="of:=[.B24]" office:value-type="string" office:string-value=" ">
            <text:p><text:s/></text:p>
          </table:table-cell>
          <table:table-cell table:style-name="ce214" table:formula="of:=[.AL24]+[.AQ24]+[.AV24]+[.BA24]+[.BF24]+[.BK24]" office:value-type="float" office:value="-999">
            <text:p>-999</text:p>
          </table:table-cell>
          <table:table-cell table:style-name="ce230" table:formula="of:=IF([.AF24]=-999;&quot; &quot;;RANK([.AF24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4]+[.AJ24]*[.$AJ$11]+[.AK24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24]+[.AO24]*[.$AJ$11]+[.AP2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24]+[.AT24]*[.$AJ$11]+[.AU2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24]+[.AY24]*[.$AJ$11]+[.AZ2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24]+[.BD24]*[.$AJ$11]+[.BE2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24]+[.BI24]*[.$AJ$11]+[.BJ24]*[.$AK$11]" office:value-type="float" office:value="0">
            <text:p>0</text:p>
          </table:table-cell>
          <table:table-cell table:number-columns-repeated="2"/>
          <table:table-cell table:style-name="ce228" table:formula="of:=[.B24]" office:value-type="string" office:string-value=" ">
            <text:p><text:s/></text:p>
          </table:table-cell>
          <table:table-cell table:style-name="ce231" table:formula="of:=IF([.BR24]=0;999;[.BY24]+[.CH24]+[.CQ24])" office:value-type="float" office:value="999">
            <text:p>999</text:p>
          </table:table-cell>
          <table:table-cell table:style-name="ce230" table:formula="of:=IF([.BO24]=999;&quot; &quot;;RANK([.BO24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24]-[.BT24]-[.BV24]-[.BW24]-[.BX2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24]+[.$BS$11]*[.BS24]+[.$BT$11]*[.BT24]+[.$BU$11]*[.BU24]+[.$BV$11]*[.BV24]+[.$BW$11]*[.BW24]+[.$BX$11]*[.BX24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24]-[.CC24]-[.CE24]-[.CF24]-[.CG2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24]+[.$BS$11]*[.CB24]+[.$BT$11]*[.CC24]+[.$BU$11]*[.CD24]+[.$BV$11]*[.CE24]+[.$BW$11]*[.CF24]+[.$BX$11]*[.CG24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24]-[.CL24]-[.CN24]-[.CO24]-[.CP2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24]+[.$BS$11]*[.CK24]+[.$BT$11]*[.CL24]+[.$BU$11]*[.CM24]+[.$BV$11]*[.CN24]+[.$BW$11]*[.CO24]+[.$BX$11]*[.CP24]" office:value-type="float" office:value="0">
            <text:p>0,0</text:p>
          </table:table-cell>
          <table:table-cell table:number-columns-repeated="2"/>
          <table:table-cell table:style-name="ce237" table:formula="of:=[.BR24]+[.CA24]+[.CJ24]" office:value-type="float" office:value="0">
            <text:p>0</text:p>
          </table:table-cell>
          <table:table-cell table:style-name="ce238" table:formula="of:=IF([.I24]=&quot;I&quot;;180;IF([.I24]=&quot;II&quot;;150;IF([.I24]=&quot;III&quot;;150;&quot;0&quot;)))" office:value-type="string" office:string-value="0">
            <text:p>0</text:p>
          </table:table-cell>
          <table:table-cell table:style-name="ce239" table:formula="of:=[.CU24]-[.CT24]" office:value-type="float" office:value="0">
            <text:p>0</text:p>
          </table:table-cell>
          <table:table-cell table:style-name="ce236" table:formula="of:=[.CT24]/30" office:value-type="float" office:value="0">
            <text:p>0,0</text:p>
          </table:table-cell>
          <table:table-cell table:style-name="ce239" table:formula="of:=IF([.CV24]&lt;0;[.CV24]/[.CW24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87" table:content-validation-name="val1" office:value-type="string">
            <text:p>W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5" table:formula="of:=IF(OR([.H25]=&quot;Kyu 6&quot;;[.H25]=&quot;Kyu 5&quot;;[.H25]=&quot;Kyu 4&quot;);&quot;I&quot;;IF(OR([.H25]=&quot;Kyu 3&quot;;[.H25]=&quot;Kyu 2&quot;;[.H25]=&quot;Kyu 1&quot;);&quot;II&quot;;IF(OR([.H25]=&quot;Dan 1&quot;;[.H25]=&quot;Dan 2&quot;;[.H25]=&quot;Dan 3&quot;;[.H25]=&quot;Dan 4&quot;;[.H25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25]" office:value-type="string" office:string-value=" ">
            <text:p><text:s/></text:p>
          </table:table-cell>
          <table:table-cell table:style-name="ce214" table:formula="of:=[.S25]+[.X25]+[.AC25]" office:value-type="float" office:value="-999">
            <text:p>-999</text:p>
          </table:table-cell>
          <table:table-cell table:style-name="ce218" table:formula="of:=IF([.M25]=-999;&quot; &quot;;RANK([.M25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25]+[.Q25]*[.$Q$11]+[.R25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25]+[.V25]*[.$Q$11]+[.W25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5]+[.AA25]*[.$Q$11]+[.AB25]*[.$R$11]" office:value-type="float" office:value="0">
            <text:p>0</text:p>
          </table:table-cell>
          <table:table-cell/>
          <table:table-cell table:style-name="ce228" table:formula="of:=[.B25]" office:value-type="string" office:string-value=" ">
            <text:p><text:s/></text:p>
          </table:table-cell>
          <table:table-cell table:style-name="ce214" table:formula="of:=[.AL25]+[.AQ25]+[.AV25]+[.BA25]+[.BF25]+[.BK25]" office:value-type="float" office:value="-999">
            <text:p>-999</text:p>
          </table:table-cell>
          <table:table-cell table:style-name="ce230" table:formula="of:=IF([.AF25]=-999;&quot; &quot;;RANK([.AF25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5]+[.AJ25]*[.$AJ$11]+[.AK25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25]+[.AO25]*[.$AJ$11]+[.AP2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25]+[.AT25]*[.$AJ$11]+[.AU2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25]+[.AY25]*[.$AJ$11]+[.AZ2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25]+[.BD25]*[.$AJ$11]+[.BE2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25]+[.BI25]*[.$AJ$11]+[.BJ25]*[.$AK$11]" office:value-type="float" office:value="0">
            <text:p>0</text:p>
          </table:table-cell>
          <table:table-cell table:number-columns-repeated="2"/>
          <table:table-cell table:style-name="ce228" table:formula="of:=[.B25]" office:value-type="string" office:string-value=" ">
            <text:p><text:s/></text:p>
          </table:table-cell>
          <table:table-cell table:style-name="ce231" table:formula="of:=IF([.BR25]=0;999;[.BY25]+[.CH25]+[.CQ25])" office:value-type="float" office:value="999">
            <text:p>999</text:p>
          </table:table-cell>
          <table:table-cell table:style-name="ce230" table:formula="of:=IF([.BO25]=999;&quot; &quot;;RANK([.BO25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25]-[.BT25]-[.BV25]-[.BW25]-[.BX25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25]+[.$BS$11]*[.BS25]+[.$BT$11]*[.BT25]+[.$BU$11]*[.BU25]+[.$BV$11]*[.BV25]+[.$BW$11]*[.BW25]+[.$BX$11]*[.BX25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25]-[.CC25]-[.CE25]-[.CF25]-[.CG25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25]+[.$BS$11]*[.CB25]+[.$BT$11]*[.CC25]+[.$BU$11]*[.CD25]+[.$BV$11]*[.CE25]+[.$BW$11]*[.CF25]+[.$BX$11]*[.CG25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25]-[.CL25]-[.CN25]-[.CO25]-[.CP25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25]+[.$BS$11]*[.CK25]+[.$BT$11]*[.CL25]+[.$BU$11]*[.CM25]+[.$BV$11]*[.CN25]+[.$BW$11]*[.CO25]+[.$BX$11]*[.CP25]" office:value-type="float" office:value="0">
            <text:p>0,0</text:p>
          </table:table-cell>
          <table:table-cell table:number-columns-repeated="2"/>
          <table:table-cell table:style-name="ce237" table:formula="of:=[.BR25]+[.CA25]+[.CJ25]" office:value-type="float" office:value="0">
            <text:p>0</text:p>
          </table:table-cell>
          <table:table-cell table:style-name="ce238" table:formula="of:=IF([.I25]=&quot;I&quot;;180;IF([.I25]=&quot;II&quot;;150;IF([.I25]=&quot;III&quot;;150;&quot;0&quot;)))" office:value-type="string" office:string-value="0">
            <text:p>0</text:p>
          </table:table-cell>
          <table:table-cell table:style-name="ce239" table:formula="of:=[.CU25]-[.CT25]" office:value-type="float" office:value="0">
            <text:p>0</text:p>
          </table:table-cell>
          <table:table-cell table:style-name="ce236" table:formula="of:=[.CT25]/30" office:value-type="float" office:value="0">
            <text:p>0,0</text:p>
          </table:table-cell>
          <table:table-cell table:style-name="ce239" table:formula="of:=IF([.CV25]&lt;0;[.CV25]/[.CW25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string">
            <text:p><text:s/></text:p>
          </table:table-cell>
          <table:table-cell table:number-columns-repeated="2" table:style-name="ce66" office:value-type="string">
            <text:p><text:s/></text:p>
          </table:table-cell>
          <table:table-cell table:style-name="ce188" table:content-validation-name="val1" office:value-type="string">
            <text:p>W</text:p>
          </table:table-cell>
          <table:table-cell table:style-name="ce66" office:value-type="string">
            <text:p><text:s/></text:p>
          </table:table-cell>
          <table:table-cell table:style-name="ce66"/>
          <table:table-cell table:style-name="ce41" office:value-type="string">
            <text:p><text:s/></text:p>
          </table:table-cell>
          <table:table-cell table:style-name="ce205" table:formula="of:=IF(OR([.H26]=&quot;Kyu 6&quot;;[.H26]=&quot;Kyu 5&quot;;[.H26]=&quot;Kyu 4&quot;);&quot;I&quot;;IF(OR([.H26]=&quot;Kyu 3&quot;;[.H26]=&quot;Kyu 2&quot;;[.H26]=&quot;Kyu 1&quot;);&quot;II&quot;;IF(OR([.H26]=&quot;Dan 1&quot;;[.H26]=&quot;Dan 2&quot;;[.H26]=&quot;Dan 3&quot;;[.H26]=&quot;Dan 4&quot;;[.H26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2" table:formula="of:=[.B26]" office:value-type="string" office:string-value=" ">
            <text:p><text:s/></text:p>
          </table:table-cell>
          <table:table-cell table:style-name="ce214" table:formula="of:=[.S26]+[.X26]+[.AC26]" office:value-type="float" office:value="-999">
            <text:p>-999</text:p>
          </table:table-cell>
          <table:table-cell table:style-name="ce218" table:formula="of:=IF([.M26]=-999;&quot; &quot;;RANK([.M26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26]+[.Q26]*[.$Q$11]+[.R26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26]+[.V26]*[.$Q$11]+[.W26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6]+[.AA26]*[.$Q$11]+[.AB26]*[.$R$11]" office:value-type="float" office:value="0">
            <text:p>0</text:p>
          </table:table-cell>
          <table:table-cell/>
          <table:table-cell table:style-name="ce228" table:formula="of:=[.B26]" office:value-type="string" office:string-value=" ">
            <text:p><text:s/></text:p>
          </table:table-cell>
          <table:table-cell table:style-name="ce214" table:formula="of:=[.AL26]+[.AQ26]+[.AV26]+[.BA26]+[.BF26]+[.BK26]" office:value-type="float" office:value="-999">
            <text:p>-999</text:p>
          </table:table-cell>
          <table:table-cell table:style-name="ce230" table:formula="of:=IF([.AF26]=-999;&quot; &quot;;RANK([.AF26];[.$AF$12:.$AF$26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6]+[.AJ26]*[.$AJ$11]+[.AK26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26]+[.AO26]*[.$AJ$11]+[.AP2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26]+[.AT26]*[.$AJ$11]+[.AU2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26]+[.AY26]*[.$AJ$11]+[.AZ2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26]+[.BD26]*[.$AJ$11]+[.BE2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26]+[.BI26]*[.$AJ$11]+[.BJ26]*[.$AK$11]" office:value-type="float" office:value="0">
            <text:p>0</text:p>
          </table:table-cell>
          <table:table-cell table:number-columns-repeated="2"/>
          <table:table-cell table:style-name="ce228" table:formula="of:=[.B26]" office:value-type="string" office:string-value=" ">
            <text:p><text:s/></text:p>
          </table:table-cell>
          <table:table-cell table:style-name="ce231" table:formula="of:=IF([.BR26]=0;999;[.BY26]+[.CH26]+[.CQ26])" office:value-type="float" office:value="999">
            <text:p>999</text:p>
          </table:table-cell>
          <table:table-cell table:style-name="ce230" table:formula="of:=IF([.BO26]=999;&quot; &quot;;RANK([.BO26];[.$BO$12:.$BO$26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26]-[.BT26]-[.BV26]-[.BW26]-[.BX26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26]+[.$BS$11]*[.BS26]+[.$BT$11]*[.BT26]+[.$BU$11]*[.BU26]+[.$BV$11]*[.BV26]+[.$BW$11]*[.BW26]+[.$BX$11]*[.BX26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26]-[.CC26]-[.CE26]-[.CF26]-[.CG26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26]+[.$BS$11]*[.CB26]+[.$BT$11]*[.CC26]+[.$BU$11]*[.CD26]+[.$BV$11]*[.CE26]+[.$BW$11]*[.CF26]+[.$BX$11]*[.CG26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26]-[.CL26]-[.CN26]-[.CO26]-[.CP26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26]+[.$BS$11]*[.CK26]+[.$BT$11]*[.CL26]+[.$BU$11]*[.CM26]+[.$BV$11]*[.CN26]+[.$BW$11]*[.CO26]+[.$BX$11]*[.CP26]" office:value-type="float" office:value="0">
            <text:p>0,0</text:p>
          </table:table-cell>
          <table:table-cell table:number-columns-repeated="2"/>
          <table:table-cell table:style-name="ce237" table:formula="of:=[.BR26]+[.CA26]+[.CJ26]" office:value-type="float" office:value="0">
            <text:p>0</text:p>
          </table:table-cell>
          <table:table-cell table:style-name="ce238" table:formula="of:=IF([.I26]=&quot;I&quot;;180;IF([.I26]=&quot;II&quot;;150;IF([.I26]=&quot;III&quot;;150;&quot;0&quot;)))" office:value-type="string" office:string-value="0">
            <text:p>0</text:p>
          </table:table-cell>
          <table:table-cell table:style-name="ce239" table:formula="of:=[.CU26]-[.CT26]" office:value-type="float" office:value="0">
            <text:p>0</text:p>
          </table:table-cell>
          <table:table-cell table:style-name="ce236" table:formula="of:=[.CT26]/30" office:value-type="float" office:value="0">
            <text:p>0,0</text:p>
          </table:table-cell>
          <table:table-cell table:style-name="ce239" table:formula="of:=IF([.CV26]&lt;0;[.CV26]/[.CW26];0)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string">
            <text:p><text:s/></text:p>
          </table:table-cell>
          <table:table-cell table:number-columns-repeated="2" table:style-name="ce7" office:value-type="string">
            <text:p><text:s/></text:p>
          </table:table-cell>
          <table:table-cell table:style-name="ce189" table:content-validation-name="val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table:number-columns-repeated="2"/>
          <table:table-cell table:style-name="ce15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2"/>
          <table:table-cell table:style-name="ce215" office:value-type="string">
            <text:p><text:s/></text:p>
          </table:table-cell>
          <table:table-cell table:style-name="ce219" office:value-type="string">
            <text:p><text:s/></text:p>
          </table:table-cell>
          <table:table-cell table:number-columns-repeated="17"/>
          <table:table-cell table:style-name="ce215"/>
          <table:table-cell table:style-name="ce219"/>
          <table:table-cell table:number-columns-repeated="33"/>
          <table:table-cell table:style-name="ce232"/>
          <table:table-cell table:style-name="ce233"/>
          <table:table-cell/>
          <table:table-cell table:style-name="ce234"/>
          <table:table-cell table:style-name="ce223" table:number-columns-repeated="2"/>
          <table:table-cell table:style-name="ce235"/>
          <table:table-cell table:style-name="ce223" table:number-columns-repeated="3"/>
          <table:table-cell table:style-name="ce236" table:number-columns-repeated="2"/>
          <table:table-cell table:style-name="ce234"/>
          <table:table-cell table:style-name="ce223" table:number-columns-repeated="2"/>
          <table:table-cell table:style-name="ce235"/>
          <table:table-cell table:style-name="ce223" table:number-columns-repeated="3"/>
          <table:table-cell table:style-name="ce236"/>
          <table:table-cell/>
          <table:table-cell table:style-name="ce234"/>
          <table:table-cell table:style-name="ce223" table:number-columns-repeated="2"/>
          <table:table-cell table:style-name="ce235"/>
          <table:table-cell table:style-name="ce223" table:number-columns-repeated="3"/>
          <table:table-cell table:style-name="ce236"/>
          <table:table-cell table:number-columns-repeated="2"/>
          <table:table-cell table:style-name="ce237" table:number-columns-repeated="3"/>
          <table:table-cell table:style-name="ce236"/>
          <table:table-cell table:style-name="ce239"/>
        </table:table-row>
        <table:table-row table:style-name="ro1">
          <table:table-cell/>
          <table:table-cell table:style-name="ce5" office:value-type="string">
            <text:p><text:s/></text:p>
          </table:table-cell>
          <table:table-cell table:number-columns-repeated="2" table:style-name="ce7" office:value-type="string">
            <text:p><text:s/></text:p>
          </table:table-cell>
          <table:table-cell table:style-name="ce189" table:content-validation-name="val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table:number-columns-repeated="2"/>
          <table:table-cell table:style-name="ce15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2"/>
          <table:table-cell table:style-name="ce215" office:value-type="string">
            <text:p><text:s/></text:p>
          </table:table-cell>
          <table:table-cell table:style-name="ce219" office:value-type="string">
            <text:p><text:s/></text:p>
          </table:table-cell>
          <table:table-cell table:number-columns-repeated="17"/>
          <table:table-cell table:style-name="ce215"/>
          <table:table-cell table:style-name="ce219"/>
          <table:table-cell table:number-columns-repeated="33"/>
          <table:table-cell table:style-name="ce232"/>
          <table:table-cell table:style-name="ce233"/>
          <table:table-cell/>
          <table:table-cell table:style-name="ce234"/>
          <table:table-cell table:style-name="ce223" table:number-columns-repeated="2"/>
          <table:table-cell table:style-name="ce235"/>
          <table:table-cell table:style-name="ce223" table:number-columns-repeated="3"/>
          <table:table-cell table:style-name="ce236" table:number-columns-repeated="2"/>
          <table:table-cell table:style-name="ce234"/>
          <table:table-cell table:style-name="ce223" table:number-columns-repeated="2"/>
          <table:table-cell table:style-name="ce235"/>
          <table:table-cell table:style-name="ce223" table:number-columns-repeated="3"/>
          <table:table-cell table:style-name="ce236"/>
          <table:table-cell/>
          <table:table-cell table:style-name="ce234"/>
          <table:table-cell table:style-name="ce223" table:number-columns-repeated="2"/>
          <table:table-cell table:style-name="ce235"/>
          <table:table-cell table:style-name="ce223" table:number-columns-repeated="3"/>
          <table:table-cell table:style-name="ce236"/>
          <table:table-cell table:number-columns-repeated="2"/>
          <table:table-cell table:style-name="ce237" table:number-columns-repeated="3"/>
          <table:table-cell table:style-name="ce236"/>
          <table:table-cell table:style-name="ce239"/>
        </table:table-row>
        <table:table-row table:style-name="ro1">
          <table:table-cell/>
          <table:table-cell table:style-name="ce46" office:value-type="float" office:value="2">
            <text:p>2</text:p>
          </table:table-cell>
          <table:table-cell table:style-name="ce57" office:value-type="string">
            <text:p>Wübbeler</text:p>
          </table:table-cell>
          <table:table-cell table:style-name="ce57" office:value-type="string">
            <text:p>Martin</text:p>
          </table:table-cell>
          <table:table-cell table:style-name="ce190" table:content-validation-name="val1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46"/>
          <table:table-cell table:style-name="ce14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29]" office:value-type="float" office:value="2">
            <text:p>2</text:p>
          </table:table-cell>
          <table:table-cell table:style-name="ce214" table:formula="of:=[.S29]+[.X29]+[.AC29]" office:value-type="float" office:value="-12">
            <text:p>-12</text:p>
          </table:table-cell>
          <table:table-cell table:style-name="ce220" table:formula="of:=IF([.M29]=-999;&quot; &quot;;RANK([.M29];[.$M$29:.$M$60];0))" office:value-type="float" office:value="13">
            <text:p>13</text:p>
          </table:table-cell>
          <table:table-cell office:value-type="string">
            <text:p><text:s/>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P29]+[.Q29]*[.$Q$11]+[.R29]*[.$R$11]" office:value-type="float" office:value="-4">
            <text:p>-4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29]+[.V29]*[.$Q$11]+[.W29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29]+[.AA29]*[.$Q$11]+[.AB29]*[.$R$11]" office:value-type="float" office:value="0">
            <text:p>0</text:p>
          </table:table-cell>
          <table:table-cell/>
          <table:table-cell table:style-name="ce228" table:formula="of:=[.B29]" office:value-type="float" office:value="2">
            <text:p>2</text:p>
          </table:table-cell>
          <table:table-cell table:style-name="ce214" table:formula="of:=[.AL29]+[.AQ29]+[.AV29]+[.BA29]+[.BF29]+[.BK29]" office:value-type="float" office:value="17">
            <text:p>17</text:p>
          </table:table-cell>
          <table:table-cell table:style-name="ce220" table:formula="of:=IF([.AF29]=-999;&quot; &quot;;RANK([.AF29];[.$AF$29:.$AF$60];0))" office:value-type="float" office:value="9">
            <text:p>9</text:p>
          </table:table-cell>
          <table:table-cell/>
          <table:table-cell table:style-name="ce223" office:value-type="float" office:value="8">
            <text:p>8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29]+[.AJ29]*[.$AJ$11]+[.AK29]*[.$AK$11]" office:value-type="float" office:value="8">
            <text:p>8</text:p>
          </table:table-cell>
          <table:table-cell/>
          <table:table-cell table:style-name="ce223" office:value-type="float" office:value="12">
            <text:p>12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29]+[.AO29]*[.$AJ$11]+[.AP29]*[.$AK$11]" office:value-type="float" office:value="12">
            <text:p>12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S29]+[.AT29]*[.$AJ$11]+[.AU29]*[.$AK$11]" office:value-type="float" office:value="2">
            <text:p>2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29]+[.AY29]*[.$AJ$11]+[.AZ29]*[.$AK$11]" office:value-type="float" office:value="-1">
            <text:p>-1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BC29]+[.BD29]*[.$AJ$11]+[.BE29]*[.$AK$11]" office:value-type="float" office:value="-1">
            <text:p>-1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BH29]+[.BI29]*[.$AJ$11]+[.BJ29]*[.$AK$11]" office:value-type="float" office:value="-3">
            <text:p>-3</text:p>
          </table:table-cell>
          <table:table-cell table:number-columns-repeated="2"/>
          <table:table-cell table:style-name="ce228" table:formula="of:=[.B29]" office:value-type="float" office:value="2">
            <text:p>2</text:p>
          </table:table-cell>
          <table:table-cell table:style-name="ce231" table:formula="of:=IF([.BR29]=0;999;[.BY29]+[.CH29]+[.CQ29])" office:value-type="float" office:value="213">
            <text:p>213</text:p>
          </table:table-cell>
          <table:table-cell table:style-name="ce220" table:formula="of:=IF([.BO29]=999;&quot; &quot;;RANK([.BO29];[.$BO$29:.$BO$60];1))" office:value-type="float" office:value="4">
            <text:p>4</text:p>
          </table:table-cell>
          <table:table-cell/>
          <table:table-cell table:style-name="ce234" office:value-type="float" office:value="54">
            <text:p>54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7">
            <text:p>7</text:p>
          </table:table-cell>
          <table:table-cell table:style-name="ce235" table:formula="of:=10-[.BS29]-[.BT29]-[.BV29]-[.BW29]-[.BX29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6" table:formula="of:=[.BR29]+[.$BS$11]*[.BS29]+[.$BT$11]*[.BT29]+[.$BU$11]*[.BU29]+[.$BV$11]*[.BV29]+[.$BW$11]*[.BW29]+[.$BX$11]*[.BX29]" office:value-type="float" office:value="62">
            <text:p>62,0</text:p>
          </table:table-cell>
          <table:table-cell table:style-name="ce236"/>
          <table:table-cell table:style-name="ce234" office:value-type="float" office:value="58">
            <text:p>58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6">
            <text:p>6</text:p>
          </table:table-cell>
          <table:table-cell table:style-name="ce235" table:formula="of:=10-[.CB29]-[.CC29]-[.CE29]-[.CF29]-[.CG29]" office:value-type="float" office:value="-1">
            <text:p>-1</text:p>
          </table:table-cell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6" table:formula="of:=[.CA29]+[.$BS$11]*[.CB29]+[.$BT$11]*[.CC29]+[.$BU$11]*[.CD29]+[.$BV$11]*[.CE29]+[.$BW$11]*[.CF29]+[.$BX$11]*[.CG29]" office:value-type="float" office:value="69">
            <text:p>69,0</text:p>
          </table:table-cell>
          <table:table-cell table:style-name="ce236"/>
          <table:table-cell table:style-name="ce234" office:value-type="float" office:value="65">
            <text:p>65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5">
            <text:p>5</text:p>
          </table:table-cell>
          <table:table-cell table:style-name="ce235" table:formula="of:=10-[.CK29]-[.CL29]-[.CN29]-[.CO29]-[.CP29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J29]+[.$BS$11]*[.CK29]+[.$BT$11]*[.CL29]+[.$BU$11]*[.CM29]+[.$BV$11]*[.CN29]+[.$BW$11]*[.CO29]+[.$BX$11]*[.CP29]" office:value-type="float" office:value="82">
            <text:p>82,0</text:p>
          </table:table-cell>
          <table:table-cell table:number-columns-repeated="2"/>
          <table:table-cell table:style-name="ce237" table:formula="of:=[.BR29]+[.CA29]+[.CJ29]" office:value-type="float" office:value="177">
            <text:p>177</text:p>
          </table:table-cell>
          <table:table-cell table:style-name="ce238" table:formula="of:=IF([.I29]=&quot;I&quot;;180;IF([.I29]=&quot;II&quot;;150;IF([.I29]=&quot;III&quot;;150;&quot;0&quot;)))" office:value-type="float" office:value="180">
            <text:p>180</text:p>
          </table:table-cell>
          <table:table-cell table:style-name="ce239" table:formula="of:=[.CU29]-[.CT29]" office:value-type="float" office:value="3">
            <text:p>3</text:p>
          </table:table-cell>
          <table:table-cell table:style-name="ce236" table:formula="of:=[.CT29]/30" office:value-type="float" office:value="5.9">
            <text:p>5,9</text:p>
          </table:table-cell>
          <table:table-cell table:style-name="ce239" table:formula="of:=IF([.CV29]&lt;0;[.CV29]/[.CW29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3">
            <text:p>3</text:p>
          </table:table-cell>
          <table:table-cell table:style-name="ce177" office:value-type="string">
            <text:p>Gräpel</text:p>
          </table:table-cell>
          <table:table-cell table:style-name="ce57" office:value-type="string">
            <text:p>Torsten</text:p>
          </table:table-cell>
          <table:table-cell table:style-name="ce191" table:content-validation-name="val1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35"/>
          <table:table-cell table:style-name="ce14" office:value-type="string">
            <text:p><text:s/></text:p>
          </table:table-cell>
          <table:table-cell table:style-name="ce206" office:value-type="string">
            <text:p>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0]" office:value-type="float" office:value="3">
            <text:p>3</text:p>
          </table:table-cell>
          <table:table-cell table:style-name="ce214" table:formula="of:=[.S30]+[.X30]+[.AC30]" office:value-type="float" office:value="-13">
            <text:p>-13</text:p>
          </table:table-cell>
          <table:table-cell table:style-name="ce220" table:formula="of:=IF([.M30]=-999;&quot; &quot;;RANK([.M30];[.$M$29:.$M$60];0))" office:value-type="float" office:value="14">
            <text:p>14</text:p>
          </table:table-cell>
          <table:table-cell office:value-type="string">
            <text:p><text:s/>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30]+[.Q30]*[.$Q$11]+[.R30]*[.$R$11]" office:value-type="float" office:value="-8">
            <text:p>-8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U30]+[.V30]*[.$Q$11]+[.W30]*[.$R$11]" office:value-type="float" office:value="-5">
            <text:p>-5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0]+[.AA30]*[.$Q$11]+[.AB30]*[.$R$11]" office:value-type="float" office:value="0">
            <text:p>0</text:p>
          </table:table-cell>
          <table:table-cell/>
          <table:table-cell table:style-name="ce228" table:formula="of:=[.B30]" office:value-type="float" office:value="3">
            <text:p>3</text:p>
          </table:table-cell>
          <table:table-cell table:style-name="ce214" table:formula="of:=[.AL30]+[.AQ30]+[.AV30]+[.BA30]+[.BF30]+[.BK30]" office:value-type="float" office:value="-3">
            <text:p>-3</text:p>
          </table:table-cell>
          <table:table-cell table:style-name="ce220" table:formula="of:=IF([.AF30]=-999;&quot; &quot;;RANK([.AF30];[.$AF$29:.$AF$60];0))" office:value-type="float" office:value="17">
            <text:p>17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AI30]+[.AJ30]*[.$AJ$11]+[.AK30]*[.$AK$11]" office:value-type="float" office:value="-2">
            <text:p>-2</text:p>
          </table:table-cell>
          <table:table-cell/>
          <table:table-cell table:style-name="ce223" office:value-type="float" office:value="8">
            <text:p>8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30]+[.AO30]*[.$AJ$11]+[.AP30]*[.$AK$11]" office:value-type="float" office:value="8">
            <text:p>8</text:p>
          </table:table-cell>
          <table:table-cell/>
          <table:table-cell table:style-name="ce223" office:value-type="float" office:value="0">
            <text:p>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5" table:formula="of:=[.AS30]+[.AT30]*[.$AJ$11]+[.AU30]*[.$AK$11]" office:value-type="float" office:value="-6">
            <text:p>-6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30]+[.AY30]*[.$AJ$11]+[.AZ30]*[.$AK$11]" office:value-type="float" office:value="1">
            <text:p>1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BC30]+[.BD30]*[.$AJ$11]+[.BE30]*[.$AK$11]" office:value-type="float" office:value="1">
            <text:p>1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BH30]+[.BI30]*[.$AJ$11]+[.BJ30]*[.$AK$11]" office:value-type="float" office:value="-5">
            <text:p>-5</text:p>
          </table:table-cell>
          <table:table-cell table:number-columns-repeated="2"/>
          <table:table-cell table:style-name="ce228" table:formula="of:=[.B30]" office:value-type="float" office:value="3">
            <text:p>3</text:p>
          </table:table-cell>
          <table:table-cell table:style-name="ce231" table:formula="of:=IF([.BR30]=0;999;[.BY30]+[.CH30]+[.CQ30])" office:value-type="float" office:value="999">
            <text:p>999</text:p>
          </table:table-cell>
          <table:table-cell table:style-name="ce220" table:formula="of:=IF([.BO30]=999;&quot; &quot;;RANK([.BO30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30]-[.BT30]-[.BV30]-[.BW30]-[.BX3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30]+[.$BS$11]*[.BS30]+[.$BT$11]*[.BT30]+[.$BU$11]*[.BU30]+[.$BV$11]*[.BV30]+[.$BW$11]*[.BW30]+[.$BX$11]*[.BX30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30]-[.CC30]-[.CE30]-[.CF30]-[.CG3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30]+[.$BS$11]*[.CB30]+[.$BT$11]*[.CC30]+[.$BU$11]*[.CD30]+[.$BV$11]*[.CE30]+[.$BW$11]*[.CF30]+[.$BX$11]*[.CG30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30]-[.CL30]-[.CN30]-[.CO30]-[.CP3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30]+[.$BS$11]*[.CK30]+[.$BT$11]*[.CL30]+[.$BU$11]*[.CM30]+[.$BV$11]*[.CN30]+[.$BW$11]*[.CO30]+[.$BX$11]*[.CP30]" office:value-type="float" office:value="0">
            <text:p>0,0</text:p>
          </table:table-cell>
          <table:table-cell table:number-columns-repeated="2"/>
          <table:table-cell table:style-name="ce237" table:formula="of:=[.BR30]+[.CA30]+[.CJ30]" office:value-type="float" office:value="0">
            <text:p>0</text:p>
          </table:table-cell>
          <table:table-cell table:style-name="ce238" table:formula="of:=IF([.I30]=&quot;I&quot;;180;IF([.I30]=&quot;II&quot;;150;IF([.I30]=&quot;III&quot;;150;&quot;0&quot;)))" office:value-type="float" office:value="150">
            <text:p>150</text:p>
          </table:table-cell>
          <table:table-cell table:style-name="ce239" table:formula="of:=[.CU30]-[.CT30]" office:value-type="float" office:value="150">
            <text:p>150</text:p>
          </table:table-cell>
          <table:table-cell table:style-name="ce236" table:formula="of:=[.CT30]/30" office:value-type="float" office:value="0">
            <text:p>0,0</text:p>
          </table:table-cell>
          <table:table-cell table:style-name="ce239" table:formula="of:=IF([.CV30]&lt;0;[.CV30]/[.CW30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4">
            <text:p>4</text:p>
          </table:table-cell>
          <table:table-cell table:style-name="ce178" office:value-type="string">
            <text:p>Grytt</text:p>
          </table:table-cell>
          <table:table-cell table:style-name="ce179" office:value-type="string">
            <text:p>Rainer</text:p>
          </table:table-cell>
          <table:table-cell table:style-name="ce191" table:content-validation-name="val1" office:value-type="string">
            <text:p>M</text:p>
          </table:table-cell>
          <table:table-cell table:style-name="ce179" office:value-type="string">
            <text:p>Budo-Shin</text:p>
          </table:table-cell>
          <table:table-cell table:style-name="ce12"/>
          <table:table-cell table:style-name="ce14" office:value-type="string">
            <text:p><text:s/></text:p>
          </table:table-cell>
          <table:table-cell table:style-name="ce206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1]" office:value-type="float" office:value="4">
            <text:p>4</text:p>
          </table:table-cell>
          <table:table-cell table:style-name="ce214" table:formula="of:=[.S31]+[.X31]+[.AC31]" office:value-type="float" office:value="-10">
            <text:p>-10</text:p>
          </table:table-cell>
          <table:table-cell table:style-name="ce220" table:formula="of:=IF([.M31]=-999;&quot; &quot;;RANK([.M31];[.$M$29:.$M$60];0))" office:value-type="float" office:value="8">
            <text:p>8</text:p>
          </table:table-cell>
          <table:table-cell office:value-type="string">
            <text:p><text:s/>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P31]+[.Q31]*[.$Q$11]+[.R31]*[.$R$11]" office:value-type="float" office:value="-2">
            <text:p>-2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31]+[.V31]*[.$Q$11]+[.W31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1]+[.AA31]*[.$Q$11]+[.AB31]*[.$R$11]" office:value-type="float" office:value="0">
            <text:p>0</text:p>
          </table:table-cell>
          <table:table-cell/>
          <table:table-cell table:style-name="ce228" table:formula="of:=[.B31]" office:value-type="float" office:value="4">
            <text:p>4</text:p>
          </table:table-cell>
          <table:table-cell table:style-name="ce214" table:formula="of:=[.AL31]+[.AQ31]+[.AV31]+[.BA31]+[.BF31]+[.BK31]" office:value-type="float" office:value="9">
            <text:p>9</text:p>
          </table:table-cell>
          <table:table-cell table:style-name="ce220" table:formula="of:=IF([.AF31]=-999;&quot; &quot;;RANK([.AF31];[.$AF$29:.$AF$60];0))" office:value-type="float" office:value="12">
            <text:p>12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I31]+[.AJ31]*[.$AJ$11]+[.AK31]*[.$AK$11]" office:value-type="float" office:value="-2">
            <text:p>-2</text:p>
          </table:table-cell>
          <table:table-cell/>
          <table:table-cell table:style-name="ce223" office:value-type="float" office:value="12">
            <text:p>12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31]+[.AO31]*[.$AJ$11]+[.AP31]*[.$AK$11]" office:value-type="float" office:value="12">
            <text:p>12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S31]+[.AT31]*[.$AJ$11]+[.AU31]*[.$AK$11]" office:value-type="float" office:value="1">
            <text:p>1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31]+[.AY31]*[.$AJ$11]+[.AZ31]*[.$AK$11]" office:value-type="float" office:value="0">
            <text:p>0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BC31]+[.BD31]*[.$AJ$11]+[.BE31]*[.$AK$11]" office:value-type="float" office:value="-2">
            <text:p>-2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BH31]+[.BI31]*[.$AJ$11]+[.BJ31]*[.$AK$11]" office:value-type="float" office:value="0">
            <text:p>0</text:p>
          </table:table-cell>
          <table:table-cell table:number-columns-repeated="2"/>
          <table:table-cell table:style-name="ce228" table:formula="of:=[.B31]" office:value-type="float" office:value="4">
            <text:p>4</text:p>
          </table:table-cell>
          <table:table-cell table:style-name="ce231" table:formula="of:=IF([.BR31]=0;999;[.BY31]+[.CH31]+[.CQ31])" office:value-type="float" office:value="293">
            <text:p>293</text:p>
          </table:table-cell>
          <table:table-cell table:style-name="ce220" table:formula="of:=IF([.BO31]=999;&quot; &quot;;RANK([.BO31];[.$BO$29:.$BO$60];1))" office:value-type="float" office:value="10">
            <text:p>10</text:p>
          </table:table-cell>
          <table:table-cell/>
          <table:table-cell table:style-name="ce234" office:value-type="float" office:value="37">
            <text:p>37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6">
            <text:p>6</text:p>
          </table:table-cell>
          <table:table-cell table:style-name="ce235" table:formula="of:=10-[.BS31]-[.BT31]-[.BV31]-[.BW31]-[.BX31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6" table:formula="of:=[.BR31]+[.$BS$11]*[.BS31]+[.$BT$11]*[.BT31]+[.$BU$11]*[.BU31]+[.$BV$11]*[.BV31]+[.$BW$11]*[.BW31]+[.$BX$11]*[.BX31]" office:value-type="float" office:value="96">
            <text:p>96,0</text:p>
          </table:table-cell>
          <table:table-cell table:style-name="ce236"/>
          <table:table-cell table:style-name="ce234" office:value-type="float" office:value="55">
            <text:p>55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35" table:formula="of:=10-[.CB31]-[.CC31]-[.CE31]-[.CF31]-[.CG31]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6" table:formula="of:=[.CA31]+[.$BS$11]*[.CB31]+[.$BT$11]*[.CC31]+[.$BU$11]*[.CD31]+[.$BV$11]*[.CE31]+[.$BW$11]*[.CF31]+[.$BX$11]*[.CG31]" office:value-type="float" office:value="75">
            <text:p>75,0</text:p>
          </table:table-cell>
          <table:table-cell table:style-name="ce236"/>
          <table:table-cell table:style-name="ce234" office:value-type="float" office:value="58">
            <text:p>58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CK31]-[.CL31]-[.CN31]-[.CO31]-[.CP31]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36" table:formula="of:=[.CJ31]+[.$BS$11]*[.CK31]+[.$BT$11]*[.CL31]+[.$BU$11]*[.CM31]+[.$BV$11]*[.CN31]+[.$BW$11]*[.CO31]+[.$BX$11]*[.CP31]" office:value-type="float" office:value="122">
            <text:p>122,0</text:p>
          </table:table-cell>
          <table:table-cell table:number-columns-repeated="2"/>
          <table:table-cell table:style-name="ce237" table:formula="of:=[.BR31]+[.CA31]+[.CJ31]" office:value-type="float" office:value="150">
            <text:p>150</text:p>
          </table:table-cell>
          <table:table-cell table:style-name="ce238" table:formula="of:=IF([.I31]=&quot;I&quot;;180;IF([.I31]=&quot;II&quot;;150;IF([.I31]=&quot;III&quot;;150;&quot;0&quot;)))" office:value-type="float" office:value="150">
            <text:p>150</text:p>
          </table:table-cell>
          <table:table-cell table:style-name="ce239" table:formula="of:=[.CU31]-[.CT31]" office:value-type="float" office:value="0">
            <text:p>0</text:p>
          </table:table-cell>
          <table:table-cell table:style-name="ce236" table:formula="of:=[.CT31]/30" office:value-type="float" office:value="5">
            <text:p>5,0</text:p>
          </table:table-cell>
          <table:table-cell table:style-name="ce239" table:formula="of:=IF([.CV31]&lt;0;[.CV31]/[.CW31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5">
            <text:p>5</text:p>
          </table:table-cell>
          <table:table-cell table:style-name="ce177" office:value-type="string">
            <text:p>Szmagara</text:p>
          </table:table-cell>
          <table:table-cell table:style-name="ce57" office:value-type="string">
            <text:p>Tomasz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12"/>
          <table:table-cell table:style-name="ce14" office:value-type="string">
            <text:p><text:s/></text:p>
          </table:table-cell>
          <table:table-cell table:style-name="ce206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2]" office:value-type="float" office:value="5">
            <text:p>5</text:p>
          </table:table-cell>
          <table:table-cell table:style-name="ce214" table:formula="of:=[.S32]+[.X32]+[.AC32]" office:value-type="float" office:value="-4">
            <text:p>-4</text:p>
          </table:table-cell>
          <table:table-cell table:style-name="ce220" table:formula="of:=IF([.M32]=-999;&quot; &quot;;RANK([.M32];[.$M$29:.$M$60];0))" office:value-type="float" office:value="3">
            <text:p>3</text:p>
          </table:table-cell>
          <table:table-cell office:value-type="string">
            <text:p><text:s/>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P32]+[.Q32]*[.$Q$11]+[.R32]*[.$R$11]" office:value-type="float" office:value="-3">
            <text:p>-3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U32]+[.V32]*[.$Q$11]+[.W32]*[.$R$11]" office:value-type="float" office:value="-1">
            <text:p>-1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2]+[.AA32]*[.$Q$11]+[.AB32]*[.$R$11]" office:value-type="float" office:value="0">
            <text:p>0</text:p>
          </table:table-cell>
          <table:table-cell/>
          <table:table-cell table:style-name="ce228" table:formula="of:=[.B32]" office:value-type="float" office:value="5">
            <text:p>5</text:p>
          </table:table-cell>
          <table:table-cell table:style-name="ce214" table:formula="of:=[.AL32]+[.AQ32]+[.AV32]+[.BA32]+[.BF32]+[.BK32]" office:value-type="float" office:value="68">
            <text:p>68</text:p>
          </table:table-cell>
          <table:table-cell table:style-name="ce220" table:formula="of:=IF([.AF32]=-999;&quot; &quot;;RANK([.AF32];[.$AF$29:.$AF$60];0))" office:value-type="float" office:value="1">
            <text:p>1</text:p>
          </table:table-cell>
          <table:table-cell/>
          <table:table-cell table:style-name="ce223" office:value-type="float" office:value="11">
            <text:p>1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32]+[.AJ32]*[.$AJ$11]+[.AK32]*[.$AK$11]" office:value-type="float" office:value="11">
            <text:p>11</text:p>
          </table:table-cell>
          <table:table-cell/>
          <table:table-cell table:style-name="ce223" office:value-type="float" office:value="18">
            <text:p>18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32]+[.AO32]*[.$AJ$11]+[.AP32]*[.$AK$11]" office:value-type="float" office:value="18">
            <text:p>18</text:p>
          </table:table-cell>
          <table:table-cell/>
          <table:table-cell table:style-name="ce223" office:value-type="float" office:value="9">
            <text:p>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S32]+[.AT32]*[.$AJ$11]+[.AU32]*[.$AK$11]" office:value-type="float" office:value="9">
            <text:p>9</text:p>
          </table:table-cell>
          <table:table-cell/>
          <table:table-cell table:style-name="ce223" office:value-type="float" office:value="14">
            <text:p>14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X32]+[.AY32]*[.$AJ$11]+[.AZ32]*[.$AK$11]" office:value-type="float" office:value="14">
            <text:p>14</text:p>
          </table:table-cell>
          <table:table-cell/>
          <table:table-cell table:style-name="ce223" office:value-type="float" office:value="10">
            <text:p>1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BC32]+[.BD32]*[.$AJ$11]+[.BE32]*[.$AK$11]" office:value-type="float" office:value="10">
            <text:p>10</text:p>
          </table:table-cell>
          <table:table-cell/>
          <table:table-cell table:style-name="ce223" office:value-type="float" office:value="6">
            <text:p>6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BH32]+[.BI32]*[.$AJ$11]+[.BJ32]*[.$AK$11]" office:value-type="float" office:value="6">
            <text:p>6</text:p>
          </table:table-cell>
          <table:table-cell table:number-columns-repeated="2"/>
          <table:table-cell table:style-name="ce228" table:formula="of:=[.B32]" office:value-type="float" office:value="5">
            <text:p>5</text:p>
          </table:table-cell>
          <table:table-cell table:style-name="ce231" table:formula="of:=IF([.BR32]=0;999;[.BY32]+[.CH32]+[.CQ32])" office:value-type="float" office:value="159">
            <text:p>159</text:p>
          </table:table-cell>
          <table:table-cell table:style-name="ce220" table:formula="of:=IF([.BO32]=999;&quot; &quot;;RANK([.BO32];[.$BO$29:.$BO$60];1))" office:value-type="float" office:value="2">
            <text:p>2</text:p>
          </table:table-cell>
          <table:table-cell/>
          <table:table-cell table:style-name="ce234" office:value-type="float" office:value="45">
            <text:p>45,0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6">
            <text:p>6</text:p>
          </table:table-cell>
          <table:table-cell table:style-name="ce235" table:formula="of:=10-[.BS32]-[.BT32]-[.BV32]-[.BW32]-[.BX32]" office:value-type="float" office:value="0">
            <text:p>0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BR32]+[.$BS$11]*[.BS32]+[.$BT$11]*[.BT32]+[.$BU$11]*[.BU32]+[.$BV$11]*[.BV32]+[.$BW$11]*[.BW32]+[.$BX$11]*[.BX32]" office:value-type="float" office:value="48">
            <text:p>48,0</text:p>
          </table:table-cell>
          <table:table-cell table:style-name="ce236"/>
          <table:table-cell table:style-name="ce234" office:value-type="float" office:value="44">
            <text:p>44,0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4">
            <text:p>4</text:p>
          </table:table-cell>
          <table:table-cell table:style-name="ce235" table:formula="of:=10-[.CB32]-[.CC32]-[.CE32]-[.CF32]-[.CG32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32]+[.$BS$11]*[.CB32]+[.$BT$11]*[.CC32]+[.$BU$11]*[.CD32]+[.$BV$11]*[.CE32]+[.$BW$11]*[.CF32]+[.$BX$11]*[.CG32]" office:value-type="float" office:value="51">
            <text:p>51,0</text:p>
          </table:table-cell>
          <table:table-cell table:style-name="ce236"/>
          <table:table-cell table:style-name="ce234" office:value-type="float" office:value="42">
            <text:p>42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7">
            <text:p>7</text:p>
          </table:table-cell>
          <table:table-cell table:style-name="ce235" table:formula="of:=10-[.CK32]-[.CL32]-[.CN32]-[.CO32]-[.CP32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CJ32]+[.$BS$11]*[.CK32]+[.$BT$11]*[.CL32]+[.$BU$11]*[.CM32]+[.$BV$11]*[.CN32]+[.$BW$11]*[.CO32]+[.$BX$11]*[.CP32]" office:value-type="float" office:value="60">
            <text:p>60,0</text:p>
          </table:table-cell>
          <table:table-cell table:number-columns-repeated="2"/>
          <table:table-cell table:style-name="ce237" table:formula="of:=[.BR32]+[.CA32]+[.CJ32]" office:value-type="float" office:value="131">
            <text:p>131</text:p>
          </table:table-cell>
          <table:table-cell table:style-name="ce238" table:formula="of:=IF([.I32]=&quot;I&quot;;180;IF([.I32]=&quot;II&quot;;150;IF([.I32]=&quot;III&quot;;150;&quot;0&quot;)))" office:value-type="float" office:value="150">
            <text:p>150</text:p>
          </table:table-cell>
          <table:table-cell table:style-name="ce239" table:formula="of:=[.CU32]-[.CT32]" office:value-type="float" office:value="19">
            <text:p>19</text:p>
          </table:table-cell>
          <table:table-cell table:style-name="ce236" table:formula="of:=[.CT32]/30" office:value-type="float" office:value="4.36666666666667">
            <text:p>4,4</text:p>
          </table:table-cell>
          <table:table-cell table:style-name="ce239" table:formula="of:=IF([.CV32]&lt;0;[.CV32]/[.CW32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6">
            <text:p>6</text:p>
          </table:table-cell>
          <table:table-cell table:style-name="ce57" office:value-type="string">
            <text:p>Ahrens</text:p>
          </table:table-cell>
          <table:table-cell table:style-name="ce57" office:value-type="string">
            <text:p>Björn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3]" office:value-type="float" office:value="6">
            <text:p>6</text:p>
          </table:table-cell>
          <table:table-cell table:style-name="ce214" table:formula="of:=[.S33]+[.X33]+[.AC33]" office:value-type="float" office:value="-15">
            <text:p>-15</text:p>
          </table:table-cell>
          <table:table-cell table:style-name="ce220" table:formula="of:=IF([.M33]=-999;&quot; &quot;;RANK([.M33];[.$M$29:.$M$60];0))" office:value-type="float" office:value="16">
            <text:p>16</text:p>
          </table:table-cell>
          <table:table-cell office:value-type="string">
            <text:p><text:s/>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P33]+[.Q33]*[.$Q$11]+[.R33]*[.$R$11]" office:value-type="float" office:value="-7">
            <text:p>-7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33]+[.V33]*[.$Q$11]+[.W33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3]+[.AA33]*[.$Q$11]+[.AB33]*[.$R$11]" office:value-type="float" office:value="0">
            <text:p>0</text:p>
          </table:table-cell>
          <table:table-cell/>
          <table:table-cell table:style-name="ce228" table:formula="of:=[.B33]" office:value-type="float" office:value="6">
            <text:p>6</text:p>
          </table:table-cell>
          <table:table-cell table:style-name="ce214" table:formula="of:=[.AL33]+[.AQ33]+[.AV33]+[.BA33]+[.BF33]+[.BK33]" office:value-type="float" office:value="-5">
            <text:p>-5</text:p>
          </table:table-cell>
          <table:table-cell table:style-name="ce220" table:formula="of:=IF([.AF33]=-999;&quot; &quot;;RANK([.AF33];[.$AF$29:.$AF$60];0))" office:value-type="float" office:value="18">
            <text:p>18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I33]+[.AJ33]*[.$AJ$11]+[.AK33]*[.$AK$11]" office:value-type="float" office:value="4">
            <text:p>4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N33]+[.AO33]*[.$AJ$11]+[.AP33]*[.$AK$11]" office:value-type="float" office:value="0">
            <text:p>0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S33]+[.AT33]*[.$AJ$11]+[.AU33]*[.$AK$11]" office:value-type="float" office:value="-2">
            <text:p>-2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25" table:formula="of:=[.AX33]+[.AY33]*[.$AJ$11]+[.AZ33]*[.$AK$11]" office:value-type="float" office:value="1">
            <text:p>1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BC33]+[.BD33]*[.$AJ$11]+[.BE33]*[.$AK$11]" office:value-type="float" office:value="0">
            <text:p>0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3">
            <text:p>3</text:p>
          </table:table-cell>
          <table:table-cell table:style-name="ce225" table:formula="of:=[.BH33]+[.BI33]*[.$AJ$11]+[.BJ33]*[.$AK$11]" office:value-type="float" office:value="-8">
            <text:p>-8</text:p>
          </table:table-cell>
          <table:table-cell table:number-columns-repeated="2"/>
          <table:table-cell table:style-name="ce228" table:formula="of:=[.B33]" office:value-type="float" office:value="6">
            <text:p>6</text:p>
          </table:table-cell>
          <table:table-cell table:style-name="ce231" table:formula="of:=IF([.BR33]=0;999;[.BY33]+[.CH33]+[.CQ33])" office:value-type="float" office:value="350">
            <text:p>350</text:p>
          </table:table-cell>
          <table:table-cell table:style-name="ce220" table:formula="of:=IF([.BO33]=999;&quot; &quot;;RANK([.BO33];[.$BO$29:.$BO$60];1))" office:value-type="float" office:value="14">
            <text:p>14</text:p>
          </table:table-cell>
          <table:table-cell/>
          <table:table-cell table:style-name="ce234" office:value-type="float" office:value="58">
            <text:p>58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5" table:formula="of:=10-[.BS33]-[.BT33]-[.BV33]-[.BW33]-[.BX33]" office:value-type="float" office:value="0">
            <text:p>0</text:p>
          </table:table-cell>
          <table:table-cell table:style-name="ce223" office:value-type="float" office:value="8">
            <text:p>8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BR33]+[.$BS$11]*[.BS33]+[.$BT$11]*[.BT33]+[.$BU$11]*[.BU33]+[.$BV$11]*[.BV33]+[.$BW$11]*[.BW33]+[.$BX$11]*[.BX33]" office:value-type="float" office:value="105">
            <text:p>105,0</text:p>
          </table:table-cell>
          <table:table-cell table:style-name="ce236"/>
          <table:table-cell table:style-name="ce234" office:value-type="float" office:value="59">
            <text:p>59,00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35" table:formula="of:=10-[.CB33]-[.CC33]-[.CE33]-[.CF33]-[.CG33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0">
            <text:p>0</text:p>
          </table:table-cell>
          <table:table-cell table:style-name="ce236" table:formula="of:=[.CA33]+[.$BS$11]*[.CB33]+[.$BT$11]*[.CC33]+[.$BU$11]*[.CD33]+[.$BV$11]*[.CE33]+[.$BW$11]*[.CF33]+[.$BX$11]*[.CG33]" office:value-type="float" office:value="120">
            <text:p>120,0</text:p>
          </table:table-cell>
          <table:table-cell table:style-name="ce236"/>
          <table:table-cell table:style-name="ce234" office:value-type="float" office:value="63">
            <text:p>63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5" table:formula="of:=10-[.CK33]-[.CL33]-[.CN33]-[.CO33]-[.CP33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6">
            <text:p>6</text:p>
          </table:table-cell>
          <table:table-cell table:style-name="ce223" office:value-type="float" office:value="0">
            <text:p>0</text:p>
          </table:table-cell>
          <table:table-cell table:style-name="ce236" table:formula="of:=[.CJ33]+[.$BS$11]*[.CK33]+[.$BT$11]*[.CL33]+[.$BU$11]*[.CM33]+[.$BV$11]*[.CN33]+[.$BW$11]*[.CO33]+[.$BX$11]*[.CP33]" office:value-type="float" office:value="125">
            <text:p>125,0</text:p>
          </table:table-cell>
          <table:table-cell table:number-columns-repeated="2"/>
          <table:table-cell table:style-name="ce237" table:formula="of:=[.BR33]+[.CA33]+[.CJ33]" office:value-type="float" office:value="180">
            <text:p>180</text:p>
          </table:table-cell>
          <table:table-cell table:style-name="ce238" table:formula="of:=IF([.I33]=&quot;I&quot;;180;IF([.I33]=&quot;II&quot;;150;IF([.I33]=&quot;III&quot;;150;&quot;0&quot;)))" office:value-type="float" office:value="180">
            <text:p>180</text:p>
          </table:table-cell>
          <table:table-cell table:style-name="ce239" table:formula="of:=[.CU33]-[.CT33]" office:value-type="float" office:value="0">
            <text:p>0</text:p>
          </table:table-cell>
          <table:table-cell table:style-name="ce236" table:formula="of:=[.CT33]/30" office:value-type="float" office:value="6">
            <text:p>6,0</text:p>
          </table:table-cell>
          <table:table-cell table:style-name="ce239" table:formula="of:=IF([.CV33]&lt;0;[.CV33]/[.CW33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7">
            <text:p>7</text:p>
          </table:table-cell>
          <table:table-cell table:style-name="ce57" office:value-type="string">
            <text:p>Sackmeyer</text:p>
          </table:table-cell>
          <table:table-cell table:style-name="ce57" office:value-type="string">
            <text:p>Kurt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4]" office:value-type="float" office:value="7">
            <text:p>7</text:p>
          </table:table-cell>
          <table:table-cell table:style-name="ce214" table:formula="of:=[.S34]+[.X34]+[.AC34]" office:value-type="float" office:value="-7">
            <text:p>-7</text:p>
          </table:table-cell>
          <table:table-cell table:style-name="ce220" table:formula="of:=IF([.M34]=-999;&quot; &quot;;RANK([.M34];[.$M$29:.$M$60];0))" office:value-type="float" office:value="5">
            <text:p>5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P34]+[.Q34]*[.$Q$11]+[.R34]*[.$R$11]" office:value-type="float" office:value="-4">
            <text:p>-4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U34]+[.V34]*[.$Q$11]+[.W34]*[.$R$11]" office:value-type="float" office:value="-3">
            <text:p>-3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4]+[.AA34]*[.$Q$11]+[.AB34]*[.$R$11]" office:value-type="float" office:value="0">
            <text:p>0</text:p>
          </table:table-cell>
          <table:table-cell/>
          <table:table-cell table:style-name="ce228" table:formula="of:=[.B34]" office:value-type="float" office:value="7">
            <text:p>7</text:p>
          </table:table-cell>
          <table:table-cell table:style-name="ce214" table:formula="of:=[.AL34]+[.AQ34]+[.AV34]+[.BA34]+[.BF34]+[.BK34]" office:value-type="float" office:value="11">
            <text:p>11</text:p>
          </table:table-cell>
          <table:table-cell table:style-name="ce220" table:formula="of:=IF([.AF34]=-999;&quot; &quot;;RANK([.AF34];[.$AF$29:.$AF$60];0))" office:value-type="float" office:value="11">
            <text:p>11</text:p>
          </table:table-cell>
          <table:table-cell/>
          <table:table-cell table:style-name="ce223" office:value-type="float" office:value="5">
            <text:p>5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I34]+[.AJ34]*[.$AJ$11]+[.AK34]*[.$AK$11]" office:value-type="float" office:value="4">
            <text:p>4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N34]+[.AO34]*[.$AJ$11]+[.AP34]*[.$AK$11]" office:value-type="float" office:value="6">
            <text:p>6</text:p>
          </table:table-cell>
          <table:table-cell/>
          <table:table-cell table:style-name="ce223" office:value-type="float" office:value="8">
            <text:p>8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S34]+[.AT34]*[.$AJ$11]+[.AU34]*[.$AK$11]" office:value-type="float" office:value="6">
            <text:p>6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34]+[.AY34]*[.$AJ$11]+[.AZ34]*[.$AK$11]" office:value-type="float" office:value="-1">
            <text:p>-1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BC34]+[.BD34]*[.$AJ$11]+[.BE34]*[.$AK$11]" office:value-type="float" office:value="0">
            <text:p>0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BH34]+[.BI34]*[.$AJ$11]+[.BJ34]*[.$AK$11]" office:value-type="float" office:value="-4">
            <text:p>-4</text:p>
          </table:table-cell>
          <table:table-cell table:number-columns-repeated="2"/>
          <table:table-cell table:style-name="ce228" table:formula="of:=[.B34]" office:value-type="float" office:value="7">
            <text:p>7</text:p>
          </table:table-cell>
          <table:table-cell table:style-name="ce231" table:formula="of:=IF([.BR34]=0;999;[.BY34]+[.CH34]+[.CQ34])" office:value-type="float" office:value="293">
            <text:p>293</text:p>
          </table:table-cell>
          <table:table-cell table:style-name="ce220" table:formula="of:=IF([.BO34]=999;&quot; &quot;;RANK([.BO34];[.$BO$29:.$BO$60];1))" office:value-type="float" office:value="10">
            <text:p>10</text:p>
          </table:table-cell>
          <table:table-cell/>
          <table:table-cell table:style-name="ce234" office:value-type="float" office:value="53">
            <text:p>53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6">
            <text:p>6</text:p>
          </table:table-cell>
          <table:table-cell table:style-name="ce235" table:formula="of:=10-[.BS34]-[.BT34]-[.BV34]-[.BW34]-[.BX34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6" table:formula="of:=[.BR34]+[.$BS$11]*[.BS34]+[.$BT$11]*[.BT34]+[.$BU$11]*[.BU34]+[.$BV$11]*[.BV34]+[.$BW$11]*[.BW34]+[.$BX$11]*[.BX34]" office:value-type="float" office:value="74">
            <text:p>74,0</text:p>
          </table:table-cell>
          <table:table-cell table:style-name="ce236"/>
          <table:table-cell table:style-name="ce234" office:value-type="float" office:value="66">
            <text:p>66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7">
            <text:p>7</text:p>
          </table:table-cell>
          <table:table-cell table:style-name="ce235" table:formula="of:=10-[.CB34]-[.CC34]-[.CE34]-[.CF34]-[.CG34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34]+[.$BS$11]*[.CB34]+[.$BT$11]*[.CC34]+[.$BU$11]*[.CD34]+[.$BV$11]*[.CE34]+[.$BW$11]*[.CF34]+[.$BX$11]*[.CG34]" office:value-type="float" office:value="79">
            <text:p>79,0</text:p>
          </table:table-cell>
          <table:table-cell table:style-name="ce236"/>
          <table:table-cell table:style-name="ce234" office:value-type="float" office:value="61">
            <text:p>61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CK34]-[.CL34]-[.CN34]-[.CO34]-[.CP34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36" table:formula="of:=[.CJ34]+[.$BS$11]*[.CK34]+[.$BT$11]*[.CL34]+[.$BU$11]*[.CM34]+[.$BV$11]*[.CN34]+[.$BW$11]*[.CO34]+[.$BX$11]*[.CP34]" office:value-type="float" office:value="140">
            <text:p>140,0</text:p>
          </table:table-cell>
          <table:table-cell table:number-columns-repeated="2"/>
          <table:table-cell table:style-name="ce237" table:formula="of:=[.BR34]+[.CA34]+[.CJ34]" office:value-type="float" office:value="180">
            <text:p>180</text:p>
          </table:table-cell>
          <table:table-cell table:style-name="ce238" table:formula="of:=IF([.I34]=&quot;I&quot;;180;IF([.I34]=&quot;II&quot;;150;IF([.I34]=&quot;III&quot;;150;&quot;0&quot;)))" office:value-type="float" office:value="180">
            <text:p>180</text:p>
          </table:table-cell>
          <table:table-cell table:style-name="ce239" table:formula="of:=[.CU34]-[.CT34]" office:value-type="float" office:value="0">
            <text:p>0</text:p>
          </table:table-cell>
          <table:table-cell table:style-name="ce236" table:formula="of:=[.CT34]/30" office:value-type="float" office:value="6">
            <text:p>6,0</text:p>
          </table:table-cell>
          <table:table-cell table:style-name="ce239" table:formula="of:=IF([.CV34]&lt;0;[.CV34]/[.CW34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8">
            <text:p>8</text:p>
          </table:table-cell>
          <table:table-cell table:style-name="ce57" office:value-type="string">
            <text:p>Knobloch</text:p>
          </table:table-cell>
          <table:table-cell table:style-name="ce57" office:value-type="string">
            <text:p>Marius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4"/>
          <table:table-cell table:style-name="ce41" office:value-type="string">
            <text:p><text:s/></text:p>
          </table:table-cell>
          <table:table-cell table:style-name="ce207" office:value-type="string">
            <text:p>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5]" office:value-type="float" office:value="8">
            <text:p>8</text:p>
          </table:table-cell>
          <table:table-cell table:style-name="ce214" table:formula="of:=[.S35]+[.X35]+[.AC35]" office:value-type="float" office:value="-16">
            <text:p>-16</text:p>
          </table:table-cell>
          <table:table-cell table:style-name="ce220" table:formula="of:=IF([.M35]=-999;&quot; &quot;;RANK([.M35];[.$M$29:.$M$60];0))" office:value-type="float" office:value="18">
            <text:p>1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35]+[.Q35]*[.$Q$11]+[.R35]*[.$R$11]" office:value-type="float" office:value="-8">
            <text:p>-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35]+[.V35]*[.$Q$11]+[.W35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5]+[.AA35]*[.$Q$11]+[.AB35]*[.$R$11]" office:value-type="float" office:value="0">
            <text:p>0</text:p>
          </table:table-cell>
          <table:table-cell/>
          <table:table-cell table:style-name="ce228" table:formula="of:=[.B35]" office:value-type="float" office:value="8">
            <text:p>8</text:p>
          </table:table-cell>
          <table:table-cell table:style-name="ce214" table:formula="of:=[.AL35]+[.AQ35]+[.AV35]+[.BA35]+[.BF35]+[.BK35]" office:value-type="float" office:value="1">
            <text:p>1</text:p>
          </table:table-cell>
          <table:table-cell table:style-name="ce220" table:formula="of:=IF([.AF35]=-999;&quot; &quot;;RANK([.AF35];[.$AF$29:.$AF$60];0))" office:value-type="float" office:value="15">
            <text:p>15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I35]+[.AJ35]*[.$AJ$11]+[.AK35]*[.$AK$11]" office:value-type="float" office:value="5">
            <text:p>5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N35]+[.AO35]*[.$AJ$11]+[.AP35]*[.$AK$11]" office:value-type="float" office:value="1">
            <text:p>1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AS35]+[.AT35]*[.$AJ$11]+[.AU35]*[.$AK$11]" office:value-type="float" office:value="0">
            <text:p>0</text:p>
          </table:table-cell>
          <table:table-cell/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X35]+[.AY35]*[.$AJ$11]+[.AZ35]*[.$AK$11]" office:value-type="float" office:value="0">
            <text:p>0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BC35]+[.BD35]*[.$AJ$11]+[.BE35]*[.$AK$11]" office:value-type="float" office:value="-3">
            <text:p>-3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BH35]+[.BI35]*[.$AJ$11]+[.BJ35]*[.$AK$11]" office:value-type="float" office:value="-2">
            <text:p>-2</text:p>
          </table:table-cell>
          <table:table-cell table:number-columns-repeated="2"/>
          <table:table-cell table:style-name="ce228" table:formula="of:=[.B35]" office:value-type="float" office:value="8">
            <text:p>8</text:p>
          </table:table-cell>
          <table:table-cell table:style-name="ce231" table:formula="of:=IF([.BR35]=0;999;[.BY35]+[.CH35]+[.CQ35])" office:value-type="float" office:value="350">
            <text:p>350</text:p>
          </table:table-cell>
          <table:table-cell table:style-name="ce220" table:formula="of:=IF([.BO35]=999;&quot; &quot;;RANK([.BO35];[.$BO$29:.$BO$60];1))" office:value-type="float" office:value="14">
            <text:p>14</text:p>
          </table:table-cell>
          <table:table-cell/>
          <table:table-cell table:style-name="ce234" office:value-type="float" office:value="32">
            <text:p>32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BS35]-[.BT35]-[.BV35]-[.BW35]-[.BX35]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9">
            <text:p>9</text:p>
          </table:table-cell>
          <table:table-cell table:style-name="ce223" office:value-type="float" office:value="0">
            <text:p>0</text:p>
          </table:table-cell>
          <table:table-cell table:style-name="ce236" table:formula="of:=[.BR35]+[.$BS$11]*[.BS35]+[.$BT$11]*[.BT35]+[.$BU$11]*[.BU35]+[.$BV$11]*[.BV35]+[.$BW$11]*[.BW35]+[.$BX$11]*[.BX35]" office:value-type="float" office:value="121">
            <text:p>121,0</text:p>
          </table:table-cell>
          <table:table-cell table:style-name="ce236"/>
          <table:table-cell table:style-name="ce234" office:value-type="float" office:value="35">
            <text:p>35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CB35]-[.CC35]-[.CE35]-[.CF35]-[.CG35]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9">
            <text:p>9</text:p>
          </table:table-cell>
          <table:table-cell table:style-name="ce223" office:value-type="float" office:value="0">
            <text:p>0</text:p>
          </table:table-cell>
          <table:table-cell table:style-name="ce236" table:formula="of:=[.CA35]+[.$BS$11]*[.CB35]+[.$BT$11]*[.CC35]+[.$BU$11]*[.CD35]+[.$BV$11]*[.CE35]+[.$BW$11]*[.CF35]+[.$BX$11]*[.CG35]" office:value-type="float" office:value="124">
            <text:p>124,0</text:p>
          </table:table-cell>
          <table:table-cell table:style-name="ce236"/>
          <table:table-cell table:style-name="ce234" office:value-type="float" office:value="39">
            <text:p>39,00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35" table:formula="of:=10-[.CK35]-[.CL35]-[.CN35]-[.CO35]-[.CP35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6">
            <text:p>6</text:p>
          </table:table-cell>
          <table:table-cell table:style-name="ce223" office:value-type="float" office:value="0">
            <text:p>0</text:p>
          </table:table-cell>
          <table:table-cell table:style-name="ce236" table:formula="of:=[.CJ35]+[.$BS$11]*[.CK35]+[.$BT$11]*[.CL35]+[.$BU$11]*[.CM35]+[.$BV$11]*[.CN35]+[.$BW$11]*[.CO35]+[.$BX$11]*[.CP35]" office:value-type="float" office:value="105">
            <text:p>105,0</text:p>
          </table:table-cell>
          <table:table-cell table:number-columns-repeated="2"/>
          <table:table-cell table:style-name="ce237" table:formula="of:=[.BR35]+[.CA35]+[.CJ35]" office:value-type="float" office:value="106">
            <text:p>106</text:p>
          </table:table-cell>
          <table:table-cell table:style-name="ce238" table:formula="of:=IF([.I35]=&quot;I&quot;;180;IF([.I35]=&quot;II&quot;;150;IF([.I35]=&quot;III&quot;;150;&quot;0&quot;)))" office:value-type="float" office:value="150">
            <text:p>150</text:p>
          </table:table-cell>
          <table:table-cell table:style-name="ce239" table:formula="of:=[.CU35]-[.CT35]" office:value-type="float" office:value="44">
            <text:p>44</text:p>
          </table:table-cell>
          <table:table-cell table:style-name="ce236" table:formula="of:=[.CT35]/30" office:value-type="float" office:value="3.53333333333333">
            <text:p>3,5</text:p>
          </table:table-cell>
          <table:table-cell table:style-name="ce239" table:formula="of:=IF([.CV35]&lt;0;[.CV35]/[.CW35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9">
            <text:p>9</text:p>
          </table:table-cell>
          <table:table-cell table:style-name="ce57" office:value-type="string">
            <text:p>Kordes</text:p>
          </table:table-cell>
          <table:table-cell table:style-name="ce57" office:value-type="string">
            <text:p>Dieter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6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6]" office:value-type="float" office:value="9">
            <text:p>9</text:p>
          </table:table-cell>
          <table:table-cell table:style-name="ce214" table:formula="of:=[.S36]+[.X36]+[.AC36]" office:value-type="float" office:value="-4">
            <text:p>-4</text:p>
          </table:table-cell>
          <table:table-cell table:style-name="ce220" table:formula="of:=IF([.M36]=-999;&quot; &quot;;RANK([.M36];[.$M$29:.$M$60];0))" office:value-type="float" office:value="3">
            <text:p>3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P36]+[.Q36]*[.$Q$11]+[.R36]*[.$R$11]" office:value-type="float" office:value="1">
            <text:p>1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U36]+[.V36]*[.$Q$11]+[.W36]*[.$R$11]" office:value-type="float" office:value="-5">
            <text:p>-5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6]+[.AA36]*[.$Q$11]+[.AB36]*[.$R$11]" office:value-type="float" office:value="0">
            <text:p>0</text:p>
          </table:table-cell>
          <table:table-cell/>
          <table:table-cell table:style-name="ce228" table:formula="of:=[.B36]" office:value-type="float" office:value="9">
            <text:p>9</text:p>
          </table:table-cell>
          <table:table-cell table:style-name="ce214" table:formula="of:=[.AL36]+[.AQ36]+[.AV36]+[.BA36]+[.BF36]+[.BK36]" office:value-type="float" office:value="25">
            <text:p>25</text:p>
          </table:table-cell>
          <table:table-cell table:style-name="ce220" table:formula="of:=IF([.AF36]=-999;&quot; &quot;;RANK([.AF36];[.$AF$29:.$AF$60];0))" office:value-type="float" office:value="7">
            <text:p>7</text:p>
          </table:table-cell>
          <table:table-cell/>
          <table:table-cell table:style-name="ce223" office:value-type="float" office:value="11">
            <text:p>1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36]+[.AJ36]*[.$AJ$11]+[.AK36]*[.$AK$11]" office:value-type="float" office:value="11">
            <text:p>11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N36]+[.AO36]*[.$AJ$11]+[.AP36]*[.$AK$11]" office:value-type="float" office:value="5">
            <text:p>5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AS36]+[.AT36]*[.$AJ$11]+[.AU36]*[.$AK$11]" office:value-type="float" office:value="-2">
            <text:p>-2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36]+[.AY36]*[.$AJ$11]+[.AZ36]*[.$AK$11]" office:value-type="float" office:value="1">
            <text:p>1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BC36]+[.BD36]*[.$AJ$11]+[.BE36]*[.$AK$11]" office:value-type="float" office:value="4">
            <text:p>4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BH36]+[.BI36]*[.$AJ$11]+[.BJ36]*[.$AK$11]" office:value-type="float" office:value="6">
            <text:p>6</text:p>
          </table:table-cell>
          <table:table-cell table:number-columns-repeated="2"/>
          <table:table-cell table:style-name="ce228" table:formula="of:=[.B36]" office:value-type="float" office:value="9">
            <text:p>9</text:p>
          </table:table-cell>
          <table:table-cell table:style-name="ce231" table:formula="of:=IF([.BR36]=0;999;[.BY36]+[.CH36]+[.CQ36])" office:value-type="float" office:value="181">
            <text:p>181</text:p>
          </table:table-cell>
          <table:table-cell table:style-name="ce220" table:formula="of:=IF([.BO36]=999;&quot; &quot;;RANK([.BO36];[.$BO$29:.$BO$60];1))" office:value-type="float" office:value="3">
            <text:p>3</text:p>
          </table:table-cell>
          <table:table-cell/>
          <table:table-cell table:style-name="ce234" office:value-type="float" office:value="43">
            <text:p>43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7">
            <text:p>7</text:p>
          </table:table-cell>
          <table:table-cell table:style-name="ce235" table:formula="of:=10-[.BS36]-[.BT36]-[.BV36]-[.BW36]-[.BX36]" office:value-type="float" office:value="0"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36" table:formula="of:=[.BR36]+[.$BS$11]*[.BS36]+[.$BT$11]*[.BT36]+[.$BU$11]*[.BU36]+[.$BV$11]*[.BV36]+[.$BW$11]*[.BW36]+[.$BX$11]*[.BX36]" office:value-type="float" office:value="73">
            <text:p>73,0</text:p>
          </table:table-cell>
          <table:table-cell table:style-name="ce236"/>
          <table:table-cell table:style-name="ce234" office:value-type="float" office:value="54">
            <text:p>54,0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6">
            <text:p>6</text:p>
          </table:table-cell>
          <table:table-cell table:style-name="ce235" table:formula="of:=10-[.CB36]-[.CC36]-[.CE36]-[.CF36]-[.CG36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6" table:formula="of:=[.CA36]+[.$BS$11]*[.CB36]+[.$BT$11]*[.CC36]+[.$BU$11]*[.CD36]+[.$BV$11]*[.CE36]+[.$BW$11]*[.CF36]+[.$BX$11]*[.CG36]" office:value-type="float" office:value="44">
            <text:p>44,0</text:p>
          </table:table-cell>
          <table:table-cell table:style-name="ce236"/>
          <table:table-cell table:style-name="ce234" office:value-type="float" office:value="53">
            <text:p>53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6">
            <text:p>6</text:p>
          </table:table-cell>
          <table:table-cell table:style-name="ce235" table:formula="of:=10-[.CK36]-[.CL36]-[.CN36]-[.CO36]-[.CP36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J36]+[.$BS$11]*[.CK36]+[.$BT$11]*[.CL36]+[.$BU$11]*[.CM36]+[.$BV$11]*[.CN36]+[.$BW$11]*[.CO36]+[.$BX$11]*[.CP36]" office:value-type="float" office:value="64">
            <text:p>64,0</text:p>
          </table:table-cell>
          <table:table-cell table:number-columns-repeated="2"/>
          <table:table-cell table:style-name="ce237" table:formula="of:=[.BR36]+[.CA36]+[.CJ36]" office:value-type="float" office:value="150">
            <text:p>150</text:p>
          </table:table-cell>
          <table:table-cell table:style-name="ce238" table:formula="of:=IF([.I36]=&quot;I&quot;;180;IF([.I36]=&quot;II&quot;;150;IF([.I36]=&quot;III&quot;;150;&quot;0&quot;)))" office:value-type="float" office:value="150">
            <text:p>150</text:p>
          </table:table-cell>
          <table:table-cell table:style-name="ce239" table:formula="of:=[.CU36]-[.CT36]" office:value-type="float" office:value="0">
            <text:p>0</text:p>
          </table:table-cell>
          <table:table-cell table:style-name="ce236" table:formula="of:=[.CT36]/30" office:value-type="float" office:value="5">
            <text:p>5,0</text:p>
          </table:table-cell>
          <table:table-cell table:style-name="ce239" table:formula="of:=IF([.CV36]&lt;0;[.CV36]/[.CW36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2">
            <text:p>12</text:p>
          </table:table-cell>
          <table:table-cell table:style-name="ce177" office:value-type="string">
            <text:p>Huntemann</text:p>
          </table:table-cell>
          <table:table-cell table:style-name="ce57" office:value-type="string">
            <text:p>Ralf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12"/>
          <table:table-cell table:style-name="ce41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7]" office:value-type="float" office:value="12">
            <text:p>12</text:p>
          </table:table-cell>
          <table:table-cell table:style-name="ce214" table:formula="of:=[.S37]+[.X37]+[.AC37]" office:value-type="float" office:value="-16">
            <text:p>-16</text:p>
          </table:table-cell>
          <table:table-cell table:style-name="ce220" table:formula="of:=IF([.M37]=-999;&quot; &quot;;RANK([.M37];[.$M$29:.$M$60];0))" office:value-type="float" office:value="18">
            <text:p>1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37]+[.Q37]*[.$Q$11]+[.R37]*[.$R$11]" office:value-type="float" office:value="-8">
            <text:p>-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37]+[.V37]*[.$Q$11]+[.W37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7]+[.AA37]*[.$Q$11]+[.AB37]*[.$R$11]" office:value-type="float" office:value="0">
            <text:p>0</text:p>
          </table:table-cell>
          <table:table-cell/>
          <table:table-cell table:style-name="ce228" table:formula="of:=[.B37]" office:value-type="float" office:value="12">
            <text:p>12</text:p>
          </table:table-cell>
          <table:table-cell table:style-name="ce214" table:formula="of:=[.AL37]+[.AQ37]+[.AV37]+[.BA37]+[.BF37]+[.BK37]" office:value-type="float" office:value="-9">
            <text:p>-9</text:p>
          </table:table-cell>
          <table:table-cell table:style-name="ce220" table:formula="of:=IF([.AF37]=-999;&quot; &quot;;RANK([.AF37];[.$AF$29:.$AF$60];0))" office:value-type="float" office:value="19">
            <text:p>19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I37]+[.AJ37]*[.$AJ$11]+[.AK37]*[.$AK$11]" office:value-type="float" office:value="0">
            <text:p>0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N37]+[.AO37]*[.$AJ$11]+[.AP37]*[.$AK$11]" office:value-type="float" office:value="0">
            <text:p>0</text:p>
          </table:table-cell>
          <table:table-cell/>
          <table:table-cell table:number-columns-repeated="3" table:style-name="ce223" office:value-type="float" office:value="1">
            <text:p>1</text:p>
          </table:table-cell>
          <table:table-cell table:style-name="ce225" table:formula="of:=[.AS37]+[.AT37]*[.$AJ$11]+[.AU37]*[.$AK$11]" office:value-type="float" office:value="-2">
            <text:p>-2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37]+[.AY37]*[.$AJ$11]+[.AZ37]*[.$AK$11]" office:value-type="float" office:value="0">
            <text:p>0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BC37]+[.BD37]*[.$AJ$11]+[.BE37]*[.$AK$11]" office:value-type="float" office:value="-3">
            <text:p>-3</text:p>
          </table:table-cell>
          <table:table-cell/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BH37]+[.BI37]*[.$AJ$11]+[.BJ37]*[.$AK$11]" office:value-type="float" office:value="-4">
            <text:p>-4</text:p>
          </table:table-cell>
          <table:table-cell table:number-columns-repeated="2"/>
          <table:table-cell table:style-name="ce228" table:formula="of:=[.B37]" office:value-type="float" office:value="12">
            <text:p>12</text:p>
          </table:table-cell>
          <table:table-cell table:style-name="ce231" table:formula="of:=IF([.BR37]=0;999;[.BY37]+[.CH37]+[.CQ37])" office:value-type="float" office:value="225">
            <text:p>225</text:p>
          </table:table-cell>
          <table:table-cell table:style-name="ce220" table:formula="of:=IF([.BO37]=999;&quot; &quot;;RANK([.BO37];[.$BO$29:.$BO$60];1))" office:value-type="float" office:value="5">
            <text:p>5</text:p>
          </table:table-cell>
          <table:table-cell/>
          <table:table-cell table:style-name="ce234" office:value-type="float" office:value="53">
            <text:p>53,0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7">
            <text:p>7</text:p>
          </table:table-cell>
          <table:table-cell table:style-name="ce235" table:formula="of:=10-[.BS37]-[.BT37]-[.BV37]-[.BW37]-[.BX37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6" table:formula="of:=[.BR37]+[.$BS$11]*[.BS37]+[.$BT$11]*[.BT37]+[.$BU$11]*[.BU37]+[.$BV$11]*[.BV37]+[.$BW$11]*[.BW37]+[.$BX$11]*[.BX37]" office:value-type="float" office:value="45">
            <text:p>45,0</text:p>
          </table:table-cell>
          <table:table-cell table:style-name="ce236"/>
          <table:table-cell table:style-name="ce234" office:value-type="float" office:value="54">
            <text:p>54,0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35" table:formula="of:=10-[.CB37]-[.CC37]-[.CE37]-[.CF37]-[.CG37]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37]+[.$BS$11]*[.CB37]+[.$BT$11]*[.CC37]+[.$BU$11]*[.CD37]+[.$BV$11]*[.CE37]+[.$BW$11]*[.CF37]+[.$BX$11]*[.CG37]" office:value-type="float" office:value="73">
            <text:p>73,0</text:p>
          </table:table-cell>
          <table:table-cell table:style-name="ce236"/>
          <table:table-cell table:style-name="ce234" office:value-type="float" office:value="61">
            <text:p>61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5" table:formula="of:=10-[.CK37]-[.CL37]-[.CN37]-[.CO37]-[.CP37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36" table:formula="of:=[.CJ37]+[.$BS$11]*[.CK37]+[.$BT$11]*[.CL37]+[.$BU$11]*[.CM37]+[.$BV$11]*[.CN37]+[.$BW$11]*[.CO37]+[.$BX$11]*[.CP37]" office:value-type="float" office:value="107">
            <text:p>107,0</text:p>
          </table:table-cell>
          <table:table-cell table:number-columns-repeated="2"/>
          <table:table-cell table:style-name="ce237" table:formula="of:=[.BR37]+[.CA37]+[.CJ37]" office:value-type="float" office:value="168">
            <text:p>168</text:p>
          </table:table-cell>
          <table:table-cell table:style-name="ce238" table:formula="of:=IF([.I37]=&quot;I&quot;;180;IF([.I37]=&quot;II&quot;;150;IF([.I37]=&quot;III&quot;;150;&quot;0&quot;)))" office:value-type="float" office:value="180">
            <text:p>180</text:p>
          </table:table-cell>
          <table:table-cell table:style-name="ce239" table:formula="of:=[.CU37]-[.CT37]" office:value-type="float" office:value="12">
            <text:p>12</text:p>
          </table:table-cell>
          <table:table-cell table:style-name="ce236" table:formula="of:=[.CT37]/30" office:value-type="float" office:value="5.6">
            <text:p>5,6</text:p>
          </table:table-cell>
          <table:table-cell table:style-name="ce239" table:formula="of:=IF([.CV37]&lt;0;[.CV37]/[.CW37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3">
            <text:p>13</text:p>
          </table:table-cell>
          <table:table-cell table:style-name="ce177" office:value-type="string">
            <text:p>Troschkin</text:p>
          </table:table-cell>
          <table:table-cell table:style-name="ce57" office:value-type="string">
            <text:p>Celvin</text:p>
          </table:table-cell>
          <table:table-cell table:style-name="ce193" office:value-type="string">
            <text:p>M</text:p>
          </table:table-cell>
          <table:table-cell table:style-name="ce57" office:value-type="string">
            <text:p>Budo-Shin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8]" office:value-type="float" office:value="13">
            <text:p>13</text:p>
          </table:table-cell>
          <table:table-cell table:style-name="ce214" table:formula="of:=[.S38]+[.X38]+[.AC38]" office:value-type="float" office:value="1">
            <text:p>1</text:p>
          </table:table-cell>
          <table:table-cell table:style-name="ce220" table:formula="of:=IF([.M38]=-999;&quot; &quot;;RANK([.M38];[.$M$29:.$M$60];0))" office:value-type="float" office:value="1">
            <text:p>1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P38]+[.Q38]*[.$Q$11]+[.R38]*[.$R$11]" office:value-type="float" office:value="3">
            <text:p>3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U38]+[.V38]*[.$Q$11]+[.W38]*[.$R$11]" office:value-type="float" office:value="-2">
            <text:p>-2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8]+[.AA38]*[.$Q$11]+[.AB38]*[.$R$11]" office:value-type="float" office:value="0">
            <text:p>0</text:p>
          </table:table-cell>
          <table:table-cell/>
          <table:table-cell table:style-name="ce228" table:formula="of:=[.B38]" office:value-type="float" office:value="13">
            <text:p>13</text:p>
          </table:table-cell>
          <table:table-cell table:style-name="ce214" table:formula="of:=[.AL38]+[.AQ38]+[.AV38]+[.BA38]+[.BF38]+[.BK38]" office:value-type="float" office:value="48">
            <text:p>48</text:p>
          </table:table-cell>
          <table:table-cell table:style-name="ce220" table:formula="of:=IF([.AF38]=-999;&quot; &quot;;RANK([.AF38];[.$AF$29:.$AF$60];0))" office:value-type="float" office:value="2">
            <text:p>2</text:p>
          </table:table-cell>
          <table:table-cell/>
          <table:table-cell table:style-name="ce223" office:value-type="float" office:value="11">
            <text:p>1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38]+[.AJ38]*[.$AJ$11]+[.AK38]*[.$AK$11]" office:value-type="float" office:value="11">
            <text:p>11</text:p>
          </table:table-cell>
          <table:table-cell/>
          <table:table-cell table:style-name="ce223" office:value-type="float" office:value="9">
            <text:p>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38]+[.AO38]*[.$AJ$11]+[.AP38]*[.$AK$11]" office:value-type="float" office:value="9">
            <text:p>9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S38]+[.AT38]*[.$AJ$11]+[.AU38]*[.$AK$11]" office:value-type="float" office:value="2">
            <text:p>2</text:p>
          </table:table-cell>
          <table:table-cell/>
          <table:table-cell table:style-name="ce223" office:value-type="float" office:value="11">
            <text:p>11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X38]+[.AY38]*[.$AJ$11]+[.AZ38]*[.$AK$11]" office:value-type="float" office:value="10">
            <text:p>10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BC38]+[.BD38]*[.$AJ$11]+[.BE38]*[.$AK$11]" office:value-type="float" office:value="6">
            <text:p>6</text:p>
          </table:table-cell>
          <table:table-cell/>
          <table:table-cell table:style-name="ce223" office:value-type="float" office:value="10">
            <text:p>1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BH38]+[.BI38]*[.$AJ$11]+[.BJ38]*[.$AK$11]" office:value-type="float" office:value="10">
            <text:p>10</text:p>
          </table:table-cell>
          <table:table-cell table:number-columns-repeated="2"/>
          <table:table-cell table:style-name="ce228" table:formula="of:=[.B38]" office:value-type="float" office:value="13">
            <text:p>13</text:p>
          </table:table-cell>
          <table:table-cell table:style-name="ce231" table:formula="of:=IF([.BR38]=0;999;[.BY38]+[.CH38]+[.CQ38])" office:value-type="float" office:value="279">
            <text:p>279</text:p>
          </table:table-cell>
          <table:table-cell table:style-name="ce220" table:formula="of:=IF([.BO38]=999;&quot; &quot;;RANK([.BO38];[.$BO$29:.$BO$60];1))" office:value-type="float" office:value="9">
            <text:p>9</text:p>
          </table:table-cell>
          <table:table-cell/>
          <table:table-cell table:style-name="ce234" office:value-type="float" office:value="47">
            <text:p>47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5" table:formula="of:=10-[.BS38]-[.BT38]-[.BV38]-[.BW38]-[.BX38]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BR38]+[.$BS$11]*[.BS38]+[.$BT$11]*[.BT38]+[.$BU$11]*[.BU38]+[.$BV$11]*[.BV38]+[.$BW$11]*[.BW38]+[.$BX$11]*[.BX38]" office:value-type="float" office:value="78">
            <text:p>78,0</text:p>
          </table:table-cell>
          <table:table-cell table:style-name="ce236"/>
          <table:table-cell table:style-name="ce234" office:value-type="float" office:value="45">
            <text:p>45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5" table:formula="of:=10-[.CB38]-[.CC38]-[.CE38]-[.CF38]-[.CG38]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CA38]+[.$BS$11]*[.CB38]+[.$BT$11]*[.CC38]+[.$BU$11]*[.CD38]+[.$BV$11]*[.CE38]+[.$BW$11]*[.CF38]+[.$BX$11]*[.CG38]" office:value-type="float" office:value="81">
            <text:p>81,0</text:p>
          </table:table-cell>
          <table:table-cell table:style-name="ce236"/>
          <table:table-cell table:style-name="ce234" office:value-type="float" office:value="47">
            <text:p>47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35" table:formula="of:=10-[.CK38]-[.CL38]-[.CN38]-[.CO38]-[.CP38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36" table:formula="of:=[.CJ38]+[.$BS$11]*[.CK38]+[.$BT$11]*[.CL38]+[.$BU$11]*[.CM38]+[.$BV$11]*[.CN38]+[.$BW$11]*[.CO38]+[.$BX$11]*[.CP38]" office:value-type="float" office:value="120">
            <text:p>120,0</text:p>
          </table:table-cell>
          <table:table-cell table:number-columns-repeated="2"/>
          <table:table-cell table:style-name="ce237" table:formula="of:=[.BR38]+[.CA38]+[.CJ38]" office:value-type="float" office:value="139">
            <text:p>139</text:p>
          </table:table-cell>
          <table:table-cell table:style-name="ce238" table:formula="of:=IF([.I38]=&quot;I&quot;;180;IF([.I38]=&quot;II&quot;;150;IF([.I38]=&quot;III&quot;;150;&quot;0&quot;)))" office:value-type="float" office:value="180">
            <text:p>180</text:p>
          </table:table-cell>
          <table:table-cell table:style-name="ce239" table:formula="of:=[.CU38]-[.CT38]" office:value-type="float" office:value="41">
            <text:p>41</text:p>
          </table:table-cell>
          <table:table-cell table:style-name="ce236" table:formula="of:=[.CT38]/30" office:value-type="float" office:value="4.63333333333333">
            <text:p>4,6</text:p>
          </table:table-cell>
          <table:table-cell table:style-name="ce239" table:formula="of:=IF([.CV38]&lt;0;[.CV38]/[.CW38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4">
            <text:p>14</text:p>
          </table:table-cell>
          <table:table-cell table:style-name="ce177" office:value-type="string">
            <text:p>Antholzer</text:p>
          </table:table-cell>
          <table:table-cell table:style-name="ce57" office:value-type="string">
            <text:p>Marcel</text:p>
          </table:table-cell>
          <table:table-cell table:style-name="ce194" office:value-type="string">
            <text:p>M</text:p>
          </table:table-cell>
          <table:table-cell table:style-name="ce57" office:value-type="string">
            <text:p>Bushikan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7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39]" office:value-type="float" office:value="14">
            <text:p>14</text:p>
          </table:table-cell>
          <table:table-cell table:style-name="ce214" table:formula="of:=[.S39]+[.X39]+[.AC39]" office:value-type="float" office:value="-10">
            <text:p>-10</text:p>
          </table:table-cell>
          <table:table-cell table:style-name="ce220" table:formula="of:=IF([.M39]=-999;&quot; &quot;;RANK([.M39];[.$M$29:.$M$60];0))" office:value-type="float" office:value="8">
            <text:p>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39]+[.Q39]*[.$Q$11]+[.R39]*[.$R$11]" office:value-type="float" office:value="-8">
            <text:p>-8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U39]+[.V39]*[.$Q$11]+[.W39]*[.$R$11]" office:value-type="float" office:value="-2">
            <text:p>-2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39]+[.AA39]*[.$Q$11]+[.AB39]*[.$R$11]" office:value-type="float" office:value="0">
            <text:p>0</text:p>
          </table:table-cell>
          <table:table-cell/>
          <table:table-cell table:style-name="ce228" table:formula="of:=[.B39]" office:value-type="float" office:value="14">
            <text:p>14</text:p>
          </table:table-cell>
          <table:table-cell table:style-name="ce214" table:formula="of:=[.AL39]+[.AQ39]+[.AV39]+[.BA39]+[.BF39]+[.BK39]" office:value-type="float" office:value="26">
            <text:p>26</text:p>
          </table:table-cell>
          <table:table-cell table:style-name="ce220" table:formula="of:=IF([.AF39]=-999;&quot; &quot;;RANK([.AF39];[.$AF$29:.$AF$60];0))" office:value-type="float" office:value="6">
            <text:p>6</text:p>
          </table:table-cell>
          <table:table-cell/>
          <table:table-cell table:style-name="ce223" office:value-type="float" office:value="8">
            <text:p>8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I39]+[.AJ39]*[.$AJ$11]+[.AK39]*[.$AK$11]" office:value-type="float" office:value="7">
            <text:p>7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N39]+[.AO39]*[.$AJ$11]+[.AP39]*[.$AK$11]" office:value-type="float" office:value="3">
            <text:p>3</text:p>
          </table:table-cell>
          <table:table-cell/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S39]+[.AT39]*[.$AJ$11]+[.AU39]*[.$AK$11]" office:value-type="float" office:value="0">
            <text:p>0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X39]+[.AY39]*[.$AJ$11]+[.AZ39]*[.$AK$11]" office:value-type="float" office:value="6">
            <text:p>6</text:p>
          </table:table-cell>
          <table:table-cell/>
          <table:table-cell table:style-name="ce223" office:value-type="float" office:value="9">
            <text:p>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BC39]+[.BD39]*[.$AJ$11]+[.BE39]*[.$AK$11]" office:value-type="float" office:value="9">
            <text:p>9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BH39]+[.BI39]*[.$AJ$11]+[.BJ39]*[.$AK$11]" office:value-type="float" office:value="1">
            <text:p>1</text:p>
          </table:table-cell>
          <table:table-cell table:number-columns-repeated="2"/>
          <table:table-cell table:style-name="ce228" table:formula="of:=[.B39]" office:value-type="float" office:value="14">
            <text:p>14</text:p>
          </table:table-cell>
          <table:table-cell table:style-name="ce231" table:formula="of:=IF([.BR39]=0;999;[.BY39]+[.CH39]+[.CQ39])" office:value-type="float" office:value="274">
            <text:p>274</text:p>
          </table:table-cell>
          <table:table-cell table:style-name="ce220" table:formula="of:=IF([.BO39]=999;&quot; &quot;;RANK([.BO39];[.$BO$29:.$BO$60];1))" office:value-type="float" office:value="7">
            <text:p>7</text:p>
          </table:table-cell>
          <table:table-cell/>
          <table:table-cell table:style-name="ce234" office:value-type="float" office:value="54">
            <text:p>54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35" table:formula="of:=10-[.BS39]-[.BT39]-[.BV39]-[.BW39]-[.BX39]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6" table:formula="of:=[.BR39]+[.$BS$11]*[.BS39]+[.$BT$11]*[.BT39]+[.$BU$11]*[.BU39]+[.$BV$11]*[.BV39]+[.$BW$11]*[.BW39]+[.$BX$11]*[.BX39]" office:value-type="float" office:value="89">
            <text:p>89,0</text:p>
          </table:table-cell>
          <table:table-cell table:style-name="ce236"/>
          <table:table-cell table:style-name="ce234" office:value-type="float" office:value="59">
            <text:p>59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6">
            <text:p>6</text:p>
          </table:table-cell>
          <table:table-cell table:style-name="ce235" table:formula="of:=10-[.CB39]-[.CC39]-[.CE39]-[.CF39]-[.CG39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39]+[.$BS$11]*[.CB39]+[.$BT$11]*[.CC39]+[.$BU$11]*[.CD39]+[.$BV$11]*[.CE39]+[.$BW$11]*[.CF39]+[.$BX$11]*[.CG39]" office:value-type="float" office:value="70">
            <text:p>70,0</text:p>
          </table:table-cell>
          <table:table-cell table:style-name="ce236"/>
          <table:table-cell table:style-name="ce234" office:value-type="float" office:value="71">
            <text:p>71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5" table:formula="of:=10-[.CK39]-[.CL39]-[.CN39]-[.CO39]-[.CP39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36" table:formula="of:=[.CJ39]+[.$BS$11]*[.CK39]+[.$BT$11]*[.CL39]+[.$BU$11]*[.CM39]+[.$BV$11]*[.CN39]+[.$BW$11]*[.CO39]+[.$BX$11]*[.CP39]" office:value-type="float" office:value="115">
            <text:p>115,0</text:p>
          </table:table-cell>
          <table:table-cell table:number-columns-repeated="2"/>
          <table:table-cell table:style-name="ce237" table:formula="of:=[.BR39]+[.CA39]+[.CJ39]" office:value-type="float" office:value="184">
            <text:p>184</text:p>
          </table:table-cell>
          <table:table-cell table:style-name="ce238" table:formula="of:=IF([.I39]=&quot;I&quot;;180;IF([.I39]=&quot;II&quot;;150;IF([.I39]=&quot;III&quot;;150;&quot;0&quot;)))" office:value-type="float" office:value="180">
            <text:p>180</text:p>
          </table:table-cell>
          <table:table-cell table:style-name="ce239" table:formula="of:=[.CU39]-[.CT39]" office:value-type="float" office:value="-4">
            <text:p>-4</text:p>
          </table:table-cell>
          <table:table-cell table:style-name="ce236" table:formula="of:=[.CT39]/30" office:value-type="float" office:value="6.13333333333333">
            <text:p>6,1</text:p>
          </table:table-cell>
          <table:table-cell table:style-name="ce239" table:formula="of:=IF([.CV39]&lt;0;[.CV39]/[.CW39];0)" office:value-type="float" office:value="-0.652173913043478">
            <text:p>-1</text:p>
          </table:table-cell>
        </table:table-row>
        <table:table-row table:style-name="ro1">
          <table:table-cell/>
          <table:table-cell table:style-name="ce46" office:value-type="float" office:value="15">
            <text:p>15</text:p>
          </table:table-cell>
          <table:table-cell table:style-name="ce177" office:value-type="string">
            <text:p>Cyrol</text:p>
          </table:table-cell>
          <table:table-cell table:style-name="ce57" office:value-type="string">
            <text:p>Florian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shikan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7" office:value-type="string">
            <text:p>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0]" office:value-type="float" office:value="15">
            <text:p>15</text:p>
          </table:table-cell>
          <table:table-cell table:style-name="ce214" table:formula="of:=[.S40]+[.X40]+[.AC40]" office:value-type="float" office:value="-11">
            <text:p>-11</text:p>
          </table:table-cell>
          <table:table-cell table:style-name="ce220" table:formula="of:=IF([.M40]=-999;&quot; &quot;;RANK([.M40];[.$M$29:.$M$60];0))" office:value-type="float" office:value="11">
            <text:p>11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P40]+[.Q40]*[.$Q$11]+[.R40]*[.$R$11]" office:value-type="float" office:value="-3">
            <text:p>-3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40]+[.V40]*[.$Q$11]+[.W40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0]+[.AA40]*[.$Q$11]+[.AB40]*[.$R$11]" office:value-type="float" office:value="0">
            <text:p>0</text:p>
          </table:table-cell>
          <table:table-cell/>
          <table:table-cell table:style-name="ce228" table:formula="of:=[.B40]" office:value-type="float" office:value="15">
            <text:p>15</text:p>
          </table:table-cell>
          <table:table-cell table:style-name="ce214" table:formula="of:=[.AL40]+[.AQ40]+[.AV40]+[.BA40]+[.BF40]+[.BK40]" office:value-type="float" office:value="21">
            <text:p>21</text:p>
          </table:table-cell>
          <table:table-cell table:style-name="ce220" table:formula="of:=IF([.AF40]=-999;&quot; &quot;;RANK([.AF40];[.$AF$29:.$AF$60];0))" office:value-type="float" office:value="8">
            <text:p>8</text:p>
          </table:table-cell>
          <table:table-cell/>
          <table:table-cell table:style-name="ce223" office:value-type="float" office:value="10">
            <text:p>1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I40]+[.AJ40]*[.$AJ$11]+[.AK40]*[.$AK$11]" office:value-type="float" office:value="9">
            <text:p>9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N40]+[.AO40]*[.$AJ$11]+[.AP40]*[.$AK$11]" office:value-type="float" office:value="6">
            <text:p>6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S40]+[.AT40]*[.$AJ$11]+[.AU40]*[.$AK$11]" office:value-type="float" office:value="2">
            <text:p>2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40]+[.AY40]*[.$AJ$11]+[.AZ40]*[.$AK$11]" office:value-type="float" office:value="-2">
            <text:p>-2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BC40]+[.BD40]*[.$AJ$11]+[.BE40]*[.$AK$11]" office:value-type="float" office:value="2">
            <text:p>2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BH40]+[.BI40]*[.$AJ$11]+[.BJ40]*[.$AK$11]" office:value-type="float" office:value="4">
            <text:p>4</text:p>
          </table:table-cell>
          <table:table-cell table:number-columns-repeated="2"/>
          <table:table-cell table:style-name="ce228" table:formula="of:=[.B40]" office:value-type="float" office:value="15">
            <text:p>15</text:p>
          </table:table-cell>
          <table:table-cell table:style-name="ce231" table:formula="of:=IF([.BR40]=0;999;[.BY40]+[.CH40]+[.CQ40])" office:value-type="float" office:value="275">
            <text:p>275</text:p>
          </table:table-cell>
          <table:table-cell table:style-name="ce220" table:formula="of:=IF([.BO40]=999;&quot; &quot;;RANK([.BO40];[.$BO$29:.$BO$60];1))" office:value-type="float" office:value="8">
            <text:p>8</text:p>
          </table:table-cell>
          <table:table-cell/>
          <table:table-cell table:style-name="ce234" office:value-type="float" office:value="42">
            <text:p>42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4">
            <text:p>4</text:p>
          </table:table-cell>
          <table:table-cell table:style-name="ce235" table:formula="of:=10-[.BS40]-[.BT40]-[.BV40]-[.BW40]-[.BX40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36" table:formula="of:=[.BR40]+[.$BS$11]*[.BS40]+[.$BT$11]*[.BT40]+[.$BU$11]*[.BU40]+[.$BV$11]*[.BV40]+[.$BW$11]*[.BW40]+[.$BX$11]*[.BX40]" office:value-type="float" office:value="90">
            <text:p>90,0</text:p>
          </table:table-cell>
          <table:table-cell table:style-name="ce236"/>
          <table:table-cell table:style-name="ce234" office:value-type="float" office:value="53">
            <text:p>53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5">
            <text:p>5</text:p>
          </table:table-cell>
          <table:table-cell table:style-name="ce235" table:formula="of:=10-[.CB40]-[.CC40]-[.CE40]-[.CF40]-[.CG40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40]+[.$BS$11]*[.CB40]+[.$BT$11]*[.CC40]+[.$BU$11]*[.CD40]+[.$BV$11]*[.CE40]+[.$BW$11]*[.CF40]+[.$BX$11]*[.CG40]" office:value-type="float" office:value="70">
            <text:p>70,0</text:p>
          </table:table-cell>
          <table:table-cell table:style-name="ce236"/>
          <table:table-cell table:style-name="ce234" office:value-type="float" office:value="55">
            <text:p>55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40]-[.CL40]-[.CN40]-[.CO40]-[.CP40]" office:value-type="float" office:value="0">
            <text:p>0</text:p>
          </table:table-cell>
          <table:table-cell table:style-name="ce223" office:value-type="float" office:value="8">
            <text:p>8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CJ40]+[.$BS$11]*[.CK40]+[.$BT$11]*[.CL40]+[.$BU$11]*[.CM40]+[.$BV$11]*[.CN40]+[.$BW$11]*[.CO40]+[.$BX$11]*[.CP40]" office:value-type="float" office:value="115">
            <text:p>115,0</text:p>
          </table:table-cell>
          <table:table-cell table:number-columns-repeated="2"/>
          <table:table-cell table:style-name="ce237" table:formula="of:=[.BR40]+[.CA40]+[.CJ40]" office:value-type="float" office:value="150">
            <text:p>150</text:p>
          </table:table-cell>
          <table:table-cell table:style-name="ce238" table:formula="of:=IF([.I40]=&quot;I&quot;;180;IF([.I40]=&quot;II&quot;;150;IF([.I40]=&quot;III&quot;;150;&quot;0&quot;)))" office:value-type="float" office:value="150">
            <text:p>150</text:p>
          </table:table-cell>
          <table:table-cell table:style-name="ce239" table:formula="of:=[.CU40]-[.CT40]" office:value-type="float" office:value="0">
            <text:p>0</text:p>
          </table:table-cell>
          <table:table-cell table:style-name="ce236" table:formula="of:=[.CT40]/30" office:value-type="float" office:value="5">
            <text:p>5,0</text:p>
          </table:table-cell>
          <table:table-cell table:style-name="ce239" table:formula="of:=IF([.CV40]&lt;0;[.CV40]/[.CW40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7">
            <text:p>17</text:p>
          </table:table-cell>
          <table:table-cell table:style-name="ce177" office:value-type="string">
            <text:p>Raßbach</text:p>
          </table:table-cell>
          <table:table-cell table:style-name="ce57" office:value-type="string">
            <text:p>Luca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shikan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1]" office:value-type="float" office:value="17">
            <text:p>17</text:p>
          </table:table-cell>
          <table:table-cell table:style-name="ce214" table:formula="of:=[.S41]+[.X41]+[.AC41]" office:value-type="float" office:value="-7">
            <text:p>-7</text:p>
          </table:table-cell>
          <table:table-cell table:style-name="ce220" table:formula="of:=IF([.M41]=-999;&quot; &quot;;RANK([.M41];[.$M$29:.$M$60];0))" office:value-type="float" office:value="5">
            <text:p>5</text:p>
          </table:table-cell>
          <table:table-cell/>
          <table:table-cell table:number-columns-repeated="2"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P41]+[.Q41]*[.$Q$11]+[.R41]*[.$R$11]" office:value-type="float" office:value="-4">
            <text:p>-4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U41]+[.V41]*[.$Q$11]+[.W41]*[.$R$11]" office:value-type="float" office:value="-3">
            <text:p>-3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1]+[.AA41]*[.$Q$11]+[.AB41]*[.$R$11]" office:value-type="float" office:value="0">
            <text:p>0</text:p>
          </table:table-cell>
          <table:table-cell/>
          <table:table-cell table:style-name="ce228" table:formula="of:=[.B41]" office:value-type="float" office:value="17">
            <text:p>17</text:p>
          </table:table-cell>
          <table:table-cell table:style-name="ce214" table:formula="of:=[.AL41]+[.AQ41]+[.AV41]+[.BA41]+[.BF41]+[.BK41]" office:value-type="float" office:value="35">
            <text:p>35</text:p>
          </table:table-cell>
          <table:table-cell table:style-name="ce220" table:formula="of:=IF([.AF41]=-999;&quot; &quot;;RANK([.AF41];[.$AF$29:.$AF$60];0))" office:value-type="float" office:value="4">
            <text:p>4</text:p>
          </table:table-cell>
          <table:table-cell/>
          <table:table-cell table:style-name="ce223" office:value-type="float" office:value="11">
            <text:p>1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1]+[.AJ41]*[.$AJ$11]+[.AK41]*[.$AK$11]" office:value-type="float" office:value="11">
            <text:p>11</text:p>
          </table:table-cell>
          <table:table-cell/>
          <table:table-cell table:style-name="ce223" office:value-type="float" office:value="9">
            <text:p>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41]+[.AO41]*[.$AJ$11]+[.AP41]*[.$AK$11]" office:value-type="float" office:value="9">
            <text:p>9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AS41]+[.AT41]*[.$AJ$11]+[.AU41]*[.$AK$11]" office:value-type="float" office:value="5">
            <text:p>5</text:p>
          </table:table-cell>
          <table:table-cell/>
          <table:table-cell table:style-name="ce223" office:value-type="float" office:value="11">
            <text:p>11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X41]+[.AY41]*[.$AJ$11]+[.AZ41]*[.$AK$11]" office:value-type="float" office:value="10">
            <text:p>10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BC41]+[.BD41]*[.$AJ$11]+[.BE41]*[.$AK$11]" office:value-type="float" office:value="3">
            <text:p>3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BH41]+[.BI41]*[.$AJ$11]+[.BJ41]*[.$AK$11]" office:value-type="float" office:value="-3">
            <text:p>-3</text:p>
          </table:table-cell>
          <table:table-cell table:number-columns-repeated="2"/>
          <table:table-cell table:style-name="ce228" table:formula="of:=[.B41]" office:value-type="float" office:value="17">
            <text:p>17</text:p>
          </table:table-cell>
          <table:table-cell table:style-name="ce231" table:formula="of:=IF([.BR41]=0;999;[.BY41]+[.CH41]+[.CQ41])" office:value-type="float" office:value="328">
            <text:p>328</text:p>
          </table:table-cell>
          <table:table-cell table:style-name="ce220" table:formula="of:=IF([.BO41]=999;&quot; &quot;;RANK([.BO41];[.$BO$29:.$BO$60];1))" office:value-type="float" office:value="13">
            <text:p>13</text:p>
          </table:table-cell>
          <table:table-cell/>
          <table:table-cell table:style-name="ce234" office:value-type="float" office:value="38">
            <text:p>38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4">
            <text:p>4</text:p>
          </table:table-cell>
          <table:table-cell table:style-name="ce235" table:formula="of:=10-[.BS41]-[.BT41]-[.BV41]-[.BW41]-[.BX41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6" table:formula="of:=[.BR41]+[.$BS$11]*[.BS41]+[.$BT$11]*[.BT41]+[.$BU$11]*[.BU41]+[.$BV$11]*[.BV41]+[.$BW$11]*[.BW41]+[.$BX$11]*[.BX41]" office:value-type="float" office:value="116">
            <text:p>116,0</text:p>
          </table:table-cell>
          <table:table-cell table:style-name="ce236"/>
          <table:table-cell table:style-name="ce234" office:value-type="float" office:value="71">
            <text:p>71,0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4">
            <text:p>4</text:p>
          </table:table-cell>
          <table:table-cell table:style-name="ce235" table:formula="of:=10-[.CB41]-[.CC41]-[.CE41]-[.CF41]-[.CG41]" office:value-type="float" office:value="0">
            <text:p>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CA41]+[.$BS$11]*[.CB41]+[.$BT$11]*[.CC41]+[.$BU$11]*[.CD41]+[.$BV$11]*[.CE41]+[.$BW$11]*[.CF41]+[.$BX$11]*[.CG41]" office:value-type="float" office:value="91">
            <text:p>91,0</text:p>
          </table:table-cell>
          <table:table-cell table:style-name="ce236"/>
          <table:table-cell table:style-name="ce234" office:value-type="float" office:value="71">
            <text:p>71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35" table:formula="of:=10-[.CK41]-[.CL41]-[.CN41]-[.CO41]-[.CP41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36" table:formula="of:=[.CJ41]+[.$BS$11]*[.CK41]+[.$BT$11]*[.CL41]+[.$BU$11]*[.CM41]+[.$BV$11]*[.CN41]+[.$BW$11]*[.CO41]+[.$BX$11]*[.CP41]" office:value-type="float" office:value="121">
            <text:p>121,0</text:p>
          </table:table-cell>
          <table:table-cell table:number-columns-repeated="2"/>
          <table:table-cell table:style-name="ce237" table:formula="of:=[.BR41]+[.CA41]+[.CJ41]" office:value-type="float" office:value="180">
            <text:p>180</text:p>
          </table:table-cell>
          <table:table-cell table:style-name="ce238" table:formula="of:=IF([.I41]=&quot;I&quot;;180;IF([.I41]=&quot;II&quot;;150;IF([.I41]=&quot;III&quot;;150;&quot;0&quot;)))" office:value-type="float" office:value="180">
            <text:p>180</text:p>
          </table:table-cell>
          <table:table-cell table:style-name="ce239" table:formula="of:=[.CU41]-[.CT41]" office:value-type="float" office:value="0">
            <text:p>0</text:p>
          </table:table-cell>
          <table:table-cell table:style-name="ce236" table:formula="of:=[.CT41]/30" office:value-type="float" office:value="6">
            <text:p>6,0</text:p>
          </table:table-cell>
          <table:table-cell table:style-name="ce239" table:formula="of:=IF([.CV41]&lt;0;[.CV41]/[.CW41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8">
            <text:p>18</text:p>
          </table:table-cell>
          <table:table-cell table:style-name="ce177" office:value-type="string">
            <text:p>Mengede</text:p>
          </table:table-cell>
          <table:table-cell table:style-name="ce57" office:value-type="string">
            <text:p>Michael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shikan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7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2]" office:value-type="float" office:value="18">
            <text:p>18</text:p>
          </table:table-cell>
          <table:table-cell table:style-name="ce214" table:formula="of:=[.S42]+[.X42]+[.AC42]" office:value-type="float" office:value="-10">
            <text:p>-10</text:p>
          </table:table-cell>
          <table:table-cell table:style-name="ce220" table:formula="of:=IF([.M42]=-999;&quot; &quot;;RANK([.M42];[.$M$29:.$M$60];0))" office:value-type="float" office:value="8">
            <text:p>8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P42]+[.Q42]*[.$Q$11]+[.R42]*[.$R$11]" office:value-type="float" office:value="-5">
            <text:p>-5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U42]+[.V42]*[.$Q$11]+[.W42]*[.$R$11]" office:value-type="float" office:value="-5">
            <text:p>-5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2]+[.AA42]*[.$Q$11]+[.AB42]*[.$R$11]" office:value-type="float" office:value="0">
            <text:p>0</text:p>
          </table:table-cell>
          <table:table-cell/>
          <table:table-cell table:style-name="ce228" table:formula="of:=[.B42]" office:value-type="float" office:value="18">
            <text:p>18</text:p>
          </table:table-cell>
          <table:table-cell table:style-name="ce214" table:formula="of:=[.AL42]+[.AQ42]+[.AV42]+[.BA42]+[.BF42]+[.BK42]" office:value-type="float" office:value="5">
            <text:p>5</text:p>
          </table:table-cell>
          <table:table-cell table:style-name="ce220" table:formula="of:=IF([.AF42]=-999;&quot; &quot;;RANK([.AF42];[.$AF$29:.$AF$60];0))" office:value-type="float" office:value="13">
            <text:p>13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2]+[.AJ42]*[.$AJ$11]+[.AK42]*[.$AK$11]" office:value-type="float" office:value="4">
            <text:p>4</text:p>
          </table:table-cell>
          <table:table-cell/>
          <table:table-cell table:number-columns-repeated="2"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N42]+[.AO42]*[.$AJ$11]+[.AP42]*[.$AK$11]" office:value-type="float" office:value="0">
            <text:p>0</text:p>
          </table:table-cell>
          <table:table-cell/>
          <table:table-cell table:style-name="ce223" office:value-type="float" office:value="2">
            <text:p>2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S42]+[.AT42]*[.$AJ$11]+[.AU42]*[.$AK$11]" office:value-type="float" office:value="2">
            <text:p>2</text:p>
          </table:table-cell>
          <table:table-cell/>
          <table:table-cell table:style-name="ce223" office:value-type="float" office:value="5">
            <text:p>5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X42]+[.AY42]*[.$AJ$11]+[.AZ42]*[.$AK$11]" office:value-type="float" office:value="5">
            <text:p>5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BC42]+[.BD42]*[.$AJ$11]+[.BE42]*[.$AK$11]" office:value-type="float" office:value="-7">
            <text:p>-7</text:p>
          </table:table-cell>
          <table:table-cell/>
          <table:table-cell table:style-name="ce223" office:value-type="float" office:value="1">
            <text:p>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BH42]+[.BI42]*[.$AJ$11]+[.BJ42]*[.$AK$11]" office:value-type="float" office:value="1">
            <text:p>1</text:p>
          </table:table-cell>
          <table:table-cell table:number-columns-repeated="2"/>
          <table:table-cell table:style-name="ce228" table:formula="of:=[.B42]" office:value-type="float" office:value="18">
            <text:p>18</text:p>
          </table:table-cell>
          <table:table-cell table:style-name="ce231" table:formula="of:=IF([.BR42]=0;999;[.BY42]+[.CH42]+[.CQ42])" office:value-type="float" office:value="455">
            <text:p>455</text:p>
          </table:table-cell>
          <table:table-cell table:style-name="ce220" table:formula="of:=IF([.BO42]=999;&quot; &quot;;RANK([.BO42];[.$BO$29:.$BO$60];1))" office:value-type="float" office:value="19">
            <text:p>19</text:p>
          </table:table-cell>
          <table:table-cell/>
          <table:table-cell table:style-name="ce234" office:value-type="float" office:value="21">
            <text:p>21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42]-[.BT42]-[.BV42]-[.BW42]-[.BX42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7">
            <text:p>7</text:p>
          </table:table-cell>
          <table:table-cell table:style-name="ce236" table:formula="of:=[.BR42]+[.$BS$11]*[.BS42]+[.$BT$11]*[.BT42]+[.$BU$11]*[.BU42]+[.$BV$11]*[.BV42]+[.$BW$11]*[.BW42]+[.$BX$11]*[.BX42]" office:value-type="float" office:value="176">
            <text:p>176,0</text:p>
          </table:table-cell>
          <table:table-cell table:style-name="ce236"/>
          <table:table-cell table:style-name="ce234" office:value-type="float" office:value="78">
            <text:p>78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35" table:formula="of:=10-[.CB42]-[.CC42]-[.CE42]-[.CF42]-[.CG42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36" table:formula="of:=[.CA42]+[.$BS$11]*[.CB42]+[.$BT$11]*[.CC42]+[.$BU$11]*[.CD42]+[.$BV$11]*[.CE42]+[.$BW$11]*[.CF42]+[.$BX$11]*[.CG42]" office:value-type="float" office:value="113">
            <text:p>113,0</text:p>
          </table:table-cell>
          <table:table-cell table:style-name="ce236"/>
          <table:table-cell table:style-name="ce234" office:value-type="float" office:value="81">
            <text:p>81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42]-[.CL42]-[.CN42]-[.CO42]-[.CP42]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36" table:formula="of:=[.CJ42]+[.$BS$11]*[.CK42]+[.$BT$11]*[.CL42]+[.$BU$11]*[.CM42]+[.$BV$11]*[.CN42]+[.$BW$11]*[.CO42]+[.$BX$11]*[.CP42]" office:value-type="float" office:value="166">
            <text:p>166,0</text:p>
          </table:table-cell>
          <table:table-cell table:number-columns-repeated="2"/>
          <table:table-cell table:style-name="ce237" table:formula="of:=[.BR42]+[.CA42]+[.CJ42]" office:value-type="float" office:value="180">
            <text:p>180</text:p>
          </table:table-cell>
          <table:table-cell table:style-name="ce238" table:formula="of:=IF([.I42]=&quot;I&quot;;180;IF([.I42]=&quot;II&quot;;150;IF([.I42]=&quot;III&quot;;150;&quot;0&quot;)))" office:value-type="float" office:value="180">
            <text:p>180</text:p>
          </table:table-cell>
          <table:table-cell table:style-name="ce239" table:formula="of:=[.CU42]-[.CT42]" office:value-type="float" office:value="0">
            <text:p>0</text:p>
          </table:table-cell>
          <table:table-cell table:style-name="ce236" table:formula="of:=[.CT42]/30" office:value-type="float" office:value="6">
            <text:p>6,0</text:p>
          </table:table-cell>
          <table:table-cell table:style-name="ce239" table:formula="of:=IF([.CV42]&lt;0;[.CV42]/[.CW42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19">
            <text:p>19</text:p>
          </table:table-cell>
          <table:table-cell table:style-name="ce177" office:value-type="string">
            <text:p>Wiesrchen</text:p>
          </table:table-cell>
          <table:table-cell table:style-name="ce57" office:value-type="string">
            <text:p>Markus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Bushikan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3]" office:value-type="float" office:value="19">
            <text:p>19</text:p>
          </table:table-cell>
          <table:table-cell table:style-name="ce214" table:formula="of:=[.S43]+[.X43]+[.AC43]" office:value-type="float" office:value="-999">
            <text:p>-999</text:p>
          </table:table-cell>
          <table:table-cell table:style-name="ce220" table:formula="of:=IF([.M43]=-999;&quot; &quot;;RANK([.M43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43]+[.Q43]*[.$Q$11]+[.R43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43]+[.V43]*[.$Q$11]+[.W43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3]+[.AA43]*[.$Q$11]+[.AB43]*[.$R$11]" office:value-type="float" office:value="0">
            <text:p>0</text:p>
          </table:table-cell>
          <table:table-cell/>
          <table:table-cell table:style-name="ce228" table:formula="of:=[.B43]" office:value-type="float" office:value="19">
            <text:p>19</text:p>
          </table:table-cell>
          <table:table-cell table:style-name="ce214" table:formula="of:=[.AL43]+[.AQ43]+[.AV43]+[.BA43]+[.BF43]+[.BK43]" office:value-type="float" office:value="-999">
            <text:p>-999</text:p>
          </table:table-cell>
          <table:table-cell table:style-name="ce220" table:formula="of:=IF([.AF43]=-999;&quot; &quot;;RANK([.AF43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3]+[.AJ43]*[.$AJ$11]+[.AK43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43]+[.AO43]*[.$AJ$11]+[.AP4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43]+[.AT43]*[.$AJ$11]+[.AU4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43]+[.AY43]*[.$AJ$11]+[.AZ4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43]+[.BD43]*[.$AJ$11]+[.BE4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43]+[.BI43]*[.$AJ$11]+[.BJ43]*[.$AK$11]" office:value-type="float" office:value="0">
            <text:p>0</text:p>
          </table:table-cell>
          <table:table-cell table:number-columns-repeated="2"/>
          <table:table-cell table:style-name="ce228" table:formula="of:=[.B43]" office:value-type="float" office:value="19">
            <text:p>19</text:p>
          </table:table-cell>
          <table:table-cell table:style-name="ce231" table:formula="of:=IF([.BR43]=0;999;[.BY43]+[.CH43]+[.CQ43])" office:value-type="float" office:value="999">
            <text:p>999</text:p>
          </table:table-cell>
          <table:table-cell table:style-name="ce220" table:formula="of:=IF([.BO43]=999;&quot; &quot;;RANK([.BO43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43]-[.BT43]-[.BV43]-[.BW43]-[.BX4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43]+[.$BS$11]*[.BS43]+[.$BT$11]*[.BT43]+[.$BU$11]*[.BU43]+[.$BV$11]*[.BV43]+[.$BW$11]*[.BW43]+[.$BX$11]*[.BX43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43]-[.CC43]-[.CE43]-[.CF43]-[.CG4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43]+[.$BS$11]*[.CB43]+[.$BT$11]*[.CC43]+[.$BU$11]*[.CD43]+[.$BV$11]*[.CE43]+[.$BW$11]*[.CF43]+[.$BX$11]*[.CG43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43]-[.CL43]-[.CN43]-[.CO43]-[.CP4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43]+[.$BS$11]*[.CK43]+[.$BT$11]*[.CL43]+[.$BU$11]*[.CM43]+[.$BV$11]*[.CN43]+[.$BW$11]*[.CO43]+[.$BX$11]*[.CP43]" office:value-type="float" office:value="0">
            <text:p>0,0</text:p>
          </table:table-cell>
          <table:table-cell table:number-columns-repeated="2"/>
          <table:table-cell table:style-name="ce237" table:formula="of:=[.BR43]+[.CA43]+[.CJ43]" office:value-type="float" office:value="0">
            <text:p>0</text:p>
          </table:table-cell>
          <table:table-cell table:style-name="ce238" table:formula="of:=IF([.I43]=&quot;I&quot;;180;IF([.I43]=&quot;II&quot;;150;IF([.I43]=&quot;III&quot;;150;&quot;0&quot;)))" office:value-type="float" office:value="180">
            <text:p>180</text:p>
          </table:table-cell>
          <table:table-cell table:style-name="ce239" table:formula="of:=[.CU43]-[.CT43]" office:value-type="float" office:value="180">
            <text:p>180</text:p>
          </table:table-cell>
          <table:table-cell table:style-name="ce236" table:formula="of:=[.CT43]/30" office:value-type="float" office:value="0">
            <text:p>0,0</text:p>
          </table:table-cell>
          <table:table-cell table:style-name="ce239" table:formula="of:=IF([.CV43]&lt;0;[.CV43]/[.CW43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20">
            <text:p>20</text:p>
          </table:table-cell>
          <table:table-cell table:style-name="ce177" office:value-type="string">
            <text:p>Pendergast</text:p>
          </table:table-cell>
          <table:table-cell table:style-name="ce57" office:value-type="string">
            <text:p>Carolan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Dragons Lair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4]" office:value-type="float" office:value="20">
            <text:p>20</text:p>
          </table:table-cell>
          <table:table-cell table:style-name="ce214" table:formula="of:=[.S44]+[.X44]+[.AC44]" office:value-type="float" office:value="-3">
            <text:p>-3</text:p>
          </table:table-cell>
          <table:table-cell table:style-name="ce220" table:formula="of:=IF([.M44]=-999;&quot; &quot;;RANK([.M44];[.$M$29:.$M$60];0))" office:value-type="float" office:value="2">
            <text:p>2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P44]+[.Q44]*[.$Q$11]+[.R44]*[.$R$11]" office:value-type="float" office:value="-1">
            <text:p>-1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U44]+[.V44]*[.$Q$11]+[.W44]*[.$R$11]" office:value-type="float" office:value="-2">
            <text:p>-2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4]+[.AA44]*[.$Q$11]+[.AB44]*[.$R$11]" office:value-type="float" office:value="0">
            <text:p>0</text:p>
          </table:table-cell>
          <table:table-cell/>
          <table:table-cell table:style-name="ce228" table:formula="of:=[.B44]" office:value-type="float" office:value="20">
            <text:p>20</text:p>
          </table:table-cell>
          <table:table-cell table:style-name="ce214" table:formula="of:=[.AL44]+[.AQ44]+[.AV44]+[.BA44]+[.BF44]+[.BK44]" office:value-type="float" office:value="38">
            <text:p>38</text:p>
          </table:table-cell>
          <table:table-cell table:style-name="ce220" table:formula="of:=IF([.AF44]=-999;&quot; &quot;;RANK([.AF44];[.$AF$29:.$AF$60];0))" office:value-type="float" office:value="3">
            <text:p>3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4]+[.AJ44]*[.$AJ$11]+[.AK44]*[.$AK$11]" office:value-type="float" office:value="4">
            <text:p>4</text:p>
          </table:table-cell>
          <table:table-cell/>
          <table:table-cell table:style-name="ce223" office:value-type="float" office:value="11">
            <text:p>1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44]+[.AO44]*[.$AJ$11]+[.AP44]*[.$AK$11]" office:value-type="float" office:value="11">
            <text:p>11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S44]+[.AT44]*[.$AJ$11]+[.AU44]*[.$AK$11]" office:value-type="float" office:value="4">
            <text:p>4</text:p>
          </table:table-cell>
          <table:table-cell/>
          <table:table-cell table:style-name="ce223" office:value-type="float" office:value="12">
            <text:p>12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X44]+[.AY44]*[.$AJ$11]+[.AZ44]*[.$AK$11]" office:value-type="float" office:value="12">
            <text:p>12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BC44]+[.BD44]*[.$AJ$11]+[.BE44]*[.$AK$11]" office:value-type="float" office:value="2">
            <text:p>2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BH44]+[.BI44]*[.$AJ$11]+[.BJ44]*[.$AK$11]" office:value-type="float" office:value="5">
            <text:p>5</text:p>
          </table:table-cell>
          <table:table-cell table:number-columns-repeated="2"/>
          <table:table-cell table:style-name="ce228" table:formula="of:=[.B44]" office:value-type="float" office:value="20">
            <text:p>20</text:p>
          </table:table-cell>
          <table:table-cell table:style-name="ce231" table:formula="of:=IF([.BR44]=0;999;[.BY44]+[.CH44]+[.CQ44])" office:value-type="float" office:value="126">
            <text:p>126</text:p>
          </table:table-cell>
          <table:table-cell table:style-name="ce220" table:formula="of:=IF([.BO44]=999;&quot; &quot;;RANK([.BO44];[.$BO$29:.$BO$60];1))" office:value-type="float" office:value="1">
            <text:p>1</text:p>
          </table:table-cell>
          <table:table-cell/>
          <table:table-cell table:style-name="ce234" office:value-type="float" office:value="48">
            <text:p>48,0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6">
            <text:p>6</text:p>
          </table:table-cell>
          <table:table-cell table:style-name="ce235" table:formula="of:=10-[.BS44]-[.BT44]-[.BV44]-[.BW44]-[.BX44]" office:value-type="float" office:value="0"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44]+[.$BS$11]*[.BS44]+[.$BT$11]*[.BT44]+[.$BU$11]*[.BU44]+[.$BV$11]*[.BV44]+[.$BW$11]*[.BW44]+[.$BX$11]*[.BX44]" office:value-type="float" office:value="30">
            <text:p>30,0</text:p>
          </table:table-cell>
          <table:table-cell table:style-name="ce236"/>
          <table:table-cell table:style-name="ce234" office:value-type="float" office:value="48">
            <text:p>48,0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7">
            <text:p>7</text:p>
          </table:table-cell>
          <table:table-cell table:style-name="ce235" table:formula="of:=10-[.CB44]-[.CC44]-[.CE44]-[.CF44]-[.CG44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6" table:formula="of:=[.CA44]+[.$BS$11]*[.CB44]+[.$BT$11]*[.CC44]+[.$BU$11]*[.CD44]+[.$BV$11]*[.CE44]+[.$BW$11]*[.CF44]+[.$BX$11]*[.CG44]" office:value-type="float" office:value="40">
            <text:p>40,0</text:p>
          </table:table-cell>
          <table:table-cell table:style-name="ce236"/>
          <table:table-cell table:style-name="ce234" office:value-type="float" office:value="47">
            <text:p>47,0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5">
            <text:p>5</text:p>
          </table:table-cell>
          <table:table-cell table:style-name="ce235" table:formula="of:=10-[.CK44]-[.CL44]-[.CN44]-[.CO44]-[.CP44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J44]+[.$BS$11]*[.CK44]+[.$BT$11]*[.CL44]+[.$BU$11]*[.CM44]+[.$BV$11]*[.CN44]+[.$BW$11]*[.CO44]+[.$BX$11]*[.CP44]" office:value-type="float" office:value="56">
            <text:p>56,0</text:p>
          </table:table-cell>
          <table:table-cell table:number-columns-repeated="2"/>
          <table:table-cell table:style-name="ce237" table:formula="of:=[.BR44]+[.CA44]+[.CJ44]" office:value-type="float" office:value="143">
            <text:p>143</text:p>
          </table:table-cell>
          <table:table-cell table:style-name="ce238" table:formula="of:=IF([.I44]=&quot;I&quot;;180;IF([.I44]=&quot;II&quot;;150;IF([.I44]=&quot;III&quot;;150;&quot;0&quot;)))" office:value-type="float" office:value="150">
            <text:p>150</text:p>
          </table:table-cell>
          <table:table-cell table:style-name="ce239" table:formula="of:=[.CU44]-[.CT44]" office:value-type="float" office:value="7">
            <text:p>7</text:p>
          </table:table-cell>
          <table:table-cell table:style-name="ce236" table:formula="of:=[.CT44]/30" office:value-type="float" office:value="4.76666666666667">
            <text:p>4,8</text:p>
          </table:table-cell>
          <table:table-cell table:style-name="ce239" table:formula="of:=IF([.CV44]&lt;0;[.CV44]/[.CW44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21">
            <text:p>21</text:p>
          </table:table-cell>
          <table:table-cell table:style-name="ce177" office:value-type="string">
            <text:p>McEnroe</text:p>
          </table:table-cell>
          <table:table-cell table:style-name="ce57" office:value-type="string">
            <text:p>Larry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Dragons Lair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5]" office:value-type="float" office:value="21">
            <text:p>21</text:p>
          </table:table-cell>
          <table:table-cell table:style-name="ce214" table:formula="of:=[.S45]+[.X45]+[.AC45]" office:value-type="float" office:value="-15">
            <text:p>-15</text:p>
          </table:table-cell>
          <table:table-cell table:style-name="ce220" table:formula="of:=IF([.M45]=-999;&quot; &quot;;RANK([.M45];[.$M$29:.$M$60];0))" office:value-type="float" office:value="16">
            <text:p>16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45]+[.Q45]*[.$Q$11]+[.R45]*[.$R$11]" office:value-type="float" office:value="-8">
            <text:p>-8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U45]+[.V45]*[.$Q$11]+[.W45]*[.$R$11]" office:value-type="float" office:value="-7">
            <text:p>-7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5]+[.AA45]*[.$Q$11]+[.AB45]*[.$R$11]" office:value-type="float" office:value="0">
            <text:p>0</text:p>
          </table:table-cell>
          <table:table-cell/>
          <table:table-cell table:style-name="ce228" table:formula="of:=[.B45]" office:value-type="float" office:value="21">
            <text:p>21</text:p>
          </table:table-cell>
          <table:table-cell table:style-name="ce214" table:formula="of:=[.AL45]+[.AQ45]+[.AV45]+[.BA45]+[.BF45]+[.BK45]" office:value-type="float" office:value="13">
            <text:p>13</text:p>
          </table:table-cell>
          <table:table-cell table:style-name="ce220" table:formula="of:=IF([.AF45]=-999;&quot; &quot;;RANK([.AF45];[.$AF$29:.$AF$60];0))" office:value-type="float" office:value="10">
            <text:p>10</text:p>
          </table:table-cell>
          <table:table-cell/>
          <table:table-cell table:style-name="ce223" office:value-type="float" office:value="5">
            <text:p>5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5]+[.AJ45]*[.$AJ$11]+[.AK45]*[.$AK$11]" office:value-type="float" office:value="5">
            <text:p>5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AN45]+[.AO45]*[.$AJ$11]+[.AP45]*[.$AK$11]" office:value-type="float" office:value="5">
            <text:p>5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AS45]+[.AT45]*[.$AJ$11]+[.AU45]*[.$AK$11]" office:value-type="float" office:value="-3">
            <text:p>-3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AX45]+[.AY45]*[.$AJ$11]+[.AZ45]*[.$AK$11]" office:value-type="float" office:value="2">
            <text:p>2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BC45]+[.BD45]*[.$AJ$11]+[.BE45]*[.$AK$11]" office:value-type="float" office:value="0">
            <text:p>0</text:p>
          </table:table-cell>
          <table:table-cell/>
          <table:table-cell table:style-name="ce223" office:value-type="float" office:value="6">
            <text:p>6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5" table:formula="of:=[.BH45]+[.BI45]*[.$AJ$11]+[.BJ45]*[.$AK$11]" office:value-type="float" office:value="4">
            <text:p>4</text:p>
          </table:table-cell>
          <table:table-cell table:number-columns-repeated="2"/>
          <table:table-cell table:style-name="ce228" table:formula="of:=[.B45]" office:value-type="float" office:value="21">
            <text:p>21</text:p>
          </table:table-cell>
          <table:table-cell table:style-name="ce231" table:formula="of:=IF([.BR45]=0;999;[.BY45]+[.CH45]+[.CQ45])" office:value-type="float" office:value="374">
            <text:p>374</text:p>
          </table:table-cell>
          <table:table-cell table:style-name="ce220" table:formula="of:=IF([.BO45]=999;&quot; &quot;;RANK([.BO45];[.$BO$29:.$BO$60];1))" office:value-type="float" office:value="16">
            <text:p>16</text:p>
          </table:table-cell>
          <table:table-cell/>
          <table:table-cell table:style-name="ce234" office:value-type="float" office:value="24">
            <text:p>24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5" table:formula="of:=10-[.BS45]-[.BT45]-[.BV45]-[.BW45]-[.BX45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6">
            <text:p>6</text:p>
          </table:table-cell>
          <table:table-cell table:style-name="ce236" table:formula="of:=[.BR45]+[.$BS$11]*[.BS45]+[.$BT$11]*[.BT45]+[.$BU$11]*[.BU45]+[.$BV$11]*[.BV45]+[.$BW$11]*[.BW45]+[.$BX$11]*[.BX45]" office:value-type="float" office:value="146">
            <text:p>146,0</text:p>
          </table:table-cell>
          <table:table-cell table:style-name="ce236"/>
          <table:table-cell table:style-name="ce234" office:value-type="float" office:value="58">
            <text:p>58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5" table:formula="of:=10-[.CB45]-[.CC45]-[.CE45]-[.CF45]-[.CG45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0">
            <text:p>0</text:p>
          </table:table-cell>
          <table:table-cell table:style-name="ce236" table:formula="of:=[.CA45]+[.$BS$11]*[.CB45]+[.$BT$11]*[.CC45]+[.$BU$11]*[.CD45]+[.$BV$11]*[.CE45]+[.$BW$11]*[.CF45]+[.$BX$11]*[.CG45]" office:value-type="float" office:value="109">
            <text:p>109,0</text:p>
          </table:table-cell>
          <table:table-cell table:style-name="ce236"/>
          <table:table-cell table:style-name="ce234" office:value-type="float" office:value="68">
            <text:p>68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35" table:formula="of:=10-[.CK45]-[.CL45]-[.CN45]-[.CO45]-[.CP45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0">
            <text:p>0</text:p>
          </table:table-cell>
          <table:table-cell table:style-name="ce236" table:formula="of:=[.CJ45]+[.$BS$11]*[.CK45]+[.$BT$11]*[.CL45]+[.$BU$11]*[.CM45]+[.$BV$11]*[.CN45]+[.$BW$11]*[.CO45]+[.$BX$11]*[.CP45]" office:value-type="float" office:value="119">
            <text:p>119,0</text:p>
          </table:table-cell>
          <table:table-cell table:number-columns-repeated="2"/>
          <table:table-cell table:style-name="ce237" table:formula="of:=[.BR45]+[.CA45]+[.CJ45]" office:value-type="float" office:value="150">
            <text:p>150</text:p>
          </table:table-cell>
          <table:table-cell table:style-name="ce238" table:formula="of:=IF([.I45]=&quot;I&quot;;180;IF([.I45]=&quot;II&quot;;150;IF([.I45]=&quot;III&quot;;150;&quot;0&quot;)))" office:value-type="float" office:value="150">
            <text:p>150</text:p>
          </table:table-cell>
          <table:table-cell table:style-name="ce239" table:formula="of:=[.CU45]-[.CT45]" office:value-type="float" office:value="0">
            <text:p>0</text:p>
          </table:table-cell>
          <table:table-cell table:style-name="ce236" table:formula="of:=[.CT45]/30" office:value-type="float" office:value="5">
            <text:p>5,0</text:p>
          </table:table-cell>
          <table:table-cell table:style-name="ce239" table:formula="of:=IF([.CV45]&lt;0;[.CV45]/[.CW45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22">
            <text:p>22</text:p>
          </table:table-cell>
          <table:table-cell table:style-name="ce177" office:value-type="string">
            <text:p>Carthy</text:p>
          </table:table-cell>
          <table:table-cell table:style-name="ce57" office:value-type="string">
            <text:p>Ger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Dragons Lair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6]" office:value-type="float" office:value="22">
            <text:p>22</text:p>
          </table:table-cell>
          <table:table-cell table:style-name="ce214" table:formula="of:=[.S46]+[.X46]+[.AC46]" office:value-type="float" office:value="-7">
            <text:p>-7</text:p>
          </table:table-cell>
          <table:table-cell table:style-name="ce220" table:formula="of:=IF([.M46]=-999;&quot; &quot;;RANK([.M46];[.$M$29:.$M$60];0))" office:value-type="float" office:value="5">
            <text:p>5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P46]+[.Q46]*[.$Q$11]+[.R46]*[.$R$11]" office:value-type="float" office:value="-2">
            <text:p>-2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U46]+[.V46]*[.$Q$11]+[.W46]*[.$R$11]" office:value-type="float" office:value="-5">
            <text:p>-5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6]+[.AA46]*[.$Q$11]+[.AB46]*[.$R$11]" office:value-type="float" office:value="0">
            <text:p>0</text:p>
          </table:table-cell>
          <table:table-cell/>
          <table:table-cell table:style-name="ce228" table:formula="of:=[.B46]" office:value-type="float" office:value="22">
            <text:p>22</text:p>
          </table:table-cell>
          <table:table-cell table:style-name="ce214" table:formula="of:=[.AL46]+[.AQ46]+[.AV46]+[.BA46]+[.BF46]+[.BK46]" office:value-type="float" office:value="0">
            <text:p>0</text:p>
          </table:table-cell>
          <table:table-cell table:style-name="ce220" table:formula="of:=IF([.AF46]=-999;&quot; &quot;;RANK([.AF46];[.$AF$29:.$AF$60];0))" office:value-type="float" office:value="16">
            <text:p>16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6]+[.AJ46]*[.$AJ$11]+[.AK46]*[.$AK$11]" office:value-type="float" office:value="4">
            <text:p>4</text:p>
          </table:table-cell>
          <table:table-cell/>
          <table:table-cell table:style-name="ce223" office:value-type="float" office:value="8">
            <text:p>8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N46]+[.AO46]*[.$AJ$11]+[.AP46]*[.$AK$11]" office:value-type="float" office:value="6">
            <text:p>6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5" table:formula="of:=[.AS46]+[.AT46]*[.$AJ$11]+[.AU46]*[.$AK$11]" office:value-type="float" office:value="-5">
            <text:p>-5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AX46]+[.AY46]*[.$AJ$11]+[.AZ46]*[.$AK$11]" office:value-type="float" office:value="-3">
            <text:p>-3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5" table:formula="of:=[.BC46]+[.BD46]*[.$AJ$11]+[.BE46]*[.$AK$11]" office:value-type="float" office:value="-2">
            <text:p>-2</text:p>
          </table:table-cell>
          <table:table-cell/>
          <table:table-cell table:style-name="ce223" office:value-type="float" office:value="3">
            <text:p>3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25" table:formula="of:=[.BH46]+[.BI46]*[.$AJ$11]+[.BJ46]*[.$AK$11]" office:value-type="float" office:value="0">
            <text:p>0</text:p>
          </table:table-cell>
          <table:table-cell table:number-columns-repeated="2"/>
          <table:table-cell table:style-name="ce228" table:formula="of:=[.B46]" office:value-type="float" office:value="22">
            <text:p>22</text:p>
          </table:table-cell>
          <table:table-cell table:style-name="ce231" table:formula="of:=IF([.BR46]=0;999;[.BY46]+[.CH46]+[.CQ46])" office:value-type="float" office:value="299">
            <text:p>299</text:p>
          </table:table-cell>
          <table:table-cell table:style-name="ce220" table:formula="of:=IF([.BO46]=999;&quot; &quot;;RANK([.BO46];[.$BO$29:.$BO$60];1))" office:value-type="float" office:value="12">
            <text:p>12</text:p>
          </table:table-cell>
          <table:table-cell/>
          <table:table-cell table:style-name="ce234" office:value-type="float" office:value="41">
            <text:p>41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35" table:formula="of:=10-[.BS46]-[.BT46]-[.BV46]-[.BW46]-[.BX46]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6" table:formula="of:=[.BR46]+[.$BS$11]*[.BS46]+[.$BT$11]*[.BT46]+[.$BU$11]*[.BU46]+[.$BV$11]*[.BV46]+[.$BW$11]*[.BW46]+[.$BX$11]*[.BX46]" office:value-type="float" office:value="116">
            <text:p>116,0</text:p>
          </table:table-cell>
          <table:table-cell table:style-name="ce236"/>
          <table:table-cell table:style-name="ce234" office:value-type="float" office:value="49">
            <text:p>49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5" table:formula="of:=10-[.CB46]-[.CC46]-[.CE46]-[.CF46]-[.CG46]" office:value-type="float" office:value="0">
            <text:p>0</text:p>
          </table:table-cell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36" table:formula="of:=[.CA46]+[.$BS$11]*[.CB46]+[.$BT$11]*[.CC46]+[.$BU$11]*[.CD46]+[.$BV$11]*[.CE46]+[.$BW$11]*[.CF46]+[.$BX$11]*[.CG46]" office:value-type="float" office:value="88">
            <text:p>88,0</text:p>
          </table:table-cell>
          <table:table-cell table:style-name="ce236"/>
          <table:table-cell table:style-name="ce234" office:value-type="float" office:value="60">
            <text:p>60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35" table:formula="of:=10-[.CK46]-[.CL46]-[.CN46]-[.CO46]-[.CP46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36" table:formula="of:=[.CJ46]+[.$BS$11]*[.CK46]+[.$BT$11]*[.CL46]+[.$BU$11]*[.CM46]+[.$BV$11]*[.CN46]+[.$BW$11]*[.CO46]+[.$BX$11]*[.CP46]" office:value-type="float" office:value="95">
            <text:p>95,0</text:p>
          </table:table-cell>
          <table:table-cell table:number-columns-repeated="2"/>
          <table:table-cell table:style-name="ce237" table:formula="of:=[.BR46]+[.CA46]+[.CJ46]" office:value-type="float" office:value="150">
            <text:p>150</text:p>
          </table:table-cell>
          <table:table-cell table:style-name="ce238" table:formula="of:=IF([.I46]=&quot;I&quot;;180;IF([.I46]=&quot;II&quot;;150;IF([.I46]=&quot;III&quot;;150;&quot;0&quot;)))" office:value-type="float" office:value="150">
            <text:p>150</text:p>
          </table:table-cell>
          <table:table-cell table:style-name="ce239" table:formula="of:=[.CU46]-[.CT46]" office:value-type="float" office:value="0">
            <text:p>0</text:p>
          </table:table-cell>
          <table:table-cell table:style-name="ce236" table:formula="of:=[.CT46]/30" office:value-type="float" office:value="5">
            <text:p>5,0</text:p>
          </table:table-cell>
          <table:table-cell table:style-name="ce239" table:formula="of:=IF([.CV46]&lt;0;[.CV46]/[.CW46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23">
            <text:p>23</text:p>
          </table:table-cell>
          <table:table-cell table:style-name="ce177" office:value-type="string">
            <text:p>Waters</text:p>
          </table:table-cell>
          <table:table-cell table:style-name="ce57" office:value-type="string">
            <text:p>Dave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Yanagi-No-Ki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7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7]" office:value-type="float" office:value="23">
            <text:p>23</text:p>
          </table:table-cell>
          <table:table-cell table:style-name="ce214" table:formula="of:=[.S47]+[.X47]+[.AC47]" office:value-type="float" office:value="-14">
            <text:p>-14</text:p>
          </table:table-cell>
          <table:table-cell table:style-name="ce220" table:formula="of:=IF([.M47]=-999;&quot; &quot;;RANK([.M47];[.$M$29:.$M$60];0))" office:value-type="float" office:value="15">
            <text:p>15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P47]+[.Q47]*[.$Q$11]+[.R47]*[.$R$11]" office:value-type="float" office:value="-7">
            <text:p>-7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U47]+[.V47]*[.$Q$11]+[.W47]*[.$R$11]" office:value-type="float" office:value="-7">
            <text:p>-7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7]+[.AA47]*[.$Q$11]+[.AB47]*[.$R$11]" office:value-type="float" office:value="0">
            <text:p>0</text:p>
          </table:table-cell>
          <table:table-cell/>
          <table:table-cell table:style-name="ce228" table:formula="of:=[.B47]" office:value-type="float" office:value="23">
            <text:p>23</text:p>
          </table:table-cell>
          <table:table-cell table:style-name="ce214" table:formula="of:=[.AL47]+[.AQ47]+[.AV47]+[.BA47]+[.BF47]+[.BK47]" office:value-type="float" office:value="32">
            <text:p>32</text:p>
          </table:table-cell>
          <table:table-cell table:style-name="ce220" table:formula="of:=IF([.AF47]=-999;&quot; &quot;;RANK([.AF47];[.$AF$29:.$AF$60];0))" office:value-type="float" office:value="5">
            <text:p>5</text:p>
          </table:table-cell>
          <table:table-cell/>
          <table:table-cell table:style-name="ce223" office:value-type="float" office:value="6">
            <text:p>6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7]+[.AJ47]*[.$AJ$11]+[.AK47]*[.$AK$11]" office:value-type="float" office:value="6">
            <text:p>6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N47]+[.AO47]*[.$AJ$11]+[.AP47]*[.$AK$11]" office:value-type="float" office:value="6">
            <text:p>6</text:p>
          </table:table-cell>
          <table:table-cell/>
          <table:table-cell table:style-name="ce223" office:value-type="float" office:value="5">
            <text:p>5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S47]+[.AT47]*[.$AJ$11]+[.AU47]*[.$AK$11]" office:value-type="float" office:value="5">
            <text:p>5</text:p>
          </table:table-cell>
          <table:table-cell/>
          <table:table-cell table:style-name="ce223" office:value-type="float" office:value="6">
            <text:p>6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X47]+[.AY47]*[.$AJ$11]+[.AZ47]*[.$AK$11]" office:value-type="float" office:value="6">
            <text:p>6</text:p>
          </table:table-cell>
          <table:table-cell/>
          <table:table-cell table:style-name="ce223" office:value-type="float" office:value="9">
            <text:p>9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BC47]+[.BD47]*[.$AJ$11]+[.BE47]*[.$AK$11]" office:value-type="float" office:value="8">
            <text:p>8</text:p>
          </table:table-cell>
          <table:table-cell/>
          <table:table-cell table:style-name="ce223" office:value-type="float" office:value="4">
            <text:p>4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25" table:formula="of:=[.BH47]+[.BI47]*[.$AJ$11]+[.BJ47]*[.$AK$11]" office:value-type="float" office:value="1">
            <text:p>1</text:p>
          </table:table-cell>
          <table:table-cell table:number-columns-repeated="2"/>
          <table:table-cell table:style-name="ce228" table:formula="of:=[.B47]" office:value-type="float" office:value="23">
            <text:p>23</text:p>
          </table:table-cell>
          <table:table-cell table:style-name="ce231" table:formula="of:=IF([.BR47]=0;999;[.BY47]+[.CH47]+[.CQ47])" office:value-type="float" office:value="263">
            <text:p>263</text:p>
          </table:table-cell>
          <table:table-cell table:style-name="ce220" table:formula="of:=IF([.BO47]=999;&quot; &quot;;RANK([.BO47];[.$BO$29:.$BO$60];1))" office:value-type="float" office:value="6">
            <text:p>6</text:p>
          </table:table-cell>
          <table:table-cell/>
          <table:table-cell table:style-name="ce234" office:value-type="float" office:value="42">
            <text:p>42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6">
            <text:p>6</text:p>
          </table:table-cell>
          <table:table-cell table:style-name="ce235" table:formula="of:=10-[.BS47]-[.BT47]-[.BV47]-[.BW47]-[.BX47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6" table:formula="of:=[.BR47]+[.$BS$11]*[.BS47]+[.$BT$11]*[.BT47]+[.$BU$11]*[.BU47]+[.$BV$11]*[.BV47]+[.$BW$11]*[.BW47]+[.$BX$11]*[.BX47]" office:value-type="float" office:value="63">
            <text:p>63,0</text:p>
          </table:table-cell>
          <table:table-cell table:style-name="ce236"/>
          <table:table-cell table:style-name="ce234" office:value-type="float" office:value="50">
            <text:p>50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35" table:formula="of:=10-[.CB47]-[.CC47]-[.CE47]-[.CF47]-[.CG47]" office:value-type="float" office:value="0">
            <text:p>0</text:p>
          </table:table-cell>
          <table:table-cell table:style-name="ce223" office:value-type="float" office:value="6">
            <text:p>6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6" table:formula="of:=[.CA47]+[.$BS$11]*[.CB47]+[.$BT$11]*[.CC47]+[.$BU$11]*[.CD47]+[.$BV$11]*[.CE47]+[.$BW$11]*[.CF47]+[.$BX$11]*[.CG47]" office:value-type="float" office:value="85">
            <text:p>85,0</text:p>
          </table:table-cell>
          <table:table-cell table:style-name="ce236"/>
          <table:table-cell table:style-name="ce234" office:value-type="float" office:value="58">
            <text:p>58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5" table:formula="of:=10-[.CK47]-[.CL47]-[.CN47]-[.CO47]-[.CP47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0">
            <text:p>0</text:p>
          </table:table-cell>
          <table:table-cell table:style-name="ce236" table:formula="of:=[.CJ47]+[.$BS$11]*[.CK47]+[.$BT$11]*[.CL47]+[.$BU$11]*[.CM47]+[.$BV$11]*[.CN47]+[.$BW$11]*[.CO47]+[.$BX$11]*[.CP47]" office:value-type="float" office:value="115">
            <text:p>115,0</text:p>
          </table:table-cell>
          <table:table-cell table:number-columns-repeated="2"/>
          <table:table-cell table:style-name="ce237" table:formula="of:=[.BR47]+[.CA47]+[.CJ47]" office:value-type="float" office:value="150">
            <text:p>150</text:p>
          </table:table-cell>
          <table:table-cell table:style-name="ce238" table:formula="of:=IF([.I47]=&quot;I&quot;;180;IF([.I47]=&quot;II&quot;;150;IF([.I47]=&quot;III&quot;;150;&quot;0&quot;)))" office:value-type="float" office:value="150">
            <text:p>150</text:p>
          </table:table-cell>
          <table:table-cell table:style-name="ce239" table:formula="of:=[.CU47]-[.CT47]" office:value-type="float" office:value="0">
            <text:p>0</text:p>
          </table:table-cell>
          <table:table-cell table:style-name="ce236" table:formula="of:=[.CT47]/30" office:value-type="float" office:value="5">
            <text:p>5,0</text:p>
          </table:table-cell>
          <table:table-cell table:style-name="ce239" table:formula="of:=IF([.CV47]&lt;0;[.CV47]/[.CW47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float" office:value="25">
            <text:p>25</text:p>
          </table:table-cell>
          <table:table-cell table:style-name="ce177" office:value-type="string">
            <text:p>Holmes</text:p>
          </table:table-cell>
          <table:table-cell table:style-name="ce57" office:value-type="string">
            <text:p>Melcom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Yanagi-No-Ki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I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8]" office:value-type="float" office:value="25">
            <text:p>25</text:p>
          </table:table-cell>
          <table:table-cell table:style-name="ce214" table:formula="of:=[.S48]+[.X48]+[.AC48]" office:value-type="float" office:value="-16">
            <text:p>-16</text:p>
          </table:table-cell>
          <table:table-cell table:style-name="ce220" table:formula="of:=IF([.M48]=-999;&quot; &quot;;RANK([.M48];[.$M$29:.$M$60];0))" office:value-type="float" office:value="18">
            <text:p>1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48]+[.Q48]*[.$Q$11]+[.R48]*[.$R$11]" office:value-type="float" office:value="-8">
            <text:p>-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48]+[.V48]*[.$Q$11]+[.W48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8]+[.AA48]*[.$Q$11]+[.AB48]*[.$R$11]" office:value-type="float" office:value="0">
            <text:p>0</text:p>
          </table:table-cell>
          <table:table-cell/>
          <table:table-cell table:style-name="ce228" table:formula="of:=[.B48]" office:value-type="float" office:value="25">
            <text:p>25</text:p>
          </table:table-cell>
          <table:table-cell table:style-name="ce214" table:formula="of:=[.AL48]+[.AQ48]+[.AV48]+[.BA48]+[.BF48]+[.BK48]" office:value-type="float" office:value="3">
            <text:p>3</text:p>
          </table:table-cell>
          <table:table-cell table:style-name="ce220" table:formula="of:=IF([.AF48]=-999;&quot; &quot;;RANK([.AF48];[.$AF$29:.$AF$60];0))" office:value-type="float" office:value="14">
            <text:p>14</text:p>
          </table:table-cell>
          <table:table-cell/>
          <table:table-cell table:style-name="ce223" office:value-type="float" office:value="3">
            <text:p>3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48]+[.AJ48]*[.$AJ$11]+[.AK48]*[.$AK$11]" office:value-type="float" office:value="3">
            <text:p>3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N48]+[.AO48]*[.$AJ$11]+[.AP48]*[.$AK$11]" office:value-type="float" office:value="-1">
            <text:p>-1</text:p>
          </table:table-cell>
          <table:table-cell/>
          <table:table-cell table:style-name="ce223" office:value-type="float" office:value="0">
            <text:p>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5" table:formula="of:=[.AS48]+[.AT48]*[.$AJ$11]+[.AU48]*[.$AK$11]" office:value-type="float" office:value="-6">
            <text:p>-6</text:p>
          </table:table-cell>
          <table:table-cell/>
          <table:table-cell table:style-name="ce223" office:value-type="float" office:value="7">
            <text:p>7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X48]+[.AY48]*[.$AJ$11]+[.AZ48]*[.$AK$11]" office:value-type="float" office:value="7">
            <text:p>7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5" table:formula="of:=[.BC48]+[.BD48]*[.$AJ$11]+[.BE48]*[.$AK$11]" office:value-type="float" office:value="-3">
            <text:p>-3</text:p>
          </table:table-cell>
          <table:table-cell/>
          <table:table-cell table:style-name="ce223" office:value-type="float" office:value="6">
            <text:p>6</text:p>
          </table:table-cell>
          <table:table-cell table:number-columns-repeated="2" table:style-name="ce223" office:value-type="float" office:value="1">
            <text:p>1</text:p>
          </table:table-cell>
          <table:table-cell table:style-name="ce225" table:formula="of:=[.BH48]+[.BI48]*[.$AJ$11]+[.BJ48]*[.$AK$11]" office:value-type="float" office:value="3">
            <text:p>3</text:p>
          </table:table-cell>
          <table:table-cell table:number-columns-repeated="2"/>
          <table:table-cell table:style-name="ce228" table:formula="of:=[.B48]" office:value-type="float" office:value="25">
            <text:p>25</text:p>
          </table:table-cell>
          <table:table-cell table:style-name="ce231" table:formula="of:=IF([.BR48]=0;999;[.BY48]+[.CH48]+[.CQ48])" office:value-type="float" office:value="433.01">
            <text:p>433</text:p>
          </table:table-cell>
          <table:table-cell table:style-name="ce220" table:formula="of:=IF([.BO48]=999;&quot; &quot;;RANK([.BO48];[.$BO$29:.$BO$60];1))" office:value-type="float" office:value="18">
            <text:p>18</text:p>
          </table:table-cell>
          <table:table-cell/>
          <table:table-cell table:style-name="ce234" office:value-type="float" office:value="0.01">
            <text:p>0,0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48]-[.BT48]-[.BV48]-[.BW48]-[.BX48]" office:value-type="float" office:value="0"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10">
            <text:p>10</text:p>
          </table:table-cell>
          <table:table-cell table:style-name="ce236" table:formula="of:=[.BR48]+[.$BS$11]*[.BS48]+[.$BT$11]*[.BT48]+[.$BU$11]*[.BU48]+[.$BV$11]*[.BV48]+[.$BW$11]*[.BW48]+[.$BX$11]*[.BX48]" office:value-type="float" office:value="200.01">
            <text:p>200,0</text:p>
          </table:table-cell>
          <table:table-cell table:style-name="ce236"/>
          <table:table-cell table:style-name="ce234" office:value-type="float" office:value="70">
            <text:p>70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5" table:formula="of:=10-[.CB48]-[.CC48]-[.CE48]-[.CF48]-[.CG48]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36" table:formula="of:=[.CA48]+[.$BS$11]*[.CB48]+[.$BT$11]*[.CC48]+[.$BU$11]*[.CD48]+[.$BV$11]*[.CE48]+[.$BW$11]*[.CF48]+[.$BX$11]*[.CG48]" office:value-type="float" office:value="104">
            <text:p>104,0</text:p>
          </table:table-cell>
          <table:table-cell table:style-name="ce236"/>
          <table:table-cell table:style-name="ce234" office:value-type="float" office:value="80">
            <text:p>80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5" table:formula="of:=10-[.CK48]-[.CL48]-[.CN48]-[.CO48]-[.CP48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0">
            <text:p>0</text:p>
          </table:table-cell>
          <table:table-cell table:style-name="ce236" table:formula="of:=[.CJ48]+[.$BS$11]*[.CK48]+[.$BT$11]*[.CL48]+[.$BU$11]*[.CM48]+[.$BV$11]*[.CN48]+[.$BW$11]*[.CO48]+[.$BX$11]*[.CP48]" office:value-type="float" office:value="129">
            <text:p>129,0</text:p>
          </table:table-cell>
          <table:table-cell table:number-columns-repeated="2"/>
          <table:table-cell table:style-name="ce237" table:formula="of:=[.BR48]+[.CA48]+[.CJ48]" office:value-type="float" office:value="150.01">
            <text:p>150</text:p>
          </table:table-cell>
          <table:table-cell table:style-name="ce238" table:formula="of:=IF([.I48]=&quot;I&quot;;180;IF([.I48]=&quot;II&quot;;150;IF([.I48]=&quot;III&quot;;150;&quot;0&quot;)))" office:value-type="float" office:value="150">
            <text:p>150</text:p>
          </table:table-cell>
          <table:table-cell table:style-name="ce239" table:formula="of:=[.CU48]-[.CT48]" office:value-type="float" office:value="-0.00999999999999091">
            <text:p>0</text:p>
          </table:table-cell>
          <table:table-cell table:style-name="ce236" table:formula="of:=[.CT48]/30" office:value-type="float" office:value="5.00033333333333">
            <text:p>5,0</text:p>
          </table:table-cell>
          <table:table-cell table:style-name="ce239" table:formula="of:=IF([.CV48]&lt;0;[.CV48]/[.CW48];0)" office:value-type="float" office:value="-0.00199986667555314">
            <text:p>0</text:p>
          </table:table-cell>
        </table:table-row>
        <table:table-row table:style-name="ro1">
          <table:table-cell/>
          <table:table-cell table:style-name="ce46" office:value-type="float" office:value="26">
            <text:p>26</text:p>
          </table:table-cell>
          <table:table-cell table:style-name="ce177" office:value-type="string">
            <text:p>Aufenberg</text:p>
          </table:table-cell>
          <table:table-cell table:style-name="ce57" office:value-type="string">
            <text:p>Reinhold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Senkido Menden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49]" office:value-type="float" office:value="26">
            <text:p>26</text:p>
          </table:table-cell>
          <table:table-cell table:style-name="ce214" table:formula="of:=[.S49]+[.X49]+[.AC49]" office:value-type="float" office:value="-11">
            <text:p>-11</text:p>
          </table:table-cell>
          <table:table-cell table:style-name="ce220" table:formula="of:=IF([.M49]=-999;&quot; &quot;;RANK([.M49];[.$M$29:.$M$60];0))" office:value-type="float" office:value="11">
            <text:p>11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P49]+[.Q49]*[.$Q$11]+[.R49]*[.$R$11]" office:value-type="float" office:value="-7">
            <text:p>-7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5" table:formula="of:=[.U49]+[.V49]*[.$Q$11]+[.W49]*[.$R$11]" office:value-type="float" office:value="-4">
            <text:p>-4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49]+[.AA49]*[.$Q$11]+[.AB49]*[.$R$11]" office:value-type="float" office:value="0">
            <text:p>0</text:p>
          </table:table-cell>
          <table:table-cell/>
          <table:table-cell table:style-name="ce228" table:formula="of:=[.B49]" office:value-type="float" office:value="26">
            <text:p>26</text:p>
          </table:table-cell>
          <table:table-cell table:style-name="ce214" table:formula="of:=[.AL49]+[.AQ49]+[.AV49]+[.BA49]+[.BF49]+[.BK49]" office:value-type="float" office:value="-33">
            <text:p>-33</text:p>
          </table:table-cell>
          <table:table-cell table:style-name="ce220" table:formula="of:=IF([.AF49]=-999;&quot; &quot;;RANK([.AF49];[.$AF$29:.$AF$60];0))" office:value-type="float" office:value="21">
            <text:p>21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I49]+[.AJ49]*[.$AJ$11]+[.AK49]*[.$AK$11]" office:value-type="float" office:value="-1">
            <text:p>-1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AN49]+[.AO49]*[.$AJ$11]+[.AP49]*[.$AK$11]" office:value-type="float" office:value="-3">
            <text:p>-3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AS49]+[.AT49]*[.$AJ$11]+[.AU49]*[.$AK$11]" office:value-type="float" office:value="-7">
            <text:p>-7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AX49]+[.AY49]*[.$AJ$11]+[.AZ49]*[.$AK$11]" office:value-type="float" office:value="-7">
            <text:p>-7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5" table:formula="of:=[.BC49]+[.BD49]*[.$AJ$11]+[.BE49]*[.$AK$11]" office:value-type="float" office:value="-7">
            <text:p>-7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BH49]+[.BI49]*[.$AJ$11]+[.BJ49]*[.$AK$11]" office:value-type="float" office:value="-8">
            <text:p>-8</text:p>
          </table:table-cell>
          <table:table-cell table:number-columns-repeated="2"/>
          <table:table-cell table:style-name="ce228" table:formula="of:=[.B49]" office:value-type="float" office:value="26">
            <text:p>26</text:p>
          </table:table-cell>
          <table:table-cell table:style-name="ce231" table:formula="of:=IF([.BR49]=0;999;[.BY49]+[.CH49]+[.CQ49])" office:value-type="float" office:value="551.01">
            <text:p>551</text:p>
          </table:table-cell>
          <table:table-cell table:style-name="ce220" table:formula="of:=IF([.BO49]=999;&quot; &quot;;RANK([.BO49];[.$BO$29:.$BO$60];1))" office:value-type="float" office:value="20">
            <text:p>20</text:p>
          </table:table-cell>
          <table:table-cell/>
          <table:table-cell table:style-name="ce234" office:value-type="float" office:value="0.01">
            <text:p>0,0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49]-[.BT49]-[.BV49]-[.BW49]-[.BX49]" office:value-type="float" office:value="0"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10">
            <text:p>10</text:p>
          </table:table-cell>
          <table:table-cell table:style-name="ce236" table:formula="of:=[.BR49]+[.$BS$11]*[.BS49]+[.$BT$11]*[.BT49]+[.$BU$11]*[.BU49]+[.$BV$11]*[.BV49]+[.$BW$11]*[.BW49]+[.$BX$11]*[.BX49]" office:value-type="float" office:value="200.01">
            <text:p>200,0</text:p>
          </table:table-cell>
          <table:table-cell table:style-name="ce236"/>
          <table:table-cell table:style-name="ce234" office:value-type="float" office:value="65">
            <text:p>65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CB49]-[.CC49]-[.CE49]-[.CF49]-[.CG49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3">
            <text:p>3</text:p>
          </table:table-cell>
          <table:table-cell table:style-name="ce236" table:formula="of:=[.CA49]+[.$BS$11]*[.CB49]+[.$BT$11]*[.CC49]+[.$BU$11]*[.CD49]+[.$BV$11]*[.CE49]+[.$BW$11]*[.CF49]+[.$BX$11]*[.CG49]" office:value-type="float" office:value="179">
            <text:p>179,0</text:p>
          </table:table-cell>
          <table:table-cell table:style-name="ce236"/>
          <table:table-cell table:style-name="ce234" office:value-type="float" office:value="115">
            <text:p>115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5" table:formula="of:=10-[.CK49]-[.CL49]-[.CN49]-[.CO49]-[.CP49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0">
            <text:p>0</text:p>
          </table:table-cell>
          <table:table-cell table:style-name="ce236" table:formula="of:=[.CJ49]+[.$BS$11]*[.CK49]+[.$BT$11]*[.CL49]+[.$BU$11]*[.CM49]+[.$BV$11]*[.CN49]+[.$BW$11]*[.CO49]+[.$BX$11]*[.CP49]" office:value-type="float" office:value="172">
            <text:p>172,0</text:p>
          </table:table-cell>
          <table:table-cell table:number-columns-repeated="2"/>
          <table:table-cell table:style-name="ce237" table:formula="of:=[.BR49]+[.CA49]+[.CJ49]" office:value-type="float" office:value="180.01">
            <text:p>180</text:p>
          </table:table-cell>
          <table:table-cell table:style-name="ce238" table:formula="of:=IF([.I49]=&quot;I&quot;;180;IF([.I49]=&quot;II&quot;;150;IF([.I49]=&quot;III&quot;;150;&quot;0&quot;)))" office:value-type="float" office:value="180">
            <text:p>180</text:p>
          </table:table-cell>
          <table:table-cell table:style-name="ce239" table:formula="of:=[.CU49]-[.CT49]" office:value-type="float" office:value="-0.00999999999999091">
            <text:p>0</text:p>
          </table:table-cell>
          <table:table-cell table:style-name="ce236" table:formula="of:=[.CT49]/30" office:value-type="float" office:value="6.00033333333333">
            <text:p>6,0</text:p>
          </table:table-cell>
          <table:table-cell table:style-name="ce239" table:formula="of:=IF([.CV49]&lt;0;[.CV49]/[.CW49];0)" office:value-type="float" office:value="-0.00166657407921631">
            <text:p>0</text:p>
          </table:table-cell>
        </table:table-row>
        <table:table-row table:style-name="ro1">
          <table:table-cell/>
          <table:table-cell table:style-name="ce46" office:value-type="float" office:value="27">
            <text:p>27</text:p>
          </table:table-cell>
          <table:table-cell table:style-name="ce177" office:value-type="string">
            <text:p>Boadella</text:p>
          </table:table-cell>
          <table:table-cell table:style-name="ce57" office:value-type="string">
            <text:p>Franz</text:p>
          </table:table-cell>
          <table:table-cell table:style-name="ce192" office:value-type="string">
            <text:p>M</text:p>
          </table:table-cell>
          <table:table-cell table:style-name="ce57" office:value-type="string">
            <text:p>SCV Kreuzlingen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6" office:value-type="string">
            <text:p>I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0]" office:value-type="float" office:value="27">
            <text:p>27</text:p>
          </table:table-cell>
          <table:table-cell table:style-name="ce214" table:formula="of:=[.S50]+[.X50]+[.AC50]" office:value-type="float" office:value="-16">
            <text:p>-16</text:p>
          </table:table-cell>
          <table:table-cell table:style-name="ce220" table:formula="of:=IF([.M50]=-999;&quot; &quot;;RANK([.M50];[.$M$29:.$M$60];0))" office:value-type="float" office:value="18">
            <text:p>1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P50]+[.Q50]*[.$Q$11]+[.R50]*[.$R$11]" office:value-type="float" office:value="-8">
            <text:p>-8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U50]+[.V50]*[.$Q$11]+[.W50]*[.$R$11]" office:value-type="float" office:value="-8">
            <text:p>-8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0]+[.AA50]*[.$Q$11]+[.AB50]*[.$R$11]" office:value-type="float" office:value="0">
            <text:p>0</text:p>
          </table:table-cell>
          <table:table-cell/>
          <table:table-cell table:style-name="ce228" table:formula="of:=[.B50]" office:value-type="float" office:value="27">
            <text:p>27</text:p>
          </table:table-cell>
          <table:table-cell table:style-name="ce214" table:formula="of:=[.AL50]+[.AQ50]+[.AV50]+[.BA50]+[.BF50]+[.BK50]" office:value-type="float" office:value="-30">
            <text:p>-30</text:p>
          </table:table-cell>
          <table:table-cell table:style-name="ce220" table:formula="of:=IF([.AF50]=-999;&quot; &quot;;RANK([.AF50];[.$AF$29:.$AF$60];0))" office:value-type="float" office:value="20">
            <text:p>20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I50]+[.AJ50]*[.$AJ$11]+[.AK50]*[.$AK$11]" office:value-type="float" office:value="0">
            <text:p>0</text:p>
          </table:table-cell>
          <table:table-cell/>
          <table:table-cell table:style-name="ce223" office:value-type="float" office:value="0">
            <text:p>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25" table:formula="of:=[.AN50]+[.AO50]*[.$AJ$11]+[.AP50]*[.$AK$11]" office:value-type="float" office:value="-6">
            <text:p>-6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AS50]+[.AT50]*[.$AJ$11]+[.AU50]*[.$AK$11]" office:value-type="float" office:value="-8">
            <text:p>-8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5" table:formula="of:=[.AX50]+[.AY50]*[.$AJ$11]+[.AZ50]*[.$AK$11]" office:value-type="float" office:value="-5">
            <text:p>-5</text:p>
          </table:table-cell>
          <table:table-cell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5" table:formula="of:=[.BC50]+[.BD50]*[.$AJ$11]+[.BE50]*[.$AK$11]" office:value-type="float" office:value="-8">
            <text:p>-8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1">
            <text:p>1</text:p>
          </table:table-cell>
          <table:table-cell table:style-name="ce225" table:formula="of:=[.BH50]+[.BI50]*[.$AJ$11]+[.BJ50]*[.$AK$11]" office:value-type="float" office:value="-3">
            <text:p>-3</text:p>
          </table:table-cell>
          <table:table-cell table:number-columns-repeated="2"/>
          <table:table-cell table:style-name="ce228" table:formula="of:=[.B50]" office:value-type="float" office:value="27">
            <text:p>27</text:p>
          </table:table-cell>
          <table:table-cell table:style-name="ce231" table:formula="of:=IF([.BR50]=0;999;[.BY50]+[.CH50]+[.CQ50])" office:value-type="float" office:value="412">
            <text:p>412</text:p>
          </table:table-cell>
          <table:table-cell table:style-name="ce220" table:formula="of:=IF([.BO50]=999;&quot; &quot;;RANK([.BO50];[.$BO$29:.$BO$60];1))" office:value-type="float" office:value="17">
            <text:p>17</text:p>
          </table:table-cell>
          <table:table-cell/>
          <table:table-cell table:style-name="ce234" office:value-type="float" office:value="55">
            <text:p>55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5" table:formula="of:=10-[.BS50]-[.BT50]-[.BV50]-[.BW50]-[.BX50]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36" table:formula="of:=[.BR50]+[.$BS$11]*[.BS50]+[.$BT$11]*[.BT50]+[.$BU$11]*[.BU50]+[.$BV$11]*[.BV50]+[.$BW$11]*[.BW50]+[.$BX$11]*[.BX50]" office:value-type="float" office:value="117">
            <text:p>117,0</text:p>
          </table:table-cell>
          <table:table-cell table:style-name="ce236"/>
          <table:table-cell table:style-name="ce234" office:value-type="float" office:value="57">
            <text:p>57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CB50]-[.CC50]-[.CE50]-[.CF50]-[.CG50]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36" table:formula="of:=[.CA50]+[.$BS$11]*[.CB50]+[.$BT$11]*[.CC50]+[.$BU$11]*[.CD50]+[.$BV$11]*[.CE50]+[.$BW$11]*[.CF50]+[.$BX$11]*[.CG50]" office:value-type="float" office:value="136">
            <text:p>136,0</text:p>
          </table:table-cell>
          <table:table-cell table:style-name="ce236"/>
          <table:table-cell table:style-name="ce234" office:value-type="float" office:value="64">
            <text:p>64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0]-[.CL50]-[.CN50]-[.CO50]-[.CP50]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9">
            <text:p>9</text:p>
          </table:table-cell>
          <table:table-cell table:style-name="ce223" office:value-type="float" office:value="0">
            <text:p>0</text:p>
          </table:table-cell>
          <table:table-cell table:style-name="ce236" table:formula="of:=[.CJ50]+[.$BS$11]*[.CK50]+[.$BT$11]*[.CL50]+[.$BU$11]*[.CM50]+[.$BV$11]*[.CN50]+[.$BW$11]*[.CO50]+[.$BX$11]*[.CP50]" office:value-type="float" office:value="159">
            <text:p>159,0</text:p>
          </table:table-cell>
          <table:table-cell table:number-columns-repeated="2"/>
          <table:table-cell table:style-name="ce237" table:formula="of:=[.BR50]+[.CA50]+[.CJ50]" office:value-type="float" office:value="176">
            <text:p>176</text:p>
          </table:table-cell>
          <table:table-cell table:style-name="ce238" table:formula="of:=IF([.I50]=&quot;I&quot;;180;IF([.I50]=&quot;II&quot;;150;IF([.I50]=&quot;III&quot;;150;&quot;0&quot;)))" office:value-type="float" office:value="180">
            <text:p>180</text:p>
          </table:table-cell>
          <table:table-cell table:style-name="ce239" table:formula="of:=[.CU50]-[.CT50]" office:value-type="float" office:value="4">
            <text:p>4</text:p>
          </table:table-cell>
          <table:table-cell table:style-name="ce236" table:formula="of:=[.CT50]/30" office:value-type="float" office:value="5.86666666666667">
            <text:p>5,9</text:p>
          </table:table-cell>
          <table:table-cell table:style-name="ce239" table:formula="of:=IF([.CV50]&lt;0;[.CV50]/[.CW50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string">
            <text:p><text:s/></text:p>
          </table:table-cell>
          <table:table-cell table:number-columns-repeated="2" table:style-name="ce57" office:value-type="string">
            <text:p><text:s/></text:p>
          </table:table-cell>
          <table:table-cell table:style-name="ce192" office:value-type="string">
            <text:p>M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51]=&quot;Kyu 6&quot;;[.H51]=&quot;Kyu 5&quot;;[.H51]=&quot;Kyu 4&quot;);&quot;I&quot;;IF(OR([.H51]=&quot;Kyu 3&quot;;[.H51]=&quot;Kyu 2&quot;;[.H51]=&quot;Kyu 1&quot;);&quot;II&quot;;IF(OR([.H51]=&quot;Dan 1&quot;;[.H51]=&quot;Dan 2&quot;;[.H51]=&quot;Dan 3&quot;;[.H51]=&quot;Dan 4&quot;;[.H51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1]" office:value-type="string" office:string-value=" ">
            <text:p><text:s/></text:p>
          </table:table-cell>
          <table:table-cell table:style-name="ce214" table:formula="of:=[.S51]+[.X51]+[.AC51]" office:value-type="float" office:value="-999">
            <text:p>-999</text:p>
          </table:table-cell>
          <table:table-cell table:style-name="ce220" table:formula="of:=IF([.M51]=-999;&quot; &quot;;RANK([.M51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1]+[.Q51]*[.$Q$11]+[.R51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1]+[.V51]*[.$Q$11]+[.W51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1]+[.AA51]*[.$Q$11]+[.AB51]*[.$R$11]" office:value-type="float" office:value="0">
            <text:p>0</text:p>
          </table:table-cell>
          <table:table-cell/>
          <table:table-cell table:style-name="ce228" table:formula="of:=[.B51]" office:value-type="string" office:string-value=" ">
            <text:p><text:s/></text:p>
          </table:table-cell>
          <table:table-cell table:style-name="ce214" table:formula="of:=[.AL51]+[.AQ51]+[.AV51]+[.BA51]+[.BF51]+[.BK51]" office:value-type="float" office:value="-999">
            <text:p>-999</text:p>
          </table:table-cell>
          <table:table-cell table:style-name="ce220" table:formula="of:=IF([.AF51]=-999;&quot; &quot;;RANK([.AF51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1]+[.AJ51]*[.$AJ$11]+[.AK51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1]+[.AO51]*[.$AJ$11]+[.AP5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1]+[.AT51]*[.$AJ$11]+[.AU5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1]+[.AY51]*[.$AJ$11]+[.AZ5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1]+[.BD51]*[.$AJ$11]+[.BE51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1]+[.BI51]*[.$AJ$11]+[.BJ51]*[.$AK$11]" office:value-type="float" office:value="0">
            <text:p>0</text:p>
          </table:table-cell>
          <table:table-cell table:number-columns-repeated="2"/>
          <table:table-cell table:style-name="ce228" table:formula="of:=[.B51]" office:value-type="string" office:string-value=" ">
            <text:p><text:s/></text:p>
          </table:table-cell>
          <table:table-cell table:style-name="ce231" table:formula="of:=IF([.BR51]=0;999;[.BY51]+[.CH51]+[.CQ51])" office:value-type="float" office:value="999">
            <text:p>999</text:p>
          </table:table-cell>
          <table:table-cell table:style-name="ce220" table:formula="of:=IF([.BO51]=999;&quot; &quot;;RANK([.BO51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1]-[.BT51]-[.BV51]-[.BW51]-[.BX51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1]+[.$BS$11]*[.BS51]+[.$BT$11]*[.BT51]+[.$BU$11]*[.BU51]+[.$BV$11]*[.BV51]+[.$BW$11]*[.BW51]+[.$BX$11]*[.BX51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1]-[.CC51]-[.CE51]-[.CF51]-[.CG51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1]+[.$BS$11]*[.CB51]+[.$BT$11]*[.CC51]+[.$BU$11]*[.CD51]+[.$BV$11]*[.CE51]+[.$BW$11]*[.CF51]+[.$BX$11]*[.CG51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1]-[.CL51]-[.CN51]-[.CO51]-[.CP51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1]+[.$BS$11]*[.CK51]+[.$BT$11]*[.CL51]+[.$BU$11]*[.CM51]+[.$BV$11]*[.CN51]+[.$BW$11]*[.CO51]+[.$BX$11]*[.CP51]" office:value-type="float" office:value="0">
            <text:p>0,0</text:p>
          </table:table-cell>
          <table:table-cell table:number-columns-repeated="2"/>
          <table:table-cell table:style-name="ce237" table:formula="of:=[.BR51]+[.CA51]+[.CJ51]" office:value-type="float" office:value="0">
            <text:p>0</text:p>
          </table:table-cell>
          <table:table-cell table:style-name="ce238" table:formula="of:=IF([.I51]=&quot;I&quot;;180;IF([.I51]=&quot;II&quot;;150;IF([.I51]=&quot;III&quot;;150;&quot;0&quot;)))" office:value-type="string" office:string-value="0">
            <text:p>0</text:p>
          </table:table-cell>
          <table:table-cell table:style-name="ce239" table:formula="of:=[.CU51]-[.CT51]" office:value-type="float" office:value="0">
            <text:p>0</text:p>
          </table:table-cell>
          <table:table-cell table:style-name="ce236" table:formula="of:=[.CT51]/30" office:value-type="float" office:value="0">
            <text:p>0,0</text:p>
          </table:table-cell>
          <table:table-cell table:style-name="ce239" table:formula="of:=IF([.CV51]&lt;0;[.CV51]/[.CW51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string">
            <text:p><text:s/></text:p>
          </table:table-cell>
          <table:table-cell table:number-columns-repeated="2" table:style-name="ce57" office:value-type="string">
            <text:p><text:s/></text:p>
          </table:table-cell>
          <table:table-cell table:style-name="ce192" office:value-type="string">
            <text:p>M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52]=&quot;Kyu 6&quot;;[.H52]=&quot;Kyu 5&quot;;[.H52]=&quot;Kyu 4&quot;);&quot;I&quot;;IF(OR([.H52]=&quot;Kyu 3&quot;;[.H52]=&quot;Kyu 2&quot;;[.H52]=&quot;Kyu 1&quot;);&quot;II&quot;;IF(OR([.H52]=&quot;Dan 1&quot;;[.H52]=&quot;Dan 2&quot;;[.H52]=&quot;Dan 3&quot;;[.H52]=&quot;Dan 4&quot;;[.H52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2]" office:value-type="string" office:string-value=" ">
            <text:p><text:s/></text:p>
          </table:table-cell>
          <table:table-cell table:style-name="ce214" table:formula="of:=[.S52]+[.X52]+[.AC52]" office:value-type="float" office:value="-999">
            <text:p>-999</text:p>
          </table:table-cell>
          <table:table-cell table:style-name="ce220" table:formula="of:=IF([.M52]=-999;&quot; &quot;;RANK([.M52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2]+[.Q52]*[.$Q$11]+[.R52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2]+[.V52]*[.$Q$11]+[.W52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2]+[.AA52]*[.$Q$11]+[.AB52]*[.$R$11]" office:value-type="float" office:value="0">
            <text:p>0</text:p>
          </table:table-cell>
          <table:table-cell/>
          <table:table-cell table:style-name="ce228" table:formula="of:=[.B52]" office:value-type="string" office:string-value=" ">
            <text:p><text:s/></text:p>
          </table:table-cell>
          <table:table-cell table:style-name="ce214" table:formula="of:=[.AL52]+[.AQ52]+[.AV52]+[.BA52]+[.BF52]+[.BK52]" office:value-type="float" office:value="-999">
            <text:p>-999</text:p>
          </table:table-cell>
          <table:table-cell table:style-name="ce220" table:formula="of:=IF([.AF52]=-999;&quot; &quot;;RANK([.AF52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2]+[.AJ52]*[.$AJ$11]+[.AK52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2]+[.AO52]*[.$AJ$11]+[.AP5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2]+[.AT52]*[.$AJ$11]+[.AU5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2]+[.AY52]*[.$AJ$11]+[.AZ5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2]+[.BD52]*[.$AJ$11]+[.BE52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2]+[.BI52]*[.$AJ$11]+[.BJ52]*[.$AK$11]" office:value-type="float" office:value="0">
            <text:p>0</text:p>
          </table:table-cell>
          <table:table-cell table:number-columns-repeated="2"/>
          <table:table-cell table:style-name="ce228" table:formula="of:=[.B52]" office:value-type="string" office:string-value=" ">
            <text:p><text:s/></text:p>
          </table:table-cell>
          <table:table-cell table:style-name="ce231" table:formula="of:=IF([.BR52]=0;999;[.BY52]+[.CH52]+[.CQ52])" office:value-type="float" office:value="999">
            <text:p>999</text:p>
          </table:table-cell>
          <table:table-cell table:style-name="ce220" table:formula="of:=IF([.BO52]=999;&quot; &quot;;RANK([.BO52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2]-[.BT52]-[.BV52]-[.BW52]-[.BX52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2]+[.$BS$11]*[.BS52]+[.$BT$11]*[.BT52]+[.$BU$11]*[.BU52]+[.$BV$11]*[.BV52]+[.$BW$11]*[.BW52]+[.$BX$11]*[.BX52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2]-[.CC52]-[.CE52]-[.CF52]-[.CG52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2]+[.$BS$11]*[.CB52]+[.$BT$11]*[.CC52]+[.$BU$11]*[.CD52]+[.$BV$11]*[.CE52]+[.$BW$11]*[.CF52]+[.$BX$11]*[.CG52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2]-[.CL52]-[.CN52]-[.CO52]-[.CP52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2]+[.$BS$11]*[.CK52]+[.$BT$11]*[.CL52]+[.$BU$11]*[.CM52]+[.$BV$11]*[.CN52]+[.$BW$11]*[.CO52]+[.$BX$11]*[.CP52]" office:value-type="float" office:value="0">
            <text:p>0,0</text:p>
          </table:table-cell>
          <table:table-cell table:number-columns-repeated="2"/>
          <table:table-cell table:style-name="ce237" table:formula="of:=[.BR52]+[.CA52]+[.CJ52]" office:value-type="float" office:value="0">
            <text:p>0</text:p>
          </table:table-cell>
          <table:table-cell table:style-name="ce238" table:formula="of:=IF([.I52]=&quot;I&quot;;180;IF([.I52]=&quot;II&quot;;150;IF([.I52]=&quot;III&quot;;150;&quot;0&quot;)))" office:value-type="string" office:string-value="0">
            <text:p>0</text:p>
          </table:table-cell>
          <table:table-cell table:style-name="ce239" table:formula="of:=[.CU52]-[.CT52]" office:value-type="float" office:value="0">
            <text:p>0</text:p>
          </table:table-cell>
          <table:table-cell table:style-name="ce236" table:formula="of:=[.CT52]/30" office:value-type="float" office:value="0">
            <text:p>0,0</text:p>
          </table:table-cell>
          <table:table-cell table:style-name="ce239" table:formula="of:=IF([.CV52]&lt;0;[.CV52]/[.CW52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string">
            <text:p><text:s/></text:p>
          </table:table-cell>
          <table:table-cell table:number-columns-repeated="2" table:style-name="ce57" office:value-type="string">
            <text:p><text:s/></text:p>
          </table:table-cell>
          <table:table-cell table:style-name="ce192" office:value-type="string">
            <text:p>M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53]=&quot;Kyu 6&quot;;[.H53]=&quot;Kyu 5&quot;;[.H53]=&quot;Kyu 4&quot;);&quot;I&quot;;IF(OR([.H53]=&quot;Kyu 3&quot;;[.H53]=&quot;Kyu 2&quot;;[.H53]=&quot;Kyu 1&quot;);&quot;II&quot;;IF(OR([.H53]=&quot;Dan 1&quot;;[.H53]=&quot;Dan 2&quot;;[.H53]=&quot;Dan 3&quot;;[.H53]=&quot;Dan 4&quot;;[.H53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3]" office:value-type="string" office:string-value=" ">
            <text:p><text:s/></text:p>
          </table:table-cell>
          <table:table-cell table:style-name="ce214" table:formula="of:=[.S53]+[.X53]+[.AC53]" office:value-type="float" office:value="-999">
            <text:p>-999</text:p>
          </table:table-cell>
          <table:table-cell table:style-name="ce220" table:formula="of:=IF([.M53]=-999;&quot; &quot;;RANK([.M53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3]+[.Q53]*[.$Q$11]+[.R53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3]+[.V53]*[.$Q$11]+[.W53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3]+[.AA53]*[.$Q$11]+[.AB53]*[.$R$11]" office:value-type="float" office:value="0">
            <text:p>0</text:p>
          </table:table-cell>
          <table:table-cell/>
          <table:table-cell table:style-name="ce228" table:formula="of:=[.B53]" office:value-type="string" office:string-value=" ">
            <text:p><text:s/></text:p>
          </table:table-cell>
          <table:table-cell table:style-name="ce214" table:formula="of:=[.AL53]+[.AQ53]+[.AV53]+[.BA53]+[.BF53]+[.BK53]" office:value-type="float" office:value="-999">
            <text:p>-999</text:p>
          </table:table-cell>
          <table:table-cell table:style-name="ce220" table:formula="of:=IF([.AF53]=-999;&quot; &quot;;RANK([.AF53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3]+[.AJ53]*[.$AJ$11]+[.AK53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3]+[.AO53]*[.$AJ$11]+[.AP5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3]+[.AT53]*[.$AJ$11]+[.AU5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3]+[.AY53]*[.$AJ$11]+[.AZ5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3]+[.BD53]*[.$AJ$11]+[.BE53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3]+[.BI53]*[.$AJ$11]+[.BJ53]*[.$AK$11]" office:value-type="float" office:value="0">
            <text:p>0</text:p>
          </table:table-cell>
          <table:table-cell table:number-columns-repeated="2"/>
          <table:table-cell table:style-name="ce228" table:formula="of:=[.B53]" office:value-type="string" office:string-value=" ">
            <text:p><text:s/></text:p>
          </table:table-cell>
          <table:table-cell table:style-name="ce231" table:formula="of:=IF([.BR53]=0;999;[.BY53]+[.CH53]+[.CQ53])" office:value-type="float" office:value="999">
            <text:p>999</text:p>
          </table:table-cell>
          <table:table-cell table:style-name="ce220" table:formula="of:=IF([.BO53]=999;&quot; &quot;;RANK([.BO53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3]-[.BT53]-[.BV53]-[.BW53]-[.BX5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3]+[.$BS$11]*[.BS53]+[.$BT$11]*[.BT53]+[.$BU$11]*[.BU53]+[.$BV$11]*[.BV53]+[.$BW$11]*[.BW53]+[.$BX$11]*[.BX53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3]-[.CC53]-[.CE53]-[.CF53]-[.CG5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3]+[.$BS$11]*[.CB53]+[.$BT$11]*[.CC53]+[.$BU$11]*[.CD53]+[.$BV$11]*[.CE53]+[.$BW$11]*[.CF53]+[.$BX$11]*[.CG53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3]-[.CL53]-[.CN53]-[.CO53]-[.CP53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3]+[.$BS$11]*[.CK53]+[.$BT$11]*[.CL53]+[.$BU$11]*[.CM53]+[.$BV$11]*[.CN53]+[.$BW$11]*[.CO53]+[.$BX$11]*[.CP53]" office:value-type="float" office:value="0">
            <text:p>0,0</text:p>
          </table:table-cell>
          <table:table-cell table:number-columns-repeated="2"/>
          <table:table-cell table:style-name="ce237" table:formula="of:=[.BR53]+[.CA53]+[.CJ53]" office:value-type="float" office:value="0">
            <text:p>0</text:p>
          </table:table-cell>
          <table:table-cell table:style-name="ce238" table:formula="of:=IF([.I53]=&quot;I&quot;;180;IF([.I53]=&quot;II&quot;;150;IF([.I53]=&quot;III&quot;;150;&quot;0&quot;)))" office:value-type="string" office:string-value="0">
            <text:p>0</text:p>
          </table:table-cell>
          <table:table-cell table:style-name="ce239" table:formula="of:=[.CU53]-[.CT53]" office:value-type="float" office:value="0">
            <text:p>0</text:p>
          </table:table-cell>
          <table:table-cell table:style-name="ce236" table:formula="of:=[.CT53]/30" office:value-type="float" office:value="0">
            <text:p>0,0</text:p>
          </table:table-cell>
          <table:table-cell table:style-name="ce239" table:formula="of:=IF([.CV53]&lt;0;[.CV53]/[.CW53];0)" office:value-type="float" office:value="0">
            <text:p>0</text:p>
          </table:table-cell>
        </table:table-row>
        <table:table-row table:style-name="ro1">
          <table:table-cell/>
          <table:table-cell table:style-name="ce46" office:value-type="string">
            <text:p><text:s/></text:p>
          </table:table-cell>
          <table:table-cell table:number-columns-repeated="2" table:style-name="ce57" office:value-type="string">
            <text:p><text:s/></text:p>
          </table:table-cell>
          <table:table-cell table:style-name="ce195" office:value-type="string">
            <text:p>M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1" office:value-type="string">
            <text:p><text:s/></text:p>
          </table:table-cell>
          <table:table-cell table:style-name="ce205" table:formula="of:=IF(OR([.H54]=&quot;Kyu 6&quot;;[.H54]=&quot;Kyu 5&quot;;[.H54]=&quot;Kyu 4&quot;);&quot;I&quot;;IF(OR([.H54]=&quot;Kyu 3&quot;;[.H54]=&quot;Kyu 2&quot;;[.H54]=&quot;Kyu 1&quot;);&quot;II&quot;;IF(OR([.H54]=&quot;Dan 1&quot;;[.H54]=&quot;Dan 2&quot;;[.H54]=&quot;Dan 3&quot;;[.H54]=&quot;Dan 4&quot;;[.H54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4]" office:value-type="string" office:string-value=" ">
            <text:p><text:s/></text:p>
          </table:table-cell>
          <table:table-cell table:style-name="ce214" table:formula="of:=[.S54]+[.X54]+[.AC54]" office:value-type="float" office:value="-999">
            <text:p>-999</text:p>
          </table:table-cell>
          <table:table-cell table:style-name="ce220" table:formula="of:=IF([.M54]=-999;&quot; &quot;;RANK([.M54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4]+[.Q54]*[.$Q$11]+[.R54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4]+[.V54]*[.$Q$11]+[.W54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4]+[.AA54]*[.$Q$11]+[.AB54]*[.$R$11]" office:value-type="float" office:value="0">
            <text:p>0</text:p>
          </table:table-cell>
          <table:table-cell/>
          <table:table-cell table:style-name="ce228" table:formula="of:=[.B54]" office:value-type="string" office:string-value=" ">
            <text:p><text:s/></text:p>
          </table:table-cell>
          <table:table-cell table:style-name="ce214" table:formula="of:=[.AL54]+[.AQ54]+[.AV54]+[.BA54]+[.BF54]+[.BK54]" office:value-type="float" office:value="-999">
            <text:p>-999</text:p>
          </table:table-cell>
          <table:table-cell table:style-name="ce220" table:formula="of:=IF([.AF54]=-999;&quot; &quot;;RANK([.AF54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4]+[.AJ54]*[.$AJ$11]+[.AK54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4]+[.AO54]*[.$AJ$11]+[.AP5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4]+[.AT54]*[.$AJ$11]+[.AU5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4]+[.AY54]*[.$AJ$11]+[.AZ5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4]+[.BD54]*[.$AJ$11]+[.BE54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4]+[.BI54]*[.$AJ$11]+[.BJ54]*[.$AK$11]" office:value-type="float" office:value="0">
            <text:p>0</text:p>
          </table:table-cell>
          <table:table-cell table:number-columns-repeated="2"/>
          <table:table-cell table:style-name="ce228" table:formula="of:=[.B54]" office:value-type="string" office:string-value=" ">
            <text:p><text:s/></text:p>
          </table:table-cell>
          <table:table-cell table:style-name="ce231" table:formula="of:=IF([.BR54]=0;999;[.BY54]+[.CH54]+[.CQ54])" office:value-type="float" office:value="999">
            <text:p>999</text:p>
          </table:table-cell>
          <table:table-cell table:style-name="ce220" table:formula="of:=IF([.BO54]=999;&quot; &quot;;RANK([.BO54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4]-[.BT54]-[.BV54]-[.BW54]-[.BX5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4]+[.$BS$11]*[.BS54]+[.$BT$11]*[.BT54]+[.$BU$11]*[.BU54]+[.$BV$11]*[.BV54]+[.$BW$11]*[.BW54]+[.$BX$11]*[.BX54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4]-[.CC54]-[.CE54]-[.CF54]-[.CG5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4]+[.$BS$11]*[.CB54]+[.$BT$11]*[.CC54]+[.$BU$11]*[.CD54]+[.$BV$11]*[.CE54]+[.$BW$11]*[.CF54]+[.$BX$11]*[.CG54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4]-[.CL54]-[.CN54]-[.CO54]-[.CP54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4]+[.$BS$11]*[.CK54]+[.$BT$11]*[.CL54]+[.$BU$11]*[.CM54]+[.$BV$11]*[.CN54]+[.$BW$11]*[.CO54]+[.$BX$11]*[.CP54]" office:value-type="float" office:value="0">
            <text:p>0,0</text:p>
          </table:table-cell>
          <table:table-cell table:number-columns-repeated="2"/>
          <table:table-cell table:style-name="ce237" table:formula="of:=[.BR54]+[.CA54]+[.CJ54]" office:value-type="float" office:value="0">
            <text:p>0</text:p>
          </table:table-cell>
          <table:table-cell table:style-name="ce238" table:formula="of:=IF([.I54]=&quot;I&quot;;180;IF([.I54]=&quot;II&quot;;150;IF([.I54]=&quot;III&quot;;150;&quot;0&quot;)))" office:value-type="string" office:string-value="0">
            <text:p>0</text:p>
          </table:table-cell>
          <table:table-cell table:style-name="ce239" table:formula="of:=[.CU54]-[.CT54]" office:value-type="float" office:value="0">
            <text:p>0</text:p>
          </table:table-cell>
          <table:table-cell table:style-name="ce236" table:formula="of:=[.CT54]/30" office:value-type="float" office:value="0">
            <text:p>0,0</text:p>
          </table:table-cell>
          <table:table-cell table:style-name="ce239" table:formula="of:=IF([.CV54]&lt;0;[.CV54]/[.CW54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96" office:value-type="string">
            <text:p>M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5" table:formula="of:=IF(OR([.H55]=&quot;Kyu 6&quot;;[.H55]=&quot;Kyu 5&quot;;[.H55]=&quot;Kyu 4&quot;);&quot;I&quot;;IF(OR([.H55]=&quot;Kyu 3&quot;;[.H55]=&quot;Kyu 2&quot;;[.H55]=&quot;Kyu 1&quot;);&quot;II&quot;;IF(OR([.H55]=&quot;Dan 1&quot;;[.H55]=&quot;Dan 2&quot;;[.H55]=&quot;Dan 3&quot;;[.H55]=&quot;Dan 4&quot;;[.H55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5]" office:value-type="string" office:string-value=" ">
            <text:p><text:s/></text:p>
          </table:table-cell>
          <table:table-cell table:style-name="ce214" table:formula="of:=[.S55]+[.X55]+[.AC55]" office:value-type="float" office:value="-999">
            <text:p>-999</text:p>
          </table:table-cell>
          <table:table-cell table:style-name="ce220" table:formula="of:=IF([.M55]=-999;&quot; &quot;;RANK([.M55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5]+[.Q55]*[.$Q$11]+[.R55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5]+[.V55]*[.$Q$11]+[.W55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5]+[.AA55]*[.$Q$11]+[.AB55]*[.$R$11]" office:value-type="float" office:value="0">
            <text:p>0</text:p>
          </table:table-cell>
          <table:table-cell/>
          <table:table-cell table:style-name="ce228" table:formula="of:=[.B55]" office:value-type="string" office:string-value=" ">
            <text:p><text:s/></text:p>
          </table:table-cell>
          <table:table-cell table:style-name="ce214" table:formula="of:=[.AL55]+[.AQ55]+[.AV55]+[.BA55]+[.BF55]+[.BK55]" office:value-type="float" office:value="-999">
            <text:p>-999</text:p>
          </table:table-cell>
          <table:table-cell table:style-name="ce220" table:formula="of:=IF([.AF55]=-999;&quot; &quot;;RANK([.AF55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5]+[.AJ55]*[.$AJ$11]+[.AK55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5]+[.AO55]*[.$AJ$11]+[.AP5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5]+[.AT55]*[.$AJ$11]+[.AU5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5]+[.AY55]*[.$AJ$11]+[.AZ5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5]+[.BD55]*[.$AJ$11]+[.BE55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5]+[.BI55]*[.$AJ$11]+[.BJ55]*[.$AK$11]" office:value-type="float" office:value="0">
            <text:p>0</text:p>
          </table:table-cell>
          <table:table-cell table:number-columns-repeated="2"/>
          <table:table-cell table:style-name="ce228" table:formula="of:=[.B55]" office:value-type="string" office:string-value=" ">
            <text:p><text:s/></text:p>
          </table:table-cell>
          <table:table-cell table:style-name="ce231" table:formula="of:=IF([.BR55]=0;999;[.BY55]+[.CH55]+[.CQ55])" office:value-type="float" office:value="999">
            <text:p>999</text:p>
          </table:table-cell>
          <table:table-cell table:style-name="ce220" table:formula="of:=IF([.BO55]=999;&quot; &quot;;RANK([.BO55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5]-[.BT55]-[.BV55]-[.BW55]-[.BX55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5]+[.$BS$11]*[.BS55]+[.$BT$11]*[.BT55]+[.$BU$11]*[.BU55]+[.$BV$11]*[.BV55]+[.$BW$11]*[.BW55]+[.$BX$11]*[.BX55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5]-[.CC55]-[.CE55]-[.CF55]-[.CG55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5]+[.$BS$11]*[.CB55]+[.$BT$11]*[.CC55]+[.$BU$11]*[.CD55]+[.$BV$11]*[.CE55]+[.$BW$11]*[.CF55]+[.$BX$11]*[.CG55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5]-[.CL55]-[.CN55]-[.CO55]-[.CP55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5]+[.$BS$11]*[.CK55]+[.$BT$11]*[.CL55]+[.$BU$11]*[.CM55]+[.$BV$11]*[.CN55]+[.$BW$11]*[.CO55]+[.$BX$11]*[.CP55]" office:value-type="float" office:value="0">
            <text:p>0,0</text:p>
          </table:table-cell>
          <table:table-cell table:number-columns-repeated="2"/>
          <table:table-cell table:style-name="ce237" table:formula="of:=[.BR55]+[.CA55]+[.CJ55]" office:value-type="float" office:value="0">
            <text:p>0</text:p>
          </table:table-cell>
          <table:table-cell table:style-name="ce238" table:formula="of:=IF([.I55]=&quot;I&quot;;180;IF([.I55]=&quot;II&quot;;150;IF([.I55]=&quot;III&quot;;150;&quot;0&quot;)))" office:value-type="string" office:string-value="0">
            <text:p>0</text:p>
          </table:table-cell>
          <table:table-cell table:style-name="ce239" table:formula="of:=[.CU55]-[.CT55]" office:value-type="float" office:value="0">
            <text:p>0</text:p>
          </table:table-cell>
          <table:table-cell table:style-name="ce236" table:formula="of:=[.CT55]/30" office:value-type="float" office:value="0">
            <text:p>0,0</text:p>
          </table:table-cell>
          <table:table-cell table:style-name="ce239" table:formula="of:=IF([.CV55]&lt;0;[.CV55]/[.CW55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40" office:value-type="string">
            <text:p><text:s/></text:p>
          </table:table-cell>
          <table:table-cell table:style-name="ce197" office:value-type="string">
            <text:p>M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14" office:value-type="string">
            <text:p><text:s/></text:p>
          </table:table-cell>
          <table:table-cell table:style-name="ce205" table:formula="of:=IF(OR([.H56]=&quot;Kyu 6&quot;;[.H56]=&quot;Kyu 5&quot;;[.H56]=&quot;Kyu 4&quot;);&quot;I&quot;;IF(OR([.H56]=&quot;Kyu 3&quot;;[.H56]=&quot;Kyu 2&quot;;[.H56]=&quot;Kyu 1&quot;);&quot;II&quot;;IF(OR([.H56]=&quot;Dan 1&quot;;[.H56]=&quot;Dan 2&quot;;[.H56]=&quot;Dan 3&quot;;[.H56]=&quot;Dan 4&quot;;[.H56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6]" office:value-type="string" office:string-value=" ">
            <text:p><text:s/></text:p>
          </table:table-cell>
          <table:table-cell table:style-name="ce214" table:formula="of:=[.S56]+[.X56]+[.AC56]" office:value-type="float" office:value="-999">
            <text:p>-999</text:p>
          </table:table-cell>
          <table:table-cell table:style-name="ce220" table:formula="of:=IF([.M56]=-999;&quot; &quot;;RANK([.M56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6]+[.Q56]*[.$Q$11]+[.R56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6]+[.V56]*[.$Q$11]+[.W56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6]+[.AA56]*[.$Q$11]+[.AB56]*[.$R$11]" office:value-type="float" office:value="0">
            <text:p>0</text:p>
          </table:table-cell>
          <table:table-cell/>
          <table:table-cell table:style-name="ce228" table:formula="of:=[.B56]" office:value-type="string" office:string-value=" ">
            <text:p><text:s/></text:p>
          </table:table-cell>
          <table:table-cell table:style-name="ce214" table:formula="of:=[.AL56]+[.AQ56]+[.AV56]+[.BA56]+[.BF56]+[.BK56]" office:value-type="float" office:value="-999">
            <text:p>-999</text:p>
          </table:table-cell>
          <table:table-cell table:style-name="ce220" table:formula="of:=IF([.AF56]=-999;&quot; &quot;;RANK([.AF56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6]+[.AJ56]*[.$AJ$11]+[.AK56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6]+[.AO56]*[.$AJ$11]+[.AP5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6]+[.AT56]*[.$AJ$11]+[.AU5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6]+[.AY56]*[.$AJ$11]+[.AZ5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6]+[.BD56]*[.$AJ$11]+[.BE56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6]+[.BI56]*[.$AJ$11]+[.BJ56]*[.$AK$11]" office:value-type="float" office:value="0">
            <text:p>0</text:p>
          </table:table-cell>
          <table:table-cell table:number-columns-repeated="2"/>
          <table:table-cell table:style-name="ce228" table:formula="of:=[.B56]" office:value-type="string" office:string-value=" ">
            <text:p><text:s/></text:p>
          </table:table-cell>
          <table:table-cell table:style-name="ce231" table:formula="of:=IF([.BR56]=0;999;[.BY56]+[.CH56]+[.CQ56])" office:value-type="float" office:value="999">
            <text:p>999</text:p>
          </table:table-cell>
          <table:table-cell table:style-name="ce220" table:formula="of:=IF([.BO56]=999;&quot; &quot;;RANK([.BO56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6]-[.BT56]-[.BV56]-[.BW56]-[.BX56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6]+[.$BS$11]*[.BS56]+[.$BT$11]*[.BT56]+[.$BU$11]*[.BU56]+[.$BV$11]*[.BV56]+[.$BW$11]*[.BW56]+[.$BX$11]*[.BX56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6]-[.CC56]-[.CE56]-[.CF56]-[.CG56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6]+[.$BS$11]*[.CB56]+[.$BT$11]*[.CC56]+[.$BU$11]*[.CD56]+[.$BV$11]*[.CE56]+[.$BW$11]*[.CF56]+[.$BX$11]*[.CG56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6]-[.CL56]-[.CN56]-[.CO56]-[.CP56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6]+[.$BS$11]*[.CK56]+[.$BT$11]*[.CL56]+[.$BU$11]*[.CM56]+[.$BV$11]*[.CN56]+[.$BW$11]*[.CO56]+[.$BX$11]*[.CP56]" office:value-type="float" office:value="0">
            <text:p>0,0</text:p>
          </table:table-cell>
          <table:table-cell table:number-columns-repeated="2"/>
          <table:table-cell table:style-name="ce237" table:formula="of:=[.BR56]+[.CA56]+[.CJ56]" office:value-type="float" office:value="0">
            <text:p>0</text:p>
          </table:table-cell>
          <table:table-cell table:style-name="ce238" table:formula="of:=IF([.I56]=&quot;I&quot;;180;IF([.I56]=&quot;II&quot;;150;IF([.I56]=&quot;III&quot;;150;&quot;0&quot;)))" office:value-type="string" office:string-value="0">
            <text:p>0</text:p>
          </table:table-cell>
          <table:table-cell table:style-name="ce239" table:formula="of:=[.CU56]-[.CT56]" office:value-type="float" office:value="0">
            <text:p>0</text:p>
          </table:table-cell>
          <table:table-cell table:style-name="ce236" table:formula="of:=[.CT56]/30" office:value-type="float" office:value="0">
            <text:p>0,0</text:p>
          </table:table-cell>
          <table:table-cell table:style-name="ce239" table:formula="of:=IF([.CV56]&lt;0;[.CV56]/[.CW56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68" office:value-type="string">
            <text:p><text:s/></text:p>
          </table:table-cell>
          <table:table-cell table:style-name="ce198" office:value-type="string">
            <text:p>M</text:p>
          </table:table-cell>
          <table:table-cell table:style-name="ce12" office:value-type="string">
            <text:p><text:s/></text:p>
          </table:table-cell>
          <table:table-cell table:style-name="ce12"/>
          <table:table-cell table:style-name="ce14" office:value-type="string">
            <text:p><text:s/></text:p>
          </table:table-cell>
          <table:table-cell table:style-name="ce205" table:formula="of:=IF(OR([.H57]=&quot;Kyu 6&quot;;[.H57]=&quot;Kyu 5&quot;;[.H57]=&quot;Kyu 4&quot;);&quot;I&quot;;IF(OR([.H57]=&quot;Kyu 3&quot;;[.H57]=&quot;Kyu 2&quot;;[.H57]=&quot;Kyu 1&quot;);&quot;II&quot;;IF(OR([.H57]=&quot;Dan 1&quot;;[.H57]=&quot;Dan 2&quot;;[.H57]=&quot;Dan 3&quot;;[.H57]=&quot;Dan 4&quot;;[.H57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7]" office:value-type="string" office:string-value=" ">
            <text:p><text:s/></text:p>
          </table:table-cell>
          <table:table-cell table:style-name="ce214" table:formula="of:=[.S57]+[.X57]+[.AC57]" office:value-type="float" office:value="-999">
            <text:p>-999</text:p>
          </table:table-cell>
          <table:table-cell table:style-name="ce220" table:formula="of:=IF([.M57]=-999;&quot; &quot;;RANK([.M57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7]+[.Q57]*[.$Q$11]+[.R57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7]+[.V57]*[.$Q$11]+[.W57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7]+[.AA57]*[.$Q$11]+[.AB57]*[.$R$11]" office:value-type="float" office:value="0">
            <text:p>0</text:p>
          </table:table-cell>
          <table:table-cell/>
          <table:table-cell table:style-name="ce228" table:formula="of:=[.B57]" office:value-type="string" office:string-value=" ">
            <text:p><text:s/></text:p>
          </table:table-cell>
          <table:table-cell table:style-name="ce214" table:formula="of:=[.AL57]+[.AQ57]+[.AV57]+[.BA57]+[.BF57]+[.BK57]" office:value-type="float" office:value="-999">
            <text:p>-999</text:p>
          </table:table-cell>
          <table:table-cell table:style-name="ce220" table:formula="of:=IF([.AF57]=-999;&quot; &quot;;RANK([.AF57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7]+[.AJ57]*[.$AJ$11]+[.AK57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7]+[.AO57]*[.$AJ$11]+[.AP5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7]+[.AT57]*[.$AJ$11]+[.AU5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7]+[.AY57]*[.$AJ$11]+[.AZ5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7]+[.BD57]*[.$AJ$11]+[.BE5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7]+[.BI57]*[.$AJ$11]+[.BJ57]*[.$AK$11]" office:value-type="float" office:value="0">
            <text:p>0</text:p>
          </table:table-cell>
          <table:table-cell table:number-columns-repeated="2"/>
          <table:table-cell table:style-name="ce228" table:formula="of:=[.B57]" office:value-type="string" office:string-value=" ">
            <text:p><text:s/></text:p>
          </table:table-cell>
          <table:table-cell table:style-name="ce231" table:formula="of:=IF([.BR57]=0;999;[.BY57]+[.CH57]+[.CQ57])" office:value-type="float" office:value="999">
            <text:p>999</text:p>
          </table:table-cell>
          <table:table-cell table:style-name="ce220" table:formula="of:=IF([.BO57]=999;&quot; &quot;;RANK([.BO57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7]-[.BT57]-[.BV57]-[.BW57]-[.BX5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7]+[.$BS$11]*[.BS57]+[.$BT$11]*[.BT57]+[.$BU$11]*[.BU57]+[.$BV$11]*[.BV57]+[.$BW$11]*[.BW57]+[.$BX$11]*[.BX57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7]-[.CC57]-[.CE57]-[.CF57]-[.CG5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7]+[.$BS$11]*[.CB57]+[.$BT$11]*[.CC57]+[.$BU$11]*[.CD57]+[.$BV$11]*[.CE57]+[.$BW$11]*[.CF57]+[.$BX$11]*[.CG57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7]-[.CL57]-[.CN57]-[.CO57]-[.CP5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7]+[.$BS$11]*[.CK57]+[.$BT$11]*[.CL57]+[.$BU$11]*[.CM57]+[.$BV$11]*[.CN57]+[.$BW$11]*[.CO57]+[.$BX$11]*[.CP57]" office:value-type="float" office:value="0">
            <text:p>0,0</text:p>
          </table:table-cell>
          <table:table-cell table:number-columns-repeated="2"/>
          <table:table-cell table:style-name="ce237" table:formula="of:=[.BR57]+[.CA57]+[.CJ57]" office:value-type="float" office:value="0">
            <text:p>0</text:p>
          </table:table-cell>
          <table:table-cell table:style-name="ce238" table:formula="of:=IF([.I57]=&quot;I&quot;;180;IF([.I57]=&quot;II&quot;;150;IF([.I57]=&quot;III&quot;;150;&quot;0&quot;)))" office:value-type="string" office:string-value="0">
            <text:p>0</text:p>
          </table:table-cell>
          <table:table-cell table:style-name="ce239" table:formula="of:=[.CU57]-[.CT57]" office:value-type="float" office:value="0">
            <text:p>0</text:p>
          </table:table-cell>
          <table:table-cell table:style-name="ce236" table:formula="of:=[.CT57]/30" office:value-type="float" office:value="0">
            <text:p>0,0</text:p>
          </table:table-cell>
          <table:table-cell table:style-name="ce239" table:formula="of:=IF([.CV57]&lt;0;[.CV57]/[.CW57];0)" office:value-type="float" office:value="0">
            <text:p>0</text:p>
          </table:table-cell>
        </table:table-row>
        <table:table-row table:style-name="ro1">
          <table:table-cell/>
          <table:table-cell table:style-name="ce12" office:value-type="string">
            <text:p><text:s/></text:p>
          </table:table-cell>
          <table:table-cell table:number-columns-repeated="2" table:style-name="ce68" office:value-type="string">
            <text:p><text:s/></text:p>
          </table:table-cell>
          <table:table-cell table:style-name="ce199" office:value-type="string">
            <text:p>M</text:p>
          </table:table-cell>
          <table:table-cell table:style-name="ce12" office:value-type="string">
            <text:p><text:s/></text:p>
          </table:table-cell>
          <table:table-cell table:style-name="ce12"/>
          <table:table-cell table:style-name="ce41" office:value-type="string">
            <text:p><text:s/></text:p>
          </table:table-cell>
          <table:table-cell table:style-name="ce205" table:formula="of:=IF(OR([.H58]=&quot;Kyu 6&quot;;[.H58]=&quot;Kyu 5&quot;;[.H58]=&quot;Kyu 4&quot;);&quot;I&quot;;IF(OR([.H58]=&quot;Kyu 3&quot;;[.H58]=&quot;Kyu 2&quot;;[.H58]=&quot;Kyu 1&quot;);&quot;II&quot;;IF(OR([.H58]=&quot;Dan 1&quot;;[.H58]=&quot;Dan 2&quot;;[.H58]=&quot;Dan 3&quot;;[.H58]=&quot;Dan 4&quot;;[.H58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8]" office:value-type="string" office:string-value=" ">
            <text:p><text:s/></text:p>
          </table:table-cell>
          <table:table-cell table:style-name="ce214" table:formula="of:=[.S58]+[.X58]+[.AC58]" office:value-type="float" office:value="-999">
            <text:p>-999</text:p>
          </table:table-cell>
          <table:table-cell table:style-name="ce220" table:formula="of:=IF([.M58]=-999;&quot; &quot;;RANK([.M58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8]+[.Q58]*[.$Q$11]+[.R58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8]+[.V58]*[.$Q$11]+[.W58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8]+[.AA58]*[.$Q$11]+[.AB58]*[.$R$11]" office:value-type="float" office:value="0">
            <text:p>0</text:p>
          </table:table-cell>
          <table:table-cell/>
          <table:table-cell table:style-name="ce228" table:formula="of:=[.B58]" office:value-type="string" office:string-value=" ">
            <text:p><text:s/></text:p>
          </table:table-cell>
          <table:table-cell table:style-name="ce214" table:formula="of:=[.AL58]+[.AQ58]+[.AV58]+[.BA58]+[.BF58]+[.BK58]" office:value-type="float" office:value="-999">
            <text:p>-999</text:p>
          </table:table-cell>
          <table:table-cell table:style-name="ce220" table:formula="of:=IF([.AF58]=-999;&quot; &quot;;RANK([.AF58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8]+[.AJ58]*[.$AJ$11]+[.AK58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8]+[.AO58]*[.$AJ$11]+[.AP5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8]+[.AT58]*[.$AJ$11]+[.AU5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8]+[.AY58]*[.$AJ$11]+[.AZ5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8]+[.BD58]*[.$AJ$11]+[.BE5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8]+[.BI58]*[.$AJ$11]+[.BJ58]*[.$AK$11]" office:value-type="float" office:value="0">
            <text:p>0</text:p>
          </table:table-cell>
          <table:table-cell table:number-columns-repeated="2"/>
          <table:table-cell table:style-name="ce228" table:formula="of:=[.B58]" office:value-type="string" office:string-value=" ">
            <text:p><text:s/></text:p>
          </table:table-cell>
          <table:table-cell table:style-name="ce231" table:formula="of:=IF([.BR58]=0;999;[.BY58]+[.CH58]+[.CQ58])" office:value-type="float" office:value="999">
            <text:p>999</text:p>
          </table:table-cell>
          <table:table-cell table:style-name="ce220" table:formula="of:=IF([.BO58]=999;&quot; &quot;;RANK([.BO58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8]-[.BT58]-[.BV58]-[.BW58]-[.BX5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8]+[.$BS$11]*[.BS58]+[.$BT$11]*[.BT58]+[.$BU$11]*[.BU58]+[.$BV$11]*[.BV58]+[.$BW$11]*[.BW58]+[.$BX$11]*[.BX58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8]-[.CC58]-[.CE58]-[.CF58]-[.CG5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8]+[.$BS$11]*[.CB58]+[.$BT$11]*[.CC58]+[.$BU$11]*[.CD58]+[.$BV$11]*[.CE58]+[.$BW$11]*[.CF58]+[.$BX$11]*[.CG58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8]-[.CL58]-[.CN58]-[.CO58]-[.CP5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8]+[.$BS$11]*[.CK58]+[.$BT$11]*[.CL58]+[.$BU$11]*[.CM58]+[.$BV$11]*[.CN58]+[.$BW$11]*[.CO58]+[.$BX$11]*[.CP58]" office:value-type="float" office:value="0">
            <text:p>0,0</text:p>
          </table:table-cell>
          <table:table-cell table:number-columns-repeated="2"/>
          <table:table-cell table:style-name="ce237" table:formula="of:=[.BR58]+[.CA58]+[.CJ58]" office:value-type="float" office:value="0">
            <text:p>0</text:p>
          </table:table-cell>
          <table:table-cell table:style-name="ce238" table:formula="of:=IF([.I58]=&quot;I&quot;;180;IF([.I58]=&quot;II&quot;;150;IF([.I58]=&quot;III&quot;;150;&quot;0&quot;)))" office:value-type="string" office:string-value="0">
            <text:p>0</text:p>
          </table:table-cell>
          <table:table-cell table:style-name="ce239" table:formula="of:=[.CU58]-[.CT58]" office:value-type="float" office:value="0">
            <text:p>0</text:p>
          </table:table-cell>
          <table:table-cell table:style-name="ce236" table:formula="of:=[.CT58]/30" office:value-type="float" office:value="0">
            <text:p>0,0</text:p>
          </table:table-cell>
          <table:table-cell table:style-name="ce239" table:formula="of:=IF([.CV58]&lt;0;[.CV58]/[.CW58];0)" office:value-type="float" office:value="0">
            <text:p>0</text:p>
          </table:table-cell>
        </table:table-row>
        <table:table-row table:style-name="ro1">
          <table:table-cell/>
          <table:table-cell table:number-columns-repeated="3" table:style-name="ce6" office:value-type="string">
            <text:p><text:s/></text:p>
          </table:table-cell>
          <table:table-cell table:style-name="ce199" office:value-type="string">
            <text:p>M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14" office:value-type="string">
            <text:p><text:s/></text:p>
          </table:table-cell>
          <table:table-cell table:style-name="ce205" table:formula="of:=IF(OR([.H59]=&quot;Kyu 6&quot;;[.H59]=&quot;Kyu 5&quot;;[.H59]=&quot;Kyu 4&quot;);&quot;I&quot;;IF(OR([.H59]=&quot;Kyu 3&quot;;[.H59]=&quot;Kyu 2&quot;;[.H59]=&quot;Kyu 1&quot;);&quot;II&quot;;IF(OR([.H59]=&quot;Dan 1&quot;;[.H59]=&quot;Dan 2&quot;;[.H59]=&quot;Dan 3&quot;;[.H59]=&quot;Dan 4&quot;;[.H59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59]" office:value-type="string" office:string-value=" ">
            <text:p><text:s/></text:p>
          </table:table-cell>
          <table:table-cell table:style-name="ce214" table:formula="of:=[.S59]+[.X59]+[.AC59]" office:value-type="float" office:value="-999">
            <text:p>-999</text:p>
          </table:table-cell>
          <table:table-cell table:style-name="ce220" table:formula="of:=IF([.M59]=-999;&quot; &quot;;RANK([.M59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59]+[.Q59]*[.$Q$11]+[.R59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59]+[.V59]*[.$Q$11]+[.W59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59]+[.AA59]*[.$Q$11]+[.AB59]*[.$R$11]" office:value-type="float" office:value="0">
            <text:p>0</text:p>
          </table:table-cell>
          <table:table-cell/>
          <table:table-cell table:style-name="ce228" table:formula="of:=[.B59]" office:value-type="string" office:string-value=" ">
            <text:p><text:s/></text:p>
          </table:table-cell>
          <table:table-cell table:style-name="ce214" table:formula="of:=[.AL59]+[.AQ59]+[.AV59]+[.BA59]+[.BF59]+[.BK59]" office:value-type="float" office:value="-999">
            <text:p>-999</text:p>
          </table:table-cell>
          <table:table-cell table:style-name="ce220" table:formula="of:=IF([.AF59]=-999;&quot; &quot;;RANK([.AF59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59]+[.AJ59]*[.$AJ$11]+[.AK59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59]+[.AO59]*[.$AJ$11]+[.AP5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59]+[.AT59]*[.$AJ$11]+[.AU5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59]+[.AY59]*[.$AJ$11]+[.AZ5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59]+[.BD59]*[.$AJ$11]+[.BE5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59]+[.BI59]*[.$AJ$11]+[.BJ59]*[.$AK$11]" office:value-type="float" office:value="0">
            <text:p>0</text:p>
          </table:table-cell>
          <table:table-cell table:number-columns-repeated="2"/>
          <table:table-cell table:style-name="ce228" table:formula="of:=[.B59]" office:value-type="string" office:string-value=" ">
            <text:p><text:s/></text:p>
          </table:table-cell>
          <table:table-cell table:style-name="ce231" table:formula="of:=IF([.BR59]=0;999;[.BY59]+[.CH59]+[.CQ59])" office:value-type="float" office:value="999">
            <text:p>999</text:p>
          </table:table-cell>
          <table:table-cell table:style-name="ce220" table:formula="of:=IF([.BO59]=999;&quot; &quot;;RANK([.BO59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59]-[.BT59]-[.BV59]-[.BW59]-[.BX5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59]+[.$BS$11]*[.BS59]+[.$BT$11]*[.BT59]+[.$BU$11]*[.BU59]+[.$BV$11]*[.BV59]+[.$BW$11]*[.BW59]+[.$BX$11]*[.BX59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59]-[.CC59]-[.CE59]-[.CF59]-[.CG5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59]+[.$BS$11]*[.CB59]+[.$BT$11]*[.CC59]+[.$BU$11]*[.CD59]+[.$BV$11]*[.CE59]+[.$BW$11]*[.CF59]+[.$BX$11]*[.CG59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59]-[.CL59]-[.CN59]-[.CO59]-[.CP5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59]+[.$BS$11]*[.CK59]+[.$BT$11]*[.CL59]+[.$BU$11]*[.CM59]+[.$BV$11]*[.CN59]+[.$BW$11]*[.CO59]+[.$BX$11]*[.CP59]" office:value-type="float" office:value="0">
            <text:p>0,0</text:p>
          </table:table-cell>
          <table:table-cell table:number-columns-repeated="2"/>
          <table:table-cell table:style-name="ce237" table:formula="of:=[.BR59]+[.CA59]+[.CJ59]" office:value-type="float" office:value="0">
            <text:p>0</text:p>
          </table:table-cell>
          <table:table-cell table:style-name="ce238" table:formula="of:=IF([.I59]=&quot;I&quot;;180;IF([.I59]=&quot;II&quot;;150;IF([.I59]=&quot;III&quot;;150;&quot;0&quot;)))" office:value-type="string" office:string-value="0">
            <text:p>0</text:p>
          </table:table-cell>
          <table:table-cell table:style-name="ce239" table:formula="of:=[.CU59]-[.CT59]" office:value-type="float" office:value="0">
            <text:p>0</text:p>
          </table:table-cell>
          <table:table-cell table:style-name="ce236" table:formula="of:=[.CT59]/30" office:value-type="float" office:value="0">
            <text:p>0,0</text:p>
          </table:table-cell>
          <table:table-cell table:style-name="ce239" table:formula="of:=IF([.CV59]&lt;0;[.CV59]/[.CW59];0)" office:value-type="float" office:value="0">
            <text:p>0</text:p>
          </table:table-cell>
        </table:table-row>
        <table:table-row table:style-name="ro1">
          <table:table-cell/>
          <table:table-cell table:number-columns-repeated="3" table:style-name="ce6" office:value-type="string">
            <text:p><text:s/></text:p>
          </table:table-cell>
          <table:table-cell table:style-name="ce199" office:value-type="string">
            <text:p>M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14" office:value-type="string">
            <text:p><text:s/></text:p>
          </table:table-cell>
          <table:table-cell table:style-name="ce205" table:formula="of:=IF(OR([.H60]=&quot;Kyu 6&quot;;[.H60]=&quot;Kyu 5&quot;;[.H60]=&quot;Kyu 4&quot;);&quot;I&quot;;IF(OR([.H60]=&quot;Kyu 3&quot;;[.H60]=&quot;Kyu 2&quot;;[.H60]=&quot;Kyu 1&quot;);&quot;II&quot;;IF(OR([.H60]=&quot;Dan 1&quot;;[.H60]=&quot;Dan 2&quot;;[.H60]=&quot;Dan 3&quot;;[.H60]=&quot;Dan 4&quot;;[.H60]=&quot;Dan 5&quot;);&quot;III&quot;;&quot;xxx&quot;)))" office:value-type="string" office:string-value="xxx">
            <text:p>xxx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0]" office:value-type="string" office:string-value=" ">
            <text:p><text:s/></text:p>
          </table:table-cell>
          <table:table-cell table:style-name="ce214" table:formula="of:=[.S60]+[.X60]+[.AC60]" office:value-type="float" office:value="-999">
            <text:p>-999</text:p>
          </table:table-cell>
          <table:table-cell table:style-name="ce220" table:formula="of:=IF([.M60]=-999;&quot; &quot;;RANK([.M60];[.$M$29:.$M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0]+[.Q60]*[.$Q$11]+[.R60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0]+[.V60]*[.$Q$11]+[.W60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0]+[.AA60]*[.$Q$11]+[.AB60]*[.$R$11]" office:value-type="float" office:value="0">
            <text:p>0</text:p>
          </table:table-cell>
          <table:table-cell/>
          <table:table-cell table:style-name="ce228" table:formula="of:=[.B60]" office:value-type="string" office:string-value=" ">
            <text:p><text:s/></text:p>
          </table:table-cell>
          <table:table-cell table:style-name="ce214" table:formula="of:=[.AL60]+[.AQ60]+[.AV60]+[.BA60]+[.BF60]+[.BK60]" office:value-type="float" office:value="-999">
            <text:p>-999</text:p>
          </table:table-cell>
          <table:table-cell table:style-name="ce220" table:formula="of:=IF([.AF60]=-999;&quot; &quot;;RANK([.AF60];[.$AF$29:.$AF$60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60]+[.AJ60]*[.$AJ$11]+[.AK60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60]+[.AO60]*[.$AJ$11]+[.AP6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60]+[.AT60]*[.$AJ$11]+[.AU6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60]+[.AY60]*[.$AJ$11]+[.AZ6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60]+[.BD60]*[.$AJ$11]+[.BE60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60]+[.BI60]*[.$AJ$11]+[.BJ60]*[.$AK$11]" office:value-type="float" office:value="0">
            <text:p>0</text:p>
          </table:table-cell>
          <table:table-cell table:number-columns-repeated="2"/>
          <table:table-cell table:style-name="ce228" table:formula="of:=[.B60]" office:value-type="string" office:string-value=" ">
            <text:p><text:s/></text:p>
          </table:table-cell>
          <table:table-cell table:style-name="ce231" table:formula="of:=IF([.BR60]=0;999;[.BY60]+[.CH60]+[.CQ60])" office:value-type="float" office:value="999">
            <text:p>999</text:p>
          </table:table-cell>
          <table:table-cell table:style-name="ce220" table:formula="of:=IF([.BO60]=999;&quot; &quot;;RANK([.BO60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60]-[.BT60]-[.BV60]-[.BW60]-[.BX6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0]+[.$BS$11]*[.BS60]+[.$BT$11]*[.BT60]+[.$BU$11]*[.BU60]+[.$BV$11]*[.BV60]+[.$BW$11]*[.BW60]+[.$BX$11]*[.BX60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60]-[.CC60]-[.CE60]-[.CF60]-[.CG6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0]+[.$BS$11]*[.CB60]+[.$BT$11]*[.CC60]+[.$BU$11]*[.CD60]+[.$BV$11]*[.CE60]+[.$BW$11]*[.CF60]+[.$BX$11]*[.CG60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60]-[.CL60]-[.CN60]-[.CO60]-[.CP60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0]+[.$BS$11]*[.CK60]+[.$BT$11]*[.CL60]+[.$BU$11]*[.CM60]+[.$BV$11]*[.CN60]+[.$BW$11]*[.CO60]+[.$BX$11]*[.CP60]" office:value-type="float" office:value="0">
            <text:p>0,0</text:p>
          </table:table-cell>
          <table:table-cell table:number-columns-repeated="2"/>
          <table:table-cell table:style-name="ce237" table:formula="of:=[.BR60]+[.CA60]+[.CJ60]" office:value-type="float" office:value="0">
            <text:p>0</text:p>
          </table:table-cell>
          <table:table-cell table:style-name="ce238" table:formula="of:=IF([.I60]=&quot;I&quot;;180;IF([.I60]=&quot;II&quot;;150;IF([.I60]=&quot;III&quot;;150;&quot;0&quot;)))" office:value-type="string" office:string-value="0">
            <text:p>0</text:p>
          </table:table-cell>
          <table:table-cell table:style-name="ce239" table:formula="of:=[.CU60]-[.CT60]" office:value-type="float" office:value="0">
            <text:p>0</text:p>
          </table:table-cell>
          <table:table-cell table:style-name="ce236" table:formula="of:=[.CT60]/30" office:value-type="float" office:value="0">
            <text:p>0,0</text:p>
          </table:table-cell>
          <table:table-cell table:style-name="ce239" table:formula="of:=IF([.CV60]&lt;0;[.CV60]/[.CW60]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/>
          <table:table-cell table:number-columns-repeated="3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2"/>
          <table:table-cell table:style-name="ce237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51">
            <text:p>51</text:p>
          </table:table-cell>
          <table:table-cell table:style-name="ce57" office:value-type="string">
            <text:p>Nitsche</text:p>
          </table:table-cell>
          <table:table-cell table:style-name="ce57" office:value-type="string">
            <text:p>Mathis</text:p>
          </table:table-cell>
          <table:table-cell table:style-name="ce200" office:value-type="string">
            <text:p>K</text:p>
          </table:table-cell>
          <table:table-cell table:style-name="ce12" office:value-type="string">
            <text:p>Budo-Shin</text:p>
          </table:table-cell>
          <table:table-cell table:style-name="ce6"/>
          <table:table-cell table:style-name="ce14" office:value-type="string">
            <text:p>Kyu 6</text:p>
          </table:table-cell>
          <table:table-cell table:style-name="ce205" office:value-type="string">
            <text:p>K 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3]" office:value-type="float" office:value="51">
            <text:p>51</text:p>
          </table:table-cell>
          <table:table-cell table:style-name="ce214" table:formula="of:=[.S63]+[.X63]+[.AC63]" office:value-type="float" office:value="-999">
            <text:p>-999</text:p>
          </table:table-cell>
          <table:table-cell table:style-name="ce221" table:formula="of:=IF([.M63]=-999;&quot; &quot;;RANK([.M63];[.$M$63:.$M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3]+[.Q63]*[.$Q$11]+[.R63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3]+[.V63]*[.$Q$11]+[.W63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3]+[.AA63]*[.$Q$11]+[.AB63]*[.$R$11]" office:value-type="float" office:value="0">
            <text:p>0</text:p>
          </table:table-cell>
          <table:table-cell/>
          <table:table-cell table:style-name="ce228" table:formula="of:=[.B63]" office:value-type="float" office:value="51">
            <text:p>51</text:p>
          </table:table-cell>
          <table:table-cell table:style-name="ce214" table:formula="of:=[.AL63]+[.AQ63]+[.AV63]+[.BA63]+[.BF63]+[.BK63]" office:value-type="float" office:value="3">
            <text:p>3</text:p>
          </table:table-cell>
          <table:table-cell table:style-name="ce221" table:formula="of:=IF([.AF63]=-999;&quot; &quot;;RANK([.AF63];[.$AF$63:.$AF$69];0))" office:value-type="float" office:value="1">
            <text:p>1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I63]+[.AJ63]*[.$AJ$11]+[.AK63]*[.$AK$11]" office:value-type="float" office:value="3">
            <text:p>3</text:p>
          </table:table-cell>
          <table:table-cell/>
          <table:table-cell table:style-name="ce223" office:value-type="float" office:value="6">
            <text:p>6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N63]+[.AO63]*[.$AJ$11]+[.AP63]*[.$AK$11]" office:value-type="float" office:value="6">
            <text:p>6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S63]+[.AT63]*[.$AJ$11]+[.AU63]*[.$AK$11]" office:value-type="float" office:value="-2">
            <text:p>-2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X63]+[.AY63]*[.$AJ$11]+[.AZ63]*[.$AK$11]" office:value-type="float" office:value="2">
            <text:p>2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BC63]+[.BD63]*[.$AJ$11]+[.BE63]*[.$AK$11]" office:value-type="float" office:value="-2">
            <text:p>-2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5" table:formula="of:=[.BH63]+[.BI63]*[.$AJ$11]+[.BJ63]*[.$AK$11]" office:value-type="float" office:value="-4">
            <text:p>-4</text:p>
          </table:table-cell>
          <table:table-cell table:number-columns-repeated="2"/>
          <table:table-cell table:style-name="ce228" table:formula="of:=[.B63]" office:value-type="float" office:value="51">
            <text:p>51</text:p>
          </table:table-cell>
          <table:table-cell table:style-name="ce231" table:formula="of:=IF([.BR63]=0;999;[.BY63]+[.CH63]+[.CQ63])" office:value-type="float" office:value="157">
            <text:p>157</text:p>
          </table:table-cell>
          <table:table-cell table:style-name="ce221" table:formula="of:=IF([.BO63]=999;&quot; &quot;;RANK([.BO63];[.$BO$63:.$BO$69];1))" office:value-type="float" office:value="1">
            <text:p>1</text:p>
          </table:table-cell>
          <table:table-cell/>
          <table:table-cell table:style-name="ce234" office:value-type="float" office:value="52">
            <text:p>52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5" table:formula="of:=10-[.BS63]-[.BT63]-[.BV63]-[.BW63]-[.BX63]" office:value-type="float" office:value="6">
            <text:p>6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3]+[.$BS$11]*[.BS63]+[.$BT$11]*[.BT63]+[.$BU$11]*[.BU63]+[.$BV$11]*[.BV63]+[.$BW$11]*[.BW63]+[.$BX$11]*[.BX63]" office:value-type="float" office:value="46">
            <text:p>46,0</text:p>
          </table:table-cell>
          <table:table-cell table:style-name="ce236"/>
          <table:table-cell table:style-name="ce234" office:value-type="float" office:value="55">
            <text:p>55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35" table:formula="of:=10-[.CB63]-[.CC63]-[.CE63]-[.CF63]-[.CG63]" office:value-type="float" office:value="7">
            <text:p>7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3]+[.$BS$11]*[.CB63]+[.$BT$11]*[.CC63]+[.$BU$11]*[.CD63]+[.$BV$11]*[.CE63]+[.$BW$11]*[.CF63]+[.$BX$11]*[.CG63]" office:value-type="float" office:value="50">
            <text:p>50,0</text:p>
          </table:table-cell>
          <table:table-cell/>
          <table:table-cell table:style-name="ce234" office:value-type="float" office:value="62">
            <text:p>62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35" table:formula="of:=10-[.CK63]-[.CL63]-[.CN63]-[.CO63]-[.CP63]" office:value-type="float" office:value="9">
            <text:p>9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3]+[.$BS$11]*[.CK63]+[.$BT$11]*[.CL63]+[.$BU$11]*[.CM63]+[.$BV$11]*[.CN63]+[.$BW$11]*[.CO63]+[.$BX$11]*[.CP63]" office:value-type="float" office:value="61">
            <text:p>61,0</text:p>
          </table:table-cell>
          <table:table-cell table:number-columns-repeated="2"/>
          <table:table-cell table:style-name="ce237" table:formula="of:=[.BR63]+[.CA63]+[.CJ63]" office:value-type="float" office:value="169">
            <text:p>169</text:p>
          </table:table-cell>
          <table:table-cell table:style-name="ce238" office:value-type="float" office:value="900">
            <text:p>900</text:p>
          </table:table-cell>
          <table:table-cell table:style-name="ce239" table:formula="of:=[.CU63]-[.CT63]" office:value-type="float" office:value="731">
            <text:p>731</text:p>
          </table:table-cell>
          <table:table-cell table:style-name="ce236" table:formula="of:=[.CT63]/30" office:value-type="float" office:value="5.63333333333333">
            <text:p>5,6</text:p>
          </table:table-cell>
          <table:table-cell table:style-name="ce239" table:formula="of:=IF([.CV63]&lt;0;[.CV63]/[.CW63];0)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52">
            <text:p>52</text:p>
          </table:table-cell>
          <table:table-cell table:style-name="ce57" office:value-type="string">
            <text:p>Nitsche</text:p>
          </table:table-cell>
          <table:table-cell table:style-name="ce57" office:value-type="string">
            <text:p>Bastian</text:p>
          </table:table-cell>
          <table:table-cell table:style-name="ce200" office:value-type="string">
            <text:p>K</text:p>
          </table:table-cell>
          <table:table-cell table:style-name="ce12" office:value-type="string">
            <text:p>Budo-Shin</text:p>
          </table:table-cell>
          <table:table-cell table:style-name="ce6"/>
          <table:table-cell table:style-name="ce14" office:value-type="string">
            <text:p>Kyu 6</text:p>
          </table:table-cell>
          <table:table-cell table:style-name="ce205" office:value-type="string">
            <text:p>K 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4]" office:value-type="float" office:value="52">
            <text:p>52</text:p>
          </table:table-cell>
          <table:table-cell table:style-name="ce214" table:formula="of:=[.S64]+[.X64]+[.AC64]" office:value-type="float" office:value="-999">
            <text:p>-999</text:p>
          </table:table-cell>
          <table:table-cell table:style-name="ce221" table:formula="of:=IF([.M64]=-999;&quot; &quot;;RANK([.M64];[.$M$63:.$M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4]+[.Q64]*[.$Q$11]+[.R64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4]+[.V64]*[.$Q$11]+[.W64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4]+[.AA64]*[.$Q$11]+[.AB64]*[.$R$11]" office:value-type="float" office:value="0">
            <text:p>0</text:p>
          </table:table-cell>
          <table:table-cell/>
          <table:table-cell table:style-name="ce228" table:formula="of:=[.B64]" office:value-type="float" office:value="52">
            <text:p>52</text:p>
          </table:table-cell>
          <table:table-cell table:style-name="ce214" table:formula="of:=[.AL64]+[.AQ64]+[.AV64]+[.BA64]+[.BF64]+[.BK64]" office:value-type="float" office:value="1">
            <text:p>1</text:p>
          </table:table-cell>
          <table:table-cell table:style-name="ce221" table:formula="of:=IF([.AF64]=-999;&quot; &quot;;RANK([.AF64];[.$AF$63:.$AF$69];0))" office:value-type="float" office:value="2">
            <text:p>2</text:p>
          </table:table-cell>
          <table:table-cell/>
          <table:table-cell table:style-name="ce223" office:value-type="float" office:value="9">
            <text:p>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64]+[.AJ64]*[.$AJ$11]+[.AK64]*[.$AK$11]" office:value-type="float" office:value="9">
            <text:p>9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N64]+[.AO64]*[.$AJ$11]+[.AP64]*[.$AK$11]" office:value-type="float" office:value="-1">
            <text:p>-1</text:p>
          </table:table-cell>
          <table:table-cell/>
          <table:table-cell table:style-name="ce223" office:value-type="float" office:value="4">
            <text:p>4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S64]+[.AT64]*[.$AJ$11]+[.AU64]*[.$AK$11]" office:value-type="float" office:value="1">
            <text:p>1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X64]+[.AY64]*[.$AJ$11]+[.AZ64]*[.$AK$11]" office:value-type="float" office:value="0">
            <text:p>0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5" table:formula="of:=[.BC64]+[.BD64]*[.$AJ$11]+[.BE64]*[.$AK$11]" office:value-type="float" office:value="-4">
            <text:p>-4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5" table:formula="of:=[.BH64]+[.BI64]*[.$AJ$11]+[.BJ64]*[.$AK$11]" office:value-type="float" office:value="-4">
            <text:p>-4</text:p>
          </table:table-cell>
          <table:table-cell table:number-columns-repeated="2"/>
          <table:table-cell table:style-name="ce228" table:formula="of:=[.B64]" office:value-type="float" office:value="52">
            <text:p>52</text:p>
          </table:table-cell>
          <table:table-cell table:style-name="ce231" table:formula="of:=IF([.BR64]=0;999;[.BY64]+[.CH64]+[.CQ64])" office:value-type="float" office:value="178">
            <text:p>178</text:p>
          </table:table-cell>
          <table:table-cell table:style-name="ce221" table:formula="of:=IF([.BO64]=999;&quot; &quot;;RANK([.BO64];[.$BO$63:.$BO$69];1))" office:value-type="float" office:value="2">
            <text:p>2</text:p>
          </table:table-cell>
          <table:table-cell/>
          <table:table-cell table:style-name="ce234" office:value-type="float" office:value="69">
            <text:p>69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5">
            <text:p>5</text:p>
          </table:table-cell>
          <table:table-cell table:style-name="ce235" table:formula="of:=10-[.BS64]-[.BT64]-[.BV64]-[.BW64]-[.BX64]" office:value-type="float" office:value="5">
            <text:p>5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4]+[.$BS$11]*[.BS64]+[.$BT$11]*[.BT64]+[.$BU$11]*[.BU64]+[.$BV$11]*[.BV64]+[.$BW$11]*[.BW64]+[.$BX$11]*[.BX64]" office:value-type="float" office:value="64">
            <text:p>64,0</text:p>
          </table:table-cell>
          <table:table-cell table:style-name="ce236"/>
          <table:table-cell table:style-name="ce234" office:value-type="float" office:value="65">
            <text:p>65,0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3">
            <text:p>3</text:p>
          </table:table-cell>
          <table:table-cell table:style-name="ce235" table:formula="of:=10-[.CB64]-[.CC64]-[.CE64]-[.CF64]-[.CG64]" office:value-type="float" office:value="3">
            <text:p>3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4]+[.$BS$11]*[.CB64]+[.$BT$11]*[.CC64]+[.$BU$11]*[.CD64]+[.$BV$11]*[.CE64]+[.$BW$11]*[.CF64]+[.$BX$11]*[.CG64]" office:value-type="float" office:value="50">
            <text:p>50,0</text:p>
          </table:table-cell>
          <table:table-cell/>
          <table:table-cell table:style-name="ce234" office:value-type="float" office:value="70">
            <text:p>70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6">
            <text:p>6</text:p>
          </table:table-cell>
          <table:table-cell table:style-name="ce235" table:formula="of:=10-[.CK64]-[.CL64]-[.CN64]-[.CO64]-[.CP64]" office:value-type="float" office:value="4">
            <text:p>4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4]+[.$BS$11]*[.CK64]+[.$BT$11]*[.CL64]+[.$BU$11]*[.CM64]+[.$BV$11]*[.CN64]+[.$BW$11]*[.CO64]+[.$BX$11]*[.CP64]" office:value-type="float" office:value="64">
            <text:p>64,0</text:p>
          </table:table-cell>
          <table:table-cell table:number-columns-repeated="2"/>
          <table:table-cell table:style-name="ce237" table:formula="of:=[.BR64]+[.CA64]+[.CJ64]" office:value-type="float" office:value="204">
            <text:p>204</text:p>
          </table:table-cell>
          <table:table-cell table:style-name="ce238" office:value-type="float" office:value="900">
            <text:p>900</text:p>
          </table:table-cell>
          <table:table-cell table:style-name="ce239" table:formula="of:=[.CU64]-[.CT64]" office:value-type="float" office:value="696">
            <text:p>696</text:p>
          </table:table-cell>
          <table:table-cell table:style-name="ce236" table:formula="of:=[.CT64]/30" office:value-type="float" office:value="6.8">
            <text:p>6,8</text:p>
          </table:table-cell>
          <table:table-cell table:style-name="ce239" table:formula="of:=IF([.CV64]&lt;0;[.CV64]/[.CW64];0)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53">
            <text:p>53</text:p>
          </table:table-cell>
          <table:table-cell table:style-name="ce57" office:value-type="string">
            <text:p>Kölling</text:p>
          </table:table-cell>
          <table:table-cell table:style-name="ce57" office:value-type="string">
            <text:p>Florian</text:p>
          </table:table-cell>
          <table:table-cell table:style-name="ce200" office:value-type="string">
            <text:p>K</text:p>
          </table:table-cell>
          <table:table-cell table:style-name="ce12" office:value-type="string">
            <text:p>Budo-Shin</text:p>
          </table:table-cell>
          <table:table-cell table:style-name="ce6"/>
          <table:table-cell table:style-name="ce14" office:value-type="string">
            <text:p>Kyu 6</text:p>
          </table:table-cell>
          <table:table-cell table:style-name="ce205" office:value-type="string">
            <text:p>K 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5]" office:value-type="float" office:value="53">
            <text:p>53</text:p>
          </table:table-cell>
          <table:table-cell table:style-name="ce214" table:formula="of:=[.S65]+[.X65]+[.AC65]" office:value-type="float" office:value="-999">
            <text:p>-999</text:p>
          </table:table-cell>
          <table:table-cell table:style-name="ce221" table:formula="of:=IF([.M65]=-999;&quot; &quot;;RANK([.M65];[.$M$63:.$M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5]+[.Q65]*[.$Q$11]+[.R65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5]+[.V65]*[.$Q$11]+[.W65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5]+[.AA65]*[.$Q$11]+[.AB65]*[.$R$11]" office:value-type="float" office:value="0">
            <text:p>0</text:p>
          </table:table-cell>
          <table:table-cell/>
          <table:table-cell table:style-name="ce228" table:formula="of:=[.B65]" office:value-type="float" office:value="53">
            <text:p>53</text:p>
          </table:table-cell>
          <table:table-cell table:style-name="ce214" table:formula="of:=[.AL65]+[.AQ65]+[.AV65]+[.BA65]+[.BF65]+[.BK65]" office:value-type="float" office:value="-8">
            <text:p>-8</text:p>
          </table:table-cell>
          <table:table-cell table:style-name="ce221" table:formula="of:=IF([.AF65]=-999;&quot; &quot;;RANK([.AF65];[.$AF$63:.$AF$69];0))" office:value-type="float" office:value="4">
            <text:p>4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I65]+[.AJ65]*[.$AJ$11]+[.AK65]*[.$AK$11]" office:value-type="float" office:value="-1">
            <text:p>-1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N65]+[.AO65]*[.$AJ$11]+[.AP65]*[.$AK$11]" office:value-type="float" office:value="0">
            <text:p>0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S65]+[.AT65]*[.$AJ$11]+[.AU65]*[.$AK$11]" office:value-type="float" office:value="2">
            <text:p>2</text:p>
          </table:table-cell>
          <table:table-cell/>
          <table:table-cell table:style-name="ce223" office:value-type="float" office:value="2">
            <text:p>2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X65]+[.AY65]*[.$AJ$11]+[.AZ65]*[.$AK$11]" office:value-type="float" office:value="-1">
            <text:p>-1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5" table:formula="of:=[.BC65]+[.BD65]*[.$AJ$11]+[.BE65]*[.$AK$11]" office:value-type="float" office:value="-4">
            <text:p>-4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5" table:formula="of:=[.BH65]+[.BI65]*[.$AJ$11]+[.BJ65]*[.$AK$11]" office:value-type="float" office:value="-4">
            <text:p>-4</text:p>
          </table:table-cell>
          <table:table-cell table:number-columns-repeated="2"/>
          <table:table-cell table:style-name="ce228" table:formula="of:=[.B65]" office:value-type="float" office:value="53">
            <text:p>53</text:p>
          </table:table-cell>
          <table:table-cell table:style-name="ce231" table:formula="of:=IF([.BR65]=0;999;[.BY65]+[.CH65]+[.CQ65])" office:value-type="float" office:value="203">
            <text:p>203</text:p>
          </table:table-cell>
          <table:table-cell table:style-name="ce221" table:formula="of:=IF([.BO65]=999;&quot; &quot;;RANK([.BO65];[.$BO$63:.$BO$69];1))" office:value-type="float" office:value="4">
            <text:p>4</text:p>
          </table:table-cell>
          <table:table-cell/>
          <table:table-cell table:style-name="ce234" office:value-type="float" office:value="66">
            <text:p>66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2">
            <text:p>2</text:p>
          </table:table-cell>
          <table:table-cell table:style-name="ce235" table:formula="of:=10-[.BS65]-[.BT65]-[.BV65]-[.BW65]-[.BX65]" office:value-type="float" office:value="8">
            <text:p>8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5]+[.$BS$11]*[.BS65]+[.$BT$11]*[.BT65]+[.$BU$11]*[.BU65]+[.$BV$11]*[.BV65]+[.$BW$11]*[.BW65]+[.$BX$11]*[.BX65]" office:value-type="float" office:value="64">
            <text:p>64,0</text:p>
          </table:table-cell>
          <table:table-cell table:style-name="ce236"/>
          <table:table-cell table:style-name="ce234" office:value-type="float" office:value="81">
            <text:p>81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35" table:formula="of:=10-[.CB65]-[.CC65]-[.CE65]-[.CF65]-[.CG65]" office:value-type="float" office:value="9">
            <text:p>9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5]+[.$BS$11]*[.CB65]+[.$BT$11]*[.CC65]+[.$BU$11]*[.CD65]+[.$BV$11]*[.CE65]+[.$BW$11]*[.CF65]+[.$BX$11]*[.CG65]" office:value-type="float" office:value="78">
            <text:p>78,0</text:p>
          </table:table-cell>
          <table:table-cell/>
          <table:table-cell table:style-name="ce234" office:value-type="float" office:value="69">
            <text:p>69,00</text:p>
          </table:table-cell>
          <table:table-cell table:number-columns-repeated="2" table:style-name="ce223" office:value-type="float" office:value="2">
            <text:p>2</text:p>
          </table:table-cell>
          <table:table-cell table:style-name="ce235" table:formula="of:=10-[.CK65]-[.CL65]-[.CN65]-[.CO65]-[.CP65]" office:value-type="float" office:value="6">
            <text:p>6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5]+[.$BS$11]*[.CK65]+[.$BT$11]*[.CL65]+[.$BU$11]*[.CM65]+[.$BV$11]*[.CN65]+[.$BW$11]*[.CO65]+[.$BX$11]*[.CP65]" office:value-type="float" office:value="61">
            <text:p>61,0</text:p>
          </table:table-cell>
          <table:table-cell table:number-columns-repeated="2"/>
          <table:table-cell table:style-name="ce237" table:formula="of:=[.BR65]+[.CA65]+[.CJ65]" office:value-type="float" office:value="216">
            <text:p>216</text:p>
          </table:table-cell>
          <table:table-cell table:style-name="ce238" office:value-type="float" office:value="900">
            <text:p>900</text:p>
          </table:table-cell>
          <table:table-cell table:style-name="ce239" table:formula="of:=[.CU65]-[.CT65]" office:value-type="float" office:value="684">
            <text:p>684</text:p>
          </table:table-cell>
          <table:table-cell table:style-name="ce236" table:formula="of:=[.CT65]/30" office:value-type="float" office:value="7.2">
            <text:p>7,2</text:p>
          </table:table-cell>
          <table:table-cell table:style-name="ce239" table:formula="of:=IF([.CV65]&lt;0;[.CV65]/[.CW65];0)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54">
            <text:p>54</text:p>
          </table:table-cell>
          <table:table-cell table:style-name="ce57" office:value-type="string">
            <text:p>Kharlef</text:p>
          </table:table-cell>
          <table:table-cell table:style-name="ce57" office:value-type="string">
            <text:p>Kastro</text:p>
          </table:table-cell>
          <table:table-cell table:style-name="ce200" office:value-type="string">
            <text:p>K</text:p>
          </table:table-cell>
          <table:table-cell table:style-name="ce12" office:value-type="string">
            <text:p>Budo-Shin</text:p>
          </table:table-cell>
          <table:table-cell table:style-name="ce6"/>
          <table:table-cell table:style-name="ce14" office:value-type="string">
            <text:p>Kyu 6</text:p>
          </table:table-cell>
          <table:table-cell table:style-name="ce205" office:value-type="string">
            <text:p>K 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6]" office:value-type="float" office:value="54">
            <text:p>54</text:p>
          </table:table-cell>
          <table:table-cell table:style-name="ce214" table:formula="of:=[.S66]+[.X66]+[.AC66]" office:value-type="float" office:value="-999">
            <text:p>-999</text:p>
          </table:table-cell>
          <table:table-cell table:style-name="ce221" table:formula="of:=IF([.M66]=-999;&quot; &quot;;RANK([.M66];[.$M$63:.$M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6]+[.Q66]*[.$Q$11]+[.R66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6]+[.V66]*[.$Q$11]+[.W66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6]+[.AA66]*[.$Q$11]+[.AB66]*[.$R$11]" office:value-type="float" office:value="0">
            <text:p>0</text:p>
          </table:table-cell>
          <table:table-cell/>
          <table:table-cell table:style-name="ce228" table:formula="of:=[.B66]" office:value-type="float" office:value="54">
            <text:p>54</text:p>
          </table:table-cell>
          <table:table-cell table:style-name="ce214" table:formula="of:=[.AL66]+[.AQ66]+[.AV66]+[.BA66]+[.BF66]+[.BK66]" office:value-type="float" office:value="-2">
            <text:p>-2</text:p>
          </table:table-cell>
          <table:table-cell table:style-name="ce221" table:formula="of:=IF([.AF66]=-999;&quot; &quot;;RANK([.AF66];[.$AF$63:.$AF$69];0))" office:value-type="float" office:value="3">
            <text:p>3</text:p>
          </table:table-cell>
          <table:table-cell/>
          <table:table-cell table:style-name="ce223" office:value-type="float" office:value="3">
            <text:p>3</text:p>
          </table:table-cell>
          <table:table-cell table:style-name="ce223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5" table:formula="of:=[.AI66]+[.AJ66]*[.$AJ$11]+[.AK66]*[.$AK$11]" office:value-type="float" office:value="1">
            <text:p>1</text:p>
          </table:table-cell>
          <table:table-cell/>
          <table:table-cell table:number-columns-repeated="2"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N66]+[.AO66]*[.$AJ$11]+[.AP66]*[.$AK$11]" office:value-type="float" office:value="0">
            <text:p>0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AS66]+[.AT66]*[.$AJ$11]+[.AU66]*[.$AK$11]" office:value-type="float" office:value="-3">
            <text:p>-3</text:p>
          </table:table-cell>
          <table:table-cell/>
          <table:table-cell table:style-name="ce223" office:value-type="float" office:value="7">
            <text:p>7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5" table:formula="of:=[.AX66]+[.AY66]*[.$AJ$11]+[.AZ66]*[.$AK$11]" office:value-type="float" office:value="6">
            <text:p>6</text:p>
          </table:table-cell>
          <table:table-cell/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5" table:formula="of:=[.BC66]+[.BD66]*[.$AJ$11]+[.BE66]*[.$AK$11]" office:value-type="float" office:value="-2">
            <text:p>-2</text:p>
          </table:table-cell>
          <table:table-cell/>
          <table:table-cell table:style-name="ce223" office:value-type="float" office:value="0">
            <text:p>0</text:p>
          </table:table-cell>
          <table:table-cell table:style-name="ce223" office:value-type="float" office:value="4">
            <text:p>4</text:p>
          </table:table-cell>
          <table:table-cell table:style-name="ce223" office:value-type="float" office:value="0">
            <text:p>0</text:p>
          </table:table-cell>
          <table:table-cell table:style-name="ce225" table:formula="of:=[.BH66]+[.BI66]*[.$AJ$11]+[.BJ66]*[.$AK$11]" office:value-type="float" office:value="-4">
            <text:p>-4</text:p>
          </table:table-cell>
          <table:table-cell table:number-columns-repeated="2"/>
          <table:table-cell table:style-name="ce228" table:formula="of:=[.B66]" office:value-type="float" office:value="54">
            <text:p>54</text:p>
          </table:table-cell>
          <table:table-cell table:style-name="ce231" table:formula="of:=IF([.BR66]=0;999;[.BY66]+[.CH66]+[.CQ66])" office:value-type="float" office:value="201">
            <text:p>201</text:p>
          </table:table-cell>
          <table:table-cell table:style-name="ce221" table:formula="of:=IF([.BO66]=999;&quot; &quot;;RANK([.BO66];[.$BO$63:.$BO$69];1))" office:value-type="float" office:value="3">
            <text:p>3</text:p>
          </table:table-cell>
          <table:table-cell/>
          <table:table-cell table:style-name="ce234" office:value-type="float" office:value="70">
            <text:p>70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2">
            <text:p>2</text:p>
          </table:table-cell>
          <table:table-cell table:style-name="ce235" table:formula="of:=10-[.BS66]-[.BT66]-[.BV66]-[.BW66]-[.BX66]" office:value-type="float" office:value="7">
            <text:p>7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6]+[.$BS$11]*[.BS66]+[.$BT$11]*[.BT66]+[.$BU$11]*[.BU66]+[.$BV$11]*[.BV66]+[.$BW$11]*[.BW66]+[.$BX$11]*[.BX66]" office:value-type="float" office:value="65">
            <text:p>65,0</text:p>
          </table:table-cell>
          <table:table-cell table:style-name="ce236"/>
          <table:table-cell table:style-name="ce234" office:value-type="float" office:value="73">
            <text:p>73,0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3">
            <text:p>3</text:p>
          </table:table-cell>
          <table:table-cell table:style-name="ce235" table:formula="of:=10-[.CB66]-[.CC66]-[.CE66]-[.CF66]-[.CG66]" office:value-type="float" office:value="7">
            <text:p>7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6]+[.$BS$11]*[.CB66]+[.$BT$11]*[.CC66]+[.$BU$11]*[.CD66]+[.$BV$11]*[.CE66]+[.$BW$11]*[.CF66]+[.$BX$11]*[.CG66]" office:value-type="float" office:value="70">
            <text:p>70,0</text:p>
          </table:table-cell>
          <table:table-cell/>
          <table:table-cell table:style-name="ce234" office:value-type="float" office:value="72">
            <text:p>72,00</text:p>
          </table:table-cell>
          <table:table-cell table:style-name="ce223" office:value-type="float" office:value="1">
            <text:p>1</text:p>
          </table:table-cell>
          <table:table-cell table:style-name="ce223" office:value-type="float" office:value="3">
            <text:p>3</text:p>
          </table:table-cell>
          <table:table-cell table:style-name="ce235" table:formula="of:=10-[.CK66]-[.CL66]-[.CN66]-[.CO66]-[.CP66]" office:value-type="float" office:value="6">
            <text:p>6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6]+[.$BS$11]*[.CK66]+[.$BT$11]*[.CL66]+[.$BU$11]*[.CM66]+[.$BV$11]*[.CN66]+[.$BW$11]*[.CO66]+[.$BX$11]*[.CP66]" office:value-type="float" office:value="66">
            <text:p>66,0</text:p>
          </table:table-cell>
          <table:table-cell table:number-columns-repeated="2"/>
          <table:table-cell table:style-name="ce237" table:formula="of:=[.BR66]+[.CA66]+[.CJ66]" office:value-type="float" office:value="215">
            <text:p>215</text:p>
          </table:table-cell>
          <table:table-cell table:style-name="ce238" office:value-type="float" office:value="900">
            <text:p>900</text:p>
          </table:table-cell>
          <table:table-cell table:style-name="ce239" table:formula="of:=[.CU66]-[.CT66]" office:value-type="float" office:value="685">
            <text:p>685</text:p>
          </table:table-cell>
          <table:table-cell table:style-name="ce236" table:formula="of:=[.CT66]/30" office:value-type="float" office:value="7.16666666666667">
            <text:p>7,2</text:p>
          </table:table-cell>
          <table:table-cell table:style-name="ce239" table:formula="of:=IF([.CV66]&lt;0;[.CV66]/[.CW66];0)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57" office:value-type="string">
            <text:p><text:s/></text:p>
          </table:table-cell>
          <table:table-cell table:style-name="ce200" office:value-type="string">
            <text:p>K</text:p>
          </table:table-cell>
          <table:table-cell table:style-name="ce12" office:value-type="string">
            <text:p><text:s/></text:p>
          </table:table-cell>
          <table:table-cell table:style-name="ce6"/>
          <table:table-cell table:style-name="ce14" office:value-type="string">
            <text:p><text:s/></text:p>
          </table:table-cell>
          <table:table-cell table:style-name="ce205" office:value-type="string">
            <text:p>K 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7]" office:value-type="string" office:string-value=" ">
            <text:p><text:s/></text:p>
          </table:table-cell>
          <table:table-cell table:style-name="ce214" table:formula="of:=[.S67]+[.X67]+[.AC67]" office:value-type="float" office:value="-999">
            <text:p>-999</text:p>
          </table:table-cell>
          <table:table-cell table:style-name="ce221" table:formula="of:=IF([.M67]=-999;&quot; &quot;;RANK([.M67];[.$M$63:.$M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7]+[.Q67]*[.$Q$11]+[.R67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7]+[.V67]*[.$Q$11]+[.W67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7]+[.AA67]*[.$Q$11]+[.AB67]*[.$R$11]" office:value-type="float" office:value="0">
            <text:p>0</text:p>
          </table:table-cell>
          <table:table-cell/>
          <table:table-cell table:style-name="ce228" table:formula="of:=[.B67]" office:value-type="string" office:string-value=" ">
            <text:p><text:s/></text:p>
          </table:table-cell>
          <table:table-cell table:style-name="ce214" table:formula="of:=[.AL67]+[.AQ67]+[.AV67]+[.BA67]+[.BF67]+[.BK67]" office:value-type="float" office:value="-999">
            <text:p>-999</text:p>
          </table:table-cell>
          <table:table-cell table:style-name="ce221" table:formula="of:=IF([.AF67]=-999;&quot; &quot;;RANK([.AF67];[.$AF$63:.$AF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67]+[.AJ67]*[.$AJ$11]+[.AK67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67]+[.AO67]*[.$AJ$11]+[.AP6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67]+[.AT67]*[.$AJ$11]+[.AU6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67]+[.AY67]*[.$AJ$11]+[.AZ6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67]+[.BD67]*[.$AJ$11]+[.BE67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67]+[.BI67]*[.$AJ$11]+[.BJ67]*[.$AK$11]" office:value-type="float" office:value="0">
            <text:p>0</text:p>
          </table:table-cell>
          <table:table-cell table:number-columns-repeated="2"/>
          <table:table-cell table:style-name="ce228" table:formula="of:=[.B67]" office:value-type="string" office:string-value=" ">
            <text:p><text:s/></text:p>
          </table:table-cell>
          <table:table-cell table:style-name="ce231" table:formula="of:=IF([.BR67]=0;999;[.BY67]+[.CH67]+[.CQ67])" office:value-type="float" office:value="999">
            <text:p>999</text:p>
          </table:table-cell>
          <table:table-cell table:style-name="ce221" office:value-type="string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67]-[.BT67]-[.BV67]-[.BW67]-[.BX6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7]+[.$BS$11]*[.BS67]+[.$BT$11]*[.BT67]+[.$BU$11]*[.BU67]+[.$BV$11]*[.BV67]+[.$BW$11]*[.BW67]+[.$BX$11]*[.BX67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67]-[.CC67]-[.CE67]-[.CF67]-[.CG6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7]+[.$BS$11]*[.CB67]+[.$BT$11]*[.CC67]+[.$BU$11]*[.CD67]+[.$BV$11]*[.CE67]+[.$BW$11]*[.CF67]+[.$BX$11]*[.CG67]" office:value-type="float" office:value="0">
            <text:p>0,0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67]-[.CL67]-[.CN67]-[.CO67]-[.CP67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7]+[.$BS$11]*[.CK67]+[.$BT$11]*[.CL67]+[.$BU$11]*[.CM67]+[.$BV$11]*[.CN67]+[.$BW$11]*[.CO67]+[.$BX$11]*[.CP67]" office:value-type="float" office:value="0">
            <text:p>0,0</text:p>
          </table:table-cell>
          <table:table-cell table:number-columns-repeated="2"/>
          <table:table-cell table:style-name="ce237" table:formula="of:=[.BR67]+[.CA67]+[.CJ67]" office:value-type="float" office:value="0">
            <text:p>0</text:p>
          </table:table-cell>
          <table:table-cell table:style-name="ce238" office:value-type="float" office:value="900">
            <text:p>900</text:p>
          </table:table-cell>
          <table:table-cell table:style-name="ce239" table:formula="of:=[.CU67]-[.CT67]" office:value-type="float" office:value="900">
            <text:p>900</text:p>
          </table:table-cell>
          <table:table-cell table:style-name="ce236" table:formula="of:=[.CT67]/30" office:value-type="float" office:value="0">
            <text:p>0,0</text:p>
          </table:table-cell>
          <table:table-cell table:style-name="ce239" table:formula="of:=IF([.CV67]&lt;0;[.CV67]/[.CW67];0)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57" office:value-type="string">
            <text:p><text:s/></text:p>
          </table:table-cell>
          <table:table-cell table:style-name="ce200" office:value-type="string">
            <text:p>K</text:p>
          </table:table-cell>
          <table:table-cell table:style-name="ce12" office:value-type="string">
            <text:p><text:s/></text:p>
          </table:table-cell>
          <table:table-cell table:style-name="ce6"/>
          <table:table-cell table:style-name="ce14" office:value-type="string">
            <text:p><text:s/></text:p>
          </table:table-cell>
          <table:table-cell table:style-name="ce205" office:value-type="string">
            <text:p>K 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8]" office:value-type="string" office:string-value=" ">
            <text:p><text:s/></text:p>
          </table:table-cell>
          <table:table-cell table:style-name="ce214" table:formula="of:=[.S68]+[.X68]+[.AC68]" office:value-type="float" office:value="-999">
            <text:p>-999</text:p>
          </table:table-cell>
          <table:table-cell table:style-name="ce221" table:formula="of:=IF([.M68]=-999;&quot; &quot;;RANK([.M68];[.$M$63:.$M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8]+[.Q68]*[.$Q$11]+[.R68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8]+[.V68]*[.$Q$11]+[.W68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8]+[.AA68]*[.$Q$11]+[.AB68]*[.$R$11]" office:value-type="float" office:value="0">
            <text:p>0</text:p>
          </table:table-cell>
          <table:table-cell/>
          <table:table-cell table:style-name="ce228" table:formula="of:=[.B68]" office:value-type="string" office:string-value=" ">
            <text:p><text:s/></text:p>
          </table:table-cell>
          <table:table-cell table:style-name="ce214" table:formula="of:=[.AL68]+[.AQ68]+[.AV68]+[.BA68]+[.BF68]+[.BK68]" office:value-type="float" office:value="-999">
            <text:p>-999</text:p>
          </table:table-cell>
          <table:table-cell table:style-name="ce221" table:formula="of:=IF([.AF68]=-999;&quot; &quot;;RANK([.AF68];[.$AF$63:.$AF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68]+[.AJ68]*[.$AJ$11]+[.AK68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68]+[.AO68]*[.$AJ$11]+[.AP6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68]+[.AT68]*[.$AJ$11]+[.AU6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68]+[.AY68]*[.$AJ$11]+[.AZ6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68]+[.BD68]*[.$AJ$11]+[.BE68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68]+[.BI68]*[.$AJ$11]+[.BJ68]*[.$AK$11]" office:value-type="float" office:value="0">
            <text:p>0</text:p>
          </table:table-cell>
          <table:table-cell table:number-columns-repeated="2"/>
          <table:table-cell table:style-name="ce228" table:formula="of:=[.B68]" office:value-type="string" office:string-value=" ">
            <text:p><text:s/></text:p>
          </table:table-cell>
          <table:table-cell table:style-name="ce231" table:formula="of:=IF([.BR68]=0;999;[.BY68]+[.CH68]+[.CQ68])" office:value-type="float" office:value="999">
            <text:p>999</text:p>
          </table:table-cell>
          <table:table-cell table:style-name="ce221" table:formula="of:=IF([.BO68]=999;&quot; &quot;;RANK([.BO68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68]-[.BT68]-[.BV68]-[.BW68]-[.BX6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8]+[.$BS$11]*[.BS68]+[.$BT$11]*[.BT68]+[.$BU$11]*[.BU68]+[.$BV$11]*[.BV68]+[.$BW$11]*[.BW68]+[.$BX$11]*[.BX68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68]-[.CC68]-[.CE68]-[.CF68]-[.CG6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8]+[.$BS$11]*[.CB68]+[.$BT$11]*[.CC68]+[.$BU$11]*[.CD68]+[.$BV$11]*[.CE68]+[.$BW$11]*[.CF68]+[.$BX$11]*[.CG68]" office:value-type="float" office:value="0">
            <text:p>0,0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68]-[.CL68]-[.CN68]-[.CO68]-[.CP68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8]+[.$BS$11]*[.CK68]+[.$BT$11]*[.CL68]+[.$BU$11]*[.CM68]+[.$BV$11]*[.CN68]+[.$BW$11]*[.CO68]+[.$BX$11]*[.CP68]" office:value-type="float" office:value="0">
            <text:p>0,0</text:p>
          </table:table-cell>
          <table:table-cell table:number-columns-repeated="2"/>
          <table:table-cell table:style-name="ce237" table:formula="of:=[.BR68]+[.CA68]+[.CJ68]" office:value-type="float" office:value="0">
            <text:p>0</text:p>
          </table:table-cell>
          <table:table-cell table:style-name="ce238" office:value-type="float" office:value="900">
            <text:p>900</text:p>
          </table:table-cell>
          <table:table-cell table:style-name="ce239" table:formula="of:=[.CU68]-[.CT68]" office:value-type="float" office:value="900">
            <text:p>900</text:p>
          </table:table-cell>
          <table:table-cell table:style-name="ce236" table:formula="of:=[.CT68]/30" office:value-type="float" office:value="0">
            <text:p>0,0</text:p>
          </table:table-cell>
          <table:table-cell table:style-name="ce239" table:formula="of:=IF([.CV68]&lt;0;[.CV68]/[.CW68];0)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57" office:value-type="string">
            <text:p><text:s/></text:p>
          </table:table-cell>
          <table:table-cell table:style-name="ce200" office:value-type="string">
            <text:p>K</text:p>
          </table:table-cell>
          <table:table-cell table:style-name="ce12" office:value-type="string">
            <text:p><text:s/></text:p>
          </table:table-cell>
          <table:table-cell table:style-name="ce6"/>
          <table:table-cell table:style-name="ce14" office:value-type="string">
            <text:p><text:s/></text:p>
          </table:table-cell>
          <table:table-cell table:style-name="ce205" office:value-type="string">
            <text:p>K </text:p>
          </table:table-cell>
          <table:table-cell table:style-name="ce209" office:value-type="string">
            <text:p>noch kein Kommentar</text:p>
          </table:table-cell>
          <table:table-cell table:style-name="ce210"/>
          <table:table-cell table:style-name="ce211" table:formula="of:=[.B69]" office:value-type="string" office:string-value=" ">
            <text:p><text:s/></text:p>
          </table:table-cell>
          <table:table-cell table:style-name="ce214" table:formula="of:=[.S69]+[.X69]+[.AC69]" office:value-type="float" office:value="-999">
            <text:p>-999</text:p>
          </table:table-cell>
          <table:table-cell table:style-name="ce221" table:formula="of:=IF([.M69]=-999;&quot; &quot;;RANK([.M69];[.$M$63:.$M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P69]+[.Q69]*[.$Q$11]+[.R69]*[.$R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U69]+[.V69]*[.$Q$11]+[.W69]*[.$R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Z69]+[.AA69]*[.$Q$11]+[.AB69]*[.$R$11]" office:value-type="float" office:value="0">
            <text:p>0</text:p>
          </table:table-cell>
          <table:table-cell/>
          <table:table-cell table:style-name="ce228" table:formula="of:=[.B69]" office:value-type="string" office:string-value=" ">
            <text:p><text:s/></text:p>
          </table:table-cell>
          <table:table-cell table:style-name="ce214" table:formula="of:=[.AL69]+[.AQ69]+[.AV69]+[.BA69]+[.BF69]+[.BK69]" office:value-type="float" office:value="-999">
            <text:p>-999</text:p>
          </table:table-cell>
          <table:table-cell table:style-name="ce221" table:formula="of:=IF([.AF69]=-999;&quot; &quot;;RANK([.AF69];[.$AF$63:.$AF$69];0))" office:value-type="string" office:string-value=" ">
            <text:p><text:s/></text:p>
          </table:table-cell>
          <table:table-cell/>
          <table:table-cell table:style-name="ce223" office:value-type="float" office:value="-999">
            <text:p>-999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5" table:formula="of:=[.AI69]+[.AJ69]*[.$AJ$11]+[.AK69]*[.$AK$11]" office:value-type="float" office:value="-999">
            <text:p>-999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N69]+[.AO69]*[.$AJ$11]+[.AP6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S69]+[.AT69]*[.$AJ$11]+[.AU6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AX69]+[.AY69]*[.$AJ$11]+[.AZ6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C69]+[.BD69]*[.$AJ$11]+[.BE69]*[.$AK$11]" office:value-type="float" office:value="0">
            <text:p>0</text:p>
          </table:table-cell>
          <table:table-cell/>
          <table:table-cell table:number-columns-repeated="3" table:style-name="ce223" office:value-type="float" office:value="0">
            <text:p>0</text:p>
          </table:table-cell>
          <table:table-cell table:style-name="ce225" table:formula="of:=[.BH69]+[.BI69]*[.$AJ$11]+[.BJ69]*[.$AK$11]" office:value-type="float" office:value="0">
            <text:p>0</text:p>
          </table:table-cell>
          <table:table-cell table:number-columns-repeated="2"/>
          <table:table-cell table:style-name="ce228" table:formula="of:=[.B69]" office:value-type="string" office:string-value=" ">
            <text:p><text:s/></text:p>
          </table:table-cell>
          <table:table-cell table:style-name="ce231" table:formula="of:=IF([.BR69]=0;999;[.BY69]+[.CH69]+[.CQ69])" office:value-type="float" office:value="999">
            <text:p>999</text:p>
          </table:table-cell>
          <table:table-cell table:style-name="ce221" table:formula="of:=IF([.BO69]=999;&quot; &quot;;RANK([.BO69];[.$BO$29:.$BO$60];1))" office:value-type="string" office:string-value=" ">
            <text:p><text:s/>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BS69]-[.BT69]-[.BV69]-[.BW69]-[.BX6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BR69]+[.$BS$11]*[.BS69]+[.$BT$11]*[.BT69]+[.$BU$11]*[.BU69]+[.$BV$11]*[.BV69]+[.$BW$11]*[.BW69]+[.$BX$11]*[.BX69]" office:value-type="float" office:value="0">
            <text:p>0,0</text:p>
          </table:table-cell>
          <table:table-cell table:style-name="ce236"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B69]-[.CC69]-[.CE69]-[.CF69]-[.CG6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A69]+[.$BS$11]*[.CB69]+[.$BT$11]*[.CC69]+[.$BU$11]*[.CD69]+[.$BV$11]*[.CE69]+[.$BW$11]*[.CF69]+[.$BX$11]*[.CG69]" office:value-type="float" office:value="0">
            <text:p>0,0</text:p>
          </table:table-cell>
          <table:table-cell/>
          <table:table-cell table:style-name="ce234" office:value-type="float" office:value="0">
            <text:p>0,0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35" table:formula="of:=10-[.CK69]-[.CL69]-[.CN69]-[.CO69]-[.CP69]" office:value-type="float" office:value="10">
            <text:p>1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36" table:formula="of:=[.CJ69]+[.$BS$11]*[.CK69]+[.$BT$11]*[.CL69]+[.$BU$11]*[.CM69]+[.$BV$11]*[.CN69]+[.$BW$11]*[.CO69]+[.$BX$11]*[.CP69]" office:value-type="float" office:value="0">
            <text:p>0,0</text:p>
          </table:table-cell>
          <table:table-cell table:number-columns-repeated="2"/>
          <table:table-cell table:style-name="ce237" table:formula="of:=[.BR69]+[.CA69]+[.CJ69]" office:value-type="float" office:value="0">
            <text:p>0</text:p>
          </table:table-cell>
          <table:table-cell table:style-name="ce238" office:value-type="float" office:value="900">
            <text:p>900</text:p>
          </table:table-cell>
          <table:table-cell table:style-name="ce239" table:formula="of:=[.CU69]-[.CT69]" office:value-type="float" office:value="900">
            <text:p>900</text:p>
          </table:table-cell>
          <table:table-cell table:style-name="ce236" table:formula="of:=[.CT69]/30" office:value-type="float" office:value="0">
            <text:p>0,0</text:p>
          </table:table-cell>
          <table:table-cell table:style-name="ce239" table:formula="of:=IF([.CV69]&lt;0;[.CV69]/[.CW69]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1"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18"/>
          <table:table-cell table:style-name="ce1" office:value-type="string">
            <text:p><text:s/></text:p>
          </table:table-cell>
          <table:table-cell table:number-columns-repeated="34"/>
          <table:table-cell table:style-name="ce1" office:value-type="string">
            <text:p><text:s/>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0"/>
        </table:table-row>
        <table:table-row table:style-name="ro1" table:number-rows-repeated="1048454">
          <table:table-cell table:number-columns-repeated="102"/>
        </table:table-row>
        <table:table-row table:style-name="ro1">
          <table:table-cell table:number-columns-repeated="102"/>
        </table:table-row>
      </table:table>
      <table:table table:name="Mannschaftswertung" table:style-name="ta1" table:print="false">
        <office:forms form:automatic-focus="false" form:apply-design-mode="false"/>
        <table:table-column table:style-name="co2" table:default-cell-style-name="Default"/>
        <table:table-column table:style-name="co17" table:default-cell-style-name="Default"/>
        <table:table-column table:style-name="co13" table:number-columns-repeated="6" table:default-cell-style-name="Default"/>
        <table:table-column table:style-name="co2" table:default-cell-style-name="Default"/>
        <table:table-column table:style-name="co13" table:default-cell-style-name="Default"/>
        <table:table-row table:style-name="ro3">
          <table:table-cell table:number-columns-repeated="10"/>
        </table:table-row>
        <table:table-row table:style-name="ro4">
          <table:table-cell/>
          <table:table-cell table:style-name="ce2" office:value-type="string">
            <text:p>Mannschaftswertung</text:p>
          </table:table-cell>
          <table:table-cell table:number-columns-repeated="8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3" office:value-type="string">
            <text:p>Clan</text:p>
          </table:table-cell>
          <table:table-cell table:style-name="ce16" office:value-type="string">
            <text:p>1. Plätze</text:p>
          </table:table-cell>
          <table:table-cell table:style-name="ce16" office:value-type="string">
            <text:p>2. Plätze</text:p>
          </table:table-cell>
          <table:table-cell table:style-name="ce16" office:value-type="string">
            <text:p>3. Plätze</text:p>
          </table:table-cell>
          <table:table-cell table:style-name="ce16" office:value-type="string">
            <text:p>4. Plätze</text:p>
          </table:table-cell>
          <table:table-cell table:style-name="ce16" office:value-type="string">
            <text:p>5. Plätze</text:p>
          </table:table-cell>
          <table:table-cell table:style-name="ce16" office:value-type="string">
            <text:p>Summe</text:p>
          </table:table-cell>
          <table:table-cell/>
          <table:table-cell table:style-name="ce16" office:value-type="string">
            <text:p>Platzierung</text:p>
          </table:table-cell>
        </table:table-row>
        <table:table-row table:style-name="ro5">
          <table:table-cell office:value-type="string">
            <text:p><text:s/></text:p>
          </table:table-cell>
          <table:table-cell/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0" office:value-type="float" office:value="3">
            <text:p>3</text:p>
          </table:table-cell>
          <table:table-cell table:style-name="ce130" office:value-type="float" office:value="2">
            <text:p>2</text:p>
          </table:table-cell>
          <table:table-cell table:style-name="ce130" office:value-type="float" office:value="1">
            <text:p>1</text:p>
          </table:table-cell>
          <table:table-cell table:style-name="ce60" office:value-type="string">
            <text:p>Punkte</text:p>
          </table:table-cell>
          <table:table-cell table:number-columns-repeated="2"/>
        </table:table-row>
        <table:table-row table:style-name="ro3" table:number-rows-repeated="2">
          <table:table-cell table:number-columns-repeated="10"/>
        </table:table-row>
        <table:table-row table:style-name="ro6">
          <table:table-cell/>
          <table:table-cell table:style-name="ce12" office:value-type="string">
            <text:p>Budo-Shin</text:p>
          </table:table-cell>
          <table:table-cell table:number-columns-repeated="5"/>
          <table:table-cell table:style-name="ce61" table:formula="of:=[.C10]*[.$C$7]+[.D10]*[.$D$7]+[.E10]*[.$E$7]+[.F10]*[.$F$7]+[.G10]*[.$G$7]" office:value-type="float" office:value="0">
            <text:p>0</text:p>
          </table:table-cell>
          <table:table-cell/>
          <table:table-cell table:style-name="ce131" table:formula="of:=IF([.H10]=0;&quot; &quot;;RANK([.H10];[.$H$10:.$H$16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40" office:value-type="string">
            <text:p>Dragons Lair</text:p>
          </table:table-cell>
          <table:table-cell table:number-columns-repeated="5"/>
          <table:table-cell table:style-name="ce61" table:formula="of:=[.C11]*[.$C$7]+[.D11]*[.$D$7]+[.E11]*[.$E$7]+[.F11]*[.$F$7]+[.G11]*[.$G$7]" office:value-type="float" office:value="0">
            <text:p>0</text:p>
          </table:table-cell>
          <table:table-cell/>
          <table:table-cell table:style-name="ce131" table:formula="of:=IF([.H11]=0;&quot; &quot;;RANK([.H11];[.$H$10:.$H$16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40" office:value-type="string">
            <text:p>Martial Arts Centre</text:p>
          </table:table-cell>
          <table:table-cell table:number-columns-repeated="5"/>
          <table:table-cell table:style-name="ce61" table:formula="of:=[.C12]*[.$C$7]+[.D12]*[.$D$7]+[.E12]*[.$E$7]+[.F12]*[.$F$7]+[.G12]*[.$G$7]" office:value-type="float" office:value="0">
            <text:p>0</text:p>
          </table:table-cell>
          <table:table-cell/>
          <table:table-cell table:style-name="ce131" table:formula="of:=IF([.H12]=0;&quot; &quot;;RANK([.H12];[.$H$10:.$H$16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40" office:value-type="string">
            <text:p>Yanagi-No-Ki</text:p>
          </table:table-cell>
          <table:table-cell table:number-columns-repeated="5"/>
          <table:table-cell table:style-name="ce61" table:formula="of:=[.C13]*[.$C$7]+[.D13]*[.$D$7]+[.E13]*[.$E$7]+[.F13]*[.$F$7]+[.G13]*[.$G$7]" office:value-type="float" office:value="0">
            <text:p>0</text:p>
          </table:table-cell>
          <table:table-cell/>
          <table:table-cell table:style-name="ce131" table:formula="of:=IF([.H13]=0;&quot; &quot;;RANK([.H13];[.$H$10:.$H$16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40" office:value-type="string">
            <text:p>Bushikan</text:p>
          </table:table-cell>
          <table:table-cell table:number-columns-repeated="5"/>
          <table:table-cell table:style-name="ce61" table:formula="of:=[.C14]*[.$C$7]+[.D14]*[.$D$7]+[.E14]*[.$E$7]+[.F14]*[.$F$7]+[.G14]*[.$G$7]" office:value-type="float" office:value="0">
            <text:p>0</text:p>
          </table:table-cell>
          <table:table-cell/>
          <table:table-cell table:style-name="ce131" table:formula="of:=IF([.H14]=0;&quot; &quot;;RANK([.H14];[.$H$10:.$H$16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6" office:value-type="string">
            <text:p>Senkido Menden</text:p>
          </table:table-cell>
          <table:table-cell table:number-columns-repeated="5"/>
          <table:table-cell table:style-name="ce61" table:formula="of:=[.C15]*[.$C$7]+[.D15]*[.$D$7]+[.E15]*[.$E$7]+[.F15]*[.$F$7]+[.G15]*[.$G$7]" office:value-type="float" office:value="0">
            <text:p>0</text:p>
          </table:table-cell>
          <table:table-cell/>
          <table:table-cell table:style-name="ce131" table:formula="of:=IF([.H15]=0;&quot; &quot;;RANK([.H15];[.$H$10:.$H$16];0))" office:value-type="string" office:string-value=" ">
            <text:p><text:s/></text:p>
          </table:table-cell>
        </table:table-row>
        <table:table-row table:style-name="ro5">
          <table:table-cell/>
          <table:table-cell table:style-name="ce57" office:value-type="string">
            <text:p>SCV Kreuzlingen</text:p>
          </table:table-cell>
          <table:table-cell table:number-columns-repeated="5"/>
          <table:table-cell table:style-name="ce61" table:formula="of:=[.C16]*[.$C$7]+[.D16]*[.$D$7]+[.E16]*[.$E$7]+[.F16]*[.$F$7]+[.G16]*[.$G$7]" office:value-type="float" office:value="0">
            <text:p>0</text:p>
          </table:table-cell>
          <table:table-cell/>
          <table:table-cell table:style-name="ce131" table:formula="of:=IF([.H16]=0;&quot; &quot;;RANK([.H16];[.$H$10:.$H$16];0))" office:value-type="string" office:string-value=" ">
            <text:p><text:s/>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59" table:formula="of:=SUM([.C10:.C16])" office:value-type="float" office:value="0">
            <text:p>0</text:p>
          </table:table-cell>
          <table:table-cell table:style-name="ce59" table:formula="of:=SUM([.D10:.D16])" office:value-type="float" office:value="0">
            <text:p>0</text:p>
          </table:table-cell>
          <table:table-cell table:style-name="ce59" table:formula="of:=SUM([.E10:.E16])" office:value-type="float" office:value="0">
            <text:p>0</text:p>
          </table:table-cell>
          <table:table-cell table:style-name="ce59" table:formula="of:=SUM([.F10:.F16])" office:value-type="float" office:value="0">
            <text:p>0</text:p>
          </table:table-cell>
          <table:table-cell table:style-name="ce59" table:formula="of:=SUM([.G10:.G16])" office:value-type="float" office:value="0">
            <text:p>0</text:p>
          </table:table-cell>
          <table:table-cell table:number-columns-repeated="3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Bereich markier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Dat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Sortier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Spalte H absteigend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Ok</text:p>
          </table:table-cell>
          <table:table-cell table:number-columns-repeated="7"/>
        </table:table-row>
      </table:table>
      <table:table table:name="Präzision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4" table:number-columns-repeated="2" table:default-cell-style-name="Default"/>
        <table:table-column table:style-name="co9" table:default-cell-style-name="ce17"/>
        <table:table-column table:style-name="co22" table:default-cell-style-name="ce24"/>
        <table:table-column table:style-name="co11" table:default-cell-style-name="Default"/>
        <table:table-column table:style-name="co12" table:number-columns-repeated="51" table:default-cell-style-name="Default"/>
        <table:table-row table:style-name="ro1">
          <table:table-cell table:number-columns-repeated="8"/>
          <table:table-cell table:style-name="ce16"/>
          <table:table-cell table:number-columns-repeated="53"/>
        </table:table-row>
        <table:table-row table:style-name="ro1">
          <table:table-cell/>
          <table:table-cell table:style-name="ce2" office:value-type="string">
            <text:p>Präzisionsschießen</text:p>
          </table:table-cell>
          <table:table-cell/>
          <table:table-cell table:style-name="ce2"/>
          <table:table-cell table:number-columns-repeated="4"/>
          <table:table-cell table:style-name="ce16"/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8"/>
          <table:table-cell table:style-name="ce18"/>
          <table:table-cell table:style-name="ce25"/>
          <table:table-cell table:number-columns-repeated="52"/>
        </table:table-row>
        <table:table-row table:style-name="ro1">
          <table:table-cell table:number-columns-repeated="9"/>
          <table:table-cell table:style-name="ce16" office:value-type="string">
            <text:p>Gesamt</text:p>
          </table:table-cell>
          <table:table-cell table:number-columns-repeated="52"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13" table:formula="of:=[Datenbank.H6]" office:value-type="string" office:string-value="Grad">
            <text:p>Grad</text:p>
          </table:table-cell>
          <table:table-cell table:style-name="ce13" table:formula="of:=[Datenbank.I6]" office:value-type="string" office:string-value="Kategorie">
            <text:p>Kategorie</text:p>
          </table:table-cell>
          <table:table-cell table:style-name="ce16" table:formula="of:=[Datenbank.AF6]" office:value-type="string" office:string-value="Wettkampf 2">
            <text:p>Wettkampf 2</text:p>
          </table:table-cell>
          <table:table-cell table:style-name="ce16" table:formula="of:=[Datenbank.AG6]" office:value-type="string" office:string-value="   Platzierung">
            <text:p><text:s text:c="3"/>Platzierung</text:p>
          </table:table-cell>
          <table:table-cell table:style-name="ce16" office:value-type="string">
            <text:p>Kommentar</text:p>
          </table:table-cell>
          <table:table-cell table:number-columns-repeated="51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16" table:formula="of:=[Datenbank.AG7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6" table:formula="of:=[Datenbank.AF8]" office:value-type="string" office:string-value="Präzision">
            <text:p>Präzision</text:p>
          </table:table-cell>
          <table:table-cell table:style-name="ce16" table:formula="of:=[Datenbank.AG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6" table:formula="of:=[Datenbank.AF9]" office:value-type="string" office:string-value="Punkte">
            <text:p>Punkte</text:p>
          </table:table-cell>
          <table:table-cell table:style-name="ce16" table:formula="of:=[Datenbank.AG9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6" table:formula="of:=[Datenbank.AF10]" office:value-type="string" office:string-value=" ">
            <text:p><text:s/></text:p>
          </table:table-cell>
          <table:table-cell table:style-name="ce16" table:formula="of:=[Datenbank.AG10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" table:number-columns-repeated="6"/>
          <table:table-cell table:style-name="ce13"/>
          <table:table-cell table:style-name="ce16" table:formula="of:=[Datenbank.AF11]" office:value-type="string" office:string-value=" ">
            <text:p><text:s/></text:p>
          </table:table-cell>
          <table:table-cell table:style-name="ce16" table:formula="of:=[Datenbank.AG11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12]" office:value-type="float" office:value="1">
            <text:p>1</text:p>
          </table:table-cell>
          <table:table-cell table:style-name="ce12" table:formula="of:=[Datenbank.C12]" office:value-type="string" office:string-value="Humrich">
            <text:p>Humrich</text:p>
          </table:table-cell>
          <table:table-cell table:style-name="ce12" table:formula="of:=[Datenbank.D12]" office:value-type="string" office:string-value="Joline">
            <text:p>Joline</text:p>
          </table:table-cell>
          <table:table-cell table:style-name="ce132" table:formula="of:=[Datenbank.E12]" office:value-type="string" office:string-value="W">
            <text:p>W</text:p>
          </table:table-cell>
          <table:table-cell table:style-name="ce12" table:formula="of:=[Datenbank.F12]" office:value-type="string" office:string-value="Budo-Shin">
            <text:p>Budo-Shin</text:p>
          </table:table-cell>
          <table:table-cell table:style-name="ce12" table:formula="of:=[Datenbank.H12]" office:value-type="string" office:string-value="Kyu 6">
            <text:p>Kyu 6</text:p>
          </table:table-cell>
          <table:table-cell table:style-name="ce41" table:formula="of:=[Datenbank.I12]" office:value-type="string" office:string-value="I">
            <text:p>I</text:p>
          </table:table-cell>
          <table:table-cell table:style-name="ce138" table:formula="of:=[Datenbank.AF12]" office:value-type="float" office:value="19">
            <text:p>19</text:p>
          </table:table-cell>
          <table:table-cell table:style-name="ce139" table:formula="of:=[Datenbank.AG12]" office:value-type="float" office:value="1">
            <text:p>1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13]" office:value-type="float" office:value="10">
            <text:p>10</text:p>
          </table:table-cell>
          <table:table-cell table:style-name="ce12" table:formula="of:=[Datenbank.C13]" office:value-type="string" office:string-value="Franz">
            <text:p>Franz</text:p>
          </table:table-cell>
          <table:table-cell table:style-name="ce12" table:formula="of:=[Datenbank.D13]" office:value-type="string" office:string-value="Sabine">
            <text:p>Sabine</text:p>
          </table:table-cell>
          <table:table-cell table:style-name="ce132" table:formula="of:=[Datenbank.E13]" office:value-type="string" office:string-value="W">
            <text:p>W</text:p>
          </table:table-cell>
          <table:table-cell table:style-name="ce12" table:formula="of:=[Datenbank.F13]" office:value-type="string" office:string-value="Budo-Shin">
            <text:p>Budo-Shin</text:p>
          </table:table-cell>
          <table:table-cell table:style-name="ce12" table:formula="of:=[Datenbank.H13]" office:value-type="string" office:string-value="Kyu 3">
            <text:p>Kyu 3</text:p>
          </table:table-cell>
          <table:table-cell table:style-name="ce41" table:formula="of:=[Datenbank.I13]" office:value-type="string" office:string-value="II">
            <text:p>II</text:p>
          </table:table-cell>
          <table:table-cell table:style-name="ce138" table:formula="of:=[Datenbank.AF13]" office:value-type="float" office:value="-15">
            <text:p>-15</text:p>
          </table:table-cell>
          <table:table-cell table:style-name="ce139" table:formula="of:=[Datenbank.AG13]" office:value-type="float" office:value="4">
            <text:p>4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14]" office:value-type="float" office:value="11">
            <text:p>11</text:p>
          </table:table-cell>
          <table:table-cell table:style-name="ce12" table:formula="of:=[Datenbank.C14]" office:value-type="string" office:string-value="Hanskötter">
            <text:p>Hanskötter</text:p>
          </table:table-cell>
          <table:table-cell table:style-name="ce12" table:formula="of:=[Datenbank.D14]" office:value-type="string" office:string-value="Ulrike">
            <text:p>Ulrike</text:p>
          </table:table-cell>
          <table:table-cell table:style-name="ce132" table:formula="of:=[Datenbank.E14]" office:value-type="string" office:string-value="W">
            <text:p>W</text:p>
          </table:table-cell>
          <table:table-cell table:style-name="ce12" table:formula="of:=[Datenbank.F14]" office:value-type="string" office:string-value="Budo-Shin">
            <text:p>Budo-Shin</text:p>
          </table:table-cell>
          <table:table-cell table:style-name="ce12" table:formula="of:=[Datenbank.H14]" office:value-type="string" office:string-value="Kyu 3">
            <text:p>Kyu 3</text:p>
          </table:table-cell>
          <table:table-cell table:style-name="ce41" table:formula="of:=[Datenbank.I14]" office:value-type="string" office:string-value="II">
            <text:p>II</text:p>
          </table:table-cell>
          <table:table-cell table:style-name="ce138" table:formula="of:=[Datenbank.AF14]" office:value-type="float" office:value="-999">
            <text:p>-999</text:p>
          </table:table-cell>
          <table:table-cell table:style-name="ce139" table:formula="of:=[Datenbank.AG14]" office:value-type="string" office:string-value=" ">
            <text:p><text:s/>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15]" office:value-type="float" office:value="16">
            <text:p>16</text:p>
          </table:table-cell>
          <table:table-cell table:style-name="ce12" table:formula="of:=[Datenbank.C15]" office:value-type="string" office:string-value="Orlowski">
            <text:p>Orlowski</text:p>
          </table:table-cell>
          <table:table-cell table:style-name="ce12" table:formula="of:=[Datenbank.D15]" office:value-type="string" office:string-value="Sabrina">
            <text:p>Sabrina</text:p>
          </table:table-cell>
          <table:table-cell table:style-name="ce132" table:formula="of:=[Datenbank.E15]" office:value-type="string" office:string-value="W">
            <text:p>W</text:p>
          </table:table-cell>
          <table:table-cell table:style-name="ce12" table:formula="of:=[Datenbank.F15]" office:value-type="string" office:string-value="Bushikan">
            <text:p>Bushikan</text:p>
          </table:table-cell>
          <table:table-cell table:style-name="ce12" table:formula="of:=[Datenbank.H15]" office:value-type="string" office:string-value=" ">
            <text:p><text:s/></text:p>
          </table:table-cell>
          <table:table-cell table:style-name="ce41" table:formula="of:=[Datenbank.I15]" office:value-type="string" office:string-value="III">
            <text:p>III</text:p>
          </table:table-cell>
          <table:table-cell table:style-name="ce138" table:formula="of:=[Datenbank.AF15]" office:value-type="float" office:value="-11">
            <text:p>-11</text:p>
          </table:table-cell>
          <table:table-cell table:style-name="ce139" table:formula="of:=[Datenbank.AG15]" office:value-type="float" office:value="2">
            <text:p>2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16]" office:value-type="float" office:value="24">
            <text:p>24</text:p>
          </table:table-cell>
          <table:table-cell table:style-name="ce12" table:formula="of:=[Datenbank.C16]" office:value-type="string" office:string-value="Holmes">
            <text:p>Holmes</text:p>
          </table:table-cell>
          <table:table-cell table:style-name="ce12" table:formula="of:=[Datenbank.D16]" office:value-type="string" office:string-value="Pauline">
            <text:p>Pauline</text:p>
          </table:table-cell>
          <table:table-cell table:style-name="ce132" table:formula="of:=[Datenbank.E16]" office:value-type="string" office:string-value="W">
            <text:p>W</text:p>
          </table:table-cell>
          <table:table-cell table:style-name="ce12" table:formula="of:=[Datenbank.F16]" office:value-type="string" office:string-value="Yanagi-No-Ki">
            <text:p>Yanagi-No-Ki</text:p>
          </table:table-cell>
          <table:table-cell table:style-name="ce12" table:formula="of:=[Datenbank.H16]" office:value-type="string" office:string-value=" ">
            <text:p><text:s/></text:p>
          </table:table-cell>
          <table:table-cell table:style-name="ce41" table:formula="of:=[Datenbank.I16]" office:value-type="string" office:string-value="III">
            <text:p>III</text:p>
          </table:table-cell>
          <table:table-cell table:style-name="ce138" table:formula="of:=[Datenbank.AF16]" office:value-type="float" office:value="-13">
            <text:p>-13</text:p>
          </table:table-cell>
          <table:table-cell table:style-name="ce139" table:formula="of:=[Datenbank.AG16]" office:value-type="float" office:value="3">
            <text:p>3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17]" office:value-type="string" office:string-value=" ">
            <text:p><text:s/></text:p>
          </table:table-cell>
          <table:table-cell table:style-name="ce12" table:formula="of:=[Datenbank.C17]" office:value-type="string" office:string-value=" ">
            <text:p><text:s/></text:p>
          </table:table-cell>
          <table:table-cell table:style-name="ce12" table:formula="of:=[Datenbank.D17]" office:value-type="string" office:string-value=" ">
            <text:p><text:s/></text:p>
          </table:table-cell>
          <table:table-cell table:style-name="ce132" table:formula="of:=[Datenbank.E17]" office:value-type="string" office:string-value="W">
            <text:p>W</text:p>
          </table:table-cell>
          <table:table-cell table:style-name="ce12" table:formula="of:=[Datenbank.F17]" office:value-type="string" office:string-value=" ">
            <text:p><text:s/></text:p>
          </table:table-cell>
          <table:table-cell table:style-name="ce12" table:formula="of:=[Datenbank.H17]" office:value-type="string" office:string-value=" ">
            <text:p><text:s/></text:p>
          </table:table-cell>
          <table:table-cell table:style-name="ce41" table:formula="of:=[Datenbank.I17]" office:value-type="string" office:string-value="xxx">
            <text:p>xxx</text:p>
          </table:table-cell>
          <table:table-cell table:style-name="ce138" table:formula="of:=[Datenbank.AF17]" office:value-type="float" office:value="-999">
            <text:p>-999</text:p>
          </table:table-cell>
          <table:table-cell table:style-name="ce139" table:formula="of:=[Datenbank.AG17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18]" office:value-type="string" office:string-value=" ">
            <text:p><text:s/></text:p>
          </table:table-cell>
          <table:table-cell table:style-name="ce12" table:formula="of:=[Datenbank.C18]" office:value-type="string" office:string-value=" ">
            <text:p><text:s/></text:p>
          </table:table-cell>
          <table:table-cell table:style-name="ce12" table:formula="of:=[Datenbank.D18]" office:value-type="string" office:string-value=" ">
            <text:p><text:s/></text:p>
          </table:table-cell>
          <table:table-cell table:style-name="ce132" table:formula="of:=[Datenbank.E18]" office:value-type="string" office:string-value="W">
            <text:p>W</text:p>
          </table:table-cell>
          <table:table-cell table:style-name="ce12" table:formula="of:=[Datenbank.F18]" office:value-type="string" office:string-value=" ">
            <text:p><text:s/></text:p>
          </table:table-cell>
          <table:table-cell table:style-name="ce12" table:formula="of:=[Datenbank.H18]" office:value-type="string" office:string-value=" ">
            <text:p><text:s/></text:p>
          </table:table-cell>
          <table:table-cell table:style-name="ce41" table:formula="of:=[Datenbank.I18]" office:value-type="string" office:string-value="xxx">
            <text:p>xxx</text:p>
          </table:table-cell>
          <table:table-cell table:style-name="ce138" table:formula="of:=[Datenbank.AF18]" office:value-type="float" office:value="-999">
            <text:p>-999</text:p>
          </table:table-cell>
          <table:table-cell table:style-name="ce139" table:formula="of:=[Datenbank.AG1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19]" office:value-type="string" office:string-value=" ">
            <text:p><text:s/></text:p>
          </table:table-cell>
          <table:table-cell table:style-name="ce12" table:formula="of:=[Datenbank.C19]" office:value-type="string" office:string-value=" ">
            <text:p><text:s/></text:p>
          </table:table-cell>
          <table:table-cell table:style-name="ce12" table:formula="of:=[Datenbank.D19]" office:value-type="string" office:string-value=" ">
            <text:p><text:s/></text:p>
          </table:table-cell>
          <table:table-cell table:style-name="ce132" table:formula="of:=[Datenbank.E19]" office:value-type="string" office:string-value="W">
            <text:p>W</text:p>
          </table:table-cell>
          <table:table-cell table:style-name="ce12" table:formula="of:=[Datenbank.F19]" office:value-type="string" office:string-value=" ">
            <text:p><text:s/></text:p>
          </table:table-cell>
          <table:table-cell table:style-name="ce12" table:formula="of:=[Datenbank.H19]" office:value-type="string" office:string-value=" ">
            <text:p><text:s/></text:p>
          </table:table-cell>
          <table:table-cell table:style-name="ce41" table:formula="of:=[Datenbank.I19]" office:value-type="string" office:string-value="xxx">
            <text:p>xxx</text:p>
          </table:table-cell>
          <table:table-cell table:style-name="ce138" table:formula="of:=[Datenbank.AF19]" office:value-type="float" office:value="-999">
            <text:p>-999</text:p>
          </table:table-cell>
          <table:table-cell table:style-name="ce139" table:formula="of:=[Datenbank.AG19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0]" office:value-type="string" office:string-value=" ">
            <text:p><text:s/></text:p>
          </table:table-cell>
          <table:table-cell table:style-name="ce12" table:formula="of:=[Datenbank.C20]" office:value-type="string" office:string-value=" ">
            <text:p><text:s/></text:p>
          </table:table-cell>
          <table:table-cell table:style-name="ce12" table:formula="of:=[Datenbank.D20]" office:value-type="string" office:string-value=" ">
            <text:p><text:s/></text:p>
          </table:table-cell>
          <table:table-cell table:style-name="ce132" table:formula="of:=[Datenbank.E20]" office:value-type="string" office:string-value="W">
            <text:p>W</text:p>
          </table:table-cell>
          <table:table-cell table:style-name="ce12" table:formula="of:=[Datenbank.F20]" office:value-type="string" office:string-value=" ">
            <text:p><text:s/></text:p>
          </table:table-cell>
          <table:table-cell table:style-name="ce12" table:formula="of:=[Datenbank.H20]" office:value-type="string" office:string-value=" ">
            <text:p><text:s/></text:p>
          </table:table-cell>
          <table:table-cell table:style-name="ce41" table:formula="of:=[Datenbank.I20]" office:value-type="string" office:string-value="xxx">
            <text:p>xxx</text:p>
          </table:table-cell>
          <table:table-cell table:style-name="ce138" table:formula="of:=[Datenbank.AF20]" office:value-type="float" office:value="-999">
            <text:p>-999</text:p>
          </table:table-cell>
          <table:table-cell table:style-name="ce139" table:formula="of:=[Datenbank.AG20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1]" office:value-type="string" office:string-value=" ">
            <text:p><text:s/></text:p>
          </table:table-cell>
          <table:table-cell table:style-name="ce12" table:formula="of:=[Datenbank.C21]" office:value-type="string" office:string-value=" ">
            <text:p><text:s/></text:p>
          </table:table-cell>
          <table:table-cell table:style-name="ce12" table:formula="of:=[Datenbank.D21]" office:value-type="string" office:string-value=" ">
            <text:p><text:s/></text:p>
          </table:table-cell>
          <table:table-cell table:style-name="ce132" table:formula="of:=[Datenbank.E21]" office:value-type="string" office:string-value="W">
            <text:p>W</text:p>
          </table:table-cell>
          <table:table-cell table:style-name="ce12" table:formula="of:=[Datenbank.F21]" office:value-type="string" office:string-value=" ">
            <text:p><text:s/></text:p>
          </table:table-cell>
          <table:table-cell table:style-name="ce12" table:formula="of:=[Datenbank.H21]" office:value-type="string" office:string-value=" ">
            <text:p><text:s/></text:p>
          </table:table-cell>
          <table:table-cell table:style-name="ce41" table:formula="of:=[Datenbank.I21]" office:value-type="string" office:string-value="xxx">
            <text:p>xxx</text:p>
          </table:table-cell>
          <table:table-cell table:style-name="ce138" table:formula="of:=[Datenbank.AF21]" office:value-type="float" office:value="-999">
            <text:p>-999</text:p>
          </table:table-cell>
          <table:table-cell table:style-name="ce139" table:formula="of:=[Datenbank.AG21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2]" office:value-type="string" office:string-value=" ">
            <text:p><text:s/></text:p>
          </table:table-cell>
          <table:table-cell table:style-name="ce12" table:formula="of:=[Datenbank.C22]" office:value-type="string" office:string-value=" ">
            <text:p><text:s/></text:p>
          </table:table-cell>
          <table:table-cell table:style-name="ce12" table:formula="of:=[Datenbank.D22]" office:value-type="string" office:string-value=" ">
            <text:p><text:s/></text:p>
          </table:table-cell>
          <table:table-cell table:style-name="ce132" table:formula="of:=[Datenbank.E22]" office:value-type="string" office:string-value="W">
            <text:p>W</text:p>
          </table:table-cell>
          <table:table-cell table:style-name="ce12" table:formula="of:=[Datenbank.F22]" office:value-type="string" office:string-value=" ">
            <text:p><text:s/></text:p>
          </table:table-cell>
          <table:table-cell table:style-name="ce12" table:formula="of:=[Datenbank.H22]" office:value-type="string" office:string-value=" ">
            <text:p><text:s/></text:p>
          </table:table-cell>
          <table:table-cell table:style-name="ce41" table:formula="of:=[Datenbank.I22]" office:value-type="string" office:string-value="xxx">
            <text:p>xxx</text:p>
          </table:table-cell>
          <table:table-cell table:style-name="ce138" table:formula="of:=[Datenbank.AF22]" office:value-type="float" office:value="-999">
            <text:p>-999</text:p>
          </table:table-cell>
          <table:table-cell table:style-name="ce139" table:formula="of:=[Datenbank.AG22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3]" office:value-type="string" office:string-value=" ">
            <text:p><text:s/></text:p>
          </table:table-cell>
          <table:table-cell table:style-name="ce12" table:formula="of:=[Datenbank.C23]" office:value-type="string" office:string-value=" ">
            <text:p><text:s/></text:p>
          </table:table-cell>
          <table:table-cell table:style-name="ce12" table:formula="of:=[Datenbank.D23]" office:value-type="string" office:string-value=" ">
            <text:p><text:s/></text:p>
          </table:table-cell>
          <table:table-cell table:style-name="ce132" table:formula="of:=[Datenbank.E23]" office:value-type="string" office:string-value="W">
            <text:p>W</text:p>
          </table:table-cell>
          <table:table-cell table:style-name="ce12" table:formula="of:=[Datenbank.F23]" office:value-type="string" office:string-value=" ">
            <text:p><text:s/></text:p>
          </table:table-cell>
          <table:table-cell table:style-name="ce12" table:formula="of:=[Datenbank.H23]" office:value-type="string" office:string-value=" ">
            <text:p><text:s/></text:p>
          </table:table-cell>
          <table:table-cell table:style-name="ce41" table:formula="of:=[Datenbank.I23]" office:value-type="string" office:string-value="xxx">
            <text:p>xxx</text:p>
          </table:table-cell>
          <table:table-cell table:style-name="ce138" table:formula="of:=[Datenbank.AF23]" office:value-type="float" office:value="-999">
            <text:p>-999</text:p>
          </table:table-cell>
          <table:table-cell table:style-name="ce139" table:formula="of:=[Datenbank.AG23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4]" office:value-type="string" office:string-value=" ">
            <text:p><text:s/></text:p>
          </table:table-cell>
          <table:table-cell table:style-name="ce12" table:formula="of:=[Datenbank.C24]" office:value-type="string" office:string-value=" ">
            <text:p><text:s/></text:p>
          </table:table-cell>
          <table:table-cell table:style-name="ce12" table:formula="of:=[Datenbank.D24]" office:value-type="string" office:string-value=" ">
            <text:p><text:s/></text:p>
          </table:table-cell>
          <table:table-cell table:style-name="ce132" table:formula="of:=[Datenbank.E24]" office:value-type="string" office:string-value="W">
            <text:p>W</text:p>
          </table:table-cell>
          <table:table-cell table:style-name="ce12" table:formula="of:=[Datenbank.F24]" office:value-type="string" office:string-value=" ">
            <text:p><text:s/></text:p>
          </table:table-cell>
          <table:table-cell table:style-name="ce12" table:formula="of:=[Datenbank.H24]" office:value-type="string" office:string-value=" ">
            <text:p><text:s/></text:p>
          </table:table-cell>
          <table:table-cell table:style-name="ce41" table:formula="of:=[Datenbank.I24]" office:value-type="string" office:string-value="xxx">
            <text:p>xxx</text:p>
          </table:table-cell>
          <table:table-cell table:style-name="ce138" table:formula="of:=[Datenbank.AF24]" office:value-type="float" office:value="-999">
            <text:p>-999</text:p>
          </table:table-cell>
          <table:table-cell table:style-name="ce139" table:formula="of:=[Datenbank.AG24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5]" office:value-type="string" office:string-value=" ">
            <text:p><text:s/></text:p>
          </table:table-cell>
          <table:table-cell table:style-name="ce12" table:formula="of:=[Datenbank.C25]" office:value-type="string" office:string-value=" ">
            <text:p><text:s/></text:p>
          </table:table-cell>
          <table:table-cell table:style-name="ce12" table:formula="of:=[Datenbank.D25]" office:value-type="string" office:string-value=" ">
            <text:p><text:s/></text:p>
          </table:table-cell>
          <table:table-cell table:style-name="ce132" table:formula="of:=[Datenbank.E25]" office:value-type="string" office:string-value="W">
            <text:p>W</text:p>
          </table:table-cell>
          <table:table-cell table:style-name="ce12" table:formula="of:=[Datenbank.F25]" office:value-type="string" office:string-value=" ">
            <text:p><text:s/></text:p>
          </table:table-cell>
          <table:table-cell table:style-name="ce12" table:formula="of:=[Datenbank.H25]" office:value-type="string" office:string-value=" ">
            <text:p><text:s/></text:p>
          </table:table-cell>
          <table:table-cell table:style-name="ce41" table:formula="of:=[Datenbank.I25]" office:value-type="string" office:string-value="xxx">
            <text:p>xxx</text:p>
          </table:table-cell>
          <table:table-cell table:style-name="ce138" table:formula="of:=[Datenbank.AF25]" office:value-type="float" office:value="-999">
            <text:p>-999</text:p>
          </table:table-cell>
          <table:table-cell table:style-name="ce139" table:formula="of:=[Datenbank.AG25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6]" office:value-type="string" office:string-value=" ">
            <text:p><text:s/></text:p>
          </table:table-cell>
          <table:table-cell table:style-name="ce12" table:formula="of:=[Datenbank.C26]" office:value-type="string" office:string-value=" ">
            <text:p><text:s/></text:p>
          </table:table-cell>
          <table:table-cell table:style-name="ce12" table:formula="of:=[Datenbank.D26]" office:value-type="string" office:string-value=" ">
            <text:p><text:s/></text:p>
          </table:table-cell>
          <table:table-cell table:style-name="ce132" table:formula="of:=[Datenbank.E26]" office:value-type="string" office:string-value="W">
            <text:p>W</text:p>
          </table:table-cell>
          <table:table-cell table:style-name="ce12" table:formula="of:=[Datenbank.F26]" office:value-type="string" office:string-value=" ">
            <text:p><text:s/></text:p>
          </table:table-cell>
          <table:table-cell table:style-name="ce12" table:formula="of:=[Datenbank.H26]" office:value-type="string" office:string-value=" ">
            <text:p><text:s/></text:p>
          </table:table-cell>
          <table:table-cell table:style-name="ce41" table:formula="of:=[Datenbank.I26]" office:value-type="string" office:string-value="xxx">
            <text:p>xxx</text:p>
          </table:table-cell>
          <table:table-cell table:style-name="ce138" table:formula="of:=[Datenbank.AF26]" office:value-type="float" office:value="-999">
            <text:p>-999</text:p>
          </table:table-cell>
          <table:table-cell table:style-name="ce139" table:formula="of:=[Datenbank.AG26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5" table:formula="of:=[Datenbank.B27]" office:value-type="string" office:string-value=" ">
            <text:p><text:s/></text:p>
          </table:table-cell>
          <table:table-cell table:style-name="ce7" table:formula="of:=[Datenbank.C27]" office:value-type="string" office:string-value=" ">
            <text:p><text:s/></text:p>
          </table:table-cell>
          <table:table-cell table:style-name="ce7" table:formula="of:=[Datenbank.D27]" office:value-type="string" office:string-value=" ">
            <text:p><text:s/></text:p>
          </table:table-cell>
          <table:table-cell table:style-name="ce133" table:formula="of:=[Datenbank.E27]" office:value-type="string" office:string-value=" ">
            <text:p><text:s/></text:p>
          </table:table-cell>
          <table:table-cell table:style-name="ce7" table:formula="of:=[Datenbank.F27]" office:value-type="string" office:string-value=" ">
            <text:p><text:s/></text:p>
          </table:table-cell>
          <table:table-cell table:style-name="ce7"/>
          <table:table-cell table:style-name="ce15" table:formula="of:=[Datenbank.I27]" office:value-type="string" office:string-value=" ">
            <text:p><text:s/></text:p>
          </table:table-cell>
          <table:table-cell table:style-name="ce23" table:formula="of:=[Datenbank.M27]" office:value-type="string" office:string-value=" ">
            <text:p><text:s/></text:p>
          </table:table-cell>
          <table:table-cell table:style-name="ce140" table:formula="of:=[Datenbank.N27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5" table:formula="of:=[Datenbank.B28]" office:value-type="string" office:string-value=" ">
            <text:p><text:s/></text:p>
          </table:table-cell>
          <table:table-cell table:style-name="ce7" table:formula="of:=[Datenbank.C28]" office:value-type="string" office:string-value=" ">
            <text:p><text:s/></text:p>
          </table:table-cell>
          <table:table-cell table:style-name="ce7" table:formula="of:=[Datenbank.D28]" office:value-type="string" office:string-value=" ">
            <text:p><text:s/></text:p>
          </table:table-cell>
          <table:table-cell table:style-name="ce133" table:formula="of:=[Datenbank.E28]" office:value-type="string" office:string-value=" ">
            <text:p><text:s/></text:p>
          </table:table-cell>
          <table:table-cell table:style-name="ce7" table:formula="of:=[Datenbank.F28]" office:value-type="string" office:string-value=" ">
            <text:p><text:s/></text:p>
          </table:table-cell>
          <table:table-cell table:style-name="ce7"/>
          <table:table-cell table:style-name="ce15" table:formula="of:=[Datenbank.I28]" office:value-type="string" office:string-value=" ">
            <text:p><text:s/></text:p>
          </table:table-cell>
          <table:table-cell table:style-name="ce23" table:formula="of:=[Datenbank.M28]" office:value-type="string" office:string-value=" ">
            <text:p><text:s/></text:p>
          </table:table-cell>
          <table:table-cell table:style-name="ce140" table:formula="of:=[Datenbank.N2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9]" office:value-type="float" office:value="2">
            <text:p>2</text:p>
          </table:table-cell>
          <table:table-cell table:style-name="ce12" table:formula="of:=[Datenbank.C29]" office:value-type="string" office:string-value="Wübbeler">
            <text:p>Wübbeler</text:p>
          </table:table-cell>
          <table:table-cell table:style-name="ce12" table:formula="of:=[Datenbank.D29]" office:value-type="string" office:string-value="Martin">
            <text:p>Martin</text:p>
          </table:table-cell>
          <table:table-cell table:style-name="ce134" table:formula="of:=[Datenbank.E29]" office:value-type="string" office:string-value="M">
            <text:p>M</text:p>
          </table:table-cell>
          <table:table-cell table:style-name="ce12" table:formula="of:=[Datenbank.F29]" office:value-type="string" office:string-value="Budo-Shin">
            <text:p>Budo-Shin</text:p>
          </table:table-cell>
          <table:table-cell table:style-name="ce14" table:formula="of:=[Datenbank.H37]" office:value-type="string" office:string-value=" ">
            <text:p><text:s/></text:p>
          </table:table-cell>
          <table:table-cell table:style-name="ce14" table:formula="of:=[Datenbank.I29]" office:value-type="string" office:string-value="I">
            <text:p>I</text:p>
          </table:table-cell>
          <table:table-cell table:style-name="ce138" table:formula="of:=[Datenbank.AF29]" office:value-type="float" office:value="17">
            <text:p>17</text:p>
          </table:table-cell>
          <table:table-cell table:style-name="ce141" table:formula="of:=[Datenbank.AG29]" office:value-type="float" office:value="9">
            <text:p>9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30]" office:value-type="float" office:value="3">
            <text:p>3</text:p>
          </table:table-cell>
          <table:table-cell table:style-name="ce12" table:formula="of:=[Datenbank.C30]" office:value-type="string" office:string-value="Gräpel">
            <text:p>Gräpel</text:p>
          </table:table-cell>
          <table:table-cell table:style-name="ce12" table:formula="of:=[Datenbank.D30]" office:value-type="string" office:string-value="Torsten">
            <text:p>Torsten</text:p>
          </table:table-cell>
          <table:table-cell table:style-name="ce134" table:formula="of:=[Datenbank.E30]" office:value-type="string" office:string-value="M">
            <text:p>M</text:p>
          </table:table-cell>
          <table:table-cell table:style-name="ce12" table:formula="of:=[Datenbank.F30]" office:value-type="string" office:string-value="Budo-Shin">
            <text:p>Budo-Shin</text:p>
          </table:table-cell>
          <table:table-cell table:style-name="ce41" table:formula="of:=[Datenbank.H45]" office:value-type="string" office:string-value=" ">
            <text:p><text:s/></text:p>
          </table:table-cell>
          <table:table-cell table:style-name="ce14" table:formula="of:=[Datenbank.I30]" office:value-type="string" office:string-value="II">
            <text:p>II</text:p>
          </table:table-cell>
          <table:table-cell table:style-name="ce138" table:formula="of:=[Datenbank.AF30]" office:value-type="float" office:value="-3">
            <text:p>-3</text:p>
          </table:table-cell>
          <table:table-cell table:style-name="ce141" table:formula="of:=[Datenbank.AG30]" office:value-type="float" office:value="17">
            <text:p>17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12" table:formula="of:=[Datenbank.B31]" office:value-type="float" office:value="4">
            <text:p>4</text:p>
          </table:table-cell>
          <table:table-cell table:style-name="ce12" table:formula="of:=[Datenbank.C31]" office:value-type="string" office:string-value="Grytt">
            <text:p>Grytt</text:p>
          </table:table-cell>
          <table:table-cell table:style-name="ce12" table:formula="of:=[Datenbank.D31]" office:value-type="string" office:string-value="Rainer">
            <text:p>Rainer</text:p>
          </table:table-cell>
          <table:table-cell table:style-name="ce134" table:formula="of:=[Datenbank.E31]" office:value-type="string" office:string-value="M">
            <text:p>M</text:p>
          </table:table-cell>
          <table:table-cell table:style-name="ce12" table:formula="of:=[Datenbank.F31]" office:value-type="string" office:string-value="Budo-Shin">
            <text:p>Budo-Shin</text:p>
          </table:table-cell>
          <table:table-cell table:style-name="ce41" table:formula="of:=[Datenbank.H47]" office:value-type="string" office:string-value=" ">
            <text:p><text:s/></text:p>
          </table:table-cell>
          <table:table-cell table:style-name="ce14" table:formula="of:=[Datenbank.I31]" office:value-type="string" office:string-value="III">
            <text:p>III</text:p>
          </table:table-cell>
          <table:table-cell table:style-name="ce138" table:formula="of:=[Datenbank.AF31]" office:value-type="float" office:value="9">
            <text:p>9</text:p>
          </table:table-cell>
          <table:table-cell table:style-name="ce141" table:formula="of:=[Datenbank.AG31]" office:value-type="float" office:value="12">
            <text:p>12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12" table:formula="of:=[Datenbank.B32]" office:value-type="float" office:value="5">
            <text:p>5</text:p>
          </table:table-cell>
          <table:table-cell table:style-name="ce12" table:formula="of:=[Datenbank.C32]" office:value-type="string" office:string-value="Szmagara">
            <text:p>Szmagara</text:p>
          </table:table-cell>
          <table:table-cell table:style-name="ce12" table:formula="of:=[Datenbank.D32]" office:value-type="string" office:string-value="Tomasz">
            <text:p>Tomasz</text:p>
          </table:table-cell>
          <table:table-cell table:style-name="ce134" table:formula="of:=[Datenbank.E32]" office:value-type="string" office:string-value="M">
            <text:p>M</text:p>
          </table:table-cell>
          <table:table-cell table:style-name="ce12" table:formula="of:=[Datenbank.F32]" office:value-type="string" office:string-value="Budo-Shin">
            <text:p>Budo-Shin</text:p>
          </table:table-cell>
          <table:table-cell table:style-name="ce41" table:formula="of:=[Datenbank.H44]" office:value-type="string" office:string-value=" ">
            <text:p><text:s/></text:p>
          </table:table-cell>
          <table:table-cell table:style-name="ce14" table:formula="of:=[Datenbank.I32]" office:value-type="string" office:string-value="III">
            <text:p>III</text:p>
          </table:table-cell>
          <table:table-cell table:style-name="ce138" table:formula="of:=[Datenbank.AF32]" office:value-type="float" office:value="68">
            <text:p>68</text:p>
          </table:table-cell>
          <table:table-cell table:style-name="ce141" table:formula="of:=[Datenbank.AG32]" office:value-type="float" office:value="1">
            <text:p>1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33]" office:value-type="float" office:value="6">
            <text:p>6</text:p>
          </table:table-cell>
          <table:table-cell table:style-name="ce12" table:formula="of:=[Datenbank.C33]" office:value-type="string" office:string-value="Ahrens">
            <text:p>Ahrens</text:p>
          </table:table-cell>
          <table:table-cell table:style-name="ce12" table:formula="of:=[Datenbank.D33]" office:value-type="string" office:string-value="Björn">
            <text:p>Björn</text:p>
          </table:table-cell>
          <table:table-cell table:style-name="ce134" table:formula="of:=[Datenbank.E33]" office:value-type="string" office:string-value="M">
            <text:p>M</text:p>
          </table:table-cell>
          <table:table-cell table:style-name="ce12" table:formula="of:=[Datenbank.F33]" office:value-type="string" office:string-value="Budo-Shin">
            <text:p>Budo-Shin</text:p>
          </table:table-cell>
          <table:table-cell table:style-name="ce14" table:formula="of:=[Datenbank.H31]" office:value-type="string" office:string-value=" ">
            <text:p><text:s/></text:p>
          </table:table-cell>
          <table:table-cell table:style-name="ce14" table:formula="of:=[Datenbank.I33]" office:value-type="string" office:string-value="I">
            <text:p>I</text:p>
          </table:table-cell>
          <table:table-cell table:style-name="ce138" table:formula="of:=[Datenbank.AF33]" office:value-type="float" office:value="-5">
            <text:p>-5</text:p>
          </table:table-cell>
          <table:table-cell table:style-name="ce141" table:formula="of:=[Datenbank.AG33]" office:value-type="float" office:value="18">
            <text:p>18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34]" office:value-type="float" office:value="7">
            <text:p>7</text:p>
          </table:table-cell>
          <table:table-cell table:style-name="ce12" table:formula="of:=[Datenbank.C34]" office:value-type="string" office:string-value="Sackmeyer">
            <text:p>Sackmeyer</text:p>
          </table:table-cell>
          <table:table-cell table:style-name="ce12" table:formula="of:=[Datenbank.D34]" office:value-type="string" office:string-value="Kurt">
            <text:p>Kurt</text:p>
          </table:table-cell>
          <table:table-cell table:style-name="ce134" table:formula="of:=[Datenbank.E34]" office:value-type="string" office:string-value="M">
            <text:p>M</text:p>
          </table:table-cell>
          <table:table-cell table:style-name="ce12" table:formula="of:=[Datenbank.F34]" office:value-type="string" office:string-value="Budo-Shin">
            <text:p>Budo-Shin</text:p>
          </table:table-cell>
          <table:table-cell table:style-name="ce41" table:formula="of:=[Datenbank.H53]" office:value-type="string" office:string-value=" ">
            <text:p><text:s/></text:p>
          </table:table-cell>
          <table:table-cell table:style-name="ce14" table:formula="of:=[Datenbank.I34]" office:value-type="string" office:string-value="I">
            <text:p>I</text:p>
          </table:table-cell>
          <table:table-cell table:style-name="ce138" table:formula="of:=[Datenbank.AF34]" office:value-type="float" office:value="11">
            <text:p>11</text:p>
          </table:table-cell>
          <table:table-cell table:style-name="ce141" table:formula="of:=[Datenbank.AG34]" office:value-type="float" office:value="11">
            <text:p>11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35]" office:value-type="float" office:value="8">
            <text:p>8</text:p>
          </table:table-cell>
          <table:table-cell table:style-name="ce12" table:formula="of:=[Datenbank.C35]" office:value-type="string" office:string-value="Knobloch">
            <text:p>Knobloch</text:p>
          </table:table-cell>
          <table:table-cell table:style-name="ce12" table:formula="of:=[Datenbank.D35]" office:value-type="string" office:string-value="Marius">
            <text:p>Marius</text:p>
          </table:table-cell>
          <table:table-cell table:style-name="ce134" table:formula="of:=[Datenbank.E35]" office:value-type="string" office:string-value="M">
            <text:p>M</text:p>
          </table:table-cell>
          <table:table-cell table:style-name="ce12" table:formula="of:=[Datenbank.F35]" office:value-type="string" office:string-value="Budo-Shin">
            <text:p>Budo-Shin</text:p>
          </table:table-cell>
          <table:table-cell table:style-name="ce41" table:formula="of:=[Datenbank.H34]" office:value-type="string" office:string-value=" ">
            <text:p><text:s/></text:p>
          </table:table-cell>
          <table:table-cell table:style-name="ce14" table:formula="of:=[Datenbank.I35]" office:value-type="string" office:string-value="II">
            <text:p>II</text:p>
          </table:table-cell>
          <table:table-cell table:style-name="ce138" table:formula="of:=[Datenbank.AF35]" office:value-type="float" office:value="1">
            <text:p>1</text:p>
          </table:table-cell>
          <table:table-cell table:style-name="ce141" table:formula="of:=[Datenbank.AG35]" office:value-type="float" office:value="15">
            <text:p>15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36]" office:value-type="float" office:value="9">
            <text:p>9</text:p>
          </table:table-cell>
          <table:table-cell table:style-name="ce12" table:formula="of:=[Datenbank.C36]" office:value-type="string" office:string-value="Kordes">
            <text:p>Kordes</text:p>
          </table:table-cell>
          <table:table-cell table:style-name="ce12" table:formula="of:=[Datenbank.D36]" office:value-type="string" office:string-value="Dieter">
            <text:p>Dieter</text:p>
          </table:table-cell>
          <table:table-cell table:style-name="ce134" table:formula="of:=[Datenbank.E36]" office:value-type="string" office:string-value="M">
            <text:p>M</text:p>
          </table:table-cell>
          <table:table-cell table:style-name="ce12" table:formula="of:=[Datenbank.F36]" office:value-type="string" office:string-value="Budo-Shin">
            <text:p>Budo-Shin</text:p>
          </table:table-cell>
          <table:table-cell table:style-name="ce41" table:formula="of:=[Datenbank.H41]" office:value-type="string" office:string-value=" ">
            <text:p><text:s/></text:p>
          </table:table-cell>
          <table:table-cell table:style-name="ce14" table:formula="of:=[Datenbank.I36]" office:value-type="string" office:string-value="III">
            <text:p>III</text:p>
          </table:table-cell>
          <table:table-cell table:style-name="ce138" table:formula="of:=[Datenbank.AF36]" office:value-type="float" office:value="25">
            <text:p>25</text:p>
          </table:table-cell>
          <table:table-cell table:style-name="ce141" table:formula="of:=[Datenbank.AG36]" office:value-type="float" office:value="7">
            <text:p>7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37]" office:value-type="float" office:value="12">
            <text:p>12</text:p>
          </table:table-cell>
          <table:table-cell table:style-name="ce12" table:formula="of:=[Datenbank.C37]" office:value-type="string" office:string-value="Huntemann">
            <text:p>Huntemann</text:p>
          </table:table-cell>
          <table:table-cell table:style-name="ce12" table:formula="of:=[Datenbank.D37]" office:value-type="string" office:string-value="Ralf">
            <text:p>Ralf</text:p>
          </table:table-cell>
          <table:table-cell table:style-name="ce134" table:formula="of:=[Datenbank.E37]" office:value-type="string" office:string-value="M">
            <text:p>M</text:p>
          </table:table-cell>
          <table:table-cell table:style-name="ce12" table:formula="of:=[Datenbank.F37]" office:value-type="string" office:string-value="Budo-Shin">
            <text:p>Budo-Shin</text:p>
          </table:table-cell>
          <table:table-cell table:style-name="ce41" table:formula="of:=[Datenbank.H43]" office:value-type="string" office:string-value=" ">
            <text:p><text:s/></text:p>
          </table:table-cell>
          <table:table-cell table:style-name="ce14" table:formula="of:=[Datenbank.I37]" office:value-type="string" office:string-value="I">
            <text:p>I</text:p>
          </table:table-cell>
          <table:table-cell table:style-name="ce138" table:formula="of:=[Datenbank.AF37]" office:value-type="float" office:value="-9">
            <text:p>-9</text:p>
          </table:table-cell>
          <table:table-cell table:style-name="ce141" table:formula="of:=[Datenbank.AG37]" office:value-type="float" office:value="19">
            <text:p>19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38]" office:value-type="float" office:value="13">
            <text:p>13</text:p>
          </table:table-cell>
          <table:table-cell table:style-name="ce12" table:formula="of:=[Datenbank.C38]" office:value-type="string" office:string-value="Troschkin">
            <text:p>Troschkin</text:p>
          </table:table-cell>
          <table:table-cell table:style-name="ce12" table:formula="of:=[Datenbank.D38]" office:value-type="string" office:string-value="Celvin">
            <text:p>Celvin</text:p>
          </table:table-cell>
          <table:table-cell table:style-name="ce134" table:formula="of:=[Datenbank.E38]" office:value-type="string" office:string-value="M">
            <text:p>M</text:p>
          </table:table-cell>
          <table:table-cell table:style-name="ce12" table:formula="of:=[Datenbank.F38]" office:value-type="string" office:string-value="Budo-Shin">
            <text:p>Budo-Shin</text:p>
          </table:table-cell>
          <table:table-cell table:style-name="ce41" table:formula="of:=[Datenbank.H39]" office:value-type="string" office:string-value=" ">
            <text:p><text:s/></text:p>
          </table:table-cell>
          <table:table-cell table:style-name="ce14" table:formula="of:=[Datenbank.I38]" office:value-type="string" office:string-value="I">
            <text:p>I</text:p>
          </table:table-cell>
          <table:table-cell table:style-name="ce138" table:formula="of:=[Datenbank.AF38]" office:value-type="float" office:value="48">
            <text:p>48</text:p>
          </table:table-cell>
          <table:table-cell table:style-name="ce141" table:formula="of:=[Datenbank.AG38]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39]" office:value-type="float" office:value="14">
            <text:p>14</text:p>
          </table:table-cell>
          <table:table-cell table:style-name="ce12" table:formula="of:=[Datenbank.C39]" office:value-type="string" office:string-value="Antholzer">
            <text:p>Antholzer</text:p>
          </table:table-cell>
          <table:table-cell table:style-name="ce12" table:formula="of:=[Datenbank.D39]" office:value-type="string" office:string-value="Marcel">
            <text:p>Marcel</text:p>
          </table:table-cell>
          <table:table-cell table:style-name="ce134" table:formula="of:=[Datenbank.E39]" office:value-type="string" office:string-value="M">
            <text:p>M</text:p>
          </table:table-cell>
          <table:table-cell table:style-name="ce12" table:formula="of:=[Datenbank.F39]" office:value-type="string" office:string-value="Bushikan">
            <text:p>Bushikan</text:p>
          </table:table-cell>
          <table:table-cell table:style-name="ce41" table:formula="of:=[Datenbank.H48]" office:value-type="string" office:string-value=" ">
            <text:p><text:s/></text:p>
          </table:table-cell>
          <table:table-cell table:style-name="ce14" table:formula="of:=[Datenbank.I39]" office:value-type="string" office:string-value="I">
            <text:p>I</text:p>
          </table:table-cell>
          <table:table-cell table:style-name="ce138" table:formula="of:=[Datenbank.AF39]" office:value-type="float" office:value="26">
            <text:p>26</text:p>
          </table:table-cell>
          <table:table-cell table:style-name="ce141" table:formula="of:=[Datenbank.AG39]" office:value-type="float" office:value="6">
            <text:p>6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0]" office:value-type="float" office:value="15">
            <text:p>15</text:p>
          </table:table-cell>
          <table:table-cell table:style-name="ce12" table:formula="of:=[Datenbank.C40]" office:value-type="string" office:string-value="Cyrol">
            <text:p>Cyrol</text:p>
          </table:table-cell>
          <table:table-cell table:style-name="ce12" table:formula="of:=[Datenbank.D40]" office:value-type="string" office:string-value="Florian">
            <text:p>Florian</text:p>
          </table:table-cell>
          <table:table-cell table:style-name="ce134" table:formula="of:=[Datenbank.E40]" office:value-type="string" office:string-value="M">
            <text:p>M</text:p>
          </table:table-cell>
          <table:table-cell table:style-name="ce12" table:formula="of:=[Datenbank.F40]" office:value-type="string" office:string-value="Bushikan">
            <text:p>Bushikan</text:p>
          </table:table-cell>
          <table:table-cell table:style-name="ce136" table:formula="of:=[Datenbank.H30]" office:value-type="string" office:string-value=" ">
            <text:p><text:s/></text:p>
          </table:table-cell>
          <table:table-cell table:style-name="ce14" table:formula="of:=[Datenbank.I40]" office:value-type="string" office:string-value="II">
            <text:p>II</text:p>
          </table:table-cell>
          <table:table-cell table:style-name="ce138" table:formula="of:=[Datenbank.AF40]" office:value-type="float" office:value="21">
            <text:p>21</text:p>
          </table:table-cell>
          <table:table-cell table:style-name="ce141" table:formula="of:=[Datenbank.AG40]" office:value-type="float" office:value="8">
            <text:p>8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1]" office:value-type="float" office:value="17">
            <text:p>17</text:p>
          </table:table-cell>
          <table:table-cell table:style-name="ce12" table:formula="of:=[Datenbank.C41]" office:value-type="string" office:string-value="Raßbach">
            <text:p>Raßbach</text:p>
          </table:table-cell>
          <table:table-cell table:style-name="ce12" table:formula="of:=[Datenbank.D41]" office:value-type="string" office:string-value="Luca">
            <text:p>Luca</text:p>
          </table:table-cell>
          <table:table-cell table:style-name="ce134" table:formula="of:=[Datenbank.E41]" office:value-type="string" office:string-value="M">
            <text:p>M</text:p>
          </table:table-cell>
          <table:table-cell table:style-name="ce12" table:formula="of:=[Datenbank.F41]" office:value-type="string" office:string-value="Bushikan">
            <text:p>Bushikan</text:p>
          </table:table-cell>
          <table:table-cell table:style-name="ce41" table:formula="of:=[Datenbank.H50]" office:value-type="string" office:string-value=" ">
            <text:p><text:s/></text:p>
          </table:table-cell>
          <table:table-cell table:style-name="ce14" table:formula="of:=[Datenbank.I41]" office:value-type="string" office:string-value="I">
            <text:p>I</text:p>
          </table:table-cell>
          <table:table-cell table:style-name="ce138" table:formula="of:=[Datenbank.AF41]" office:value-type="float" office:value="35">
            <text:p>35</text:p>
          </table:table-cell>
          <table:table-cell table:style-name="ce141" table:formula="of:=[Datenbank.AG41]" office:value-type="float" office:value="4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2]" office:value-type="float" office:value="18">
            <text:p>18</text:p>
          </table:table-cell>
          <table:table-cell table:style-name="ce12" table:formula="of:=[Datenbank.C42]" office:value-type="string" office:string-value="Mengede">
            <text:p>Mengede</text:p>
          </table:table-cell>
          <table:table-cell table:style-name="ce12" table:formula="of:=[Datenbank.D42]" office:value-type="string" office:string-value="Michael">
            <text:p>Michael</text:p>
          </table:table-cell>
          <table:table-cell table:style-name="ce134" table:formula="of:=[Datenbank.E42]" office:value-type="string" office:string-value="M">
            <text:p>M</text:p>
          </table:table-cell>
          <table:table-cell table:style-name="ce12" table:formula="of:=[Datenbank.F42]" office:value-type="string" office:string-value="Bushikan">
            <text:p>Bushikan</text:p>
          </table:table-cell>
          <table:table-cell table:style-name="ce41" table:formula="of:=[Datenbank.H46]" office:value-type="string" office:string-value=" ">
            <text:p><text:s/></text:p>
          </table:table-cell>
          <table:table-cell table:style-name="ce14" table:formula="of:=[Datenbank.I42]" office:value-type="string" office:string-value="I">
            <text:p>I</text:p>
          </table:table-cell>
          <table:table-cell table:style-name="ce138" table:formula="of:=[Datenbank.AF42]" office:value-type="float" office:value="5">
            <text:p>5</text:p>
          </table:table-cell>
          <table:table-cell table:style-name="ce141" table:formula="of:=[Datenbank.AG42]" office:value-type="float" office:value="13">
            <text:p>13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3]" office:value-type="float" office:value="19">
            <text:p>19</text:p>
          </table:table-cell>
          <table:table-cell table:style-name="ce12" table:formula="of:=[Datenbank.C43]" office:value-type="string" office:string-value="Wiesrchen">
            <text:p>Wiesrchen</text:p>
          </table:table-cell>
          <table:table-cell table:style-name="ce12" table:formula="of:=[Datenbank.D43]" office:value-type="string" office:string-value="Markus">
            <text:p>Markus</text:p>
          </table:table-cell>
          <table:table-cell table:style-name="ce134" table:formula="of:=[Datenbank.E43]" office:value-type="string" office:string-value="M">
            <text:p>M</text:p>
          </table:table-cell>
          <table:table-cell table:style-name="ce12" table:formula="of:=[Datenbank.F43]" office:value-type="string" office:string-value="Bushikan">
            <text:p>Bushikan</text:p>
          </table:table-cell>
          <table:table-cell table:style-name="ce137" table:formula="of:=[Datenbank.H35]" office:value-type="string" office:string-value=" ">
            <text:p><text:s/></text:p>
          </table:table-cell>
          <table:table-cell table:style-name="ce14" table:formula="of:=[Datenbank.I43]" office:value-type="string" office:string-value="I">
            <text:p>I</text:p>
          </table:table-cell>
          <table:table-cell table:style-name="ce138" table:formula="of:=[Datenbank.AF43]" office:value-type="float" office:value="-999">
            <text:p>-999</text:p>
          </table:table-cell>
          <table:table-cell table:style-name="ce141" table:formula="of:=[Datenbank.AG43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4]" office:value-type="float" office:value="20">
            <text:p>20</text:p>
          </table:table-cell>
          <table:table-cell table:style-name="ce12" table:formula="of:=[Datenbank.C44]" office:value-type="string" office:string-value="Pendergast">
            <text:p>Pendergast</text:p>
          </table:table-cell>
          <table:table-cell table:style-name="ce12" table:formula="of:=[Datenbank.D44]" office:value-type="string" office:string-value="Carolan">
            <text:p>Carolan</text:p>
          </table:table-cell>
          <table:table-cell table:style-name="ce134" table:formula="of:=[Datenbank.E44]" office:value-type="string" office:string-value="M">
            <text:p>M</text:p>
          </table:table-cell>
          <table:table-cell table:style-name="ce12" table:formula="of:=[Datenbank.F44]" office:value-type="string" office:string-value="Dragons Lair">
            <text:p>Dragons Lair</text:p>
          </table:table-cell>
          <table:table-cell table:style-name="ce41" table:formula="of:=[Datenbank.H42]" office:value-type="string" office:string-value=" ">
            <text:p><text:s/></text:p>
          </table:table-cell>
          <table:table-cell table:style-name="ce14" table:formula="of:=[Datenbank.I44]" office:value-type="string" office:string-value="II">
            <text:p>II</text:p>
          </table:table-cell>
          <table:table-cell table:style-name="ce138" table:formula="of:=[Datenbank.AF44]" office:value-type="float" office:value="38">
            <text:p>38</text:p>
          </table:table-cell>
          <table:table-cell table:style-name="ce141" table:formula="of:=[Datenbank.AG44]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5]" office:value-type="float" office:value="21">
            <text:p>21</text:p>
          </table:table-cell>
          <table:table-cell table:style-name="ce12" table:formula="of:=[Datenbank.C45]" office:value-type="string" office:string-value="McEnroe">
            <text:p>McEnroe</text:p>
          </table:table-cell>
          <table:table-cell table:style-name="ce12" table:formula="of:=[Datenbank.D45]" office:value-type="string" office:string-value="Larry">
            <text:p>Larry</text:p>
          </table:table-cell>
          <table:table-cell table:style-name="ce134" table:formula="of:=[Datenbank.E45]" office:value-type="string" office:string-value="M">
            <text:p>M</text:p>
          </table:table-cell>
          <table:table-cell table:style-name="ce12" table:formula="of:=[Datenbank.F45]" office:value-type="string" office:string-value="Dragons Lair">
            <text:p>Dragons Lair</text:p>
          </table:table-cell>
          <table:table-cell table:style-name="ce41" table:formula="of:=[Datenbank.H49]" office:value-type="string" office:string-value=" ">
            <text:p><text:s/></text:p>
          </table:table-cell>
          <table:table-cell table:style-name="ce14" table:formula="of:=[Datenbank.I45]" office:value-type="string" office:string-value="III">
            <text:p>III</text:p>
          </table:table-cell>
          <table:table-cell table:style-name="ce138" table:formula="of:=[Datenbank.AF45]" office:value-type="float" office:value="13">
            <text:p>13</text:p>
          </table:table-cell>
          <table:table-cell table:style-name="ce141" table:formula="of:=[Datenbank.AG45]" office:value-type="float" office:value="10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6]" office:value-type="float" office:value="22">
            <text:p>22</text:p>
          </table:table-cell>
          <table:table-cell table:style-name="ce12" table:formula="of:=[Datenbank.C46]" office:value-type="string" office:string-value="Carthy">
            <text:p>Carthy</text:p>
          </table:table-cell>
          <table:table-cell table:style-name="ce12" table:formula="of:=[Datenbank.D46]" office:value-type="string" office:string-value="Ger">
            <text:p>Ger</text:p>
          </table:table-cell>
          <table:table-cell table:style-name="ce134" table:formula="of:=[Datenbank.E46]" office:value-type="string" office:string-value="M">
            <text:p>M</text:p>
          </table:table-cell>
          <table:table-cell table:style-name="ce12" table:formula="of:=[Datenbank.F46]" office:value-type="string" office:string-value="Dragons Lair">
            <text:p>Dragons Lair</text:p>
          </table:table-cell>
          <table:table-cell table:style-name="ce41" table:formula="of:=[Datenbank.H54]" office:value-type="string" office:string-value=" ">
            <text:p><text:s/></text:p>
          </table:table-cell>
          <table:table-cell table:style-name="ce14" table:formula="of:=[Datenbank.I46]" office:value-type="string" office:string-value="II">
            <text:p>II</text:p>
          </table:table-cell>
          <table:table-cell table:style-name="ce138" table:formula="of:=[Datenbank.AF46]" office:value-type="float" office:value="0">
            <text:p>0</text:p>
          </table:table-cell>
          <table:table-cell table:style-name="ce141" table:formula="of:=[Datenbank.AG46]" office:value-type="float" office:value="16">
            <text:p>16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7]" office:value-type="float" office:value="23">
            <text:p>23</text:p>
          </table:table-cell>
          <table:table-cell table:style-name="ce12" table:formula="of:=[Datenbank.C47]" office:value-type="string" office:string-value="Waters">
            <text:p>Waters</text:p>
          </table:table-cell>
          <table:table-cell table:style-name="ce12" table:formula="of:=[Datenbank.D47]" office:value-type="string" office:string-value="Dave">
            <text:p>Dave</text:p>
          </table:table-cell>
          <table:table-cell table:style-name="ce134" table:formula="of:=[Datenbank.E47]" office:value-type="string" office:string-value="M">
            <text:p>M</text:p>
          </table:table-cell>
          <table:table-cell table:style-name="ce12" table:formula="of:=[Datenbank.F47]" office:value-type="string" office:string-value="Yanagi-No-Ki">
            <text:p>Yanagi-No-Ki</text:p>
          </table:table-cell>
          <table:table-cell table:style-name="ce14" table:formula="of:=[Datenbank.H58]" office:value-type="string" office:string-value=" ">
            <text:p><text:s/></text:p>
          </table:table-cell>
          <table:table-cell table:style-name="ce14" table:formula="of:=[Datenbank.I47]" office:value-type="string" office:string-value="III">
            <text:p>III</text:p>
          </table:table-cell>
          <table:table-cell table:style-name="ce138" table:formula="of:=[Datenbank.AF47]" office:value-type="float" office:value="32">
            <text:p>32</text:p>
          </table:table-cell>
          <table:table-cell table:style-name="ce141" table:formula="of:=[Datenbank.AG47]" office:value-type="float" office:value="5">
            <text:p>5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8]" office:value-type="float" office:value="25">
            <text:p>25</text:p>
          </table:table-cell>
          <table:table-cell table:style-name="ce12" table:formula="of:=[Datenbank.C48]" office:value-type="string" office:string-value="Holmes">
            <text:p>Holmes</text:p>
          </table:table-cell>
          <table:table-cell table:style-name="ce12" table:formula="of:=[Datenbank.D48]" office:value-type="string" office:string-value="Melcom">
            <text:p>Melcom</text:p>
          </table:table-cell>
          <table:table-cell table:style-name="ce134" table:formula="of:=[Datenbank.E48]" office:value-type="string" office:string-value="M">
            <text:p>M</text:p>
          </table:table-cell>
          <table:table-cell table:style-name="ce12" table:formula="of:=[Datenbank.F48]" office:value-type="string" office:string-value="Yanagi-No-Ki">
            <text:p>Yanagi-No-Ki</text:p>
          </table:table-cell>
          <table:table-cell table:style-name="ce41" table:formula="of:=[Datenbank.H56]" office:value-type="string" office:string-value=" ">
            <text:p><text:s/></text:p>
          </table:table-cell>
          <table:table-cell table:style-name="ce14" table:formula="of:=[Datenbank.I48]" office:value-type="string" office:string-value="III">
            <text:p>III</text:p>
          </table:table-cell>
          <table:table-cell table:style-name="ce138" table:formula="of:=[Datenbank.AF48]" office:value-type="float" office:value="3">
            <text:p>3</text:p>
          </table:table-cell>
          <table:table-cell table:style-name="ce141" table:formula="of:=[Datenbank.AG48]" office:value-type="float" office:value="14">
            <text:p>14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49]" office:value-type="float" office:value="26">
            <text:p>26</text:p>
          </table:table-cell>
          <table:table-cell table:style-name="ce12" table:formula="of:=[Datenbank.C49]" office:value-type="string" office:string-value="Aufenberg">
            <text:p>Aufenberg</text:p>
          </table:table-cell>
          <table:table-cell table:style-name="ce12" table:formula="of:=[Datenbank.D49]" office:value-type="string" office:string-value="Reinhold">
            <text:p>Reinhold</text:p>
          </table:table-cell>
          <table:table-cell table:style-name="ce134" table:formula="of:=[Datenbank.E49]" office:value-type="string" office:string-value="M">
            <text:p>M</text:p>
          </table:table-cell>
          <table:table-cell table:style-name="ce12" table:formula="of:=[Datenbank.F49]" office:value-type="string" office:string-value="Senkido Menden">
            <text:p>Senkido Menden</text:p>
          </table:table-cell>
          <table:table-cell table:style-name="ce41" table:formula="of:=[Datenbank.H36]" office:value-type="string" office:string-value=" ">
            <text:p><text:s/></text:p>
          </table:table-cell>
          <table:table-cell table:style-name="ce14" table:formula="of:=[Datenbank.I49]" office:value-type="string" office:string-value="I">
            <text:p>I</text:p>
          </table:table-cell>
          <table:table-cell table:style-name="ce138" table:formula="of:=[Datenbank.AF49]" office:value-type="float" office:value="-33">
            <text:p>-33</text:p>
          </table:table-cell>
          <table:table-cell table:style-name="ce141" table:formula="of:=[Datenbank.AG49]" office:value-type="float" office:value="21">
            <text:p>21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0]" office:value-type="float" office:value="27">
            <text:p>27</text:p>
          </table:table-cell>
          <table:table-cell table:style-name="ce12" table:formula="of:=[Datenbank.C50]" office:value-type="string" office:string-value="Boadella">
            <text:p>Boadella</text:p>
          </table:table-cell>
          <table:table-cell table:style-name="ce12" table:formula="of:=[Datenbank.D50]" office:value-type="string" office:string-value="Franz">
            <text:p>Franz</text:p>
          </table:table-cell>
          <table:table-cell table:style-name="ce134" table:formula="of:=[Datenbank.E50]" office:value-type="string" office:string-value="M">
            <text:p>M</text:p>
          </table:table-cell>
          <table:table-cell table:style-name="ce12" table:formula="of:=[Datenbank.F50]" office:value-type="string" office:string-value="SCV Kreuzlingen">
            <text:p>SCV Kreuzlingen</text:p>
          </table:table-cell>
          <table:table-cell table:style-name="ce41" table:formula="of:=[Datenbank.H51]" office:value-type="string" office:string-value=" ">
            <text:p><text:s/></text:p>
          </table:table-cell>
          <table:table-cell table:style-name="ce14" table:formula="of:=[Datenbank.I50]" office:value-type="string" office:string-value="I">
            <text:p>I</text:p>
          </table:table-cell>
          <table:table-cell table:style-name="ce138" table:formula="of:=[Datenbank.AF50]" office:value-type="float" office:value="-30">
            <text:p>-30</text:p>
          </table:table-cell>
          <table:table-cell table:style-name="ce141" table:formula="of:=[Datenbank.AG50]" office:value-type="float" office:value="20">
            <text:p>20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1]" office:value-type="string" office:string-value=" ">
            <text:p><text:s/></text:p>
          </table:table-cell>
          <table:table-cell table:style-name="ce12" table:formula="of:=[Datenbank.C51]" office:value-type="string" office:string-value=" ">
            <text:p><text:s/></text:p>
          </table:table-cell>
          <table:table-cell table:style-name="ce12" table:formula="of:=[Datenbank.D51]" office:value-type="string" office:string-value=" ">
            <text:p><text:s/></text:p>
          </table:table-cell>
          <table:table-cell table:style-name="ce134" table:formula="of:=[Datenbank.E51]" office:value-type="string" office:string-value="M">
            <text:p>M</text:p>
          </table:table-cell>
          <table:table-cell table:style-name="ce12" table:formula="of:=[Datenbank.F51]" office:value-type="string" office:string-value=" ">
            <text:p><text:s/></text:p>
          </table:table-cell>
          <table:table-cell table:style-name="ce41" table:formula="of:=[Datenbank.H33]" office:value-type="string" office:string-value=" ">
            <text:p><text:s/></text:p>
          </table:table-cell>
          <table:table-cell table:style-name="ce14" table:formula="of:=[Datenbank.I51]" office:value-type="string" office:string-value="xxx">
            <text:p>xxx</text:p>
          </table:table-cell>
          <table:table-cell table:style-name="ce138" table:formula="of:=[Datenbank.AF51]" office:value-type="float" office:value="-999">
            <text:p>-999</text:p>
          </table:table-cell>
          <table:table-cell table:style-name="ce141" table:formula="of:=[Datenbank.AG51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2]" office:value-type="string" office:string-value=" ">
            <text:p><text:s/></text:p>
          </table:table-cell>
          <table:table-cell table:style-name="ce12" table:formula="of:=[Datenbank.C52]" office:value-type="string" office:string-value=" ">
            <text:p><text:s/></text:p>
          </table:table-cell>
          <table:table-cell table:style-name="ce12" table:formula="of:=[Datenbank.D52]" office:value-type="string" office:string-value=" ">
            <text:p><text:s/></text:p>
          </table:table-cell>
          <table:table-cell table:style-name="ce134" table:formula="of:=[Datenbank.E52]" office:value-type="string" office:string-value="M">
            <text:p>M</text:p>
          </table:table-cell>
          <table:table-cell table:style-name="ce12" table:formula="of:=[Datenbank.F52]" office:value-type="string" office:string-value=" ">
            <text:p><text:s/></text:p>
          </table:table-cell>
          <table:table-cell table:style-name="ce41" table:formula="of:=[Datenbank.H38]" office:value-type="string" office:string-value=" ">
            <text:p><text:s/></text:p>
          </table:table-cell>
          <table:table-cell table:style-name="ce14" table:formula="of:=[Datenbank.I52]" office:value-type="string" office:string-value="xxx">
            <text:p>xxx</text:p>
          </table:table-cell>
          <table:table-cell table:style-name="ce138" table:formula="of:=[Datenbank.AF52]" office:value-type="float" office:value="-999">
            <text:p>-999</text:p>
          </table:table-cell>
          <table:table-cell table:style-name="ce141" table:formula="of:=[Datenbank.AG52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3]" office:value-type="string" office:string-value=" ">
            <text:p><text:s/></text:p>
          </table:table-cell>
          <table:table-cell table:style-name="ce12" table:formula="of:=[Datenbank.C53]" office:value-type="string" office:string-value=" ">
            <text:p><text:s/></text:p>
          </table:table-cell>
          <table:table-cell table:style-name="ce12" table:formula="of:=[Datenbank.D53]" office:value-type="string" office:string-value=" ">
            <text:p><text:s/></text:p>
          </table:table-cell>
          <table:table-cell table:style-name="ce134" table:formula="of:=[Datenbank.E53]" office:value-type="string" office:string-value="M">
            <text:p>M</text:p>
          </table:table-cell>
          <table:table-cell table:style-name="ce12" table:formula="of:=[Datenbank.F53]" office:value-type="string" office:string-value=" ">
            <text:p><text:s/></text:p>
          </table:table-cell>
          <table:table-cell table:style-name="ce41" table:formula="of:=[Datenbank.H52]" office:value-type="string" office:string-value=" ">
            <text:p><text:s/></text:p>
          </table:table-cell>
          <table:table-cell table:style-name="ce14" table:formula="of:=[Datenbank.I53]" office:value-type="string" office:string-value="xxx">
            <text:p>xxx</text:p>
          </table:table-cell>
          <table:table-cell table:style-name="ce138" table:formula="of:=[Datenbank.AF53]" office:value-type="float" office:value="-999">
            <text:p>-999</text:p>
          </table:table-cell>
          <table:table-cell table:style-name="ce141" table:formula="of:=[Datenbank.AG53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4]" office:value-type="string" office:string-value=" ">
            <text:p><text:s/></text:p>
          </table:table-cell>
          <table:table-cell table:style-name="ce12" table:formula="of:=[Datenbank.C54]" office:value-type="string" office:string-value=" ">
            <text:p><text:s/></text:p>
          </table:table-cell>
          <table:table-cell table:style-name="ce12" table:formula="of:=[Datenbank.D54]" office:value-type="string" office:string-value=" ">
            <text:p><text:s/></text:p>
          </table:table-cell>
          <table:table-cell table:style-name="ce134" table:formula="of:=[Datenbank.E54]" office:value-type="string" office:string-value="M">
            <text:p>M</text:p>
          </table:table-cell>
          <table:table-cell table:style-name="ce12" table:formula="of:=[Datenbank.F54]" office:value-type="string" office:string-value=" ">
            <text:p><text:s/></text:p>
          </table:table-cell>
          <table:table-cell table:style-name="ce14" table:formula="of:=[Datenbank.H59]" office:value-type="string" office:string-value=" ">
            <text:p><text:s/></text:p>
          </table:table-cell>
          <table:table-cell table:style-name="ce14" table:formula="of:=[Datenbank.I54]" office:value-type="string" office:string-value="xxx">
            <text:p>xxx</text:p>
          </table:table-cell>
          <table:table-cell table:style-name="ce138" table:formula="of:=[Datenbank.AF54]" office:value-type="float" office:value="-999">
            <text:p>-999</text:p>
          </table:table-cell>
          <table:table-cell table:style-name="ce141" table:formula="of:=[Datenbank.AG54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5]" office:value-type="string" office:string-value=" ">
            <text:p><text:s/></text:p>
          </table:table-cell>
          <table:table-cell table:style-name="ce12" table:formula="of:=[Datenbank.C55]" office:value-type="string" office:string-value=" ">
            <text:p><text:s/></text:p>
          </table:table-cell>
          <table:table-cell table:style-name="ce12" table:formula="of:=[Datenbank.D55]" office:value-type="string" office:string-value=" ">
            <text:p><text:s/></text:p>
          </table:table-cell>
          <table:table-cell table:style-name="ce134" table:formula="of:=[Datenbank.E55]" office:value-type="string" office:string-value="M">
            <text:p>M</text:p>
          </table:table-cell>
          <table:table-cell table:style-name="ce12" table:formula="of:=[Datenbank.F55]" office:value-type="string" office:string-value=" ">
            <text:p><text:s/></text:p>
          </table:table-cell>
          <table:table-cell table:style-name="ce14" table:formula="of:=[Datenbank.H57]" office:value-type="string" office:string-value=" ">
            <text:p><text:s/></text:p>
          </table:table-cell>
          <table:table-cell table:style-name="ce14" table:formula="of:=[Datenbank.I55]" office:value-type="string" office:string-value="xxx">
            <text:p>xxx</text:p>
          </table:table-cell>
          <table:table-cell table:style-name="ce138" table:formula="of:=[Datenbank.AF55]" office:value-type="float" office:value="-999">
            <text:p>-999</text:p>
          </table:table-cell>
          <table:table-cell table:style-name="ce141" table:formula="of:=[Datenbank.AG55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6]" office:value-type="string" office:string-value=" ">
            <text:p><text:s/></text:p>
          </table:table-cell>
          <table:table-cell table:style-name="ce12" table:formula="of:=[Datenbank.C56]" office:value-type="string" office:string-value=" ">
            <text:p><text:s/></text:p>
          </table:table-cell>
          <table:table-cell table:style-name="ce12" table:formula="of:=[Datenbank.D56]" office:value-type="string" office:string-value=" ">
            <text:p><text:s/></text:p>
          </table:table-cell>
          <table:table-cell table:style-name="ce134" table:formula="of:=[Datenbank.E56]" office:value-type="string" office:string-value="M">
            <text:p>M</text:p>
          </table:table-cell>
          <table:table-cell table:style-name="ce12" table:formula="of:=[Datenbank.F56]" office:value-type="string" office:string-value=" ">
            <text:p><text:s/></text:p>
          </table:table-cell>
          <table:table-cell table:style-name="ce52" table:formula="of:=[Datenbank.H29]" office:value-type="string" office:string-value=" ">
            <text:p><text:s/></text:p>
          </table:table-cell>
          <table:table-cell table:style-name="ce14" table:formula="of:=[Datenbank.I56]" office:value-type="string" office:string-value="xxx">
            <text:p>xxx</text:p>
          </table:table-cell>
          <table:table-cell table:style-name="ce138" table:formula="of:=[Datenbank.AF56]" office:value-type="float" office:value="-999">
            <text:p>-999</text:p>
          </table:table-cell>
          <table:table-cell table:style-name="ce141" table:formula="of:=[Datenbank.AG56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7]" office:value-type="string" office:string-value=" ">
            <text:p><text:s/></text:p>
          </table:table-cell>
          <table:table-cell table:style-name="ce12" table:formula="of:=[Datenbank.C57]" office:value-type="string" office:string-value=" ">
            <text:p><text:s/></text:p>
          </table:table-cell>
          <table:table-cell table:style-name="ce12" table:formula="of:=[Datenbank.D57]" office:value-type="string" office:string-value=" ">
            <text:p><text:s/></text:p>
          </table:table-cell>
          <table:table-cell table:style-name="ce134" table:formula="of:=[Datenbank.E57]" office:value-type="string" office:string-value="M">
            <text:p>M</text:p>
          </table:table-cell>
          <table:table-cell table:style-name="ce12" table:formula="of:=[Datenbank.F57]" office:value-type="string" office:string-value=" ">
            <text:p><text:s/></text:p>
          </table:table-cell>
          <table:table-cell table:style-name="ce41" table:formula="of:=[Datenbank.H40]" office:value-type="string" office:string-value=" ">
            <text:p><text:s/></text:p>
          </table:table-cell>
          <table:table-cell table:style-name="ce14" table:formula="of:=[Datenbank.I57]" office:value-type="string" office:string-value="xxx">
            <text:p>xxx</text:p>
          </table:table-cell>
          <table:table-cell table:style-name="ce138" table:formula="of:=[Datenbank.AF57]" office:value-type="float" office:value="-999">
            <text:p>-999</text:p>
          </table:table-cell>
          <table:table-cell table:style-name="ce141" table:formula="of:=[Datenbank.AG57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8]" office:value-type="string" office:string-value=" ">
            <text:p><text:s/></text:p>
          </table:table-cell>
          <table:table-cell table:style-name="ce12" table:formula="of:=[Datenbank.C58]" office:value-type="string" office:string-value=" ">
            <text:p><text:s/></text:p>
          </table:table-cell>
          <table:table-cell table:style-name="ce12" table:formula="of:=[Datenbank.D58]" office:value-type="string" office:string-value=" ">
            <text:p><text:s/></text:p>
          </table:table-cell>
          <table:table-cell table:style-name="ce134" table:formula="of:=[Datenbank.E58]" office:value-type="string" office:string-value="M">
            <text:p>M</text:p>
          </table:table-cell>
          <table:table-cell table:style-name="ce12" table:formula="of:=[Datenbank.F58]" office:value-type="string" office:string-value=" ">
            <text:p><text:s/></text:p>
          </table:table-cell>
          <table:table-cell table:style-name="ce14" table:formula="of:=[Datenbank.H32]" office:value-type="string" office:string-value=" ">
            <text:p><text:s/></text:p>
          </table:table-cell>
          <table:table-cell table:style-name="ce14" table:formula="of:=[Datenbank.I58]" office:value-type="string" office:string-value="xxx">
            <text:p>xxx</text:p>
          </table:table-cell>
          <table:table-cell table:style-name="ce138" table:formula="of:=[Datenbank.AF58]" office:value-type="float" office:value="-999">
            <text:p>-999</text:p>
          </table:table-cell>
          <table:table-cell table:style-name="ce141" table:formula="of:=[Datenbank.AG5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59]" office:value-type="string" office:string-value=" ">
            <text:p><text:s/></text:p>
          </table:table-cell>
          <table:table-cell table:style-name="ce12" table:formula="of:=[Datenbank.C59]" office:value-type="string" office:string-value=" ">
            <text:p><text:s/></text:p>
          </table:table-cell>
          <table:table-cell table:style-name="ce12" table:formula="of:=[Datenbank.D59]" office:value-type="string" office:string-value=" ">
            <text:p><text:s/></text:p>
          </table:table-cell>
          <table:table-cell table:style-name="ce134" table:formula="of:=[Datenbank.E59]" office:value-type="string" office:string-value="M">
            <text:p>M</text:p>
          </table:table-cell>
          <table:table-cell table:style-name="ce12" table:formula="of:=[Datenbank.F59]" office:value-type="string" office:string-value=" ">
            <text:p><text:s/></text:p>
          </table:table-cell>
          <table:table-cell table:style-name="ce41" table:formula="of:=[Datenbank.H55]" office:value-type="string" office:string-value=" ">
            <text:p><text:s/></text:p>
          </table:table-cell>
          <table:table-cell table:style-name="ce14" table:formula="of:=[Datenbank.I59]" office:value-type="string" office:string-value="xxx">
            <text:p>xxx</text:p>
          </table:table-cell>
          <table:table-cell table:style-name="ce138" table:formula="of:=[Datenbank.AF59]" office:value-type="float" office:value="-999">
            <text:p>-999</text:p>
          </table:table-cell>
          <table:table-cell table:style-name="ce141" table:formula="of:=[Datenbank.AG59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0]" office:value-type="string" office:string-value=" ">
            <text:p><text:s/></text:p>
          </table:table-cell>
          <table:table-cell table:style-name="ce12" table:formula="of:=[Datenbank.C60]" office:value-type="string" office:string-value=" ">
            <text:p><text:s/></text:p>
          </table:table-cell>
          <table:table-cell table:style-name="ce12" table:formula="of:=[Datenbank.D60]" office:value-type="string" office:string-value=" ">
            <text:p><text:s/></text:p>
          </table:table-cell>
          <table:table-cell table:style-name="ce134" table:formula="of:=[Datenbank.E60]" office:value-type="string" office:string-value="M">
            <text:p>M</text:p>
          </table:table-cell>
          <table:table-cell table:style-name="ce12" table:formula="of:=[Datenbank.F60]" office:value-type="string" office:string-value=" ">
            <text:p><text:s/></text:p>
          </table:table-cell>
          <table:table-cell table:style-name="ce14" table:formula="of:=[Datenbank.H60]" office:value-type="string" office:string-value=" ">
            <text:p><text:s/></text:p>
          </table:table-cell>
          <table:table-cell table:style-name="ce14" table:formula="of:=[Datenbank.I60]" office:value-type="string" office:string-value="xxx">
            <text:p>xxx</text:p>
          </table:table-cell>
          <table:table-cell table:style-name="ce138" table:formula="of:=[Datenbank.AF60]" office:value-type="float" office:value="-999">
            <text:p>-999</text:p>
          </table:table-cell>
          <table:table-cell table:style-name="ce141" table:formula="of:=[Datenbank.AG60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formula="of:=[Datenbank.B61]" office:value-type="string" office:string-value=" ">
            <text:p><text:s/></text:p>
          </table:table-cell>
          <table:table-cell table:style-name="ce1" table:formula="of:=[Datenbank.C61]" office:value-type="string" office:string-value=" ">
            <text:p><text:s/></text:p>
          </table:table-cell>
          <table:table-cell table:style-name="ce1" table:formula="of:=[Datenbank.D61]" office:value-type="string" office:string-value=" ">
            <text:p><text:s/></text:p>
          </table:table-cell>
          <table:table-cell table:formula="of:=[Datenbank.E61]" office:value-type="string" office:string-value=" ">
            <text:p><text:s/></text:p>
          </table:table-cell>
          <table:table-cell table:style-name="ce1" table:formula="of:=[Datenbank.F61]" office:value-type="string" office:string-value=" ">
            <text:p><text:s/></text:p>
          </table:table-cell>
          <table:table-cell table:style-name="ce1"/>
          <table:table-cell table:style-name="ce1" table:formula="of:=[Datenbank.I61]" office:value-type="string" office:string-value=" ">
            <text:p><text:s/></text:p>
          </table:table-cell>
          <table:table-cell table:style-name="ce23" table:formula="of:=[Datenbank.M6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62]" office:value-type="string" office:string-value=" ">
            <text:p><text:s/></text:p>
          </table:table-cell>
          <table:table-cell table:style-name="ce1" table:formula="of:=[Datenbank.C62]" office:value-type="string" office:string-value=" ">
            <text:p><text:s/></text:p>
          </table:table-cell>
          <table:table-cell table:style-name="ce1" table:formula="of:=[Datenbank.D62]" office:value-type="string" office:string-value=" ">
            <text:p><text:s/></text:p>
          </table:table-cell>
          <table:table-cell table:formula="of:=[Datenbank.E62]" office:value-type="string" office:string-value=" ">
            <text:p><text:s/></text:p>
          </table:table-cell>
          <table:table-cell table:style-name="ce1" table:formula="of:=[Datenbank.F62]" office:value-type="string" office:string-value=" ">
            <text:p><text:s/></text:p>
          </table:table-cell>
          <table:table-cell table:style-name="ce1"/>
          <table:table-cell table:style-name="ce1" table:formula="of:=[Datenbank.I62]" office:value-type="string" office:string-value=" ">
            <text:p><text:s/></text:p>
          </table:table-cell>
          <table:table-cell table:style-name="ce23" table:formula="of:=[Datenbank.M6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style-name="ce12" table:formula="of:=[Datenbank.B63]" office:value-type="float" office:value="51">
            <text:p>51</text:p>
          </table:table-cell>
          <table:table-cell table:style-name="ce12" table:formula="of:=[Datenbank.C63]" office:value-type="string" office:string-value="Nitsche">
            <text:p>Nitsche</text:p>
          </table:table-cell>
          <table:table-cell table:style-name="ce12" table:formula="of:=[Datenbank.D63]" office:value-type="string" office:string-value="Mathis">
            <text:p>Mathis</text:p>
          </table:table-cell>
          <table:table-cell table:style-name="ce135" table:formula="of:=[Datenbank.E63]" office:value-type="string" office:string-value="K">
            <text:p>K</text:p>
          </table:table-cell>
          <table:table-cell table:style-name="ce12" table:formula="of:=[Datenbank.F63]" office:value-type="string" office:string-value="Budo-Shin">
            <text:p>Budo-Shin</text:p>
          </table:table-cell>
          <table:table-cell table:style-name="ce14" table:formula="of:=[Datenbank.H63]" office:value-type="string" office:string-value="Kyu 6">
            <text:p>Kyu 6</text:p>
          </table:table-cell>
          <table:table-cell table:style-name="ce14" table:formula="of:=[Datenbank.I63]" office:value-type="string" office:string-value="K ">
            <text:p>K </text:p>
          </table:table-cell>
          <table:table-cell table:style-name="ce138" table:formula="of:=[Datenbank.AF63]" office:value-type="float" office:value="3">
            <text:p>3</text:p>
          </table:table-cell>
          <table:table-cell table:style-name="ce142" table:formula="of:=[Datenbank.AG63]" office:value-type="float" office:value="1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4]" office:value-type="float" office:value="52">
            <text:p>52</text:p>
          </table:table-cell>
          <table:table-cell table:style-name="ce12" table:formula="of:=[Datenbank.C64]" office:value-type="string" office:string-value="Nitsche">
            <text:p>Nitsche</text:p>
          </table:table-cell>
          <table:table-cell table:style-name="ce12" table:formula="of:=[Datenbank.D64]" office:value-type="string" office:string-value="Bastian">
            <text:p>Bastian</text:p>
          </table:table-cell>
          <table:table-cell table:style-name="ce135" table:formula="of:=[Datenbank.E64]" office:value-type="string" office:string-value="K">
            <text:p>K</text:p>
          </table:table-cell>
          <table:table-cell table:style-name="ce12" table:formula="of:=[Datenbank.F64]" office:value-type="string" office:string-value="Budo-Shin">
            <text:p>Budo-Shin</text:p>
          </table:table-cell>
          <table:table-cell table:style-name="ce14" table:formula="of:=[Datenbank.H64]" office:value-type="string" office:string-value="Kyu 6">
            <text:p>Kyu 6</text:p>
          </table:table-cell>
          <table:table-cell table:style-name="ce14" table:formula="of:=[Datenbank.I64]" office:value-type="string" office:string-value="K ">
            <text:p>K </text:p>
          </table:table-cell>
          <table:table-cell table:style-name="ce138" table:formula="of:=[Datenbank.AF64]" office:value-type="float" office:value="1">
            <text:p>1</text:p>
          </table:table-cell>
          <table:table-cell table:style-name="ce142" table:formula="of:=[Datenbank.AG64]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5]" office:value-type="float" office:value="53">
            <text:p>53</text:p>
          </table:table-cell>
          <table:table-cell table:style-name="ce12" table:formula="of:=[Datenbank.C65]" office:value-type="string" office:string-value="Kölling">
            <text:p>Kölling</text:p>
          </table:table-cell>
          <table:table-cell table:style-name="ce12" table:formula="of:=[Datenbank.D65]" office:value-type="string" office:string-value="Florian">
            <text:p>Florian</text:p>
          </table:table-cell>
          <table:table-cell table:style-name="ce135" table:formula="of:=[Datenbank.E65]" office:value-type="string" office:string-value="K">
            <text:p>K</text:p>
          </table:table-cell>
          <table:table-cell table:style-name="ce12" table:formula="of:=[Datenbank.F65]" office:value-type="string" office:string-value="Budo-Shin">
            <text:p>Budo-Shin</text:p>
          </table:table-cell>
          <table:table-cell table:style-name="ce14" table:formula="of:=[Datenbank.H65]" office:value-type="string" office:string-value="Kyu 6">
            <text:p>Kyu 6</text:p>
          </table:table-cell>
          <table:table-cell table:style-name="ce14" table:formula="of:=[Datenbank.I65]" office:value-type="string" office:string-value="K ">
            <text:p>K </text:p>
          </table:table-cell>
          <table:table-cell table:style-name="ce138" table:formula="of:=[Datenbank.AF65]" office:value-type="float" office:value="-8">
            <text:p>-8</text:p>
          </table:table-cell>
          <table:table-cell table:style-name="ce142" table:formula="of:=[Datenbank.AG65]" office:value-type="float" office:value="4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6]" office:value-type="float" office:value="54">
            <text:p>54</text:p>
          </table:table-cell>
          <table:table-cell table:style-name="ce12" table:formula="of:=[Datenbank.C66]" office:value-type="string" office:string-value="Kharlef">
            <text:p>Kharlef</text:p>
          </table:table-cell>
          <table:table-cell table:style-name="ce12" table:formula="of:=[Datenbank.D66]" office:value-type="string" office:string-value="Kastro">
            <text:p>Kastro</text:p>
          </table:table-cell>
          <table:table-cell table:style-name="ce135" table:formula="of:=[Datenbank.E66]" office:value-type="string" office:string-value="K">
            <text:p>K</text:p>
          </table:table-cell>
          <table:table-cell table:style-name="ce12" table:formula="of:=[Datenbank.F66]" office:value-type="string" office:string-value="Budo-Shin">
            <text:p>Budo-Shin</text:p>
          </table:table-cell>
          <table:table-cell table:style-name="ce14" table:formula="of:=[Datenbank.H66]" office:value-type="string" office:string-value="Kyu 6">
            <text:p>Kyu 6</text:p>
          </table:table-cell>
          <table:table-cell table:style-name="ce14" table:formula="of:=[Datenbank.I66]" office:value-type="string" office:string-value="K ">
            <text:p>K </text:p>
          </table:table-cell>
          <table:table-cell table:style-name="ce138" table:formula="of:=[Datenbank.AF66]" office:value-type="float" office:value="-2">
            <text:p>-2</text:p>
          </table:table-cell>
          <table:table-cell table:style-name="ce142" table:formula="of:=[Datenbank.AG66]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7]" office:value-type="string" office:string-value=" ">
            <text:p><text:s/></text:p>
          </table:table-cell>
          <table:table-cell table:style-name="ce12" table:formula="of:=[Datenbank.C67]" office:value-type="string" office:string-value=" ">
            <text:p><text:s/></text:p>
          </table:table-cell>
          <table:table-cell table:style-name="ce12" table:formula="of:=[Datenbank.D67]" office:value-type="string" office:string-value=" ">
            <text:p><text:s/></text:p>
          </table:table-cell>
          <table:table-cell table:style-name="ce135" table:formula="of:=[Datenbank.E67]" office:value-type="string" office:string-value="K">
            <text:p>K</text:p>
          </table:table-cell>
          <table:table-cell table:style-name="ce12" table:formula="of:=[Datenbank.F67]" office:value-type="string" office:string-value=" ">
            <text:p><text:s/></text:p>
          </table:table-cell>
          <table:table-cell table:style-name="ce14" table:formula="of:=[Datenbank.H67]" office:value-type="string" office:string-value=" ">
            <text:p><text:s/></text:p>
          </table:table-cell>
          <table:table-cell table:style-name="ce14" table:formula="of:=[Datenbank.I67]" office:value-type="string" office:string-value="K ">
            <text:p>K </text:p>
          </table:table-cell>
          <table:table-cell table:style-name="ce138" table:formula="of:=[Datenbank.AF67]" office:value-type="float" office:value="-999">
            <text:p>-999</text:p>
          </table:table-cell>
          <table:table-cell table:style-name="ce142" table:formula="of:=[Datenbank.AG67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8]" office:value-type="string" office:string-value=" ">
            <text:p><text:s/></text:p>
          </table:table-cell>
          <table:table-cell table:style-name="ce12" table:formula="of:=[Datenbank.C68]" office:value-type="string" office:string-value=" ">
            <text:p><text:s/></text:p>
          </table:table-cell>
          <table:table-cell table:style-name="ce12" table:formula="of:=[Datenbank.D68]" office:value-type="string" office:string-value=" ">
            <text:p><text:s/></text:p>
          </table:table-cell>
          <table:table-cell table:style-name="ce135" table:formula="of:=[Datenbank.E68]" office:value-type="string" office:string-value="K">
            <text:p>K</text:p>
          </table:table-cell>
          <table:table-cell table:style-name="ce12" table:formula="of:=[Datenbank.F68]" office:value-type="string" office:string-value=" ">
            <text:p><text:s/></text:p>
          </table:table-cell>
          <table:table-cell table:style-name="ce14" table:formula="of:=[Datenbank.H68]" office:value-type="string" office:string-value=" ">
            <text:p><text:s/></text:p>
          </table:table-cell>
          <table:table-cell table:style-name="ce14" table:formula="of:=[Datenbank.I68]" office:value-type="string" office:string-value="K ">
            <text:p>K </text:p>
          </table:table-cell>
          <table:table-cell table:style-name="ce138" table:formula="of:=[Datenbank.AF68]" office:value-type="float" office:value="-999">
            <text:p>-999</text:p>
          </table:table-cell>
          <table:table-cell table:style-name="ce142" table:formula="of:=[Datenbank.AG6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69]" office:value-type="string" office:string-value=" ">
            <text:p><text:s/></text:p>
          </table:table-cell>
          <table:table-cell table:style-name="ce12" table:formula="of:=[Datenbank.C69]" office:value-type="string" office:string-value=" ">
            <text:p><text:s/></text:p>
          </table:table-cell>
          <table:table-cell table:style-name="ce12" table:formula="of:=[Datenbank.D69]" office:value-type="string" office:string-value=" ">
            <text:p><text:s/></text:p>
          </table:table-cell>
          <table:table-cell table:style-name="ce135" table:formula="of:=[Datenbank.E69]" office:value-type="string" office:string-value="K">
            <text:p>K</text:p>
          </table:table-cell>
          <table:table-cell table:style-name="ce12" table:formula="of:=[Datenbank.F69]" office:value-type="string" office:string-value=" ">
            <text:p><text:s/></text:p>
          </table:table-cell>
          <table:table-cell table:style-name="ce14" table:formula="of:=[Datenbank.H69]" office:value-type="string" office:string-value=" ">
            <text:p><text:s/></text:p>
          </table:table-cell>
          <table:table-cell table:style-name="ce14" table:formula="of:=[Datenbank.I69]" office:value-type="string" office:string-value="K ">
            <text:p>K </text:p>
          </table:table-cell>
          <table:table-cell table:style-name="ce138" table:formula="of:=[Datenbank.AF69]" office:value-type="float" office:value="-999">
            <text:p>-999</text:p>
          </table:table-cell>
          <table:table-cell table:style-name="ce142" table:formula="of:=[Datenbank.AG69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formula="of:=[Datenbank.B70]" office:value-type="string" office:string-value=" ">
            <text:p><text:s/></text:p>
          </table:table-cell>
          <table:table-cell table:style-name="ce1" table:formula="of:=[Datenbank.C70]" office:value-type="string" office:string-value=" ">
            <text:p><text:s/></text:p>
          </table:table-cell>
          <table:table-cell table:style-name="ce1" table:formula="of:=[Datenbank.D70]" office:value-type="string" office:string-value=" ">
            <text:p><text:s/></text:p>
          </table:table-cell>
          <table:table-cell table:formula="of:=[Datenbank.E70]" office:value-type="string" office:string-value=" ">
            <text:p><text:s/></text:p>
          </table:table-cell>
          <table:table-cell table:style-name="ce1" table:formula="of:=[Datenbank.F70]" office:value-type="string" office:string-value=" ">
            <text:p><text:s/></text:p>
          </table:table-cell>
          <table:table-cell table:style-name="ce1" table:number-columns-repeated="2"/>
          <table:table-cell table:style-name="ce23" table:formula="of:=[Datenbank.M7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1]" office:value-type="string" office:string-value=" ">
            <text:p><text:s/></text:p>
          </table:table-cell>
          <table:table-cell table:style-name="ce1" table:formula="of:=[Datenbank.C71]" office:value-type="string" office:string-value=" ">
            <text:p><text:s/></text:p>
          </table:table-cell>
          <table:table-cell table:style-name="ce1" table:formula="of:=[Datenbank.D71]" office:value-type="string" office:string-value=" ">
            <text:p><text:s/></text:p>
          </table:table-cell>
          <table:table-cell table:formula="of:=[Datenbank.E71]" office:value-type="string" office:string-value=" ">
            <text:p><text:s/></text:p>
          </table:table-cell>
          <table:table-cell table:style-name="ce1" table:formula="of:=[Datenbank.F71]" office:value-type="string" office:string-value=" ">
            <text:p><text:s/></text:p>
          </table:table-cell>
          <table:table-cell table:style-name="ce1"/>
          <table:table-cell table:style-name="ce1" table:formula="of:=[Datenbank.I71]" office:value-type="string" office:string-value=" ">
            <text:p><text:s/></text:p>
          </table:table-cell>
          <table:table-cell table:style-name="ce23" table:formula="of:=[Datenbank.M7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2]" office:value-type="string" office:string-value=" ">
            <text:p><text:s/></text:p>
          </table:table-cell>
          <table:table-cell table:style-name="ce1" table:formula="of:=[Datenbank.C72]" office:value-type="string" office:string-value=" ">
            <text:p><text:s/></text:p>
          </table:table-cell>
          <table:table-cell table:style-name="ce1" table:formula="of:=[Datenbank.D72]" office:value-type="string" office:string-value=" ">
            <text:p><text:s/></text:p>
          </table:table-cell>
          <table:table-cell table:formula="of:=[Datenbank.E72]" office:value-type="string" office:string-value=" ">
            <text:p><text:s/></text:p>
          </table:table-cell>
          <table:table-cell table:style-name="ce1" table:formula="of:=[Datenbank.F72]" office:value-type="string" office:string-value=" ">
            <text:p><text:s/></text:p>
          </table:table-cell>
          <table:table-cell table:style-name="ce1"/>
          <table:table-cell table:style-name="ce1" table:formula="of:=[Datenbank.I72]" office:value-type="string" office:string-value=" ">
            <text:p><text:s/></text:p>
          </table:table-cell>
          <table:table-cell table:style-name="ce23" table:formula="of:=[Datenbank.M7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3]" office:value-type="string" office:string-value=" ">
            <text:p><text:s/></text:p>
          </table:table-cell>
          <table:table-cell table:style-name="ce1" table:formula="of:=[Datenbank.C73]" office:value-type="string" office:string-value=" ">
            <text:p><text:s/></text:p>
          </table:table-cell>
          <table:table-cell table:style-name="ce1" table:formula="of:=[Datenbank.D73]" office:value-type="string" office:string-value=" ">
            <text:p><text:s/></text:p>
          </table:table-cell>
          <table:table-cell table:formula="of:=[Datenbank.E73]" office:value-type="string" office:string-value=" ">
            <text:p><text:s/></text:p>
          </table:table-cell>
          <table:table-cell table:style-name="ce1" table:formula="of:=[Datenbank.F73]" office:value-type="string" office:string-value=" ">
            <text:p><text:s/></text:p>
          </table:table-cell>
          <table:table-cell table:style-name="ce1"/>
          <table:table-cell table:style-name="ce1" table:formula="of:=[Datenbank.I73]" office:value-type="string" office:string-value=" ">
            <text:p><text:s/></text:p>
          </table:table-cell>
          <table:table-cell table:style-name="ce23" table:formula="of:=[Datenbank.M7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4]" office:value-type="string" office:string-value=" ">
            <text:p><text:s/></text:p>
          </table:table-cell>
          <table:table-cell table:style-name="ce1" table:formula="of:=[Datenbank.C74]" office:value-type="string" office:string-value=" ">
            <text:p><text:s/></text:p>
          </table:table-cell>
          <table:table-cell table:style-name="ce1" table:formula="of:=[Datenbank.D74]" office:value-type="string" office:string-value=" ">
            <text:p><text:s/></text:p>
          </table:table-cell>
          <table:table-cell table:formula="of:=[Datenbank.E74]" office:value-type="string" office:string-value=" ">
            <text:p><text:s/></text:p>
          </table:table-cell>
          <table:table-cell table:style-name="ce1" table:formula="of:=[Datenbank.F74]" office:value-type="string" office:string-value=" ">
            <text:p><text:s/></text:p>
          </table:table-cell>
          <table:table-cell table:style-name="ce1"/>
          <table:table-cell table:style-name="ce1" table:formula="of:=[Datenbank.I74]" office:value-type="string" office:string-value=" ">
            <text:p><text:s/></text:p>
          </table:table-cell>
          <table:table-cell table:style-name="ce23" table:formula="of:=[Datenbank.M7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5]" office:value-type="string" office:string-value=" ">
            <text:p><text:s/></text:p>
          </table:table-cell>
          <table:table-cell table:style-name="ce1" table:formula="of:=[Datenbank.C75]" office:value-type="string" office:string-value=" ">
            <text:p><text:s/></text:p>
          </table:table-cell>
          <table:table-cell table:style-name="ce1" table:formula="of:=[Datenbank.D75]" office:value-type="string" office:string-value=" ">
            <text:p><text:s/></text:p>
          </table:table-cell>
          <table:table-cell table:formula="of:=[Datenbank.E75]" office:value-type="string" office:string-value=" ">
            <text:p><text:s/></text:p>
          </table:table-cell>
          <table:table-cell table:style-name="ce1" table:formula="of:=[Datenbank.F75]" office:value-type="string" office:string-value=" ">
            <text:p><text:s/></text:p>
          </table:table-cell>
          <table:table-cell table:style-name="ce1"/>
          <table:table-cell table:style-name="ce1" table:formula="of:=[Datenbank.I75]" office:value-type="string" office:string-value=" ">
            <text:p><text:s/></text:p>
          </table:table-cell>
          <table:table-cell table:style-name="ce23" table:formula="of:=[Datenbank.M7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6]" office:value-type="string" office:string-value=" ">
            <text:p><text:s/></text:p>
          </table:table-cell>
          <table:table-cell table:style-name="ce1" table:formula="of:=[Datenbank.C76]" office:value-type="string" office:string-value=" ">
            <text:p><text:s/></text:p>
          </table:table-cell>
          <table:table-cell table:style-name="ce1" table:formula="of:=[Datenbank.D76]" office:value-type="string" office:string-value=" ">
            <text:p><text:s/></text:p>
          </table:table-cell>
          <table:table-cell table:formula="of:=[Datenbank.E76]" office:value-type="string" office:string-value=" ">
            <text:p><text:s/></text:p>
          </table:table-cell>
          <table:table-cell table:style-name="ce1" table:formula="of:=[Datenbank.F76]" office:value-type="string" office:string-value=" ">
            <text:p><text:s/></text:p>
          </table:table-cell>
          <table:table-cell table:style-name="ce1"/>
          <table:table-cell table:style-name="ce1" table:formula="of:=[Datenbank.I76]" office:value-type="string" office:string-value=" ">
            <text:p><text:s/></text:p>
          </table:table-cell>
          <table:table-cell table:style-name="ce23" table:formula="of:=[Datenbank.M7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7]" office:value-type="string" office:string-value=" ">
            <text:p><text:s/></text:p>
          </table:table-cell>
          <table:table-cell table:style-name="ce1" table:formula="of:=[Datenbank.C77]" office:value-type="string" office:string-value=" ">
            <text:p><text:s/></text:p>
          </table:table-cell>
          <table:table-cell table:style-name="ce1" table:formula="of:=[Datenbank.D77]" office:value-type="string" office:string-value=" ">
            <text:p><text:s/></text:p>
          </table:table-cell>
          <table:table-cell table:formula="of:=[Datenbank.E77]" office:value-type="string" office:string-value=" ">
            <text:p><text:s/></text:p>
          </table:table-cell>
          <table:table-cell table:style-name="ce1" table:formula="of:=[Datenbank.F77]" office:value-type="string" office:string-value=" ">
            <text:p><text:s/></text:p>
          </table:table-cell>
          <table:table-cell table:style-name="ce1"/>
          <table:table-cell table:style-name="ce1" table:formula="of:=[Datenbank.I77]" office:value-type="string" office:string-value=" ">
            <text:p><text:s/></text:p>
          </table:table-cell>
          <table:table-cell table:style-name="ce23" table:formula="of:=[Datenbank.M7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8]" office:value-type="string" office:string-value=" ">
            <text:p><text:s/></text:p>
          </table:table-cell>
          <table:table-cell table:style-name="ce1" table:formula="of:=[Datenbank.C78]" office:value-type="string" office:string-value=" ">
            <text:p><text:s/></text:p>
          </table:table-cell>
          <table:table-cell table:style-name="ce1" table:formula="of:=[Datenbank.D78]" office:value-type="string" office:string-value=" ">
            <text:p><text:s/></text:p>
          </table:table-cell>
          <table:table-cell table:formula="of:=[Datenbank.E78]" office:value-type="string" office:string-value=" ">
            <text:p><text:s/></text:p>
          </table:table-cell>
          <table:table-cell table:style-name="ce1" table:formula="of:=[Datenbank.F78]" office:value-type="string" office:string-value=" ">
            <text:p><text:s/></text:p>
          </table:table-cell>
          <table:table-cell table:style-name="ce1"/>
          <table:table-cell table:style-name="ce1" table:formula="of:=[Datenbank.I78]" office:value-type="string" office:string-value=" ">
            <text:p><text:s/></text:p>
          </table:table-cell>
          <table:table-cell table:style-name="ce23" table:formula="of:=[Datenbank.M7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9]" office:value-type="string" office:string-value=" ">
            <text:p><text:s/></text:p>
          </table:table-cell>
          <table:table-cell table:style-name="ce1" table:formula="of:=[Datenbank.C79]" office:value-type="string" office:string-value=" ">
            <text:p><text:s/></text:p>
          </table:table-cell>
          <table:table-cell table:style-name="ce1" table:formula="of:=[Datenbank.D79]" office:value-type="string" office:string-value=" ">
            <text:p><text:s/></text:p>
          </table:table-cell>
          <table:table-cell table:formula="of:=[Datenbank.E79]" office:value-type="string" office:string-value=" ">
            <text:p><text:s/></text:p>
          </table:table-cell>
          <table:table-cell table:style-name="ce1" table:formula="of:=[Datenbank.F79]" office:value-type="string" office:string-value=" ">
            <text:p><text:s/></text:p>
          </table:table-cell>
          <table:table-cell table:style-name="ce1"/>
          <table:table-cell table:style-name="ce1" table:formula="of:=[Datenbank.I79]" office:value-type="string" office:string-value=" ">
            <text:p><text:s/></text:p>
          </table:table-cell>
          <table:table-cell table:style-name="ce23" table:formula="of:=[Datenbank.M7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0]" office:value-type="string" office:string-value=" ">
            <text:p><text:s/></text:p>
          </table:table-cell>
          <table:table-cell table:style-name="ce1" table:formula="of:=[Datenbank.C80]" office:value-type="string" office:string-value=" ">
            <text:p><text:s/></text:p>
          </table:table-cell>
          <table:table-cell table:style-name="ce1" table:formula="of:=[Datenbank.D80]" office:value-type="string" office:string-value=" ">
            <text:p><text:s/></text:p>
          </table:table-cell>
          <table:table-cell table:formula="of:=[Datenbank.E80]" office:value-type="string" office:string-value=" ">
            <text:p><text:s/></text:p>
          </table:table-cell>
          <table:table-cell table:style-name="ce1" table:formula="of:=[Datenbank.F80]" office:value-type="string" office:string-value=" ">
            <text:p><text:s/></text:p>
          </table:table-cell>
          <table:table-cell table:style-name="ce1"/>
          <table:table-cell table:style-name="ce1" table:formula="of:=[Datenbank.I80]" office:value-type="string" office:string-value=" ">
            <text:p><text:s/></text:p>
          </table:table-cell>
          <table:table-cell table:style-name="ce23" table:formula="of:=[Datenbank.M8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1]" office:value-type="string" office:string-value=" ">
            <text:p><text:s/></text:p>
          </table:table-cell>
          <table:table-cell table:style-name="ce1" table:formula="of:=[Datenbank.C81]" office:value-type="string" office:string-value=" ">
            <text:p><text:s/></text:p>
          </table:table-cell>
          <table:table-cell table:style-name="ce1" table:formula="of:=[Datenbank.D81]" office:value-type="string" office:string-value=" ">
            <text:p><text:s/></text:p>
          </table:table-cell>
          <table:table-cell table:formula="of:=[Datenbank.E81]" office:value-type="string" office:string-value=" ">
            <text:p><text:s/></text:p>
          </table:table-cell>
          <table:table-cell table:style-name="ce1" table:formula="of:=[Datenbank.F81]" office:value-type="string" office:string-value=" ">
            <text:p><text:s/></text:p>
          </table:table-cell>
          <table:table-cell table:style-name="ce1"/>
          <table:table-cell table:style-name="ce1" table:formula="of:=[Datenbank.I81]" office:value-type="string" office:string-value=" ">
            <text:p><text:s/></text:p>
          </table:table-cell>
          <table:table-cell table:style-name="ce23" table:formula="of:=[Datenbank.M8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2]" office:value-type="string" office:string-value=" ">
            <text:p><text:s/></text:p>
          </table:table-cell>
          <table:table-cell table:style-name="ce1" table:formula="of:=[Datenbank.C82]" office:value-type="string" office:string-value=" ">
            <text:p><text:s/></text:p>
          </table:table-cell>
          <table:table-cell table:style-name="ce1" table:formula="of:=[Datenbank.D82]" office:value-type="string" office:string-value=" ">
            <text:p><text:s/></text:p>
          </table:table-cell>
          <table:table-cell table:formula="of:=[Datenbank.E82]" office:value-type="string" office:string-value=" ">
            <text:p><text:s/></text:p>
          </table:table-cell>
          <table:table-cell table:style-name="ce1" table:formula="of:=[Datenbank.F82]" office:value-type="string" office:string-value=" ">
            <text:p><text:s/></text:p>
          </table:table-cell>
          <table:table-cell table:style-name="ce1"/>
          <table:table-cell table:style-name="ce1" table:formula="of:=[Datenbank.I82]" office:value-type="string" office:string-value=" ">
            <text:p><text:s/></text:p>
          </table:table-cell>
          <table:table-cell table:style-name="ce23" table:formula="of:=[Datenbank.M8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3]" office:value-type="string" office:string-value=" ">
            <text:p><text:s/></text:p>
          </table:table-cell>
          <table:table-cell table:style-name="ce1" table:formula="of:=[Datenbank.C83]" office:value-type="string" office:string-value=" ">
            <text:p><text:s/></text:p>
          </table:table-cell>
          <table:table-cell table:style-name="ce1" table:formula="of:=[Datenbank.D83]" office:value-type="string" office:string-value=" ">
            <text:p><text:s/></text:p>
          </table:table-cell>
          <table:table-cell table:formula="of:=[Datenbank.E83]" office:value-type="string" office:string-value=" ">
            <text:p><text:s/></text:p>
          </table:table-cell>
          <table:table-cell table:style-name="ce1" table:formula="of:=[Datenbank.F83]" office:value-type="string" office:string-value=" ">
            <text:p><text:s/></text:p>
          </table:table-cell>
          <table:table-cell table:style-name="ce1"/>
          <table:table-cell table:style-name="ce1" table:formula="of:=[Datenbank.I83]" office:value-type="string" office:string-value=" ">
            <text:p><text:s/></text:p>
          </table:table-cell>
          <table:table-cell table:style-name="ce23" table:formula="of:=[Datenbank.M8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4]" office:value-type="string" office:string-value=" ">
            <text:p><text:s/></text:p>
          </table:table-cell>
          <table:table-cell table:style-name="ce1" table:formula="of:=[Datenbank.C84]" office:value-type="string" office:string-value=" ">
            <text:p><text:s/></text:p>
          </table:table-cell>
          <table:table-cell table:style-name="ce1" table:formula="of:=[Datenbank.D84]" office:value-type="string" office:string-value=" ">
            <text:p><text:s/></text:p>
          </table:table-cell>
          <table:table-cell table:formula="of:=[Datenbank.E84]" office:value-type="string" office:string-value=" ">
            <text:p><text:s/></text:p>
          </table:table-cell>
          <table:table-cell table:style-name="ce1" table:formula="of:=[Datenbank.F84]" office:value-type="string" office:string-value=" ">
            <text:p><text:s/></text:p>
          </table:table-cell>
          <table:table-cell table:style-name="ce1"/>
          <table:table-cell table:style-name="ce1" table:formula="of:=[Datenbank.I84]" office:value-type="string" office:string-value=" ">
            <text:p><text:s/></text:p>
          </table:table-cell>
          <table:table-cell table:style-name="ce23" table:formula="of:=[Datenbank.M8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5]" office:value-type="string" office:string-value=" ">
            <text:p><text:s/></text:p>
          </table:table-cell>
          <table:table-cell table:style-name="ce1" table:formula="of:=[Datenbank.C85]" office:value-type="string" office:string-value=" ">
            <text:p><text:s/></text:p>
          </table:table-cell>
          <table:table-cell table:style-name="ce1" table:formula="of:=[Datenbank.D85]" office:value-type="string" office:string-value=" ">
            <text:p><text:s/></text:p>
          </table:table-cell>
          <table:table-cell table:formula="of:=[Datenbank.E85]" office:value-type="string" office:string-value=" ">
            <text:p><text:s/></text:p>
          </table:table-cell>
          <table:table-cell table:style-name="ce1" table:formula="of:=[Datenbank.F85]" office:value-type="string" office:string-value=" ">
            <text:p><text:s/></text:p>
          </table:table-cell>
          <table:table-cell table:style-name="ce1"/>
          <table:table-cell table:style-name="ce1" table:formula="of:=[Datenbank.I85]" office:value-type="string" office:string-value=" ">
            <text:p><text:s/></text:p>
          </table:table-cell>
          <table:table-cell table:style-name="ce23" table:formula="of:=[Datenbank.M8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6]" office:value-type="string" office:string-value=" ">
            <text:p><text:s/></text:p>
          </table:table-cell>
          <table:table-cell table:style-name="ce1" table:formula="of:=[Datenbank.C86]" office:value-type="string" office:string-value=" ">
            <text:p><text:s/></text:p>
          </table:table-cell>
          <table:table-cell table:style-name="ce1" table:formula="of:=[Datenbank.D86]" office:value-type="string" office:string-value=" ">
            <text:p><text:s/></text:p>
          </table:table-cell>
          <table:table-cell table:formula="of:=[Datenbank.E86]" office:value-type="string" office:string-value=" ">
            <text:p><text:s/></text:p>
          </table:table-cell>
          <table:table-cell table:style-name="ce1" table:formula="of:=[Datenbank.F86]" office:value-type="string" office:string-value=" ">
            <text:p><text:s/></text:p>
          </table:table-cell>
          <table:table-cell table:style-name="ce1"/>
          <table:table-cell table:style-name="ce1" table:formula="of:=[Datenbank.I86]" office:value-type="string" office:string-value=" ">
            <text:p><text:s/></text:p>
          </table:table-cell>
          <table:table-cell table:style-name="ce23" table:formula="of:=[Datenbank.M8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7]" office:value-type="string" office:string-value=" ">
            <text:p><text:s/></text:p>
          </table:table-cell>
          <table:table-cell table:style-name="ce1" table:formula="of:=[Datenbank.C87]" office:value-type="string" office:string-value=" ">
            <text:p><text:s/></text:p>
          </table:table-cell>
          <table:table-cell table:style-name="ce1" table:formula="of:=[Datenbank.D87]" office:value-type="string" office:string-value=" ">
            <text:p><text:s/></text:p>
          </table:table-cell>
          <table:table-cell table:formula="of:=[Datenbank.E87]" office:value-type="string" office:string-value=" ">
            <text:p><text:s/></text:p>
          </table:table-cell>
          <table:table-cell table:style-name="ce1" table:formula="of:=[Datenbank.F87]" office:value-type="string" office:string-value=" ">
            <text:p><text:s/></text:p>
          </table:table-cell>
          <table:table-cell table:style-name="ce1"/>
          <table:table-cell table:style-name="ce1" table:formula="of:=[Datenbank.I87]" office:value-type="string" office:string-value=" ">
            <text:p><text:s/></text:p>
          </table:table-cell>
          <table:table-cell table:style-name="ce23" table:formula="of:=[Datenbank.M8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8]" office:value-type="string" office:string-value=" ">
            <text:p><text:s/></text:p>
          </table:table-cell>
          <table:table-cell table:style-name="ce1" table:formula="of:=[Datenbank.C88]" office:value-type="string" office:string-value=" ">
            <text:p><text:s/></text:p>
          </table:table-cell>
          <table:table-cell table:style-name="ce1" table:formula="of:=[Datenbank.D88]" office:value-type="string" office:string-value=" ">
            <text:p><text:s/></text:p>
          </table:table-cell>
          <table:table-cell table:formula="of:=[Datenbank.E88]" office:value-type="string" office:string-value=" ">
            <text:p><text:s/></text:p>
          </table:table-cell>
          <table:table-cell table:style-name="ce1" table:formula="of:=[Datenbank.F88]" office:value-type="string" office:string-value=" ">
            <text:p><text:s/></text:p>
          </table:table-cell>
          <table:table-cell table:style-name="ce1"/>
          <table:table-cell table:style-name="ce1" table:formula="of:=[Datenbank.I88]" office:value-type="string" office:string-value=" ">
            <text:p><text:s/></text:p>
          </table:table-cell>
          <table:table-cell table:style-name="ce23" table:formula="of:=[Datenbank.M8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9]" office:value-type="string" office:string-value=" ">
            <text:p><text:s/></text:p>
          </table:table-cell>
          <table:table-cell table:style-name="ce1" table:formula="of:=[Datenbank.C89]" office:value-type="string" office:string-value=" ">
            <text:p><text:s/></text:p>
          </table:table-cell>
          <table:table-cell table:style-name="ce1" table:formula="of:=[Datenbank.D89]" office:value-type="string" office:string-value=" ">
            <text:p><text:s/></text:p>
          </table:table-cell>
          <table:table-cell table:formula="of:=[Datenbank.E89]" office:value-type="string" office:string-value=" ">
            <text:p><text:s/></text:p>
          </table:table-cell>
          <table:table-cell table:style-name="ce1" table:formula="of:=[Datenbank.F89]" office:value-type="string" office:string-value=" ">
            <text:p><text:s/></text:p>
          </table:table-cell>
          <table:table-cell table:style-name="ce1"/>
          <table:table-cell table:style-name="ce1" table:formula="of:=[Datenbank.I89]" office:value-type="string" office:string-value=" ">
            <text:p><text:s/></text:p>
          </table:table-cell>
          <table:table-cell table:style-name="ce23" table:formula="of:=[Datenbank.M8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0]" office:value-type="string" office:string-value=" ">
            <text:p><text:s/></text:p>
          </table:table-cell>
          <table:table-cell table:style-name="ce1" table:formula="of:=[Datenbank.C90]" office:value-type="string" office:string-value=" ">
            <text:p><text:s/></text:p>
          </table:table-cell>
          <table:table-cell table:style-name="ce1" table:formula="of:=[Datenbank.D90]" office:value-type="string" office:string-value=" ">
            <text:p><text:s/></text:p>
          </table:table-cell>
          <table:table-cell table:formula="of:=[Datenbank.E90]" office:value-type="string" office:string-value=" ">
            <text:p><text:s/></text:p>
          </table:table-cell>
          <table:table-cell table:style-name="ce1" table:formula="of:=[Datenbank.F90]" office:value-type="string" office:string-value=" ">
            <text:p><text:s/></text:p>
          </table:table-cell>
          <table:table-cell table:style-name="ce1"/>
          <table:table-cell table:style-name="ce1" table:formula="of:=[Datenbank.I90]" office:value-type="string" office:string-value=" ">
            <text:p><text:s/></text:p>
          </table:table-cell>
          <table:table-cell table:style-name="ce23" table:formula="of:=[Datenbank.M9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1]" office:value-type="string" office:string-value=" ">
            <text:p><text:s/></text:p>
          </table:table-cell>
          <table:table-cell table:style-name="ce1" table:formula="of:=[Datenbank.C91]" office:value-type="string" office:string-value=" ">
            <text:p><text:s/></text:p>
          </table:table-cell>
          <table:table-cell table:style-name="ce1" table:formula="of:=[Datenbank.D91]" office:value-type="string" office:string-value=" ">
            <text:p><text:s/></text:p>
          </table:table-cell>
          <table:table-cell table:formula="of:=[Datenbank.E91]" office:value-type="string" office:string-value=" ">
            <text:p><text:s/></text:p>
          </table:table-cell>
          <table:table-cell table:style-name="ce1" table:formula="of:=[Datenbank.F91]" office:value-type="string" office:string-value=" ">
            <text:p><text:s/></text:p>
          </table:table-cell>
          <table:table-cell table:style-name="ce1"/>
          <table:table-cell table:style-name="ce1" table:formula="of:=[Datenbank.I91]" office:value-type="string" office:string-value=" ">
            <text:p><text:s/></text:p>
          </table:table-cell>
          <table:table-cell table:style-name="ce23" table:formula="of:=[Datenbank.M9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2]" office:value-type="string" office:string-value=" ">
            <text:p><text:s/></text:p>
          </table:table-cell>
          <table:table-cell table:style-name="ce1" table:formula="of:=[Datenbank.C92]" office:value-type="string" office:string-value=" ">
            <text:p><text:s/></text:p>
          </table:table-cell>
          <table:table-cell table:style-name="ce1" table:formula="of:=[Datenbank.D92]" office:value-type="string" office:string-value=" ">
            <text:p><text:s/></text:p>
          </table:table-cell>
          <table:table-cell table:formula="of:=[Datenbank.E92]" office:value-type="string" office:string-value=" ">
            <text:p><text:s/></text:p>
          </table:table-cell>
          <table:table-cell table:style-name="ce1" table:formula="of:=[Datenbank.F92]" office:value-type="string" office:string-value=" ">
            <text:p><text:s/></text:p>
          </table:table-cell>
          <table:table-cell table:style-name="ce1"/>
          <table:table-cell table:style-name="ce1" table:formula="of:=[Datenbank.I92]" office:value-type="string" office:string-value=" ">
            <text:p><text:s/></text:p>
          </table:table-cell>
          <table:table-cell table:style-name="ce23" table:formula="of:=[Datenbank.M9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3]" office:value-type="string" office:string-value=" ">
            <text:p><text:s/></text:p>
          </table:table-cell>
          <table:table-cell table:style-name="ce1" table:formula="of:=[Datenbank.C93]" office:value-type="string" office:string-value=" ">
            <text:p><text:s/></text:p>
          </table:table-cell>
          <table:table-cell table:style-name="ce1" table:formula="of:=[Datenbank.D93]" office:value-type="string" office:string-value=" ">
            <text:p><text:s/></text:p>
          </table:table-cell>
          <table:table-cell table:formula="of:=[Datenbank.E93]" office:value-type="string" office:string-value=" ">
            <text:p><text:s/></text:p>
          </table:table-cell>
          <table:table-cell table:style-name="ce1" table:formula="of:=[Datenbank.F93]" office:value-type="string" office:string-value=" ">
            <text:p><text:s/></text:p>
          </table:table-cell>
          <table:table-cell table:style-name="ce1"/>
          <table:table-cell table:style-name="ce1" table:formula="of:=[Datenbank.I93]" office:value-type="string" office:string-value=" ">
            <text:p><text:s/></text:p>
          </table:table-cell>
          <table:table-cell table:style-name="ce23" table:formula="of:=[Datenbank.M9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4]" office:value-type="string" office:string-value=" ">
            <text:p><text:s/></text:p>
          </table:table-cell>
          <table:table-cell table:style-name="ce1" table:formula="of:=[Datenbank.C94]" office:value-type="string" office:string-value=" ">
            <text:p><text:s/></text:p>
          </table:table-cell>
          <table:table-cell table:style-name="ce1" table:formula="of:=[Datenbank.D94]" office:value-type="string" office:string-value=" ">
            <text:p><text:s/></text:p>
          </table:table-cell>
          <table:table-cell table:formula="of:=[Datenbank.E94]" office:value-type="string" office:string-value=" ">
            <text:p><text:s/></text:p>
          </table:table-cell>
          <table:table-cell table:style-name="ce1" table:formula="of:=[Datenbank.F94]" office:value-type="string" office:string-value=" ">
            <text:p><text:s/></text:p>
          </table:table-cell>
          <table:table-cell table:style-name="ce1"/>
          <table:table-cell table:style-name="ce1" table:formula="of:=[Datenbank.I94]" office:value-type="string" office:string-value=" ">
            <text:p><text:s/></text:p>
          </table:table-cell>
          <table:table-cell table:style-name="ce23" table:formula="of:=[Datenbank.M9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5]" office:value-type="string" office:string-value=" ">
            <text:p><text:s/></text:p>
          </table:table-cell>
          <table:table-cell table:style-name="ce1" table:formula="of:=[Datenbank.C95]" office:value-type="string" office:string-value=" ">
            <text:p><text:s/></text:p>
          </table:table-cell>
          <table:table-cell table:style-name="ce1" table:formula="of:=[Datenbank.D95]" office:value-type="string" office:string-value=" ">
            <text:p><text:s/></text:p>
          </table:table-cell>
          <table:table-cell table:formula="of:=[Datenbank.E95]" office:value-type="string" office:string-value=" ">
            <text:p><text:s/></text:p>
          </table:table-cell>
          <table:table-cell table:style-name="ce1" table:formula="of:=[Datenbank.F95]" office:value-type="string" office:string-value=" ">
            <text:p><text:s/></text:p>
          </table:table-cell>
          <table:table-cell table:style-name="ce1"/>
          <table:table-cell table:style-name="ce1" table:formula="of:=[Datenbank.I95]" office:value-type="string" office:string-value=" ">
            <text:p><text:s/></text:p>
          </table:table-cell>
          <table:table-cell table:style-name="ce23" table:formula="of:=[Datenbank.M9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6]" office:value-type="string" office:string-value=" ">
            <text:p><text:s/></text:p>
          </table:table-cell>
          <table:table-cell table:style-name="ce1" table:formula="of:=[Datenbank.C96]" office:value-type="string" office:string-value=" ">
            <text:p><text:s/></text:p>
          </table:table-cell>
          <table:table-cell table:style-name="ce1" table:formula="of:=[Datenbank.D96]" office:value-type="string" office:string-value=" ">
            <text:p><text:s/></text:p>
          </table:table-cell>
          <table:table-cell table:formula="of:=[Datenbank.E96]" office:value-type="string" office:string-value=" ">
            <text:p><text:s/></text:p>
          </table:table-cell>
          <table:table-cell table:style-name="ce1" table:formula="of:=[Datenbank.F96]" office:value-type="string" office:string-value=" ">
            <text:p><text:s/></text:p>
          </table:table-cell>
          <table:table-cell table:style-name="ce1"/>
          <table:table-cell table:style-name="ce1" table:formula="of:=[Datenbank.I96]" office:value-type="string" office:string-value=" ">
            <text:p><text:s/></text:p>
          </table:table-cell>
          <table:table-cell table:style-name="ce23" table:formula="of:=[Datenbank.M9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7]" office:value-type="string" office:string-value=" ">
            <text:p><text:s/></text:p>
          </table:table-cell>
          <table:table-cell table:style-name="ce1" table:formula="of:=[Datenbank.C97]" office:value-type="string" office:string-value=" ">
            <text:p><text:s/></text:p>
          </table:table-cell>
          <table:table-cell table:style-name="ce1" table:formula="of:=[Datenbank.D97]" office:value-type="string" office:string-value=" ">
            <text:p><text:s/></text:p>
          </table:table-cell>
          <table:table-cell table:formula="of:=[Datenbank.E97]" office:value-type="string" office:string-value=" ">
            <text:p><text:s/></text:p>
          </table:table-cell>
          <table:table-cell table:style-name="ce1" table:formula="of:=[Datenbank.F97]" office:value-type="string" office:string-value=" ">
            <text:p><text:s/></text:p>
          </table:table-cell>
          <table:table-cell table:style-name="ce1"/>
          <table:table-cell table:style-name="ce1" table:formula="of:=[Datenbank.I97]" office:value-type="string" office:string-value=" ">
            <text:p><text:s/></text:p>
          </table:table-cell>
          <table:table-cell table:style-name="ce23" table:formula="of:=[Datenbank.M9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8]" office:value-type="string" office:string-value=" ">
            <text:p><text:s/></text:p>
          </table:table-cell>
          <table:table-cell table:style-name="ce1" table:formula="of:=[Datenbank.C98]" office:value-type="string" office:string-value=" ">
            <text:p><text:s/></text:p>
          </table:table-cell>
          <table:table-cell table:style-name="ce1" table:formula="of:=[Datenbank.D98]" office:value-type="string" office:string-value=" ">
            <text:p><text:s/></text:p>
          </table:table-cell>
          <table:table-cell table:formula="of:=[Datenbank.E98]" office:value-type="string" office:string-value=" ">
            <text:p><text:s/></text:p>
          </table:table-cell>
          <table:table-cell table:style-name="ce1" table:formula="of:=[Datenbank.F98]" office:value-type="string" office:string-value=" ">
            <text:p><text:s/></text:p>
          </table:table-cell>
          <table:table-cell table:style-name="ce1"/>
          <table:table-cell table:style-name="ce1" table:formula="of:=[Datenbank.I98]" office:value-type="string" office:string-value=" ">
            <text:p><text:s/></text:p>
          </table:table-cell>
          <table:table-cell table:style-name="ce23" table:formula="of:=[Datenbank.M9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9]" office:value-type="string" office:string-value=" ">
            <text:p><text:s/></text:p>
          </table:table-cell>
          <table:table-cell table:style-name="ce1" table:formula="of:=[Datenbank.C99]" office:value-type="string" office:string-value=" ">
            <text:p><text:s/></text:p>
          </table:table-cell>
          <table:table-cell table:style-name="ce1" table:formula="of:=[Datenbank.D99]" office:value-type="string" office:string-value=" ">
            <text:p><text:s/></text:p>
          </table:table-cell>
          <table:table-cell table:formula="of:=[Datenbank.E99]" office:value-type="string" office:string-value=" ">
            <text:p><text:s/></text:p>
          </table:table-cell>
          <table:table-cell table:style-name="ce1" table:formula="of:=[Datenbank.F99]" office:value-type="string" office:string-value=" ">
            <text:p><text:s/></text:p>
          </table:table-cell>
          <table:table-cell table:style-name="ce1"/>
          <table:table-cell table:style-name="ce1" table:formula="of:=[Datenbank.I99]" office:value-type="string" office:string-value=" ">
            <text:p><text:s/></text:p>
          </table:table-cell>
          <table:table-cell table:style-name="ce23" table:formula="of:=[Datenbank.M9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0]" office:value-type="string" office:string-value=" ">
            <text:p><text:s/></text:p>
          </table:table-cell>
          <table:table-cell table:style-name="ce1" table:formula="of:=[Datenbank.C100]" office:value-type="string" office:string-value=" ">
            <text:p><text:s/></text:p>
          </table:table-cell>
          <table:table-cell table:style-name="ce1" table:formula="of:=[Datenbank.D100]" office:value-type="string" office:string-value=" ">
            <text:p><text:s/></text:p>
          </table:table-cell>
          <table:table-cell table:formula="of:=[Datenbank.E100]" office:value-type="string" office:string-value=" ">
            <text:p><text:s/></text:p>
          </table:table-cell>
          <table:table-cell table:style-name="ce1" table:formula="of:=[Datenbank.F100]" office:value-type="string" office:string-value=" ">
            <text:p><text:s/></text:p>
          </table:table-cell>
          <table:table-cell table:style-name="ce1"/>
          <table:table-cell table:style-name="ce1" table:formula="of:=[Datenbank.I100]" office:value-type="string" office:string-value=" ">
            <text:p><text:s/></text:p>
          </table:table-cell>
          <table:table-cell table:style-name="ce23" table:formula="of:=[Datenbank.M10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1]" office:value-type="string" office:string-value=" ">
            <text:p><text:s/></text:p>
          </table:table-cell>
          <table:table-cell table:style-name="ce1" table:formula="of:=[Datenbank.C101]" office:value-type="string" office:string-value=" ">
            <text:p><text:s/></text:p>
          </table:table-cell>
          <table:table-cell table:style-name="ce1" table:formula="of:=[Datenbank.D101]" office:value-type="string" office:string-value=" ">
            <text:p><text:s/></text:p>
          </table:table-cell>
          <table:table-cell table:formula="of:=[Datenbank.E101]" office:value-type="string" office:string-value=" ">
            <text:p><text:s/></text:p>
          </table:table-cell>
          <table:table-cell table:style-name="ce1" table:formula="of:=[Datenbank.F101]" office:value-type="string" office:string-value=" ">
            <text:p><text:s/></text:p>
          </table:table-cell>
          <table:table-cell table:style-name="ce1"/>
          <table:table-cell table:style-name="ce1" table:formula="of:=[Datenbank.I101]" office:value-type="string" office:string-value=" ">
            <text:p><text:s/></text:p>
          </table:table-cell>
          <table:table-cell table:style-name="ce23" table:formula="of:=[Datenbank.M10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2]" office:value-type="string" office:string-value=" ">
            <text:p><text:s/></text:p>
          </table:table-cell>
          <table:table-cell table:style-name="ce1" table:formula="of:=[Datenbank.C102]" office:value-type="string" office:string-value=" ">
            <text:p><text:s/></text:p>
          </table:table-cell>
          <table:table-cell table:style-name="ce1" table:formula="of:=[Datenbank.D102]" office:value-type="string" office:string-value=" ">
            <text:p><text:s/></text:p>
          </table:table-cell>
          <table:table-cell table:formula="of:=[Datenbank.E102]" office:value-type="string" office:string-value=" ">
            <text:p><text:s/></text:p>
          </table:table-cell>
          <table:table-cell table:style-name="ce1" table:formula="of:=[Datenbank.F102]" office:value-type="string" office:string-value=" ">
            <text:p><text:s/></text:p>
          </table:table-cell>
          <table:table-cell table:style-name="ce1"/>
          <table:table-cell table:style-name="ce1" table:formula="of:=[Datenbank.I102]" office:value-type="string" office:string-value=" ">
            <text:p><text:s/></text:p>
          </table:table-cell>
          <table:table-cell table:style-name="ce23" table:formula="of:=[Datenbank.M10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3]" office:value-type="string" office:string-value=" ">
            <text:p><text:s/></text:p>
          </table:table-cell>
          <table:table-cell table:style-name="ce1" table:formula="of:=[Datenbank.C103]" office:value-type="string" office:string-value=" ">
            <text:p><text:s/></text:p>
          </table:table-cell>
          <table:table-cell table:style-name="ce1" table:formula="of:=[Datenbank.D103]" office:value-type="string" office:string-value=" ">
            <text:p><text:s/></text:p>
          </table:table-cell>
          <table:table-cell table:formula="of:=[Datenbank.E103]" office:value-type="string" office:string-value=" ">
            <text:p><text:s/></text:p>
          </table:table-cell>
          <table:table-cell table:style-name="ce1" table:formula="of:=[Datenbank.F103]" office:value-type="string" office:string-value=" ">
            <text:p><text:s/></text:p>
          </table:table-cell>
          <table:table-cell table:style-name="ce1"/>
          <table:table-cell table:style-name="ce1" table:formula="of:=[Datenbank.I103]" office:value-type="string" office:string-value=" ">
            <text:p><text:s/></text:p>
          </table:table-cell>
          <table:table-cell table:style-name="ce23" table:formula="of:=[Datenbank.M10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4]" office:value-type="string" office:string-value=" ">
            <text:p><text:s/></text:p>
          </table:table-cell>
          <table:table-cell table:style-name="ce1" table:formula="of:=[Datenbank.C104]" office:value-type="string" office:string-value=" ">
            <text:p><text:s/></text:p>
          </table:table-cell>
          <table:table-cell table:style-name="ce1" table:formula="of:=[Datenbank.D104]" office:value-type="string" office:string-value=" ">
            <text:p><text:s/></text:p>
          </table:table-cell>
          <table:table-cell table:formula="of:=[Datenbank.E104]" office:value-type="string" office:string-value=" ">
            <text:p><text:s/></text:p>
          </table:table-cell>
          <table:table-cell table:style-name="ce1" table:formula="of:=[Datenbank.F104]" office:value-type="string" office:string-value=" ">
            <text:p><text:s/></text:p>
          </table:table-cell>
          <table:table-cell table:style-name="ce1"/>
          <table:table-cell table:style-name="ce1" table:formula="of:=[Datenbank.I104]" office:value-type="string" office:string-value=" ">
            <text:p><text:s/></text:p>
          </table:table-cell>
          <table:table-cell table:style-name="ce23" table:formula="of:=[Datenbank.M10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5]" office:value-type="string" office:string-value=" ">
            <text:p><text:s/></text:p>
          </table:table-cell>
          <table:table-cell table:style-name="ce1" table:formula="of:=[Datenbank.C105]" office:value-type="string" office:string-value=" ">
            <text:p><text:s/></text:p>
          </table:table-cell>
          <table:table-cell table:style-name="ce1" table:formula="of:=[Datenbank.D105]" office:value-type="string" office:string-value=" ">
            <text:p><text:s/></text:p>
          </table:table-cell>
          <table:table-cell table:formula="of:=[Datenbank.E105]" office:value-type="string" office:string-value=" ">
            <text:p><text:s/></text:p>
          </table:table-cell>
          <table:table-cell table:style-name="ce1" table:formula="of:=[Datenbank.F105]" office:value-type="string" office:string-value=" ">
            <text:p><text:s/></text:p>
          </table:table-cell>
          <table:table-cell table:style-name="ce1"/>
          <table:table-cell table:style-name="ce1" table:formula="of:=[Datenbank.I105]" office:value-type="string" office:string-value=" ">
            <text:p><text:s/></text:p>
          </table:table-cell>
          <table:table-cell table:style-name="ce23" table:formula="of:=[Datenbank.M10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6]" office:value-type="string" office:string-value=" ">
            <text:p><text:s/></text:p>
          </table:table-cell>
          <table:table-cell table:style-name="ce1" table:formula="of:=[Datenbank.C106]" office:value-type="string" office:string-value=" ">
            <text:p><text:s/></text:p>
          </table:table-cell>
          <table:table-cell table:style-name="ce1" table:formula="of:=[Datenbank.D106]" office:value-type="string" office:string-value=" ">
            <text:p><text:s/></text:p>
          </table:table-cell>
          <table:table-cell table:formula="of:=[Datenbank.E106]" office:value-type="string" office:string-value=" ">
            <text:p><text:s/></text:p>
          </table:table-cell>
          <table:table-cell table:style-name="ce1" table:formula="of:=[Datenbank.F106]" office:value-type="string" office:string-value=" ">
            <text:p><text:s/></text:p>
          </table:table-cell>
          <table:table-cell table:style-name="ce1"/>
          <table:table-cell table:style-name="ce1" table:formula="of:=[Datenbank.I106]" office:value-type="string" office:string-value=" ">
            <text:p><text:s/></text:p>
          </table:table-cell>
          <table:table-cell table:style-name="ce23" table:formula="of:=[Datenbank.M10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7]" office:value-type="string" office:string-value=" ">
            <text:p><text:s/></text:p>
          </table:table-cell>
          <table:table-cell table:style-name="ce1" table:formula="of:=[Datenbank.C107]" office:value-type="string" office:string-value=" ">
            <text:p><text:s/></text:p>
          </table:table-cell>
          <table:table-cell table:style-name="ce1" table:formula="of:=[Datenbank.D107]" office:value-type="string" office:string-value=" ">
            <text:p><text:s/></text:p>
          </table:table-cell>
          <table:table-cell table:formula="of:=[Datenbank.E107]" office:value-type="string" office:string-value=" ">
            <text:p><text:s/></text:p>
          </table:table-cell>
          <table:table-cell table:style-name="ce1" table:formula="of:=[Datenbank.F107]" office:value-type="string" office:string-value=" ">
            <text:p><text:s/></text:p>
          </table:table-cell>
          <table:table-cell table:style-name="ce1"/>
          <table:table-cell table:style-name="ce1" table:formula="of:=[Datenbank.I107]" office:value-type="string" office:string-value=" ">
            <text:p><text:s/></text:p>
          </table:table-cell>
          <table:table-cell table:style-name="ce23" table:formula="of:=[Datenbank.M10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8]" office:value-type="string" office:string-value=" ">
            <text:p><text:s/></text:p>
          </table:table-cell>
          <table:table-cell table:style-name="ce1" table:formula="of:=[Datenbank.C108]" office:value-type="string" office:string-value=" ">
            <text:p><text:s/></text:p>
          </table:table-cell>
          <table:table-cell table:style-name="ce1" table:formula="of:=[Datenbank.D108]" office:value-type="string" office:string-value=" ">
            <text:p><text:s/></text:p>
          </table:table-cell>
          <table:table-cell table:formula="of:=[Datenbank.E108]" office:value-type="string" office:string-value=" ">
            <text:p><text:s/></text:p>
          </table:table-cell>
          <table:table-cell table:style-name="ce1" table:formula="of:=[Datenbank.F108]" office:value-type="string" office:string-value=" ">
            <text:p><text:s/></text:p>
          </table:table-cell>
          <table:table-cell table:style-name="ce1"/>
          <table:table-cell table:style-name="ce1" table:formula="of:=[Datenbank.I108]" office:value-type="string" office:string-value=" ">
            <text:p><text:s/></text:p>
          </table:table-cell>
          <table:table-cell table:style-name="ce23" table:formula="of:=[Datenbank.M10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9]" office:value-type="string" office:string-value=" ">
            <text:p><text:s/></text:p>
          </table:table-cell>
          <table:table-cell table:style-name="ce1" table:formula="of:=[Datenbank.C109]" office:value-type="string" office:string-value=" ">
            <text:p><text:s/></text:p>
          </table:table-cell>
          <table:table-cell table:style-name="ce1" table:formula="of:=[Datenbank.D109]" office:value-type="string" office:string-value=" ">
            <text:p><text:s/></text:p>
          </table:table-cell>
          <table:table-cell table:formula="of:=[Datenbank.E109]" office:value-type="string" office:string-value=" ">
            <text:p><text:s/></text:p>
          </table:table-cell>
          <table:table-cell table:style-name="ce1" table:formula="of:=[Datenbank.F109]" office:value-type="string" office:string-value=" ">
            <text:p><text:s/></text:p>
          </table:table-cell>
          <table:table-cell table:style-name="ce1"/>
          <table:table-cell table:style-name="ce1" table:formula="of:=[Datenbank.I109]" office:value-type="string" office:string-value=" ">
            <text:p><text:s/></text:p>
          </table:table-cell>
          <table:table-cell table:style-name="ce23" table:formula="of:=[Datenbank.M10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0]" office:value-type="string" office:string-value=" ">
            <text:p><text:s/></text:p>
          </table:table-cell>
          <table:table-cell table:style-name="ce1" table:formula="of:=[Datenbank.C110]" office:value-type="string" office:string-value=" ">
            <text:p><text:s/></text:p>
          </table:table-cell>
          <table:table-cell table:style-name="ce1" table:formula="of:=[Datenbank.D110]" office:value-type="string" office:string-value=" ">
            <text:p><text:s/></text:p>
          </table:table-cell>
          <table:table-cell table:formula="of:=[Datenbank.E110]" office:value-type="string" office:string-value=" ">
            <text:p><text:s/></text:p>
          </table:table-cell>
          <table:table-cell table:style-name="ce1" table:formula="of:=[Datenbank.F110]" office:value-type="string" office:string-value=" ">
            <text:p><text:s/></text:p>
          </table:table-cell>
          <table:table-cell table:style-name="ce1"/>
          <table:table-cell table:style-name="ce1" table:formula="of:=[Datenbank.I110]" office:value-type="string" office:string-value=" ">
            <text:p><text:s/></text:p>
          </table:table-cell>
          <table:table-cell table:style-name="ce23" table:formula="of:=[Datenbank.M11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1]" office:value-type="string" office:string-value=" ">
            <text:p><text:s/></text:p>
          </table:table-cell>
          <table:table-cell table:style-name="ce1" table:formula="of:=[Datenbank.C111]" office:value-type="string" office:string-value=" ">
            <text:p><text:s/></text:p>
          </table:table-cell>
          <table:table-cell table:style-name="ce1" table:formula="of:=[Datenbank.D111]" office:value-type="string" office:string-value=" ">
            <text:p><text:s/></text:p>
          </table:table-cell>
          <table:table-cell table:formula="of:=[Datenbank.E111]" office:value-type="string" office:string-value=" ">
            <text:p><text:s/></text:p>
          </table:table-cell>
          <table:table-cell table:style-name="ce1" table:formula="of:=[Datenbank.F111]" office:value-type="string" office:string-value=" ">
            <text:p><text:s/></text:p>
          </table:table-cell>
          <table:table-cell table:style-name="ce1"/>
          <table:table-cell table:style-name="ce1" table:formula="of:=[Datenbank.I111]" office:value-type="string" office:string-value=" ">
            <text:p><text:s/></text:p>
          </table:table-cell>
          <table:table-cell table:style-name="ce23" table:formula="of:=[Datenbank.M11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2]" office:value-type="string" office:string-value=" ">
            <text:p><text:s/></text:p>
          </table:table-cell>
          <table:table-cell table:style-name="ce1" table:formula="of:=[Datenbank.C112]" office:value-type="string" office:string-value=" ">
            <text:p><text:s/></text:p>
          </table:table-cell>
          <table:table-cell table:style-name="ce1" table:formula="of:=[Datenbank.D112]" office:value-type="string" office:string-value=" ">
            <text:p><text:s/></text:p>
          </table:table-cell>
          <table:table-cell table:formula="of:=[Datenbank.E112]" office:value-type="string" office:string-value=" ">
            <text:p><text:s/></text:p>
          </table:table-cell>
          <table:table-cell table:style-name="ce1" table:formula="of:=[Datenbank.F112]" office:value-type="string" office:string-value=" ">
            <text:p><text:s/></text:p>
          </table:table-cell>
          <table:table-cell table:style-name="ce1"/>
          <table:table-cell table:style-name="ce1" table:formula="of:=[Datenbank.I112]" office:value-type="string" office:string-value=" ">
            <text:p><text:s/></text:p>
          </table:table-cell>
          <table:table-cell table:style-name="ce23" table:formula="of:=[Datenbank.M11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3]" office:value-type="string" office:string-value=" ">
            <text:p><text:s/></text:p>
          </table:table-cell>
          <table:table-cell table:style-name="ce1" table:formula="of:=[Datenbank.C113]" office:value-type="string" office:string-value=" ">
            <text:p><text:s/></text:p>
          </table:table-cell>
          <table:table-cell table:style-name="ce1" table:formula="of:=[Datenbank.D113]" office:value-type="string" office:string-value=" ">
            <text:p><text:s/></text:p>
          </table:table-cell>
          <table:table-cell table:formula="of:=[Datenbank.E113]" office:value-type="string" office:string-value=" ">
            <text:p><text:s/></text:p>
          </table:table-cell>
          <table:table-cell table:style-name="ce1" table:formula="of:=[Datenbank.F113]" office:value-type="string" office:string-value=" ">
            <text:p><text:s/></text:p>
          </table:table-cell>
          <table:table-cell table:style-name="ce1"/>
          <table:table-cell table:style-name="ce1" table:formula="of:=[Datenbank.I113]" office:value-type="string" office:string-value=" ">
            <text:p><text:s/></text:p>
          </table:table-cell>
          <table:table-cell table:style-name="ce23" table:formula="of:=[Datenbank.M11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4]" office:value-type="string" office:string-value=" ">
            <text:p><text:s/></text:p>
          </table:table-cell>
          <table:table-cell table:style-name="ce1" table:formula="of:=[Datenbank.C114]" office:value-type="string" office:string-value=" ">
            <text:p><text:s/></text:p>
          </table:table-cell>
          <table:table-cell table:style-name="ce1" table:formula="of:=[Datenbank.D114]" office:value-type="string" office:string-value=" ">
            <text:p><text:s/></text:p>
          </table:table-cell>
          <table:table-cell table:formula="of:=[Datenbank.E114]" office:value-type="string" office:string-value=" ">
            <text:p><text:s/></text:p>
          </table:table-cell>
          <table:table-cell table:style-name="ce1" table:formula="of:=[Datenbank.F114]" office:value-type="string" office:string-value=" ">
            <text:p><text:s/></text:p>
          </table:table-cell>
          <table:table-cell table:style-name="ce1"/>
          <table:table-cell table:style-name="ce1" table:formula="of:=[Datenbank.I114]" office:value-type="string" office:string-value=" ">
            <text:p><text:s/></text:p>
          </table:table-cell>
          <table:table-cell table:style-name="ce23" table:formula="of:=[Datenbank.M11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5]" office:value-type="string" office:string-value=" ">
            <text:p><text:s/></text:p>
          </table:table-cell>
          <table:table-cell table:style-name="ce1" table:formula="of:=[Datenbank.C115]" office:value-type="string" office:string-value=" ">
            <text:p><text:s/></text:p>
          </table:table-cell>
          <table:table-cell table:style-name="ce1" table:formula="of:=[Datenbank.D115]" office:value-type="string" office:string-value=" ">
            <text:p><text:s/></text:p>
          </table:table-cell>
          <table:table-cell table:formula="of:=[Datenbank.E115]" office:value-type="string" office:string-value=" ">
            <text:p><text:s/></text:p>
          </table:table-cell>
          <table:table-cell table:style-name="ce1" table:formula="of:=[Datenbank.F115]" office:value-type="string" office:string-value=" ">
            <text:p><text:s/></text:p>
          </table:table-cell>
          <table:table-cell table:style-name="ce1"/>
          <table:table-cell table:style-name="ce1" table:formula="of:=[Datenbank.I115]" office:value-type="string" office:string-value=" ">
            <text:p><text:s/></text:p>
          </table:table-cell>
          <table:table-cell table:style-name="ce23" table:formula="of:=[Datenbank.M11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6]" office:value-type="string" office:string-value=" ">
            <text:p><text:s/></text:p>
          </table:table-cell>
          <table:table-cell table:style-name="ce1" table:formula="of:=[Datenbank.C116]" office:value-type="string" office:string-value=" ">
            <text:p><text:s/></text:p>
          </table:table-cell>
          <table:table-cell table:style-name="ce1" table:formula="of:=[Datenbank.D116]" office:value-type="string" office:string-value=" ">
            <text:p><text:s/></text:p>
          </table:table-cell>
          <table:table-cell table:formula="of:=[Datenbank.E116]" office:value-type="string" office:string-value=" ">
            <text:p><text:s/></text:p>
          </table:table-cell>
          <table:table-cell table:style-name="ce1" table:formula="of:=[Datenbank.F116]" office:value-type="string" office:string-value=" ">
            <text:p><text:s/></text:p>
          </table:table-cell>
          <table:table-cell table:style-name="ce1"/>
          <table:table-cell table:style-name="ce1" table:formula="of:=[Datenbank.I116]" office:value-type="string" office:string-value=" ">
            <text:p><text:s/></text:p>
          </table:table-cell>
          <table:table-cell table:style-name="ce23" table:formula="of:=[Datenbank.M11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7]" office:value-type="string" office:string-value=" ">
            <text:p><text:s/></text:p>
          </table:table-cell>
          <table:table-cell table:style-name="ce1" table:formula="of:=[Datenbank.C117]" office:value-type="string" office:string-value=" ">
            <text:p><text:s/></text:p>
          </table:table-cell>
          <table:table-cell table:style-name="ce1" table:formula="of:=[Datenbank.D117]" office:value-type="string" office:string-value=" ">
            <text:p><text:s/></text:p>
          </table:table-cell>
          <table:table-cell table:formula="of:=[Datenbank.E117]" office:value-type="string" office:string-value=" ">
            <text:p><text:s/></text:p>
          </table:table-cell>
          <table:table-cell table:style-name="ce1" table:formula="of:=[Datenbank.F117]" office:value-type="string" office:string-value=" ">
            <text:p><text:s/></text:p>
          </table:table-cell>
          <table:table-cell table:style-name="ce1"/>
          <table:table-cell table:style-name="ce1" table:formula="of:=[Datenbank.I117]" office:value-type="string" office:string-value=" ">
            <text:p><text:s/></text:p>
          </table:table-cell>
          <table:table-cell table:style-name="ce23" table:formula="of:=[Datenbank.M11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8]" office:value-type="string" office:string-value=" ">
            <text:p><text:s/></text:p>
          </table:table-cell>
          <table:table-cell table:style-name="ce1" table:formula="of:=[Datenbank.C118]" office:value-type="string" office:string-value=" ">
            <text:p><text:s/></text:p>
          </table:table-cell>
          <table:table-cell table:style-name="ce1" table:formula="of:=[Datenbank.D118]" office:value-type="string" office:string-value=" ">
            <text:p><text:s/></text:p>
          </table:table-cell>
          <table:table-cell table:formula="of:=[Datenbank.E118]" office:value-type="string" office:string-value=" ">
            <text:p><text:s/></text:p>
          </table:table-cell>
          <table:table-cell table:style-name="ce1" table:formula="of:=[Datenbank.F118]" office:value-type="string" office:string-value=" ">
            <text:p><text:s/></text:p>
          </table:table-cell>
          <table:table-cell table:style-name="ce1"/>
          <table:table-cell table:style-name="ce1" table:formula="of:=[Datenbank.I118]" office:value-type="string" office:string-value=" ">
            <text:p><text:s/></text:p>
          </table:table-cell>
          <table:table-cell table:style-name="ce23" table:formula="of:=[Datenbank.M11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9]" office:value-type="string" office:string-value=" ">
            <text:p><text:s/></text:p>
          </table:table-cell>
          <table:table-cell table:style-name="ce1" table:formula="of:=[Datenbank.C119]" office:value-type="string" office:string-value=" ">
            <text:p><text:s/></text:p>
          </table:table-cell>
          <table:table-cell table:style-name="ce1" table:formula="of:=[Datenbank.D119]" office:value-type="string" office:string-value=" ">
            <text:p><text:s/></text:p>
          </table:table-cell>
          <table:table-cell table:formula="of:=[Datenbank.E119]" office:value-type="string" office:string-value=" ">
            <text:p><text:s/></text:p>
          </table:table-cell>
          <table:table-cell table:style-name="ce1" table:formula="of:=[Datenbank.F119]" office:value-type="string" office:string-value=" ">
            <text:p><text:s/></text:p>
          </table:table-cell>
          <table:table-cell table:style-name="ce1"/>
          <table:table-cell table:style-name="ce1" table:formula="of:=[Datenbank.I119]" office:value-type="string" office:string-value=" ">
            <text:p><text:s/></text:p>
          </table:table-cell>
          <table:table-cell table:style-name="ce23" table:formula="of:=[Datenbank.M11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20]" office:value-type="string" office:string-value=" ">
            <text:p><text:s/></text:p>
          </table:table-cell>
          <table:table-cell table:style-name="ce1" table:formula="of:=[Datenbank.C120]" office:value-type="string" office:string-value=" ">
            <text:p><text:s/></text:p>
          </table:table-cell>
          <table:table-cell table:style-name="ce1" table:formula="of:=[Datenbank.D120]" office:value-type="string" office:string-value=" ">
            <text:p><text:s/></text:p>
          </table:table-cell>
          <table:table-cell table:formula="of:=[Datenbank.E120]" office:value-type="string" office:string-value=" ">
            <text:p><text:s/></text:p>
          </table:table-cell>
          <table:table-cell table:style-name="ce1" table:formula="of:=[Datenbank.F120]" office:value-type="string" office:string-value=" ">
            <text:p><text:s/></text:p>
          </table:table-cell>
          <table:table-cell table:style-name="ce1"/>
          <table:table-cell table:style-name="ce1" table:formula="of:=[Datenbank.I120]" office:value-type="string" office:string-value=" ">
            <text:p><text:s/></text:p>
          </table:table-cell>
          <table:table-cell table:style-name="ce23" table:formula="of:=[Datenbank.M12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 table:number-rows-repeated="1048455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chnellschießen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ce17"/>
        <table:table-column table:style-name="co22" table:default-cell-style-name="ce24"/>
        <table:table-column table:style-name="co11" table:default-cell-style-name="Default"/>
        <table:table-row table:style-name="ro1">
          <table:table-cell table:number-columns-repeated="8"/>
          <table:table-cell table:style-name="ce16"/>
          <table:table-cell table:number-columns-repeated="2"/>
        </table:table-row>
        <table:table-row table:style-name="ro1">
          <table:table-cell/>
          <table:table-cell table:style-name="ce2" office:value-type="string">
            <text:p>Schnellschießen</text:p>
          </table:table-cell>
          <table:table-cell/>
          <table:table-cell table:style-name="ce2"/>
          <table:table-cell table:number-columns-repeated="4"/>
          <table:table-cell table:style-name="ce1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8"/>
          <table:table-cell table:style-name="ce25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13" office:value-type="string">
            <text:p>Grad</text:p>
          </table:table-cell>
          <table:table-cell table:style-name="ce13" table:formula="of:=[Datenbank.I6]" office:value-type="string" office:string-value="Kategorie">
            <text:p>Kategorie</text:p>
          </table:table-cell>
          <table:table-cell table:style-name="ce16" table:formula="of:=[Datenbank.BO6]" office:value-type="string" office:string-value="Wettkampf 3">
            <text:p>Wettkampf 3</text:p>
          </table:table-cell>
          <table:table-cell table:style-name="ce16" table:formula="of:=[Datenbank.BP6]" office:value-type="string" office:string-value="   Platzierung">
            <text:p><text:s text:c="3"/>Platzierung</text:p>
          </table:table-cell>
          <table:table-cell table:style-name="ce16" office:value-type="string">
            <text:p>Kommentar</text:p>
          </table:table-cell>
        </table:table-row>
        <table:table-row table:style-name="ro1">
          <table:table-cell office:value-type="string">
            <text:p><text:s/></text:p>
          </table:table-cell>
          <table:table-cell table:style-name="ce3" table:formula="of:=[Datenbank.B7]" office:value-type="string" office:string-value=" ">
            <text:p><text:s/></text:p>
          </table:table-cell>
          <table:table-cell table:style-name="ce3" table:formula="of:=[Datenbank.C7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3" table:formula="of:=[Datenbank.BP7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3" table:formula="of:=[Datenbank.B8]" office:value-type="string" office:string-value=" ">
            <text:p><text:s/></text:p>
          </table:table-cell>
          <table:table-cell table:style-name="ce3" table:formula="of:=[Datenbank.C8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16" table:formula="of:=[Datenbank.BO8]" office:value-type="string" office:string-value="Schnellschießen">
            <text:p>Schnellschießen</text:p>
          </table:table-cell>
          <table:table-cell table:style-name="ce3" table:formula="of:=[Datenbank.BP8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3" table:formula="of:=[Datenbank.B9]" office:value-type="string" office:string-value=" ">
            <text:p><text:s/></text:p>
          </table:table-cell>
          <table:table-cell table:style-name="ce3" table:formula="of:=[Datenbank.C9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16" table:formula="of:=[Datenbank.BO9]" office:value-type="string" office:string-value="Sekunden">
            <text:p>Sekunden</text:p>
          </table:table-cell>
          <table:table-cell table:style-name="ce3" table:formula="of:=[Datenbank.BP9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3" table:formula="of:=[Datenbank.B10]" office:value-type="string" office:string-value=" ">
            <text:p><text:s/></text:p>
          </table:table-cell>
          <table:table-cell table:style-name="ce3" table:formula="of:=[Datenbank.C10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3" table:formula="of:=[Datenbank.BO10]" office:value-type="string" office:string-value=" ">
            <text:p><text:s/></text:p>
          </table:table-cell>
          <table:table-cell table:style-name="ce3" table:formula="of:=[Datenbank.BP10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3" table:formula="of:=[Datenbank.B11]" office:value-type="string" office:string-value=" ">
            <text:p><text:s/></text:p>
          </table:table-cell>
          <table:table-cell table:style-name="ce3" table:formula="of:=[Datenbank.C11]" office:value-type="string" office:string-value=" ">
            <text:p><text:s/></text:p>
          </table:table-cell>
          <table:table-cell table:style-name="ce3" table:number-columns-repeated="4"/>
          <table:table-cell table:style-name="ce3" table:formula="of:=[Datenbank.I11]" office:value-type="string" office:string-value=" ">
            <text:p><text:s/></text:p>
          </table:table-cell>
          <table:table-cell table:style-name="ce3" table:formula="of:=[Datenbank.BO11]" office:value-type="string" office:string-value=" ">
            <text:p><text:s/></text:p>
          </table:table-cell>
          <table:table-cell table:style-name="ce3" table:formula="of:=[Datenbank.BP11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12]" office:value-type="float" office:value="1">
            <text:p>1</text:p>
          </table:table-cell>
          <table:table-cell table:style-name="ce47" table:formula="of:=[Datenbank.C12]" office:value-type="string" office:string-value="Humrich">
            <text:p>Humrich</text:p>
          </table:table-cell>
          <table:table-cell table:style-name="ce47" table:formula="of:=[Datenbank.D12]" office:value-type="string" office:string-value="Joline">
            <text:p>Joline</text:p>
          </table:table-cell>
          <table:table-cell table:style-name="ce143" table:formula="of:=[Präzision.E12]" office:value-type="string" office:string-value="W">
            <text:p>W</text:p>
          </table:table-cell>
          <table:table-cell table:style-name="ce47" table:formula="of:=[Datenbank.F12]" office:value-type="string" office:string-value="Budo-Shin">
            <text:p>Budo-Shin</text:p>
          </table:table-cell>
          <table:table-cell table:style-name="ce52" table:formula="of:=[Datenbank.H12]" office:value-type="string" office:string-value="Kyu 6">
            <text:p>Kyu 6</text:p>
          </table:table-cell>
          <table:table-cell table:style-name="ce52" table:formula="of:=[Datenbank.I12]" office:value-type="string" office:string-value="I">
            <text:p>I</text:p>
          </table:table-cell>
          <table:table-cell table:style-name="ce146" table:formula="of:=[Datenbank.BO12]" office:value-type="float" office:value="325">
            <text:p>325</text:p>
          </table:table-cell>
          <table:table-cell table:style-name="ce147" table:formula="of:=[Datenbank.BP12]" office:value-type="float" office:value="3">
            <text:p>3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3]" office:value-type="float" office:value="10">
            <text:p>10</text:p>
          </table:table-cell>
          <table:table-cell table:style-name="ce47" table:formula="of:=[Datenbank.C13]" office:value-type="string" office:string-value="Franz">
            <text:p>Franz</text:p>
          </table:table-cell>
          <table:table-cell table:style-name="ce47" table:formula="of:=[Datenbank.D13]" office:value-type="string" office:string-value="Sabine">
            <text:p>Sabine</text:p>
          </table:table-cell>
          <table:table-cell table:style-name="ce143" table:formula="of:=[Präzision.E13]" office:value-type="string" office:string-value="W">
            <text:p>W</text:p>
          </table:table-cell>
          <table:table-cell table:style-name="ce47" table:formula="of:=[Datenbank.F13]" office:value-type="string" office:string-value="Budo-Shin">
            <text:p>Budo-Shin</text:p>
          </table:table-cell>
          <table:table-cell table:style-name="ce52" table:formula="of:=[Datenbank.H13]" office:value-type="string" office:string-value="Kyu 3">
            <text:p>Kyu 3</text:p>
          </table:table-cell>
          <table:table-cell table:style-name="ce52" table:formula="of:=[Datenbank.I13]" office:value-type="string" office:string-value="II">
            <text:p>II</text:p>
          </table:table-cell>
          <table:table-cell table:style-name="ce146" table:formula="of:=[Datenbank.BO13]" office:value-type="float" office:value="306">
            <text:p>306</text:p>
          </table:table-cell>
          <table:table-cell table:style-name="ce147" table:formula="of:=[Datenbank.BP13]" office:value-type="float" office:value="2">
            <text:p>2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4]" office:value-type="float" office:value="11">
            <text:p>11</text:p>
          </table:table-cell>
          <table:table-cell table:style-name="ce47" table:formula="of:=[Datenbank.C14]" office:value-type="string" office:string-value="Hanskötter">
            <text:p>Hanskötter</text:p>
          </table:table-cell>
          <table:table-cell table:style-name="ce47" table:formula="of:=[Datenbank.D14]" office:value-type="string" office:string-value="Ulrike">
            <text:p>Ulrike</text:p>
          </table:table-cell>
          <table:table-cell table:style-name="ce143" table:formula="of:=[Präzision.E14]" office:value-type="string" office:string-value="W">
            <text:p>W</text:p>
          </table:table-cell>
          <table:table-cell table:style-name="ce47" table:formula="of:=[Datenbank.F14]" office:value-type="string" office:string-value="Budo-Shin">
            <text:p>Budo-Shin</text:p>
          </table:table-cell>
          <table:table-cell table:style-name="ce52" table:formula="of:=[Datenbank.H14]" office:value-type="string" office:string-value="Kyu 3">
            <text:p>Kyu 3</text:p>
          </table:table-cell>
          <table:table-cell table:style-name="ce52" table:formula="of:=[Datenbank.I14]" office:value-type="string" office:string-value="II">
            <text:p>II</text:p>
          </table:table-cell>
          <table:table-cell table:style-name="ce146" table:formula="of:=[Datenbank.BO14]" office:value-type="float" office:value="999">
            <text:p>999</text:p>
          </table:table-cell>
          <table:table-cell table:style-name="ce147" table:formula="of:=[Datenbank.BP14]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5]" office:value-type="float" office:value="16">
            <text:p>16</text:p>
          </table:table-cell>
          <table:table-cell table:style-name="ce47" table:formula="of:=[Datenbank.C15]" office:value-type="string" office:string-value="Orlowski">
            <text:p>Orlowski</text:p>
          </table:table-cell>
          <table:table-cell table:style-name="ce47" table:formula="of:=[Datenbank.D15]" office:value-type="string" office:string-value="Sabrina">
            <text:p>Sabrina</text:p>
          </table:table-cell>
          <table:table-cell table:style-name="ce143" table:formula="of:=[Präzision.E15]" office:value-type="string" office:string-value="W">
            <text:p>W</text:p>
          </table:table-cell>
          <table:table-cell table:style-name="ce47" table:formula="of:=[Datenbank.F15]" office:value-type="string" office:string-value="Bushikan">
            <text:p>Bushikan</text:p>
          </table:table-cell>
          <table:table-cell table:style-name="ce52" table:formula="of:=[Datenbank.H15]" office:value-type="string" office:string-value=" ">
            <text:p><text:s/></text:p>
          </table:table-cell>
          <table:table-cell table:style-name="ce52" table:formula="of:=[Datenbank.I15]" office:value-type="string" office:string-value="III">
            <text:p>III</text:p>
          </table:table-cell>
          <table:table-cell table:style-name="ce146" table:formula="of:=[Datenbank.BO15]" office:value-type="float" office:value="242">
            <text:p>242</text:p>
          </table:table-cell>
          <table:table-cell table:style-name="ce147" table:formula="of:=[Datenbank.BP15]" office:value-type="float" office:value="1">
            <text:p>1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6]" office:value-type="float" office:value="24">
            <text:p>24</text:p>
          </table:table-cell>
          <table:table-cell table:style-name="ce47" table:formula="of:=[Datenbank.C16]" office:value-type="string" office:string-value="Holmes">
            <text:p>Holmes</text:p>
          </table:table-cell>
          <table:table-cell table:style-name="ce47" table:formula="of:=[Datenbank.D16]" office:value-type="string" office:string-value="Pauline">
            <text:p>Pauline</text:p>
          </table:table-cell>
          <table:table-cell table:style-name="ce143" table:formula="of:=[Präzision.E16]" office:value-type="string" office:string-value="W">
            <text:p>W</text:p>
          </table:table-cell>
          <table:table-cell table:style-name="ce47" table:formula="of:=[Datenbank.F16]" office:value-type="string" office:string-value="Yanagi-No-Ki">
            <text:p>Yanagi-No-Ki</text:p>
          </table:table-cell>
          <table:table-cell table:style-name="ce52" table:formula="of:=[Datenbank.H16]" office:value-type="string" office:string-value=" ">
            <text:p><text:s/></text:p>
          </table:table-cell>
          <table:table-cell table:style-name="ce52" table:formula="of:=[Datenbank.I16]" office:value-type="string" office:string-value="III">
            <text:p>III</text:p>
          </table:table-cell>
          <table:table-cell table:style-name="ce146" table:formula="of:=[Datenbank.BO16]" office:value-type="float" office:value="327">
            <text:p>327</text:p>
          </table:table-cell>
          <table:table-cell table:style-name="ce147" table:formula="of:=[Datenbank.BP16]" office:value-type="float" office:value="4">
            <text:p>4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17]" office:value-type="string" office:string-value=" ">
            <text:p><text:s/></text:p>
          </table:table-cell>
          <table:table-cell table:style-name="ce47" table:formula="of:=[Datenbank.C17]" office:value-type="string" office:string-value=" ">
            <text:p><text:s/></text:p>
          </table:table-cell>
          <table:table-cell table:style-name="ce47" table:formula="of:=[Datenbank.D17]" office:value-type="string" office:string-value=" ">
            <text:p><text:s/></text:p>
          </table:table-cell>
          <table:table-cell table:style-name="ce143" table:formula="of:=[Präzision.E17]" office:value-type="string" office:string-value="W">
            <text:p>W</text:p>
          </table:table-cell>
          <table:table-cell table:style-name="ce47" table:formula="of:=[Datenbank.F17]" office:value-type="string" office:string-value=" ">
            <text:p><text:s/></text:p>
          </table:table-cell>
          <table:table-cell table:style-name="ce52" table:formula="of:=[Datenbank.H17]" office:value-type="string" office:string-value=" ">
            <text:p><text:s/></text:p>
          </table:table-cell>
          <table:table-cell table:style-name="ce52" table:formula="of:=[Datenbank.I17]" office:value-type="string" office:string-value="xxx">
            <text:p>xxx</text:p>
          </table:table-cell>
          <table:table-cell table:style-name="ce146" table:formula="of:=[Datenbank.BO17]" office:value-type="float" office:value="999">
            <text:p>999</text:p>
          </table:table-cell>
          <table:table-cell table:style-name="ce147" table:formula="of:=[Datenbank.BP17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18]" office:value-type="string" office:string-value=" ">
            <text:p><text:s/></text:p>
          </table:table-cell>
          <table:table-cell table:style-name="ce47" table:formula="of:=[Datenbank.C18]" office:value-type="string" office:string-value=" ">
            <text:p><text:s/></text:p>
          </table:table-cell>
          <table:table-cell table:style-name="ce47" table:formula="of:=[Datenbank.D18]" office:value-type="string" office:string-value=" ">
            <text:p><text:s/></text:p>
          </table:table-cell>
          <table:table-cell table:style-name="ce143" table:formula="of:=[Präzision.E18]" office:value-type="string" office:string-value="W">
            <text:p>W</text:p>
          </table:table-cell>
          <table:table-cell table:style-name="ce47" table:formula="of:=[Datenbank.F18]" office:value-type="string" office:string-value=" ">
            <text:p><text:s/></text:p>
          </table:table-cell>
          <table:table-cell table:style-name="ce52" table:formula="of:=[Datenbank.H18]" office:value-type="string" office:string-value=" ">
            <text:p><text:s/></text:p>
          </table:table-cell>
          <table:table-cell table:style-name="ce52" table:formula="of:=[Datenbank.I18]" office:value-type="string" office:string-value="xxx">
            <text:p>xxx</text:p>
          </table:table-cell>
          <table:table-cell table:style-name="ce146" table:formula="of:=[Datenbank.BO18]" office:value-type="float" office:value="999">
            <text:p>999</text:p>
          </table:table-cell>
          <table:table-cell table:style-name="ce147" table:formula="of:=[Datenbank.BP18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19]" office:value-type="string" office:string-value=" ">
            <text:p><text:s/></text:p>
          </table:table-cell>
          <table:table-cell table:style-name="ce47" table:formula="of:=[Datenbank.C19]" office:value-type="string" office:string-value=" ">
            <text:p><text:s/></text:p>
          </table:table-cell>
          <table:table-cell table:style-name="ce47" table:formula="of:=[Datenbank.D19]" office:value-type="string" office:string-value=" ">
            <text:p><text:s/></text:p>
          </table:table-cell>
          <table:table-cell table:style-name="ce143" table:formula="of:=[Präzision.E19]" office:value-type="string" office:string-value="W">
            <text:p>W</text:p>
          </table:table-cell>
          <table:table-cell table:style-name="ce47" table:formula="of:=[Datenbank.F19]" office:value-type="string" office:string-value=" ">
            <text:p><text:s/></text:p>
          </table:table-cell>
          <table:table-cell table:style-name="ce52" table:formula="of:=[Datenbank.H19]" office:value-type="string" office:string-value=" ">
            <text:p><text:s/></text:p>
          </table:table-cell>
          <table:table-cell table:style-name="ce52" table:formula="of:=[Datenbank.I19]" office:value-type="string" office:string-value="xxx">
            <text:p>xxx</text:p>
          </table:table-cell>
          <table:table-cell table:style-name="ce146" table:formula="of:=[Datenbank.BO19]" office:value-type="float" office:value="999">
            <text:p>999</text:p>
          </table:table-cell>
          <table:table-cell table:style-name="ce147" table:formula="of:=[Datenbank.BP19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0]" office:value-type="string" office:string-value=" ">
            <text:p><text:s/></text:p>
          </table:table-cell>
          <table:table-cell table:style-name="ce47" table:formula="of:=[Datenbank.C20]" office:value-type="string" office:string-value=" ">
            <text:p><text:s/></text:p>
          </table:table-cell>
          <table:table-cell table:style-name="ce47" table:formula="of:=[Datenbank.D20]" office:value-type="string" office:string-value=" ">
            <text:p><text:s/></text:p>
          </table:table-cell>
          <table:table-cell table:style-name="ce143" table:formula="of:=[Präzision.E20]" office:value-type="string" office:string-value="W">
            <text:p>W</text:p>
          </table:table-cell>
          <table:table-cell table:style-name="ce47" table:formula="of:=[Datenbank.F20]" office:value-type="string" office:string-value=" ">
            <text:p><text:s/></text:p>
          </table:table-cell>
          <table:table-cell table:style-name="ce52" table:formula="of:=[Datenbank.H20]" office:value-type="string" office:string-value=" ">
            <text:p><text:s/></text:p>
          </table:table-cell>
          <table:table-cell table:style-name="ce52" table:formula="of:=[Datenbank.I20]" office:value-type="string" office:string-value="xxx">
            <text:p>xxx</text:p>
          </table:table-cell>
          <table:table-cell table:style-name="ce146" table:formula="of:=[Datenbank.BO20]" office:value-type="float" office:value="999">
            <text:p>999</text:p>
          </table:table-cell>
          <table:table-cell table:style-name="ce147" table:formula="of:=[Datenbank.BP20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1]" office:value-type="string" office:string-value=" ">
            <text:p><text:s/></text:p>
          </table:table-cell>
          <table:table-cell table:style-name="ce47" table:formula="of:=[Datenbank.C21]" office:value-type="string" office:string-value=" ">
            <text:p><text:s/></text:p>
          </table:table-cell>
          <table:table-cell table:style-name="ce47" table:formula="of:=[Datenbank.D21]" office:value-type="string" office:string-value=" ">
            <text:p><text:s/></text:p>
          </table:table-cell>
          <table:table-cell table:style-name="ce143" table:formula="of:=[Präzision.E21]" office:value-type="string" office:string-value="W">
            <text:p>W</text:p>
          </table:table-cell>
          <table:table-cell table:style-name="ce47" table:formula="of:=[Datenbank.F21]" office:value-type="string" office:string-value=" ">
            <text:p><text:s/></text:p>
          </table:table-cell>
          <table:table-cell table:style-name="ce52" table:formula="of:=[Datenbank.H21]" office:value-type="string" office:string-value=" ">
            <text:p><text:s/></text:p>
          </table:table-cell>
          <table:table-cell table:style-name="ce52" table:formula="of:=[Datenbank.I21]" office:value-type="string" office:string-value="xxx">
            <text:p>xxx</text:p>
          </table:table-cell>
          <table:table-cell table:style-name="ce146" table:formula="of:=[Datenbank.BO21]" office:value-type="float" office:value="999">
            <text:p>999</text:p>
          </table:table-cell>
          <table:table-cell table:style-name="ce147" table:formula="of:=[Datenbank.BP21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2]" office:value-type="string" office:string-value=" ">
            <text:p><text:s/></text:p>
          </table:table-cell>
          <table:table-cell table:style-name="ce47" table:formula="of:=[Datenbank.C22]" office:value-type="string" office:string-value=" ">
            <text:p><text:s/></text:p>
          </table:table-cell>
          <table:table-cell table:style-name="ce47" table:formula="of:=[Datenbank.D22]" office:value-type="string" office:string-value=" ">
            <text:p><text:s/></text:p>
          </table:table-cell>
          <table:table-cell table:style-name="ce143" table:formula="of:=[Präzision.E22]" office:value-type="string" office:string-value="W">
            <text:p>W</text:p>
          </table:table-cell>
          <table:table-cell table:style-name="ce47" table:formula="of:=[Datenbank.F22]" office:value-type="string" office:string-value=" ">
            <text:p><text:s/></text:p>
          </table:table-cell>
          <table:table-cell table:style-name="ce52" table:formula="of:=[Datenbank.H22]" office:value-type="string" office:string-value=" ">
            <text:p><text:s/></text:p>
          </table:table-cell>
          <table:table-cell table:style-name="ce52" table:formula="of:=[Datenbank.I22]" office:value-type="string" office:string-value="xxx">
            <text:p>xxx</text:p>
          </table:table-cell>
          <table:table-cell table:style-name="ce146" table:formula="of:=[Datenbank.BO22]" office:value-type="float" office:value="999">
            <text:p>999</text:p>
          </table:table-cell>
          <table:table-cell table:style-name="ce147" table:formula="of:=[Datenbank.BP22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3]" office:value-type="string" office:string-value=" ">
            <text:p><text:s/></text:p>
          </table:table-cell>
          <table:table-cell table:style-name="ce47" table:formula="of:=[Datenbank.C23]" office:value-type="string" office:string-value=" ">
            <text:p><text:s/></text:p>
          </table:table-cell>
          <table:table-cell table:style-name="ce47" table:formula="of:=[Datenbank.D23]" office:value-type="string" office:string-value=" ">
            <text:p><text:s/></text:p>
          </table:table-cell>
          <table:table-cell table:style-name="ce143" table:formula="of:=[Präzision.E23]" office:value-type="string" office:string-value="W">
            <text:p>W</text:p>
          </table:table-cell>
          <table:table-cell table:style-name="ce47" table:formula="of:=[Datenbank.F23]" office:value-type="string" office:string-value=" ">
            <text:p><text:s/></text:p>
          </table:table-cell>
          <table:table-cell table:style-name="ce52" table:formula="of:=[Datenbank.H23]" office:value-type="string" office:string-value=" ">
            <text:p><text:s/></text:p>
          </table:table-cell>
          <table:table-cell table:style-name="ce52" table:formula="of:=[Datenbank.I23]" office:value-type="string" office:string-value="xxx">
            <text:p>xxx</text:p>
          </table:table-cell>
          <table:table-cell table:style-name="ce146" table:formula="of:=[Datenbank.BO23]" office:value-type="float" office:value="999">
            <text:p>999</text:p>
          </table:table-cell>
          <table:table-cell table:style-name="ce147" table:formula="of:=[Datenbank.BP23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4]" office:value-type="string" office:string-value=" ">
            <text:p><text:s/></text:p>
          </table:table-cell>
          <table:table-cell table:style-name="ce47" table:formula="of:=[Datenbank.C24]" office:value-type="string" office:string-value=" ">
            <text:p><text:s/></text:p>
          </table:table-cell>
          <table:table-cell table:style-name="ce47" table:formula="of:=[Datenbank.D24]" office:value-type="string" office:string-value=" ">
            <text:p><text:s/></text:p>
          </table:table-cell>
          <table:table-cell table:style-name="ce143" table:formula="of:=[Präzision.E24]" office:value-type="string" office:string-value="W">
            <text:p>W</text:p>
          </table:table-cell>
          <table:table-cell table:style-name="ce47" table:formula="of:=[Datenbank.F24]" office:value-type="string" office:string-value=" ">
            <text:p><text:s/></text:p>
          </table:table-cell>
          <table:table-cell table:style-name="ce52" table:formula="of:=[Datenbank.H24]" office:value-type="string" office:string-value=" ">
            <text:p><text:s/></text:p>
          </table:table-cell>
          <table:table-cell table:style-name="ce52" table:formula="of:=[Datenbank.I24]" office:value-type="string" office:string-value="xxx">
            <text:p>xxx</text:p>
          </table:table-cell>
          <table:table-cell table:style-name="ce146" table:formula="of:=[Datenbank.BO24]" office:value-type="float" office:value="999">
            <text:p>999</text:p>
          </table:table-cell>
          <table:table-cell table:style-name="ce147" table:formula="of:=[Datenbank.BP24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5]" office:value-type="string" office:string-value=" ">
            <text:p><text:s/></text:p>
          </table:table-cell>
          <table:table-cell table:style-name="ce47" table:formula="of:=[Datenbank.C25]" office:value-type="string" office:string-value=" ">
            <text:p><text:s/></text:p>
          </table:table-cell>
          <table:table-cell table:style-name="ce47" table:formula="of:=[Datenbank.D25]" office:value-type="string" office:string-value=" ">
            <text:p><text:s/></text:p>
          </table:table-cell>
          <table:table-cell table:style-name="ce143" table:formula="of:=[Präzision.E25]" office:value-type="string" office:string-value="W">
            <text:p>W</text:p>
          </table:table-cell>
          <table:table-cell table:style-name="ce47" table:formula="of:=[Datenbank.F25]" office:value-type="string" office:string-value=" ">
            <text:p><text:s/></text:p>
          </table:table-cell>
          <table:table-cell table:style-name="ce52" table:formula="of:=[Datenbank.H25]" office:value-type="string" office:string-value=" ">
            <text:p><text:s/></text:p>
          </table:table-cell>
          <table:table-cell table:style-name="ce52" table:formula="of:=[Datenbank.I25]" office:value-type="string" office:string-value="xxx">
            <text:p>xxx</text:p>
          </table:table-cell>
          <table:table-cell table:style-name="ce146" table:formula="of:=[Datenbank.BO25]" office:value-type="float" office:value="999">
            <text:p>999</text:p>
          </table:table-cell>
          <table:table-cell table:style-name="ce147" table:formula="of:=[Datenbank.BP25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26]" office:value-type="string" office:string-value=" ">
            <text:p><text:s/></text:p>
          </table:table-cell>
          <table:table-cell table:style-name="ce47" table:formula="of:=[Datenbank.C26]" office:value-type="string" office:string-value=" ">
            <text:p><text:s/></text:p>
          </table:table-cell>
          <table:table-cell table:style-name="ce47" table:formula="of:=[Datenbank.D26]" office:value-type="string" office:string-value=" ">
            <text:p><text:s/></text:p>
          </table:table-cell>
          <table:table-cell table:style-name="ce143" table:formula="of:=[Präzision.E26]" office:value-type="string" office:string-value="W">
            <text:p>W</text:p>
          </table:table-cell>
          <table:table-cell table:style-name="ce47" table:formula="of:=[Datenbank.F26]" office:value-type="string" office:string-value=" ">
            <text:p><text:s/></text:p>
          </table:table-cell>
          <table:table-cell table:style-name="ce52" table:formula="of:=[Datenbank.H26]" office:value-type="string" office:string-value=" ">
            <text:p><text:s/></text:p>
          </table:table-cell>
          <table:table-cell table:style-name="ce52" table:formula="of:=[Datenbank.I26]" office:value-type="string" office:string-value="xxx">
            <text:p>xxx</text:p>
          </table:table-cell>
          <table:table-cell table:style-name="ce146" table:formula="of:=[Datenbank.BO26]" office:value-type="float" office:value="999">
            <text:p>999</text:p>
          </table:table-cell>
          <table:table-cell table:style-name="ce147" table:formula="of:=[Datenbank.BP26]" office:value-type="string" office:string-value=" ">
            <text:p><text:s/>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46" table:formula="of:=[Datenbank.B29]" office:value-type="float" office:value="2">
            <text:p>2</text:p>
          </table:table-cell>
          <table:table-cell table:style-name="ce46" table:formula="of:=[Datenbank.C29]" office:value-type="string" office:string-value="Wübbeler">
            <text:p>Wübbeler</text:p>
          </table:table-cell>
          <table:table-cell table:style-name="ce46" table:formula="of:=[Datenbank.D29]" office:value-type="string" office:string-value="Martin">
            <text:p>Martin</text:p>
          </table:table-cell>
          <table:table-cell table:style-name="ce144" table:formula="of:=[Präzision.E29]" office:value-type="string" office:string-value="M">
            <text:p>M</text:p>
          </table:table-cell>
          <table:table-cell table:style-name="ce47" table:formula="of:=[Datenbank.F29]" office:value-type="string" office:string-value="Budo-Shin">
            <text:p>Budo-Shin</text:p>
          </table:table-cell>
          <table:table-cell table:style-name="ce52" table:formula="of:=[Datenbank.H29]" office:value-type="string" office:string-value=" ">
            <text:p><text:s/></text:p>
          </table:table-cell>
          <table:table-cell table:style-name="ce52" table:formula="of:=[Datenbank.I29]" office:value-type="string" office:string-value="I">
            <text:p>I</text:p>
          </table:table-cell>
          <table:table-cell table:style-name="ce146" table:formula="of:=[Datenbank.BO29]" office:value-type="float" office:value="213">
            <text:p>213</text:p>
          </table:table-cell>
          <table:table-cell table:style-name="ce148" table:formula="of:=[Datenbank.BP29]" office:value-type="float" office:value="4">
            <text:p>4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30]" office:value-type="float" office:value="3">
            <text:p>3</text:p>
          </table:table-cell>
          <table:table-cell table:style-name="ce46" table:formula="of:=[Datenbank.C30]" office:value-type="string" office:string-value="Gräpel">
            <text:p>Gräpel</text:p>
          </table:table-cell>
          <table:table-cell table:style-name="ce46" table:formula="of:=[Datenbank.D30]" office:value-type="string" office:string-value="Torsten">
            <text:p>Torsten</text:p>
          </table:table-cell>
          <table:table-cell table:style-name="ce144" table:formula="of:=[Präzision.E30]" office:value-type="string" office:string-value="M">
            <text:p>M</text:p>
          </table:table-cell>
          <table:table-cell table:style-name="ce47" table:formula="of:=[Datenbank.F30]" office:value-type="string" office:string-value="Budo-Shin">
            <text:p>Budo-Shin</text:p>
          </table:table-cell>
          <table:table-cell table:style-name="ce52" table:formula="of:=[Datenbank.H30]" office:value-type="string" office:string-value=" ">
            <text:p><text:s/></text:p>
          </table:table-cell>
          <table:table-cell table:style-name="ce52" table:formula="of:=[Datenbank.I30]" office:value-type="string" office:string-value="II">
            <text:p>II</text:p>
          </table:table-cell>
          <table:table-cell table:style-name="ce146" table:formula="of:=[Datenbank.BO30]" office:value-type="float" office:value="999">
            <text:p>999</text:p>
          </table:table-cell>
          <table:table-cell table:style-name="ce148" table:formula="of:=[Datenbank.BP30]" office:value-type="string" office:string-value=" ">
            <text:p><text:s/>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31]" office:value-type="float" office:value="4">
            <text:p>4</text:p>
          </table:table-cell>
          <table:table-cell table:style-name="ce46" table:formula="of:=[Datenbank.C31]" office:value-type="string" office:string-value="Grytt">
            <text:p>Grytt</text:p>
          </table:table-cell>
          <table:table-cell table:style-name="ce46" table:formula="of:=[Datenbank.D31]" office:value-type="string" office:string-value="Rainer">
            <text:p>Rainer</text:p>
          </table:table-cell>
          <table:table-cell table:style-name="ce144" table:formula="of:=[Präzision.E31]" office:value-type="string" office:string-value="M">
            <text:p>M</text:p>
          </table:table-cell>
          <table:table-cell table:style-name="ce47" table:formula="of:=[Datenbank.F31]" office:value-type="string" office:string-value="Budo-Shin">
            <text:p>Budo-Shin</text:p>
          </table:table-cell>
          <table:table-cell table:style-name="ce52" table:formula="of:=[Datenbank.H31]" office:value-type="string" office:string-value=" ">
            <text:p><text:s/></text:p>
          </table:table-cell>
          <table:table-cell table:style-name="ce52" table:formula="of:=[Datenbank.I31]" office:value-type="string" office:string-value="III">
            <text:p>III</text:p>
          </table:table-cell>
          <table:table-cell table:style-name="ce146" table:formula="of:=[Datenbank.BO31]" office:value-type="float" office:value="293">
            <text:p>293</text:p>
          </table:table-cell>
          <table:table-cell table:style-name="ce148" table:formula="of:=[Datenbank.BP31]" office:value-type="float" office:value="10">
            <text:p>10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32]" office:value-type="float" office:value="5">
            <text:p>5</text:p>
          </table:table-cell>
          <table:table-cell table:style-name="ce46" table:formula="of:=[Datenbank.C32]" office:value-type="string" office:string-value="Szmagara">
            <text:p>Szmagara</text:p>
          </table:table-cell>
          <table:table-cell table:style-name="ce46" table:formula="of:=[Datenbank.D32]" office:value-type="string" office:string-value="Tomasz">
            <text:p>Tomasz</text:p>
          </table:table-cell>
          <table:table-cell table:style-name="ce144" table:formula="of:=[Präzision.E32]" office:value-type="string" office:string-value="M">
            <text:p>M</text:p>
          </table:table-cell>
          <table:table-cell table:style-name="ce47" table:formula="of:=[Datenbank.F32]" office:value-type="string" office:string-value="Budo-Shin">
            <text:p>Budo-Shin</text:p>
          </table:table-cell>
          <table:table-cell table:style-name="ce52" table:formula="of:=[Datenbank.H32]" office:value-type="string" office:string-value=" ">
            <text:p><text:s/></text:p>
          </table:table-cell>
          <table:table-cell table:style-name="ce52" table:formula="of:=[Datenbank.I32]" office:value-type="string" office:string-value="III">
            <text:p>III</text:p>
          </table:table-cell>
          <table:table-cell table:style-name="ce146" table:formula="of:=[Datenbank.BO32]" office:value-type="float" office:value="159">
            <text:p>159</text:p>
          </table:table-cell>
          <table:table-cell table:style-name="ce148" table:formula="of:=[Datenbank.BP32]" office:value-type="float" office:value="2">
            <text:p>2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33]" office:value-type="float" office:value="6">
            <text:p>6</text:p>
          </table:table-cell>
          <table:table-cell table:style-name="ce46" table:formula="of:=[Datenbank.C33]" office:value-type="string" office:string-value="Ahrens">
            <text:p>Ahrens</text:p>
          </table:table-cell>
          <table:table-cell table:style-name="ce46" table:formula="of:=[Datenbank.D33]" office:value-type="string" office:string-value="Björn">
            <text:p>Björn</text:p>
          </table:table-cell>
          <table:table-cell table:style-name="ce144" table:formula="of:=[Präzision.E33]" office:value-type="string" office:string-value="M">
            <text:p>M</text:p>
          </table:table-cell>
          <table:table-cell table:style-name="ce47" table:formula="of:=[Datenbank.F33]" office:value-type="string" office:string-value="Budo-Shin">
            <text:p>Budo-Shin</text:p>
          </table:table-cell>
          <table:table-cell table:style-name="ce52" table:formula="of:=[Datenbank.H33]" office:value-type="string" office:string-value=" ">
            <text:p><text:s/></text:p>
          </table:table-cell>
          <table:table-cell table:style-name="ce52" table:formula="of:=[Datenbank.I33]" office:value-type="string" office:string-value="I">
            <text:p>I</text:p>
          </table:table-cell>
          <table:table-cell table:style-name="ce146" table:formula="of:=[Datenbank.BO33]" office:value-type="float" office:value="350">
            <text:p>350</text:p>
          </table:table-cell>
          <table:table-cell table:style-name="ce148" table:formula="of:=[Datenbank.BP33]" office:value-type="float" office:value="14">
            <text:p>14</text:p>
          </table:table-cell>
          <table:table-cell table:style-name="ce17"/>
        </table:table-row>
        <table:table-row table:style-name="ro1">
          <table:table-cell/>
          <table:table-cell table:style-name="ce46" table:formula="of:=[Datenbank.B34]" office:value-type="float" office:value="7">
            <text:p>7</text:p>
          </table:table-cell>
          <table:table-cell table:style-name="ce46" table:formula="of:=[Datenbank.C34]" office:value-type="string" office:string-value="Sackmeyer">
            <text:p>Sackmeyer</text:p>
          </table:table-cell>
          <table:table-cell table:style-name="ce46" table:formula="of:=[Datenbank.D34]" office:value-type="string" office:string-value="Kurt">
            <text:p>Kurt</text:p>
          </table:table-cell>
          <table:table-cell table:style-name="ce144" table:formula="of:=[Präzision.E34]" office:value-type="string" office:string-value="M">
            <text:p>M</text:p>
          </table:table-cell>
          <table:table-cell table:style-name="ce47" table:formula="of:=[Datenbank.F34]" office:value-type="string" office:string-value="Budo-Shin">
            <text:p>Budo-Shin</text:p>
          </table:table-cell>
          <table:table-cell table:style-name="ce52" table:formula="of:=[Datenbank.H34]" office:value-type="string" office:string-value=" ">
            <text:p><text:s/></text:p>
          </table:table-cell>
          <table:table-cell table:style-name="ce52" table:formula="of:=[Datenbank.I34]" office:value-type="string" office:string-value="I">
            <text:p>I</text:p>
          </table:table-cell>
          <table:table-cell table:style-name="ce146" table:formula="of:=[Datenbank.BO34]" office:value-type="float" office:value="293">
            <text:p>293</text:p>
          </table:table-cell>
          <table:table-cell table:style-name="ce148" table:formula="of:=[Datenbank.BP34]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46" table:formula="of:=[Datenbank.B35]" office:value-type="float" office:value="8">
            <text:p>8</text:p>
          </table:table-cell>
          <table:table-cell table:style-name="ce46" table:formula="of:=[Datenbank.C35]" office:value-type="string" office:string-value="Knobloch">
            <text:p>Knobloch</text:p>
          </table:table-cell>
          <table:table-cell table:style-name="ce46" table:formula="of:=[Datenbank.D35]" office:value-type="string" office:string-value="Marius">
            <text:p>Marius</text:p>
          </table:table-cell>
          <table:table-cell table:style-name="ce144" table:formula="of:=[Präzision.E35]" office:value-type="string" office:string-value="M">
            <text:p>M</text:p>
          </table:table-cell>
          <table:table-cell table:style-name="ce47" table:formula="of:=[Datenbank.F35]" office:value-type="string" office:string-value="Budo-Shin">
            <text:p>Budo-Shin</text:p>
          </table:table-cell>
          <table:table-cell table:style-name="ce52" table:formula="of:=[Datenbank.H35]" office:value-type="string" office:string-value=" ">
            <text:p><text:s/></text:p>
          </table:table-cell>
          <table:table-cell table:style-name="ce52" table:formula="of:=[Datenbank.I35]" office:value-type="string" office:string-value="II">
            <text:p>II</text:p>
          </table:table-cell>
          <table:table-cell table:style-name="ce146" table:formula="of:=[Datenbank.BO35]" office:value-type="float" office:value="350">
            <text:p>350</text:p>
          </table:table-cell>
          <table:table-cell table:style-name="ce148" table:formula="of:=[Datenbank.BP35]" office:value-type="float" office:value="14">
            <text:p>14</text:p>
          </table:table-cell>
          <table:table-cell/>
        </table:table-row>
        <table:table-row table:style-name="ro1">
          <table:table-cell/>
          <table:table-cell table:style-name="ce46" table:formula="of:=[Datenbank.B36]" office:value-type="float" office:value="9">
            <text:p>9</text:p>
          </table:table-cell>
          <table:table-cell table:style-name="ce46" table:formula="of:=[Datenbank.C36]" office:value-type="string" office:string-value="Kordes">
            <text:p>Kordes</text:p>
          </table:table-cell>
          <table:table-cell table:style-name="ce46" table:formula="of:=[Datenbank.D36]" office:value-type="string" office:string-value="Dieter">
            <text:p>Dieter</text:p>
          </table:table-cell>
          <table:table-cell table:style-name="ce144" table:formula="of:=[Präzision.E36]" office:value-type="string" office:string-value="M">
            <text:p>M</text:p>
          </table:table-cell>
          <table:table-cell table:style-name="ce47" table:formula="of:=[Datenbank.F36]" office:value-type="string" office:string-value="Budo-Shin">
            <text:p>Budo-Shin</text:p>
          </table:table-cell>
          <table:table-cell table:style-name="ce52" table:formula="of:=[Datenbank.H36]" office:value-type="string" office:string-value=" ">
            <text:p><text:s/></text:p>
          </table:table-cell>
          <table:table-cell table:style-name="ce52" table:formula="of:=[Datenbank.I36]" office:value-type="string" office:string-value="III">
            <text:p>III</text:p>
          </table:table-cell>
          <table:table-cell table:style-name="ce146" table:formula="of:=[Datenbank.BO36]" office:value-type="float" office:value="181">
            <text:p>181</text:p>
          </table:table-cell>
          <table:table-cell table:style-name="ce148" table:formula="of:=[Datenbank.BP36]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46" table:formula="of:=[Datenbank.B37]" office:value-type="float" office:value="12">
            <text:p>12</text:p>
          </table:table-cell>
          <table:table-cell table:style-name="ce46" table:formula="of:=[Datenbank.C37]" office:value-type="string" office:string-value="Huntemann">
            <text:p>Huntemann</text:p>
          </table:table-cell>
          <table:table-cell table:style-name="ce46" table:formula="of:=[Datenbank.D37]" office:value-type="string" office:string-value="Ralf">
            <text:p>Ralf</text:p>
          </table:table-cell>
          <table:table-cell table:style-name="ce144" table:formula="of:=[Präzision.E37]" office:value-type="string" office:string-value="M">
            <text:p>M</text:p>
          </table:table-cell>
          <table:table-cell table:style-name="ce47" table:formula="of:=[Datenbank.F37]" office:value-type="string" office:string-value="Budo-Shin">
            <text:p>Budo-Shin</text:p>
          </table:table-cell>
          <table:table-cell table:style-name="ce52" table:formula="of:=[Datenbank.H37]" office:value-type="string" office:string-value=" ">
            <text:p><text:s/></text:p>
          </table:table-cell>
          <table:table-cell table:style-name="ce52" table:formula="of:=[Datenbank.I37]" office:value-type="string" office:string-value="I">
            <text:p>I</text:p>
          </table:table-cell>
          <table:table-cell table:style-name="ce146" table:formula="of:=[Datenbank.BO37]" office:value-type="float" office:value="225">
            <text:p>225</text:p>
          </table:table-cell>
          <table:table-cell table:style-name="ce148" table:formula="of:=[Datenbank.BP37]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46" table:formula="of:=[Datenbank.B38]" office:value-type="float" office:value="13">
            <text:p>13</text:p>
          </table:table-cell>
          <table:table-cell table:style-name="ce46" table:formula="of:=[Datenbank.C38]" office:value-type="string" office:string-value="Troschkin">
            <text:p>Troschkin</text:p>
          </table:table-cell>
          <table:table-cell table:style-name="ce46" table:formula="of:=[Datenbank.D38]" office:value-type="string" office:string-value="Celvin">
            <text:p>Celvin</text:p>
          </table:table-cell>
          <table:table-cell table:style-name="ce144" table:formula="of:=[Präzision.E38]" office:value-type="string" office:string-value="M">
            <text:p>M</text:p>
          </table:table-cell>
          <table:table-cell table:style-name="ce47" table:formula="of:=[Datenbank.F38]" office:value-type="string" office:string-value="Budo-Shin">
            <text:p>Budo-Shin</text:p>
          </table:table-cell>
          <table:table-cell table:style-name="ce52" table:formula="of:=[Datenbank.H38]" office:value-type="string" office:string-value=" ">
            <text:p><text:s/></text:p>
          </table:table-cell>
          <table:table-cell table:style-name="ce52" table:formula="of:=[Datenbank.I38]" office:value-type="string" office:string-value="I">
            <text:p>I</text:p>
          </table:table-cell>
          <table:table-cell table:style-name="ce146" table:formula="of:=[Datenbank.BO38]" office:value-type="float" office:value="279">
            <text:p>279</text:p>
          </table:table-cell>
          <table:table-cell table:style-name="ce148" table:formula="of:=[Datenbank.BP38]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46" table:formula="of:=[Datenbank.B39]" office:value-type="float" office:value="14">
            <text:p>14</text:p>
          </table:table-cell>
          <table:table-cell table:style-name="ce46" table:formula="of:=[Datenbank.C39]" office:value-type="string" office:string-value="Antholzer">
            <text:p>Antholzer</text:p>
          </table:table-cell>
          <table:table-cell table:style-name="ce46" table:formula="of:=[Datenbank.D39]" office:value-type="string" office:string-value="Marcel">
            <text:p>Marcel</text:p>
          </table:table-cell>
          <table:table-cell table:style-name="ce144" table:formula="of:=[Präzision.E39]" office:value-type="string" office:string-value="M">
            <text:p>M</text:p>
          </table:table-cell>
          <table:table-cell table:style-name="ce47" table:formula="of:=[Datenbank.F39]" office:value-type="string" office:string-value="Bushikan">
            <text:p>Bushikan</text:p>
          </table:table-cell>
          <table:table-cell table:style-name="ce52" table:formula="of:=[Datenbank.H39]" office:value-type="string" office:string-value=" ">
            <text:p><text:s/></text:p>
          </table:table-cell>
          <table:table-cell table:style-name="ce52" table:formula="of:=[Datenbank.I39]" office:value-type="string" office:string-value="I">
            <text:p>I</text:p>
          </table:table-cell>
          <table:table-cell table:style-name="ce146" table:formula="of:=[Datenbank.BO39]" office:value-type="float" office:value="274">
            <text:p>274</text:p>
          </table:table-cell>
          <table:table-cell table:style-name="ce148" table:formula="of:=[Datenbank.BP39]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46" table:formula="of:=[Datenbank.B40]" office:value-type="float" office:value="15">
            <text:p>15</text:p>
          </table:table-cell>
          <table:table-cell table:style-name="ce46" table:formula="of:=[Datenbank.C40]" office:value-type="string" office:string-value="Cyrol">
            <text:p>Cyrol</text:p>
          </table:table-cell>
          <table:table-cell table:style-name="ce46" table:formula="of:=[Datenbank.D40]" office:value-type="string" office:string-value="Florian">
            <text:p>Florian</text:p>
          </table:table-cell>
          <table:table-cell table:style-name="ce144" table:formula="of:=[Präzision.E40]" office:value-type="string" office:string-value="M">
            <text:p>M</text:p>
          </table:table-cell>
          <table:table-cell table:style-name="ce47" table:formula="of:=[Datenbank.F40]" office:value-type="string" office:string-value="Bushikan">
            <text:p>Bushikan</text:p>
          </table:table-cell>
          <table:table-cell table:style-name="ce52" table:formula="of:=[Datenbank.H40]" office:value-type="string" office:string-value=" ">
            <text:p><text:s/></text:p>
          </table:table-cell>
          <table:table-cell table:style-name="ce52" table:formula="of:=[Datenbank.I40]" office:value-type="string" office:string-value="II">
            <text:p>II</text:p>
          </table:table-cell>
          <table:table-cell table:style-name="ce146" table:formula="of:=[Datenbank.BO40]" office:value-type="float" office:value="275">
            <text:p>275</text:p>
          </table:table-cell>
          <table:table-cell table:style-name="ce148" table:formula="of:=[Datenbank.BP40]"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ce46" table:formula="of:=[Datenbank.B41]" office:value-type="float" office:value="17">
            <text:p>17</text:p>
          </table:table-cell>
          <table:table-cell table:style-name="ce46" table:formula="of:=[Datenbank.C41]" office:value-type="string" office:string-value="Raßbach">
            <text:p>Raßbach</text:p>
          </table:table-cell>
          <table:table-cell table:style-name="ce46" table:formula="of:=[Datenbank.D41]" office:value-type="string" office:string-value="Luca">
            <text:p>Luca</text:p>
          </table:table-cell>
          <table:table-cell table:style-name="ce144" table:formula="of:=[Präzision.E41]" office:value-type="string" office:string-value="M">
            <text:p>M</text:p>
          </table:table-cell>
          <table:table-cell table:style-name="ce47" table:formula="of:=[Datenbank.F41]" office:value-type="string" office:string-value="Bushikan">
            <text:p>Bushikan</text:p>
          </table:table-cell>
          <table:table-cell table:style-name="ce52" table:formula="of:=[Datenbank.H41]" office:value-type="string" office:string-value=" ">
            <text:p><text:s/></text:p>
          </table:table-cell>
          <table:table-cell table:style-name="ce52" table:formula="of:=[Datenbank.I41]" office:value-type="string" office:string-value="I">
            <text:p>I</text:p>
          </table:table-cell>
          <table:table-cell table:style-name="ce146" table:formula="of:=[Datenbank.BO41]" office:value-type="float" office:value="328">
            <text:p>328</text:p>
          </table:table-cell>
          <table:table-cell table:style-name="ce148" table:formula="of:=[Datenbank.BP41]" office:value-type="float" office:value="13">
            <text:p>13</text:p>
          </table:table-cell>
          <table:table-cell/>
        </table:table-row>
        <table:table-row table:style-name="ro1">
          <table:table-cell/>
          <table:table-cell table:style-name="ce46" table:formula="of:=[Datenbank.B42]" office:value-type="float" office:value="18">
            <text:p>18</text:p>
          </table:table-cell>
          <table:table-cell table:style-name="ce46" table:formula="of:=[Datenbank.C42]" office:value-type="string" office:string-value="Mengede">
            <text:p>Mengede</text:p>
          </table:table-cell>
          <table:table-cell table:style-name="ce46" table:formula="of:=[Datenbank.D42]" office:value-type="string" office:string-value="Michael">
            <text:p>Michael</text:p>
          </table:table-cell>
          <table:table-cell table:style-name="ce144" table:formula="of:=[Präzision.E42]" office:value-type="string" office:string-value="M">
            <text:p>M</text:p>
          </table:table-cell>
          <table:table-cell table:style-name="ce47" table:formula="of:=[Datenbank.F42]" office:value-type="string" office:string-value="Bushikan">
            <text:p>Bushikan</text:p>
          </table:table-cell>
          <table:table-cell table:style-name="ce52" table:formula="of:=[Datenbank.H42]" office:value-type="string" office:string-value=" ">
            <text:p><text:s/></text:p>
          </table:table-cell>
          <table:table-cell table:style-name="ce52" table:formula="of:=[Datenbank.I42]" office:value-type="string" office:string-value="I">
            <text:p>I</text:p>
          </table:table-cell>
          <table:table-cell table:style-name="ce146" table:formula="of:=[Datenbank.BO42]" office:value-type="float" office:value="455">
            <text:p>455</text:p>
          </table:table-cell>
          <table:table-cell table:style-name="ce148" table:formula="of:=[Datenbank.BP42]" office:value-type="float" office:value="19">
            <text:p>19</text:p>
          </table:table-cell>
          <table:table-cell/>
        </table:table-row>
        <table:table-row table:style-name="ro1">
          <table:table-cell/>
          <table:table-cell table:style-name="ce46" table:formula="of:=[Datenbank.B43]" office:value-type="float" office:value="19">
            <text:p>19</text:p>
          </table:table-cell>
          <table:table-cell table:style-name="ce46" table:formula="of:=[Datenbank.C43]" office:value-type="string" office:string-value="Wiesrchen">
            <text:p>Wiesrchen</text:p>
          </table:table-cell>
          <table:table-cell table:style-name="ce46" table:formula="of:=[Datenbank.D43]" office:value-type="string" office:string-value="Markus">
            <text:p>Markus</text:p>
          </table:table-cell>
          <table:table-cell table:style-name="ce144" table:formula="of:=[Präzision.E43]" office:value-type="string" office:string-value="M">
            <text:p>M</text:p>
          </table:table-cell>
          <table:table-cell table:style-name="ce47" table:formula="of:=[Datenbank.F43]" office:value-type="string" office:string-value="Bushikan">
            <text:p>Bushikan</text:p>
          </table:table-cell>
          <table:table-cell table:style-name="ce52" table:formula="of:=[Datenbank.H43]" office:value-type="string" office:string-value=" ">
            <text:p><text:s/></text:p>
          </table:table-cell>
          <table:table-cell table:style-name="ce52" table:formula="of:=[Datenbank.I43]" office:value-type="string" office:string-value="I">
            <text:p>I</text:p>
          </table:table-cell>
          <table:table-cell table:style-name="ce146" table:formula="of:=[Datenbank.BO43]" office:value-type="float" office:value="999">
            <text:p>999</text:p>
          </table:table-cell>
          <table:table-cell table:style-name="ce148" table:formula="of:=[Datenbank.BP43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44]" office:value-type="float" office:value="20">
            <text:p>20</text:p>
          </table:table-cell>
          <table:table-cell table:style-name="ce46" table:formula="of:=[Datenbank.C44]" office:value-type="string" office:string-value="Pendergast">
            <text:p>Pendergast</text:p>
          </table:table-cell>
          <table:table-cell table:style-name="ce46" table:formula="of:=[Datenbank.D44]" office:value-type="string" office:string-value="Carolan">
            <text:p>Carolan</text:p>
          </table:table-cell>
          <table:table-cell table:style-name="ce144" table:formula="of:=[Präzision.E44]" office:value-type="string" office:string-value="M">
            <text:p>M</text:p>
          </table:table-cell>
          <table:table-cell table:style-name="ce47" table:formula="of:=[Datenbank.F44]" office:value-type="string" office:string-value="Dragons Lair">
            <text:p>Dragons Lair</text:p>
          </table:table-cell>
          <table:table-cell table:style-name="ce52" table:formula="of:=[Datenbank.H44]" office:value-type="string" office:string-value=" ">
            <text:p><text:s/></text:p>
          </table:table-cell>
          <table:table-cell table:style-name="ce52" table:formula="of:=[Datenbank.I44]" office:value-type="string" office:string-value="II">
            <text:p>II</text:p>
          </table:table-cell>
          <table:table-cell table:style-name="ce146" table:formula="of:=[Datenbank.BO44]" office:value-type="float" office:value="126">
            <text:p>126</text:p>
          </table:table-cell>
          <table:table-cell table:style-name="ce148" table:formula="of:=[Datenbank.BP44]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46" table:formula="of:=[Datenbank.B45]" office:value-type="float" office:value="21">
            <text:p>21</text:p>
          </table:table-cell>
          <table:table-cell table:style-name="ce46" table:formula="of:=[Datenbank.C45]" office:value-type="string" office:string-value="McEnroe">
            <text:p>McEnroe</text:p>
          </table:table-cell>
          <table:table-cell table:style-name="ce46" table:formula="of:=[Datenbank.D45]" office:value-type="string" office:string-value="Larry">
            <text:p>Larry</text:p>
          </table:table-cell>
          <table:table-cell table:style-name="ce144" table:formula="of:=[Präzision.E45]" office:value-type="string" office:string-value="M">
            <text:p>M</text:p>
          </table:table-cell>
          <table:table-cell table:style-name="ce47" table:formula="of:=[Datenbank.F45]" office:value-type="string" office:string-value="Dragons Lair">
            <text:p>Dragons Lair</text:p>
          </table:table-cell>
          <table:table-cell table:style-name="ce52" table:formula="of:=[Datenbank.H45]" office:value-type="string" office:string-value=" ">
            <text:p><text:s/></text:p>
          </table:table-cell>
          <table:table-cell table:style-name="ce52" table:formula="of:=[Datenbank.I45]" office:value-type="string" office:string-value="III">
            <text:p>III</text:p>
          </table:table-cell>
          <table:table-cell table:style-name="ce146" table:formula="of:=[Datenbank.BO45]" office:value-type="float" office:value="374">
            <text:p>374</text:p>
          </table:table-cell>
          <table:table-cell table:style-name="ce148" table:formula="of:=[Datenbank.BP45]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46" table:formula="of:=[Datenbank.B46]" office:value-type="float" office:value="22">
            <text:p>22</text:p>
          </table:table-cell>
          <table:table-cell table:style-name="ce46" table:formula="of:=[Datenbank.C46]" office:value-type="string" office:string-value="Carthy">
            <text:p>Carthy</text:p>
          </table:table-cell>
          <table:table-cell table:style-name="ce46" table:formula="of:=[Datenbank.D46]" office:value-type="string" office:string-value="Ger">
            <text:p>Ger</text:p>
          </table:table-cell>
          <table:table-cell table:style-name="ce144" table:formula="of:=[Präzision.E46]" office:value-type="string" office:string-value="M">
            <text:p>M</text:p>
          </table:table-cell>
          <table:table-cell table:style-name="ce47" table:formula="of:=[Datenbank.F46]" office:value-type="string" office:string-value="Dragons Lair">
            <text:p>Dragons Lair</text:p>
          </table:table-cell>
          <table:table-cell table:style-name="ce52" table:formula="of:=[Datenbank.H46]" office:value-type="string" office:string-value=" ">
            <text:p><text:s/></text:p>
          </table:table-cell>
          <table:table-cell table:style-name="ce52" table:formula="of:=[Datenbank.I46]" office:value-type="string" office:string-value="II">
            <text:p>II</text:p>
          </table:table-cell>
          <table:table-cell table:style-name="ce146" table:formula="of:=[Datenbank.BO46]" office:value-type="float" office:value="299">
            <text:p>299</text:p>
          </table:table-cell>
          <table:table-cell table:style-name="ce148" table:formula="of:=[Datenbank.BP46]" office:value-type="float" office:value="12">
            <text:p>12</text:p>
          </table:table-cell>
          <table:table-cell/>
        </table:table-row>
        <table:table-row table:style-name="ro1">
          <table:table-cell/>
          <table:table-cell table:style-name="ce46" table:formula="of:=[Datenbank.B47]" office:value-type="float" office:value="23">
            <text:p>23</text:p>
          </table:table-cell>
          <table:table-cell table:style-name="ce46" table:formula="of:=[Datenbank.C47]" office:value-type="string" office:string-value="Waters">
            <text:p>Waters</text:p>
          </table:table-cell>
          <table:table-cell table:style-name="ce46" table:formula="of:=[Datenbank.D47]" office:value-type="string" office:string-value="Dave">
            <text:p>Dave</text:p>
          </table:table-cell>
          <table:table-cell table:style-name="ce144" table:formula="of:=[Präzision.E47]" office:value-type="string" office:string-value="M">
            <text:p>M</text:p>
          </table:table-cell>
          <table:table-cell table:style-name="ce47" table:formula="of:=[Datenbank.F47]" office:value-type="string" office:string-value="Yanagi-No-Ki">
            <text:p>Yanagi-No-Ki</text:p>
          </table:table-cell>
          <table:table-cell table:style-name="ce52" table:formula="of:=[Datenbank.H47]" office:value-type="string" office:string-value=" ">
            <text:p><text:s/></text:p>
          </table:table-cell>
          <table:table-cell table:style-name="ce52" table:formula="of:=[Datenbank.I47]" office:value-type="string" office:string-value="III">
            <text:p>III</text:p>
          </table:table-cell>
          <table:table-cell table:style-name="ce146" table:formula="of:=[Datenbank.BO47]" office:value-type="float" office:value="263">
            <text:p>263</text:p>
          </table:table-cell>
          <table:table-cell table:style-name="ce148" table:formula="of:=[Datenbank.BP47]"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46" table:formula="of:=[Datenbank.B48]" office:value-type="float" office:value="25">
            <text:p>25</text:p>
          </table:table-cell>
          <table:table-cell table:style-name="ce46" table:formula="of:=[Datenbank.C48]" office:value-type="string" office:string-value="Holmes">
            <text:p>Holmes</text:p>
          </table:table-cell>
          <table:table-cell table:style-name="ce46" table:formula="of:=[Datenbank.D48]" office:value-type="string" office:string-value="Melcom">
            <text:p>Melcom</text:p>
          </table:table-cell>
          <table:table-cell table:style-name="ce144" table:formula="of:=[Präzision.E48]" office:value-type="string" office:string-value="M">
            <text:p>M</text:p>
          </table:table-cell>
          <table:table-cell table:style-name="ce47" table:formula="of:=[Datenbank.F48]" office:value-type="string" office:string-value="Yanagi-No-Ki">
            <text:p>Yanagi-No-Ki</text:p>
          </table:table-cell>
          <table:table-cell table:style-name="ce52" table:formula="of:=[Datenbank.H48]" office:value-type="string" office:string-value=" ">
            <text:p><text:s/></text:p>
          </table:table-cell>
          <table:table-cell table:style-name="ce52" table:formula="of:=[Datenbank.I48]" office:value-type="string" office:string-value="III">
            <text:p>III</text:p>
          </table:table-cell>
          <table:table-cell table:style-name="ce146" table:formula="of:=[Datenbank.BO48]" office:value-type="float" office:value="433.01">
            <text:p>433</text:p>
          </table:table-cell>
          <table:table-cell table:style-name="ce148" table:formula="of:=[Datenbank.BP48]" office:value-type="float" office:value="18">
            <text:p>18</text:p>
          </table:table-cell>
          <table:table-cell/>
        </table:table-row>
        <table:table-row table:style-name="ro1">
          <table:table-cell/>
          <table:table-cell table:style-name="ce46" table:formula="of:=[Datenbank.B49]" office:value-type="float" office:value="26">
            <text:p>26</text:p>
          </table:table-cell>
          <table:table-cell table:style-name="ce46" table:formula="of:=[Datenbank.C49]" office:value-type="string" office:string-value="Aufenberg">
            <text:p>Aufenberg</text:p>
          </table:table-cell>
          <table:table-cell table:style-name="ce46" table:formula="of:=[Datenbank.D49]" office:value-type="string" office:string-value="Reinhold">
            <text:p>Reinhold</text:p>
          </table:table-cell>
          <table:table-cell table:style-name="ce144" table:formula="of:=[Präzision.E49]" office:value-type="string" office:string-value="M">
            <text:p>M</text:p>
          </table:table-cell>
          <table:table-cell table:style-name="ce47" table:formula="of:=[Datenbank.F49]" office:value-type="string" office:string-value="Senkido Menden">
            <text:p>Senkido Menden</text:p>
          </table:table-cell>
          <table:table-cell table:style-name="ce52" table:formula="of:=[Datenbank.H49]" office:value-type="string" office:string-value=" ">
            <text:p><text:s/></text:p>
          </table:table-cell>
          <table:table-cell table:style-name="ce52" table:formula="of:=[Datenbank.I49]" office:value-type="string" office:string-value="I">
            <text:p>I</text:p>
          </table:table-cell>
          <table:table-cell table:style-name="ce146" table:formula="of:=[Datenbank.BO49]" office:value-type="float" office:value="551.01">
            <text:p>551</text:p>
          </table:table-cell>
          <table:table-cell table:style-name="ce148" table:formula="of:=[Datenbank.BP49]" office:value-type="float" office:value="20">
            <text:p>20</text:p>
          </table:table-cell>
          <table:table-cell/>
        </table:table-row>
        <table:table-row table:style-name="ro1">
          <table:table-cell/>
          <table:table-cell table:style-name="ce46" table:formula="of:=[Datenbank.B50]" office:value-type="float" office:value="27">
            <text:p>27</text:p>
          </table:table-cell>
          <table:table-cell table:style-name="ce46" table:formula="of:=[Datenbank.C50]" office:value-type="string" office:string-value="Boadella">
            <text:p>Boadella</text:p>
          </table:table-cell>
          <table:table-cell table:style-name="ce46" table:formula="of:=[Datenbank.D50]" office:value-type="string" office:string-value="Franz">
            <text:p>Franz</text:p>
          </table:table-cell>
          <table:table-cell table:style-name="ce144" table:formula="of:=[Präzision.E50]" office:value-type="string" office:string-value="M">
            <text:p>M</text:p>
          </table:table-cell>
          <table:table-cell table:style-name="ce47" table:formula="of:=[Datenbank.F50]" office:value-type="string" office:string-value="SCV Kreuzlingen">
            <text:p>SCV Kreuzlingen</text:p>
          </table:table-cell>
          <table:table-cell table:style-name="ce52" table:formula="of:=[Datenbank.H50]" office:value-type="string" office:string-value=" ">
            <text:p><text:s/></text:p>
          </table:table-cell>
          <table:table-cell table:style-name="ce52" table:formula="of:=[Datenbank.I50]" office:value-type="string" office:string-value="I">
            <text:p>I</text:p>
          </table:table-cell>
          <table:table-cell table:style-name="ce146" table:formula="of:=[Datenbank.BO50]" office:value-type="float" office:value="412">
            <text:p>412</text:p>
          </table:table-cell>
          <table:table-cell table:style-name="ce148" table:formula="of:=[Datenbank.BP50]" office:value-type="float" office:value="17">
            <text:p>17</text:p>
          </table:table-cell>
          <table:table-cell/>
        </table:table-row>
        <table:table-row table:style-name="ro1">
          <table:table-cell/>
          <table:table-cell table:style-name="ce46" table:formula="of:=[Datenbank.B51]" office:value-type="string" office:string-value=" ">
            <text:p><text:s/></text:p>
          </table:table-cell>
          <table:table-cell table:style-name="ce46" table:formula="of:=[Datenbank.C51]" office:value-type="string" office:string-value=" ">
            <text:p><text:s/></text:p>
          </table:table-cell>
          <table:table-cell table:style-name="ce46" table:formula="of:=[Datenbank.D51]" office:value-type="string" office:string-value=" ">
            <text:p><text:s/></text:p>
          </table:table-cell>
          <table:table-cell table:style-name="ce144" table:formula="of:=[Präzision.E51]" office:value-type="string" office:string-value="M">
            <text:p>M</text:p>
          </table:table-cell>
          <table:table-cell table:style-name="ce47" table:formula="of:=[Datenbank.F51]" office:value-type="string" office:string-value=" ">
            <text:p><text:s/></text:p>
          </table:table-cell>
          <table:table-cell table:style-name="ce52" table:formula="of:=[Datenbank.H51]" office:value-type="string" office:string-value=" ">
            <text:p><text:s/></text:p>
          </table:table-cell>
          <table:table-cell table:style-name="ce52" table:formula="of:=[Datenbank.I51]" office:value-type="string" office:string-value="xxx">
            <text:p>xxx</text:p>
          </table:table-cell>
          <table:table-cell table:style-name="ce146" table:formula="of:=[Datenbank.BO51]" office:value-type="float" office:value="999">
            <text:p>999</text:p>
          </table:table-cell>
          <table:table-cell table:style-name="ce148" table:formula="of:=[Datenbank.BP51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2]" office:value-type="string" office:string-value=" ">
            <text:p><text:s/></text:p>
          </table:table-cell>
          <table:table-cell table:style-name="ce46" table:formula="of:=[Datenbank.C52]" office:value-type="string" office:string-value=" ">
            <text:p><text:s/></text:p>
          </table:table-cell>
          <table:table-cell table:style-name="ce46" table:formula="of:=[Datenbank.D52]" office:value-type="string" office:string-value=" ">
            <text:p><text:s/></text:p>
          </table:table-cell>
          <table:table-cell table:style-name="ce144" table:formula="of:=[Präzision.E52]" office:value-type="string" office:string-value="M">
            <text:p>M</text:p>
          </table:table-cell>
          <table:table-cell table:style-name="ce47" table:formula="of:=[Datenbank.F52]" office:value-type="string" office:string-value=" ">
            <text:p><text:s/></text:p>
          </table:table-cell>
          <table:table-cell table:style-name="ce52" table:formula="of:=[Datenbank.H52]" office:value-type="string" office:string-value=" ">
            <text:p><text:s/></text:p>
          </table:table-cell>
          <table:table-cell table:style-name="ce52" table:formula="of:=[Datenbank.I52]" office:value-type="string" office:string-value="xxx">
            <text:p>xxx</text:p>
          </table:table-cell>
          <table:table-cell table:style-name="ce146" table:formula="of:=[Datenbank.BO52]" office:value-type="float" office:value="999">
            <text:p>999</text:p>
          </table:table-cell>
          <table:table-cell table:style-name="ce148" table:formula="of:=[Datenbank.BP52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3]" office:value-type="string" office:string-value=" ">
            <text:p><text:s/></text:p>
          </table:table-cell>
          <table:table-cell table:style-name="ce46" table:formula="of:=[Datenbank.C53]" office:value-type="string" office:string-value=" ">
            <text:p><text:s/></text:p>
          </table:table-cell>
          <table:table-cell table:style-name="ce46" table:formula="of:=[Datenbank.D53]" office:value-type="string" office:string-value=" ">
            <text:p><text:s/></text:p>
          </table:table-cell>
          <table:table-cell table:style-name="ce144" table:formula="of:=[Präzision.E53]" office:value-type="string" office:string-value="M">
            <text:p>M</text:p>
          </table:table-cell>
          <table:table-cell table:style-name="ce47" table:formula="of:=[Datenbank.F53]" office:value-type="string" office:string-value=" ">
            <text:p><text:s/></text:p>
          </table:table-cell>
          <table:table-cell table:style-name="ce52" table:formula="of:=[Datenbank.H53]" office:value-type="string" office:string-value=" ">
            <text:p><text:s/></text:p>
          </table:table-cell>
          <table:table-cell table:style-name="ce52" table:formula="of:=[Datenbank.I53]" office:value-type="string" office:string-value="xxx">
            <text:p>xxx</text:p>
          </table:table-cell>
          <table:table-cell table:style-name="ce146" table:formula="of:=[Datenbank.BO53]" office:value-type="float" office:value="999">
            <text:p>999</text:p>
          </table:table-cell>
          <table:table-cell table:style-name="ce148" table:formula="of:=[Datenbank.BP53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4]" office:value-type="string" office:string-value=" ">
            <text:p><text:s/></text:p>
          </table:table-cell>
          <table:table-cell table:style-name="ce46" table:formula="of:=[Datenbank.C54]" office:value-type="string" office:string-value=" ">
            <text:p><text:s/></text:p>
          </table:table-cell>
          <table:table-cell table:style-name="ce46" table:formula="of:=[Datenbank.D54]" office:value-type="string" office:string-value=" ">
            <text:p><text:s/></text:p>
          </table:table-cell>
          <table:table-cell table:style-name="ce144" table:formula="of:=[Präzision.E54]" office:value-type="string" office:string-value="M">
            <text:p>M</text:p>
          </table:table-cell>
          <table:table-cell table:style-name="ce47" table:formula="of:=[Datenbank.F54]" office:value-type="string" office:string-value=" ">
            <text:p><text:s/></text:p>
          </table:table-cell>
          <table:table-cell table:style-name="ce52" table:formula="of:=[Datenbank.H54]" office:value-type="string" office:string-value=" ">
            <text:p><text:s/></text:p>
          </table:table-cell>
          <table:table-cell table:style-name="ce52" table:formula="of:=[Datenbank.I54]" office:value-type="string" office:string-value="xxx">
            <text:p>xxx</text:p>
          </table:table-cell>
          <table:table-cell table:style-name="ce146" table:formula="of:=[Datenbank.BO54]" office:value-type="float" office:value="999">
            <text:p>999</text:p>
          </table:table-cell>
          <table:table-cell table:style-name="ce148" table:formula="of:=[Datenbank.BP54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5]" office:value-type="string" office:string-value=" ">
            <text:p><text:s/></text:p>
          </table:table-cell>
          <table:table-cell table:style-name="ce46" table:formula="of:=[Datenbank.C55]" office:value-type="string" office:string-value=" ">
            <text:p><text:s/></text:p>
          </table:table-cell>
          <table:table-cell table:style-name="ce46" table:formula="of:=[Datenbank.D55]" office:value-type="string" office:string-value=" ">
            <text:p><text:s/></text:p>
          </table:table-cell>
          <table:table-cell table:style-name="ce144" table:formula="of:=[Präzision.E55]" office:value-type="string" office:string-value="M">
            <text:p>M</text:p>
          </table:table-cell>
          <table:table-cell table:style-name="ce47" table:formula="of:=[Datenbank.F55]" office:value-type="string" office:string-value=" ">
            <text:p><text:s/></text:p>
          </table:table-cell>
          <table:table-cell table:style-name="ce52" table:formula="of:=[Datenbank.H55]" office:value-type="string" office:string-value=" ">
            <text:p><text:s/></text:p>
          </table:table-cell>
          <table:table-cell table:style-name="ce52" table:formula="of:=[Datenbank.I55]" office:value-type="string" office:string-value="xxx">
            <text:p>xxx</text:p>
          </table:table-cell>
          <table:table-cell table:style-name="ce146" table:formula="of:=[Datenbank.BO55]" office:value-type="float" office:value="999">
            <text:p>999</text:p>
          </table:table-cell>
          <table:table-cell table:style-name="ce148" table:formula="of:=[Datenbank.BP55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6]" office:value-type="string" office:string-value=" ">
            <text:p><text:s/></text:p>
          </table:table-cell>
          <table:table-cell table:style-name="ce46" table:formula="of:=[Datenbank.C56]" office:value-type="string" office:string-value=" ">
            <text:p><text:s/></text:p>
          </table:table-cell>
          <table:table-cell table:style-name="ce46" table:formula="of:=[Datenbank.D56]" office:value-type="string" office:string-value=" ">
            <text:p><text:s/></text:p>
          </table:table-cell>
          <table:table-cell table:style-name="ce144" table:formula="of:=[Präzision.E56]" office:value-type="string" office:string-value="M">
            <text:p>M</text:p>
          </table:table-cell>
          <table:table-cell table:style-name="ce47" table:formula="of:=[Datenbank.F56]" office:value-type="string" office:string-value=" ">
            <text:p><text:s/></text:p>
          </table:table-cell>
          <table:table-cell table:style-name="ce52" table:formula="of:=[Datenbank.H56]" office:value-type="string" office:string-value=" ">
            <text:p><text:s/></text:p>
          </table:table-cell>
          <table:table-cell table:style-name="ce52" table:formula="of:=[Datenbank.I56]" office:value-type="string" office:string-value="xxx">
            <text:p>xxx</text:p>
          </table:table-cell>
          <table:table-cell table:style-name="ce146" table:formula="of:=[Datenbank.BO56]" office:value-type="float" office:value="999">
            <text:p>999</text:p>
          </table:table-cell>
          <table:table-cell table:style-name="ce148" table:formula="of:=[Datenbank.BP56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7]" office:value-type="string" office:string-value=" ">
            <text:p><text:s/></text:p>
          </table:table-cell>
          <table:table-cell table:style-name="ce46" table:formula="of:=[Datenbank.C57]" office:value-type="string" office:string-value=" ">
            <text:p><text:s/></text:p>
          </table:table-cell>
          <table:table-cell table:style-name="ce46" table:formula="of:=[Datenbank.D57]" office:value-type="string" office:string-value=" ">
            <text:p><text:s/></text:p>
          </table:table-cell>
          <table:table-cell table:style-name="ce144" table:formula="of:=[Präzision.E57]" office:value-type="string" office:string-value="M">
            <text:p>M</text:p>
          </table:table-cell>
          <table:table-cell table:style-name="ce47" table:formula="of:=[Datenbank.F57]" office:value-type="string" office:string-value=" ">
            <text:p><text:s/></text:p>
          </table:table-cell>
          <table:table-cell table:style-name="ce52" table:formula="of:=[Datenbank.H57]" office:value-type="string" office:string-value=" ">
            <text:p><text:s/></text:p>
          </table:table-cell>
          <table:table-cell table:style-name="ce52" table:formula="of:=[Datenbank.I57]" office:value-type="string" office:string-value="xxx">
            <text:p>xxx</text:p>
          </table:table-cell>
          <table:table-cell table:style-name="ce146" table:formula="of:=[Datenbank.BO57]" office:value-type="float" office:value="999">
            <text:p>999</text:p>
          </table:table-cell>
          <table:table-cell table:style-name="ce148" table:formula="of:=[Datenbank.BP57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8]" office:value-type="string" office:string-value=" ">
            <text:p><text:s/></text:p>
          </table:table-cell>
          <table:table-cell table:style-name="ce46" table:formula="of:=[Datenbank.C58]" office:value-type="string" office:string-value=" ">
            <text:p><text:s/></text:p>
          </table:table-cell>
          <table:table-cell table:style-name="ce46" table:formula="of:=[Datenbank.D58]" office:value-type="string" office:string-value=" ">
            <text:p><text:s/></text:p>
          </table:table-cell>
          <table:table-cell table:style-name="ce144" table:formula="of:=[Präzision.E58]" office:value-type="string" office:string-value="M">
            <text:p>M</text:p>
          </table:table-cell>
          <table:table-cell table:style-name="ce47" table:formula="of:=[Datenbank.F58]" office:value-type="string" office:string-value=" ">
            <text:p><text:s/></text:p>
          </table:table-cell>
          <table:table-cell table:style-name="ce52" table:formula="of:=[Datenbank.H58]" office:value-type="string" office:string-value=" ">
            <text:p><text:s/></text:p>
          </table:table-cell>
          <table:table-cell table:style-name="ce52" table:formula="of:=[Datenbank.I58]" office:value-type="string" office:string-value="xxx">
            <text:p>xxx</text:p>
          </table:table-cell>
          <table:table-cell table:style-name="ce146" table:formula="of:=[Datenbank.BO58]" office:value-type="float" office:value="999">
            <text:p>999</text:p>
          </table:table-cell>
          <table:table-cell table:style-name="ce148" table:formula="of:=[Datenbank.BP58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59]" office:value-type="string" office:string-value=" ">
            <text:p><text:s/></text:p>
          </table:table-cell>
          <table:table-cell table:style-name="ce46" table:formula="of:=[Datenbank.C59]" office:value-type="string" office:string-value=" ">
            <text:p><text:s/></text:p>
          </table:table-cell>
          <table:table-cell table:style-name="ce46" table:formula="of:=[Datenbank.D59]" office:value-type="string" office:string-value=" ">
            <text:p><text:s/></text:p>
          </table:table-cell>
          <table:table-cell table:style-name="ce144" table:formula="of:=[Präzision.E59]" office:value-type="string" office:string-value="M">
            <text:p>M</text:p>
          </table:table-cell>
          <table:table-cell table:style-name="ce47" table:formula="of:=[Datenbank.F59]" office:value-type="string" office:string-value=" ">
            <text:p><text:s/></text:p>
          </table:table-cell>
          <table:table-cell table:style-name="ce52" table:formula="of:=[Datenbank.H59]" office:value-type="string" office:string-value=" ">
            <text:p><text:s/></text:p>
          </table:table-cell>
          <table:table-cell table:style-name="ce52" table:formula="of:=[Datenbank.I59]" office:value-type="string" office:string-value="xxx">
            <text:p>xxx</text:p>
          </table:table-cell>
          <table:table-cell table:style-name="ce146" table:formula="of:=[Datenbank.BO59]" office:value-type="float" office:value="999">
            <text:p>999</text:p>
          </table:table-cell>
          <table:table-cell table:style-name="ce148" table:formula="of:=[Datenbank.BP59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60]" office:value-type="string" office:string-value=" ">
            <text:p><text:s/></text:p>
          </table:table-cell>
          <table:table-cell table:style-name="ce46" table:formula="of:=[Datenbank.C60]" office:value-type="string" office:string-value=" ">
            <text:p><text:s/></text:p>
          </table:table-cell>
          <table:table-cell table:style-name="ce46" table:formula="of:=[Datenbank.D60]" office:value-type="string" office:string-value=" ">
            <text:p><text:s/></text:p>
          </table:table-cell>
          <table:table-cell table:style-name="ce144" table:formula="of:=[Präzision.E60]" office:value-type="string" office:string-value="M">
            <text:p>M</text:p>
          </table:table-cell>
          <table:table-cell table:style-name="ce47" table:formula="of:=[Datenbank.F60]" office:value-type="string" office:string-value=" ">
            <text:p><text:s/></text:p>
          </table:table-cell>
          <table:table-cell table:style-name="ce52" table:formula="of:=[Datenbank.H60]" office:value-type="string" office:string-value=" ">
            <text:p><text:s/></text:p>
          </table:table-cell>
          <table:table-cell table:style-name="ce52" table:formula="of:=[Datenbank.I60]" office:value-type="string" office:string-value="xxx">
            <text:p>xxx</text:p>
          </table:table-cell>
          <table:table-cell table:style-name="ce146" table:formula="of:=[Datenbank.BO60]" office:value-type="float" office:value="999">
            <text:p>999</text:p>
          </table:table-cell>
          <table:table-cell table:style-name="ce148" table:formula="of:=[Datenbank.BP60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formula="of:=[Präzision.B61]" office:value-type="string" office:string-value=" ">
            <text:p><text:s/></text:p>
          </table:table-cell>
          <table:table-cell table:style-name="ce1" table:formula="of:=[Präzision.C61]" office:value-type="string" office:string-value=" ">
            <text:p><text:s/></text:p>
          </table:table-cell>
          <table:table-cell table:style-name="ce1" table:formula="of:=[Präzision.D61]" office:value-type="string" office:string-value=" ">
            <text:p><text:s/></text:p>
          </table:table-cell>
          <table:table-cell table:formula="of:=[Präzision.E61]" office:value-type="string" office:string-value=" ">
            <text:p><text:s/></text:p>
          </table:table-cell>
          <table:table-cell table:style-name="ce1" table:formula="of:=[Präzision.F61]" office:value-type="string" office:string-value=" ">
            <text:p><text:s/></text:p>
          </table:table-cell>
          <table:table-cell table:style-name="ce1"/>
          <table:table-cell table:style-name="ce1" table:formula="of:=[Präzision.H61]" office:value-type="string" office:string-value=" ">
            <text:p><text:s/></text:p>
          </table:table-cell>
          <table:table-cell table:style-name="ce3" table:formula="of:=[Datenbank.BO61]" office:value-type="string" office:string-value=" ">
            <text:p><text:s/></text:p>
          </table:table-cell>
          <table:table-cell table:style-name="ce30"/>
          <table:table-cell/>
        </table:table-row>
        <table:table-row table:style-name="ro1">
          <table:table-cell/>
          <table:table-cell table:formula="of:=[Präzision.B62]" office:value-type="string" office:string-value=" ">
            <text:p><text:s/></text:p>
          </table:table-cell>
          <table:table-cell table:style-name="ce1" table:formula="of:=[Präzision.C62]" office:value-type="string" office:string-value=" ">
            <text:p><text:s/></text:p>
          </table:table-cell>
          <table:table-cell table:style-name="ce1" table:formula="of:=[Präzision.D62]" office:value-type="string" office:string-value=" ">
            <text:p><text:s/></text:p>
          </table:table-cell>
          <table:table-cell table:formula="of:=[Präzision.E62]" office:value-type="string" office:string-value=" ">
            <text:p><text:s/></text:p>
          </table:table-cell>
          <table:table-cell table:style-name="ce1" table:formula="of:=[Präzision.F62]" office:value-type="string" office:string-value=" ">
            <text:p><text:s/></text:p>
          </table:table-cell>
          <table:table-cell table:style-name="ce1"/>
          <table:table-cell table:style-name="ce1" table:formula="of:=[Präzision.H6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style-name="ce46" table:formula="of:=[Datenbank.B63]" office:value-type="float" office:value="51">
            <text:p>51</text:p>
          </table:table-cell>
          <table:table-cell table:style-name="ce46" table:formula="of:=[Datenbank.C63]" office:value-type="string" office:string-value="Nitsche">
            <text:p>Nitsche</text:p>
          </table:table-cell>
          <table:table-cell table:style-name="ce46" table:formula="of:=[Datenbank.D63]" office:value-type="string" office:string-value="Mathis">
            <text:p>Mathis</text:p>
          </table:table-cell>
          <table:table-cell table:style-name="ce145" table:formula="of:=[Präzision.E63]" office:value-type="string" office:string-value="K">
            <text:p>K</text:p>
          </table:table-cell>
          <table:table-cell table:style-name="ce47" table:formula="of:=[Datenbank.F63]" office:value-type="string" office:string-value="Budo-Shin">
            <text:p>Budo-Shin</text:p>
          </table:table-cell>
          <table:table-cell table:style-name="ce52" table:formula="of:=[Datenbank.H63]" office:value-type="string" office:string-value="Kyu 6">
            <text:p>Kyu 6</text:p>
          </table:table-cell>
          <table:table-cell table:style-name="ce52" table:formula="of:=[Datenbank.I63]" office:value-type="string" office:string-value="K ">
            <text:p>K </text:p>
          </table:table-cell>
          <table:table-cell table:style-name="ce146" table:formula="of:=[Datenbank.BO63]" office:value-type="float" office:value="157">
            <text:p>157</text:p>
          </table:table-cell>
          <table:table-cell table:style-name="ce149" table:formula="of:=[Datenbank.BP63]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46" table:formula="of:=[Datenbank.B64]" office:value-type="float" office:value="52">
            <text:p>52</text:p>
          </table:table-cell>
          <table:table-cell table:style-name="ce46" table:formula="of:=[Datenbank.C64]" office:value-type="string" office:string-value="Nitsche">
            <text:p>Nitsche</text:p>
          </table:table-cell>
          <table:table-cell table:style-name="ce46" table:formula="of:=[Datenbank.D64]" office:value-type="string" office:string-value="Bastian">
            <text:p>Bastian</text:p>
          </table:table-cell>
          <table:table-cell table:style-name="ce145" table:formula="of:=[Präzision.E64]" office:value-type="string" office:string-value="K">
            <text:p>K</text:p>
          </table:table-cell>
          <table:table-cell table:style-name="ce47" table:formula="of:=[Datenbank.F64]" office:value-type="string" office:string-value="Budo-Shin">
            <text:p>Budo-Shin</text:p>
          </table:table-cell>
          <table:table-cell table:style-name="ce52" table:formula="of:=[Datenbank.H64]" office:value-type="string" office:string-value="Kyu 6">
            <text:p>Kyu 6</text:p>
          </table:table-cell>
          <table:table-cell table:style-name="ce52" table:formula="of:=[Datenbank.I64]" office:value-type="string" office:string-value="K ">
            <text:p>K </text:p>
          </table:table-cell>
          <table:table-cell table:style-name="ce146" table:formula="of:=[Datenbank.BO64]" office:value-type="float" office:value="178">
            <text:p>178</text:p>
          </table:table-cell>
          <table:table-cell table:style-name="ce149" table:formula="of:=[Datenbank.BP64]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6" table:formula="of:=[Datenbank.B65]" office:value-type="float" office:value="53">
            <text:p>53</text:p>
          </table:table-cell>
          <table:table-cell table:style-name="ce46" table:formula="of:=[Datenbank.C65]" office:value-type="string" office:string-value="Kölling">
            <text:p>Kölling</text:p>
          </table:table-cell>
          <table:table-cell table:style-name="ce46" table:formula="of:=[Datenbank.D65]" office:value-type="string" office:string-value="Florian">
            <text:p>Florian</text:p>
          </table:table-cell>
          <table:table-cell table:style-name="ce145" table:formula="of:=[Präzision.E65]" office:value-type="string" office:string-value="K">
            <text:p>K</text:p>
          </table:table-cell>
          <table:table-cell table:style-name="ce47" table:formula="of:=[Datenbank.F65]" office:value-type="string" office:string-value="Budo-Shin">
            <text:p>Budo-Shin</text:p>
          </table:table-cell>
          <table:table-cell table:style-name="ce52" table:formula="of:=[Datenbank.H65]" office:value-type="string" office:string-value="Kyu 6">
            <text:p>Kyu 6</text:p>
          </table:table-cell>
          <table:table-cell table:style-name="ce52" table:formula="of:=[Datenbank.I65]" office:value-type="string" office:string-value="K ">
            <text:p>K </text:p>
          </table:table-cell>
          <table:table-cell table:style-name="ce146" table:formula="of:=[Datenbank.BO65]" office:value-type="float" office:value="203">
            <text:p>203</text:p>
          </table:table-cell>
          <table:table-cell table:style-name="ce149" table:formula="of:=[Datenbank.BP65]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46" table:formula="of:=[Datenbank.B66]" office:value-type="float" office:value="54">
            <text:p>54</text:p>
          </table:table-cell>
          <table:table-cell table:style-name="ce46" table:formula="of:=[Datenbank.C66]" office:value-type="string" office:string-value="Kharlef">
            <text:p>Kharlef</text:p>
          </table:table-cell>
          <table:table-cell table:style-name="ce46" table:formula="of:=[Datenbank.D66]" office:value-type="string" office:string-value="Kastro">
            <text:p>Kastro</text:p>
          </table:table-cell>
          <table:table-cell table:style-name="ce145" table:formula="of:=[Präzision.E66]" office:value-type="string" office:string-value="K">
            <text:p>K</text:p>
          </table:table-cell>
          <table:table-cell table:style-name="ce47" table:formula="of:=[Datenbank.F66]" office:value-type="string" office:string-value="Budo-Shin">
            <text:p>Budo-Shin</text:p>
          </table:table-cell>
          <table:table-cell table:style-name="ce52" table:formula="of:=[Datenbank.H66]" office:value-type="string" office:string-value="Kyu 6">
            <text:p>Kyu 6</text:p>
          </table:table-cell>
          <table:table-cell table:style-name="ce52" table:formula="of:=[Datenbank.I66]" office:value-type="string" office:string-value="K ">
            <text:p>K </text:p>
          </table:table-cell>
          <table:table-cell table:style-name="ce146" table:formula="of:=[Datenbank.BO66]" office:value-type="float" office:value="201">
            <text:p>201</text:p>
          </table:table-cell>
          <table:table-cell table:style-name="ce149" table:formula="of:=[Datenbank.BP66]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46" table:formula="of:=[Datenbank.B67]" office:value-type="string" office:string-value=" ">
            <text:p><text:s/></text:p>
          </table:table-cell>
          <table:table-cell table:style-name="ce46" table:formula="of:=[Datenbank.C67]" office:value-type="string" office:string-value=" ">
            <text:p><text:s/></text:p>
          </table:table-cell>
          <table:table-cell table:style-name="ce46" table:formula="of:=[Datenbank.D67]" office:value-type="string" office:string-value=" ">
            <text:p><text:s/></text:p>
          </table:table-cell>
          <table:table-cell table:style-name="ce145" table:formula="of:=[Präzision.E67]" office:value-type="string" office:string-value="K">
            <text:p>K</text:p>
          </table:table-cell>
          <table:table-cell table:style-name="ce47" table:formula="of:=[Datenbank.F67]" office:value-type="string" office:string-value=" ">
            <text:p><text:s/></text:p>
          </table:table-cell>
          <table:table-cell table:style-name="ce52" table:formula="of:=[Datenbank.H67]" office:value-type="string" office:string-value=" ">
            <text:p><text:s/></text:p>
          </table:table-cell>
          <table:table-cell table:style-name="ce52" table:formula="of:=[Datenbank.I67]" office:value-type="string" office:string-value="K ">
            <text:p>K </text:p>
          </table:table-cell>
          <table:table-cell table:style-name="ce146" table:formula="of:=[Datenbank.BO67]" office:value-type="float" office:value="999">
            <text:p>999</text:p>
          </table:table-cell>
          <table:table-cell table:style-name="ce149" table:formula="of:=[Datenbank.BP67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68]" office:value-type="string" office:string-value=" ">
            <text:p><text:s/></text:p>
          </table:table-cell>
          <table:table-cell table:style-name="ce46" table:formula="of:=[Datenbank.C68]" office:value-type="string" office:string-value=" ">
            <text:p><text:s/></text:p>
          </table:table-cell>
          <table:table-cell table:style-name="ce46" table:formula="of:=[Datenbank.D68]" office:value-type="string" office:string-value=" ">
            <text:p><text:s/></text:p>
          </table:table-cell>
          <table:table-cell table:style-name="ce145" table:formula="of:=[Präzision.E68]" office:value-type="string" office:string-value="K">
            <text:p>K</text:p>
          </table:table-cell>
          <table:table-cell table:style-name="ce47" table:formula="of:=[Datenbank.F68]" office:value-type="string" office:string-value=" ">
            <text:p><text:s/></text:p>
          </table:table-cell>
          <table:table-cell table:style-name="ce52" table:formula="of:=[Datenbank.H68]" office:value-type="string" office:string-value=" ">
            <text:p><text:s/></text:p>
          </table:table-cell>
          <table:table-cell table:style-name="ce52" table:formula="of:=[Datenbank.I68]" office:value-type="string" office:string-value="K ">
            <text:p>K </text:p>
          </table:table-cell>
          <table:table-cell table:style-name="ce146" table:formula="of:=[Datenbank.BO68]" office:value-type="float" office:value="999">
            <text:p>999</text:p>
          </table:table-cell>
          <table:table-cell table:style-name="ce149" table:formula="of:=[Datenbank.BP68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46" table:formula="of:=[Datenbank.B69]" office:value-type="string" office:string-value=" ">
            <text:p><text:s/></text:p>
          </table:table-cell>
          <table:table-cell table:style-name="ce46" table:formula="of:=[Datenbank.C69]" office:value-type="string" office:string-value=" ">
            <text:p><text:s/></text:p>
          </table:table-cell>
          <table:table-cell table:style-name="ce46" table:formula="of:=[Datenbank.D69]" office:value-type="string" office:string-value=" ">
            <text:p><text:s/></text:p>
          </table:table-cell>
          <table:table-cell table:style-name="ce145" table:formula="of:=[Präzision.E69]" office:value-type="string" office:string-value="K">
            <text:p>K</text:p>
          </table:table-cell>
          <table:table-cell table:style-name="ce47" table:formula="of:=[Datenbank.F69]" office:value-type="string" office:string-value=" ">
            <text:p><text:s/></text:p>
          </table:table-cell>
          <table:table-cell table:style-name="ce52" table:formula="of:=[Datenbank.H69]" office:value-type="string" office:string-value=" ">
            <text:p><text:s/></text:p>
          </table:table-cell>
          <table:table-cell table:style-name="ce52" table:formula="of:=[Datenbank.I69]" office:value-type="string" office:string-value="K ">
            <text:p>K </text:p>
          </table:table-cell>
          <table:table-cell table:style-name="ce146" table:formula="of:=[Datenbank.BO69]" office:value-type="float" office:value="999">
            <text:p>999</text:p>
          </table:table-cell>
          <table:table-cell table:style-name="ce149" table:formula="of:=[Datenbank.BP69]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formula="of:=[Präzision.B70]" office:value-type="string" office:string-value=" ">
            <text:p><text:s/></text:p>
          </table:table-cell>
          <table:table-cell table:style-name="ce1" table:formula="of:=[Präzision.C70]" office:value-type="string" office:string-value=" ">
            <text:p><text:s/></text:p>
          </table:table-cell>
          <table:table-cell table:style-name="ce1" table:formula="of:=[Präzision.D70]" office:value-type="string" office:string-value=" ">
            <text:p><text:s/></text:p>
          </table:table-cell>
          <table:table-cell table:formula="of:=[Präzision.E70]" office:value-type="string" office:string-value=" ">
            <text:p><text:s/></text:p>
          </table:table-cell>
          <table:table-cell table:style-name="ce1" table:formula="of:=[Präzision.F70]" office:value-type="string" office:string-value=" ">
            <text:p><text:s/></text:p>
          </table:table-cell>
          <table:table-cell table:style-name="ce1"/>
          <table:table-cell table:style-name="ce1" office:value-type="string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1]" office:value-type="string" office:string-value=" ">
            <text:p><text:s/></text:p>
          </table:table-cell>
          <table:table-cell table:style-name="ce1" table:formula="of:=[Präzision.C71]" office:value-type="string" office:string-value=" ">
            <text:p><text:s/></text:p>
          </table:table-cell>
          <table:table-cell table:style-name="ce1" table:formula="of:=[Präzision.D71]" office:value-type="string" office:string-value=" ">
            <text:p><text:s/></text:p>
          </table:table-cell>
          <table:table-cell table:formula="of:=[Präzision.E71]" office:value-type="string" office:string-value=" ">
            <text:p><text:s/></text:p>
          </table:table-cell>
          <table:table-cell table:style-name="ce1" table:formula="of:=[Präzision.F71]" office:value-type="string" office:string-value=" ">
            <text:p><text:s/></text:p>
          </table:table-cell>
          <table:table-cell table:style-name="ce1"/>
          <table:table-cell table:style-name="ce1" table:formula="of:=[Präzision.H7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2]" office:value-type="string" office:string-value=" ">
            <text:p><text:s/></text:p>
          </table:table-cell>
          <table:table-cell table:style-name="ce1" table:formula="of:=[Präzision.C72]" office:value-type="string" office:string-value=" ">
            <text:p><text:s/></text:p>
          </table:table-cell>
          <table:table-cell table:style-name="ce1" table:formula="of:=[Präzision.D72]" office:value-type="string" office:string-value=" ">
            <text:p><text:s/></text:p>
          </table:table-cell>
          <table:table-cell table:formula="of:=[Präzision.E72]" office:value-type="string" office:string-value=" ">
            <text:p><text:s/></text:p>
          </table:table-cell>
          <table:table-cell table:style-name="ce1" table:formula="of:=[Präzision.F72]" office:value-type="string" office:string-value=" ">
            <text:p><text:s/></text:p>
          </table:table-cell>
          <table:table-cell table:style-name="ce1"/>
          <table:table-cell table:style-name="ce1" table:formula="of:=[Präzision.H7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3]" office:value-type="string" office:string-value=" ">
            <text:p><text:s/></text:p>
          </table:table-cell>
          <table:table-cell table:style-name="ce1" table:formula="of:=[Präzision.C73]" office:value-type="string" office:string-value=" ">
            <text:p><text:s/></text:p>
          </table:table-cell>
          <table:table-cell table:style-name="ce1" table:formula="of:=[Präzision.D73]" office:value-type="string" office:string-value=" ">
            <text:p><text:s/></text:p>
          </table:table-cell>
          <table:table-cell table:formula="of:=[Präzision.E73]" office:value-type="string" office:string-value=" ">
            <text:p><text:s/></text:p>
          </table:table-cell>
          <table:table-cell table:style-name="ce1" table:formula="of:=[Präzision.F73]" office:value-type="string" office:string-value=" ">
            <text:p><text:s/></text:p>
          </table:table-cell>
          <table:table-cell table:style-name="ce1"/>
          <table:table-cell table:style-name="ce1" table:formula="of:=[Präzision.H7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4]" office:value-type="string" office:string-value=" ">
            <text:p><text:s/></text:p>
          </table:table-cell>
          <table:table-cell table:style-name="ce1" table:formula="of:=[Präzision.C74]" office:value-type="string" office:string-value=" ">
            <text:p><text:s/></text:p>
          </table:table-cell>
          <table:table-cell table:style-name="ce1" table:formula="of:=[Präzision.D74]" office:value-type="string" office:string-value=" ">
            <text:p><text:s/></text:p>
          </table:table-cell>
          <table:table-cell table:formula="of:=[Präzision.E74]" office:value-type="string" office:string-value=" ">
            <text:p><text:s/></text:p>
          </table:table-cell>
          <table:table-cell table:style-name="ce1" table:formula="of:=[Präzision.F74]" office:value-type="string" office:string-value=" ">
            <text:p><text:s/></text:p>
          </table:table-cell>
          <table:table-cell table:style-name="ce1"/>
          <table:table-cell table:style-name="ce1" table:formula="of:=[Präzision.H7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5]" office:value-type="string" office:string-value=" ">
            <text:p><text:s/></text:p>
          </table:table-cell>
          <table:table-cell table:style-name="ce1" table:formula="of:=[Präzision.C75]" office:value-type="string" office:string-value=" ">
            <text:p><text:s/></text:p>
          </table:table-cell>
          <table:table-cell table:style-name="ce1" table:formula="of:=[Präzision.D75]" office:value-type="string" office:string-value=" ">
            <text:p><text:s/></text:p>
          </table:table-cell>
          <table:table-cell table:formula="of:=[Präzision.E75]" office:value-type="string" office:string-value=" ">
            <text:p><text:s/></text:p>
          </table:table-cell>
          <table:table-cell table:style-name="ce1" table:formula="of:=[Präzision.F75]" office:value-type="string" office:string-value=" ">
            <text:p><text:s/></text:p>
          </table:table-cell>
          <table:table-cell table:style-name="ce1"/>
          <table:table-cell table:style-name="ce1" table:formula="of:=[Präzision.H7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6]" office:value-type="string" office:string-value=" ">
            <text:p><text:s/></text:p>
          </table:table-cell>
          <table:table-cell table:style-name="ce1" table:formula="of:=[Präzision.C76]" office:value-type="string" office:string-value=" ">
            <text:p><text:s/></text:p>
          </table:table-cell>
          <table:table-cell table:style-name="ce1" table:formula="of:=[Präzision.D76]" office:value-type="string" office:string-value=" ">
            <text:p><text:s/></text:p>
          </table:table-cell>
          <table:table-cell table:formula="of:=[Präzision.E76]" office:value-type="string" office:string-value=" ">
            <text:p><text:s/></text:p>
          </table:table-cell>
          <table:table-cell table:style-name="ce1" table:formula="of:=[Präzision.F76]" office:value-type="string" office:string-value=" ">
            <text:p><text:s/></text:p>
          </table:table-cell>
          <table:table-cell table:style-name="ce1"/>
          <table:table-cell table:style-name="ce1" table:formula="of:=[Präzision.H7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7]" office:value-type="string" office:string-value=" ">
            <text:p><text:s/></text:p>
          </table:table-cell>
          <table:table-cell table:style-name="ce1" table:formula="of:=[Präzision.C77]" office:value-type="string" office:string-value=" ">
            <text:p><text:s/></text:p>
          </table:table-cell>
          <table:table-cell table:style-name="ce1" table:formula="of:=[Präzision.D77]" office:value-type="string" office:string-value=" ">
            <text:p><text:s/></text:p>
          </table:table-cell>
          <table:table-cell table:formula="of:=[Präzision.E77]" office:value-type="string" office:string-value=" ">
            <text:p><text:s/></text:p>
          </table:table-cell>
          <table:table-cell table:style-name="ce1" table:formula="of:=[Präzision.F77]" office:value-type="string" office:string-value=" ">
            <text:p><text:s/></text:p>
          </table:table-cell>
          <table:table-cell table:style-name="ce1"/>
          <table:table-cell table:style-name="ce1" table:formula="of:=[Präzision.H7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8]" office:value-type="string" office:string-value=" ">
            <text:p><text:s/></text:p>
          </table:table-cell>
          <table:table-cell table:style-name="ce1" table:formula="of:=[Präzision.C78]" office:value-type="string" office:string-value=" ">
            <text:p><text:s/></text:p>
          </table:table-cell>
          <table:table-cell table:style-name="ce1" table:formula="of:=[Präzision.D78]" office:value-type="string" office:string-value=" ">
            <text:p><text:s/></text:p>
          </table:table-cell>
          <table:table-cell table:formula="of:=[Präzision.E78]" office:value-type="string" office:string-value=" ">
            <text:p><text:s/></text:p>
          </table:table-cell>
          <table:table-cell table:style-name="ce1" table:formula="of:=[Präzision.F78]" office:value-type="string" office:string-value=" ">
            <text:p><text:s/></text:p>
          </table:table-cell>
          <table:table-cell table:style-name="ce1"/>
          <table:table-cell table:style-name="ce1" table:formula="of:=[Präzision.H7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79]" office:value-type="string" office:string-value=" ">
            <text:p><text:s/></text:p>
          </table:table-cell>
          <table:table-cell table:style-name="ce1" table:formula="of:=[Präzision.C79]" office:value-type="string" office:string-value=" ">
            <text:p><text:s/></text:p>
          </table:table-cell>
          <table:table-cell table:style-name="ce1" table:formula="of:=[Präzision.D79]" office:value-type="string" office:string-value=" ">
            <text:p><text:s/></text:p>
          </table:table-cell>
          <table:table-cell table:formula="of:=[Präzision.E79]" office:value-type="string" office:string-value=" ">
            <text:p><text:s/></text:p>
          </table:table-cell>
          <table:table-cell table:style-name="ce1" table:formula="of:=[Präzision.F79]" office:value-type="string" office:string-value=" ">
            <text:p><text:s/></text:p>
          </table:table-cell>
          <table:table-cell table:style-name="ce1"/>
          <table:table-cell table:style-name="ce1" table:formula="of:=[Präzision.H7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0]" office:value-type="string" office:string-value=" ">
            <text:p><text:s/></text:p>
          </table:table-cell>
          <table:table-cell table:style-name="ce1" table:formula="of:=[Präzision.C80]" office:value-type="string" office:string-value=" ">
            <text:p><text:s/></text:p>
          </table:table-cell>
          <table:table-cell table:style-name="ce1" table:formula="of:=[Präzision.D80]" office:value-type="string" office:string-value=" ">
            <text:p><text:s/></text:p>
          </table:table-cell>
          <table:table-cell table:formula="of:=[Präzision.E80]" office:value-type="string" office:string-value=" ">
            <text:p><text:s/></text:p>
          </table:table-cell>
          <table:table-cell table:style-name="ce1" table:formula="of:=[Präzision.F80]" office:value-type="string" office:string-value=" ">
            <text:p><text:s/></text:p>
          </table:table-cell>
          <table:table-cell table:style-name="ce1"/>
          <table:table-cell table:style-name="ce1" table:formula="of:=[Präzision.H8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1]" office:value-type="string" office:string-value=" ">
            <text:p><text:s/></text:p>
          </table:table-cell>
          <table:table-cell table:style-name="ce1" table:formula="of:=[Präzision.C81]" office:value-type="string" office:string-value=" ">
            <text:p><text:s/></text:p>
          </table:table-cell>
          <table:table-cell table:style-name="ce1" table:formula="of:=[Präzision.D81]" office:value-type="string" office:string-value=" ">
            <text:p><text:s/></text:p>
          </table:table-cell>
          <table:table-cell table:formula="of:=[Präzision.E81]" office:value-type="string" office:string-value=" ">
            <text:p><text:s/></text:p>
          </table:table-cell>
          <table:table-cell table:style-name="ce1" table:formula="of:=[Präzision.F81]" office:value-type="string" office:string-value=" ">
            <text:p><text:s/></text:p>
          </table:table-cell>
          <table:table-cell table:style-name="ce1"/>
          <table:table-cell table:style-name="ce1" table:formula="of:=[Präzision.H8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2]" office:value-type="string" office:string-value=" ">
            <text:p><text:s/></text:p>
          </table:table-cell>
          <table:table-cell table:style-name="ce1" table:formula="of:=[Präzision.C82]" office:value-type="string" office:string-value=" ">
            <text:p><text:s/></text:p>
          </table:table-cell>
          <table:table-cell table:style-name="ce1" table:formula="of:=[Präzision.D82]" office:value-type="string" office:string-value=" ">
            <text:p><text:s/></text:p>
          </table:table-cell>
          <table:table-cell table:formula="of:=[Präzision.E82]" office:value-type="string" office:string-value=" ">
            <text:p><text:s/></text:p>
          </table:table-cell>
          <table:table-cell table:style-name="ce1" table:formula="of:=[Präzision.F82]" office:value-type="string" office:string-value=" ">
            <text:p><text:s/></text:p>
          </table:table-cell>
          <table:table-cell table:style-name="ce1"/>
          <table:table-cell table:style-name="ce1" table:formula="of:=[Präzision.H8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3]" office:value-type="string" office:string-value=" ">
            <text:p><text:s/></text:p>
          </table:table-cell>
          <table:table-cell table:style-name="ce1" table:formula="of:=[Präzision.C83]" office:value-type="string" office:string-value=" ">
            <text:p><text:s/></text:p>
          </table:table-cell>
          <table:table-cell table:style-name="ce1" table:formula="of:=[Präzision.D83]" office:value-type="string" office:string-value=" ">
            <text:p><text:s/></text:p>
          </table:table-cell>
          <table:table-cell table:formula="of:=[Präzision.E83]" office:value-type="string" office:string-value=" ">
            <text:p><text:s/></text:p>
          </table:table-cell>
          <table:table-cell table:style-name="ce1" table:formula="of:=[Präzision.F83]" office:value-type="string" office:string-value=" ">
            <text:p><text:s/></text:p>
          </table:table-cell>
          <table:table-cell table:style-name="ce1"/>
          <table:table-cell table:style-name="ce1" table:formula="of:=[Präzision.H8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4]" office:value-type="string" office:string-value=" ">
            <text:p><text:s/></text:p>
          </table:table-cell>
          <table:table-cell table:style-name="ce1" table:formula="of:=[Präzision.C84]" office:value-type="string" office:string-value=" ">
            <text:p><text:s/></text:p>
          </table:table-cell>
          <table:table-cell table:style-name="ce1" table:formula="of:=[Präzision.D84]" office:value-type="string" office:string-value=" ">
            <text:p><text:s/></text:p>
          </table:table-cell>
          <table:table-cell table:formula="of:=[Präzision.E84]" office:value-type="string" office:string-value=" ">
            <text:p><text:s/></text:p>
          </table:table-cell>
          <table:table-cell table:style-name="ce1" table:formula="of:=[Präzision.F84]" office:value-type="string" office:string-value=" ">
            <text:p><text:s/></text:p>
          </table:table-cell>
          <table:table-cell table:style-name="ce1"/>
          <table:table-cell table:style-name="ce1" table:formula="of:=[Präzision.H8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5]" office:value-type="string" office:string-value=" ">
            <text:p><text:s/></text:p>
          </table:table-cell>
          <table:table-cell table:style-name="ce1" table:formula="of:=[Präzision.C85]" office:value-type="string" office:string-value=" ">
            <text:p><text:s/></text:p>
          </table:table-cell>
          <table:table-cell table:style-name="ce1" table:formula="of:=[Präzision.D85]" office:value-type="string" office:string-value=" ">
            <text:p><text:s/></text:p>
          </table:table-cell>
          <table:table-cell table:formula="of:=[Präzision.E85]" office:value-type="string" office:string-value=" ">
            <text:p><text:s/></text:p>
          </table:table-cell>
          <table:table-cell table:style-name="ce1" table:formula="of:=[Präzision.F85]" office:value-type="string" office:string-value=" ">
            <text:p><text:s/></text:p>
          </table:table-cell>
          <table:table-cell table:style-name="ce1"/>
          <table:table-cell table:style-name="ce1" table:formula="of:=[Präzision.H8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6]" office:value-type="string" office:string-value=" ">
            <text:p><text:s/></text:p>
          </table:table-cell>
          <table:table-cell table:style-name="ce1" table:formula="of:=[Präzision.C86]" office:value-type="string" office:string-value=" ">
            <text:p><text:s/></text:p>
          </table:table-cell>
          <table:table-cell table:style-name="ce1" table:formula="of:=[Präzision.D86]" office:value-type="string" office:string-value=" ">
            <text:p><text:s/></text:p>
          </table:table-cell>
          <table:table-cell table:formula="of:=[Präzision.E86]" office:value-type="string" office:string-value=" ">
            <text:p><text:s/></text:p>
          </table:table-cell>
          <table:table-cell table:style-name="ce1" table:formula="of:=[Präzision.F86]" office:value-type="string" office:string-value=" ">
            <text:p><text:s/></text:p>
          </table:table-cell>
          <table:table-cell table:style-name="ce1"/>
          <table:table-cell table:style-name="ce1" table:formula="of:=[Präzision.H8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7]" office:value-type="string" office:string-value=" ">
            <text:p><text:s/></text:p>
          </table:table-cell>
          <table:table-cell table:style-name="ce1" table:formula="of:=[Präzision.C87]" office:value-type="string" office:string-value=" ">
            <text:p><text:s/></text:p>
          </table:table-cell>
          <table:table-cell table:style-name="ce1" table:formula="of:=[Präzision.D87]" office:value-type="string" office:string-value=" ">
            <text:p><text:s/></text:p>
          </table:table-cell>
          <table:table-cell table:formula="of:=[Präzision.E87]" office:value-type="string" office:string-value=" ">
            <text:p><text:s/></text:p>
          </table:table-cell>
          <table:table-cell table:style-name="ce1" table:formula="of:=[Präzision.F87]" office:value-type="string" office:string-value=" ">
            <text:p><text:s/></text:p>
          </table:table-cell>
          <table:table-cell table:style-name="ce1"/>
          <table:table-cell table:style-name="ce1" table:formula="of:=[Präzision.H8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8]" office:value-type="string" office:string-value=" ">
            <text:p><text:s/></text:p>
          </table:table-cell>
          <table:table-cell table:style-name="ce1" table:formula="of:=[Präzision.C88]" office:value-type="string" office:string-value=" ">
            <text:p><text:s/></text:p>
          </table:table-cell>
          <table:table-cell table:style-name="ce1" table:formula="of:=[Präzision.D88]" office:value-type="string" office:string-value=" ">
            <text:p><text:s/></text:p>
          </table:table-cell>
          <table:table-cell table:formula="of:=[Präzision.E88]" office:value-type="string" office:string-value=" ">
            <text:p><text:s/></text:p>
          </table:table-cell>
          <table:table-cell table:style-name="ce1" table:formula="of:=[Präzision.F88]" office:value-type="string" office:string-value=" ">
            <text:p><text:s/></text:p>
          </table:table-cell>
          <table:table-cell table:style-name="ce1"/>
          <table:table-cell table:style-name="ce1" table:formula="of:=[Präzision.H8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89]" office:value-type="string" office:string-value=" ">
            <text:p><text:s/></text:p>
          </table:table-cell>
          <table:table-cell table:style-name="ce1" table:formula="of:=[Präzision.C89]" office:value-type="string" office:string-value=" ">
            <text:p><text:s/></text:p>
          </table:table-cell>
          <table:table-cell table:style-name="ce1" table:formula="of:=[Präzision.D89]" office:value-type="string" office:string-value=" ">
            <text:p><text:s/></text:p>
          </table:table-cell>
          <table:table-cell table:formula="of:=[Präzision.E89]" office:value-type="string" office:string-value=" ">
            <text:p><text:s/></text:p>
          </table:table-cell>
          <table:table-cell table:style-name="ce1" table:formula="of:=[Präzision.F89]" office:value-type="string" office:string-value=" ">
            <text:p><text:s/></text:p>
          </table:table-cell>
          <table:table-cell table:style-name="ce1"/>
          <table:table-cell table:style-name="ce1" table:formula="of:=[Präzision.H8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0]" office:value-type="string" office:string-value=" ">
            <text:p><text:s/></text:p>
          </table:table-cell>
          <table:table-cell table:style-name="ce1" table:formula="of:=[Präzision.C90]" office:value-type="string" office:string-value=" ">
            <text:p><text:s/></text:p>
          </table:table-cell>
          <table:table-cell table:style-name="ce1" table:formula="of:=[Präzision.D90]" office:value-type="string" office:string-value=" ">
            <text:p><text:s/></text:p>
          </table:table-cell>
          <table:table-cell table:formula="of:=[Präzision.E90]" office:value-type="string" office:string-value=" ">
            <text:p><text:s/></text:p>
          </table:table-cell>
          <table:table-cell table:style-name="ce1" table:formula="of:=[Präzision.F90]" office:value-type="string" office:string-value=" ">
            <text:p><text:s/></text:p>
          </table:table-cell>
          <table:table-cell table:style-name="ce1"/>
          <table:table-cell table:style-name="ce1" table:formula="of:=[Präzision.H9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1]" office:value-type="string" office:string-value=" ">
            <text:p><text:s/></text:p>
          </table:table-cell>
          <table:table-cell table:style-name="ce1" table:formula="of:=[Präzision.C91]" office:value-type="string" office:string-value=" ">
            <text:p><text:s/></text:p>
          </table:table-cell>
          <table:table-cell table:style-name="ce1" table:formula="of:=[Präzision.D91]" office:value-type="string" office:string-value=" ">
            <text:p><text:s/></text:p>
          </table:table-cell>
          <table:table-cell table:formula="of:=[Präzision.E91]" office:value-type="string" office:string-value=" ">
            <text:p><text:s/></text:p>
          </table:table-cell>
          <table:table-cell table:style-name="ce1" table:formula="of:=[Präzision.F91]" office:value-type="string" office:string-value=" ">
            <text:p><text:s/></text:p>
          </table:table-cell>
          <table:table-cell table:style-name="ce1"/>
          <table:table-cell table:style-name="ce1" table:formula="of:=[Präzision.H9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2]" office:value-type="string" office:string-value=" ">
            <text:p><text:s/></text:p>
          </table:table-cell>
          <table:table-cell table:style-name="ce1" table:formula="of:=[Präzision.C92]" office:value-type="string" office:string-value=" ">
            <text:p><text:s/></text:p>
          </table:table-cell>
          <table:table-cell table:style-name="ce1" table:formula="of:=[Präzision.D92]" office:value-type="string" office:string-value=" ">
            <text:p><text:s/></text:p>
          </table:table-cell>
          <table:table-cell table:formula="of:=[Präzision.E92]" office:value-type="string" office:string-value=" ">
            <text:p><text:s/></text:p>
          </table:table-cell>
          <table:table-cell table:style-name="ce1" table:formula="of:=[Präzision.F92]" office:value-type="string" office:string-value=" ">
            <text:p><text:s/></text:p>
          </table:table-cell>
          <table:table-cell table:style-name="ce1"/>
          <table:table-cell table:style-name="ce1" table:formula="of:=[Präzision.H9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3]" office:value-type="string" office:string-value=" ">
            <text:p><text:s/></text:p>
          </table:table-cell>
          <table:table-cell table:style-name="ce1" table:formula="of:=[Präzision.C93]" office:value-type="string" office:string-value=" ">
            <text:p><text:s/></text:p>
          </table:table-cell>
          <table:table-cell table:style-name="ce1" table:formula="of:=[Präzision.D93]" office:value-type="string" office:string-value=" ">
            <text:p><text:s/></text:p>
          </table:table-cell>
          <table:table-cell table:formula="of:=[Präzision.E93]" office:value-type="string" office:string-value=" ">
            <text:p><text:s/></text:p>
          </table:table-cell>
          <table:table-cell table:style-name="ce1" table:formula="of:=[Präzision.F93]" office:value-type="string" office:string-value=" ">
            <text:p><text:s/></text:p>
          </table:table-cell>
          <table:table-cell table:style-name="ce1"/>
          <table:table-cell table:style-name="ce1" table:formula="of:=[Präzision.H9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4]" office:value-type="string" office:string-value=" ">
            <text:p><text:s/></text:p>
          </table:table-cell>
          <table:table-cell table:style-name="ce1" table:formula="of:=[Präzision.C94]" office:value-type="string" office:string-value=" ">
            <text:p><text:s/></text:p>
          </table:table-cell>
          <table:table-cell table:style-name="ce1" table:formula="of:=[Präzision.D94]" office:value-type="string" office:string-value=" ">
            <text:p><text:s/></text:p>
          </table:table-cell>
          <table:table-cell table:formula="of:=[Präzision.E94]" office:value-type="string" office:string-value=" ">
            <text:p><text:s/></text:p>
          </table:table-cell>
          <table:table-cell table:style-name="ce1" table:formula="of:=[Präzision.F94]" office:value-type="string" office:string-value=" ">
            <text:p><text:s/></text:p>
          </table:table-cell>
          <table:table-cell table:style-name="ce1"/>
          <table:table-cell table:style-name="ce1" table:formula="of:=[Präzision.H9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5]" office:value-type="string" office:string-value=" ">
            <text:p><text:s/></text:p>
          </table:table-cell>
          <table:table-cell table:style-name="ce1" table:formula="of:=[Präzision.C95]" office:value-type="string" office:string-value=" ">
            <text:p><text:s/></text:p>
          </table:table-cell>
          <table:table-cell table:style-name="ce1" table:formula="of:=[Präzision.D95]" office:value-type="string" office:string-value=" ">
            <text:p><text:s/></text:p>
          </table:table-cell>
          <table:table-cell table:formula="of:=[Präzision.E95]" office:value-type="string" office:string-value=" ">
            <text:p><text:s/></text:p>
          </table:table-cell>
          <table:table-cell table:style-name="ce1" table:formula="of:=[Präzision.F95]" office:value-type="string" office:string-value=" ">
            <text:p><text:s/></text:p>
          </table:table-cell>
          <table:table-cell table:style-name="ce1"/>
          <table:table-cell table:style-name="ce1" table:formula="of:=[Präzision.H9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6]" office:value-type="string" office:string-value=" ">
            <text:p><text:s/></text:p>
          </table:table-cell>
          <table:table-cell table:style-name="ce1" table:formula="of:=[Präzision.C96]" office:value-type="string" office:string-value=" ">
            <text:p><text:s/></text:p>
          </table:table-cell>
          <table:table-cell table:style-name="ce1" table:formula="of:=[Präzision.D96]" office:value-type="string" office:string-value=" ">
            <text:p><text:s/></text:p>
          </table:table-cell>
          <table:table-cell table:formula="of:=[Präzision.E96]" office:value-type="string" office:string-value=" ">
            <text:p><text:s/></text:p>
          </table:table-cell>
          <table:table-cell table:style-name="ce1" table:formula="of:=[Präzision.F96]" office:value-type="string" office:string-value=" ">
            <text:p><text:s/></text:p>
          </table:table-cell>
          <table:table-cell table:style-name="ce1"/>
          <table:table-cell table:style-name="ce1" table:formula="of:=[Präzision.H9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7]" office:value-type="string" office:string-value=" ">
            <text:p><text:s/></text:p>
          </table:table-cell>
          <table:table-cell table:style-name="ce1" table:formula="of:=[Präzision.C97]" office:value-type="string" office:string-value=" ">
            <text:p><text:s/></text:p>
          </table:table-cell>
          <table:table-cell table:style-name="ce1" table:formula="of:=[Präzision.D97]" office:value-type="string" office:string-value=" ">
            <text:p><text:s/></text:p>
          </table:table-cell>
          <table:table-cell table:formula="of:=[Präzision.E97]" office:value-type="string" office:string-value=" ">
            <text:p><text:s/></text:p>
          </table:table-cell>
          <table:table-cell table:style-name="ce1" table:formula="of:=[Präzision.F97]" office:value-type="string" office:string-value=" ">
            <text:p><text:s/></text:p>
          </table:table-cell>
          <table:table-cell table:style-name="ce1"/>
          <table:table-cell table:style-name="ce1" table:formula="of:=[Präzision.H9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8]" office:value-type="string" office:string-value=" ">
            <text:p><text:s/></text:p>
          </table:table-cell>
          <table:table-cell table:style-name="ce1" table:formula="of:=[Präzision.C98]" office:value-type="string" office:string-value=" ">
            <text:p><text:s/></text:p>
          </table:table-cell>
          <table:table-cell table:style-name="ce1" table:formula="of:=[Präzision.D98]" office:value-type="string" office:string-value=" ">
            <text:p><text:s/></text:p>
          </table:table-cell>
          <table:table-cell table:formula="of:=[Präzision.E98]" office:value-type="string" office:string-value=" ">
            <text:p><text:s/></text:p>
          </table:table-cell>
          <table:table-cell table:style-name="ce1" table:formula="of:=[Präzision.F98]" office:value-type="string" office:string-value=" ">
            <text:p><text:s/></text:p>
          </table:table-cell>
          <table:table-cell table:style-name="ce1"/>
          <table:table-cell table:style-name="ce1" table:formula="of:=[Präzision.H9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99]" office:value-type="string" office:string-value=" ">
            <text:p><text:s/></text:p>
          </table:table-cell>
          <table:table-cell table:style-name="ce1" table:formula="of:=[Präzision.C99]" office:value-type="string" office:string-value=" ">
            <text:p><text:s/></text:p>
          </table:table-cell>
          <table:table-cell table:style-name="ce1" table:formula="of:=[Präzision.D99]" office:value-type="string" office:string-value=" ">
            <text:p><text:s/></text:p>
          </table:table-cell>
          <table:table-cell table:formula="of:=[Präzision.E99]" office:value-type="string" office:string-value=" ">
            <text:p><text:s/></text:p>
          </table:table-cell>
          <table:table-cell table:style-name="ce1" table:formula="of:=[Präzision.F99]" office:value-type="string" office:string-value=" ">
            <text:p><text:s/></text:p>
          </table:table-cell>
          <table:table-cell table:style-name="ce1"/>
          <table:table-cell table:style-name="ce1" table:formula="of:=[Präzision.H9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0]" office:value-type="string" office:string-value=" ">
            <text:p><text:s/></text:p>
          </table:table-cell>
          <table:table-cell table:style-name="ce1" table:formula="of:=[Präzision.C100]" office:value-type="string" office:string-value=" ">
            <text:p><text:s/></text:p>
          </table:table-cell>
          <table:table-cell table:style-name="ce1" table:formula="of:=[Präzision.D100]" office:value-type="string" office:string-value=" ">
            <text:p><text:s/></text:p>
          </table:table-cell>
          <table:table-cell table:formula="of:=[Präzision.E100]" office:value-type="string" office:string-value=" ">
            <text:p><text:s/></text:p>
          </table:table-cell>
          <table:table-cell table:style-name="ce1" table:formula="of:=[Präzision.F100]" office:value-type="string" office:string-value=" ">
            <text:p><text:s/></text:p>
          </table:table-cell>
          <table:table-cell table:style-name="ce1"/>
          <table:table-cell table:style-name="ce1" table:formula="of:=[Präzision.H10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1]" office:value-type="string" office:string-value=" ">
            <text:p><text:s/></text:p>
          </table:table-cell>
          <table:table-cell table:style-name="ce1" table:formula="of:=[Präzision.C101]" office:value-type="string" office:string-value=" ">
            <text:p><text:s/></text:p>
          </table:table-cell>
          <table:table-cell table:style-name="ce1" table:formula="of:=[Präzision.D101]" office:value-type="string" office:string-value=" ">
            <text:p><text:s/></text:p>
          </table:table-cell>
          <table:table-cell table:formula="of:=[Präzision.E101]" office:value-type="string" office:string-value=" ">
            <text:p><text:s/></text:p>
          </table:table-cell>
          <table:table-cell table:style-name="ce1" table:formula="of:=[Präzision.F101]" office:value-type="string" office:string-value=" ">
            <text:p><text:s/></text:p>
          </table:table-cell>
          <table:table-cell table:style-name="ce1"/>
          <table:table-cell table:style-name="ce1" table:formula="of:=[Präzision.H10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2]" office:value-type="string" office:string-value=" ">
            <text:p><text:s/></text:p>
          </table:table-cell>
          <table:table-cell table:style-name="ce1" table:formula="of:=[Präzision.C102]" office:value-type="string" office:string-value=" ">
            <text:p><text:s/></text:p>
          </table:table-cell>
          <table:table-cell table:style-name="ce1" table:formula="of:=[Präzision.D102]" office:value-type="string" office:string-value=" ">
            <text:p><text:s/></text:p>
          </table:table-cell>
          <table:table-cell table:formula="of:=[Präzision.E102]" office:value-type="string" office:string-value=" ">
            <text:p><text:s/></text:p>
          </table:table-cell>
          <table:table-cell table:style-name="ce1" table:formula="of:=[Präzision.F102]" office:value-type="string" office:string-value=" ">
            <text:p><text:s/></text:p>
          </table:table-cell>
          <table:table-cell table:style-name="ce1"/>
          <table:table-cell table:style-name="ce1" table:formula="of:=[Präzision.H10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3]" office:value-type="string" office:string-value=" ">
            <text:p><text:s/></text:p>
          </table:table-cell>
          <table:table-cell table:style-name="ce1" table:formula="of:=[Präzision.C103]" office:value-type="string" office:string-value=" ">
            <text:p><text:s/></text:p>
          </table:table-cell>
          <table:table-cell table:style-name="ce1" table:formula="of:=[Präzision.D103]" office:value-type="string" office:string-value=" ">
            <text:p><text:s/></text:p>
          </table:table-cell>
          <table:table-cell table:formula="of:=[Präzision.E103]" office:value-type="string" office:string-value=" ">
            <text:p><text:s/></text:p>
          </table:table-cell>
          <table:table-cell table:style-name="ce1" table:formula="of:=[Präzision.F103]" office:value-type="string" office:string-value=" ">
            <text:p><text:s/></text:p>
          </table:table-cell>
          <table:table-cell table:style-name="ce1"/>
          <table:table-cell table:style-name="ce1" table:formula="of:=[Präzision.H10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4]" office:value-type="string" office:string-value=" ">
            <text:p><text:s/></text:p>
          </table:table-cell>
          <table:table-cell table:style-name="ce1" table:formula="of:=[Präzision.C104]" office:value-type="string" office:string-value=" ">
            <text:p><text:s/></text:p>
          </table:table-cell>
          <table:table-cell table:style-name="ce1" table:formula="of:=[Präzision.D104]" office:value-type="string" office:string-value=" ">
            <text:p><text:s/></text:p>
          </table:table-cell>
          <table:table-cell table:formula="of:=[Präzision.E104]" office:value-type="string" office:string-value=" ">
            <text:p><text:s/></text:p>
          </table:table-cell>
          <table:table-cell table:style-name="ce1" table:formula="of:=[Präzision.F104]" office:value-type="string" office:string-value=" ">
            <text:p><text:s/></text:p>
          </table:table-cell>
          <table:table-cell table:style-name="ce1"/>
          <table:table-cell table:style-name="ce1" table:formula="of:=[Präzision.H10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5]" office:value-type="string" office:string-value=" ">
            <text:p><text:s/></text:p>
          </table:table-cell>
          <table:table-cell table:style-name="ce1" table:formula="of:=[Präzision.C105]" office:value-type="string" office:string-value=" ">
            <text:p><text:s/></text:p>
          </table:table-cell>
          <table:table-cell table:style-name="ce1" table:formula="of:=[Präzision.D105]" office:value-type="string" office:string-value=" ">
            <text:p><text:s/></text:p>
          </table:table-cell>
          <table:table-cell table:formula="of:=[Präzision.E105]" office:value-type="string" office:string-value=" ">
            <text:p><text:s/></text:p>
          </table:table-cell>
          <table:table-cell table:style-name="ce1" table:formula="of:=[Präzision.F105]" office:value-type="string" office:string-value=" ">
            <text:p><text:s/></text:p>
          </table:table-cell>
          <table:table-cell table:style-name="ce1"/>
          <table:table-cell table:style-name="ce1" table:formula="of:=[Präzision.H10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6]" office:value-type="string" office:string-value=" ">
            <text:p><text:s/></text:p>
          </table:table-cell>
          <table:table-cell table:style-name="ce1" table:formula="of:=[Präzision.C106]" office:value-type="string" office:string-value=" ">
            <text:p><text:s/></text:p>
          </table:table-cell>
          <table:table-cell table:style-name="ce1" table:formula="of:=[Präzision.D106]" office:value-type="string" office:string-value=" ">
            <text:p><text:s/></text:p>
          </table:table-cell>
          <table:table-cell table:formula="of:=[Präzision.E106]" office:value-type="string" office:string-value=" ">
            <text:p><text:s/></text:p>
          </table:table-cell>
          <table:table-cell table:style-name="ce1" table:formula="of:=[Präzision.F106]" office:value-type="string" office:string-value=" ">
            <text:p><text:s/></text:p>
          </table:table-cell>
          <table:table-cell table:style-name="ce1"/>
          <table:table-cell table:style-name="ce1" table:formula="of:=[Präzision.H10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7]" office:value-type="string" office:string-value=" ">
            <text:p><text:s/></text:p>
          </table:table-cell>
          <table:table-cell table:style-name="ce1" table:formula="of:=[Präzision.C107]" office:value-type="string" office:string-value=" ">
            <text:p><text:s/></text:p>
          </table:table-cell>
          <table:table-cell table:style-name="ce1" table:formula="of:=[Präzision.D107]" office:value-type="string" office:string-value=" ">
            <text:p><text:s/></text:p>
          </table:table-cell>
          <table:table-cell table:formula="of:=[Präzision.E107]" office:value-type="string" office:string-value=" ">
            <text:p><text:s/></text:p>
          </table:table-cell>
          <table:table-cell table:style-name="ce1" table:formula="of:=[Präzision.F107]" office:value-type="string" office:string-value=" ">
            <text:p><text:s/></text:p>
          </table:table-cell>
          <table:table-cell table:style-name="ce1"/>
          <table:table-cell table:style-name="ce1" table:formula="of:=[Präzision.H10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8]" office:value-type="string" office:string-value=" ">
            <text:p><text:s/></text:p>
          </table:table-cell>
          <table:table-cell table:style-name="ce1" table:formula="of:=[Präzision.C108]" office:value-type="string" office:string-value=" ">
            <text:p><text:s/></text:p>
          </table:table-cell>
          <table:table-cell table:style-name="ce1" table:formula="of:=[Präzision.D108]" office:value-type="string" office:string-value=" ">
            <text:p><text:s/></text:p>
          </table:table-cell>
          <table:table-cell table:formula="of:=[Präzision.E108]" office:value-type="string" office:string-value=" ">
            <text:p><text:s/></text:p>
          </table:table-cell>
          <table:table-cell table:style-name="ce1" table:formula="of:=[Präzision.F108]" office:value-type="string" office:string-value=" ">
            <text:p><text:s/></text:p>
          </table:table-cell>
          <table:table-cell table:style-name="ce1"/>
          <table:table-cell table:style-name="ce1" table:formula="of:=[Präzision.H10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09]" office:value-type="string" office:string-value=" ">
            <text:p><text:s/></text:p>
          </table:table-cell>
          <table:table-cell table:style-name="ce1" table:formula="of:=[Präzision.C109]" office:value-type="string" office:string-value=" ">
            <text:p><text:s/></text:p>
          </table:table-cell>
          <table:table-cell table:style-name="ce1" table:formula="of:=[Präzision.D109]" office:value-type="string" office:string-value=" ">
            <text:p><text:s/></text:p>
          </table:table-cell>
          <table:table-cell table:formula="of:=[Präzision.E109]" office:value-type="string" office:string-value=" ">
            <text:p><text:s/></text:p>
          </table:table-cell>
          <table:table-cell table:style-name="ce1" table:formula="of:=[Präzision.F109]" office:value-type="string" office:string-value=" ">
            <text:p><text:s/></text:p>
          </table:table-cell>
          <table:table-cell table:style-name="ce1"/>
          <table:table-cell table:style-name="ce1" table:formula="of:=[Präzision.H10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0]" office:value-type="string" office:string-value=" ">
            <text:p><text:s/></text:p>
          </table:table-cell>
          <table:table-cell table:style-name="ce1" table:formula="of:=[Präzision.C110]" office:value-type="string" office:string-value=" ">
            <text:p><text:s/></text:p>
          </table:table-cell>
          <table:table-cell table:style-name="ce1" table:formula="of:=[Präzision.D110]" office:value-type="string" office:string-value=" ">
            <text:p><text:s/></text:p>
          </table:table-cell>
          <table:table-cell table:formula="of:=[Präzision.E110]" office:value-type="string" office:string-value=" ">
            <text:p><text:s/></text:p>
          </table:table-cell>
          <table:table-cell table:style-name="ce1" table:formula="of:=[Präzision.F110]" office:value-type="string" office:string-value=" ">
            <text:p><text:s/></text:p>
          </table:table-cell>
          <table:table-cell table:style-name="ce1"/>
          <table:table-cell table:style-name="ce1" table:formula="of:=[Präzision.H11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1]" office:value-type="string" office:string-value=" ">
            <text:p><text:s/></text:p>
          </table:table-cell>
          <table:table-cell table:style-name="ce1" table:formula="of:=[Präzision.C111]" office:value-type="string" office:string-value=" ">
            <text:p><text:s/></text:p>
          </table:table-cell>
          <table:table-cell table:style-name="ce1" table:formula="of:=[Präzision.D111]" office:value-type="string" office:string-value=" ">
            <text:p><text:s/></text:p>
          </table:table-cell>
          <table:table-cell table:formula="of:=[Präzision.E111]" office:value-type="string" office:string-value=" ">
            <text:p><text:s/></text:p>
          </table:table-cell>
          <table:table-cell table:style-name="ce1" table:formula="of:=[Präzision.F111]" office:value-type="string" office:string-value=" ">
            <text:p><text:s/></text:p>
          </table:table-cell>
          <table:table-cell table:style-name="ce1"/>
          <table:table-cell table:style-name="ce1" table:formula="of:=[Präzision.H111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2]" office:value-type="string" office:string-value=" ">
            <text:p><text:s/></text:p>
          </table:table-cell>
          <table:table-cell table:style-name="ce1" table:formula="of:=[Präzision.C112]" office:value-type="string" office:string-value=" ">
            <text:p><text:s/></text:p>
          </table:table-cell>
          <table:table-cell table:style-name="ce1" table:formula="of:=[Präzision.D112]" office:value-type="string" office:string-value=" ">
            <text:p><text:s/></text:p>
          </table:table-cell>
          <table:table-cell table:formula="of:=[Präzision.E112]" office:value-type="string" office:string-value=" ">
            <text:p><text:s/></text:p>
          </table:table-cell>
          <table:table-cell table:style-name="ce1" table:formula="of:=[Präzision.F112]" office:value-type="string" office:string-value=" ">
            <text:p><text:s/></text:p>
          </table:table-cell>
          <table:table-cell table:style-name="ce1"/>
          <table:table-cell table:style-name="ce1" table:formula="of:=[Präzision.H112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3]" office:value-type="string" office:string-value=" ">
            <text:p><text:s/></text:p>
          </table:table-cell>
          <table:table-cell table:style-name="ce1" table:formula="of:=[Präzision.C113]" office:value-type="string" office:string-value=" ">
            <text:p><text:s/></text:p>
          </table:table-cell>
          <table:table-cell table:style-name="ce1" table:formula="of:=[Präzision.D113]" office:value-type="string" office:string-value=" ">
            <text:p><text:s/></text:p>
          </table:table-cell>
          <table:table-cell table:formula="of:=[Präzision.E113]" office:value-type="string" office:string-value=" ">
            <text:p><text:s/></text:p>
          </table:table-cell>
          <table:table-cell table:style-name="ce1" table:formula="of:=[Präzision.F113]" office:value-type="string" office:string-value=" ">
            <text:p><text:s/></text:p>
          </table:table-cell>
          <table:table-cell table:style-name="ce1"/>
          <table:table-cell table:style-name="ce1" table:formula="of:=[Präzision.H113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4]" office:value-type="string" office:string-value=" ">
            <text:p><text:s/></text:p>
          </table:table-cell>
          <table:table-cell table:style-name="ce1" table:formula="of:=[Präzision.C114]" office:value-type="string" office:string-value=" ">
            <text:p><text:s/></text:p>
          </table:table-cell>
          <table:table-cell table:style-name="ce1" table:formula="of:=[Präzision.D114]" office:value-type="string" office:string-value=" ">
            <text:p><text:s/></text:p>
          </table:table-cell>
          <table:table-cell table:formula="of:=[Präzision.E114]" office:value-type="string" office:string-value=" ">
            <text:p><text:s/></text:p>
          </table:table-cell>
          <table:table-cell table:style-name="ce1" table:formula="of:=[Präzision.F114]" office:value-type="string" office:string-value=" ">
            <text:p><text:s/></text:p>
          </table:table-cell>
          <table:table-cell table:style-name="ce1"/>
          <table:table-cell table:style-name="ce1" table:formula="of:=[Präzision.H114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5]" office:value-type="string" office:string-value=" ">
            <text:p><text:s/></text:p>
          </table:table-cell>
          <table:table-cell table:style-name="ce1" table:formula="of:=[Präzision.C115]" office:value-type="string" office:string-value=" ">
            <text:p><text:s/></text:p>
          </table:table-cell>
          <table:table-cell table:style-name="ce1" table:formula="of:=[Präzision.D115]" office:value-type="string" office:string-value=" ">
            <text:p><text:s/></text:p>
          </table:table-cell>
          <table:table-cell table:formula="of:=[Präzision.E115]" office:value-type="string" office:string-value=" ">
            <text:p><text:s/></text:p>
          </table:table-cell>
          <table:table-cell table:style-name="ce1" table:formula="of:=[Präzision.F115]" office:value-type="string" office:string-value=" ">
            <text:p><text:s/></text:p>
          </table:table-cell>
          <table:table-cell table:style-name="ce1"/>
          <table:table-cell table:style-name="ce1" table:formula="of:=[Präzision.H115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6]" office:value-type="string" office:string-value=" ">
            <text:p><text:s/></text:p>
          </table:table-cell>
          <table:table-cell table:style-name="ce1" table:formula="of:=[Präzision.C116]" office:value-type="string" office:string-value=" ">
            <text:p><text:s/></text:p>
          </table:table-cell>
          <table:table-cell table:style-name="ce1" table:formula="of:=[Präzision.D116]" office:value-type="string" office:string-value=" ">
            <text:p><text:s/></text:p>
          </table:table-cell>
          <table:table-cell table:formula="of:=[Präzision.E116]" office:value-type="string" office:string-value=" ">
            <text:p><text:s/></text:p>
          </table:table-cell>
          <table:table-cell table:style-name="ce1" table:formula="of:=[Präzision.F116]" office:value-type="string" office:string-value=" ">
            <text:p><text:s/></text:p>
          </table:table-cell>
          <table:table-cell table:style-name="ce1"/>
          <table:table-cell table:style-name="ce1" table:formula="of:=[Präzision.H116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7]" office:value-type="string" office:string-value=" ">
            <text:p><text:s/></text:p>
          </table:table-cell>
          <table:table-cell table:style-name="ce1" table:formula="of:=[Präzision.C117]" office:value-type="string" office:string-value=" ">
            <text:p><text:s/></text:p>
          </table:table-cell>
          <table:table-cell table:style-name="ce1" table:formula="of:=[Präzision.D117]" office:value-type="string" office:string-value=" ">
            <text:p><text:s/></text:p>
          </table:table-cell>
          <table:table-cell table:formula="of:=[Präzision.E117]" office:value-type="string" office:string-value=" ">
            <text:p><text:s/></text:p>
          </table:table-cell>
          <table:table-cell table:style-name="ce1" table:formula="of:=[Präzision.F117]" office:value-type="string" office:string-value=" ">
            <text:p><text:s/></text:p>
          </table:table-cell>
          <table:table-cell table:style-name="ce1"/>
          <table:table-cell table:style-name="ce1" table:formula="of:=[Präzision.H117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8]" office:value-type="string" office:string-value=" ">
            <text:p><text:s/></text:p>
          </table:table-cell>
          <table:table-cell table:style-name="ce1" table:formula="of:=[Präzision.C118]" office:value-type="string" office:string-value=" ">
            <text:p><text:s/></text:p>
          </table:table-cell>
          <table:table-cell table:style-name="ce1" table:formula="of:=[Präzision.D118]" office:value-type="string" office:string-value=" ">
            <text:p><text:s/></text:p>
          </table:table-cell>
          <table:table-cell table:formula="of:=[Präzision.E118]" office:value-type="string" office:string-value=" ">
            <text:p><text:s/></text:p>
          </table:table-cell>
          <table:table-cell table:style-name="ce1" table:formula="of:=[Präzision.F118]" office:value-type="string" office:string-value=" ">
            <text:p><text:s/></text:p>
          </table:table-cell>
          <table:table-cell table:style-name="ce1"/>
          <table:table-cell table:style-name="ce1" table:formula="of:=[Präzision.H118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19]" office:value-type="string" office:string-value=" ">
            <text:p><text:s/></text:p>
          </table:table-cell>
          <table:table-cell table:style-name="ce1" table:formula="of:=[Präzision.C119]" office:value-type="string" office:string-value=" ">
            <text:p><text:s/></text:p>
          </table:table-cell>
          <table:table-cell table:style-name="ce1" table:formula="of:=[Präzision.D119]" office:value-type="string" office:string-value=" ">
            <text:p><text:s/></text:p>
          </table:table-cell>
          <table:table-cell table:formula="of:=[Präzision.E119]" office:value-type="string" office:string-value=" ">
            <text:p><text:s/></text:p>
          </table:table-cell>
          <table:table-cell table:style-name="ce1" table:formula="of:=[Präzision.F119]" office:value-type="string" office:string-value=" ">
            <text:p><text:s/></text:p>
          </table:table-cell>
          <table:table-cell table:style-name="ce1"/>
          <table:table-cell table:style-name="ce1" table:formula="of:=[Präzision.H119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>
          <table:table-cell/>
          <table:table-cell table:formula="of:=[Präzision.B120]" office:value-type="string" office:string-value=" ">
            <text:p><text:s/></text:p>
          </table:table-cell>
          <table:table-cell table:style-name="ce1" table:formula="of:=[Präzision.C120]" office:value-type="string" office:string-value=" ">
            <text:p><text:s/></text:p>
          </table:table-cell>
          <table:table-cell table:style-name="ce1" table:formula="of:=[Präzision.D120]" office:value-type="string" office:string-value=" ">
            <text:p><text:s/></text:p>
          </table:table-cell>
          <table:table-cell table:formula="of:=[Präzision.E120]" office:value-type="string" office:string-value=" ">
            <text:p><text:s/></text:p>
          </table:table-cell>
          <table:table-cell table:style-name="ce1" table:formula="of:=[Präzision.F120]" office:value-type="string" office:string-value=" ">
            <text:p><text:s/></text:p>
          </table:table-cell>
          <table:table-cell table:style-name="ce1"/>
          <table:table-cell table:style-name="ce1" table:formula="of:=[Präzision.H120]" office:value-type="string" office:string-value=" ">
            <text:p><text:s/></text:p>
          </table:table-cell>
          <table:table-cell table:style-name="Default"/>
          <table:table-cell table:style-name="ce30"/>
          <table:table-cell/>
        </table:table-row>
        <table:table-row table:style-name="ro1" table:number-rows-repeated="19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4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ehrturm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7"/>
        <table:table-column table:style-name="co22" table:default-cell-style-name="ce24"/>
        <table:table-column table:style-name="co11" table:default-cell-style-name="Default"/>
        <table:table-column table:style-name="co12" table:number-columns-repeated="51" table:default-cell-style-name="Default"/>
        <table:table-row table:style-name="ro1">
          <table:table-cell table:number-columns-repeated="8"/>
          <table:table-cell table:style-name="ce16"/>
          <table:table-cell table:number-columns-repeated="53"/>
        </table:table-row>
        <table:table-row table:style-name="ro1">
          <table:table-cell/>
          <table:table-cell table:style-name="ce2" office:value-type="string">
            <text:p>Wehrturmschießen</text:p>
          </table:table-cell>
          <table:table-cell/>
          <table:table-cell table:style-name="ce2"/>
          <table:table-cell table:number-columns-repeated="4"/>
          <table:table-cell table:style-name="ce16"/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8"/>
          <table:table-cell table:style-name="ce18"/>
          <table:table-cell table:style-name="ce25"/>
          <table:table-cell table:number-columns-repeated="52"/>
        </table:table-row>
        <table:table-row table:style-name="ro1">
          <table:table-cell table:number-columns-repeated="9"/>
          <table:table-cell table:style-name="ce16" office:value-type="string">
            <text:p>Gesamt</text:p>
          </table:table-cell>
          <table:table-cell table:number-columns-repeated="52"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13" table:formula="of:=[Datenbank.H6]" office:value-type="string" office:string-value="Grad">
            <text:p>Grad</text:p>
          </table:table-cell>
          <table:table-cell table:style-name="ce13" table:formula="of:=[Datenbank.I6]" office:value-type="string" office:string-value="Kategorie">
            <text:p>Kategorie</text:p>
          </table:table-cell>
          <table:table-cell table:style-name="ce16" table:formula="of:=[Datenbank.M6]" office:value-type="string" office:string-value="Wettkampf 1">
            <text:p>Wettkampf 1</text:p>
          </table:table-cell>
          <table:table-cell table:style-name="ce16" table:formula="of:=[Datenbank.N6]" office:value-type="string" office:string-value="   Platzierung">
            <text:p><text:s text:c="3"/>Platzierung</text:p>
          </table:table-cell>
          <table:table-cell table:style-name="ce13" office:value-type="string">
            <text:p>Kommentar</text:p>
          </table:table-cell>
          <table:table-cell table:number-columns-repeated="51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71" table:formula="of:=[Datenbank.M8]" office:value-type="string" office:string-value="Wehrturm">
            <text:p>Wehrturm</text:p>
          </table:table-cell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71" table:formula="of:=[Datenbank.M9]" office:value-type="string" office:string-value="Punkte">
            <text:p>Punkte</text:p>
          </table:table-cell>
          <table:table-cell table:style-name="ce2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6"/>
          <table:table-cell table:number-columns-repeated="52"/>
        </table:table-row>
        <table:table-row table:style-name="ro1">
          <table:table-cell/>
          <table:table-cell table:style-name="ce3" table:number-columns-repeated="6"/>
          <table:table-cell table:style-name="ce13"/>
          <table:table-cell table:style-name="ce20"/>
          <table:table-cell table:style-name="ce13"/>
          <table:table-cell table:number-columns-repeated="52"/>
        </table:table-row>
        <table:table-row table:style-name="ro1">
          <table:table-cell/>
          <table:table-cell table:style-name="ce4" table:formula="of:=[Datenbank.B12]" office:value-type="float" office:value="1">
            <text:p>1</text:p>
          </table:table-cell>
          <table:table-cell table:style-name="ce6" table:formula="of:=[Datenbank.C12]" office:value-type="string" office:string-value="Humrich">
            <text:p>Humrich</text:p>
          </table:table-cell>
          <table:table-cell table:style-name="ce6" table:formula="of:=[Datenbank.D12]" office:value-type="string" office:string-value="Joline">
            <text:p>Joline</text:p>
          </table:table-cell>
          <table:table-cell table:style-name="ce151" table:formula="of:=[Datenbank.E12]" office:value-type="string" office:string-value="W">
            <text:p>W</text:p>
          </table:table-cell>
          <table:table-cell table:style-name="ce12" table:formula="of:=[Datenbank.F12]" office:value-type="string" office:string-value="Budo-Shin">
            <text:p>Budo-Shin</text:p>
          </table:table-cell>
          <table:table-cell table:style-name="ce14" table:formula="of:=[Datenbank.H12]" office:value-type="string" office:string-value="Kyu 6">
            <text:p>Kyu 6</text:p>
          </table:table-cell>
          <table:table-cell table:style-name="ce14" table:formula="of:=[Datenbank.I12]" office:value-type="string" office:string-value="I">
            <text:p>I</text:p>
          </table:table-cell>
          <table:table-cell table:style-name="ce172" table:formula="of:=[Datenbank.M12]" office:value-type="float" office:value="-7">
            <text:p>-7</text:p>
          </table:table-cell>
          <table:table-cell table:style-name="ce173" table:formula="of:=[Datenbank.N12]" office:value-type="float" office:value="1">
            <text:p>1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35" table:formula="of:=[Datenbank.B13]" office:value-type="float" office:value="10">
            <text:p>10</text:p>
          </table:table-cell>
          <table:table-cell table:style-name="ce6" table:formula="of:=[Datenbank.C13]" office:value-type="string" office:string-value="Franz">
            <text:p>Franz</text:p>
          </table:table-cell>
          <table:table-cell table:style-name="ce6" table:formula="of:=[Datenbank.D13]" office:value-type="string" office:string-value="Sabine">
            <text:p>Sabine</text:p>
          </table:table-cell>
          <table:table-cell table:style-name="ce151" table:formula="of:=[Datenbank.E13]" office:value-type="string" office:string-value="W">
            <text:p>W</text:p>
          </table:table-cell>
          <table:table-cell table:style-name="ce12" table:formula="of:=[Datenbank.F13]" office:value-type="string" office:string-value="Budo-Shin">
            <text:p>Budo-Shin</text:p>
          </table:table-cell>
          <table:table-cell table:style-name="ce14" table:formula="of:=[Datenbank.H13]" office:value-type="string" office:string-value="Kyu 3">
            <text:p>Kyu 3</text:p>
          </table:table-cell>
          <table:table-cell table:style-name="ce14" table:formula="of:=[Datenbank.I13]" office:value-type="string" office:string-value="II">
            <text:p>II</text:p>
          </table:table-cell>
          <table:table-cell table:style-name="ce172" table:formula="of:=[Datenbank.M13]" office:value-type="float" office:value="-16">
            <text:p>-16</text:p>
          </table:table-cell>
          <table:table-cell table:style-name="ce173" table:formula="of:=[Datenbank.N13]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14]" office:value-type="float" office:value="11">
            <text:p>11</text:p>
          </table:table-cell>
          <table:table-cell table:style-name="ce150" table:formula="of:=[Datenbank.C14]" office:value-type="string" office:string-value="Hanskötter">
            <text:p>Hanskötter</text:p>
          </table:table-cell>
          <table:table-cell table:style-name="ce40" table:formula="of:=[Datenbank.D14]" office:value-type="string" office:string-value="Ulrike">
            <text:p>Ulrike</text:p>
          </table:table-cell>
          <table:table-cell table:style-name="ce151" table:formula="of:=[Datenbank.E14]" office:value-type="string" office:string-value="W">
            <text:p>W</text:p>
          </table:table-cell>
          <table:table-cell table:style-name="ce40" table:formula="of:=[Datenbank.F14]" office:value-type="string" office:string-value="Budo-Shin">
            <text:p>Budo-Shin</text:p>
          </table:table-cell>
          <table:table-cell table:style-name="ce41" table:formula="of:=[Datenbank.H14]" office:value-type="string" office:string-value="Kyu 3">
            <text:p>Kyu 3</text:p>
          </table:table-cell>
          <table:table-cell table:style-name="ce41" table:formula="of:=[Datenbank.I14]" office:value-type="string" office:string-value="II">
            <text:p>II</text:p>
          </table:table-cell>
          <table:table-cell table:style-name="ce172" table:formula="of:=[Datenbank.M14]" office:value-type="float" office:value="-999">
            <text:p>-999</text:p>
          </table:table-cell>
          <table:table-cell table:style-name="ce173" table:formula="of:=[Datenbank.N14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15]" office:value-type="float" office:value="16">
            <text:p>16</text:p>
          </table:table-cell>
          <table:table-cell table:style-name="ce150" table:formula="of:=[Datenbank.C15]" office:value-type="string" office:string-value="Orlowski">
            <text:p>Orlowski</text:p>
          </table:table-cell>
          <table:table-cell table:style-name="ce40" table:formula="of:=[Datenbank.D15]" office:value-type="string" office:string-value="Sabrina">
            <text:p>Sabrina</text:p>
          </table:table-cell>
          <table:table-cell table:style-name="ce151" table:formula="of:=[Datenbank.E15]" office:value-type="string" office:string-value="W">
            <text:p>W</text:p>
          </table:table-cell>
          <table:table-cell table:style-name="ce40" table:formula="of:=[Datenbank.F15]" office:value-type="string" office:string-value="Bushikan">
            <text:p>Bushikan</text:p>
          </table:table-cell>
          <table:table-cell table:style-name="ce41" table:formula="of:=[Datenbank.H15]" office:value-type="string" office:string-value=" ">
            <text:p><text:s/></text:p>
          </table:table-cell>
          <table:table-cell table:style-name="ce41" table:formula="of:=[Datenbank.I15]" office:value-type="string" office:string-value="III">
            <text:p>III</text:p>
          </table:table-cell>
          <table:table-cell table:style-name="ce172" table:formula="of:=[Datenbank.M15]" office:value-type="float" office:value="-10">
            <text:p>-10</text:p>
          </table:table-cell>
          <table:table-cell table:style-name="ce173" table:formula="of:=[Datenbank.N15]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Datenbank.B16]" office:value-type="float" office:value="24">
            <text:p>24</text:p>
          </table:table-cell>
          <table:table-cell table:style-name="ce150" table:formula="of:=[Datenbank.C16]" office:value-type="string" office:string-value="Holmes">
            <text:p>Holmes</text:p>
          </table:table-cell>
          <table:table-cell table:style-name="ce40" table:formula="of:=[Datenbank.D16]" office:value-type="string" office:string-value="Pauline">
            <text:p>Pauline</text:p>
          </table:table-cell>
          <table:table-cell table:style-name="ce152" table:formula="of:=[Datenbank.E16]" office:value-type="string" office:string-value="W">
            <text:p>W</text:p>
          </table:table-cell>
          <table:table-cell table:style-name="ce40" table:formula="of:=[Datenbank.F16]" office:value-type="string" office:string-value="Yanagi-No-Ki">
            <text:p>Yanagi-No-Ki</text:p>
          </table:table-cell>
          <table:table-cell table:style-name="ce41" table:formula="of:=[Datenbank.H16]" office:value-type="string" office:string-value=" ">
            <text:p><text:s/></text:p>
          </table:table-cell>
          <table:table-cell table:style-name="ce41" table:formula="of:=[Datenbank.I16]" office:value-type="string" office:string-value="III">
            <text:p>III</text:p>
          </table:table-cell>
          <table:table-cell table:style-name="ce172" table:formula="of:=[Datenbank.M16]" office:value-type="float" office:value="-16">
            <text:p>-16</text:p>
          </table:table-cell>
          <table:table-cell table:style-name="ce173" table:formula="of:=[Datenbank.N16]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17]" office:value-type="string" office:string-value=" ">
            <text:p><text:s/></text:p>
          </table:table-cell>
          <table:table-cell table:style-name="ce65" table:formula="of:=[Datenbank.C17]" office:value-type="string" office:string-value=" ">
            <text:p><text:s/></text:p>
          </table:table-cell>
          <table:table-cell table:style-name="ce40" table:formula="of:=[Datenbank.D17]" office:value-type="string" office:string-value=" ">
            <text:p><text:s/></text:p>
          </table:table-cell>
          <table:table-cell table:style-name="ce151" table:formula="of:=[Datenbank.E17]" office:value-type="string" office:string-value="W">
            <text:p>W</text:p>
          </table:table-cell>
          <table:table-cell table:style-name="ce40" table:formula="of:=[Datenbank.F17]" office:value-type="string" office:string-value=" ">
            <text:p><text:s/></text:p>
          </table:table-cell>
          <table:table-cell table:style-name="ce41" table:formula="of:=[Datenbank.H17]" office:value-type="string" office:string-value=" ">
            <text:p><text:s/></text:p>
          </table:table-cell>
          <table:table-cell table:style-name="ce41" table:formula="of:=[Datenbank.I17]" office:value-type="string" office:string-value="xxx">
            <text:p>xxx</text:p>
          </table:table-cell>
          <table:table-cell table:style-name="ce172" table:formula="of:=[Datenbank.M17]" office:value-type="float" office:value="-999">
            <text:p>-999</text:p>
          </table:table-cell>
          <table:table-cell table:style-name="ce173" table:formula="of:=[Datenbank.N17]" office:value-type="string" office:string-value=" ">
            <text:p><text:s/>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12" table:formula="of:=[Datenbank.B18]" office:value-type="string" office:string-value=" ">
            <text:p><text:s/></text:p>
          </table:table-cell>
          <table:table-cell table:style-name="ce65" table:formula="of:=[Datenbank.C18]" office:value-type="string" office:string-value=" ">
            <text:p><text:s/></text:p>
          </table:table-cell>
          <table:table-cell table:style-name="ce40" table:formula="of:=[Datenbank.D18]" office:value-type="string" office:string-value=" ">
            <text:p><text:s/></text:p>
          </table:table-cell>
          <table:table-cell table:style-name="ce151" table:formula="of:=[Datenbank.E18]" office:value-type="string" office:string-value="W">
            <text:p>W</text:p>
          </table:table-cell>
          <table:table-cell table:style-name="ce40" table:formula="of:=[Datenbank.F18]" office:value-type="string" office:string-value=" ">
            <text:p><text:s/></text:p>
          </table:table-cell>
          <table:table-cell table:style-name="ce41" table:formula="of:=[Datenbank.H18]" office:value-type="string" office:string-value=" ">
            <text:p><text:s/></text:p>
          </table:table-cell>
          <table:table-cell table:style-name="ce41" table:formula="of:=[Datenbank.I18]" office:value-type="string" office:string-value="xxx">
            <text:p>xxx</text:p>
          </table:table-cell>
          <table:table-cell table:style-name="ce172" table:formula="of:=[Datenbank.M18]" office:value-type="float" office:value="-999">
            <text:p>-999</text:p>
          </table:table-cell>
          <table:table-cell table:style-name="ce173" table:formula="of:=[Datenbank.N1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19]" office:value-type="string" office:string-value=" ">
            <text:p><text:s/></text:p>
          </table:table-cell>
          <table:table-cell table:style-name="ce65" table:formula="of:=[Datenbank.C19]" office:value-type="string" office:string-value=" ">
            <text:p><text:s/></text:p>
          </table:table-cell>
          <table:table-cell table:style-name="ce40" table:formula="of:=[Datenbank.D19]" office:value-type="string" office:string-value=" ">
            <text:p><text:s/></text:p>
          </table:table-cell>
          <table:table-cell table:style-name="ce151" table:formula="of:=[Datenbank.E19]" office:value-type="string" office:string-value="W">
            <text:p>W</text:p>
          </table:table-cell>
          <table:table-cell table:style-name="ce40" table:formula="of:=[Datenbank.F19]" office:value-type="string" office:string-value=" ">
            <text:p><text:s/></text:p>
          </table:table-cell>
          <table:table-cell table:style-name="ce41" table:formula="of:=[Datenbank.H19]" office:value-type="string" office:string-value=" ">
            <text:p><text:s/></text:p>
          </table:table-cell>
          <table:table-cell table:style-name="ce41" table:formula="of:=[Datenbank.I19]" office:value-type="string" office:string-value="xxx">
            <text:p>xxx</text:p>
          </table:table-cell>
          <table:table-cell table:style-name="ce172" table:formula="of:=[Datenbank.M19]" office:value-type="float" office:value="-999">
            <text:p>-999</text:p>
          </table:table-cell>
          <table:table-cell table:style-name="ce173" table:formula="of:=[Datenbank.N19]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12" table:formula="of:=[Datenbank.B20]" office:value-type="string" office:string-value=" ">
            <text:p><text:s/></text:p>
          </table:table-cell>
          <table:table-cell table:style-name="ce40" table:formula="of:=[Datenbank.C20]" office:value-type="string" office:string-value=" ">
            <text:p><text:s/></text:p>
          </table:table-cell>
          <table:table-cell table:style-name="ce40" table:formula="of:=[Datenbank.D20]" office:value-type="string" office:string-value=" ">
            <text:p><text:s/></text:p>
          </table:table-cell>
          <table:table-cell table:style-name="ce153" table:formula="of:=[Datenbank.E20]" office:value-type="string" office:string-value="W">
            <text:p>W</text:p>
          </table:table-cell>
          <table:table-cell table:style-name="ce40" table:formula="of:=[Datenbank.F20]" office:value-type="string" office:string-value=" ">
            <text:p><text:s/></text:p>
          </table:table-cell>
          <table:table-cell table:style-name="ce41" table:formula="of:=[Datenbank.H20]" office:value-type="string" office:string-value=" ">
            <text:p><text:s/></text:p>
          </table:table-cell>
          <table:table-cell table:style-name="ce41" table:formula="of:=[Datenbank.I20]" office:value-type="string" office:string-value="xxx">
            <text:p>xxx</text:p>
          </table:table-cell>
          <table:table-cell table:style-name="ce172" table:formula="of:=[Datenbank.M20]" office:value-type="float" office:value="-999">
            <text:p>-999</text:p>
          </table:table-cell>
          <table:table-cell table:style-name="ce173" table:formula="of:=[Datenbank.N20]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12" table:formula="of:=[Datenbank.B21]" office:value-type="string" office:string-value=" ">
            <text:p><text:s/></text:p>
          </table:table-cell>
          <table:table-cell table:style-name="ce40" table:formula="of:=[Datenbank.C21]" office:value-type="string" office:string-value=" ">
            <text:p><text:s/></text:p>
          </table:table-cell>
          <table:table-cell table:style-name="ce40" table:formula="of:=[Datenbank.D21]" office:value-type="string" office:string-value=" ">
            <text:p><text:s/></text:p>
          </table:table-cell>
          <table:table-cell table:style-name="ce154" table:formula="of:=[Datenbank.E21]" office:value-type="string" office:string-value="W">
            <text:p>W</text:p>
          </table:table-cell>
          <table:table-cell table:style-name="ce40" table:formula="of:=[Datenbank.F21]" office:value-type="string" office:string-value=" ">
            <text:p><text:s/></text:p>
          </table:table-cell>
          <table:table-cell table:style-name="ce41" table:formula="of:=[Datenbank.H21]" office:value-type="string" office:string-value=" ">
            <text:p><text:s/></text:p>
          </table:table-cell>
          <table:table-cell table:style-name="ce41" table:formula="of:=[Datenbank.I21]" office:value-type="string" office:string-value="xxx">
            <text:p>xxx</text:p>
          </table:table-cell>
          <table:table-cell table:style-name="ce172" table:formula="of:=[Datenbank.M21]" office:value-type="float" office:value="-999">
            <text:p>-999</text:p>
          </table:table-cell>
          <table:table-cell table:style-name="ce173" table:formula="of:=[Datenbank.N21]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12" table:formula="of:=[Datenbank.B22]" office:value-type="string" office:string-value=" ">
            <text:p><text:s/></text:p>
          </table:table-cell>
          <table:table-cell table:style-name="ce40" table:formula="of:=[Datenbank.C22]" office:value-type="string" office:string-value=" ">
            <text:p><text:s/></text:p>
          </table:table-cell>
          <table:table-cell table:style-name="ce40" table:formula="of:=[Datenbank.D22]" office:value-type="string" office:string-value=" ">
            <text:p><text:s/></text:p>
          </table:table-cell>
          <table:table-cell table:style-name="ce155" table:formula="of:=[Datenbank.E22]" office:value-type="string" office:string-value="W">
            <text:p>W</text:p>
          </table:table-cell>
          <table:table-cell table:style-name="ce40" table:formula="of:=[Datenbank.F22]" office:value-type="string" office:string-value=" ">
            <text:p><text:s/></text:p>
          </table:table-cell>
          <table:table-cell table:style-name="ce41" table:formula="of:=[Datenbank.H22]" office:value-type="string" office:string-value=" ">
            <text:p><text:s/></text:p>
          </table:table-cell>
          <table:table-cell table:style-name="ce41" table:formula="of:=[Datenbank.I22]" office:value-type="string" office:string-value="xxx">
            <text:p>xxx</text:p>
          </table:table-cell>
          <table:table-cell table:style-name="ce172" table:formula="of:=[Datenbank.M22]" office:value-type="float" office:value="-999">
            <text:p>-999</text:p>
          </table:table-cell>
          <table:table-cell table:style-name="ce173" table:formula="of:=[Datenbank.N22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3]" office:value-type="string" office:string-value=" ">
            <text:p><text:s/></text:p>
          </table:table-cell>
          <table:table-cell table:style-name="ce40" table:formula="of:=[Datenbank.C23]" office:value-type="string" office:string-value=" ">
            <text:p><text:s/></text:p>
          </table:table-cell>
          <table:table-cell table:style-name="ce40" table:formula="of:=[Datenbank.D23]" office:value-type="string" office:string-value=" ">
            <text:p><text:s/></text:p>
          </table:table-cell>
          <table:table-cell table:style-name="ce156" table:formula="of:=[Datenbank.E23]" office:value-type="string" office:string-value="W">
            <text:p>W</text:p>
          </table:table-cell>
          <table:table-cell table:style-name="ce40" table:formula="of:=[Datenbank.F23]" office:value-type="string" office:string-value=" ">
            <text:p><text:s/></text:p>
          </table:table-cell>
          <table:table-cell table:style-name="ce41" table:formula="of:=[Datenbank.H23]" office:value-type="string" office:string-value=" ">
            <text:p><text:s/></text:p>
          </table:table-cell>
          <table:table-cell table:style-name="ce41" table:formula="of:=[Datenbank.I23]" office:value-type="string" office:string-value="xxx">
            <text:p>xxx</text:p>
          </table:table-cell>
          <table:table-cell table:style-name="ce172" table:formula="of:=[Datenbank.M23]" office:value-type="float" office:value="-999">
            <text:p>-999</text:p>
          </table:table-cell>
          <table:table-cell table:style-name="ce173" table:formula="of:=[Datenbank.N23]" office:value-type="string" office:string-value=" ">
            <text:p><text:s/>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12" table:formula="of:=[Datenbank.B24]" office:value-type="string" office:string-value=" ">
            <text:p><text:s/></text:p>
          </table:table-cell>
          <table:table-cell table:style-name="ce40" table:formula="of:=[Datenbank.C24]" office:value-type="string" office:string-value=" ">
            <text:p><text:s/></text:p>
          </table:table-cell>
          <table:table-cell table:style-name="ce40" table:formula="of:=[Datenbank.D24]" office:value-type="string" office:string-value=" ">
            <text:p><text:s/></text:p>
          </table:table-cell>
          <table:table-cell table:style-name="ce157" table:formula="of:=[Datenbank.E24]" office:value-type="string" office:string-value="W">
            <text:p>W</text:p>
          </table:table-cell>
          <table:table-cell table:style-name="ce40" table:formula="of:=[Datenbank.F24]" office:value-type="string" office:string-value=" ">
            <text:p><text:s/></text:p>
          </table:table-cell>
          <table:table-cell table:style-name="ce41" table:formula="of:=[Datenbank.H24]" office:value-type="string" office:string-value=" ">
            <text:p><text:s/></text:p>
          </table:table-cell>
          <table:table-cell table:style-name="ce41" table:formula="of:=[Datenbank.I24]" office:value-type="string" office:string-value="xxx">
            <text:p>xxx</text:p>
          </table:table-cell>
          <table:table-cell table:style-name="ce172" table:formula="of:=[Datenbank.M24]" office:value-type="float" office:value="-999">
            <text:p>-999</text:p>
          </table:table-cell>
          <table:table-cell table:style-name="ce173" table:formula="of:=[Datenbank.N24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Datenbank.B25]" office:value-type="string" office:string-value=" ">
            <text:p><text:s/></text:p>
          </table:table-cell>
          <table:table-cell table:style-name="ce40" table:formula="of:=[Datenbank.C25]" office:value-type="string" office:string-value=" ">
            <text:p><text:s/></text:p>
          </table:table-cell>
          <table:table-cell table:style-name="ce40" table:formula="of:=[Datenbank.D25]" office:value-type="string" office:string-value=" ">
            <text:p><text:s/></text:p>
          </table:table-cell>
          <table:table-cell table:style-name="ce158" table:formula="of:=[Datenbank.E25]" office:value-type="string" office:string-value="W">
            <text:p>W</text:p>
          </table:table-cell>
          <table:table-cell table:style-name="ce40" table:formula="of:=[Datenbank.F25]" office:value-type="string" office:string-value=" ">
            <text:p><text:s/></text:p>
          </table:table-cell>
          <table:table-cell table:style-name="ce41" table:formula="of:=[Datenbank.H25]" office:value-type="string" office:string-value=" ">
            <text:p><text:s/></text:p>
          </table:table-cell>
          <table:table-cell table:style-name="ce41" table:formula="of:=[Datenbank.I25]" office:value-type="string" office:string-value="xxx">
            <text:p>xxx</text:p>
          </table:table-cell>
          <table:table-cell table:style-name="ce172" table:formula="of:=[Datenbank.M25]" office:value-type="float" office:value="-999">
            <text:p>-999</text:p>
          </table:table-cell>
          <table:table-cell table:style-name="ce173" table:formula="of:=[Datenbank.N25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26]" office:value-type="string" office:string-value=" ">
            <text:p><text:s/></text:p>
          </table:table-cell>
          <table:table-cell table:style-name="ce66" table:formula="of:=[Datenbank.C26]" office:value-type="string" office:string-value=" ">
            <text:p><text:s/></text:p>
          </table:table-cell>
          <table:table-cell table:style-name="ce66" table:formula="of:=[Datenbank.D26]" office:value-type="string" office:string-value=" ">
            <text:p><text:s/></text:p>
          </table:table-cell>
          <table:table-cell table:style-name="ce159" table:formula="of:=[Datenbank.E26]" office:value-type="string" office:string-value="W">
            <text:p>W</text:p>
          </table:table-cell>
          <table:table-cell table:style-name="ce66" table:formula="of:=[Datenbank.F26]" office:value-type="string" office:string-value=" ">
            <text:p><text:s/></text:p>
          </table:table-cell>
          <table:table-cell table:style-name="ce170" table:formula="of:=[Datenbank.H26]" office:value-type="string" office:string-value=" ">
            <text:p><text:s/></text:p>
          </table:table-cell>
          <table:table-cell table:style-name="ce170" table:formula="of:=[Datenbank.I26]" office:value-type="string" office:string-value="xxx">
            <text:p>xxx</text:p>
          </table:table-cell>
          <table:table-cell table:style-name="ce172" table:formula="of:=[Datenbank.M26]" office:value-type="float" office:value="-999">
            <text:p>-999</text:p>
          </table:table-cell>
          <table:table-cell table:style-name="ce173" table:formula="of:=[Datenbank.N26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5" table:formula="of:=[Datenbank.B27]" office:value-type="string" office:string-value=" ">
            <text:p><text:s/></text:p>
          </table:table-cell>
          <table:table-cell table:style-name="ce7" table:formula="of:=[Datenbank.C27]" office:value-type="string" office:string-value=" ">
            <text:p><text:s/></text:p>
          </table:table-cell>
          <table:table-cell table:style-name="ce7" table:formula="of:=[Datenbank.D27]" office:value-type="string" office:string-value=" ">
            <text:p><text:s/></text:p>
          </table:table-cell>
          <table:table-cell table:style-name="ce160" table:formula="of:=[Datenbank.E27]" office:value-type="string" office:string-value=" ">
            <text:p><text:s/></text:p>
          </table:table-cell>
          <table:table-cell table:style-name="ce7" table:formula="of:=[Datenbank.F27]" office:value-type="string" office:string-value=" ">
            <text:p><text:s/></text:p>
          </table:table-cell>
          <table:table-cell table:style-name="ce7"/>
          <table:table-cell table:style-name="ce15" table:formula="of:=[Datenbank.I27]" office:value-type="string" office:string-value=" ">
            <text:p><text:s/></text:p>
          </table:table-cell>
          <table:table-cell table:style-name="ce22" table:formula="of:=[Datenbank.M27]" office:value-type="string" office:string-value=" ">
            <text:p><text:s/></text:p>
          </table:table-cell>
          <table:table-cell table:style-name="ce28" table:formula="of:=[Datenbank.N27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5" table:formula="of:=[Datenbank.B28]" office:value-type="string" office:string-value=" ">
            <text:p><text:s/></text:p>
          </table:table-cell>
          <table:table-cell table:style-name="ce7" table:formula="of:=[Datenbank.C28]" office:value-type="string" office:string-value=" ">
            <text:p><text:s/></text:p>
          </table:table-cell>
          <table:table-cell table:style-name="ce7" table:formula="of:=[Datenbank.D28]" office:value-type="string" office:string-value=" ">
            <text:p><text:s/></text:p>
          </table:table-cell>
          <table:table-cell table:style-name="ce160" table:formula="of:=[Datenbank.E28]" office:value-type="string" office:string-value=" ">
            <text:p><text:s/></text:p>
          </table:table-cell>
          <table:table-cell table:style-name="ce7" table:formula="of:=[Datenbank.F28]" office:value-type="string" office:string-value=" ">
            <text:p><text:s/></text:p>
          </table:table-cell>
          <table:table-cell table:style-name="ce7"/>
          <table:table-cell table:style-name="ce15" table:formula="of:=[Datenbank.I28]" office:value-type="string" office:string-value=" ">
            <text:p><text:s/></text:p>
          </table:table-cell>
          <table:table-cell table:style-name="ce22" table:formula="of:=[Datenbank.M28]" office:value-type="string" office:string-value=" ">
            <text:p><text:s/></text:p>
          </table:table-cell>
          <table:table-cell table:style-name="ce28" table:formula="of:=[Datenbank.N2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29]" office:value-type="float" office:value="2">
            <text:p>2</text:p>
          </table:table-cell>
          <table:table-cell table:style-name="ce46" table:formula="of:=[Datenbank.C29]" office:value-type="string" office:string-value="Wübbeler">
            <text:p>Wübbeler</text:p>
          </table:table-cell>
          <table:table-cell table:style-name="ce46" table:formula="of:=[Datenbank.D29]" office:value-type="string" office:string-value="Martin">
            <text:p>Martin</text:p>
          </table:table-cell>
          <table:table-cell table:style-name="ce161" table:formula="of:=[Datenbank.E29]" office:value-type="string" office:string-value="M">
            <text:p>M</text:p>
          </table:table-cell>
          <table:table-cell table:style-name="ce46" table:formula="of:=[Datenbank.F29]" office:value-type="string" office:string-value="Budo-Shin">
            <text:p>Budo-Shin</text:p>
          </table:table-cell>
          <table:table-cell table:style-name="ce52" table:formula="of:=[Datenbank.H29]" office:value-type="string" office:string-value=" ">
            <text:p><text:s/></text:p>
          </table:table-cell>
          <table:table-cell table:style-name="ce52" table:formula="of:=[Datenbank.I29]" office:value-type="string" office:string-value="I">
            <text:p>I</text:p>
          </table:table-cell>
          <table:table-cell table:style-name="ce172" table:formula="of:=[Datenbank.M29]" office:value-type="float" office:value="-12">
            <text:p>-12</text:p>
          </table:table-cell>
          <table:table-cell table:style-name="ce174" table:formula="of:=[Datenbank.N29]" office:value-type="float" office:value="13">
            <text:p>13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0]" office:value-type="float" office:value="3">
            <text:p>3</text:p>
          </table:table-cell>
          <table:table-cell table:style-name="ce46" table:formula="of:=[Datenbank.C30]" office:value-type="string" office:string-value="Gräpel">
            <text:p>Gräpel</text:p>
          </table:table-cell>
          <table:table-cell table:style-name="ce46" table:formula="of:=[Datenbank.D30]" office:value-type="string" office:string-value="Torsten">
            <text:p>Torsten</text:p>
          </table:table-cell>
          <table:table-cell table:style-name="ce161" table:formula="of:=[Datenbank.E30]" office:value-type="string" office:string-value="M">
            <text:p>M</text:p>
          </table:table-cell>
          <table:table-cell table:style-name="ce35" table:formula="of:=[Datenbank.F30]" office:value-type="string" office:string-value="Budo-Shin">
            <text:p>Budo-Shin</text:p>
          </table:table-cell>
          <table:table-cell table:style-name="ce136" table:formula="of:=[Datenbank.H30]" office:value-type="string" office:string-value=" ">
            <text:p><text:s/></text:p>
          </table:table-cell>
          <table:table-cell table:style-name="ce136" table:formula="of:=[Datenbank.I30]" office:value-type="string" office:string-value="II">
            <text:p>II</text:p>
          </table:table-cell>
          <table:table-cell table:style-name="ce172" table:formula="of:=[Datenbank.M30]" office:value-type="float" office:value="-13">
            <text:p>-13</text:p>
          </table:table-cell>
          <table:table-cell table:style-name="ce174" table:formula="of:=[Datenbank.N30]" office:value-type="float" office:value="14">
            <text:p>14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1]" office:value-type="float" office:value="4">
            <text:p>4</text:p>
          </table:table-cell>
          <table:table-cell table:style-name="ce46" table:formula="of:=[Datenbank.C31]" office:value-type="string" office:string-value="Grytt">
            <text:p>Grytt</text:p>
          </table:table-cell>
          <table:table-cell table:style-name="ce46" table:formula="of:=[Datenbank.D31]" office:value-type="string" office:string-value="Rainer">
            <text:p>Rainer</text:p>
          </table:table-cell>
          <table:table-cell table:style-name="ce161" table:formula="of:=[Datenbank.E31]" office:value-type="string" office:string-value="M">
            <text:p>M</text:p>
          </table:table-cell>
          <table:table-cell table:style-name="ce12" table:formula="of:=[Datenbank.F31]" office:value-type="string" office:string-value="Budo-Shin">
            <text:p>Budo-Shin</text:p>
          </table:table-cell>
          <table:table-cell table:style-name="ce14" table:formula="of:=[Datenbank.H31]" office:value-type="string" office:string-value=" ">
            <text:p><text:s/></text:p>
          </table:table-cell>
          <table:table-cell table:style-name="ce14" table:formula="of:=[Datenbank.I31]" office:value-type="string" office:string-value="III">
            <text:p>III</text:p>
          </table:table-cell>
          <table:table-cell table:style-name="ce172" table:formula="of:=[Datenbank.M31]" office:value-type="float" office:value="-10">
            <text:p>-10</text:p>
          </table:table-cell>
          <table:table-cell table:style-name="ce174" table:formula="of:=[Datenbank.N31]" office:value-type="float" office:value="8">
            <text:p>8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2]" office:value-type="float" office:value="5">
            <text:p>5</text:p>
          </table:table-cell>
          <table:table-cell table:style-name="ce46" table:formula="of:=[Datenbank.C32]" office:value-type="string" office:string-value="Szmagara">
            <text:p>Szmagara</text:p>
          </table:table-cell>
          <table:table-cell table:style-name="ce46" table:formula="of:=[Datenbank.D32]" office:value-type="string" office:string-value="Tomasz">
            <text:p>Tomasz</text:p>
          </table:table-cell>
          <table:table-cell table:style-name="ce161" table:formula="of:=[Datenbank.E32]" office:value-type="string" office:string-value="M">
            <text:p>M</text:p>
          </table:table-cell>
          <table:table-cell table:style-name="ce12" table:formula="of:=[Datenbank.F32]" office:value-type="string" office:string-value="Budo-Shin">
            <text:p>Budo-Shin</text:p>
          </table:table-cell>
          <table:table-cell table:style-name="ce14" table:formula="of:=[Datenbank.H32]" office:value-type="string" office:string-value=" ">
            <text:p><text:s/></text:p>
          </table:table-cell>
          <table:table-cell table:style-name="ce14" table:formula="of:=[Datenbank.I32]" office:value-type="string" office:string-value="III">
            <text:p>III</text:p>
          </table:table-cell>
          <table:table-cell table:style-name="ce172" table:formula="of:=[Datenbank.M32]" office:value-type="float" office:value="-4">
            <text:p>-4</text:p>
          </table:table-cell>
          <table:table-cell table:style-name="ce174" table:formula="of:=[Datenbank.N32]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3]" office:value-type="float" office:value="6">
            <text:p>6</text:p>
          </table:table-cell>
          <table:table-cell table:style-name="ce46" table:formula="of:=[Datenbank.C33]" office:value-type="string" office:string-value="Ahrens">
            <text:p>Ahrens</text:p>
          </table:table-cell>
          <table:table-cell table:style-name="ce46" table:formula="of:=[Datenbank.D33]" office:value-type="string" office:string-value="Björn">
            <text:p>Björn</text:p>
          </table:table-cell>
          <table:table-cell table:style-name="ce161" table:formula="of:=[Datenbank.E33]" office:value-type="string" office:string-value="M">
            <text:p>M</text:p>
          </table:table-cell>
          <table:table-cell table:style-name="ce40" table:formula="of:=[Datenbank.F33]" office:value-type="string" office:string-value="Budo-Shin">
            <text:p>Budo-Shin</text:p>
          </table:table-cell>
          <table:table-cell table:style-name="ce41" table:formula="of:=[Datenbank.H33]" office:value-type="string" office:string-value=" ">
            <text:p><text:s/></text:p>
          </table:table-cell>
          <table:table-cell table:style-name="ce41" table:formula="of:=[Datenbank.I33]" office:value-type="string" office:string-value="I">
            <text:p>I</text:p>
          </table:table-cell>
          <table:table-cell table:style-name="ce172" table:formula="of:=[Datenbank.M33]" office:value-type="float" office:value="-15">
            <text:p>-15</text:p>
          </table:table-cell>
          <table:table-cell table:style-name="ce174" table:formula="of:=[Datenbank.N33]" office:value-type="float" office:value="16">
            <text:p>16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4]" office:value-type="float" office:value="7">
            <text:p>7</text:p>
          </table:table-cell>
          <table:table-cell table:style-name="ce46" table:formula="of:=[Datenbank.C34]" office:value-type="string" office:string-value="Sackmeyer">
            <text:p>Sackmeyer</text:p>
          </table:table-cell>
          <table:table-cell table:style-name="ce46" table:formula="of:=[Datenbank.D34]" office:value-type="string" office:string-value="Kurt">
            <text:p>Kurt</text:p>
          </table:table-cell>
          <table:table-cell table:style-name="ce161" table:formula="of:=[Datenbank.E34]" office:value-type="string" office:string-value="M">
            <text:p>M</text:p>
          </table:table-cell>
          <table:table-cell table:style-name="ce40" table:formula="of:=[Datenbank.F34]" office:value-type="string" office:string-value="Budo-Shin">
            <text:p>Budo-Shin</text:p>
          </table:table-cell>
          <table:table-cell table:style-name="ce41" table:formula="of:=[Datenbank.H34]" office:value-type="string" office:string-value=" ">
            <text:p><text:s/></text:p>
          </table:table-cell>
          <table:table-cell table:style-name="ce41" table:formula="of:=[Datenbank.I34]" office:value-type="string" office:string-value="I">
            <text:p>I</text:p>
          </table:table-cell>
          <table:table-cell table:style-name="ce172" table:formula="of:=[Datenbank.M34]" office:value-type="float" office:value="-7">
            <text:p>-7</text:p>
          </table:table-cell>
          <table:table-cell table:style-name="ce174" table:formula="of:=[Datenbank.N34]" office:value-type="float" office:value="5">
            <text:p>5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6" table:formula="of:=[Datenbank.B35]" office:value-type="float" office:value="8">
            <text:p>8</text:p>
          </table:table-cell>
          <table:table-cell table:style-name="ce46" table:formula="of:=[Datenbank.C35]" office:value-type="string" office:string-value="Knobloch">
            <text:p>Knobloch</text:p>
          </table:table-cell>
          <table:table-cell table:style-name="ce46" table:formula="of:=[Datenbank.D35]" office:value-type="string" office:string-value="Marius">
            <text:p>Marius</text:p>
          </table:table-cell>
          <table:table-cell table:style-name="ce161" table:formula="of:=[Datenbank.E35]" office:value-type="string" office:string-value="M">
            <text:p>M</text:p>
          </table:table-cell>
          <table:table-cell table:style-name="ce4" table:formula="of:=[Datenbank.F35]" office:value-type="string" office:string-value="Budo-Shin">
            <text:p>Budo-Shin</text:p>
          </table:table-cell>
          <table:table-cell table:style-name="ce137" table:formula="of:=[Datenbank.H35]" office:value-type="string" office:string-value=" ">
            <text:p><text:s/></text:p>
          </table:table-cell>
          <table:table-cell table:style-name="ce137" table:formula="of:=[Datenbank.I35]" office:value-type="string" office:string-value="II">
            <text:p>II</text:p>
          </table:table-cell>
          <table:table-cell table:style-name="ce172" table:formula="of:=[Datenbank.M35]" office:value-type="float" office:value="-16">
            <text:p>-16</text:p>
          </table:table-cell>
          <table:table-cell table:style-name="ce174" table:formula="of:=[Datenbank.N35]" office:value-type="float" office:value="18">
            <text:p>18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6" table:formula="of:=[Datenbank.B36]" office:value-type="float" office:value="9">
            <text:p>9</text:p>
          </table:table-cell>
          <table:table-cell table:style-name="ce46" table:formula="of:=[Datenbank.C36]" office:value-type="string" office:string-value="Kordes">
            <text:p>Kordes</text:p>
          </table:table-cell>
          <table:table-cell table:style-name="ce46" table:formula="of:=[Datenbank.D36]" office:value-type="string" office:string-value="Dieter">
            <text:p>Dieter</text:p>
          </table:table-cell>
          <table:table-cell table:style-name="ce161" table:formula="of:=[Datenbank.E36]" office:value-type="string" office:string-value="M">
            <text:p>M</text:p>
          </table:table-cell>
          <table:table-cell table:style-name="ce40" table:formula="of:=[Datenbank.F36]" office:value-type="string" office:string-value="Budo-Shin">
            <text:p>Budo-Shin</text:p>
          </table:table-cell>
          <table:table-cell table:style-name="ce41" table:formula="of:=[Datenbank.H36]" office:value-type="string" office:string-value=" ">
            <text:p><text:s/></text:p>
          </table:table-cell>
          <table:table-cell table:style-name="ce41" table:formula="of:=[Datenbank.I36]" office:value-type="string" office:string-value="III">
            <text:p>III</text:p>
          </table:table-cell>
          <table:table-cell table:style-name="ce172" table:formula="of:=[Datenbank.M36]" office:value-type="float" office:value="-4">
            <text:p>-4</text:p>
          </table:table-cell>
          <table:table-cell table:style-name="ce174" table:formula="of:=[Datenbank.N36]" office:value-type="float" office:value="3">
            <text:p>3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7]" office:value-type="float" office:value="12">
            <text:p>12</text:p>
          </table:table-cell>
          <table:table-cell table:style-name="ce46" table:formula="of:=[Datenbank.C37]" office:value-type="string" office:string-value="Huntemann">
            <text:p>Huntemann</text:p>
          </table:table-cell>
          <table:table-cell table:style-name="ce46" table:formula="of:=[Datenbank.D37]" office:value-type="string" office:string-value="Ralf">
            <text:p>Ralf</text:p>
          </table:table-cell>
          <table:table-cell table:style-name="ce161" table:formula="of:=[Datenbank.E37]" office:value-type="string" office:string-value="M">
            <text:p>M</text:p>
          </table:table-cell>
          <table:table-cell table:style-name="ce12" table:formula="of:=[Datenbank.F37]" office:value-type="string" office:string-value="Budo-Shin">
            <text:p>Budo-Shin</text:p>
          </table:table-cell>
          <table:table-cell table:style-name="ce14" table:formula="of:=[Datenbank.H37]" office:value-type="string" office:string-value=" ">
            <text:p><text:s/></text:p>
          </table:table-cell>
          <table:table-cell table:style-name="ce14" table:formula="of:=[Datenbank.I37]" office:value-type="string" office:string-value="I">
            <text:p>I</text:p>
          </table:table-cell>
          <table:table-cell table:style-name="ce172" table:formula="of:=[Datenbank.M37]" office:value-type="float" office:value="-16">
            <text:p>-16</text:p>
          </table:table-cell>
          <table:table-cell table:style-name="ce174" table:formula="of:=[Datenbank.N37]" office:value-type="float" office:value="18">
            <text:p>18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8]" office:value-type="float" office:value="13">
            <text:p>13</text:p>
          </table:table-cell>
          <table:table-cell table:style-name="ce46" table:formula="of:=[Datenbank.C38]" office:value-type="string" office:string-value="Troschkin">
            <text:p>Troschkin</text:p>
          </table:table-cell>
          <table:table-cell table:style-name="ce46" table:formula="of:=[Datenbank.D38]" office:value-type="string" office:string-value="Celvin">
            <text:p>Celvin</text:p>
          </table:table-cell>
          <table:table-cell table:style-name="ce162" table:formula="of:=[Datenbank.E38]" office:value-type="string" office:string-value="M">
            <text:p>M</text:p>
          </table:table-cell>
          <table:table-cell table:style-name="ce40" table:formula="of:=[Datenbank.F38]" office:value-type="string" office:string-value="Budo-Shin">
            <text:p>Budo-Shin</text:p>
          </table:table-cell>
          <table:table-cell table:style-name="ce41" table:formula="of:=[Datenbank.H38]" office:value-type="string" office:string-value=" ">
            <text:p><text:s/></text:p>
          </table:table-cell>
          <table:table-cell table:style-name="ce41" table:formula="of:=[Datenbank.I38]" office:value-type="string" office:string-value="I">
            <text:p>I</text:p>
          </table:table-cell>
          <table:table-cell table:style-name="ce172" table:formula="of:=[Datenbank.M38]" office:value-type="float" office:value="1">
            <text:p>1</text:p>
          </table:table-cell>
          <table:table-cell table:style-name="ce174" table:formula="of:=[Datenbank.N38]" office:value-type="float" office:value="1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39]" office:value-type="float" office:value="14">
            <text:p>14</text:p>
          </table:table-cell>
          <table:table-cell table:style-name="ce46" table:formula="of:=[Datenbank.C39]" office:value-type="string" office:string-value="Antholzer">
            <text:p>Antholzer</text:p>
          </table:table-cell>
          <table:table-cell table:style-name="ce46" table:formula="of:=[Datenbank.D39]" office:value-type="string" office:string-value="Marcel">
            <text:p>Marcel</text:p>
          </table:table-cell>
          <table:table-cell table:style-name="ce163" table:formula="of:=[Datenbank.E39]" office:value-type="string" office:string-value="M">
            <text:p>M</text:p>
          </table:table-cell>
          <table:table-cell table:style-name="ce40" table:formula="of:=[Datenbank.F39]" office:value-type="string" office:string-value="Bushikan">
            <text:p>Bushikan</text:p>
          </table:table-cell>
          <table:table-cell table:style-name="ce41" table:formula="of:=[Datenbank.H39]" office:value-type="string" office:string-value=" ">
            <text:p><text:s/></text:p>
          </table:table-cell>
          <table:table-cell table:style-name="ce41" table:formula="of:=[Datenbank.I39]" office:value-type="string" office:string-value="I">
            <text:p>I</text:p>
          </table:table-cell>
          <table:table-cell table:style-name="ce172" table:formula="of:=[Datenbank.M39]" office:value-type="float" office:value="-10">
            <text:p>-10</text:p>
          </table:table-cell>
          <table:table-cell table:style-name="ce174" table:formula="of:=[Datenbank.N39]" office:value-type="float" office:value="8">
            <text:p>8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0]" office:value-type="float" office:value="15">
            <text:p>15</text:p>
          </table:table-cell>
          <table:table-cell table:style-name="ce46" table:formula="of:=[Datenbank.C40]" office:value-type="string" office:string-value="Cyrol">
            <text:p>Cyrol</text:p>
          </table:table-cell>
          <table:table-cell table:style-name="ce46" table:formula="of:=[Datenbank.D40]" office:value-type="string" office:string-value="Florian">
            <text:p>Florian</text:p>
          </table:table-cell>
          <table:table-cell table:style-name="ce161" table:formula="of:=[Datenbank.E40]" office:value-type="string" office:string-value="M">
            <text:p>M</text:p>
          </table:table-cell>
          <table:table-cell table:style-name="ce40" table:formula="of:=[Datenbank.F40]" office:value-type="string" office:string-value="Bushikan">
            <text:p>Bushikan</text:p>
          </table:table-cell>
          <table:table-cell table:style-name="ce41" table:formula="of:=[Datenbank.H40]" office:value-type="string" office:string-value=" ">
            <text:p><text:s/></text:p>
          </table:table-cell>
          <table:table-cell table:style-name="ce41" table:formula="of:=[Datenbank.I40]" office:value-type="string" office:string-value="II">
            <text:p>II</text:p>
          </table:table-cell>
          <table:table-cell table:style-name="ce172" table:formula="of:=[Datenbank.M40]" office:value-type="float" office:value="-11">
            <text:p>-11</text:p>
          </table:table-cell>
          <table:table-cell table:style-name="ce174" table:formula="of:=[Datenbank.N40]" office:value-type="float" office:value="11">
            <text:p>11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1]" office:value-type="float" office:value="17">
            <text:p>17</text:p>
          </table:table-cell>
          <table:table-cell table:style-name="ce46" table:formula="of:=[Datenbank.C41]" office:value-type="string" office:string-value="Raßbach">
            <text:p>Raßbach</text:p>
          </table:table-cell>
          <table:table-cell table:style-name="ce46" table:formula="of:=[Datenbank.D41]" office:value-type="string" office:string-value="Luca">
            <text:p>Luca</text:p>
          </table:table-cell>
          <table:table-cell table:style-name="ce161" table:formula="of:=[Datenbank.E41]" office:value-type="string" office:string-value="M">
            <text:p>M</text:p>
          </table:table-cell>
          <table:table-cell table:style-name="ce40" table:formula="of:=[Datenbank.F41]" office:value-type="string" office:string-value="Bushikan">
            <text:p>Bushikan</text:p>
          </table:table-cell>
          <table:table-cell table:style-name="ce41" table:formula="of:=[Datenbank.H41]" office:value-type="string" office:string-value=" ">
            <text:p><text:s/></text:p>
          </table:table-cell>
          <table:table-cell table:style-name="ce41" table:formula="of:=[Datenbank.I41]" office:value-type="string" office:string-value="I">
            <text:p>I</text:p>
          </table:table-cell>
          <table:table-cell table:style-name="ce172" table:formula="of:=[Datenbank.M41]" office:value-type="float" office:value="-7">
            <text:p>-7</text:p>
          </table:table-cell>
          <table:table-cell table:style-name="ce174" table:formula="of:=[Datenbank.N41]" office:value-type="float" office:value="5">
            <text:p>5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2]" office:value-type="float" office:value="18">
            <text:p>18</text:p>
          </table:table-cell>
          <table:table-cell table:style-name="ce46" table:formula="of:=[Datenbank.C42]" office:value-type="string" office:string-value="Mengede">
            <text:p>Mengede</text:p>
          </table:table-cell>
          <table:table-cell table:style-name="ce46" table:formula="of:=[Datenbank.D42]" office:value-type="string" office:string-value="Michael">
            <text:p>Michael</text:p>
          </table:table-cell>
          <table:table-cell table:style-name="ce161" table:formula="of:=[Datenbank.E42]" office:value-type="string" office:string-value="M">
            <text:p>M</text:p>
          </table:table-cell>
          <table:table-cell table:style-name="ce40" table:formula="of:=[Datenbank.F42]" office:value-type="string" office:string-value="Bushikan">
            <text:p>Bushikan</text:p>
          </table:table-cell>
          <table:table-cell table:style-name="ce41" table:formula="of:=[Datenbank.H42]" office:value-type="string" office:string-value=" ">
            <text:p><text:s/></text:p>
          </table:table-cell>
          <table:table-cell table:style-name="ce41" table:formula="of:=[Datenbank.I42]" office:value-type="string" office:string-value="I">
            <text:p>I</text:p>
          </table:table-cell>
          <table:table-cell table:style-name="ce172" table:formula="of:=[Datenbank.M42]" office:value-type="float" office:value="-10">
            <text:p>-10</text:p>
          </table:table-cell>
          <table:table-cell table:style-name="ce174" table:formula="of:=[Datenbank.N42]" office:value-type="float" office:value="8">
            <text:p>8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3]" office:value-type="float" office:value="19">
            <text:p>19</text:p>
          </table:table-cell>
          <table:table-cell table:style-name="ce46" table:formula="of:=[Datenbank.C43]" office:value-type="string" office:string-value="Wiesrchen">
            <text:p>Wiesrchen</text:p>
          </table:table-cell>
          <table:table-cell table:style-name="ce46" table:formula="of:=[Datenbank.D43]" office:value-type="string" office:string-value="Markus">
            <text:p>Markus</text:p>
          </table:table-cell>
          <table:table-cell table:style-name="ce161" table:formula="of:=[Datenbank.E43]" office:value-type="string" office:string-value="M">
            <text:p>M</text:p>
          </table:table-cell>
          <table:table-cell table:style-name="ce40" table:formula="of:=[Datenbank.F43]" office:value-type="string" office:string-value="Bushikan">
            <text:p>Bushikan</text:p>
          </table:table-cell>
          <table:table-cell table:style-name="ce41" table:formula="of:=[Datenbank.H43]" office:value-type="string" office:string-value=" ">
            <text:p><text:s/></text:p>
          </table:table-cell>
          <table:table-cell table:style-name="ce41" table:formula="of:=[Datenbank.I43]" office:value-type="string" office:string-value="I">
            <text:p>I</text:p>
          </table:table-cell>
          <table:table-cell table:style-name="ce172" table:formula="of:=[Datenbank.M43]" office:value-type="float" office:value="-999">
            <text:p>-999</text:p>
          </table:table-cell>
          <table:table-cell table:style-name="ce174" table:formula="of:=[Datenbank.N43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4]" office:value-type="float" office:value="20">
            <text:p>20</text:p>
          </table:table-cell>
          <table:table-cell table:style-name="ce46" table:formula="of:=[Datenbank.C44]" office:value-type="string" office:string-value="Pendergast">
            <text:p>Pendergast</text:p>
          </table:table-cell>
          <table:table-cell table:style-name="ce46" table:formula="of:=[Datenbank.D44]" office:value-type="string" office:string-value="Carolan">
            <text:p>Carolan</text:p>
          </table:table-cell>
          <table:table-cell table:style-name="ce161" table:formula="of:=[Datenbank.E44]" office:value-type="string" office:string-value="M">
            <text:p>M</text:p>
          </table:table-cell>
          <table:table-cell table:style-name="ce40" table:formula="of:=[Datenbank.F44]" office:value-type="string" office:string-value="Dragons Lair">
            <text:p>Dragons Lair</text:p>
          </table:table-cell>
          <table:table-cell table:style-name="ce41" table:formula="of:=[Datenbank.H44]" office:value-type="string" office:string-value=" ">
            <text:p><text:s/></text:p>
          </table:table-cell>
          <table:table-cell table:style-name="ce41" table:formula="of:=[Datenbank.I44]" office:value-type="string" office:string-value="II">
            <text:p>II</text:p>
          </table:table-cell>
          <table:table-cell table:style-name="ce172" table:formula="of:=[Datenbank.M44]" office:value-type="float" office:value="-3">
            <text:p>-3</text:p>
          </table:table-cell>
          <table:table-cell table:style-name="ce174" table:formula="of:=[Datenbank.N44]" office:value-type="float" office:value="2">
            <text:p>2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6" table:formula="of:=[Datenbank.B45]" office:value-type="float" office:value="21">
            <text:p>21</text:p>
          </table:table-cell>
          <table:table-cell table:style-name="ce46" table:formula="of:=[Datenbank.C45]" office:value-type="string" office:string-value="McEnroe">
            <text:p>McEnroe</text:p>
          </table:table-cell>
          <table:table-cell table:style-name="ce46" table:formula="of:=[Datenbank.D45]" office:value-type="string" office:string-value="Larry">
            <text:p>Larry</text:p>
          </table:table-cell>
          <table:table-cell table:style-name="ce161" table:formula="of:=[Datenbank.E45]" office:value-type="string" office:string-value="M">
            <text:p>M</text:p>
          </table:table-cell>
          <table:table-cell table:style-name="ce40" table:formula="of:=[Datenbank.F45]" office:value-type="string" office:string-value="Dragons Lair">
            <text:p>Dragons Lair</text:p>
          </table:table-cell>
          <table:table-cell table:style-name="ce41" table:formula="of:=[Datenbank.H45]" office:value-type="string" office:string-value=" ">
            <text:p><text:s/></text:p>
          </table:table-cell>
          <table:table-cell table:style-name="ce41" table:formula="of:=[Datenbank.I45]" office:value-type="string" office:string-value="III">
            <text:p>III</text:p>
          </table:table-cell>
          <table:table-cell table:style-name="ce172" table:formula="of:=[Datenbank.M45]" office:value-type="float" office:value="-15">
            <text:p>-15</text:p>
          </table:table-cell>
          <table:table-cell table:style-name="ce174" table:formula="of:=[Datenbank.N45]" office:value-type="float" office:value="16">
            <text:p>16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6]" office:value-type="float" office:value="22">
            <text:p>22</text:p>
          </table:table-cell>
          <table:table-cell table:style-name="ce46" table:formula="of:=[Datenbank.C46]" office:value-type="string" office:string-value="Carthy">
            <text:p>Carthy</text:p>
          </table:table-cell>
          <table:table-cell table:style-name="ce46" table:formula="of:=[Datenbank.D46]" office:value-type="string" office:string-value="Ger">
            <text:p>Ger</text:p>
          </table:table-cell>
          <table:table-cell table:style-name="ce161" table:formula="of:=[Datenbank.E46]" office:value-type="string" office:string-value="M">
            <text:p>M</text:p>
          </table:table-cell>
          <table:table-cell table:style-name="ce40" table:formula="of:=[Datenbank.F46]" office:value-type="string" office:string-value="Dragons Lair">
            <text:p>Dragons Lair</text:p>
          </table:table-cell>
          <table:table-cell table:style-name="ce41" table:formula="of:=[Datenbank.H46]" office:value-type="string" office:string-value=" ">
            <text:p><text:s/></text:p>
          </table:table-cell>
          <table:table-cell table:style-name="ce41" table:formula="of:=[Datenbank.I46]" office:value-type="string" office:string-value="II">
            <text:p>II</text:p>
          </table:table-cell>
          <table:table-cell table:style-name="ce172" table:formula="of:=[Datenbank.M46]" office:value-type="float" office:value="-7">
            <text:p>-7</text:p>
          </table:table-cell>
          <table:table-cell table:style-name="ce174" table:formula="of:=[Datenbank.N46]" office:value-type="float" office:value="5">
            <text:p>5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7]" office:value-type="float" office:value="23">
            <text:p>23</text:p>
          </table:table-cell>
          <table:table-cell table:style-name="ce46" table:formula="of:=[Datenbank.C47]" office:value-type="string" office:string-value="Waters">
            <text:p>Waters</text:p>
          </table:table-cell>
          <table:table-cell table:style-name="ce46" table:formula="of:=[Datenbank.D47]" office:value-type="string" office:string-value="Dave">
            <text:p>Dave</text:p>
          </table:table-cell>
          <table:table-cell table:style-name="ce161" table:formula="of:=[Datenbank.E47]" office:value-type="string" office:string-value="M">
            <text:p>M</text:p>
          </table:table-cell>
          <table:table-cell table:style-name="ce40" table:formula="of:=[Datenbank.F47]" office:value-type="string" office:string-value="Yanagi-No-Ki">
            <text:p>Yanagi-No-Ki</text:p>
          </table:table-cell>
          <table:table-cell table:style-name="ce41" table:formula="of:=[Datenbank.H47]" office:value-type="string" office:string-value=" ">
            <text:p><text:s/></text:p>
          </table:table-cell>
          <table:table-cell table:style-name="ce41" table:formula="of:=[Datenbank.I47]" office:value-type="string" office:string-value="III">
            <text:p>III</text:p>
          </table:table-cell>
          <table:table-cell table:style-name="ce172" table:formula="of:=[Datenbank.M47]" office:value-type="float" office:value="-14">
            <text:p>-14</text:p>
          </table:table-cell>
          <table:table-cell table:style-name="ce174" table:formula="of:=[Datenbank.N47]" office:value-type="float" office:value="15">
            <text:p>15</text:p>
          </table:table-cell>
          <table:table-cell table:style-name="ce17"/>
          <table:table-cell table:number-columns-repeated="51"/>
        </table:table-row>
        <table:table-row table:style-name="ro1">
          <table:table-cell/>
          <table:table-cell table:style-name="ce46" table:formula="of:=[Datenbank.B48]" office:value-type="float" office:value="25">
            <text:p>25</text:p>
          </table:table-cell>
          <table:table-cell table:style-name="ce46" table:formula="of:=[Datenbank.C48]" office:value-type="string" office:string-value="Holmes">
            <text:p>Holmes</text:p>
          </table:table-cell>
          <table:table-cell table:style-name="ce46" table:formula="of:=[Datenbank.D48]" office:value-type="string" office:string-value="Melcom">
            <text:p>Melcom</text:p>
          </table:table-cell>
          <table:table-cell table:style-name="ce161" table:formula="of:=[Datenbank.E48]" office:value-type="string" office:string-value="M">
            <text:p>M</text:p>
          </table:table-cell>
          <table:table-cell table:style-name="ce40" table:formula="of:=[Datenbank.F48]" office:value-type="string" office:string-value="Yanagi-No-Ki">
            <text:p>Yanagi-No-Ki</text:p>
          </table:table-cell>
          <table:table-cell table:style-name="ce41" table:formula="of:=[Datenbank.H48]" office:value-type="string" office:string-value=" ">
            <text:p><text:s/></text:p>
          </table:table-cell>
          <table:table-cell table:style-name="ce41" table:formula="of:=[Datenbank.I48]" office:value-type="string" office:string-value="III">
            <text:p>III</text:p>
          </table:table-cell>
          <table:table-cell table:style-name="ce172" table:formula="of:=[Datenbank.M48]" office:value-type="float" office:value="-16">
            <text:p>-16</text:p>
          </table:table-cell>
          <table:table-cell table:style-name="ce174" table:formula="of:=[Datenbank.N48]" office:value-type="float" office:value="18">
            <text:p>18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49]" office:value-type="float" office:value="26">
            <text:p>26</text:p>
          </table:table-cell>
          <table:table-cell table:style-name="ce46" table:formula="of:=[Datenbank.C49]" office:value-type="string" office:string-value="Aufenberg">
            <text:p>Aufenberg</text:p>
          </table:table-cell>
          <table:table-cell table:style-name="ce46" table:formula="of:=[Datenbank.D49]" office:value-type="string" office:string-value="Reinhold">
            <text:p>Reinhold</text:p>
          </table:table-cell>
          <table:table-cell table:style-name="ce161" table:formula="of:=[Datenbank.E49]" office:value-type="string" office:string-value="M">
            <text:p>M</text:p>
          </table:table-cell>
          <table:table-cell table:style-name="ce40" table:formula="of:=[Datenbank.F49]" office:value-type="string" office:string-value="Senkido Menden">
            <text:p>Senkido Menden</text:p>
          </table:table-cell>
          <table:table-cell table:style-name="ce41" table:formula="of:=[Datenbank.H49]" office:value-type="string" office:string-value=" ">
            <text:p><text:s/></text:p>
          </table:table-cell>
          <table:table-cell table:style-name="ce41" table:formula="of:=[Datenbank.I49]" office:value-type="string" office:string-value="I">
            <text:p>I</text:p>
          </table:table-cell>
          <table:table-cell table:style-name="ce172" table:formula="of:=[Datenbank.M49]" office:value-type="float" office:value="-11">
            <text:p>-11</text:p>
          </table:table-cell>
          <table:table-cell table:style-name="ce174" table:formula="of:=[Datenbank.N49]" office:value-type="float" office:value="11">
            <text:p>11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0]" office:value-type="float" office:value="27">
            <text:p>27</text:p>
          </table:table-cell>
          <table:table-cell table:style-name="ce46" table:formula="of:=[Datenbank.C50]" office:value-type="string" office:string-value="Boadella">
            <text:p>Boadella</text:p>
          </table:table-cell>
          <table:table-cell table:style-name="ce46" table:formula="of:=[Datenbank.D50]" office:value-type="string" office:string-value="Franz">
            <text:p>Franz</text:p>
          </table:table-cell>
          <table:table-cell table:style-name="ce161" table:formula="of:=[Datenbank.E50]" office:value-type="string" office:string-value="M">
            <text:p>M</text:p>
          </table:table-cell>
          <table:table-cell table:style-name="ce40" table:formula="of:=[Datenbank.F50]" office:value-type="string" office:string-value="SCV Kreuzlingen">
            <text:p>SCV Kreuzlingen</text:p>
          </table:table-cell>
          <table:table-cell table:style-name="ce41" table:formula="of:=[Datenbank.H50]" office:value-type="string" office:string-value=" ">
            <text:p><text:s/></text:p>
          </table:table-cell>
          <table:table-cell table:style-name="ce41" table:formula="of:=[Datenbank.I50]" office:value-type="string" office:string-value="I">
            <text:p>I</text:p>
          </table:table-cell>
          <table:table-cell table:style-name="ce172" table:formula="of:=[Datenbank.M50]" office:value-type="float" office:value="-16">
            <text:p>-16</text:p>
          </table:table-cell>
          <table:table-cell table:style-name="ce174" table:formula="of:=[Datenbank.N50]" office:value-type="float" office:value="18">
            <text:p>18</text:p>
          </table:table-cell>
          <table:table-cell table:style-name="ce24"/>
          <table:table-cell table:number-columns-repeated="51"/>
        </table:table-row>
        <table:table-row table:style-name="ro1">
          <table:table-cell/>
          <table:table-cell table:style-name="ce46" table:formula="of:=[Datenbank.B51]" office:value-type="string" office:string-value=" ">
            <text:p><text:s/></text:p>
          </table:table-cell>
          <table:table-cell table:style-name="ce46" table:formula="of:=[Datenbank.C51]" office:value-type="string" office:string-value=" ">
            <text:p><text:s/></text:p>
          </table:table-cell>
          <table:table-cell table:style-name="ce46" table:formula="of:=[Datenbank.D51]" office:value-type="string" office:string-value=" ">
            <text:p><text:s/></text:p>
          </table:table-cell>
          <table:table-cell table:style-name="ce161" table:formula="of:=[Datenbank.E51]" office:value-type="string" office:string-value="M">
            <text:p>M</text:p>
          </table:table-cell>
          <table:table-cell table:style-name="ce40" table:formula="of:=[Datenbank.F51]" office:value-type="string" office:string-value=" ">
            <text:p><text:s/></text:p>
          </table:table-cell>
          <table:table-cell table:style-name="ce41" table:formula="of:=[Datenbank.H51]" office:value-type="string" office:string-value=" ">
            <text:p><text:s/></text:p>
          </table:table-cell>
          <table:table-cell table:style-name="ce41" table:formula="of:=[Datenbank.I51]" office:value-type="string" office:string-value="xxx">
            <text:p>xxx</text:p>
          </table:table-cell>
          <table:table-cell table:style-name="ce172" table:formula="of:=[Datenbank.M51]" office:value-type="float" office:value="-999">
            <text:p>-999</text:p>
          </table:table-cell>
          <table:table-cell table:style-name="ce174" table:formula="of:=[Datenbank.N51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2]" office:value-type="string" office:string-value=" ">
            <text:p><text:s/></text:p>
          </table:table-cell>
          <table:table-cell table:style-name="ce65" table:formula="of:=[Datenbank.C52]" office:value-type="string" office:string-value=" ">
            <text:p><text:s/></text:p>
          </table:table-cell>
          <table:table-cell table:style-name="ce46" table:formula="of:=[Datenbank.D52]" office:value-type="string" office:string-value=" ">
            <text:p><text:s/></text:p>
          </table:table-cell>
          <table:table-cell table:style-name="ce161" table:formula="of:=[Datenbank.E52]" office:value-type="string" office:string-value="M">
            <text:p>M</text:p>
          </table:table-cell>
          <table:table-cell table:style-name="ce40" table:formula="of:=[Datenbank.F52]" office:value-type="string" office:string-value=" ">
            <text:p><text:s/></text:p>
          </table:table-cell>
          <table:table-cell table:style-name="ce41" table:formula="of:=[Datenbank.H52]" office:value-type="string" office:string-value=" ">
            <text:p><text:s/></text:p>
          </table:table-cell>
          <table:table-cell table:style-name="ce41" table:formula="of:=[Datenbank.I52]" office:value-type="string" office:string-value="xxx">
            <text:p>xxx</text:p>
          </table:table-cell>
          <table:table-cell table:style-name="ce172" table:formula="of:=[Datenbank.M52]" office:value-type="float" office:value="-999">
            <text:p>-999</text:p>
          </table:table-cell>
          <table:table-cell table:style-name="ce174" table:formula="of:=[Datenbank.N52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3]" office:value-type="string" office:string-value=" ">
            <text:p><text:s/></text:p>
          </table:table-cell>
          <table:table-cell table:style-name="ce65" table:formula="of:=[Datenbank.C54]" office:value-type="string" office:string-value=" ">
            <text:p><text:s/></text:p>
          </table:table-cell>
          <table:table-cell table:style-name="ce46" table:formula="of:=[Datenbank.D53]" office:value-type="string" office:string-value=" ">
            <text:p><text:s/></text:p>
          </table:table-cell>
          <table:table-cell table:style-name="ce161" table:formula="of:=[Datenbank.E53]" office:value-type="string" office:string-value="M">
            <text:p>M</text:p>
          </table:table-cell>
          <table:table-cell table:style-name="ce40" table:formula="of:=[Datenbank.F53]" office:value-type="string" office:string-value=" ">
            <text:p><text:s/></text:p>
          </table:table-cell>
          <table:table-cell table:style-name="ce41" table:formula="of:=[Datenbank.H53]" office:value-type="string" office:string-value=" ">
            <text:p><text:s/></text:p>
          </table:table-cell>
          <table:table-cell table:style-name="ce41" table:formula="of:=[Datenbank.I53]" office:value-type="string" office:string-value="xxx">
            <text:p>xxx</text:p>
          </table:table-cell>
          <table:table-cell table:style-name="ce172" table:formula="of:=[Datenbank.M53]" office:value-type="float" office:value="-999">
            <text:p>-999</text:p>
          </table:table-cell>
          <table:table-cell table:style-name="ce174" table:formula="of:=[Datenbank.N53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4]" office:value-type="string" office:string-value=" ">
            <text:p><text:s/></text:p>
          </table:table-cell>
          <table:table-cell table:style-name="ce40" table:formula="of:=[Datenbank.C55]" office:value-type="string" office:string-value=" ">
            <text:p><text:s/></text:p>
          </table:table-cell>
          <table:table-cell table:style-name="ce46" table:formula="of:=[Datenbank.D54]" office:value-type="string" office:string-value=" ">
            <text:p><text:s/></text:p>
          </table:table-cell>
          <table:table-cell table:style-name="ce164" table:formula="of:=[Datenbank.E54]" office:value-type="string" office:string-value="M">
            <text:p>M</text:p>
          </table:table-cell>
          <table:table-cell table:style-name="ce40" table:formula="of:=[Datenbank.F54]" office:value-type="string" office:string-value=" ">
            <text:p><text:s/></text:p>
          </table:table-cell>
          <table:table-cell table:style-name="ce41" table:formula="of:=[Datenbank.H54]" office:value-type="string" office:string-value=" ">
            <text:p><text:s/></text:p>
          </table:table-cell>
          <table:table-cell table:style-name="ce41" table:formula="of:=[Datenbank.I54]" office:value-type="string" office:string-value="xxx">
            <text:p>xxx</text:p>
          </table:table-cell>
          <table:table-cell table:style-name="ce172" table:formula="of:=[Datenbank.M54]" office:value-type="float" office:value="-999">
            <text:p>-999</text:p>
          </table:table-cell>
          <table:table-cell table:style-name="ce174" table:formula="of:=[Datenbank.N54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5]" office:value-type="string" office:string-value=" ">
            <text:p><text:s/></text:p>
          </table:table-cell>
          <table:table-cell table:style-name="ce40" table:formula="of:=[Datenbank.C55]" office:value-type="string" office:string-value=" ">
            <text:p><text:s/></text:p>
          </table:table-cell>
          <table:table-cell table:style-name="ce46" table:formula="of:=[Datenbank.D55]" office:value-type="string" office:string-value=" ">
            <text:p><text:s/></text:p>
          </table:table-cell>
          <table:table-cell table:style-name="ce165" table:formula="of:=[Datenbank.E55]" office:value-type="string" office:string-value="M">
            <text:p>M</text:p>
          </table:table-cell>
          <table:table-cell table:style-name="ce40" table:formula="of:=[Datenbank.F55]" office:value-type="string" office:string-value=" ">
            <text:p><text:s/></text:p>
          </table:table-cell>
          <table:table-cell table:style-name="ce41" table:formula="of:=[Datenbank.H55]" office:value-type="string" office:string-value=" ">
            <text:p><text:s/></text:p>
          </table:table-cell>
          <table:table-cell table:style-name="ce41" table:formula="of:=[Datenbank.I55]" office:value-type="string" office:string-value="xxx">
            <text:p>xxx</text:p>
          </table:table-cell>
          <table:table-cell table:style-name="ce172" table:formula="of:=[Datenbank.M55]" office:value-type="float" office:value="-999">
            <text:p>-999</text:p>
          </table:table-cell>
          <table:table-cell table:style-name="ce174" table:formula="of:=[Datenbank.N55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6]" office:value-type="string" office:string-value=" ">
            <text:p><text:s/></text:p>
          </table:table-cell>
          <table:table-cell table:style-name="ce40" table:formula="of:=[Datenbank.C56]" office:value-type="string" office:string-value=" ">
            <text:p><text:s/></text:p>
          </table:table-cell>
          <table:table-cell table:style-name="ce46" table:formula="of:=[Datenbank.D56]" office:value-type="string" office:string-value=" ">
            <text:p><text:s/></text:p>
          </table:table-cell>
          <table:table-cell table:style-name="ce166" table:formula="of:=[Datenbank.E56]" office:value-type="string" office:string-value="M">
            <text:p>M</text:p>
          </table:table-cell>
          <table:table-cell table:style-name="ce40" table:formula="of:=[Datenbank.F56]" office:value-type="string" office:string-value=" ">
            <text:p><text:s/></text:p>
          </table:table-cell>
          <table:table-cell table:style-name="ce41" table:formula="of:=[Datenbank.H56]" office:value-type="string" office:string-value=" ">
            <text:p><text:s/></text:p>
          </table:table-cell>
          <table:table-cell table:style-name="ce41" table:formula="of:=[Datenbank.I56]" office:value-type="string" office:string-value="xxx">
            <text:p>xxx</text:p>
          </table:table-cell>
          <table:table-cell table:style-name="ce172" table:formula="of:=[Datenbank.M56]" office:value-type="float" office:value="-999">
            <text:p>-999</text:p>
          </table:table-cell>
          <table:table-cell table:style-name="ce174" table:formula="of:=[Datenbank.N56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7]" office:value-type="string" office:string-value=" ">
            <text:p><text:s/></text:p>
          </table:table-cell>
          <table:table-cell table:style-name="ce68" table:formula="of:=[Datenbank.C57]" office:value-type="string" office:string-value=" ">
            <text:p><text:s/></text:p>
          </table:table-cell>
          <table:table-cell table:style-name="ce46" table:formula="of:=[Datenbank.D57]" office:value-type="string" office:string-value=" ">
            <text:p><text:s/></text:p>
          </table:table-cell>
          <table:table-cell table:style-name="ce167" table:formula="of:=[Datenbank.E57]" office:value-type="string" office:string-value="M">
            <text:p>M</text:p>
          </table:table-cell>
          <table:table-cell table:style-name="ce12" table:formula="of:=[Datenbank.F57]" office:value-type="string" office:string-value=" ">
            <text:p><text:s/></text:p>
          </table:table-cell>
          <table:table-cell table:style-name="ce14" table:formula="of:=[Datenbank.H57]" office:value-type="string" office:string-value=" ">
            <text:p><text:s/></text:p>
          </table:table-cell>
          <table:table-cell table:style-name="ce14" table:formula="of:=[Datenbank.I57]" office:value-type="string" office:string-value="xxx">
            <text:p>xxx</text:p>
          </table:table-cell>
          <table:table-cell table:style-name="ce172" table:formula="of:=[Datenbank.M57]" office:value-type="float" office:value="-999">
            <text:p>-999</text:p>
          </table:table-cell>
          <table:table-cell table:style-name="ce174" table:formula="of:=[Datenbank.N57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8]" office:value-type="string" office:string-value=" ">
            <text:p><text:s/></text:p>
          </table:table-cell>
          <table:table-cell table:style-name="ce68" table:formula="of:=[Datenbank.C58]" office:value-type="string" office:string-value=" ">
            <text:p><text:s/></text:p>
          </table:table-cell>
          <table:table-cell table:style-name="ce46" table:formula="of:=[Datenbank.D58]" office:value-type="string" office:string-value=" ">
            <text:p><text:s/></text:p>
          </table:table-cell>
          <table:table-cell table:style-name="ce168" table:formula="of:=[Datenbank.E58]" office:value-type="string" office:string-value="M">
            <text:p>M</text:p>
          </table:table-cell>
          <table:table-cell table:style-name="ce12" table:formula="of:=[Datenbank.F58]" office:value-type="string" office:string-value=" ">
            <text:p><text:s/></text:p>
          </table:table-cell>
          <table:table-cell table:style-name="ce14" table:formula="of:=[Datenbank.H58]" office:value-type="string" office:string-value=" ">
            <text:p><text:s/></text:p>
          </table:table-cell>
          <table:table-cell table:style-name="ce14" table:formula="of:=[Datenbank.I58]" office:value-type="string" office:string-value="xxx">
            <text:p>xxx</text:p>
          </table:table-cell>
          <table:table-cell table:style-name="ce172" table:formula="of:=[Datenbank.M58]" office:value-type="float" office:value="-999">
            <text:p>-999</text:p>
          </table:table-cell>
          <table:table-cell table:style-name="ce174" table:formula="of:=[Datenbank.N58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59]" office:value-type="string" office:string-value=" ">
            <text:p><text:s/></text:p>
          </table:table-cell>
          <table:table-cell table:style-name="ce6" table:formula="of:=[Datenbank.C59]" office:value-type="string" office:string-value=" ">
            <text:p><text:s/></text:p>
          </table:table-cell>
          <table:table-cell table:style-name="ce46" table:formula="of:=[Datenbank.D59]" office:value-type="string" office:string-value=" ">
            <text:p><text:s/></text:p>
          </table:table-cell>
          <table:table-cell table:style-name="ce168" table:formula="of:=[Datenbank.E59]" office:value-type="string" office:string-value="M">
            <text:p>M</text:p>
          </table:table-cell>
          <table:table-cell table:style-name="ce6" table:formula="of:=[Datenbank.F59]" office:value-type="string" office:string-value=" ">
            <text:p><text:s/></text:p>
          </table:table-cell>
          <table:table-cell table:style-name="ce14" table:formula="of:=[Datenbank.H59]" office:value-type="string" office:string-value=" ">
            <text:p><text:s/></text:p>
          </table:table-cell>
          <table:table-cell table:style-name="ce14" table:formula="of:=[Datenbank.I59]" office:value-type="string" office:string-value="xxx">
            <text:p>xxx</text:p>
          </table:table-cell>
          <table:table-cell table:style-name="ce172" table:formula="of:=[Datenbank.M59]" office:value-type="float" office:value="-999">
            <text:p>-999</text:p>
          </table:table-cell>
          <table:table-cell table:style-name="ce174" table:formula="of:=[Datenbank.N59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6" table:formula="of:=[Datenbank.B60]" office:value-type="string" office:string-value=" ">
            <text:p><text:s/></text:p>
          </table:table-cell>
          <table:table-cell table:style-name="ce6" table:formula="of:=[Datenbank.C60]" office:value-type="string" office:string-value=" ">
            <text:p><text:s/></text:p>
          </table:table-cell>
          <table:table-cell table:style-name="ce6" table:formula="of:=[Datenbank.D60]" office:value-type="string" office:string-value=" ">
            <text:p><text:s/></text:p>
          </table:table-cell>
          <table:table-cell table:style-name="ce168" table:formula="of:=[Datenbank.E60]" office:value-type="string" office:string-value="M">
            <text:p>M</text:p>
          </table:table-cell>
          <table:table-cell table:style-name="ce6" table:formula="of:=[Datenbank.F60]" office:value-type="string" office:string-value=" ">
            <text:p><text:s/></text:p>
          </table:table-cell>
          <table:table-cell table:style-name="ce14" table:formula="of:=[Datenbank.H60]" office:value-type="string" office:string-value=" ">
            <text:p><text:s/></text:p>
          </table:table-cell>
          <table:table-cell table:style-name="ce14" table:formula="of:=[Datenbank.I60]" office:value-type="string" office:string-value="xxx">
            <text:p>xxx</text:p>
          </table:table-cell>
          <table:table-cell table:style-name="ce172" table:formula="of:=[Datenbank.M60]" office:value-type="float" office:value="-999">
            <text:p>-999</text:p>
          </table:table-cell>
          <table:table-cell table:style-name="ce174" table:formula="of:=[Datenbank.N60]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formula="of:=[Datenbank.B61]" office:value-type="string" office:string-value=" ">
            <text:p><text:s/></text:p>
          </table:table-cell>
          <table:table-cell table:style-name="ce1" table:formula="of:=[Datenbank.C61]" office:value-type="string" office:string-value=" ">
            <text:p><text:s/></text:p>
          </table:table-cell>
          <table:table-cell table:style-name="ce1" table:formula="of:=[Datenbank.D61]" office:value-type="string" office:string-value=" ">
            <text:p><text:s/></text:p>
          </table:table-cell>
          <table:table-cell table:formula="of:=[Datenbank.E61]" office:value-type="string" office:string-value=" ">
            <text:p><text:s/></text:p>
          </table:table-cell>
          <table:table-cell table:style-name="ce1" table:formula="of:=[Datenbank.F61]" office:value-type="string" office:string-value=" ">
            <text:p><text:s/></text:p>
          </table:table-cell>
          <table:table-cell table:style-name="ce1"/>
          <table:table-cell table:style-name="ce1" table:formula="of:=[Datenbank.I61]" office:value-type="string" office:string-value=" ">
            <text:p><text:s/></text:p>
          </table:table-cell>
          <table:table-cell table:style-name="ce23" table:formula="of:=[Datenbank.M6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62]" office:value-type="string" office:string-value=" ">
            <text:p><text:s/></text:p>
          </table:table-cell>
          <table:table-cell table:style-name="ce1" table:formula="of:=[Datenbank.C62]" office:value-type="string" office:string-value=" ">
            <text:p><text:s/></text:p>
          </table:table-cell>
          <table:table-cell table:style-name="ce1" table:formula="of:=[Datenbank.D62]" office:value-type="string" office:string-value=" ">
            <text:p><text:s/></text:p>
          </table:table-cell>
          <table:table-cell table:formula="of:=[Datenbank.E62]" office:value-type="string" office:string-value=" ">
            <text:p><text:s/></text:p>
          </table:table-cell>
          <table:table-cell table:style-name="ce1" table:formula="of:=[Datenbank.F62]" office:value-type="string" office:string-value=" ">
            <text:p><text:s/></text:p>
          </table:table-cell>
          <table:table-cell table:style-name="ce1"/>
          <table:table-cell table:style-name="ce1" table:formula="of:=[Datenbank.I62]" office:value-type="string" office:string-value=" ">
            <text:p><text:s/></text:p>
          </table:table-cell>
          <table:table-cell table:style-name="ce23" table:formula="of:=[Datenbank.M6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style-name="ce12" table:formula="of:=[Datenbank.B63]" office:value-type="float" office:value="51">
            <text:p>51</text:p>
          </table:table-cell>
          <table:table-cell table:style-name="ce6" table:formula="of:=[Datenbank.C63]" office:value-type="string" office:string-value="Nitsche">
            <text:p>Nitsche</text:p>
          </table:table-cell>
          <table:table-cell table:style-name="ce6" table:formula="of:=[Datenbank.D63]" office:value-type="string" office:string-value="Mathis">
            <text:p>Mathis</text:p>
          </table:table-cell>
          <table:table-cell table:style-name="ce169" table:formula="of:=[Datenbank.E63]" office:value-type="string" office:string-value="K">
            <text:p>K</text:p>
          </table:table-cell>
          <table:table-cell table:style-name="ce12" table:formula="of:=[Datenbank.F63]" office:value-type="string" office:string-value="Budo-Shin">
            <text:p>Budo-Shin</text:p>
          </table:table-cell>
          <table:table-cell table:style-name="ce14"/>
          <table:table-cell table:style-name="ce14" table:formula="of:=[Datenbank.I63]" office:value-type="string" office:string-value="K ">
            <text:p>K </text:p>
          </table:table-cell>
          <table:table-cell table:style-name="ce172" table:formula="of:=[Datenbank.M63]" office:value-type="float" office:value="-999">
            <text:p>-999</text:p>
          </table:table-cell>
          <table:table-cell table:style-name="ce175"/>
          <table:table-cell table:number-columns-repeated="52"/>
        </table:table-row>
        <table:table-row table:style-name="ro1">
          <table:table-cell/>
          <table:table-cell table:style-name="ce12" table:formula="of:=[Datenbank.B64]" office:value-type="float" office:value="52">
            <text:p>52</text:p>
          </table:table-cell>
          <table:table-cell table:style-name="ce6" table:formula="of:=[Datenbank.C64]" office:value-type="string" office:string-value="Nitsche">
            <text:p>Nitsche</text:p>
          </table:table-cell>
          <table:table-cell table:style-name="ce6" table:formula="of:=[Datenbank.D64]" office:value-type="string" office:string-value="Bastian">
            <text:p>Bastian</text:p>
          </table:table-cell>
          <table:table-cell table:style-name="ce169" table:formula="of:=[Datenbank.E64]" office:value-type="string" office:string-value="K">
            <text:p>K</text:p>
          </table:table-cell>
          <table:table-cell table:style-name="ce12" table:formula="of:=[Datenbank.F64]" office:value-type="string" office:string-value="Budo-Shin">
            <text:p>Budo-Shin</text:p>
          </table:table-cell>
          <table:table-cell table:style-name="ce14"/>
          <table:table-cell table:style-name="ce14" table:formula="of:=[Datenbank.I64]" office:value-type="string" office:string-value="K ">
            <text:p>K </text:p>
          </table:table-cell>
          <table:table-cell table:style-name="ce172" table:formula="of:=[Datenbank.M64]" office:value-type="float" office:value="-999">
            <text:p>-999</text:p>
          </table:table-cell>
          <table:table-cell table:style-name="ce175"/>
          <table:table-cell table:number-columns-repeated="52"/>
        </table:table-row>
        <table:table-row table:style-name="ro1">
          <table:table-cell/>
          <table:table-cell table:style-name="ce12" table:formula="of:=[Datenbank.B65]" office:value-type="float" office:value="53">
            <text:p>53</text:p>
          </table:table-cell>
          <table:table-cell table:style-name="ce6" table:formula="of:=[Datenbank.C65]" office:value-type="string" office:string-value="Kölling">
            <text:p>Kölling</text:p>
          </table:table-cell>
          <table:table-cell table:style-name="ce6" table:formula="of:=[Datenbank.D65]" office:value-type="string" office:string-value="Florian">
            <text:p>Florian</text:p>
          </table:table-cell>
          <table:table-cell table:style-name="ce169" table:formula="of:=[Datenbank.E65]" office:value-type="string" office:string-value="K">
            <text:p>K</text:p>
          </table:table-cell>
          <table:table-cell table:style-name="ce12" table:formula="of:=[Datenbank.F65]" office:value-type="string" office:string-value="Budo-Shin">
            <text:p>Budo-Shin</text:p>
          </table:table-cell>
          <table:table-cell table:style-name="ce14"/>
          <table:table-cell table:style-name="ce14" table:formula="of:=[Datenbank.I65]" office:value-type="string" office:string-value="K ">
            <text:p>K </text:p>
          </table:table-cell>
          <table:table-cell table:style-name="ce172" table:formula="of:=[Datenbank.M65]" office:value-type="float" office:value="-999">
            <text:p>-999</text:p>
          </table:table-cell>
          <table:table-cell table:style-name="ce175"/>
          <table:table-cell table:number-columns-repeated="52"/>
        </table:table-row>
        <table:table-row table:style-name="ro1">
          <table:table-cell/>
          <table:table-cell table:style-name="ce12" table:formula="of:=[Datenbank.B66]" office:value-type="float" office:value="54">
            <text:p>54</text:p>
          </table:table-cell>
          <table:table-cell table:style-name="ce6" table:formula="of:=[Datenbank.C66]" office:value-type="string" office:string-value="Kharlef">
            <text:p>Kharlef</text:p>
          </table:table-cell>
          <table:table-cell table:style-name="ce6" table:formula="of:=[Datenbank.D66]" office:value-type="string" office:string-value="Kastro">
            <text:p>Kastro</text:p>
          </table:table-cell>
          <table:table-cell table:style-name="ce169" table:formula="of:=[Datenbank.E66]" office:value-type="string" office:string-value="K">
            <text:p>K</text:p>
          </table:table-cell>
          <table:table-cell table:style-name="ce12" table:formula="of:=[Datenbank.F66]" office:value-type="string" office:string-value="Budo-Shin">
            <text:p>Budo-Shin</text:p>
          </table:table-cell>
          <table:table-cell table:style-name="ce14"/>
          <table:table-cell table:style-name="ce14" table:formula="of:=[Datenbank.I66]" office:value-type="string" office:string-value="K ">
            <text:p>K </text:p>
          </table:table-cell>
          <table:table-cell table:style-name="ce172" table:formula="of:=[Datenbank.M66]" office:value-type="float" office:value="-999">
            <text:p>-999</text:p>
          </table:table-cell>
          <table:table-cell table:style-name="ce175"/>
          <table:table-cell table:number-columns-repeated="52"/>
        </table:table-row>
        <table:table-row table:style-name="ro1">
          <table:table-cell/>
          <table:table-cell table:style-name="ce12" table:formula="of:=[Datenbank.B67]" office:value-type="string" office:string-value=" ">
            <text:p><text:s/></text:p>
          </table:table-cell>
          <table:table-cell table:style-name="ce6" table:formula="of:=[Datenbank.C67]" office:value-type="string" office:string-value=" ">
            <text:p><text:s/></text:p>
          </table:table-cell>
          <table:table-cell table:style-name="ce6" table:formula="of:=[Datenbank.D67]" office:value-type="string" office:string-value=" ">
            <text:p><text:s/></text:p>
          </table:table-cell>
          <table:table-cell table:style-name="ce169" table:formula="of:=[Datenbank.E67]" office:value-type="string" office:string-value="K">
            <text:p>K</text:p>
          </table:table-cell>
          <table:table-cell table:style-name="ce12" table:formula="of:=[Datenbank.F67]" office:value-type="string" office:string-value=" ">
            <text:p><text:s/></text:p>
          </table:table-cell>
          <table:table-cell table:style-name="ce14"/>
          <table:table-cell table:style-name="ce14" table:formula="of:=[Datenbank.I67]" office:value-type="string" office:string-value="K ">
            <text:p>K </text:p>
          </table:table-cell>
          <table:table-cell table:style-name="ce172" table:formula="of:=[Datenbank.M67]" office:value-type="float" office:value="-999">
            <text:p>-999</text:p>
          </table:table-cell>
          <table:table-cell table:style-name="ce175"/>
          <table:table-cell table:number-columns-repeated="52"/>
        </table:table-row>
        <table:table-row table:style-name="ro1">
          <table:table-cell/>
          <table:table-cell table:style-name="ce12" table:formula="of:=[Datenbank.B68]" office:value-type="string" office:string-value=" ">
            <text:p><text:s/></text:p>
          </table:table-cell>
          <table:table-cell table:style-name="ce6" table:formula="of:=[Datenbank.C68]" office:value-type="string" office:string-value=" ">
            <text:p><text:s/></text:p>
          </table:table-cell>
          <table:table-cell table:style-name="ce6" table:formula="of:=[Datenbank.D68]" office:value-type="string" office:string-value=" ">
            <text:p><text:s/></text:p>
          </table:table-cell>
          <table:table-cell table:style-name="ce169" table:formula="of:=[Datenbank.E68]" office:value-type="string" office:string-value="K">
            <text:p>K</text:p>
          </table:table-cell>
          <table:table-cell table:style-name="ce12" table:formula="of:=[Datenbank.F68]" office:value-type="string" office:string-value=" ">
            <text:p><text:s/></text:p>
          </table:table-cell>
          <table:table-cell table:style-name="ce14"/>
          <table:table-cell table:style-name="ce14" table:formula="of:=[Datenbank.I68]" office:value-type="string" office:string-value="K ">
            <text:p>K </text:p>
          </table:table-cell>
          <table:table-cell table:style-name="ce172" table:formula="of:=[Datenbank.M68]" office:value-type="float" office:value="-999">
            <text:p>-999</text:p>
          </table:table-cell>
          <table:table-cell table:style-name="ce175"/>
          <table:table-cell table:number-columns-repeated="52"/>
        </table:table-row>
        <table:table-row table:style-name="ro1">
          <table:table-cell/>
          <table:table-cell table:style-name="ce12" table:formula="of:=[Datenbank.B69]" office:value-type="string" office:string-value=" ">
            <text:p><text:s/></text:p>
          </table:table-cell>
          <table:table-cell table:style-name="ce6" table:formula="of:=[Datenbank.C69]" office:value-type="string" office:string-value=" ">
            <text:p><text:s/></text:p>
          </table:table-cell>
          <table:table-cell table:style-name="ce6" table:formula="of:=[Datenbank.D69]" office:value-type="string" office:string-value=" ">
            <text:p><text:s/></text:p>
          </table:table-cell>
          <table:table-cell table:style-name="ce169" table:formula="of:=[Datenbank.E69]" office:value-type="string" office:string-value="K">
            <text:p>K</text:p>
          </table:table-cell>
          <table:table-cell table:style-name="ce12" table:formula="of:=[Datenbank.F69]" office:value-type="string" office:string-value=" ">
            <text:p><text:s/></text:p>
          </table:table-cell>
          <table:table-cell table:style-name="ce14"/>
          <table:table-cell table:style-name="ce14" table:formula="of:=[Datenbank.I69]" office:value-type="string" office:string-value="K ">
            <text:p>K </text:p>
          </table:table-cell>
          <table:table-cell table:style-name="ce172" table:formula="of:=[Datenbank.M69]" office:value-type="float" office:value="-999">
            <text:p>-999</text:p>
          </table:table-cell>
          <table:table-cell table:style-name="ce175"/>
          <table:table-cell table:number-columns-repeated="52"/>
        </table:table-row>
        <table:table-row table:style-name="ro1">
          <table:table-cell/>
          <table:table-cell table:formula="of:=[Datenbank.B70]" office:value-type="string" office:string-value=" ">
            <text:p><text:s/></text:p>
          </table:table-cell>
          <table:table-cell table:style-name="ce1" table:formula="of:=[Datenbank.C70]" office:value-type="string" office:string-value=" ">
            <text:p><text:s/></text:p>
          </table:table-cell>
          <table:table-cell table:style-name="ce1" table:formula="of:=[Datenbank.D70]" office:value-type="string" office:string-value=" ">
            <text:p><text:s/></text:p>
          </table:table-cell>
          <table:table-cell table:formula="of:=[Datenbank.E70]" office:value-type="string" office:string-value=" ">
            <text:p><text:s/></text:p>
          </table:table-cell>
          <table:table-cell table:style-name="ce1" table:formula="of:=[Datenbank.F70]" office:value-type="string" office:string-value=" ">
            <text:p><text:s/></text:p>
          </table:table-cell>
          <table:table-cell table:style-name="ce1"/>
          <table:table-cell table:style-name="ce1" table:formula="of:=[Datenbank.I70]" office:value-type="string" office:string-value=" ">
            <text:p><text:s/></text:p>
          </table:table-cell>
          <table:table-cell table:style-name="ce23" table:formula="of:=[Datenbank.M7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1]" office:value-type="string" office:string-value=" ">
            <text:p><text:s/></text:p>
          </table:table-cell>
          <table:table-cell table:style-name="ce1" table:formula="of:=[Datenbank.C71]" office:value-type="string" office:string-value=" ">
            <text:p><text:s/></text:p>
          </table:table-cell>
          <table:table-cell table:style-name="ce1" table:formula="of:=[Datenbank.D71]" office:value-type="string" office:string-value=" ">
            <text:p><text:s/></text:p>
          </table:table-cell>
          <table:table-cell table:formula="of:=[Datenbank.E71]" office:value-type="string" office:string-value=" ">
            <text:p><text:s/></text:p>
          </table:table-cell>
          <table:table-cell table:style-name="ce1" table:formula="of:=[Datenbank.F71]" office:value-type="string" office:string-value=" ">
            <text:p><text:s/></text:p>
          </table:table-cell>
          <table:table-cell table:style-name="ce1"/>
          <table:table-cell table:style-name="ce1" table:formula="of:=[Datenbank.I71]" office:value-type="string" office:string-value=" ">
            <text:p><text:s/></text:p>
          </table:table-cell>
          <table:table-cell table:style-name="ce23" table:formula="of:=[Datenbank.M7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2]" office:value-type="string" office:string-value=" ">
            <text:p><text:s/></text:p>
          </table:table-cell>
          <table:table-cell table:style-name="ce1" table:formula="of:=[Datenbank.C72]" office:value-type="string" office:string-value=" ">
            <text:p><text:s/></text:p>
          </table:table-cell>
          <table:table-cell table:style-name="ce1" table:formula="of:=[Datenbank.D72]" office:value-type="string" office:string-value=" ">
            <text:p><text:s/></text:p>
          </table:table-cell>
          <table:table-cell table:formula="of:=[Datenbank.E72]" office:value-type="string" office:string-value=" ">
            <text:p><text:s/></text:p>
          </table:table-cell>
          <table:table-cell table:style-name="ce1" table:formula="of:=[Datenbank.F72]" office:value-type="string" office:string-value=" ">
            <text:p><text:s/></text:p>
          </table:table-cell>
          <table:table-cell table:style-name="ce1"/>
          <table:table-cell table:style-name="ce1" table:formula="of:=[Datenbank.I72]" office:value-type="string" office:string-value=" ">
            <text:p><text:s/></text:p>
          </table:table-cell>
          <table:table-cell table:style-name="ce23" table:formula="of:=[Datenbank.M7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3]" office:value-type="string" office:string-value=" ">
            <text:p><text:s/></text:p>
          </table:table-cell>
          <table:table-cell table:style-name="ce1" table:formula="of:=[Datenbank.C73]" office:value-type="string" office:string-value=" ">
            <text:p><text:s/></text:p>
          </table:table-cell>
          <table:table-cell table:style-name="ce1" table:formula="of:=[Datenbank.D73]" office:value-type="string" office:string-value=" ">
            <text:p><text:s/></text:p>
          </table:table-cell>
          <table:table-cell table:formula="of:=[Datenbank.E73]" office:value-type="string" office:string-value=" ">
            <text:p><text:s/></text:p>
          </table:table-cell>
          <table:table-cell table:style-name="ce1" table:formula="of:=[Datenbank.F73]" office:value-type="string" office:string-value=" ">
            <text:p><text:s/></text:p>
          </table:table-cell>
          <table:table-cell table:style-name="ce1"/>
          <table:table-cell table:style-name="ce1" table:formula="of:=[Datenbank.I73]" office:value-type="string" office:string-value=" ">
            <text:p><text:s/></text:p>
          </table:table-cell>
          <table:table-cell table:style-name="ce23" table:formula="of:=[Datenbank.M7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4]" office:value-type="string" office:string-value=" ">
            <text:p><text:s/></text:p>
          </table:table-cell>
          <table:table-cell table:style-name="ce1" table:formula="of:=[Datenbank.C74]" office:value-type="string" office:string-value=" ">
            <text:p><text:s/></text:p>
          </table:table-cell>
          <table:table-cell table:style-name="ce1" table:formula="of:=[Datenbank.D74]" office:value-type="string" office:string-value=" ">
            <text:p><text:s/></text:p>
          </table:table-cell>
          <table:table-cell table:formula="of:=[Datenbank.E74]" office:value-type="string" office:string-value=" ">
            <text:p><text:s/></text:p>
          </table:table-cell>
          <table:table-cell table:style-name="ce1" table:formula="of:=[Datenbank.F74]" office:value-type="string" office:string-value=" ">
            <text:p><text:s/></text:p>
          </table:table-cell>
          <table:table-cell table:style-name="ce1"/>
          <table:table-cell table:style-name="ce1" table:formula="of:=[Datenbank.I74]" office:value-type="string" office:string-value=" ">
            <text:p><text:s/></text:p>
          </table:table-cell>
          <table:table-cell table:style-name="ce23" table:formula="of:=[Datenbank.M7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5]" office:value-type="string" office:string-value=" ">
            <text:p><text:s/></text:p>
          </table:table-cell>
          <table:table-cell table:style-name="ce1" table:formula="of:=[Datenbank.C75]" office:value-type="string" office:string-value=" ">
            <text:p><text:s/></text:p>
          </table:table-cell>
          <table:table-cell table:style-name="ce1" table:formula="of:=[Datenbank.D75]" office:value-type="string" office:string-value=" ">
            <text:p><text:s/></text:p>
          </table:table-cell>
          <table:table-cell table:formula="of:=[Datenbank.E75]" office:value-type="string" office:string-value=" ">
            <text:p><text:s/></text:p>
          </table:table-cell>
          <table:table-cell table:style-name="ce1" table:formula="of:=[Datenbank.F75]" office:value-type="string" office:string-value=" ">
            <text:p><text:s/></text:p>
          </table:table-cell>
          <table:table-cell table:style-name="ce1"/>
          <table:table-cell table:style-name="ce1" table:formula="of:=[Datenbank.I75]" office:value-type="string" office:string-value=" ">
            <text:p><text:s/></text:p>
          </table:table-cell>
          <table:table-cell table:style-name="ce23" table:formula="of:=[Datenbank.M7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6]" office:value-type="string" office:string-value=" ">
            <text:p><text:s/></text:p>
          </table:table-cell>
          <table:table-cell table:style-name="ce1" table:formula="of:=[Datenbank.C76]" office:value-type="string" office:string-value=" ">
            <text:p><text:s/></text:p>
          </table:table-cell>
          <table:table-cell table:style-name="ce1" table:formula="of:=[Datenbank.D76]" office:value-type="string" office:string-value=" ">
            <text:p><text:s/></text:p>
          </table:table-cell>
          <table:table-cell table:formula="of:=[Datenbank.E76]" office:value-type="string" office:string-value=" ">
            <text:p><text:s/></text:p>
          </table:table-cell>
          <table:table-cell table:style-name="ce1" table:formula="of:=[Datenbank.F76]" office:value-type="string" office:string-value=" ">
            <text:p><text:s/></text:p>
          </table:table-cell>
          <table:table-cell table:style-name="ce1"/>
          <table:table-cell table:style-name="ce1" table:formula="of:=[Datenbank.I76]" office:value-type="string" office:string-value=" ">
            <text:p><text:s/></text:p>
          </table:table-cell>
          <table:table-cell table:style-name="ce23" table:formula="of:=[Datenbank.M7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7]" office:value-type="string" office:string-value=" ">
            <text:p><text:s/></text:p>
          </table:table-cell>
          <table:table-cell table:style-name="ce1" table:formula="of:=[Datenbank.C77]" office:value-type="string" office:string-value=" ">
            <text:p><text:s/></text:p>
          </table:table-cell>
          <table:table-cell table:style-name="ce1" table:formula="of:=[Datenbank.D77]" office:value-type="string" office:string-value=" ">
            <text:p><text:s/></text:p>
          </table:table-cell>
          <table:table-cell table:formula="of:=[Datenbank.E77]" office:value-type="string" office:string-value=" ">
            <text:p><text:s/></text:p>
          </table:table-cell>
          <table:table-cell table:style-name="ce1" table:formula="of:=[Datenbank.F77]" office:value-type="string" office:string-value=" ">
            <text:p><text:s/></text:p>
          </table:table-cell>
          <table:table-cell table:style-name="ce1"/>
          <table:table-cell table:style-name="ce1" table:formula="of:=[Datenbank.I77]" office:value-type="string" office:string-value=" ">
            <text:p><text:s/></text:p>
          </table:table-cell>
          <table:table-cell table:style-name="ce23" table:formula="of:=[Datenbank.M7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8]" office:value-type="string" office:string-value=" ">
            <text:p><text:s/></text:p>
          </table:table-cell>
          <table:table-cell table:style-name="ce1" table:formula="of:=[Datenbank.C78]" office:value-type="string" office:string-value=" ">
            <text:p><text:s/></text:p>
          </table:table-cell>
          <table:table-cell table:style-name="ce1" table:formula="of:=[Datenbank.D78]" office:value-type="string" office:string-value=" ">
            <text:p><text:s/></text:p>
          </table:table-cell>
          <table:table-cell table:formula="of:=[Datenbank.E78]" office:value-type="string" office:string-value=" ">
            <text:p><text:s/></text:p>
          </table:table-cell>
          <table:table-cell table:style-name="ce1" table:formula="of:=[Datenbank.F78]" office:value-type="string" office:string-value=" ">
            <text:p><text:s/></text:p>
          </table:table-cell>
          <table:table-cell table:style-name="ce1"/>
          <table:table-cell table:style-name="ce1" table:formula="of:=[Datenbank.I78]" office:value-type="string" office:string-value=" ">
            <text:p><text:s/></text:p>
          </table:table-cell>
          <table:table-cell table:style-name="ce23" table:formula="of:=[Datenbank.M7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79]" office:value-type="string" office:string-value=" ">
            <text:p><text:s/></text:p>
          </table:table-cell>
          <table:table-cell table:style-name="ce1" table:formula="of:=[Datenbank.C79]" office:value-type="string" office:string-value=" ">
            <text:p><text:s/></text:p>
          </table:table-cell>
          <table:table-cell table:style-name="ce1" table:formula="of:=[Datenbank.D79]" office:value-type="string" office:string-value=" ">
            <text:p><text:s/></text:p>
          </table:table-cell>
          <table:table-cell table:formula="of:=[Datenbank.E79]" office:value-type="string" office:string-value=" ">
            <text:p><text:s/></text:p>
          </table:table-cell>
          <table:table-cell table:style-name="ce1" table:formula="of:=[Datenbank.F79]" office:value-type="string" office:string-value=" ">
            <text:p><text:s/></text:p>
          </table:table-cell>
          <table:table-cell table:style-name="ce1"/>
          <table:table-cell table:style-name="ce1" table:formula="of:=[Datenbank.I79]" office:value-type="string" office:string-value=" ">
            <text:p><text:s/></text:p>
          </table:table-cell>
          <table:table-cell table:style-name="ce23" table:formula="of:=[Datenbank.M7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0]" office:value-type="string" office:string-value=" ">
            <text:p><text:s/></text:p>
          </table:table-cell>
          <table:table-cell table:style-name="ce1" table:formula="of:=[Datenbank.C80]" office:value-type="string" office:string-value=" ">
            <text:p><text:s/></text:p>
          </table:table-cell>
          <table:table-cell table:style-name="ce1" table:formula="of:=[Datenbank.D80]" office:value-type="string" office:string-value=" ">
            <text:p><text:s/></text:p>
          </table:table-cell>
          <table:table-cell table:formula="of:=[Datenbank.E80]" office:value-type="string" office:string-value=" ">
            <text:p><text:s/></text:p>
          </table:table-cell>
          <table:table-cell table:style-name="ce1" table:formula="of:=[Datenbank.F80]" office:value-type="string" office:string-value=" ">
            <text:p><text:s/></text:p>
          </table:table-cell>
          <table:table-cell table:style-name="ce1"/>
          <table:table-cell table:style-name="ce1" table:formula="of:=[Datenbank.I80]" office:value-type="string" office:string-value=" ">
            <text:p><text:s/></text:p>
          </table:table-cell>
          <table:table-cell table:style-name="ce23" table:formula="of:=[Datenbank.M8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1]" office:value-type="string" office:string-value=" ">
            <text:p><text:s/></text:p>
          </table:table-cell>
          <table:table-cell table:style-name="ce1" table:formula="of:=[Datenbank.C81]" office:value-type="string" office:string-value=" ">
            <text:p><text:s/></text:p>
          </table:table-cell>
          <table:table-cell table:style-name="ce1" table:formula="of:=[Datenbank.D81]" office:value-type="string" office:string-value=" ">
            <text:p><text:s/></text:p>
          </table:table-cell>
          <table:table-cell table:formula="of:=[Datenbank.E81]" office:value-type="string" office:string-value=" ">
            <text:p><text:s/></text:p>
          </table:table-cell>
          <table:table-cell table:style-name="ce1" table:formula="of:=[Datenbank.F81]" office:value-type="string" office:string-value=" ">
            <text:p><text:s/></text:p>
          </table:table-cell>
          <table:table-cell table:style-name="ce1"/>
          <table:table-cell table:style-name="ce1" table:formula="of:=[Datenbank.I81]" office:value-type="string" office:string-value=" ">
            <text:p><text:s/></text:p>
          </table:table-cell>
          <table:table-cell table:style-name="ce23" table:formula="of:=[Datenbank.M8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2]" office:value-type="string" office:string-value=" ">
            <text:p><text:s/></text:p>
          </table:table-cell>
          <table:table-cell table:style-name="ce1" table:formula="of:=[Datenbank.C82]" office:value-type="string" office:string-value=" ">
            <text:p><text:s/></text:p>
          </table:table-cell>
          <table:table-cell table:style-name="ce1" table:formula="of:=[Datenbank.D82]" office:value-type="string" office:string-value=" ">
            <text:p><text:s/></text:p>
          </table:table-cell>
          <table:table-cell table:formula="of:=[Datenbank.E82]" office:value-type="string" office:string-value=" ">
            <text:p><text:s/></text:p>
          </table:table-cell>
          <table:table-cell table:style-name="ce1" table:formula="of:=[Datenbank.F82]" office:value-type="string" office:string-value=" ">
            <text:p><text:s/></text:p>
          </table:table-cell>
          <table:table-cell table:style-name="ce1"/>
          <table:table-cell table:style-name="ce1" table:formula="of:=[Datenbank.I82]" office:value-type="string" office:string-value=" ">
            <text:p><text:s/></text:p>
          </table:table-cell>
          <table:table-cell table:style-name="ce23" table:formula="of:=[Datenbank.M8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3]" office:value-type="string" office:string-value=" ">
            <text:p><text:s/></text:p>
          </table:table-cell>
          <table:table-cell table:style-name="ce1" table:formula="of:=[Datenbank.C83]" office:value-type="string" office:string-value=" ">
            <text:p><text:s/></text:p>
          </table:table-cell>
          <table:table-cell table:style-name="ce1" table:formula="of:=[Datenbank.D83]" office:value-type="string" office:string-value=" ">
            <text:p><text:s/></text:p>
          </table:table-cell>
          <table:table-cell table:formula="of:=[Datenbank.E83]" office:value-type="string" office:string-value=" ">
            <text:p><text:s/></text:p>
          </table:table-cell>
          <table:table-cell table:style-name="ce1" table:formula="of:=[Datenbank.F83]" office:value-type="string" office:string-value=" ">
            <text:p><text:s/></text:p>
          </table:table-cell>
          <table:table-cell table:style-name="ce1"/>
          <table:table-cell table:style-name="ce1" table:formula="of:=[Datenbank.I83]" office:value-type="string" office:string-value=" ">
            <text:p><text:s/></text:p>
          </table:table-cell>
          <table:table-cell table:style-name="ce23" table:formula="of:=[Datenbank.M8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4]" office:value-type="string" office:string-value=" ">
            <text:p><text:s/></text:p>
          </table:table-cell>
          <table:table-cell table:style-name="ce1" table:formula="of:=[Datenbank.C84]" office:value-type="string" office:string-value=" ">
            <text:p><text:s/></text:p>
          </table:table-cell>
          <table:table-cell table:style-name="ce1" table:formula="of:=[Datenbank.D84]" office:value-type="string" office:string-value=" ">
            <text:p><text:s/></text:p>
          </table:table-cell>
          <table:table-cell table:formula="of:=[Datenbank.E84]" office:value-type="string" office:string-value=" ">
            <text:p><text:s/></text:p>
          </table:table-cell>
          <table:table-cell table:style-name="ce1" table:formula="of:=[Datenbank.F84]" office:value-type="string" office:string-value=" ">
            <text:p><text:s/></text:p>
          </table:table-cell>
          <table:table-cell table:style-name="ce1"/>
          <table:table-cell table:style-name="ce1" table:formula="of:=[Datenbank.I84]" office:value-type="string" office:string-value=" ">
            <text:p><text:s/></text:p>
          </table:table-cell>
          <table:table-cell table:style-name="ce23" table:formula="of:=[Datenbank.M8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5]" office:value-type="string" office:string-value=" ">
            <text:p><text:s/></text:p>
          </table:table-cell>
          <table:table-cell table:style-name="ce1" table:formula="of:=[Datenbank.C85]" office:value-type="string" office:string-value=" ">
            <text:p><text:s/></text:p>
          </table:table-cell>
          <table:table-cell table:style-name="ce1" table:formula="of:=[Datenbank.D85]" office:value-type="string" office:string-value=" ">
            <text:p><text:s/></text:p>
          </table:table-cell>
          <table:table-cell table:formula="of:=[Datenbank.E85]" office:value-type="string" office:string-value=" ">
            <text:p><text:s/></text:p>
          </table:table-cell>
          <table:table-cell table:style-name="ce1" table:formula="of:=[Datenbank.F85]" office:value-type="string" office:string-value=" ">
            <text:p><text:s/></text:p>
          </table:table-cell>
          <table:table-cell table:style-name="ce1"/>
          <table:table-cell table:style-name="ce1" table:formula="of:=[Datenbank.I85]" office:value-type="string" office:string-value=" ">
            <text:p><text:s/></text:p>
          </table:table-cell>
          <table:table-cell table:style-name="ce23" table:formula="of:=[Datenbank.M8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6]" office:value-type="string" office:string-value=" ">
            <text:p><text:s/></text:p>
          </table:table-cell>
          <table:table-cell table:style-name="ce1" table:formula="of:=[Datenbank.C86]" office:value-type="string" office:string-value=" ">
            <text:p><text:s/></text:p>
          </table:table-cell>
          <table:table-cell table:style-name="ce1" table:formula="of:=[Datenbank.D86]" office:value-type="string" office:string-value=" ">
            <text:p><text:s/></text:p>
          </table:table-cell>
          <table:table-cell table:formula="of:=[Datenbank.E86]" office:value-type="string" office:string-value=" ">
            <text:p><text:s/></text:p>
          </table:table-cell>
          <table:table-cell table:style-name="ce1" table:formula="of:=[Datenbank.F86]" office:value-type="string" office:string-value=" ">
            <text:p><text:s/></text:p>
          </table:table-cell>
          <table:table-cell table:style-name="ce1"/>
          <table:table-cell table:style-name="ce1" table:formula="of:=[Datenbank.I86]" office:value-type="string" office:string-value=" ">
            <text:p><text:s/></text:p>
          </table:table-cell>
          <table:table-cell table:style-name="ce23" table:formula="of:=[Datenbank.M8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7]" office:value-type="string" office:string-value=" ">
            <text:p><text:s/></text:p>
          </table:table-cell>
          <table:table-cell table:style-name="ce1" table:formula="of:=[Datenbank.C87]" office:value-type="string" office:string-value=" ">
            <text:p><text:s/></text:p>
          </table:table-cell>
          <table:table-cell table:style-name="ce1" table:formula="of:=[Datenbank.D87]" office:value-type="string" office:string-value=" ">
            <text:p><text:s/></text:p>
          </table:table-cell>
          <table:table-cell table:formula="of:=[Datenbank.E87]" office:value-type="string" office:string-value=" ">
            <text:p><text:s/></text:p>
          </table:table-cell>
          <table:table-cell table:style-name="ce1" table:formula="of:=[Datenbank.F87]" office:value-type="string" office:string-value=" ">
            <text:p><text:s/></text:p>
          </table:table-cell>
          <table:table-cell table:style-name="ce1"/>
          <table:table-cell table:style-name="ce1" table:formula="of:=[Datenbank.I87]" office:value-type="string" office:string-value=" ">
            <text:p><text:s/></text:p>
          </table:table-cell>
          <table:table-cell table:style-name="ce23" table:formula="of:=[Datenbank.M8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8]" office:value-type="string" office:string-value=" ">
            <text:p><text:s/></text:p>
          </table:table-cell>
          <table:table-cell table:style-name="ce1" table:formula="of:=[Datenbank.C88]" office:value-type="string" office:string-value=" ">
            <text:p><text:s/></text:p>
          </table:table-cell>
          <table:table-cell table:style-name="ce1" table:formula="of:=[Datenbank.D88]" office:value-type="string" office:string-value=" ">
            <text:p><text:s/></text:p>
          </table:table-cell>
          <table:table-cell table:formula="of:=[Datenbank.E88]" office:value-type="string" office:string-value=" ">
            <text:p><text:s/></text:p>
          </table:table-cell>
          <table:table-cell table:style-name="ce1" table:formula="of:=[Datenbank.F88]" office:value-type="string" office:string-value=" ">
            <text:p><text:s/></text:p>
          </table:table-cell>
          <table:table-cell table:style-name="ce1"/>
          <table:table-cell table:style-name="ce1" table:formula="of:=[Datenbank.I88]" office:value-type="string" office:string-value=" ">
            <text:p><text:s/></text:p>
          </table:table-cell>
          <table:table-cell table:style-name="ce23" table:formula="of:=[Datenbank.M8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89]" office:value-type="string" office:string-value=" ">
            <text:p><text:s/></text:p>
          </table:table-cell>
          <table:table-cell table:style-name="ce1" table:formula="of:=[Datenbank.C89]" office:value-type="string" office:string-value=" ">
            <text:p><text:s/></text:p>
          </table:table-cell>
          <table:table-cell table:style-name="ce1" table:formula="of:=[Datenbank.D89]" office:value-type="string" office:string-value=" ">
            <text:p><text:s/></text:p>
          </table:table-cell>
          <table:table-cell table:formula="of:=[Datenbank.E89]" office:value-type="string" office:string-value=" ">
            <text:p><text:s/></text:p>
          </table:table-cell>
          <table:table-cell table:style-name="ce1" table:formula="of:=[Datenbank.F89]" office:value-type="string" office:string-value=" ">
            <text:p><text:s/></text:p>
          </table:table-cell>
          <table:table-cell table:style-name="ce1"/>
          <table:table-cell table:style-name="ce1" table:formula="of:=[Datenbank.I89]" office:value-type="string" office:string-value=" ">
            <text:p><text:s/></text:p>
          </table:table-cell>
          <table:table-cell table:style-name="ce23" table:formula="of:=[Datenbank.M8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0]" office:value-type="string" office:string-value=" ">
            <text:p><text:s/></text:p>
          </table:table-cell>
          <table:table-cell table:style-name="ce1" table:formula="of:=[Datenbank.C90]" office:value-type="string" office:string-value=" ">
            <text:p><text:s/></text:p>
          </table:table-cell>
          <table:table-cell table:style-name="ce1" table:formula="of:=[Datenbank.D90]" office:value-type="string" office:string-value=" ">
            <text:p><text:s/></text:p>
          </table:table-cell>
          <table:table-cell table:formula="of:=[Datenbank.E90]" office:value-type="string" office:string-value=" ">
            <text:p><text:s/></text:p>
          </table:table-cell>
          <table:table-cell table:style-name="ce1" table:formula="of:=[Datenbank.F90]" office:value-type="string" office:string-value=" ">
            <text:p><text:s/></text:p>
          </table:table-cell>
          <table:table-cell table:style-name="ce1"/>
          <table:table-cell table:style-name="ce1" table:formula="of:=[Datenbank.I90]" office:value-type="string" office:string-value=" ">
            <text:p><text:s/></text:p>
          </table:table-cell>
          <table:table-cell table:style-name="ce23" table:formula="of:=[Datenbank.M9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1]" office:value-type="string" office:string-value=" ">
            <text:p><text:s/></text:p>
          </table:table-cell>
          <table:table-cell table:style-name="ce1" table:formula="of:=[Datenbank.C91]" office:value-type="string" office:string-value=" ">
            <text:p><text:s/></text:p>
          </table:table-cell>
          <table:table-cell table:style-name="ce1" table:formula="of:=[Datenbank.D91]" office:value-type="string" office:string-value=" ">
            <text:p><text:s/></text:p>
          </table:table-cell>
          <table:table-cell table:formula="of:=[Datenbank.E91]" office:value-type="string" office:string-value=" ">
            <text:p><text:s/></text:p>
          </table:table-cell>
          <table:table-cell table:style-name="ce1" table:formula="of:=[Datenbank.F91]" office:value-type="string" office:string-value=" ">
            <text:p><text:s/></text:p>
          </table:table-cell>
          <table:table-cell table:style-name="ce1"/>
          <table:table-cell table:style-name="ce1" table:formula="of:=[Datenbank.I91]" office:value-type="string" office:string-value=" ">
            <text:p><text:s/></text:p>
          </table:table-cell>
          <table:table-cell table:style-name="ce23" table:formula="of:=[Datenbank.M9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2]" office:value-type="string" office:string-value=" ">
            <text:p><text:s/></text:p>
          </table:table-cell>
          <table:table-cell table:style-name="ce1" table:formula="of:=[Datenbank.C92]" office:value-type="string" office:string-value=" ">
            <text:p><text:s/></text:p>
          </table:table-cell>
          <table:table-cell table:style-name="ce1" table:formula="of:=[Datenbank.D92]" office:value-type="string" office:string-value=" ">
            <text:p><text:s/></text:p>
          </table:table-cell>
          <table:table-cell table:formula="of:=[Datenbank.E92]" office:value-type="string" office:string-value=" ">
            <text:p><text:s/></text:p>
          </table:table-cell>
          <table:table-cell table:style-name="ce1" table:formula="of:=[Datenbank.F92]" office:value-type="string" office:string-value=" ">
            <text:p><text:s/></text:p>
          </table:table-cell>
          <table:table-cell table:style-name="ce1"/>
          <table:table-cell table:style-name="ce1" table:formula="of:=[Datenbank.I92]" office:value-type="string" office:string-value=" ">
            <text:p><text:s/></text:p>
          </table:table-cell>
          <table:table-cell table:style-name="ce23" table:formula="of:=[Datenbank.M9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3]" office:value-type="string" office:string-value=" ">
            <text:p><text:s/></text:p>
          </table:table-cell>
          <table:table-cell table:style-name="ce1" table:formula="of:=[Datenbank.C93]" office:value-type="string" office:string-value=" ">
            <text:p><text:s/></text:p>
          </table:table-cell>
          <table:table-cell table:style-name="ce1" table:formula="of:=[Datenbank.D93]" office:value-type="string" office:string-value=" ">
            <text:p><text:s/></text:p>
          </table:table-cell>
          <table:table-cell table:formula="of:=[Datenbank.E93]" office:value-type="string" office:string-value=" ">
            <text:p><text:s/></text:p>
          </table:table-cell>
          <table:table-cell table:style-name="ce1" table:formula="of:=[Datenbank.F93]" office:value-type="string" office:string-value=" ">
            <text:p><text:s/></text:p>
          </table:table-cell>
          <table:table-cell table:style-name="ce1"/>
          <table:table-cell table:style-name="ce1" table:formula="of:=[Datenbank.I93]" office:value-type="string" office:string-value=" ">
            <text:p><text:s/></text:p>
          </table:table-cell>
          <table:table-cell table:style-name="ce23" table:formula="of:=[Datenbank.M9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4]" office:value-type="string" office:string-value=" ">
            <text:p><text:s/></text:p>
          </table:table-cell>
          <table:table-cell table:style-name="ce1" table:formula="of:=[Datenbank.C94]" office:value-type="string" office:string-value=" ">
            <text:p><text:s/></text:p>
          </table:table-cell>
          <table:table-cell table:style-name="ce1" table:formula="of:=[Datenbank.D94]" office:value-type="string" office:string-value=" ">
            <text:p><text:s/></text:p>
          </table:table-cell>
          <table:table-cell table:formula="of:=[Datenbank.E94]" office:value-type="string" office:string-value=" ">
            <text:p><text:s/></text:p>
          </table:table-cell>
          <table:table-cell table:style-name="ce1" table:formula="of:=[Datenbank.F94]" office:value-type="string" office:string-value=" ">
            <text:p><text:s/></text:p>
          </table:table-cell>
          <table:table-cell table:style-name="ce1"/>
          <table:table-cell table:style-name="ce1" table:formula="of:=[Datenbank.I94]" office:value-type="string" office:string-value=" ">
            <text:p><text:s/></text:p>
          </table:table-cell>
          <table:table-cell table:style-name="ce23" table:formula="of:=[Datenbank.M9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5]" office:value-type="string" office:string-value=" ">
            <text:p><text:s/></text:p>
          </table:table-cell>
          <table:table-cell table:style-name="ce1" table:formula="of:=[Datenbank.C95]" office:value-type="string" office:string-value=" ">
            <text:p><text:s/></text:p>
          </table:table-cell>
          <table:table-cell table:style-name="ce1" table:formula="of:=[Datenbank.D95]" office:value-type="string" office:string-value=" ">
            <text:p><text:s/></text:p>
          </table:table-cell>
          <table:table-cell table:formula="of:=[Datenbank.E95]" office:value-type="string" office:string-value=" ">
            <text:p><text:s/></text:p>
          </table:table-cell>
          <table:table-cell table:style-name="ce1" table:formula="of:=[Datenbank.F95]" office:value-type="string" office:string-value=" ">
            <text:p><text:s/></text:p>
          </table:table-cell>
          <table:table-cell table:style-name="ce1"/>
          <table:table-cell table:style-name="ce1" table:formula="of:=[Datenbank.I95]" office:value-type="string" office:string-value=" ">
            <text:p><text:s/></text:p>
          </table:table-cell>
          <table:table-cell table:style-name="ce23" table:formula="of:=[Datenbank.M9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6]" office:value-type="string" office:string-value=" ">
            <text:p><text:s/></text:p>
          </table:table-cell>
          <table:table-cell table:style-name="ce1" table:formula="of:=[Datenbank.C96]" office:value-type="string" office:string-value=" ">
            <text:p><text:s/></text:p>
          </table:table-cell>
          <table:table-cell table:style-name="ce1" table:formula="of:=[Datenbank.D96]" office:value-type="string" office:string-value=" ">
            <text:p><text:s/></text:p>
          </table:table-cell>
          <table:table-cell table:formula="of:=[Datenbank.E96]" office:value-type="string" office:string-value=" ">
            <text:p><text:s/></text:p>
          </table:table-cell>
          <table:table-cell table:style-name="ce1" table:formula="of:=[Datenbank.F96]" office:value-type="string" office:string-value=" ">
            <text:p><text:s/></text:p>
          </table:table-cell>
          <table:table-cell table:style-name="ce1"/>
          <table:table-cell table:style-name="ce1" table:formula="of:=[Datenbank.I96]" office:value-type="string" office:string-value=" ">
            <text:p><text:s/></text:p>
          </table:table-cell>
          <table:table-cell table:style-name="ce23" table:formula="of:=[Datenbank.M9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7]" office:value-type="string" office:string-value=" ">
            <text:p><text:s/></text:p>
          </table:table-cell>
          <table:table-cell table:style-name="ce1" table:formula="of:=[Datenbank.C97]" office:value-type="string" office:string-value=" ">
            <text:p><text:s/></text:p>
          </table:table-cell>
          <table:table-cell table:style-name="ce1" table:formula="of:=[Datenbank.D97]" office:value-type="string" office:string-value=" ">
            <text:p><text:s/></text:p>
          </table:table-cell>
          <table:table-cell table:formula="of:=[Datenbank.E97]" office:value-type="string" office:string-value=" ">
            <text:p><text:s/></text:p>
          </table:table-cell>
          <table:table-cell table:style-name="ce1" table:formula="of:=[Datenbank.F97]" office:value-type="string" office:string-value=" ">
            <text:p><text:s/></text:p>
          </table:table-cell>
          <table:table-cell table:style-name="ce1"/>
          <table:table-cell table:style-name="ce1" table:formula="of:=[Datenbank.I97]" office:value-type="string" office:string-value=" ">
            <text:p><text:s/></text:p>
          </table:table-cell>
          <table:table-cell table:style-name="ce23" table:formula="of:=[Datenbank.M9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8]" office:value-type="string" office:string-value=" ">
            <text:p><text:s/></text:p>
          </table:table-cell>
          <table:table-cell table:style-name="ce1" table:formula="of:=[Datenbank.C98]" office:value-type="string" office:string-value=" ">
            <text:p><text:s/></text:p>
          </table:table-cell>
          <table:table-cell table:style-name="ce1" table:formula="of:=[Datenbank.D98]" office:value-type="string" office:string-value=" ">
            <text:p><text:s/></text:p>
          </table:table-cell>
          <table:table-cell table:formula="of:=[Datenbank.E98]" office:value-type="string" office:string-value=" ">
            <text:p><text:s/></text:p>
          </table:table-cell>
          <table:table-cell table:style-name="ce1" table:formula="of:=[Datenbank.F98]" office:value-type="string" office:string-value=" ">
            <text:p><text:s/></text:p>
          </table:table-cell>
          <table:table-cell table:style-name="ce1"/>
          <table:table-cell table:style-name="ce1" table:formula="of:=[Datenbank.I98]" office:value-type="string" office:string-value=" ">
            <text:p><text:s/></text:p>
          </table:table-cell>
          <table:table-cell table:style-name="ce23" table:formula="of:=[Datenbank.M9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99]" office:value-type="string" office:string-value=" ">
            <text:p><text:s/></text:p>
          </table:table-cell>
          <table:table-cell table:style-name="ce1" table:formula="of:=[Datenbank.C99]" office:value-type="string" office:string-value=" ">
            <text:p><text:s/></text:p>
          </table:table-cell>
          <table:table-cell table:style-name="ce1" table:formula="of:=[Datenbank.D99]" office:value-type="string" office:string-value=" ">
            <text:p><text:s/></text:p>
          </table:table-cell>
          <table:table-cell table:formula="of:=[Datenbank.E99]" office:value-type="string" office:string-value=" ">
            <text:p><text:s/></text:p>
          </table:table-cell>
          <table:table-cell table:style-name="ce1" table:formula="of:=[Datenbank.F99]" office:value-type="string" office:string-value=" ">
            <text:p><text:s/></text:p>
          </table:table-cell>
          <table:table-cell table:style-name="ce1"/>
          <table:table-cell table:style-name="ce1" table:formula="of:=[Datenbank.I99]" office:value-type="string" office:string-value=" ">
            <text:p><text:s/></text:p>
          </table:table-cell>
          <table:table-cell table:style-name="ce23" table:formula="of:=[Datenbank.M9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0]" office:value-type="string" office:string-value=" ">
            <text:p><text:s/></text:p>
          </table:table-cell>
          <table:table-cell table:style-name="ce1" table:formula="of:=[Datenbank.C100]" office:value-type="string" office:string-value=" ">
            <text:p><text:s/></text:p>
          </table:table-cell>
          <table:table-cell table:style-name="ce1" table:formula="of:=[Datenbank.D100]" office:value-type="string" office:string-value=" ">
            <text:p><text:s/></text:p>
          </table:table-cell>
          <table:table-cell table:formula="of:=[Datenbank.E100]" office:value-type="string" office:string-value=" ">
            <text:p><text:s/></text:p>
          </table:table-cell>
          <table:table-cell table:style-name="ce1" table:formula="of:=[Datenbank.F100]" office:value-type="string" office:string-value=" ">
            <text:p><text:s/></text:p>
          </table:table-cell>
          <table:table-cell table:style-name="ce1"/>
          <table:table-cell table:style-name="ce1" table:formula="of:=[Datenbank.I100]" office:value-type="string" office:string-value=" ">
            <text:p><text:s/></text:p>
          </table:table-cell>
          <table:table-cell table:style-name="ce23" table:formula="of:=[Datenbank.M10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1]" office:value-type="string" office:string-value=" ">
            <text:p><text:s/></text:p>
          </table:table-cell>
          <table:table-cell table:style-name="ce1" table:formula="of:=[Datenbank.C101]" office:value-type="string" office:string-value=" ">
            <text:p><text:s/></text:p>
          </table:table-cell>
          <table:table-cell table:style-name="ce1" table:formula="of:=[Datenbank.D101]" office:value-type="string" office:string-value=" ">
            <text:p><text:s/></text:p>
          </table:table-cell>
          <table:table-cell table:formula="of:=[Datenbank.E101]" office:value-type="string" office:string-value=" ">
            <text:p><text:s/></text:p>
          </table:table-cell>
          <table:table-cell table:style-name="ce1" table:formula="of:=[Datenbank.F101]" office:value-type="string" office:string-value=" ">
            <text:p><text:s/></text:p>
          </table:table-cell>
          <table:table-cell table:style-name="ce1"/>
          <table:table-cell table:style-name="ce1" table:formula="of:=[Datenbank.I101]" office:value-type="string" office:string-value=" ">
            <text:p><text:s/></text:p>
          </table:table-cell>
          <table:table-cell table:style-name="ce23" table:formula="of:=[Datenbank.M10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2]" office:value-type="string" office:string-value=" ">
            <text:p><text:s/></text:p>
          </table:table-cell>
          <table:table-cell table:style-name="ce1" table:formula="of:=[Datenbank.C102]" office:value-type="string" office:string-value=" ">
            <text:p><text:s/></text:p>
          </table:table-cell>
          <table:table-cell table:style-name="ce1" table:formula="of:=[Datenbank.D102]" office:value-type="string" office:string-value=" ">
            <text:p><text:s/></text:p>
          </table:table-cell>
          <table:table-cell table:formula="of:=[Datenbank.E102]" office:value-type="string" office:string-value=" ">
            <text:p><text:s/></text:p>
          </table:table-cell>
          <table:table-cell table:style-name="ce1" table:formula="of:=[Datenbank.F102]" office:value-type="string" office:string-value=" ">
            <text:p><text:s/></text:p>
          </table:table-cell>
          <table:table-cell table:style-name="ce1"/>
          <table:table-cell table:style-name="ce1" table:formula="of:=[Datenbank.I102]" office:value-type="string" office:string-value=" ">
            <text:p><text:s/></text:p>
          </table:table-cell>
          <table:table-cell table:style-name="ce23" table:formula="of:=[Datenbank.M10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3]" office:value-type="string" office:string-value=" ">
            <text:p><text:s/></text:p>
          </table:table-cell>
          <table:table-cell table:style-name="ce1" table:formula="of:=[Datenbank.C103]" office:value-type="string" office:string-value=" ">
            <text:p><text:s/></text:p>
          </table:table-cell>
          <table:table-cell table:style-name="ce1" table:formula="of:=[Datenbank.D103]" office:value-type="string" office:string-value=" ">
            <text:p><text:s/></text:p>
          </table:table-cell>
          <table:table-cell table:formula="of:=[Datenbank.E103]" office:value-type="string" office:string-value=" ">
            <text:p><text:s/></text:p>
          </table:table-cell>
          <table:table-cell table:style-name="ce1" table:formula="of:=[Datenbank.F103]" office:value-type="string" office:string-value=" ">
            <text:p><text:s/></text:p>
          </table:table-cell>
          <table:table-cell table:style-name="ce1"/>
          <table:table-cell table:style-name="ce1" table:formula="of:=[Datenbank.I103]" office:value-type="string" office:string-value=" ">
            <text:p><text:s/></text:p>
          </table:table-cell>
          <table:table-cell table:style-name="ce23" table:formula="of:=[Datenbank.M10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4]" office:value-type="string" office:string-value=" ">
            <text:p><text:s/></text:p>
          </table:table-cell>
          <table:table-cell table:style-name="ce1" table:formula="of:=[Datenbank.C104]" office:value-type="string" office:string-value=" ">
            <text:p><text:s/></text:p>
          </table:table-cell>
          <table:table-cell table:style-name="ce1" table:formula="of:=[Datenbank.D104]" office:value-type="string" office:string-value=" ">
            <text:p><text:s/></text:p>
          </table:table-cell>
          <table:table-cell table:formula="of:=[Datenbank.E104]" office:value-type="string" office:string-value=" ">
            <text:p><text:s/></text:p>
          </table:table-cell>
          <table:table-cell table:style-name="ce1" table:formula="of:=[Datenbank.F104]" office:value-type="string" office:string-value=" ">
            <text:p><text:s/></text:p>
          </table:table-cell>
          <table:table-cell table:style-name="ce1"/>
          <table:table-cell table:style-name="ce1" table:formula="of:=[Datenbank.I104]" office:value-type="string" office:string-value=" ">
            <text:p><text:s/></text:p>
          </table:table-cell>
          <table:table-cell table:style-name="ce23" table:formula="of:=[Datenbank.M10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5]" office:value-type="string" office:string-value=" ">
            <text:p><text:s/></text:p>
          </table:table-cell>
          <table:table-cell table:style-name="ce1" table:formula="of:=[Datenbank.C105]" office:value-type="string" office:string-value=" ">
            <text:p><text:s/></text:p>
          </table:table-cell>
          <table:table-cell table:style-name="ce1" table:formula="of:=[Datenbank.D105]" office:value-type="string" office:string-value=" ">
            <text:p><text:s/></text:p>
          </table:table-cell>
          <table:table-cell table:formula="of:=[Datenbank.E105]" office:value-type="string" office:string-value=" ">
            <text:p><text:s/></text:p>
          </table:table-cell>
          <table:table-cell table:style-name="ce1" table:formula="of:=[Datenbank.F105]" office:value-type="string" office:string-value=" ">
            <text:p><text:s/></text:p>
          </table:table-cell>
          <table:table-cell table:style-name="ce1"/>
          <table:table-cell table:style-name="ce1" table:formula="of:=[Datenbank.I105]" office:value-type="string" office:string-value=" ">
            <text:p><text:s/></text:p>
          </table:table-cell>
          <table:table-cell table:style-name="ce23" table:formula="of:=[Datenbank.M10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6]" office:value-type="string" office:string-value=" ">
            <text:p><text:s/></text:p>
          </table:table-cell>
          <table:table-cell table:style-name="ce1" table:formula="of:=[Datenbank.C106]" office:value-type="string" office:string-value=" ">
            <text:p><text:s/></text:p>
          </table:table-cell>
          <table:table-cell table:style-name="ce1" table:formula="of:=[Datenbank.D106]" office:value-type="string" office:string-value=" ">
            <text:p><text:s/></text:p>
          </table:table-cell>
          <table:table-cell table:formula="of:=[Datenbank.E106]" office:value-type="string" office:string-value=" ">
            <text:p><text:s/></text:p>
          </table:table-cell>
          <table:table-cell table:style-name="ce1" table:formula="of:=[Datenbank.F106]" office:value-type="string" office:string-value=" ">
            <text:p><text:s/></text:p>
          </table:table-cell>
          <table:table-cell table:style-name="ce1"/>
          <table:table-cell table:style-name="ce1" table:formula="of:=[Datenbank.I106]" office:value-type="string" office:string-value=" ">
            <text:p><text:s/></text:p>
          </table:table-cell>
          <table:table-cell table:style-name="ce23" table:formula="of:=[Datenbank.M10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7]" office:value-type="string" office:string-value=" ">
            <text:p><text:s/></text:p>
          </table:table-cell>
          <table:table-cell table:style-name="ce1" table:formula="of:=[Datenbank.C107]" office:value-type="string" office:string-value=" ">
            <text:p><text:s/></text:p>
          </table:table-cell>
          <table:table-cell table:style-name="ce1" table:formula="of:=[Datenbank.D107]" office:value-type="string" office:string-value=" ">
            <text:p><text:s/></text:p>
          </table:table-cell>
          <table:table-cell table:formula="of:=[Datenbank.E107]" office:value-type="string" office:string-value=" ">
            <text:p><text:s/></text:p>
          </table:table-cell>
          <table:table-cell table:style-name="ce1" table:formula="of:=[Datenbank.F107]" office:value-type="string" office:string-value=" ">
            <text:p><text:s/></text:p>
          </table:table-cell>
          <table:table-cell table:style-name="ce1"/>
          <table:table-cell table:style-name="ce1" table:formula="of:=[Datenbank.I107]" office:value-type="string" office:string-value=" ">
            <text:p><text:s/></text:p>
          </table:table-cell>
          <table:table-cell table:style-name="ce23" table:formula="of:=[Datenbank.M10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8]" office:value-type="string" office:string-value=" ">
            <text:p><text:s/></text:p>
          </table:table-cell>
          <table:table-cell table:style-name="ce1" table:formula="of:=[Datenbank.C108]" office:value-type="string" office:string-value=" ">
            <text:p><text:s/></text:p>
          </table:table-cell>
          <table:table-cell table:style-name="ce1" table:formula="of:=[Datenbank.D108]" office:value-type="string" office:string-value=" ">
            <text:p><text:s/></text:p>
          </table:table-cell>
          <table:table-cell table:formula="of:=[Datenbank.E108]" office:value-type="string" office:string-value=" ">
            <text:p><text:s/></text:p>
          </table:table-cell>
          <table:table-cell table:style-name="ce1" table:formula="of:=[Datenbank.F108]" office:value-type="string" office:string-value=" ">
            <text:p><text:s/></text:p>
          </table:table-cell>
          <table:table-cell table:style-name="ce1"/>
          <table:table-cell table:style-name="ce1" table:formula="of:=[Datenbank.I108]" office:value-type="string" office:string-value=" ">
            <text:p><text:s/></text:p>
          </table:table-cell>
          <table:table-cell table:style-name="ce23" table:formula="of:=[Datenbank.M10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09]" office:value-type="string" office:string-value=" ">
            <text:p><text:s/></text:p>
          </table:table-cell>
          <table:table-cell table:style-name="ce1" table:formula="of:=[Datenbank.C109]" office:value-type="string" office:string-value=" ">
            <text:p><text:s/></text:p>
          </table:table-cell>
          <table:table-cell table:style-name="ce1" table:formula="of:=[Datenbank.D109]" office:value-type="string" office:string-value=" ">
            <text:p><text:s/></text:p>
          </table:table-cell>
          <table:table-cell table:formula="of:=[Datenbank.E109]" office:value-type="string" office:string-value=" ">
            <text:p><text:s/></text:p>
          </table:table-cell>
          <table:table-cell table:style-name="ce1" table:formula="of:=[Datenbank.F109]" office:value-type="string" office:string-value=" ">
            <text:p><text:s/></text:p>
          </table:table-cell>
          <table:table-cell table:style-name="ce1"/>
          <table:table-cell table:style-name="ce1" table:formula="of:=[Datenbank.I109]" office:value-type="string" office:string-value=" ">
            <text:p><text:s/></text:p>
          </table:table-cell>
          <table:table-cell table:style-name="ce23" table:formula="of:=[Datenbank.M10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0]" office:value-type="string" office:string-value=" ">
            <text:p><text:s/></text:p>
          </table:table-cell>
          <table:table-cell table:style-name="ce1" table:formula="of:=[Datenbank.C110]" office:value-type="string" office:string-value=" ">
            <text:p><text:s/></text:p>
          </table:table-cell>
          <table:table-cell table:style-name="ce1" table:formula="of:=[Datenbank.D110]" office:value-type="string" office:string-value=" ">
            <text:p><text:s/></text:p>
          </table:table-cell>
          <table:table-cell table:formula="of:=[Datenbank.E110]" office:value-type="string" office:string-value=" ">
            <text:p><text:s/></text:p>
          </table:table-cell>
          <table:table-cell table:style-name="ce1" table:formula="of:=[Datenbank.F110]" office:value-type="string" office:string-value=" ">
            <text:p><text:s/></text:p>
          </table:table-cell>
          <table:table-cell table:style-name="ce1"/>
          <table:table-cell table:style-name="ce1" table:formula="of:=[Datenbank.I110]" office:value-type="string" office:string-value=" ">
            <text:p><text:s/></text:p>
          </table:table-cell>
          <table:table-cell table:style-name="ce23" table:formula="of:=[Datenbank.M11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1]" office:value-type="string" office:string-value=" ">
            <text:p><text:s/></text:p>
          </table:table-cell>
          <table:table-cell table:style-name="ce1" table:formula="of:=[Datenbank.C111]" office:value-type="string" office:string-value=" ">
            <text:p><text:s/></text:p>
          </table:table-cell>
          <table:table-cell table:style-name="ce1" table:formula="of:=[Datenbank.D111]" office:value-type="string" office:string-value=" ">
            <text:p><text:s/></text:p>
          </table:table-cell>
          <table:table-cell table:formula="of:=[Datenbank.E111]" office:value-type="string" office:string-value=" ">
            <text:p><text:s/></text:p>
          </table:table-cell>
          <table:table-cell table:style-name="ce1" table:formula="of:=[Datenbank.F111]" office:value-type="string" office:string-value=" ">
            <text:p><text:s/></text:p>
          </table:table-cell>
          <table:table-cell table:style-name="ce1"/>
          <table:table-cell table:style-name="ce1" table:formula="of:=[Datenbank.I111]" office:value-type="string" office:string-value=" ">
            <text:p><text:s/></text:p>
          </table:table-cell>
          <table:table-cell table:style-name="ce23" table:formula="of:=[Datenbank.M111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2]" office:value-type="string" office:string-value=" ">
            <text:p><text:s/></text:p>
          </table:table-cell>
          <table:table-cell table:style-name="ce1" table:formula="of:=[Datenbank.C112]" office:value-type="string" office:string-value=" ">
            <text:p><text:s/></text:p>
          </table:table-cell>
          <table:table-cell table:style-name="ce1" table:formula="of:=[Datenbank.D112]" office:value-type="string" office:string-value=" ">
            <text:p><text:s/></text:p>
          </table:table-cell>
          <table:table-cell table:formula="of:=[Datenbank.E112]" office:value-type="string" office:string-value=" ">
            <text:p><text:s/></text:p>
          </table:table-cell>
          <table:table-cell table:style-name="ce1" table:formula="of:=[Datenbank.F112]" office:value-type="string" office:string-value=" ">
            <text:p><text:s/></text:p>
          </table:table-cell>
          <table:table-cell table:style-name="ce1"/>
          <table:table-cell table:style-name="ce1" table:formula="of:=[Datenbank.I112]" office:value-type="string" office:string-value=" ">
            <text:p><text:s/></text:p>
          </table:table-cell>
          <table:table-cell table:style-name="ce23" table:formula="of:=[Datenbank.M112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3]" office:value-type="string" office:string-value=" ">
            <text:p><text:s/></text:p>
          </table:table-cell>
          <table:table-cell table:style-name="ce1" table:formula="of:=[Datenbank.C113]" office:value-type="string" office:string-value=" ">
            <text:p><text:s/></text:p>
          </table:table-cell>
          <table:table-cell table:style-name="ce1" table:formula="of:=[Datenbank.D113]" office:value-type="string" office:string-value=" ">
            <text:p><text:s/></text:p>
          </table:table-cell>
          <table:table-cell table:formula="of:=[Datenbank.E113]" office:value-type="string" office:string-value=" ">
            <text:p><text:s/></text:p>
          </table:table-cell>
          <table:table-cell table:style-name="ce1" table:formula="of:=[Datenbank.F113]" office:value-type="string" office:string-value=" ">
            <text:p><text:s/></text:p>
          </table:table-cell>
          <table:table-cell table:style-name="ce1"/>
          <table:table-cell table:style-name="ce1" table:formula="of:=[Datenbank.I113]" office:value-type="string" office:string-value=" ">
            <text:p><text:s/></text:p>
          </table:table-cell>
          <table:table-cell table:style-name="ce23" table:formula="of:=[Datenbank.M113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4]" office:value-type="string" office:string-value=" ">
            <text:p><text:s/></text:p>
          </table:table-cell>
          <table:table-cell table:style-name="ce1" table:formula="of:=[Datenbank.C114]" office:value-type="string" office:string-value=" ">
            <text:p><text:s/></text:p>
          </table:table-cell>
          <table:table-cell table:style-name="ce1" table:formula="of:=[Datenbank.D114]" office:value-type="string" office:string-value=" ">
            <text:p><text:s/></text:p>
          </table:table-cell>
          <table:table-cell table:formula="of:=[Datenbank.E114]" office:value-type="string" office:string-value=" ">
            <text:p><text:s/></text:p>
          </table:table-cell>
          <table:table-cell table:style-name="ce1" table:formula="of:=[Datenbank.F114]" office:value-type="string" office:string-value=" ">
            <text:p><text:s/></text:p>
          </table:table-cell>
          <table:table-cell table:style-name="ce1"/>
          <table:table-cell table:style-name="ce1" table:formula="of:=[Datenbank.I114]" office:value-type="string" office:string-value=" ">
            <text:p><text:s/></text:p>
          </table:table-cell>
          <table:table-cell table:style-name="ce23" table:formula="of:=[Datenbank.M114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5]" office:value-type="string" office:string-value=" ">
            <text:p><text:s/></text:p>
          </table:table-cell>
          <table:table-cell table:style-name="ce1" table:formula="of:=[Datenbank.C115]" office:value-type="string" office:string-value=" ">
            <text:p><text:s/></text:p>
          </table:table-cell>
          <table:table-cell table:style-name="ce1" table:formula="of:=[Datenbank.D115]" office:value-type="string" office:string-value=" ">
            <text:p><text:s/></text:p>
          </table:table-cell>
          <table:table-cell table:formula="of:=[Datenbank.E115]" office:value-type="string" office:string-value=" ">
            <text:p><text:s/></text:p>
          </table:table-cell>
          <table:table-cell table:style-name="ce1" table:formula="of:=[Datenbank.F115]" office:value-type="string" office:string-value=" ">
            <text:p><text:s/></text:p>
          </table:table-cell>
          <table:table-cell table:style-name="ce1"/>
          <table:table-cell table:style-name="ce1" table:formula="of:=[Datenbank.I115]" office:value-type="string" office:string-value=" ">
            <text:p><text:s/></text:p>
          </table:table-cell>
          <table:table-cell table:style-name="ce23" table:formula="of:=[Datenbank.M115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6]" office:value-type="string" office:string-value=" ">
            <text:p><text:s/></text:p>
          </table:table-cell>
          <table:table-cell table:style-name="ce1" table:formula="of:=[Datenbank.C116]" office:value-type="string" office:string-value=" ">
            <text:p><text:s/></text:p>
          </table:table-cell>
          <table:table-cell table:style-name="ce1" table:formula="of:=[Datenbank.D116]" office:value-type="string" office:string-value=" ">
            <text:p><text:s/></text:p>
          </table:table-cell>
          <table:table-cell table:formula="of:=[Datenbank.E116]" office:value-type="string" office:string-value=" ">
            <text:p><text:s/></text:p>
          </table:table-cell>
          <table:table-cell table:style-name="ce1" table:formula="of:=[Datenbank.F116]" office:value-type="string" office:string-value=" ">
            <text:p><text:s/></text:p>
          </table:table-cell>
          <table:table-cell table:style-name="ce1"/>
          <table:table-cell table:style-name="ce1" table:formula="of:=[Datenbank.I116]" office:value-type="string" office:string-value=" ">
            <text:p><text:s/></text:p>
          </table:table-cell>
          <table:table-cell table:style-name="ce23" table:formula="of:=[Datenbank.M116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7]" office:value-type="string" office:string-value=" ">
            <text:p><text:s/></text:p>
          </table:table-cell>
          <table:table-cell table:style-name="ce1" table:formula="of:=[Datenbank.C117]" office:value-type="string" office:string-value=" ">
            <text:p><text:s/></text:p>
          </table:table-cell>
          <table:table-cell table:style-name="ce1" table:formula="of:=[Datenbank.D117]" office:value-type="string" office:string-value=" ">
            <text:p><text:s/></text:p>
          </table:table-cell>
          <table:table-cell table:formula="of:=[Datenbank.E117]" office:value-type="string" office:string-value=" ">
            <text:p><text:s/></text:p>
          </table:table-cell>
          <table:table-cell table:style-name="ce1" table:formula="of:=[Datenbank.F117]" office:value-type="string" office:string-value=" ">
            <text:p><text:s/></text:p>
          </table:table-cell>
          <table:table-cell table:style-name="ce1"/>
          <table:table-cell table:style-name="ce1" table:formula="of:=[Datenbank.I117]" office:value-type="string" office:string-value=" ">
            <text:p><text:s/></text:p>
          </table:table-cell>
          <table:table-cell table:style-name="ce23" table:formula="of:=[Datenbank.M117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8]" office:value-type="string" office:string-value=" ">
            <text:p><text:s/></text:p>
          </table:table-cell>
          <table:table-cell table:style-name="ce1" table:formula="of:=[Datenbank.C118]" office:value-type="string" office:string-value=" ">
            <text:p><text:s/></text:p>
          </table:table-cell>
          <table:table-cell table:style-name="ce1" table:formula="of:=[Datenbank.D118]" office:value-type="string" office:string-value=" ">
            <text:p><text:s/></text:p>
          </table:table-cell>
          <table:table-cell table:formula="of:=[Datenbank.E118]" office:value-type="string" office:string-value=" ">
            <text:p><text:s/></text:p>
          </table:table-cell>
          <table:table-cell table:style-name="ce1" table:formula="of:=[Datenbank.F118]" office:value-type="string" office:string-value=" ">
            <text:p><text:s/></text:p>
          </table:table-cell>
          <table:table-cell table:style-name="ce1"/>
          <table:table-cell table:style-name="ce1" table:formula="of:=[Datenbank.I118]" office:value-type="string" office:string-value=" ">
            <text:p><text:s/></text:p>
          </table:table-cell>
          <table:table-cell table:style-name="ce23" table:formula="of:=[Datenbank.M118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19]" office:value-type="string" office:string-value=" ">
            <text:p><text:s/></text:p>
          </table:table-cell>
          <table:table-cell table:style-name="ce1" table:formula="of:=[Datenbank.C119]" office:value-type="string" office:string-value=" ">
            <text:p><text:s/></text:p>
          </table:table-cell>
          <table:table-cell table:style-name="ce1" table:formula="of:=[Datenbank.D119]" office:value-type="string" office:string-value=" ">
            <text:p><text:s/></text:p>
          </table:table-cell>
          <table:table-cell table:formula="of:=[Datenbank.E119]" office:value-type="string" office:string-value=" ">
            <text:p><text:s/></text:p>
          </table:table-cell>
          <table:table-cell table:style-name="ce1" table:formula="of:=[Datenbank.F119]" office:value-type="string" office:string-value=" ">
            <text:p><text:s/></text:p>
          </table:table-cell>
          <table:table-cell table:style-name="ce1"/>
          <table:table-cell table:style-name="ce1" table:formula="of:=[Datenbank.I119]" office:value-type="string" office:string-value=" ">
            <text:p><text:s/></text:p>
          </table:table-cell>
          <table:table-cell table:style-name="ce23" table:formula="of:=[Datenbank.M119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>
          <table:table-cell/>
          <table:table-cell table:formula="of:=[Datenbank.B120]" office:value-type="string" office:string-value=" ">
            <text:p><text:s/></text:p>
          </table:table-cell>
          <table:table-cell table:style-name="ce1" table:formula="of:=[Datenbank.C120]" office:value-type="string" office:string-value=" ">
            <text:p><text:s/></text:p>
          </table:table-cell>
          <table:table-cell table:style-name="ce1" table:formula="of:=[Datenbank.D120]" office:value-type="string" office:string-value=" ">
            <text:p><text:s/></text:p>
          </table:table-cell>
          <table:table-cell table:formula="of:=[Datenbank.E120]" office:value-type="string" office:string-value=" ">
            <text:p><text:s/></text:p>
          </table:table-cell>
          <table:table-cell table:style-name="ce1" table:formula="of:=[Datenbank.F120]" office:value-type="string" office:string-value=" ">
            <text:p><text:s/></text:p>
          </table:table-cell>
          <table:table-cell table:style-name="ce1"/>
          <table:table-cell table:style-name="ce1" table:formula="of:=[Datenbank.I120]" office:value-type="string" office:string-value=" ">
            <text:p><text:s/></text:p>
          </table:table-cell>
          <table:table-cell table:style-name="ce23" table:formula="of:=[Datenbank.M120]" office:value-type="string" office:string-value=" ">
            <text:p><text:s/></text:p>
          </table:table-cell>
          <table:table-cell table:style-name="ce30"/>
          <table:table-cell table:number-columns-repeated="52"/>
        </table:table-row>
        <table:table-row table:style-name="ro1" table:number-rows-repeated="1048452">
          <table:table-cell table:number-columns-repeated="62"/>
        </table:table-row>
        <table:table-row table:style-name="ro2" table:number-rows-repeated="3">
          <table:table-cell table:number-columns-repeated="62"/>
        </table:table-row>
        <table:table-row table:style-name="ro2">
          <table:table-cell table:number-columns-repeated="62"/>
        </table:table-row>
      </table:table>
      <table:database-ranges>
        <table:database-range table:target-range-address="Mannschaftswertung_Kategorie.A10:Mannschaftswertung_Kategorie.AMJ1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time-style style:name="N110">
      <number:hours/>
      <number:text>:</number:text>
      <number:minutes number:style="long"/>
    </number:time-style>
    <number:time-style style:name="N111P0" style:volatile="true">
      <number:hours/>
      <number:text>:</number:text>
      <number:minutes number:style="long"/>
    </number:time-style>
    <number:text-style style:name="N111">
      <number:text-content/>
      <style:map style:condition="value()&gt;=0" style:apply-style-name="N111P0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0000"/>
      <style:text-properties fo:color="#cc0000"/>
    </style:style>
    <style:style style:name="Unbenannt2" style:family="table-cell" style:parent-style-name="Default">
      <style:table-cell-properties fo:background-color="#cc0000"/>
      <style:text-properties fo:color="#cc000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739" style:display-name="ConditionalStyle_739" style:family="table-cell" style:parent-style-name="Default">
      <style:table-cell-properties fo:background-color="#ffc7ce"/>
      <style:text-properties fo:color="#9c0006"/>
    </style:style>
    <style:style style:name="ConditionalStyle_5f_598" style:display-name="ConditionalStyle_598" style:family="table-cell" style:parent-style-name="Default">
      <style:table-cell-properties fo:background-color="#ffc7ce"/>
      <style:text-properties fo:color="#9c0006"/>
    </style:style>
    <style:style style:name="ConditionalStyle_5f_599" style:display-name="ConditionalStyle_599" style:family="table-cell" style:parent-style-name="Default">
      <style:table-cell-properties fo:background-color="#ffc7ce"/>
      <style:text-properties fo:color="#9c0006"/>
    </style:style>
    <style:style style:name="ConditionalStyle_5f_596" style:display-name="ConditionalStyle_596" style:family="table-cell" style:parent-style-name="Default">
      <style:table-cell-properties fo:background-color="#ffc7ce"/>
      <style:text-properties fo:color="#9c0006"/>
    </style:style>
    <style:style style:name="ConditionalStyle_5f_738" style:display-name="ConditionalStyle_738" style:family="table-cell" style:parent-style-name="Default">
      <style:table-cell-properties fo:background-color="#ffc7ce"/>
      <style:text-properties fo:color="#9c0006"/>
    </style:style>
    <style:style style:name="ConditionalStyle_5f_496" style:display-name="ConditionalStyle_496" style:family="table-cell" style:parent-style-name="Default">
      <style:table-cell-properties fo:background-color="#ffc7ce"/>
      <style:text-properties fo:color="#9c0006"/>
    </style:style>
    <style:style style:name="ConditionalStyle_5f_495" style:display-name="ConditionalStyle_495" style:family="table-cell" style:parent-style-name="Default">
      <style:table-cell-properties fo:background-color="#ffc7ce"/>
      <style:text-properties fo:color="#9c0006"/>
    </style:style>
    <style:style style:name="ConditionalStyle_5f_494" style:display-name="ConditionalStyle_494" style:family="table-cell" style:parent-style-name="Default">
      <style:table-cell-properties fo:background-color="#ffc7ce"/>
      <style:text-properties fo:color="#9c0006"/>
    </style:style>
    <style:style style:name="ConditionalStyle_5f_461" style:display-name="ConditionalStyle_461" style:family="table-cell" style:parent-style-name="Default">
      <style:table-cell-properties fo:background-color="#ffc7ce"/>
      <style:text-properties fo:color="#9c0006"/>
    </style:style>
    <style:style style:name="ConditionalStyle_5f_459" style:display-name="ConditionalStyle_459" style:family="table-cell" style:parent-style-name="Default">
      <style:table-cell-properties fo:background-color="#ffc7ce"/>
      <style:text-properties fo:color="#9c0006"/>
    </style:style>
    <style:style style:name="ConditionalStyle_5f_457" style:display-name="ConditionalStyle_457" style:family="table-cell" style:parent-style-name="Default">
      <style:table-cell-properties fo:background-color="#ffc7ce"/>
      <style:text-properties fo:color="#9c0006"/>
    </style:style>
    <style:style style:name="ConditionalStyle_5f_455" style:display-name="ConditionalStyle_455" style:family="table-cell" style:parent-style-name="Default">
      <style:table-cell-properties fo:background-color="#ffc7ce"/>
      <style:text-properties fo:color="#9c0006"/>
    </style:style>
    <style:style style:name="ConditionalStyle_5f_453" style:display-name="ConditionalStyle_453" style:family="table-cell" style:parent-style-name="Default">
      <style:table-cell-properties fo:background-color="#ffc7ce"/>
      <style:text-properties fo:color="#9c0006"/>
    </style:style>
    <style:style style:name="ConditionalStyle_5f_452" style:display-name="ConditionalStyle_452" style:family="table-cell" style:parent-style-name="Default">
      <style:table-cell-properties fo:background-color="#ffc7ce"/>
      <style:text-properties fo:color="#9c0006"/>
    </style:style>
    <style:style style:name="ConditionalStyle_5f_451" style:display-name="ConditionalStyle_451" style:family="table-cell" style:parent-style-name="Default">
      <style:table-cell-properties fo:background-color="#ffc7ce"/>
      <style:text-properties fo:color="#9c0006"/>
    </style:style>
    <style:style style:name="ConditionalStyle_5f_445" style:display-name="ConditionalStyle_445" style:family="table-cell" style:parent-style-name="Default">
      <style:table-cell-properties fo:background-color="#ffc7ce"/>
      <style:text-properties fo:color="#9c0006"/>
    </style:style>
    <style:style style:name="ConditionalStyle_5f_443" style:display-name="ConditionalStyle_443" style:family="table-cell" style:parent-style-name="Default">
      <style:table-cell-properties fo:background-color="#ffc7ce"/>
      <style:text-properties fo:color="#9c0006"/>
    </style:style>
    <style:style style:name="ConditionalStyle_5f_441" style:display-name="ConditionalStyle_441" style:family="table-cell" style:parent-style-name="Default">
      <style:table-cell-properties fo:background-color="#ffc7ce"/>
      <style:text-properties fo:color="#9c0006"/>
    </style:style>
    <style:style style:name="ConditionalStyle_5f_440" style:display-name="ConditionalStyle_440" style:family="table-cell" style:parent-style-name="Default">
      <style:table-cell-properties fo:background-color="#ffc7ce"/>
      <style:text-properties fo:color="#9c0006"/>
    </style:style>
    <style:style style:name="ConditionalStyle_5f_435" style:display-name="ConditionalStyle_435" style:family="table-cell" style:parent-style-name="Default">
      <style:table-cell-properties fo:background-color="#ffc7ce"/>
      <style:text-properties fo:color="#9c0006"/>
    </style:style>
    <style:style style:name="ConditionalStyle_5f_434" style:display-name="ConditionalStyle_434" style:family="table-cell" style:parent-style-name="Default">
      <style:table-cell-properties fo:background-color="#ffc7ce"/>
      <style:text-properties fo:color="#9c0006"/>
    </style:style>
    <style:style style:name="ConditionalStyle_5f_429" style:display-name="ConditionalStyle_429" style:family="table-cell" style:parent-style-name="Default">
      <style:table-cell-properties fo:background-color="#ffc7ce"/>
      <style:text-properties fo:color="#9c0006"/>
    </style:style>
    <style:style style:name="ConditionalStyle_5f_427" style:display-name="ConditionalStyle_427" style:family="table-cell" style:parent-style-name="Default">
      <style:table-cell-properties fo:background-color="#ffc7ce"/>
      <style:text-properties fo:color="#9c0006"/>
    </style:style>
    <style:style style:name="ConditionalStyle_5f_425" style:display-name="ConditionalStyle_425" style:family="table-cell" style:parent-style-name="Default">
      <style:table-cell-properties fo:background-color="#ffc7ce"/>
      <style:text-properties fo:color="#9c0006"/>
    </style:style>
    <style:style style:name="ConditionalStyle_5f_424" style:display-name="ConditionalStyle_424" style:family="table-cell" style:parent-style-name="Default">
      <style:table-cell-properties fo:background-color="#ffc7ce"/>
      <style:text-properties fo:color="#9c0006"/>
    </style:style>
    <style:style style:name="ConditionalStyle_5f_421" style:display-name="ConditionalStyle_421" style:family="table-cell" style:parent-style-name="Default">
      <style:table-cell-properties fo:background-color="#ffc7ce"/>
      <style:text-properties fo:color="#9c0006"/>
    </style:style>
    <style:style style:name="ConditionalStyle_5f_419" style:display-name="ConditionalStyle_419" style:family="table-cell" style:parent-style-name="Default">
      <style:table-cell-properties fo:background-color="#ffc7ce"/>
      <style:text-properties fo:color="#9c0006"/>
    </style:style>
    <style:style style:name="ConditionalStyle_5f_418" style:display-name="ConditionalStyle_418" style:family="table-cell" style:parent-style-name="Default">
      <style:table-cell-properties fo:background-color="#ffc7ce"/>
      <style:text-properties fo:color="#9c0006"/>
    </style:style>
    <style:style style:name="ConditionalStyle_5f_415" style:display-name="ConditionalStyle_415" style:family="table-cell" style:parent-style-name="Default">
      <style:table-cell-properties fo:background-color="#ffc7ce"/>
      <style:text-properties fo:color="#9c0006"/>
    </style:style>
    <style:style style:name="ConditionalStyle_5f_414" style:display-name="ConditionalStyle_414" style:family="table-cell" style:parent-style-name="Default">
      <style:table-cell-properties fo:background-color="#ffc7ce"/>
      <style:text-properties fo:color="#9c0006"/>
    </style:style>
    <style:style style:name="ConditionalStyle_5f_411" style:display-name="ConditionalStyle_411" style:family="table-cell" style:parent-style-name="Default">
      <style:table-cell-properties fo:background-color="#ffc7ce"/>
      <style:text-properties fo:color="#9c0006"/>
    </style:style>
    <style:style style:name="ConditionalStyle_5f_409" style:display-name="ConditionalStyle_409" style:family="table-cell" style:parent-style-name="Default">
      <style:table-cell-properties fo:background-color="#ffc7ce"/>
      <style:text-properties fo:color="#9c0006"/>
    </style:style>
    <style:style style:name="ConditionalStyle_5f_407" style:display-name="ConditionalStyle_407" style:family="table-cell" style:parent-style-name="Default">
      <style:table-cell-properties fo:background-color="#ffc7ce"/>
      <style:text-properties fo:color="#9c0006"/>
    </style:style>
    <style:style style:name="ConditionalStyle_5f_406" style:display-name="ConditionalStyle_406" style:family="table-cell" style:parent-style-name="Default">
      <style:table-cell-properties fo:background-color="#ffc7ce"/>
      <style:text-properties fo:color="#9c0006"/>
    </style:style>
    <style:style style:name="ConditionalStyle_5f_403" style:display-name="ConditionalStyle_403" style:family="table-cell" style:parent-style-name="Default">
      <style:table-cell-properties fo:background-color="#ffc7ce"/>
      <style:text-properties fo:color="#9c0006"/>
    </style:style>
    <style:style style:name="ConditionalStyle_5f_401" style:display-name="ConditionalStyle_401" style:family="table-cell" style:parent-style-name="Default">
      <style:table-cell-properties fo:background-color="#ffc7ce"/>
      <style:text-properties fo:color="#9c0006"/>
    </style:style>
    <style:style style:name="ConditionalStyle_5f_399" style:display-name="ConditionalStyle_399" style:family="table-cell" style:parent-style-name="Default">
      <style:table-cell-properties fo:background-color="#ffc7ce"/>
      <style:text-properties fo:color="#9c0006"/>
    </style:style>
    <style:style style:name="ConditionalStyle_5f_397" style:display-name="ConditionalStyle_397" style:family="table-cell" style:parent-style-name="Default">
      <style:table-cell-properties fo:background-color="#ffc7ce"/>
      <style:text-properties fo:color="#9c0006"/>
    </style:style>
    <style:style style:name="ConditionalStyle_5f_396" style:display-name="ConditionalStyle_396" style:family="table-cell" style:parent-style-name="Default">
      <style:table-cell-properties fo:background-color="#ffc7ce"/>
      <style:text-properties fo:color="#9c0006"/>
    </style:style>
    <style:style style:name="ConditionalStyle_5f_395" style:display-name="ConditionalStyle_395" style:family="table-cell" style:parent-style-name="Default">
      <style:table-cell-properties fo:background-color="#ffc7ce"/>
      <style:text-properties fo:color="#9c0006"/>
    </style:style>
    <style:style style:name="ConditionalStyle_5f_460" style:display-name="ConditionalStyle_460" style:family="table-cell" style:parent-style-name="Default">
      <style:table-cell-properties fo:background-color="#ffc7ce"/>
      <style:text-properties fo:color="#9c0006"/>
    </style:style>
    <style:style style:name="ConditionalStyle_5f_458" style:display-name="ConditionalStyle_458" style:family="table-cell" style:parent-style-name="Default">
      <style:table-cell-properties fo:background-color="#ffc7ce"/>
      <style:text-properties fo:color="#9c0006"/>
    </style:style>
    <style:style style:name="ConditionalStyle_5f_456" style:display-name="ConditionalStyle_456" style:family="table-cell" style:parent-style-name="Default">
      <style:table-cell-properties fo:background-color="#ffc7ce"/>
      <style:text-properties fo:color="#9c0006"/>
    </style:style>
    <style:style style:name="ConditionalStyle_5f_454" style:display-name="ConditionalStyle_454" style:family="table-cell" style:parent-style-name="Default">
      <style:table-cell-properties fo:background-color="#ffc7ce"/>
      <style:text-properties fo:color="#9c0006"/>
    </style:style>
    <style:style style:name="ConditionalStyle_5f_450" style:display-name="ConditionalStyle_450" style:family="table-cell" style:parent-style-name="Default">
      <style:table-cell-properties fo:background-color="#ffc7ce"/>
      <style:text-properties fo:color="#9c0006"/>
    </style:style>
    <style:style style:name="ConditionalStyle_5f_449" style:display-name="ConditionalStyle_449" style:family="table-cell" style:parent-style-name="Default">
      <style:table-cell-properties fo:background-color="#ffc7ce"/>
      <style:text-properties fo:color="#9c0006"/>
    </style:style>
    <style:style style:name="ConditionalStyle_5f_448" style:display-name="ConditionalStyle_448" style:family="table-cell" style:parent-style-name="Default">
      <style:table-cell-properties fo:background-color="#ffc7ce"/>
      <style:text-properties fo:color="#9c0006"/>
    </style:style>
    <style:style style:name="ConditionalStyle_5f_447" style:display-name="ConditionalStyle_447" style:family="table-cell" style:parent-style-name="Default">
      <style:table-cell-properties fo:background-color="#ffc7ce"/>
      <style:text-properties fo:color="#9c0006"/>
    </style:style>
    <style:style style:name="ConditionalStyle_5f_446" style:display-name="ConditionalStyle_446" style:family="table-cell" style:parent-style-name="Default">
      <style:table-cell-properties fo:background-color="#ffc7ce"/>
      <style:text-properties fo:color="#9c0006"/>
    </style:style>
    <style:style style:name="ConditionalStyle_5f_444" style:display-name="ConditionalStyle_444" style:family="table-cell" style:parent-style-name="Default">
      <style:table-cell-properties fo:background-color="#ffc7ce"/>
      <style:text-properties fo:color="#9c0006"/>
    </style:style>
    <style:style style:name="ConditionalStyle_5f_442" style:display-name="ConditionalStyle_442" style:family="table-cell" style:parent-style-name="Default">
      <style:table-cell-properties fo:background-color="#ffc7ce"/>
      <style:text-properties fo:color="#9c0006"/>
    </style:style>
    <style:style style:name="ConditionalStyle_5f_439" style:display-name="ConditionalStyle_439" style:family="table-cell" style:parent-style-name="Default">
      <style:table-cell-properties fo:background-color="#ffc7ce"/>
      <style:text-properties fo:color="#9c0006"/>
    </style:style>
    <style:style style:name="ConditionalStyle_5f_438" style:display-name="ConditionalStyle_438" style:family="table-cell" style:parent-style-name="Default">
      <style:table-cell-properties fo:background-color="#ffc7ce"/>
      <style:text-properties fo:color="#9c0006"/>
    </style:style>
    <style:style style:name="ConditionalStyle_5f_437" style:display-name="ConditionalStyle_437" style:family="table-cell" style:parent-style-name="Default">
      <style:table-cell-properties fo:background-color="#ffc7ce"/>
      <style:text-properties fo:color="#9c0006"/>
    </style:style>
    <style:style style:name="ConditionalStyle_5f_436" style:display-name="ConditionalStyle_436" style:family="table-cell" style:parent-style-name="Default">
      <style:table-cell-properties fo:background-color="#ffc7ce"/>
      <style:text-properties fo:color="#9c0006"/>
    </style:style>
    <style:style style:name="ConditionalStyle_5f_433" style:display-name="ConditionalStyle_433" style:family="table-cell" style:parent-style-name="Default">
      <style:table-cell-properties fo:background-color="#ffc7ce"/>
      <style:text-properties fo:color="#9c0006"/>
    </style:style>
    <style:style style:name="ConditionalStyle_5f_432" style:display-name="ConditionalStyle_432" style:family="table-cell" style:parent-style-name="Default">
      <style:table-cell-properties fo:background-color="#ffc7ce"/>
      <style:text-properties fo:color="#9c0006"/>
    </style:style>
    <style:style style:name="ConditionalStyle_5f_431" style:display-name="ConditionalStyle_431" style:family="table-cell" style:parent-style-name="Default">
      <style:table-cell-properties fo:background-color="#ffc7ce"/>
      <style:text-properties fo:color="#9c0006"/>
    </style:style>
    <style:style style:name="ConditionalStyle_5f_430" style:display-name="ConditionalStyle_430" style:family="table-cell" style:parent-style-name="Default">
      <style:table-cell-properties fo:background-color="#ffc7ce"/>
      <style:text-properties fo:color="#9c0006"/>
    </style:style>
    <style:style style:name="ConditionalStyle_5f_428" style:display-name="ConditionalStyle_428" style:family="table-cell" style:parent-style-name="Default">
      <style:table-cell-properties fo:background-color="#ffc7ce"/>
      <style:text-properties fo:color="#9c0006"/>
    </style:style>
    <style:style style:name="ConditionalStyle_5f_426" style:display-name="ConditionalStyle_426" style:family="table-cell" style:parent-style-name="Default">
      <style:table-cell-properties fo:background-color="#ffc7ce"/>
      <style:text-properties fo:color="#9c0006"/>
    </style:style>
    <style:style style:name="ConditionalStyle_5f_423" style:display-name="ConditionalStyle_423" style:family="table-cell" style:parent-style-name="Default">
      <style:table-cell-properties fo:background-color="#ffc7ce"/>
      <style:text-properties fo:color="#9c0006"/>
    </style:style>
    <style:style style:name="ConditionalStyle_5f_422" style:display-name="ConditionalStyle_422" style:family="table-cell" style:parent-style-name="Default">
      <style:table-cell-properties fo:background-color="#ffc7ce"/>
      <style:text-properties fo:color="#9c0006"/>
    </style:style>
    <style:style style:name="ConditionalStyle_5f_420" style:display-name="ConditionalStyle_420" style:family="table-cell" style:parent-style-name="Default">
      <style:table-cell-properties fo:background-color="#ffc7ce"/>
      <style:text-properties fo:color="#9c0006"/>
    </style:style>
    <style:style style:name="ConditionalStyle_5f_417" style:display-name="ConditionalStyle_417" style:family="table-cell" style:parent-style-name="Default">
      <style:table-cell-properties fo:background-color="#ffc7ce"/>
      <style:text-properties fo:color="#9c0006"/>
    </style:style>
    <style:style style:name="ConditionalStyle_5f_416" style:display-name="ConditionalStyle_416" style:family="table-cell" style:parent-style-name="Default">
      <style:table-cell-properties fo:background-color="#ffc7ce"/>
      <style:text-properties fo:color="#9c0006"/>
    </style:style>
    <style:style style:name="ConditionalStyle_5f_413" style:display-name="ConditionalStyle_413" style:family="table-cell" style:parent-style-name="Default">
      <style:table-cell-properties fo:background-color="#ffc7ce"/>
      <style:text-properties fo:color="#9c0006"/>
    </style:style>
    <style:style style:name="ConditionalStyle_5f_412" style:display-name="ConditionalStyle_412" style:family="table-cell" style:parent-style-name="Default">
      <style:table-cell-properties fo:background-color="#ffc7ce"/>
      <style:text-properties fo:color="#9c0006"/>
    </style:style>
    <style:style style:name="ConditionalStyle_5f_410" style:display-name="ConditionalStyle_410" style:family="table-cell" style:parent-style-name="Default">
      <style:table-cell-properties fo:background-color="#ffc7ce"/>
      <style:text-properties fo:color="#9c0006"/>
    </style:style>
    <style:style style:name="ConditionalStyle_5f_408" style:display-name="ConditionalStyle_408" style:family="table-cell" style:parent-style-name="Default">
      <style:table-cell-properties fo:background-color="#ffc7ce"/>
      <style:text-properties fo:color="#9c0006"/>
    </style:style>
    <style:style style:name="ConditionalStyle_5f_405" style:display-name="ConditionalStyle_405" style:family="table-cell" style:parent-style-name="Default">
      <style:table-cell-properties fo:background-color="#ffc7ce"/>
      <style:text-properties fo:color="#9c0006"/>
    </style:style>
    <style:style style:name="ConditionalStyle_5f_404" style:display-name="ConditionalStyle_404" style:family="table-cell" style:parent-style-name="Default">
      <style:table-cell-properties fo:background-color="#ffc7ce"/>
      <style:text-properties fo:color="#9c0006"/>
    </style:style>
    <style:style style:name="ConditionalStyle_5f_402" style:display-name="ConditionalStyle_402" style:family="table-cell" style:parent-style-name="Default">
      <style:table-cell-properties fo:background-color="#ffc7ce"/>
      <style:text-properties fo:color="#9c0006"/>
    </style:style>
    <style:style style:name="ConditionalStyle_5f_400" style:display-name="ConditionalStyle_400" style:family="table-cell" style:parent-style-name="Default">
      <style:table-cell-properties fo:background-color="#ffc7ce"/>
      <style:text-properties fo:color="#9c0006"/>
    </style:style>
    <style:style style:name="ConditionalStyle_5f_398" style:display-name="ConditionalStyle_398" style:family="table-cell" style:parent-style-name="Default">
      <style:table-cell-properties fo:background-color="#ffc7ce"/>
      <style:text-properties fo:color="#9c0006"/>
    </style:style>
    <style:style style:name="ConditionalStyle_5f_394" style:display-name="ConditionalStyle_394" style:family="table-cell" style:parent-style-name="Default">
      <style:table-cell-properties fo:background-color="#ffc7ce"/>
      <style:text-properties fo:color="#9c0006"/>
    </style:style>
    <style:style style:name="ConditionalStyle_5f_393" style:display-name="ConditionalStyle_393" style:family="table-cell" style:parent-style-name="Default">
      <style:table-cell-properties fo:background-color="#ffc7ce"/>
      <style:text-properties fo:color="#9c0006"/>
    </style:style>
    <style:style style:name="ConditionalStyle_5f_392" style:display-name="ConditionalStyle_392" style:family="table-cell" style:parent-style-name="Default">
      <style:table-cell-properties fo:background-color="#ffc7ce"/>
      <style:text-properties fo:color="#9c0006"/>
    </style:style>
    <style:style style:name="ConditionalStyle_5f_391" style:display-name="ConditionalStyle_391" style:family="table-cell" style:parent-style-name="Default">
      <style:table-cell-properties fo:background-color="#ffc7ce"/>
      <style:text-properties fo:color="#9c0006"/>
    </style:style>
    <style:style style:name="ConditionalStyle_5f_493" style:display-name="ConditionalStyle_493" style:family="table-cell" style:parent-style-name="Default">
      <style:table-cell-properties fo:background-color="#ffc7ce"/>
      <style:text-properties fo:color="#9c0006"/>
    </style:style>
    <style:style style:name="ConditionalStyle_5f_492" style:display-name="ConditionalStyle_492" style:family="table-cell" style:parent-style-name="Default">
      <style:table-cell-properties fo:background-color="#ffc7ce"/>
      <style:text-properties fo:color="#9c0006"/>
    </style:style>
    <style:style style:name="ConditionalStyle_5f_491" style:display-name="ConditionalStyle_491" style:family="table-cell" style:parent-style-name="Default">
      <style:table-cell-properties fo:background-color="#ffc7ce"/>
      <style:text-properties fo:color="#9c0006"/>
    </style:style>
    <style:style style:name="ConditionalStyle_5f_490" style:display-name="ConditionalStyle_490" style:family="table-cell" style:parent-style-name="Default">
      <style:table-cell-properties fo:background-color="#ffc7ce"/>
      <style:text-properties fo:color="#9c0006"/>
    </style:style>
    <style:style style:name="ConditionalStyle_5f_489" style:display-name="ConditionalStyle_489" style:family="table-cell" style:parent-style-name="Default">
      <style:table-cell-properties fo:background-color="#ffc7ce"/>
      <style:text-properties fo:color="#9c0006"/>
    </style:style>
    <style:style style:name="ConditionalStyle_5f_484" style:display-name="ConditionalStyle_484" style:family="table-cell" style:parent-style-name="Default">
      <style:table-cell-properties fo:background-color="#ffc7ce"/>
      <style:text-properties fo:color="#9c0006"/>
    </style:style>
    <style:style style:name="ConditionalStyle_5f_480" style:display-name="ConditionalStyle_480" style:family="table-cell" style:parent-style-name="Default">
      <style:table-cell-properties fo:background-color="#ffc7ce"/>
      <style:text-properties fo:color="#9c0006"/>
    </style:style>
    <style:style style:name="ConditionalStyle_5f_477" style:display-name="ConditionalStyle_477" style:family="table-cell" style:parent-style-name="Default">
      <style:table-cell-properties fo:background-color="#ffc7ce"/>
      <style:text-properties fo:color="#9c0006"/>
    </style:style>
    <style:style style:name="ConditionalStyle_5f_475" style:display-name="ConditionalStyle_475" style:family="table-cell" style:parent-style-name="Default">
      <style:table-cell-properties fo:background-color="#ffc7ce"/>
      <style:text-properties fo:color="#9c0006"/>
    </style:style>
    <style:style style:name="ConditionalStyle_5f_474" style:display-name="ConditionalStyle_474" style:family="table-cell" style:parent-style-name="Default">
      <style:table-cell-properties fo:background-color="#ffc7ce"/>
      <style:text-properties fo:color="#9c0006"/>
    </style:style>
    <style:style style:name="ConditionalStyle_5f_467" style:display-name="ConditionalStyle_467" style:family="table-cell" style:parent-style-name="Default">
      <style:table-cell-properties fo:background-color="#ffc7ce"/>
      <style:text-properties fo:color="#9c0006"/>
    </style:style>
    <style:style style:name="ConditionalStyle_5f_488" style:display-name="ConditionalStyle_488" style:family="table-cell" style:parent-style-name="Default">
      <style:table-cell-properties fo:background-color="#ffc7ce"/>
      <style:text-properties fo:color="#9c0006"/>
    </style:style>
    <style:style style:name="ConditionalStyle_5f_487" style:display-name="ConditionalStyle_487" style:family="table-cell" style:parent-style-name="Default">
      <style:table-cell-properties fo:background-color="#ffc7ce"/>
      <style:text-properties fo:color="#9c0006"/>
    </style:style>
    <style:style style:name="ConditionalStyle_5f_486" style:display-name="ConditionalStyle_486" style:family="table-cell" style:parent-style-name="Default">
      <style:table-cell-properties fo:background-color="#ffc7ce"/>
      <style:text-properties fo:color="#9c0006"/>
    </style:style>
    <style:style style:name="ConditionalStyle_5f_485" style:display-name="ConditionalStyle_485" style:family="table-cell" style:parent-style-name="Default">
      <style:table-cell-properties fo:background-color="#ffc7ce"/>
      <style:text-properties fo:color="#9c0006"/>
    </style:style>
    <style:style style:name="ConditionalStyle_5f_483" style:display-name="ConditionalStyle_483" style:family="table-cell" style:parent-style-name="Default">
      <style:table-cell-properties fo:background-color="#ffc7ce"/>
      <style:text-properties fo:color="#9c0006"/>
    </style:style>
    <style:style style:name="ConditionalStyle_5f_482" style:display-name="ConditionalStyle_482" style:family="table-cell" style:parent-style-name="Default">
      <style:table-cell-properties fo:background-color="#ffc7ce"/>
      <style:text-properties fo:color="#9c0006"/>
    </style:style>
    <style:style style:name="ConditionalStyle_5f_481" style:display-name="ConditionalStyle_481" style:family="table-cell" style:parent-style-name="Default">
      <style:table-cell-properties fo:background-color="#ffc7ce"/>
      <style:text-properties fo:color="#9c0006"/>
    </style:style>
    <style:style style:name="ConditionalStyle_5f_479" style:display-name="ConditionalStyle_479" style:family="table-cell" style:parent-style-name="Default">
      <style:table-cell-properties fo:background-color="#ffc7ce"/>
      <style:text-properties fo:color="#9c0006"/>
    </style:style>
    <style:style style:name="ConditionalStyle_5f_478" style:display-name="ConditionalStyle_478" style:family="table-cell" style:parent-style-name="Default">
      <style:table-cell-properties fo:background-color="#ffc7ce"/>
      <style:text-properties fo:color="#9c0006"/>
    </style:style>
    <style:style style:name="ConditionalStyle_5f_476" style:display-name="ConditionalStyle_476" style:family="table-cell" style:parent-style-name="Default">
      <style:table-cell-properties fo:background-color="#ffc7ce"/>
      <style:text-properties fo:color="#9c0006"/>
    </style:style>
    <style:style style:name="ConditionalStyle_5f_473" style:display-name="ConditionalStyle_473" style:family="table-cell" style:parent-style-name="Default">
      <style:table-cell-properties fo:background-color="#ffc7ce"/>
      <style:text-properties fo:color="#9c0006"/>
    </style:style>
    <style:style style:name="ConditionalStyle_5f_472" style:display-name="ConditionalStyle_472" style:family="table-cell" style:parent-style-name="Default">
      <style:table-cell-properties fo:background-color="#ffc7ce"/>
      <style:text-properties fo:color="#9c0006"/>
    </style:style>
    <style:style style:name="ConditionalStyle_5f_471" style:display-name="ConditionalStyle_471" style:family="table-cell" style:parent-style-name="Default">
      <style:table-cell-properties fo:background-color="#ffc7ce"/>
      <style:text-properties fo:color="#9c0006"/>
    </style:style>
    <style:style style:name="ConditionalStyle_5f_470" style:display-name="ConditionalStyle_470" style:family="table-cell" style:parent-style-name="Default">
      <style:table-cell-properties fo:background-color="#ffc7ce"/>
      <style:text-properties fo:color="#9c0006"/>
    </style:style>
    <style:style style:name="ConditionalStyle_5f_469" style:display-name="ConditionalStyle_469" style:family="table-cell" style:parent-style-name="Default">
      <style:table-cell-properties fo:background-color="#ffc7ce"/>
      <style:text-properties fo:color="#9c0006"/>
    </style:style>
    <style:style style:name="ConditionalStyle_5f_468" style:display-name="ConditionalStyle_468" style:family="table-cell" style:parent-style-name="Default">
      <style:table-cell-properties fo:background-color="#ffc7ce"/>
      <style:text-properties fo:color="#9c0006"/>
    </style:style>
    <style:style style:name="keine_20_Wertung" style:display-name="keine Wertung" style:family="table-cell" style:parent-style-name="Default">
      <style:table-cell-properties fo:background-color="#ffcccc"/>
      <style:text-properties fo:color="#ff99cc"/>
    </style:style>
    <style:style style:name="Unbenannt3" style:family="table-cell" style:parent-style-name="keine_20_Wertung">
      <style:text-properties fo:color="#ffccff"/>
    </style:style>
    <style:style style:name="Unbenannt4" style:family="table-cell" style:parent-style-name="Default">
      <style:table-cell-properties fo:background-color="transparent"/>
      <style:text-properties fo:color="#ff3333"/>
    </style:style>
    <style:style style:name="cf7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2">12.08.2023</text:date>, <text:time>15:06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ke Hanskötter</meta:initial-creator>
    <meta:creation-date>2022-08-09T21:56:13.21</meta:creation-date>
    <dc:date>2023-08-12T15:06:13.21</dc:date>
    <dc:creator>Rainer Grytt</dc:creator>
    <meta:editing-duration>P2DT21H43M49S</meta:editing-duration>
    <meta:editing-cycles>331</meta:editing-cycles>
    <meta:generator>OpenOffice/4.1.13$Win32 OpenOffice.org_project/4113m1$Build-9810</meta:generator>
    <meta:printed-by>Ulrike Hanskötter</meta:printed-by>
    <meta:print-date>2023-08-08T21:03:40.03</meta:print-date>
    <meta:document-statistic meta:table-count="9" meta:cell-count="10696" meta:object-count="0"/>
  </office:meta>
</office:document-meta>
</file>